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2.395cm"/>
    </style:style>
    <style:style style:name="co12" style:family="table-column">
      <style:table-column-properties fo:break-before="auto" style:column-width="1.988cm"/>
    </style:style>
    <style:style style:name="co13" style:family="table-column">
      <style:table-column-properties fo:break-before="auto" style:column-width="9.585cm"/>
    </style:style>
    <style:style style:name="co14" style:family="table-column">
      <style:table-column-properties fo:break-before="auto" style:column-width="8.578cm"/>
    </style:style>
    <style:style style:name="co15" style:family="table-column">
      <style:table-column-properties fo:break-before="auto" style:column-width="11.555cm"/>
    </style:style>
    <style:style style:name="co16" style:family="table-column">
      <style:table-column-properties fo:break-before="auto" style:column-width="16.10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7">
      <style:table-cell-properties fo:wrap-option="wrap"/>
    </style:style>
    <style:style style:name="ce3" style:family="table-cell" style:parent-style-name="Default" style:data-style-name="N107"/>
    <style:style style:name="ce4" style:family="table-cell" style:parent-style-name="Default" style:data-style-name="N109">
      <style:table-cell-properties fo:wrap-option="wrap"/>
    </style:style>
    <style:style style:name="ce5" style:family="table-cell" style:parent-style-name="Default" style:data-style-name="N109"/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/>
    <style:style style:name="ce8" style:family="table-cell" style:parent-style-name="Default" style:data-style-name="N110">
      <style:table-cell-properties fo:wrap-option="wrap"/>
    </style:style>
    <style:style style:name="ce9" style:family="table-cell" style:parent-style-name="Default" style:data-style-name="N110"/>
    <style:style style:name="ce10" style:family="table-cell" style:parent-style-name="Default" style:data-style-name="N112">
      <style:table-cell-properties fo:wrap-option="wrap"/>
    </style:style>
    <style:style style:name="ce11" style:family="table-cell" style:parent-style-name="Default" style:data-style-name="N112"/>
    <style:style style:name="ce1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ertex_metr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7"/>
        <table:table-column table:style-name="co10" table:default-cell-style-name="ce9"/>
        <table:table-column table:style-name="co7" table:default-cell-style-name="Default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/>
          <table:table-cell table:style-name="ce1" office:value-type="string" calcext:value-type="string">
            <text:p>node</text:p>
          </table:table-cell>
          <table:table-cell table:style-name="ce2" office:value-type="string" calcext:value-type="string">
            <text:p>degree</text:p>
          </table:table-cell>
          <table:table-cell table:style-name="ce1" office:value-type="string" calcext:value-type="string">
            <text:p>Unweighted degree</text:p>
          </table:table-cell>
          <table:table-cell table:style-name="ce4" office:value-type="string" calcext:value-type="string">
            <text:p>Degree centrality</text:p>
          </table:table-cell>
          <table:table-cell table:style-name="ce1" office:value-type="string" calcext:value-type="string">
            <text:p>Weighted eccentricity</text:p>
          </table:table-cell>
          <table:table-cell table:style-name="ce1" office:value-type="string" calcext:value-type="string">
            <text:p>Unweighted eccentricity</text:p>
          </table:table-cell>
          <table:table-cell table:style-name="ce4" office:value-type="string" calcext:value-type="string">
            <text:p>closeness</text:p>
          </table:table-cell>
          <table:table-cell table:style-name="ce6" office:value-type="string" calcext:value-type="string">
            <text:p>betweenness</text:p>
          </table:table-cell>
          <table:table-cell table:style-name="ce8" office:value-type="string" calcext:value-type="string">
            <text:p>eigenvector</text:p>
          </table:table-cell>
          <table:table-cell table:style-name="ce1" office:value-type="string" calcext:value-type="string">
            <text:p>community</text:p>
          </table:table-cell>
          <table:table-cell table:style-name="ce10" office:value-type="string" calcext:value-type="string">
            <text:p>clustering</text:p>
          </table:table-cell>
          <table:table-cell table:style-name="ce1" office:value-type="string" calcext:value-type="string">
            <text:p>triangles</text:p>
          </table:table-cell>
          <table:table-cell table:style-name="ce1" office:value-type="string" calcext:value-type="string">
            <text:p>album</text:p>
          </table:table-cell>
          <table:table-cell table:style-name="ce1" office:value-type="string" calcext:value-type="string">
            <text:p>artist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second_genre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949" calcext:value-type="float">
            <text:p>949</text:p>
          </table:table-cell>
          <table:table-cell office:value-type="float" office:value="1332.79999999999" calcext:value-type="float">
            <text:p>1332,8</text:p>
          </table:table-cell>
          <table:table-cell office:value-type="float" office:value="868" calcext:value-type="float">
            <text:p>868</text:p>
          </table:table-cell>
          <table:table-cell office:value-type="float" office:value="0.868868868868869" calcext:value-type="float">
            <text:p>0,868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84070796460177" calcext:value-type="float">
            <text:p>0,8841</text:p>
          </table:table-cell>
          <table:table-cell office:value-type="float" office:value="0.0012723143985669" calcext:value-type="float">
            <text:p>0,001272</text:p>
          </table:table-cell>
          <table:table-cell office:value-type="float" office:value="0.0232765397145438" calcext:value-type="float">
            <text:p>0,02328</text:p>
          </table:table-cell>
          <table:table-cell office:value-type="float" office:value="10" calcext:value-type="float">
            <text:p>10</text:p>
          </table:table-cell>
          <table:table-cell office:value-type="float" office:value="0.0191356159901002" calcext:value-type="float">
            <text:p>0,0191356</text:p>
          </table:table-cell>
          <table:table-cell office:value-type="float" office:value="246342" calcext:value-type="float">
            <text:p>246342</text:p>
          </table:table-cell>
          <table:table-cell office:value-type="string" calcext:value-type="string">
            <text:p>Welcome to the Blackout (Live London '78)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Glam Rock', 'Pop Rock', 'Experimental Rock', 'Electronic'}]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829" calcext:value-type="float">
            <text:p>829</text:p>
          </table:table-cell>
          <table:table-cell office:value-type="float" office:value="0.82982982982983" calcext:value-type="float">
            <text:p>0,829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54576561163388" calcext:value-type="float">
            <text:p>0,8546</text:p>
          </table:table-cell>
          <table:table-cell office:value-type="float" office:value="0.0011851196553935" calcext:value-type="float">
            <text:p>0,001185</text:p>
          </table:table-cell>
          <table:table-cell office:value-type="float" office:value="0.0421117193365354" calcext:value-type="float">
            <text:p>0,04211</text:p>
          </table:table-cell>
          <table:table-cell office:value-type="float" office:value="13" calcext:value-type="float">
            <text:p>13</text:p>
          </table:table-cell>
          <table:table-cell office:value-type="float" office:value="0.0257095016625023" calcext:value-type="float">
            <text:p>0,0257095</text:p>
          </table:table-cell>
          <table:table-cell office:value-type="float" office:value="227239" calcext:value-type="float">
            <text:p>227239</text:p>
          </table:table-cell>
          <table:table-cell office:value-type="string" calcext:value-type="string">
            <text:p>98.12.28 ç”·é”ã®åˆ¥ã‚Œ (98.12.28 Otokotachi no wakare)</text:p>
          </table:table-cell>
          <table:table-cell office:value-type="string" calcext:value-type="string">
            <text:p>[{'Fishmans'}]</text:p>
          </table:table-cell>
          <table:table-cell office:value-type="string" calcext:value-type="string">
            <text:p>[{'Neo-Psychedelia', 'Dream Pop'}]</text:p>
          </table:table-cell>
          <table:table-cell office:value-type="string" calcext:value-type="string">
            <text:p>[{'Progressive Pop', 'Post-Rock', 'Dub', 'Ambient Pop'}]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66.599999999998" calcext:value-type="float">
            <text:p>866,6</text:p>
          </table:table-cell>
          <table:table-cell office:value-type="float" office:value="812" calcext:value-type="float">
            <text:p>812</text:p>
          </table:table-cell>
          <table:table-cell office:value-type="float" office:value="0.812812812812813" calcext:value-type="float">
            <text:p>0,812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42327150084317" calcext:value-type="float">
            <text:p>0,8423</text:p>
          </table:table-cell>
          <table:table-cell office:value-type="float" office:value="0.0000865595053971808" calcext:value-type="float">
            <text:p>0,000087</text:p>
          </table:table-cell>
          <table:table-cell office:value-type="float" office:value="0.0159638377444901" calcext:value-type="float">
            <text:p>0,01596</text:p>
          </table:table-cell>
          <table:table-cell office:value-type="float" office:value="12" calcext:value-type="float">
            <text:p>12</text:p>
          </table:table-cell>
          <table:table-cell office:value-type="float" office:value="0.015426459923074" calcext:value-type="float">
            <text:p>0,0154265</text:p>
          </table:table-cell>
          <table:table-cell office:value-type="float" office:value="215885" calcext:value-type="float">
            <text:p>215885</text:p>
          </table:table-cell>
          <table:table-cell office:value-type="string" calcext:value-type="string">
            <text:p>ç”»é‹² (GabyÅ)</text:p>
          </table:table-cell>
          <table:table-cell office:value-type="string" calcext:value-type="string">
            <text:p>[{'betcover!!'}]</text:p>
          </table:table-cell>
          <table:table-cell office:value-type="string" calcext:value-type="string">
            <text:p>[{'Jazz-Rock', 'Art Rock'}]</text:p>
          </table:table-cell>
          <table:table-cell office:value-type="string" calcext:value-type="string">
            <text:p>[{'Noise Rock', 'Alternative Rock', 'Progressive Rock', 'Art Punk'}]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1632.19999999998" calcext:value-type="float">
            <text:p>1632,2</text:p>
          </table:table-cell>
          <table:table-cell office:value-type="float" office:value="807" calcext:value-type="float">
            <text:p>807</text:p>
          </table:table-cell>
          <table:table-cell office:value-type="float" office:value="0.807807807807808" calcext:value-type="float">
            <text:p>0,807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38790931989924" calcext:value-type="float">
            <text:p>0,8388</text:p>
          </table:table-cell>
          <table:table-cell office:value-type="float" office:value="0.0001860003641344" calcext:value-type="float">
            <text:p>0,000186</text:p>
          </table:table-cell>
          <table:table-cell office:value-type="float" office:value="0.0410942459353804" calcext:value-type="float">
            <text:p>0,04109</text:p>
          </table:table-cell>
          <table:table-cell office:value-type="float" office:value="6" calcext:value-type="float">
            <text:p>6</text:p>
          </table:table-cell>
          <table:table-cell office:value-type="float" office:value="0.0254327596353177" calcext:value-type="float">
            <text:p>0,0254328</text:p>
          </table:table-cell>
          <table:table-cell office:value-type="float" office:value="211304" calcext:value-type="float">
            <text:p>211304</text:p>
          </table:table-cell>
          <table:table-cell office:value-type="string" calcext:value-type="string">
            <text:p>Mellon Collie and the Infinite Sadness</text:p>
          </table:table-cell>
          <table:table-cell office:value-type="string" calcext:value-type="string">
            <text:p>[{'The Smashing Pumpkins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Art Rock', 'Grunge', 'Hard Rock', 'Alternative Metal', 'Dream Pop'}]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911" calcext:value-type="float">
            <text:p>911</text:p>
          </table:table-cell>
          <table:table-cell office:value-type="float" office:value="1646.89999999999" calcext:value-type="float">
            <text:p>1646,9</text:p>
          </table:table-cell>
          <table:table-cell office:value-type="float" office:value="805" calcext:value-type="float">
            <text:p>805</text:p>
          </table:table-cell>
          <table:table-cell office:value-type="float" office:value="0.805805805805806" calcext:value-type="float">
            <text:p>0,805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37384744341995" calcext:value-type="float">
            <text:p>0,8374</text:p>
          </table:table-cell>
          <table:table-cell office:value-type="float" office:value="0.0007119686812405" calcext:value-type="float">
            <text:p>0,000712</text:p>
          </table:table-cell>
          <table:table-cell office:value-type="float" office:value="0.0489860104462604" calcext:value-type="float">
            <text:p>0,04899</text:p>
          </table:table-cell>
          <table:table-cell office:value-type="float" office:value="20" calcext:value-type="float">
            <text:p>20</text:p>
          </table:table-cell>
          <table:table-cell office:value-type="float" office:value="0.0266265660261248" calcext:value-type="float">
            <text:p>0,0266266</text:p>
          </table:table-cell>
          <table:table-cell office:value-type="float" office:value="213805" calcext:value-type="float">
            <text:p>213805</text:p>
          </table:table-cell>
          <table:table-cell office:value-type="string" calcext:value-type="string">
            <text:p>Complete / SÃ¤mtliche / Les 21 nocturnes</text:p>
          </table:table-cell>
          <table:table-cell office:value-type="string" calcext:value-type="string">
            <text:p>[{'Claudio Arrau', 'FrÃ©dÃ©ric Chopin'}]</text:p>
          </table:table-cell>
          <table:table-cell office:value-type="string" calcext:value-type="string">
            <text:p>[{'Nocturne', 'Romantic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1792.39999999998" calcext:value-type="float">
            <text:p>1792,4</text:p>
          </table:table-cell>
          <table:table-cell office:value-type="float" office:value="804" calcext:value-type="float">
            <text:p>804</text:p>
          </table:table-cell>
          <table:table-cell office:value-type="float" office:value="0.804804804804805" calcext:value-type="float">
            <text:p>0,804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36683417085427" calcext:value-type="float">
            <text:p>0,8367</text:p>
          </table:table-cell>
          <table:table-cell office:value-type="float" office:value="0.0004621880206382" calcext:value-type="float">
            <text:p>0,000462</text:p>
          </table:table-cell>
          <table:table-cell office:value-type="float" office:value="0.0544710871528388" calcext:value-type="float">
            <text:p>0,05447</text:p>
          </table:table-cell>
          <table:table-cell office:value-type="float" office:value="3" calcext:value-type="float">
            <text:p>3</text:p>
          </table:table-cell>
          <table:table-cell office:value-type="float" office:value="0.0281857001745709" calcext:value-type="float">
            <text:p>0,0281857</text:p>
          </table:table-cell>
          <table:table-cell office:value-type="float" office:value="217766" calcext:value-type="float">
            <text:p>217766</text:p>
          </table:table-cell>
          <table:table-cell office:value-type="string" calcext:value-type="string">
            <text:p>Transa</text:p>
          </table:table-cell>
          <table:table-cell office:value-type="string" calcext:value-type="string">
            <text:p>[{'Caetano Veloso'}]</text:p>
          </table:table-cell>
          <table:table-cell office:value-type="string" calcext:value-type="string">
            <text:p>[{'MPB', 'Singer-Songwriter'}]</text:p>
          </table:table-cell>
          <table:table-cell office:value-type="string" calcext:value-type="string">
            <text:p>[{'AfoxÃ©', 'TropicÃ¡lia'}]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office:value-type="float" office:value="1172.89999999999" calcext:value-type="float">
            <text:p>1172,9</text:p>
          </table:table-cell>
          <table:table-cell office:value-type="float" office:value="800" calcext:value-type="float">
            <text:p>800</text:p>
          </table:table-cell>
          <table:table-cell office:value-type="float" office:value="0.800800800800801" calcext:value-type="float">
            <text:p>0,800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33889816360601" calcext:value-type="float">
            <text:p>0,8339</text:p>
          </table:table-cell>
          <table:table-cell office:value-type="float" office:value="0.0005331985291905" calcext:value-type="float">
            <text:p>0,000533</text:p>
          </table:table-cell>
          <table:table-cell office:value-type="float" office:value="0.0181368548795994" calcext:value-type="float">
            <text:p>0,01814</text:p>
          </table:table-cell>
          <table:table-cell office:value-type="float" office:value="17" calcext:value-type="float">
            <text:p>17</text:p>
          </table:table-cell>
          <table:table-cell office:value-type="float" office:value="0.0190630935210116" calcext:value-type="float">
            <text:p>0,0190631</text:p>
          </table:table-cell>
          <table:table-cell office:value-type="float" office:value="216423" calcext:value-type="float">
            <text:p>216423</text:p>
          </table:table-cell>
          <table:table-cell office:value-type="string" calcext:value-type="string">
            <text:p>Power, Corruption &amp; Lies</text:p>
          </table:table-cell>
          <table:table-cell office:value-type="string" calcext:value-type="string">
            <text:p>[{'New Order'}]</text:p>
          </table:table-cell>
          <table:table-cell office:value-type="string" calcext:value-type="string">
            <text:p>[{'Synthpop', 'Post-Punk', 'New Wave'}]</text:p>
          </table:table-cell>
          <table:table-cell office:value-type="string" calcext:value-type="string">
            <text:p>[{'Alternative Dance'}]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1748.19999999999" calcext:value-type="float">
            <text:p>1748,2</text:p>
          </table:table-cell>
          <table:table-cell office:value-type="float" office:value="796" calcext:value-type="float">
            <text:p>796</text:p>
          </table:table-cell>
          <table:table-cell office:value-type="float" office:value="0.796796796796797" calcext:value-type="float">
            <text:p>0,7968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831114808652246" calcext:value-type="float">
            <text:p>0,8311</text:p>
          </table:table-cell>
          <table:table-cell office:value-type="float" office:value="0.0003209622448099" calcext:value-type="float">
            <text:p>0,000321</text:p>
          </table:table-cell>
          <table:table-cell office:value-type="float" office:value="0.0533145684541138" calcext:value-type="float">
            <text:p>0,05331</text:p>
          </table:table-cell>
          <table:table-cell office:value-type="float" office:value="1" calcext:value-type="float">
            <text:p>1</text:p>
          </table:table-cell>
          <table:table-cell office:value-type="float" office:value="0.0280059239197418" calcext:value-type="float">
            <text:p>0,0280059</text:p>
          </table:table-cell>
          <table:table-cell office:value-type="float" office:value="214161" calcext:value-type="float">
            <text:p>214161</text:p>
          </table:table-cell>
          <table:table-cell office:value-type="string" calcext:value-type="string">
            <text:p>Physical Graffiti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Blues Rock', 'Folk Rock'}]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1666.59999999999" calcext:value-type="float">
            <text:p>1666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10722813662025" calcext:value-type="float">
            <text:p>0,001072</text:p>
          </table:table-cell>
          <table:table-cell office:value-type="float" office:value="0.0299881016738555" calcext:value-type="float">
            <text:p>0,02999</text:p>
          </table:table-cell>
          <table:table-cell office:value-type="float" office:value="16" calcext:value-type="float">
            <text:p>16</text:p>
          </table:table-cell>
          <table:table-cell office:value-type="float" office:value="0.0253093523786004" calcext:value-type="float">
            <text:p>0,0253094</text:p>
          </table:table-cell>
          <table:table-cell office:value-type="float" office:value="211124" calcext:value-type="float">
            <text:p>211124</text:p>
          </table:table-cell>
          <table:table-cell office:value-type="string" calcext:value-type="string">
            <text:p>Live in Chicago</text:p>
          </table:table-cell>
          <table:table-cell office:value-type="string" calcext:value-type="string">
            <text:p>[{'Ween'}]</text:p>
          </table:table-cell>
          <table:table-cell office:value-type="string" calcext:value-type="string">
            <text:p>[{'Alternative Rock', 'Psychedelic Rock', 'Art Rock'}]</text:p>
          </table:table-cell>
          <table:table-cell office:value-type="string" calcext:value-type="string">
            <text:p>[{'Progressive Rock', 'Punk Rock', 'Neo-Psychedelia', 'Psychedelic Pop', 'Experimental Rock'}]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993" calcext:value-type="float">
            <text:p>993</text:p>
          </table:table-cell>
          <table:table-cell office:value-type="float" office:value="1072.6" calcext:value-type="float">
            <text:p>1072,6</text:p>
          </table:table-cell>
          <table:table-cell office:value-type="float" office:value="795" calcext:value-type="float">
            <text:p>795</text:p>
          </table:table-cell>
          <table:table-cell office:value-type="float" office:value="0.795795795795796" calcext:value-type="float">
            <text:p>0,795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30423940149626" calcext:value-type="float">
            <text:p>0,8304</text:p>
          </table:table-cell>
          <table:table-cell office:value-type="float" office:value="0.00012876077227" calcext:value-type="float">
            <text:p>0,000129</text:p>
          </table:table-cell>
          <table:table-cell office:value-type="float" office:value="0.0160548691543547" calcext:value-type="float">
            <text:p>0,01605</text:p>
          </table:table-cell>
          <table:table-cell office:value-type="float" office:value="10" calcext:value-type="float">
            <text:p>10</text:p>
          </table:table-cell>
          <table:table-cell office:value-type="float" office:value="0.0179095728267273" calcext:value-type="float">
            <text:p>0,0179096</text:p>
          </table:table-cell>
          <table:table-cell office:value-type="float" office:value="209478" calcext:value-type="float">
            <text:p>209478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[{'George Clanton'}]</text:p>
          </table:table-cell>
          <table:table-cell office:value-type="string" calcext:value-type="string">
            <text:p>[{'Chillwave', 'Synthpop'}]</text:p>
          </table:table-cell>
          <table:table-cell office:value-type="string" calcext:value-type="string">
            <text:p>[{'Vapor', 'Baggy', 'Alternative Dance', 'Neo-Psychedelia', 'Dream Pop'}]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1946.39999999998" calcext:value-type="float">
            <text:p>1946,4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21622490894367" calcext:value-type="float">
            <text:p>0,002162</text:p>
          </table:table-cell>
          <table:table-cell office:value-type="float" office:value="0.0498461379154194" calcext:value-type="float">
            <text:p>0,04985</text:p>
          </table:table-cell>
          <table:table-cell office:value-type="float" office:value="11" calcext:value-type="float">
            <text:p>11</text:p>
          </table:table-cell>
          <table:table-cell office:value-type="float" office:value="0.029054249432229" calcext:value-type="float">
            <text:p>0,0290542</text:p>
          </table:table-cell>
          <table:table-cell office:value-type="float" office:value="205693" calcext:value-type="float">
            <text:p>205693</text:p>
          </table:table-cell>
          <table:table-cell office:value-type="string" calcext:value-type="string">
            <text:p>The Bootleg Series Vol. 4: Live 1966 - The "Royal Albert Hall" Concert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Contemporary Folk', 'Singer-Songwriter', 'Folk Rock'}]</text:p>
          </table:table-cell>
          <table:table-cell office:value-type="string" calcext:value-type="string">
            <text:p>[{'Blues Rock', 'Electric Blues'}]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21.79999999999" calcext:value-type="float">
            <text:p>1621,8</text:p>
          </table:table-cell>
          <table:table-cell office:value-type="float" office:value="793" calcext:value-type="float">
            <text:p>793</text:p>
          </table:table-cell>
          <table:table-cell office:value-type="float" office:value="0.793793793793794" calcext:value-type="float">
            <text:p>0,7938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829045643153527" calcext:value-type="float">
            <text:p>0,8290</text:p>
          </table:table-cell>
          <table:table-cell office:value-type="float" office:value="0.0002461919295586" calcext:value-type="float">
            <text:p>0,000246</text:p>
          </table:table-cell>
          <table:table-cell office:value-type="float" office:value="0.040916851183252" calcext:value-type="float">
            <text:p>0,04092</text:p>
          </table:table-cell>
          <table:table-cell office:value-type="float" office:value="6" calcext:value-type="float">
            <text:p>6</text:p>
          </table:table-cell>
          <table:table-cell office:value-type="float" office:value="0.0262265207232157" calcext:value-type="float">
            <text:p>0,0262265</text:p>
          </table:table-cell>
          <table:table-cell office:value-type="float" office:value="208526" calcext:value-type="float">
            <text:p>208526</text:p>
          </table:table-cell>
          <table:table-cell office:value-type="string" calcext:value-type="string">
            <text:p>Siamese Dream</text:p>
          </table:table-cell>
          <table:table-cell office:value-type="string" calcext:value-type="string">
            <text:p>[{'The Smashing Pumpkins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Grunge', 'Shoegaze', 'Dream Pop'}]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1613.29999999998" calcext:value-type="float">
            <text:p>1613,3</text:p>
          </table:table-cell>
          <table:table-cell office:value-type="float" office:value="792" calcext:value-type="float">
            <text:p>792</text:p>
          </table:table-cell>
          <table:table-cell office:value-type="float" office:value="0.792792792792793" calcext:value-type="float">
            <text:p>0,7928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828358208955224" calcext:value-type="float">
            <text:p>0,8284</text:p>
          </table:table-cell>
          <table:table-cell office:value-type="float" office:value="0.0010989613528023" calcext:value-type="float">
            <text:p>0,001099</text:p>
          </table:table-cell>
          <table:table-cell office:value-type="float" office:value="0.0407475548543963" calcext:value-type="float">
            <text:p>0,04075</text:p>
          </table:table-cell>
          <table:table-cell office:value-type="float" office:value="2" calcext:value-type="float">
            <text:p>2</text:p>
          </table:table-cell>
          <table:table-cell office:value-type="float" office:value="0.0253040755198228" calcext:value-type="float">
            <text:p>0,0253041</text:p>
          </table:table-cell>
          <table:table-cell office:value-type="float" office:value="205188" calcext:value-type="float">
            <text:p>205188</text:p>
          </table:table-cell>
          <table:table-cell office:value-type="string" calcext:value-type="string">
            <text:p>The Complete Live at the Plugged Nickel 1965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Modal Jazz'}]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1120.69999999999" calcext:value-type="float">
            <text:p>1120,7</text:p>
          </table:table-cell>
          <table:table-cell office:value-type="float" office:value="790" calcext:value-type="float">
            <text:p>790</text:p>
          </table:table-cell>
          <table:table-cell office:value-type="float" office:value="0.790790790790791" calcext:value-type="float">
            <text:p>0,790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26986754966887" calcext:value-type="float">
            <text:p>0,8270</text:p>
          </table:table-cell>
          <table:table-cell office:value-type="float" office:value="0.0003889389326931" calcext:value-type="float">
            <text:p>0,000389</text:p>
          </table:table-cell>
          <table:table-cell office:value-type="float" office:value="0.0178221589621646" calcext:value-type="float">
            <text:p>0,01782</text:p>
          </table:table-cell>
          <table:table-cell office:value-type="float" office:value="17" calcext:value-type="float">
            <text:p>17</text:p>
          </table:table-cell>
          <table:table-cell office:value-type="float" office:value="0.0183002448155841" calcext:value-type="float">
            <text:p>0,0183002</text:p>
          </table:table-cell>
          <table:table-cell office:value-type="float" office:value="205095" calcext:value-type="float">
            <text:p>205095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[{'R.E.M.'}]</text:p>
          </table:table-cell>
          <table:table-cell office:value-type="string" calcext:value-type="string">
            <text:p>[{'Alternative Rock', 'Jangle Pop'}]</text:p>
          </table:table-cell>
          <table:table-cell office:value-type="string" calcext:value-type="string">
            <text:p>[{'Post-Punk', 'Folk Rock'}]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828" calcext:value-type="float">
            <text:p>828</text:p>
          </table:table-cell>
          <table:table-cell office:value-type="float" office:value="1533.29999999999" calcext:value-type="float">
            <text:p>1533,3</text:p>
          </table:table-cell>
          <table:table-cell office:value-type="float" office:value="789" calcext:value-type="float">
            <text:p>789</text:p>
          </table:table-cell>
          <table:table-cell office:value-type="float" office:value="0.78978978978979" calcext:value-type="float">
            <text:p>0,789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26302729528536" calcext:value-type="float">
            <text:p>0,8263</text:p>
          </table:table-cell>
          <table:table-cell office:value-type="float" office:value="0.0004073880159384" calcext:value-type="float">
            <text:p>0,000407</text:p>
          </table:table-cell>
          <table:table-cell office:value-type="float" office:value="0.0386868198893474" calcext:value-type="float">
            <text:p>0,03869</text:p>
          </table:table-cell>
          <table:table-cell office:value-type="float" office:value="14" calcext:value-type="float">
            <text:p>14</text:p>
          </table:table-cell>
          <table:table-cell office:value-type="float" office:value="0.024709277420654" calcext:value-type="float">
            <text:p>0,0247093</text:p>
          </table:table-cell>
          <table:table-cell office:value-type="float" office:value="206789" calcext:value-type="float">
            <text:p>206789</text:p>
          </table:table-cell>
          <table:table-cell office:value-type="string" calcext:value-type="string">
            <text:p>Die Kunst der Fuge</text:p>
          </table:table-cell>
          <table:table-cell office:value-type="string" calcext:value-type="string">
            <text:p>[{'Johann Sebastian Bach', 'Tatiana Nikolayeva'}]</text:p>
          </table:table-cell>
          <table:table-cell office:value-type="string" calcext:value-type="string">
            <text:p>[{'Fugue', 'Baroque Music'}]</text:p>
          </table:table-cell>
          <table:table-cell office:value-type="string" calcext:value-type="string">
            <text:p>[{'Ricercar'}]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1824.39999999998" calcext:value-type="float">
            <text:p>1824,4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9372599051957" calcext:value-type="float">
            <text:p>0,000937</text:p>
          </table:table-cell>
          <table:table-cell office:value-type="float" office:value="0.046285382829388" calcext:value-type="float">
            <text:p>0,04629</text:p>
          </table:table-cell>
          <table:table-cell office:value-type="float" office:value="11" calcext:value-type="float">
            <text:p>11</text:p>
          </table:table-cell>
          <table:table-cell office:value-type="float" office:value="0.0284098904809923" calcext:value-type="float">
            <text:p>0,0284099</text:p>
          </table:table-cell>
          <table:table-cell office:value-type="float" office:value="205035" calcext:value-type="float">
            <text:p>205035</text:p>
          </table:table-cell>
          <table:table-cell office:value-type="string" calcext:value-type="string">
            <text:p>Dream Letter: Live in London 1968</text:p>
          </table:table-cell>
          <table:table-cell office:value-type="string" calcext:value-type="string">
            <text:p>[{'Tim Buckley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Psychedelic Folk', 'Chamber Folk', 'Chamber Jazz'}]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1690.19999999999" calcext:value-type="float">
            <text:p>1690,2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080793775293" calcext:value-type="float">
            <text:p>0,000208</text:p>
          </table:table-cell>
          <table:table-cell office:value-type="float" office:value="0.0422791983894913" calcext:value-type="float">
            <text:p>0,04228</text:p>
          </table:table-cell>
          <table:table-cell office:value-type="float" office:value="6" calcext:value-type="float">
            <text:p>6</text:p>
          </table:table-cell>
          <table:table-cell office:value-type="float" office:value="0.0270790493725589" calcext:value-type="float">
            <text:p>0,0270790</text:p>
          </table:table-cell>
          <table:table-cell office:value-type="float" office:value="203414" calcext:value-type="float">
            <text:p>203414</text:p>
          </table:table-cell>
          <table:table-cell office:value-type="string" calcext:value-type="string">
            <text:p>Comfort y mÃºsica para volar</text:p>
          </table:table-cell>
          <table:table-cell office:value-type="string" calcext:value-type="string">
            <text:p>[{'Soda Stereo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Chamber Pop', 'Space Rock Revival', 'Art Rock', 'Neo-Psychedelia', 'Dream Pop'}]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847.299999999998" calcext:value-type="float">
            <text:p>847,3</text:p>
          </table:table-cell>
          <table:table-cell office:value-type="float" office:value="788" calcext:value-type="float">
            <text:p>788</text:p>
          </table:table-cell>
          <table:table-cell office:value-type="float" office:value="0.788788788788789" calcext:value-type="float">
            <text:p>0,788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25619834710744" calcext:value-type="float">
            <text:p>0,8256</text:p>
          </table:table-cell>
          <table:table-cell office:value-type="float" office:value="0.0002666995652967" calcext:value-type="float">
            <text:p>0,000267</text:p>
          </table:table-cell>
          <table:table-cell office:value-type="float" office:value="0.0137878107550524" calcext:value-type="float">
            <text:p>0,01379</text:p>
          </table:table-cell>
          <table:table-cell office:value-type="float" office:value="12" calcext:value-type="float">
            <text:p>12</text:p>
          </table:table-cell>
          <table:table-cell office:value-type="float" office:value="0.0157118510052789" calcext:value-type="float">
            <text:p>0,0157119</text:p>
          </table:table-cell>
          <table:table-cell office:value-type="float" office:value="206509" calcext:value-type="float">
            <text:p>206509</text:p>
          </table:table-cell>
          <table:table-cell office:value-type="string" calcext:value-type="string">
            <text:p>After the Night</text:p>
          </table:table-cell>
          <table:table-cell office:value-type="string" calcext:value-type="string">
            <text:p>[{'Parannoul'}]</text:p>
          </table:table-cell>
          <table:table-cell office:value-type="string" calcext:value-type="string">
            <text:p>[{'Emo', 'Shoegaze', 'Indie Rock'}]</text:p>
          </table:table-cell>
          <table:table-cell office:value-type="string" calcext:value-type="string">
            <text:p>[{'Noise Pop', 'Noise Rock', 'Neo-Psychedelia', 'Post-Rock'}]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1330.29999999999" calcext:value-type="float">
            <text:p>1330,3</text:p>
          </table:table-cell>
          <table:table-cell office:value-type="float" office:value="784" calcext:value-type="float">
            <text:p>784</text:p>
          </table:table-cell>
          <table:table-cell office:value-type="float" office:value="0.784784784784785" calcext:value-type="float">
            <text:p>0,784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22899505766063" calcext:value-type="float">
            <text:p>0,8229</text:p>
          </table:table-cell>
          <table:table-cell office:value-type="float" office:value="0.0002277876693374" calcext:value-type="float">
            <text:p>0,000228</text:p>
          </table:table-cell>
          <table:table-cell office:value-type="float" office:value="0.0220392120089644" calcext:value-type="float">
            <text:p>0,02204</text:p>
          </table:table-cell>
          <table:table-cell office:value-type="float" office:value="16" calcext:value-type="float">
            <text:p>16</text:p>
          </table:table-cell>
          <table:table-cell office:value-type="float" office:value="0.0218985607123894" calcext:value-type="float">
            <text:p>0,0218986</text:p>
          </table:table-cell>
          <table:table-cell office:value-type="float" office:value="204338" calcext:value-type="float">
            <text:p>204338</text:p>
          </table:table-cell>
          <table:table-cell office:value-type="string" calcext:value-type="string">
            <text:p>Three Cheers for Sweet Revenge</text:p>
          </table:table-cell>
          <table:table-cell office:value-type="string" calcext:value-type="string">
            <text:p>[{'My Chemical Romance'}]</text:p>
          </table:table-cell>
          <table:table-cell office:value-type="string" calcext:value-type="string">
            <text:p>[{'Pop Punk', 'Post-Hardcore', 'Emo-P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1542.39999999999" calcext:value-type="float">
            <text:p>1542,4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02364612919055" calcext:value-type="float">
            <text:p>0,000236</text:p>
          </table:table-cell>
          <table:table-cell office:value-type="float" office:value="0.0485258270348521" calcext:value-type="float">
            <text:p>0,04853</text:p>
          </table:table-cell>
          <table:table-cell office:value-type="float" office:value="7" calcext:value-type="float">
            <text:p>7</text:p>
          </table:table-cell>
          <table:table-cell office:value-type="float" office:value="0.0258993879460054" calcext:value-type="float">
            <text:p>0,0258994</text:p>
          </table:table-cell>
          <table:table-cell office:value-type="float" office:value="205623" calcext:value-type="float">
            <text:p>205623</text:p>
          </table:table-cell>
          <table:table-cell office:value-type="string" calcext:value-type="string">
            <text:p>Abraxas</text:p>
          </table:table-cell>
          <table:table-cell office:value-type="string" calcext:value-type="string">
            <text:p>[{'Santana'}]</text:p>
          </table:table-cell>
          <table:table-cell office:value-type="string" calcext:value-type="string">
            <text:p>[{'Latin Rock'}]</text:p>
          </table:table-cell>
          <table:table-cell office:value-type="string" calcext:value-type="string">
            <text:p>[{'Jazz-Rock', 'Blues Rock', 'Psychedelic Rock'}]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877" calcext:value-type="float">
            <text:p>877</text:p>
          </table:table-cell>
          <table:table-cell office:value-type="float" office:value="758.899999999998" calcext:value-type="float">
            <text:p>758,9</text:p>
          </table:table-cell>
          <table:table-cell office:value-type="float" office:value="783" calcext:value-type="float">
            <text:p>783</text:p>
          </table:table-cell>
          <table:table-cell office:value-type="float" office:value="0.783783783783784" calcext:value-type="float">
            <text:p>0,7838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822222222222222" calcext:value-type="float">
            <text:p>0,8222</text:p>
          </table:table-cell>
          <table:table-cell office:value-type="float" office:value="0.0011312916122535" calcext:value-type="float">
            <text:p>0,001131</text:p>
          </table:table-cell>
          <table:table-cell office:value-type="float" office:value="0.0120399609575723" calcext:value-type="float">
            <text:p>0,01204</text:p>
          </table:table-cell>
          <table:table-cell office:value-type="float" office:value="12" calcext:value-type="float">
            <text:p>12</text:p>
          </table:table-cell>
          <table:table-cell office:value-type="float" office:value="0.0137314835469111" calcext:value-type="float">
            <text:p>0,0137315</text:p>
          </table:table-cell>
          <table:table-cell office:value-type="float" office:value="200069" calcext:value-type="float">
            <text:p>200069</text:p>
          </table:table-cell>
          <table:table-cell office:value-type="string" calcext:value-type="string">
            <text:p>Melt My Eyez See Your Future</text:p>
          </table:table-cell>
          <table:table-cell office:value-type="string" calcext:value-type="string">
            <text:p>[{'Denzel Curry'}]</text:p>
          </table:table-cell>
          <table:table-cell office:value-type="string" calcext:value-type="string">
            <text:p>[{'Conscious Hip Hop', 'Southern Hip Hop'}]</text:p>
          </table:table-cell>
          <table:table-cell office:value-type="string" calcext:value-type="string">
            <text:p>[{'Trap', 'Jazz Rap', 'Boom Bap', 'Neo-Soul'}]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935" calcext:value-type="float">
            <text:p>935</text:p>
          </table:table-cell>
          <table:table-cell office:value-type="float" office:value="1626.49999999999" calcext:value-type="float">
            <text:p>1626,5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2247890691444" calcext:value-type="float">
            <text:p>0,000225</text:p>
          </table:table-cell>
          <table:table-cell office:value-type="float" office:value="0.0487168994790885" calcext:value-type="float">
            <text:p>0,04872</text:p>
          </table:table-cell>
          <table:table-cell office:value-type="float" office:value="20" calcext:value-type="float">
            <text:p>20</text:p>
          </table:table-cell>
          <table:table-cell office:value-type="float" office:value="0.027333198812546" calcext:value-type="float">
            <text:p>0,0273332</text:p>
          </table:table-cell>
          <table:table-cell office:value-type="float" office:value="205369" calcext:value-type="float">
            <text:p>205369</text:p>
          </table:table-cell>
          <table:table-cell office:value-type="string" calcext:value-type="string">
            <text:p>24 PrÃ©ludes, Op. 28; PrÃ©ludes Nr. 25, Op. 45; Nr. 26, Op. Posth.</text:p>
          </table:table-cell>
          <table:table-cell office:value-type="string" calcext:value-type="string">
            <text:p>[{'FrÃ©dÃ©ric Chopin', 'Martha Argerich'}]</text:p>
          </table:table-cell>
          <table:table-cell office:value-type="string" calcext:value-type="string">
            <text:p>[{'Romanticism', 'Prelude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473.19999999999" calcext:value-type="float">
            <text:p>1473,2</text:p>
          </table:table-cell>
          <table:table-cell office:value-type="float" office:value="781" calcext:value-type="float">
            <text:p>781</text:p>
          </table:table-cell>
          <table:table-cell office:value-type="float" office:value="0.781781781781782" calcext:value-type="float">
            <text:p>0,781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20870994248151" calcext:value-type="float">
            <text:p>0,8209</text:p>
          </table:table-cell>
          <table:table-cell office:value-type="float" office:value="0.0001100824080115" calcext:value-type="float">
            <text:p>0,000110</text:p>
          </table:table-cell>
          <table:table-cell office:value-type="float" office:value="0.0375981782597121" calcext:value-type="float">
            <text:p>0,03760</text:p>
          </table:table-cell>
          <table:table-cell office:value-type="float" office:value="14" calcext:value-type="float">
            <text:p>14</text:p>
          </table:table-cell>
          <table:table-cell office:value-type="float" office:value="0.0248700677323476" calcext:value-type="float">
            <text:p>0,0248701</text:p>
          </table:table-cell>
          <table:table-cell office:value-type="float" office:value="203894" calcext:value-type="float">
            <text:p>203894</text:p>
          </table:table-cell>
          <table:table-cell office:value-type="string" calcext:value-type="string">
            <text:p>Violator</text:p>
          </table:table-cell>
          <table:table-cell office:value-type="string" calcext:value-type="string">
            <text:p>[{'Depeche Mode'}]</text:p>
          </table:table-cell>
          <table:table-cell office:value-type="string" calcext:value-type="string">
            <text:p>[{'Synthpop'}]</text:p>
          </table:table-cell>
          <table:table-cell office:value-type="string" calcext:value-type="string">
            <text:p>[{'Darkwave', 'Alternative Dance'}]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614.09999999999" calcext:value-type="float">
            <text:p>1614,1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2574384671913" calcext:value-type="float">
            <text:p>0,000257</text:p>
          </table:table-cell>
          <table:table-cell office:value-type="float" office:value="0.0401224040446963" calcext:value-type="float">
            <text:p>0,04012</text:p>
          </table:table-cell>
          <table:table-cell office:value-type="float" office:value="5" calcext:value-type="float">
            <text:p>5</text:p>
          </table:table-cell>
          <table:table-cell office:value-type="float" office:value="0.026762348658528" calcext:value-type="float">
            <text:p>0,0267623</text:p>
          </table:table-cell>
          <table:table-cell office:value-type="float" office:value="201307" calcext:value-type="float">
            <text:p>201307</text:p>
          </table:table-cell>
          <table:table-cell office:value-type="string" calcext:value-type="string">
            <text:p>In the Aeroplane Over the Sea</text:p>
          </table:table-cell>
          <table:table-cell office:value-type="string" calcext:value-type="string">
            <text:p>[{'Neutral Milk Hotel'}]</text:p>
          </table:table-cell>
          <table:table-cell office:value-type="string" calcext:value-type="string">
            <text:p>[{'Indie Rock', 'Indie Folk'}]</text:p>
          </table:table-cell>
          <table:table-cell office:value-type="string" calcext:value-type="string">
            <text:p>[{'Folk Punk', 'British Brass Band', 'Slacker Rock', 'Psychedelic Folk', 'Singer-Songwriter'}]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1435.69999999999" calcext:value-type="float">
            <text:p>1435,7</text:p>
          </table:table-cell>
          <table:table-cell office:value-type="float" office:value="779" calcext:value-type="float">
            <text:p>779</text:p>
          </table:table-cell>
          <table:table-cell office:value-type="float" office:value="0.77977977977978" calcext:value-type="float">
            <text:p>0,779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19524200164069" calcext:value-type="float">
            <text:p>0,8195</text:p>
          </table:table-cell>
          <table:table-cell office:value-type="float" office:value="0.0001269185971924" calcext:value-type="float">
            <text:p>0,000127</text:p>
          </table:table-cell>
          <table:table-cell office:value-type="float" office:value="0.0367780832353319" calcext:value-type="float">
            <text:p>0,03678</text:p>
          </table:table-cell>
          <table:table-cell office:value-type="float" office:value="14" calcext:value-type="float">
            <text:p>14</text:p>
          </table:table-cell>
          <table:table-cell office:value-type="float" office:value="0.0241949948152453" calcext:value-type="float">
            <text:p>0,0241950</text:p>
          </table:table-cell>
          <table:table-cell office:value-type="float" office:value="200340" calcext:value-type="float">
            <text:p>200340</text:p>
          </table:table-cell>
          <table:table-cell office:value-type="string" calcext:value-type="string">
            <text:p>At the Heart of Winter</text:p>
          </table:table-cell>
          <table:table-cell office:value-type="string" calcext:value-type="string">
            <text:p>[{'Immortal'}]</text:p>
          </table:table-cell>
          <table:table-cell office:value-type="string" calcext:value-type="string">
            <text:p>[{'Black Metal'}]</text:p>
          </table:table-cell>
          <table:table-cell office:value-type="string" calcext:value-type="string">
            <text:p>[{'Melodic Black Metal', 'Thrash Metal'}]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1634.99999999999" calcext:value-type="float">
            <text:p>1635,0</text:p>
          </table:table-cell>
          <table:table-cell office:value-type="float" office:value="778" calcext:value-type="float">
            <text:p>778</text:p>
          </table:table-cell>
          <table:table-cell office:value-type="float" office:value="0.778778778778779" calcext:value-type="float">
            <text:p>0,778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18852459016394" calcext:value-type="float">
            <text:p>0,8189</text:p>
          </table:table-cell>
          <table:table-cell office:value-type="float" office:value="0.0002065860115292" calcext:value-type="float">
            <text:p>0,000207</text:p>
          </table:table-cell>
          <table:table-cell office:value-type="float" office:value="0.040880300976824" calcext:value-type="float">
            <text:p>0,04088</text:p>
          </table:table-cell>
          <table:table-cell office:value-type="float" office:value="6" calcext:value-type="float">
            <text:p>6</text:p>
          </table:table-cell>
          <table:table-cell office:value-type="float" office:value="0.0264069541668536" calcext:value-type="float">
            <text:p>0,0264070</text:p>
          </table:table-cell>
          <table:table-cell office:value-type="float" office:value="198199" calcext:value-type="float">
            <text:p>198199</text:p>
          </table:table-cell>
          <table:table-cell office:value-type="string" calcext:value-type="string">
            <text:p>Dynamo</text:p>
          </table:table-cell>
          <table:table-cell office:value-type="string" calcext:value-type="string">
            <text:p>[{'Soda Stereo'}]</text:p>
          </table:table-cell>
          <table:table-cell office:value-type="string" calcext:value-type="string">
            <text:p>[{'Shoegaze', 'Alternative Rock'}]</text:p>
          </table:table-cell>
          <table:table-cell office:value-type="string" calcext:value-type="string">
            <text:p>[{'Baggy', 'Neo-Psychedelia', 'Alternative Dance', 'Dream Pop'}]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1408.19999999999" calcext:value-type="float">
            <text:p>1408,2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9424110626515" calcext:value-type="float">
            <text:p>0,000942</text:p>
          </table:table-cell>
          <table:table-cell office:value-type="float" office:value="0.025528030697473" calcext:value-type="float">
            <text:p>0,02553</text:p>
          </table:table-cell>
          <table:table-cell office:value-type="float" office:value="16" calcext:value-type="float">
            <text:p>16</text:p>
          </table:table-cell>
          <table:table-cell office:value-type="float" office:value="0.0227768479116891" calcext:value-type="float">
            <text:p>0,0227768</text:p>
          </table:table-cell>
          <table:table-cell office:value-type="float" office:value="204083" calcext:value-type="float">
            <text:p>204083</text:p>
          </table:table-cell>
          <table:table-cell office:value-type="string" calcext:value-type="string">
            <text:p>How the West Was Won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Blues Rock', 'Hard Rock'}]</text:p>
          </table:table-cell>
          <table:table-cell office:value-type="string" calcext:value-type="string">
            <text:p>[{'Jam Band', 'British Folk Rock'}]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961" calcext:value-type="float">
            <text:p>961</text:p>
          </table:table-cell>
          <table:table-cell office:value-type="float" office:value="1325.39999999999" calcext:value-type="float">
            <text:p>1325,4</text:p>
          </table:table-cell>
          <table:table-cell office:value-type="float" office:value="777" calcext:value-type="float">
            <text:p>777</text:p>
          </table:table-cell>
          <table:table-cell office:value-type="float" office:value="0.777777777777778" calcext:value-type="float">
            <text:p>0,777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18181818181818" calcext:value-type="float">
            <text:p>0,8182</text:p>
          </table:table-cell>
          <table:table-cell office:value-type="float" office:value="0.0004971237102165" calcext:value-type="float">
            <text:p>0,000497</text:p>
          </table:table-cell>
          <table:table-cell office:value-type="float" office:value="0.0217531490820592" calcext:value-type="float">
            <text:p>0,02175</text:p>
          </table:table-cell>
          <table:table-cell office:value-type="float" office:value="16" calcext:value-type="float">
            <text:p>16</text:p>
          </table:table-cell>
          <table:table-cell office:value-type="float" office:value="0.0221944200757946" calcext:value-type="float">
            <text:p>0,0221944</text:p>
          </table:table-cell>
          <table:table-cell office:value-type="float" office:value="204561" calcext:value-type="float">
            <text:p>204561</text:p>
          </table:table-cell>
          <table:table-cell office:value-type="string" calcext:value-type="string">
            <text:p>Persona4</text:p>
          </table:table-cell>
          <table:table-cell office:value-type="string" calcext:value-type="string">
            <text:p>[{'Shoji Meguro'}]</text:p>
          </table:table-cell>
          <table:table-cell office:value-type="string" calcext:value-type="string">
            <text:p>[{'Video Game Music'}]</text:p>
          </table:table-cell>
          <table:table-cell office:value-type="string" calcext:value-type="string">
            <text:p>[{'Pop Rock', 'Piano Rock', 'Alternative Rock', 'Shibuya-kei', 'Dance-Pop'}]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1950.39999999999" calcext:value-type="float">
            <text:p>1950,4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12661291886408" calcext:value-type="float">
            <text:p>0,001266</text:p>
          </table:table-cell>
          <table:table-cell office:value-type="float" office:value="0.0593632763789447" calcext:value-type="float">
            <text:p>0,05936</text:p>
          </table:table-cell>
          <table:table-cell office:value-type="float" office:value="3" calcext:value-type="float">
            <text:p>3</text:p>
          </table:table-cell>
          <table:table-cell office:value-type="float" office:value="0.0307817943180924" calcext:value-type="float">
            <text:p>0,0307818</text:p>
          </table:table-cell>
          <table:table-cell office:value-type="float" office:value="204482" calcext:value-type="float">
            <text:p>204482</text:p>
          </table:table-cell>
          <table:table-cell office:value-type="string" calcext:value-type="string">
            <text:p>Live Rust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Country Rock', 'Singer-Songwriter'}]</text:p>
          </table:table-cell>
          <table:table-cell office:value-type="string" calcext:value-type="string">
            <text:p>[{'Contemporary Folk', 'Acoustic Rock', 'Hard Rock', 'Folk Rock'}]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1780.89999999999" calcext:value-type="float">
            <text:p>1780,9</text:p>
          </table:table-cell>
          <table:table-cell office:value-type="float" office:value="776" calcext:value-type="float">
            <text:p>776</text:p>
          </table:table-cell>
          <table:table-cell office:value-type="float" office:value="0.776776776776777" calcext:value-type="float">
            <text:p>0,7768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817512274959084" calcext:value-type="float">
            <text:p>0,8175</text:p>
          </table:table-cell>
          <table:table-cell office:value-type="float" office:value="0.0002532592712953" calcext:value-type="float">
            <text:p>0,000253</text:p>
          </table:table-cell>
          <table:table-cell office:value-type="float" office:value="0.0542584899703819" calcext:value-type="float">
            <text:p>0,05426</text:p>
          </table:table-cell>
          <table:table-cell office:value-type="float" office:value="1" calcext:value-type="float">
            <text:p>1</text:p>
          </table:table-cell>
          <table:table-cell office:value-type="float" office:value="0.0296496083070396" calcext:value-type="float">
            <text:p>0,0296496</text:p>
          </table:table-cell>
          <table:table-cell office:value-type="float" office:value="207854" calcext:value-type="float">
            <text:p>207854</text:p>
          </table:table-cell>
          <table:table-cell office:value-type="string" calcext:value-type="string">
            <text:p>Houses of the Holy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Progressive Rock', 'Blues Rock', 'Folk Rock'}]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16.19999999999" calcext:value-type="float">
            <text:p>1816,2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4357062473294" calcext:value-type="float">
            <text:p>0,000436</text:p>
          </table:table-cell>
          <table:table-cell office:value-type="float" office:value="0.0560710817499931" calcext:value-type="float">
            <text:p>0,05607</text:p>
          </table:table-cell>
          <table:table-cell office:value-type="float" office:value="0" calcext:value-type="float">
            <text:p>0</text:p>
          </table:table-cell>
          <table:table-cell office:value-type="float" office:value="0.0295183187732052" calcext:value-type="float">
            <text:p>0,0295183</text:p>
          </table:table-cell>
          <table:table-cell office:value-type="float" office:value="203913" calcext:value-type="float">
            <text:p>203913</text:p>
          </table:table-cell>
          <table:table-cell office:value-type="string" calcext:value-type="string">
            <text:p>El jardÃ­n de los presentes</text:p>
          </table:table-cell>
          <table:table-cell office:value-type="string" calcext:value-type="string">
            <text:p>[{'Invisible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Jazz-Rock', 'Psychedelic Rock'}]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1383.39999999999" calcext:value-type="float">
            <text:p>1383,4</text:p>
          </table:table-cell>
          <table:table-cell office:value-type="float" office:value="775" calcext:value-type="float">
            <text:p>775</text:p>
          </table:table-cell>
          <table:table-cell office:value-type="float" office:value="0.775775775775776" calcext:value-type="float">
            <text:p>0,775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16843826655765" calcext:value-type="float">
            <text:p>0,8168</text:p>
          </table:table-cell>
          <table:table-cell office:value-type="float" office:value="0.000777129835246" calcext:value-type="float">
            <text:p>0,000777</text:p>
          </table:table-cell>
          <table:table-cell office:value-type="float" office:value="0.0226308614442068" calcext:value-type="float">
            <text:p>0,02263</text:p>
          </table:table-cell>
          <table:table-cell office:value-type="float" office:value="16" calcext:value-type="float">
            <text:p>16</text:p>
          </table:table-cell>
          <table:table-cell office:value-type="float" office:value="0.022109192214524" calcext:value-type="float">
            <text:p>0,0221092</text:p>
          </table:table-cell>
          <table:table-cell office:value-type="float" office:value="200748" calcext:value-type="float">
            <text:p>200748</text:p>
          </table:table-cell>
          <table:table-cell office:value-type="string" calcext:value-type="string">
            <text:p>ã‚µãƒƒãƒãƒ­ Omoide in My Head çŠ¶æ…‹ (Sapporo Omoide in My Head JÅtai)</text:p>
          </table:table-cell>
          <table:table-cell office:value-type="string" calcext:value-type="string">
            <text:p>[{'Number Girl'}]</text:p>
          </table:table-cell>
          <table:table-cell office:value-type="string" calcext:value-type="string">
            <text:p>[{'J-Rock', 'Post-Hardcore', 'Indie Rock'}]</text:p>
          </table:table-cell>
          <table:table-cell office:value-type="string" calcext:value-type="string">
            <text:p>[{'Noise Rock', 'Noise Pop', 'Art Punk'}]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1725.69999999999" calcext:value-type="float">
            <text:p>1725,7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475692793662" calcext:value-type="float">
            <text:p>0,000476</text:p>
          </table:table-cell>
          <table:table-cell office:value-type="float" office:value="0.052894313088419" calcext:value-type="float">
            <text:p>0,05289</text:p>
          </table:table-cell>
          <table:table-cell office:value-type="float" office:value="1" calcext:value-type="float">
            <text:p>1</text:p>
          </table:table-cell>
          <table:table-cell office:value-type="float" office:value="0.0291425145151142" calcext:value-type="float">
            <text:p>0,0291425</text:p>
          </table:table-cell>
          <table:table-cell office:value-type="float" office:value="206297" calcext:value-type="float">
            <text:p>206297</text:p>
          </table:table-cell>
          <table:table-cell office:value-type="string" calcext:value-type="string">
            <text:p>Machine Head</text:p>
          </table:table-cell>
          <table:table-cell office:value-type="string" calcext:value-type="string">
            <text:p>[{'Deep Purple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Heavy Metal', 'Blues Rock'}]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738" calcext:value-type="float">
            <text:p>738</text:p>
          </table:table-cell>
          <table:table-cell office:value-type="float" office:value="1680.39999999999" calcext:value-type="float">
            <text:p>1680,4</text:p>
          </table:table-cell>
          <table:table-cell office:value-type="float" office:value="774" calcext:value-type="float">
            <text:p>774</text:p>
          </table:table-cell>
          <table:table-cell office:value-type="float" office:value="0.774774774774775" calcext:value-type="float">
            <text:p>0,774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16176470588235" calcext:value-type="float">
            <text:p>0,8162</text:p>
          </table:table-cell>
          <table:table-cell office:value-type="float" office:value="0.0009440302025472" calcext:value-type="float">
            <text:p>0,000944</text:p>
          </table:table-cell>
          <table:table-cell office:value-type="float" office:value="0.052071996496897" calcext:value-type="float">
            <text:p>0,05207</text:p>
          </table:table-cell>
          <table:table-cell office:value-type="float" office:value="1" calcext:value-type="float">
            <text:p>1</text:p>
          </table:table-cell>
          <table:table-cell office:value-type="float" office:value="0.0275177057365586" calcext:value-type="float">
            <text:p>0,0275177</text:p>
          </table:table-cell>
          <table:table-cell office:value-type="float" office:value="201348" calcext:value-type="float">
            <text:p>201348</text:p>
          </table:table-cell>
          <table:table-cell office:value-type="string" calcext:value-type="string">
            <text:p>Sad Wings of Destiny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989.89999999999" calcext:value-type="float">
            <text:p>1989,9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19248898674416" calcext:value-type="float">
            <text:p>0,001925</text:p>
          </table:table-cell>
          <table:table-cell office:value-type="float" office:value="0.0609397679910969" calcext:value-type="float">
            <text:p>0,06094</text:p>
          </table:table-cell>
          <table:table-cell office:value-type="float" office:value="3" calcext:value-type="float">
            <text:p>3</text:p>
          </table:table-cell>
          <table:table-cell office:value-type="float" office:value="0.0306068512643712" calcext:value-type="float">
            <text:p>0,030606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Rust Never Sleeps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Contemporary Folk', 'Acoustic Rock', 'Hard Rock'}]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1721.79999999999" calcext:value-type="float">
            <text:p>1721,8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6825462737286" calcext:value-type="float">
            <text:p>0,000683</text:p>
          </table:table-cell>
          <table:table-cell office:value-type="float" office:value="0.0430264567607938" calcext:value-type="float">
            <text:p>0,04303</text:p>
          </table:table-cell>
          <table:table-cell office:value-type="float" office:value="6" calcext:value-type="float">
            <text:p>6</text:p>
          </table:table-cell>
          <table:table-cell office:value-type="float" office:value="0.0285400422302391" calcext:value-type="float">
            <text:p>0,0285400</text:p>
          </table:table-cell>
          <table:table-cell office:value-type="float" office:value="199757" calcext:value-type="float">
            <text:p>199757</text:p>
          </table:table-cell>
          <table:table-cell office:value-type="string" calcext:value-type="string">
            <text:p>Automatic for the People</text:p>
          </table:table-cell>
          <table:table-cell office:value-type="string" calcext:value-type="string">
            <text:p>[{'R.E.M.'}]</text:p>
          </table:table-cell>
          <table:table-cell office:value-type="string" calcext:value-type="string">
            <text:p>[{'Alternative Rock', 'Pop Rock'}]</text:p>
          </table:table-cell>
          <table:table-cell office:value-type="string" calcext:value-type="string">
            <text:p>[{'Acoustic Rock', 'Chamber Pop', 'Jangle Pop', 'Folk Rock'}]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float" office:value="1493.59999999999" calcext:value-type="float">
            <text:p>1493,6</text:p>
          </table:table-cell>
          <table:table-cell office:value-type="float" office:value="773" calcext:value-type="float">
            <text:p>773</text:p>
          </table:table-cell>
          <table:table-cell office:value-type="float" office:value="0.773773773773774" calcext:value-type="float">
            <text:p>0,7738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815510204081633" calcext:value-type="float">
            <text:p>0,8155</text:p>
          </table:table-cell>
          <table:table-cell office:value-type="float" office:value="0.0008006224884425" calcext:value-type="float">
            <text:p>0,000801</text:p>
          </table:table-cell>
          <table:table-cell office:value-type="float" office:value="0.0379950319297505" calcext:value-type="float">
            <text:p>0,03800</text:p>
          </table:table-cell>
          <table:table-cell office:value-type="float" office:value="14" calcext:value-type="float">
            <text:p>14</text:p>
          </table:table-cell>
          <table:table-cell office:value-type="float" office:value="0.0250048202365192" calcext:value-type="float">
            <text:p>0,0250048</text:p>
          </table:table-cell>
          <table:table-cell office:value-type="float" office:value="194586" calcext:value-type="float">
            <text:p>194586</text:p>
          </table:table-cell>
          <table:table-cell office:value-type="string" calcext:value-type="string">
            <text:p>Richard D. James Album</text:p>
          </table:table-cell>
          <table:table-cell office:value-type="string" calcext:value-type="string">
            <text:p>[{'Aphex Twin'}]</text:p>
          </table:table-cell>
          <table:table-cell office:value-type="string" calcext:value-type="string">
            <text:p>[{'Drill and Bass', 'IDM'}]</text:p>
          </table:table-cell>
          <table:table-cell office:value-type="string" calcext:value-type="string">
            <text:p>[{'Acid Breaks'}]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1480.59999999999" calcext:value-type="float">
            <text:p>1480,6</text:p>
          </table:table-cell>
          <table:table-cell office:value-type="float" office:value="770" calcext:value-type="float">
            <text:p>770</text:p>
          </table:table-cell>
          <table:table-cell office:value-type="float" office:value="0.770770770770771" calcext:value-type="float">
            <text:p>0,7708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813517915309446" calcext:value-type="float">
            <text:p>0,8135</text:p>
          </table:table-cell>
          <table:table-cell office:value-type="float" office:value="0.0001552989194939" calcext:value-type="float">
            <text:p>0,000155</text:p>
          </table:table-cell>
          <table:table-cell office:value-type="float" office:value="0.025713943649904" calcext:value-type="float">
            <text:p>0,02571</text:p>
          </table:table-cell>
          <table:table-cell office:value-type="float" office:value="16" calcext:value-type="float">
            <text:p>16</text:p>
          </table:table-cell>
          <table:table-cell office:value-type="float" office:value="0.0240173177728628" calcext:value-type="float">
            <text:p>0,0240173</text:p>
          </table:table-cell>
          <table:table-cell office:value-type="float" office:value="200451" calcext:value-type="float">
            <text:p>200451</text:p>
          </table:table-cell>
          <table:table-cell office:value-type="string" calcext:value-type="string">
            <text:p>Live at Stubb's, 7/2000</text:p>
          </table:table-cell>
          <table:table-cell office:value-type="string" calcext:value-type="string">
            <text:p>[{'Ween'}]</text:p>
          </table:table-cell>
          <table:table-cell office:value-type="string" calcext:value-type="string">
            <text:p>[{'Alternative Rock', 'Psychedelic Rock'}]</text:p>
          </table:table-cell>
          <table:table-cell office:value-type="string" calcext:value-type="string">
            <text:p>[{'Jam Band', 'Funk Rock', 'Comedy Rock', 'Country Rock', 'Hard Rock'}]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634.19999999999" calcext:value-type="float">
            <text:p>1634,2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3964089468431" calcext:value-type="float">
            <text:p>0,000396</text:p>
          </table:table-cell>
          <table:table-cell office:value-type="float" office:value="0.0413907704777264" calcext:value-type="float">
            <text:p>0,04139</text:p>
          </table:table-cell>
          <table:table-cell office:value-type="float" office:value="6" calcext:value-type="float">
            <text:p>6</text:p>
          </table:table-cell>
          <table:table-cell office:value-type="float" office:value="0.0274338698794458" calcext:value-type="float">
            <text:p>0,0274339</text:p>
          </table:table-cell>
          <table:table-cell office:value-type="float" office:value="198318" calcext:value-type="float">
            <text:p>198318</text:p>
          </table:table-cell>
          <table:table-cell office:value-type="string" calcext:value-type="string">
            <text:p>MTV Unplugged in New York</text:p>
          </table:table-cell>
          <table:table-cell office:value-type="string" calcext:value-type="string">
            <text:p>[{'Nirvana'}]</text:p>
          </table:table-cell>
          <table:table-cell office:value-type="string" calcext:value-type="string">
            <text:p>[{'Acoustic Rock', 'Alternative Rock'}]</text:p>
          </table:table-cell>
          <table:table-cell office:value-type="string" calcext:value-type="string">
            <text:p>[{'Grunge', 'Folk Rock'}]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25.09999999999" calcext:value-type="float">
            <text:p>1625,1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2319477603378" calcext:value-type="float">
            <text:p>0,000232</text:p>
          </table:table-cell>
          <table:table-cell office:value-type="float" office:value="0.0408350292762949" calcext:value-type="float">
            <text:p>0,04084</text:p>
          </table:table-cell>
          <table:table-cell office:value-type="float" office:value="5" calcext:value-type="float">
            <text:p>5</text:p>
          </table:table-cell>
          <table:table-cell office:value-type="float" office:value="0.0273642504028255" calcext:value-type="float">
            <text:p>0,0273643</text:p>
          </table:table-cell>
          <table:table-cell office:value-type="float" office:value="195003" calcext:value-type="float">
            <text:p>195003</text:p>
          </table:table-cell>
          <table:table-cell office:value-type="string" calcext:value-type="string">
            <text:p>Perfect From Now On</text:p>
          </table:table-cell>
          <table:table-cell office:value-type="string" calcext:value-type="string">
            <text:p>[{'Built to Spill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Psychedelic Rock', 'Midwest Emo', 'Post-Rock'}]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69" calcext:value-type="float">
            <text:p>769</text:p>
          </table:table-cell>
          <table:table-cell office:value-type="float" office:value="0.76976976976977" calcext:value-type="float">
            <text:p>0,769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12855980471928" calcext:value-type="float">
            <text:p>0,8129</text:p>
          </table:table-cell>
          <table:table-cell office:value-type="float" office:value="0.0000221147849738364" calcext:value-type="float">
            <text:p>0,000022</text:p>
          </table:table-cell>
          <table:table-cell office:value-type="float" office:value="0.0478996316266022" calcext:value-type="float">
            <text:p>0,04790</text:p>
          </table:table-cell>
          <table:table-cell office:value-type="float" office:value="7" calcext:value-type="float">
            <text:p>7</text:p>
          </table:table-cell>
          <table:table-cell office:value-type="float" office:value="0.0274495334778677" calcext:value-type="float">
            <text:p>0,0274495</text:p>
          </table:table-cell>
          <table:table-cell office:value-type="float" office:value="201126" calcext:value-type="float">
            <text:p>201126</text:p>
          </table:table-cell>
          <table:table-cell office:value-type="string" calcext:value-type="string">
            <text:p>"Al final de este viaje..."</text:p>
          </table:table-cell>
          <table:table-cell office:value-type="string" calcext:value-type="string">
            <text:p>[{'Silvio RodrÃ­guez'}]</text:p>
          </table:table-cell>
          <table:table-cell office:value-type="string" calcext:value-type="string">
            <text:p>[{'Nueva trova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1572.89999999999" calcext:value-type="float">
            <text:p>1572,9</text:p>
          </table:table-cell>
          <table:table-cell office:value-type="float" office:value="764" calcext:value-type="float">
            <text:p>764</text:p>
          </table:table-cell>
          <table:table-cell office:value-type="float" office:value="0.764764764764765" calcext:value-type="float">
            <text:p>0,764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09562398703404" calcext:value-type="float">
            <text:p>0,8096</text:p>
          </table:table-cell>
          <table:table-cell office:value-type="float" office:value="0.0002970906778522" calcext:value-type="float">
            <text:p>0,000297</text:p>
          </table:table-cell>
          <table:table-cell office:value-type="float" office:value="0.0399822064286866" calcext:value-type="float">
            <text:p>0,03998</text:p>
          </table:table-cell>
          <table:table-cell office:value-type="float" office:value="6" calcext:value-type="float">
            <text:p>6</text:p>
          </table:table-cell>
          <table:table-cell office:value-type="float" office:value="0.0268747017450568" calcext:value-type="float">
            <text:p>0,0268747</text:p>
          </table:table-cell>
          <table:table-cell office:value-type="float" office:value="195816" calcext:value-type="float">
            <text:p>195816</text:p>
          </table:table-cell>
          <table:table-cell office:value-type="string" calcext:value-type="string">
            <text:p>Weezer [Blue Album]</text:p>
          </table:table-cell>
          <table:table-cell office:value-type="string" calcext:value-type="string">
            <text:p>[{'Weezer'}]</text:p>
          </table:table-cell>
          <table:table-cell office:value-type="string" calcext:value-type="string">
            <text:p>[{'Power Pop', 'Alternative Rock'}]</text:p>
          </table:table-cell>
          <table:table-cell office:value-type="string" calcext:value-type="string">
            <text:p>[{'Geek Rock', 'Pop Punk', 'Emo'}]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1107.99999999999" calcext:value-type="float">
            <text:p>1108,0</text:p>
          </table:table-cell>
          <table:table-cell office:value-type="float" office:value="763" calcext:value-type="float">
            <text:p>763</text:p>
          </table:table-cell>
          <table:table-cell office:value-type="float" office:value="0.763763763763764" calcext:value-type="float">
            <text:p>0,763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08906882591093" calcext:value-type="float">
            <text:p>0,8089</text:p>
          </table:table-cell>
          <table:table-cell office:value-type="float" office:value="0.0007866440732172" calcext:value-type="float">
            <text:p>0,000787</text:p>
          </table:table-cell>
          <table:table-cell office:value-type="float" office:value="0.017394128355632" calcext:value-type="float">
            <text:p>0,01739</text:p>
          </table:table-cell>
          <table:table-cell office:value-type="float" office:value="17" calcext:value-type="float">
            <text:p>17</text:p>
          </table:table-cell>
          <table:table-cell office:value-type="float" office:value="0.0195286491090006" calcext:value-type="float">
            <text:p>0,0195286</text:p>
          </table:table-cell>
          <table:table-cell office:value-type="float" office:value="198918" calcext:value-type="float">
            <text:p>198918</text:p>
          </table:table-cell>
          <table:table-cell office:value-type="string" calcext:value-type="string">
            <text:p>Live / 1975-85</text:p>
          </table:table-cell>
          <table:table-cell office:value-type="string" calcext:value-type="string">
            <text:p>[{'E Street Band', 'Bruce Springsteen'}]</text:p>
          </table:table-cell>
          <table:table-cell office:value-type="string" calcext:value-type="string">
            <text:p>[{'Heartland Rock'}]</text:p>
          </table:table-cell>
          <table:table-cell office:value-type="string" calcext:value-type="string">
            <text:p>[{'Rock &amp; Roll', 'Singer-Songwriter', 'Folk Rock', 'Americana'}]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1100.4" calcext:value-type="float">
            <text:p>1100,4</text:p>
          </table:table-cell>
          <table:table-cell office:value-type="float" office:value="762" calcext:value-type="float">
            <text:p>762</text:p>
          </table:table-cell>
          <table:table-cell office:value-type="float" office:value="0.762762762762763" calcext:value-type="float">
            <text:p>0,7628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808252427184466" calcext:value-type="float">
            <text:p>0,8083</text:p>
          </table:table-cell>
          <table:table-cell office:value-type="float" office:value="0.0004606811220037" calcext:value-type="float">
            <text:p>0,000461</text:p>
          </table:table-cell>
          <table:table-cell office:value-type="float" office:value="0.0166780242394063" calcext:value-type="float">
            <text:p>0,01668</text:p>
          </table:table-cell>
          <table:table-cell office:value-type="float" office:value="17" calcext:value-type="float">
            <text:p>17</text:p>
          </table:table-cell>
          <table:table-cell office:value-type="float" office:value="0.0185580661972848" calcext:value-type="float">
            <text:p>0,0185581</text:p>
          </table:table-cell>
          <table:table-cell office:value-type="float" office:value="192691" calcext:value-type="float">
            <text:p>192691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[{'Siouxsie and The Banshees'}]</text:p>
          </table:table-cell>
          <table:table-cell office:value-type="string" calcext:value-type="string">
            <text:p>[{'Gothic Rock', 'Post-Punk'}]</text:p>
          </table:table-cell>
          <table:table-cell office:value-type="string" calcext:value-type="string">
            <text:p>[{'Deathrock', 'Neo-Psychedelia', 'Art Rock'}]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841" calcext:value-type="float">
            <text:p>841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2525905999519" calcext:value-type="float">
            <text:p>0,000253</text:p>
          </table:table-cell>
          <table:table-cell office:value-type="float" office:value="0.0382405885521202" calcext:value-type="float">
            <text:p>0,03824</text:p>
          </table:table-cell>
          <table:table-cell office:value-type="float" office:value="14" calcext:value-type="float">
            <text:p>14</text:p>
          </table:table-cell>
          <table:table-cell office:value-type="float" office:value="0.0261737679901396" calcext:value-type="float">
            <text:p>0,0261738</text:p>
          </table:table-cell>
          <table:table-cell office:value-type="float" office:value="194321" calcext:value-type="float">
            <text:p>194321</text:p>
          </table:table-cell>
          <table:table-cell office:value-type="string" calcext:value-type="string">
            <text:p>Burritos, Inspiration Point, Fork Balloon Sports, Cards in the Spokes, Automatic Biographies, Kites, Kung Fu, Trophies, Banana Peels We've Slipped On and Egg Shells We've Tippy Toed Over</text:p>
          </table:table-cell>
          <table:table-cell office:value-type="string" calcext:value-type="string">
            <text:p>[{'"Cap\'n Jazz"'}]</text:p>
          </table:table-cell>
          <table:table-cell office:value-type="string" calcext:value-type="string">
            <text:p>[{'Post-Hardcore', 'Midwest Emo'}]</text:p>
          </table:table-cell>
          <table:table-cell office:value-type="string" calcext:value-type="string">
            <text:p>[{'Math Rock'}]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184.59999999999" calcext:value-type="float">
            <text:p>1184,6</text:p>
          </table:table-cell>
          <table:table-cell office:value-type="float" office:value="761" calcext:value-type="float">
            <text:p>761</text:p>
          </table:table-cell>
          <table:table-cell office:value-type="float" office:value="0.761761761761762" calcext:value-type="float">
            <text:p>0,761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07599029911075" calcext:value-type="float">
            <text:p>0,8076</text:p>
          </table:table-cell>
          <table:table-cell office:value-type="float" office:value="0.0005250264101299" calcext:value-type="float">
            <text:p>0,000525</text:p>
          </table:table-cell>
          <table:table-cell office:value-type="float" office:value="0.0191431275479353" calcext:value-type="float">
            <text:p>0,01914</text:p>
          </table:table-cell>
          <table:table-cell office:value-type="float" office:value="16" calcext:value-type="float">
            <text:p>16</text:p>
          </table:table-cell>
          <table:table-cell office:value-type="float" office:value="0.0196777885589401" calcext:value-type="float">
            <text:p>0,0196778</text:p>
          </table:table-cell>
          <table:table-cell office:value-type="float" office:value="188105" calcext:value-type="float">
            <text:p>188105</text:p>
          </table:table-cell>
          <table:table-cell office:value-type="string" calcext:value-type="string">
            <text:p>White Pony</text:p>
          </table:table-cell>
          <table:table-cell office:value-type="string" calcext:value-type="string">
            <text:p>[{'Deftones'}]</text:p>
          </table:table-cell>
          <table:table-cell office:value-type="string" calcext:value-type="string">
            <text:p>[{'Alternative Metal'}]</text:p>
          </table:table-cell>
          <table:table-cell office:value-type="string" calcext:value-type="string">
            <text:p>[{'Post-Hardcore', 'Shoegaze', 'Post-Metal', 'Nu Metal'}]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1677.59999999999" calcext:value-type="float">
            <text:p>1677,6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270135198658" calcext:value-type="float">
            <text:p>0,000427</text:p>
          </table:table-cell>
          <table:table-cell office:value-type="float" office:value="0.0510244914710431" calcext:value-type="float">
            <text:p>0,05102</text:p>
          </table:table-cell>
          <table:table-cell office:value-type="float" office:value="1" calcext:value-type="float">
            <text:p>1</text:p>
          </table:table-cell>
          <table:table-cell office:value-type="float" office:value="0.029280573599704" calcext:value-type="float">
            <text:p>0,0292806</text:p>
          </table:table-cell>
          <table:table-cell office:value-type="float" office:value="198998" calcext:value-type="float">
            <text:p>198998</text:p>
          </table:table-cell>
          <table:table-cell office:value-type="string" calcext:value-type="string">
            <text:p>Stained Class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0643261832306588" calcext:value-type="float">
            <text:p>0,000064</text:p>
          </table:table-cell>
          <table:table-cell office:value-type="float" office:value="0.0498235974243717" calcext:value-type="float">
            <text:p>0,04982</text:p>
          </table:table-cell>
          <table:table-cell office:value-type="float" office:value="7" calcext:value-type="float">
            <text:p>7</text:p>
          </table:table-cell>
          <table:table-cell office:value-type="float" office:value="0.028988008154661" calcext:value-type="float">
            <text:p>0,0289880</text:p>
          </table:table-cell>
          <table:table-cell office:value-type="float" office:value="196214" calcext:value-type="float">
            <text:p>196214</text:p>
          </table:table-cell>
          <table:table-cell office:value-type="string" calcext:value-type="string">
            <text:p>At Fillmore East</text:p>
          </table:table-cell>
          <table:table-cell office:value-type="string" calcext:value-type="string">
            <text:p>[{'The Allman Brothers Band'}]</text:p>
          </table:table-cell>
          <table:table-cell office:value-type="string" calcext:value-type="string">
            <text:p>[{'Jam Band', 'Blues Rock', 'Southern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1612.19999999999" calcext:value-type="float">
            <text:p>1612,2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4398185760911" calcext:value-type="float">
            <text:p>0,000440</text:p>
          </table:table-cell>
          <table:table-cell office:value-type="float" office:value="0.0502950365670316" calcext:value-type="float">
            <text:p>0,05030</text:p>
          </table:table-cell>
          <table:table-cell office:value-type="float" office:value="1" calcext:value-type="float">
            <text:p>1</text:p>
          </table:table-cell>
          <table:table-cell office:value-type="float" office:value="0.0277340827907341" calcext:value-type="float">
            <text:p>0,0277341</text:p>
          </table:table-cell>
          <table:table-cell office:value-type="float" office:value="194269" calcext:value-type="float">
            <text:p>194269</text:p>
          </table:table-cell>
          <table:table-cell office:value-type="string" calcext:value-type="string">
            <text:p>Quadrophenia</text:p>
          </table:table-cell>
          <table:table-cell office:value-type="string" calcext:value-type="string">
            <text:p>[{'The Who'}]</text:p>
          </table:table-cell>
          <table:table-cell office:value-type="string" calcext:value-type="string">
            <text:p>[{'Hard Rock', 'Rock Opera'}]</text:p>
          </table:table-cell>
          <table:table-cell office:value-type="string" calcext:value-type="string">
            <text:p>[{'Symphonic Rock', 'Progressive Rock', 'Art Rock'}]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1527.99999999999" calcext:value-type="float">
            <text:p>1528,0</text:p>
          </table:table-cell>
          <table:table-cell office:value-type="float" office:value="758" calcext:value-type="float">
            <text:p>758</text:p>
          </table:table-cell>
          <table:table-cell office:value-type="float" office:value="0.758758758758759" calcext:value-type="float">
            <text:p>0,7588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805645161290323" calcext:value-type="float">
            <text:p>0,8056</text:p>
          </table:table-cell>
          <table:table-cell office:value-type="float" office:value="0.0005758931944636" calcext:value-type="float">
            <text:p>0,000576</text:p>
          </table:table-cell>
          <table:table-cell office:value-type="float" office:value="0.0382670147960242" calcext:value-type="float">
            <text:p>0,03827</text:p>
          </table:table-cell>
          <table:table-cell office:value-type="float" office:value="14" calcext:value-type="float">
            <text:p>14</text:p>
          </table:table-cell>
          <table:table-cell office:value-type="float" office:value="0.0261271075305626" calcext:value-type="float">
            <text:p>0,0261271</text:p>
          </table:table-cell>
          <table:table-cell office:value-type="float" office:value="190223" calcext:value-type="float">
            <text:p>190223</text:p>
          </table:table-cell>
          <table:table-cell office:value-type="string" calcext:value-type="string">
            <text:p>Donkey Kong Country 2: Diddy's Kong Quest</text:p>
          </table:table-cell>
          <table:table-cell office:value-type="string" calcext:value-type="string">
            <text:p>[{'David Wise'}]</text:p>
          </table:table-cell>
          <table:table-cell office:value-type="string" calcext:value-type="string">
            <text:p>[{'Video Game Music', '16-bit'}]</text:p>
          </table:table-cell>
          <table:table-cell office:value-type="string" calcext:value-type="string">
            <text:p>[{'Downtempo', 'Psybient', 'Ambient', 'Sound Effects', 'Cinematic Classical'}]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float" office:value="1362.69999999999" calcext:value-type="float">
            <text:p>1362,7</text:p>
          </table:table-cell>
          <table:table-cell office:value-type="float" office:value="757" calcext:value-type="float">
            <text:p>757</text:p>
          </table:table-cell>
          <table:table-cell office:value-type="float" office:value="0.757757757757758" calcext:value-type="float">
            <text:p>0,7578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804995970991136" calcext:value-type="float">
            <text:p>0,8050</text:p>
          </table:table-cell>
          <table:table-cell office:value-type="float" office:value="0.001426242541807" calcext:value-type="float">
            <text:p>0,001426</text:p>
          </table:table-cell>
          <table:table-cell office:value-type="float" office:value="0.0235116135710875" calcext:value-type="float">
            <text:p>0,02351</text:p>
          </table:table-cell>
          <table:table-cell office:value-type="float" office:value="16" calcext:value-type="float">
            <text:p>16</text:p>
          </table:table-cell>
          <table:table-cell office:value-type="float" office:value="0.0214905504358412" calcext:value-type="float">
            <text:p>0,0214906</text:p>
          </table:table-cell>
          <table:table-cell office:value-type="float" office:value="190437" calcext:value-type="float">
            <text:p>190437</text:p>
          </table:table-cell>
          <table:table-cell office:value-type="string" calcext:value-type="string">
            <text:p>Fillmore West 1969: The Complete Recordings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Blues Rock', 'Psychedelic Rock'}]</text:p>
          </table:table-cell>
          <table:table-cell office:value-type="string" calcext:value-type="string">
            <text:p>[{'Acid Rock', 'Folk Rock'}]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718.79999999999" calcext:value-type="float">
            <text:p>1718,8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3113190487939" calcext:value-type="float">
            <text:p>0,000311</text:p>
          </table:table-cell>
          <table:table-cell office:value-type="float" office:value="0.0529193978826051" calcext:value-type="float">
            <text:p>0,05292</text:p>
          </table:table-cell>
          <table:table-cell office:value-type="float" office:value="1" calcext:value-type="float">
            <text:p>1</text:p>
          </table:table-cell>
          <table:table-cell office:value-type="float" office:value="0.0296109053322695" calcext:value-type="float">
            <text:p>0,0296109</text:p>
          </table:table-cell>
          <table:table-cell office:value-type="float" office:value="198296" calcext:value-type="float">
            <text:p>198296</text:p>
          </table:table-cell>
          <table:table-cell office:value-type="string" calcext:value-type="string">
            <text:p>Led Zeppelin [IV]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Blues Rock', 'Folk Rock'}]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office:value-type="float" office:value="1200.59999999999" calcext:value-type="float">
            <text:p>1200,6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7.8" calcext:value-type="float">
            <text:p>67,8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8409401862975" calcext:value-type="float">
            <text:p>0,000841</text:p>
          </table:table-cell>
          <table:table-cell office:value-type="float" office:value="0.020946745241347" calcext:value-type="float">
            <text:p>0,02095</text:p>
          </table:table-cell>
          <table:table-cell office:value-type="float" office:value="17" calcext:value-type="float">
            <text:p>17</text:p>
          </table:table-cell>
          <table:table-cell office:value-type="float" office:value="0.0199231986589378" calcext:value-type="float">
            <text:p>0,0199232</text:p>
          </table:table-cell>
          <table:table-cell office:value-type="float" office:value="192904" calcext:value-type="float">
            <text:p>192904</text:p>
          </table:table-cell>
          <table:table-cell office:value-type="string" calcext:value-type="string">
            <text:p>Heaven and Hell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998.399999999996" calcext:value-type="float">
            <text:p>998,4</text:p>
          </table:table-cell>
          <table:table-cell office:value-type="float" office:value="755" calcext:value-type="float">
            <text:p>755</text:p>
          </table:table-cell>
          <table:table-cell office:value-type="float" office:value="0.755755755755756" calcext:value-type="float">
            <text:p>0,7558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803700724054706" calcext:value-type="float">
            <text:p>0,8037</text:p>
          </table:table-cell>
          <table:table-cell office:value-type="float" office:value="0.00000869272746360255" calcext:value-type="float">
            <text:p>0,000009</text:p>
          </table:table-cell>
          <table:table-cell office:value-type="float" office:value="0.0150334818901941" calcext:value-type="float">
            <text:p>0,01503</text:p>
          </table:table-cell>
          <table:table-cell office:value-type="float" office:value="8" calcext:value-type="float">
            <text:p>8</text:p>
          </table:table-cell>
          <table:table-cell office:value-type="float" office:value="0.0184624818050015" calcext:value-type="float">
            <text:p>0,0184625</text:p>
          </table:table-cell>
          <table:table-cell office:value-type="float" office:value="197857" calcext:value-type="float">
            <text:p>197857</text:p>
          </table:table-cell>
          <table:table-cell office:value-type="string" calcext:value-type="string">
            <text:p>Song for My Father (Cantiga para meu pai)</text:p>
          </table:table-cell>
          <table:table-cell office:value-type="string" calcext:value-type="string">
            <text:p>[{'Horace Silver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Latin Jazz'}]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864.29999999998" calcext:value-type="float">
            <text:p>1864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684578828867" calcext:value-type="float">
            <text:p>0,000668</text:p>
          </table:table-cell>
          <table:table-cell office:value-type="float" office:value="0.0470970050275241" calcext:value-type="float">
            <text:p>0,04710</text:p>
          </table:table-cell>
          <table:table-cell office:value-type="float" office:value="6" calcext:value-type="float">
            <text:p>6</text:p>
          </table:table-cell>
          <table:table-cell office:value-type="float" office:value="0.0310673785428178" calcext:value-type="float">
            <text:p>0,0310674</text:p>
          </table:table-cell>
          <table:table-cell office:value-type="float" office:value="192164" calcext:value-type="float">
            <text:p>192164</text:p>
          </table:table-cell>
          <table:table-cell office:value-type="string" calcext:value-type="string">
            <text:p>When the Pawn</text:p>
          </table:table-cell>
          <table:table-cell office:value-type="string" calcext:value-type="string">
            <text:p>[{'Fiona Apple'}]</text:p>
          </table:table-cell>
          <table:table-cell office:value-type="string" calcext:value-type="string">
            <text:p>[{'Alternative Rock', 'Singer-Songwriter', 'Piano Rock'}]</text:p>
          </table:table-cell>
          <table:table-cell office:value-type="string" calcext:value-type="string">
            <text:p>[{'Chamber Pop', 'Jazz Pop', 'Art Pop'}]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1360.39999999999" calcext:value-type="float">
            <text:p>1360,4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6026035752154" calcext:value-type="float">
            <text:p>0,000603</text:p>
          </table:table-cell>
          <table:table-cell office:value-type="float" office:value="0.0234572118313549" calcext:value-type="float">
            <text:p>0,02346</text:p>
          </table:table-cell>
          <table:table-cell office:value-type="float" office:value="10" calcext:value-type="float">
            <text:p>10</text:p>
          </table:table-cell>
          <table:table-cell office:value-type="float" office:value="0.0224454651834086" calcext:value-type="float">
            <text:p>0,0224455</text:p>
          </table:table-cell>
          <table:table-cell office:value-type="float" office:value="190646" calcext:value-type="float">
            <text:p>190646</text:p>
          </table:table-cell>
          <table:table-cell office:value-type="string" calcext:value-type="string">
            <text:p>Have One on Me</text:p>
          </table:table-cell>
          <table:table-cell office:value-type="string" calcext:value-type="string">
            <text:p>[{'Joanna Newsom'}]</text:p>
          </table:table-cell>
          <table:table-cell office:value-type="string" calcext:value-type="string">
            <text:p>[{'Chamber Folk', 'Singer-Songwriter', 'Progressive Fol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1031.3" calcext:value-type="float">
            <text:p>1031,3</text:p>
          </table:table-cell>
          <table:table-cell office:value-type="float" office:value="754" calcext:value-type="float">
            <text:p>754</text:p>
          </table:table-cell>
          <table:table-cell office:value-type="float" office:value="0.754754754754755" calcext:value-type="float">
            <text:p>0,754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03054662379421" calcext:value-type="float">
            <text:p>0,8031</text:p>
          </table:table-cell>
          <table:table-cell office:value-type="float" office:value="0.0004236367295819" calcext:value-type="float">
            <text:p>0,000424</text:p>
          </table:table-cell>
          <table:table-cell office:value-type="float" office:value="0.0196933523796761" calcext:value-type="float">
            <text:p>0,01969</text:p>
          </table:table-cell>
          <table:table-cell office:value-type="float" office:value="12" calcext:value-type="float">
            <text:p>12</text:p>
          </table:table-cell>
          <table:table-cell office:value-type="float" office:value="0.0183062481017673" calcext:value-type="float">
            <text:p>0,0183062</text:p>
          </table:table-cell>
          <table:table-cell office:value-type="float" office:value="189279" calcext:value-type="float">
            <text:p>189279</text:p>
          </table:table-cell>
          <table:table-cell office:value-type="string" calcext:value-type="string">
            <text:p>Fetch the Bolt Cutters</text:p>
          </table:table-cell>
          <table:table-cell office:value-type="string" calcext:value-type="string">
            <text:p>[{'Fiona Apple'}]</text:p>
          </table:table-cell>
          <table:table-cell office:value-type="string" calcext:value-type="string">
            <text:p>[{'Progressive Pop', 'Art Pop', 'Singer-Songwriter'}]</text:p>
          </table:table-cell>
          <table:table-cell office:value-type="string" calcext:value-type="string">
            <text:p>[{'Cabaret', 'Piano Rock', 'Jazz Pop', 'Rhythm &amp; Blues', 'Experimental Rock'}]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1164.9" calcext:value-type="float">
            <text:p>1164,9</text:p>
          </table:table-cell>
          <table:table-cell office:value-type="float" office:value="753" calcext:value-type="float">
            <text:p>753</text:p>
          </table:table-cell>
          <table:table-cell office:value-type="float" office:value="0.753753753753754" calcext:value-type="float">
            <text:p>0,7538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802409638554217" calcext:value-type="float">
            <text:p>0,8024</text:p>
          </table:table-cell>
          <table:table-cell office:value-type="float" office:value="0.0004861431715139" calcext:value-type="float">
            <text:p>0,000486</text:p>
          </table:table-cell>
          <table:table-cell office:value-type="float" office:value="0.0184094463790718" calcext:value-type="float">
            <text:p>0,01841</text:p>
          </table:table-cell>
          <table:table-cell office:value-type="float" office:value="17" calcext:value-type="float">
            <text:p>17</text:p>
          </table:table-cell>
          <table:table-cell office:value-type="float" office:value="0.020237008484226" calcext:value-type="float">
            <text:p>0,0202370</text:p>
          </table:table-cell>
          <table:table-cell office:value-type="float" office:value="194242" calcext:value-type="float">
            <text:p>194242</text:p>
          </table:table-cell>
          <table:table-cell office:value-type="string" calcext:value-type="string">
            <text:p>Live After Death</text:p>
          </table:table-cell>
          <table:table-cell office:value-type="string" calcext:value-type="string">
            <text:p>[{'Iron Maiden'}]</text:p>
          </table:table-cell>
          <table:table-cell office:value-type="string" calcext:value-type="string">
            <text:p>[{'Heavy Metal', 'NWOBH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1756.79999999999" calcext:value-type="float">
            <text:p>1756,8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21017868713259" calcext:value-type="float">
            <text:p>0,002102</text:p>
          </table:table-cell>
          <table:table-cell office:value-type="float" office:value="0.0365937307668349" calcext:value-type="float">
            <text:p>0,03659</text:p>
          </table:table-cell>
          <table:table-cell office:value-type="float" office:value="16" calcext:value-type="float">
            <text:p>16</text:p>
          </table:table-cell>
          <table:table-cell office:value-type="float" office:value="0.0267603497824706" calcext:value-type="float">
            <text:p>0,0267603</text:p>
          </table:table-cell>
          <table:table-cell office:value-type="float" office:value="191347" calcext:value-type="float">
            <text:p>191347</text:p>
          </table:table-cell>
          <table:table-cell office:value-type="string" calcext:value-type="string">
            <text:p>Live at the Fillmore East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1643.19999999998" calcext:value-type="float">
            <text:p>1643,2</text:p>
          </table:table-cell>
          <table:table-cell office:value-type="float" office:value="752" calcext:value-type="float">
            <text:p>752</text:p>
          </table:table-cell>
          <table:table-cell office:value-type="float" office:value="0.752752752752753" calcext:value-type="float">
            <text:p>0,752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01765650080257" calcext:value-type="float">
            <text:p>0,8018</text:p>
          </table:table-cell>
          <table:table-cell office:value-type="float" office:value="0.0005835829149122" calcext:value-type="float">
            <text:p>0,000584</text:p>
          </table:table-cell>
          <table:table-cell office:value-type="float" office:value="0.0507506135647694" calcext:value-type="float">
            <text:p>0,05075</text:p>
          </table:table-cell>
          <table:table-cell office:value-type="float" office:value="4" calcext:value-type="float">
            <text:p>4</text:p>
          </table:table-cell>
          <table:table-cell office:value-type="float" office:value="0.0282489947378388" calcext:value-type="float">
            <text:p>0,0282490</text:p>
          </table:table-cell>
          <table:table-cell office:value-type="float" office:value="188922" calcext:value-type="float">
            <text:p>188922</text:p>
          </table:table-cell>
          <table:table-cell office:value-type="string" calcext:value-type="string">
            <text:p>The Royal Scam</text:p>
          </table:table-cell>
          <table:table-cell office:value-type="string" calcext:value-type="string">
            <text:p>[{'Steely Dan'}]</text:p>
          </table:table-cell>
          <table:table-cell office:value-type="string" calcext:value-type="string">
            <text:p>[{'Jazz-Rock', 'Pop Rock'}]</text:p>
          </table:table-cell>
          <table:table-cell office:value-type="string" calcext:value-type="string">
            <text:p>[{'Funk Rock', 'Jazz-Rock', 'Art Rock', 'Yacht Rock'}]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1567.99999999999" calcext:value-type="float">
            <text:p>1568,0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5746767269813" calcext:value-type="float">
            <text:p>0,000575</text:p>
          </table:table-cell>
          <table:table-cell office:value-type="float" office:value="0.0396945579008533" calcext:value-type="float">
            <text:p>0,03969</text:p>
          </table:table-cell>
          <table:table-cell office:value-type="float" office:value="6" calcext:value-type="float">
            <text:p>6</text:p>
          </table:table-cell>
          <table:table-cell office:value-type="float" office:value="0.0264600293263085" calcext:value-type="float">
            <text:p>0,0264600</text:p>
          </table:table-cell>
          <table:table-cell office:value-type="float" office:value="184854" calcext:value-type="float">
            <text:p>184854</text:p>
          </table:table-cell>
          <table:table-cell office:value-type="string" calcext:value-type="string">
            <text:p>Let Love In</text:p>
          </table:table-cell>
          <table:table-cell office:value-type="string" calcext:value-type="string">
            <text:p>[{'Nick Cave &amp; The Bad Seeds'}]</text:p>
          </table:table-cell>
          <table:table-cell office:value-type="string" calcext:value-type="string">
            <text:p>[{'Gothic Rock', 'Alternative Rock'}]</text:p>
          </table:table-cell>
          <table:table-cell office:value-type="string" calcext:value-type="string">
            <text:p>[{'Dark Cabaret', 'Gothic Rock', 'Punk Blues'}]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float" office:value="1545.79999999998" calcext:value-type="float">
            <text:p>1545,8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3696080850389" calcext:value-type="float">
            <text:p>0,000370</text:p>
          </table:table-cell>
          <table:table-cell office:value-type="float" office:value="0.0281676685675406" calcext:value-type="float">
            <text:p>0,02817</text:p>
          </table:table-cell>
          <table:table-cell office:value-type="float" office:value="16" calcext:value-type="float">
            <text:p>16</text:p>
          </table:table-cell>
          <table:table-cell office:value-type="float" office:value="0.0247055130571951" calcext:value-type="float">
            <text:p>0,0247055</text:p>
          </table:table-cell>
          <table:table-cell office:value-type="float" office:value="185416" calcext:value-type="float">
            <text:p>185416</text:p>
          </table:table-cell>
          <table:table-cell office:value-type="string" calcext:value-type="string">
            <text:p>Live at Sin-Ã©: Legacy Edition</text:p>
          </table:table-cell>
          <table:table-cell office:value-type="string" calcext:value-type="string">
            <text:p>[{'Jeff Buckley'}]</text:p>
          </table:table-cell>
          <table:table-cell office:value-type="string" calcext:value-type="string">
            <text:p>[{'Alternative Rock', 'Singer-Songwriter'}]</text:p>
          </table:table-cell>
          <table:table-cell office:value-type="string" calcext:value-type="string">
            <text:p>[{'Soul', 'Folk Rock', 'Post-Rock'}]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251.39999999999" calcext:value-type="float">
            <text:p>1251,4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708118940583" calcext:value-type="float">
            <text:p>0,000271</text:p>
          </table:table-cell>
          <table:table-cell office:value-type="float" office:value="0.0208693618765114" calcext:value-type="float">
            <text:p>0,02087</text:p>
          </table:table-cell>
          <table:table-cell office:value-type="float" office:value="16" calcext:value-type="float">
            <text:p>16</text:p>
          </table:table-cell>
          <table:table-cell office:value-type="float" office:value="0.0212397495853829" calcext:value-type="float">
            <text:p>0,0212397</text:p>
          </table:table-cell>
          <table:table-cell office:value-type="float" office:value="188108" calcext:value-type="float">
            <text:p>188108</text:p>
          </table:table-cell>
          <table:table-cell office:value-type="string" calcext:value-type="string">
            <text:p>Songs for the Deaf</text:p>
          </table:table-cell>
          <table:table-cell office:value-type="string" calcext:value-type="string">
            <text:p>[{'Queens of the Stone Age'}]</text:p>
          </table:table-cell>
          <table:table-cell office:value-type="string" calcext:value-type="string">
            <text:p>[{'Alternative Rock', 'Stoner Rock'}]</text:p>
          </table:table-cell>
          <table:table-cell office:value-type="string" calcext:value-type="string">
            <text:p>[{'Stoner Metal', 'Radio Broadcast Recordings'}]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1040.6" calcext:value-type="float">
            <text:p>1040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2670784790579" calcext:value-type="float">
            <text:p>0,000267</text:p>
          </table:table-cell>
          <table:table-cell office:value-type="float" office:value="0.0152027380281768" calcext:value-type="float">
            <text:p>0,01520</text:p>
          </table:table-cell>
          <table:table-cell office:value-type="float" office:value="10" calcext:value-type="float">
            <text:p>10</text:p>
          </table:table-cell>
          <table:table-cell office:value-type="float" office:value="0.0178280202428724" calcext:value-type="float">
            <text:p>0,0178280</text:p>
          </table:table-cell>
          <table:table-cell office:value-type="float" office:value="184128" calcext:value-type="float">
            <text:p>184128</text:p>
          </table:table-cell>
          <table:table-cell office:value-type="string" calcext:value-type="string">
            <text:p>Koi no yokan</text:p>
          </table:table-cell>
          <table:table-cell office:value-type="string" calcext:value-type="string">
            <text:p>[{'Deftones'}]</text:p>
          </table:table-cell>
          <table:table-cell office:value-type="string" calcext:value-type="string">
            <text:p>[{'Alternative Metal'}]</text:p>
          </table:table-cell>
          <table:table-cell office:value-type="string" calcext:value-type="string">
            <text:p>[{'Post-Hardcore', 'Shoegaze', 'Post-Metal', 'Alternative Rock', 'Dream Pop'}]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533.600000000002" calcext:value-type="float">
            <text:p>533,6</text:p>
          </table:table-cell>
          <table:table-cell office:value-type="float" office:value="751" calcext:value-type="float">
            <text:p>751</text:p>
          </table:table-cell>
          <table:table-cell office:value-type="float" office:value="0.751751751751752" calcext:value-type="float">
            <text:p>0,7518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80112269446672" calcext:value-type="float">
            <text:p>0,8011</text:p>
          </table:table-cell>
          <table:table-cell office:value-type="float" office:value="0.0000859242676209944" calcext:value-type="float">
            <text:p>0,000086</text:p>
          </table:table-cell>
          <table:table-cell office:value-type="float" office:value="0.0098399839590257" calcext:value-type="float">
            <text:p>0,00984</text:p>
          </table:table-cell>
          <table:table-cell office:value-type="float" office:value="21" calcext:value-type="float">
            <text:p>21</text:p>
          </table:table-cell>
          <table:table-cell office:value-type="float" office:value="0.0141073079352153" calcext:value-type="float">
            <text:p>0,0141073</text:p>
          </table:table-cell>
          <table:table-cell office:value-type="float" office:value="195946" calcext:value-type="float">
            <text:p>195946</text:p>
          </table:table-cell>
          <table:table-cell office:value-type="string" calcext:value-type="string">
            <text:p>Ellington at Newport</text:p>
          </table:table-cell>
          <table:table-cell office:value-type="string" calcext:value-type="string">
            <text:p>[{'Duke Ellington'}]</text:p>
          </table:table-cell>
          <table:table-cell office:value-type="string" calcext:value-type="string">
            <text:p>[{'Big Band'}]</text:p>
          </table:table-cell>
          <table:table-cell office:value-type="string" calcext:value-type="string">
            <text:p>[{'Swing'}]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office:value-type="float" office:value="1402.59999999999" calcext:value-type="float">
            <text:p>1402,6</text:p>
          </table:table-cell>
          <table:table-cell office:value-type="float" office:value="749" calcext:value-type="float">
            <text:p>749</text:p>
          </table:table-cell>
          <table:table-cell office:value-type="float" office:value="0.74974974974975" calcext:value-type="float">
            <text:p>0,749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9839871897518" calcext:value-type="float">
            <text:p>0,7998</text:p>
          </table:table-cell>
          <table:table-cell office:value-type="float" office:value="0.0011094929264601" calcext:value-type="float">
            <text:p>0,001109</text:p>
          </table:table-cell>
          <table:table-cell office:value-type="float" office:value="0.0228471257618265" calcext:value-type="float">
            <text:p>0,02285</text:p>
          </table:table-cell>
          <table:table-cell office:value-type="float" office:value="16" calcext:value-type="float">
            <text:p>16</text:p>
          </table:table-cell>
          <table:table-cell office:value-type="float" office:value="0.022876772158765" calcext:value-type="float">
            <text:p>0,0228768</text:p>
          </table:table-cell>
          <table:table-cell office:value-type="float" office:value="187387" calcext:value-type="float">
            <text:p>187387</text:p>
          </table:table-cell>
          <table:table-cell office:value-type="string" calcext:value-type="string">
            <text:p>Strawberry Jam</text:p>
          </table:table-cell>
          <table:table-cell office:value-type="string" calcext:value-type="string">
            <text:p>[{'Animal Collective'}]</text:p>
          </table:table-cell>
          <table:table-cell office:value-type="string" calcext:value-type="string">
            <text:p>[{'Neo-Psychedelia', 'Art Pop', 'Psychedelic Pop'}]</text:p>
          </table:table-cell>
          <table:table-cell office:value-type="string" calcext:value-type="string">
            <text:p>[{'Noise Pop', 'Psychedelic Pop', 'Electronic'}]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1206.69999999999" calcext:value-type="float">
            <text:p>1206,7</text:p>
          </table:table-cell>
          <table:table-cell office:value-type="float" office:value="748" calcext:value-type="float">
            <text:p>748</text:p>
          </table:table-cell>
          <table:table-cell office:value-type="float" office:value="0.748748748748749" calcext:value-type="float">
            <text:p>0,748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992" calcext:value-type="float">
            <text:p>0,7992</text:p>
          </table:table-cell>
          <table:table-cell office:value-type="float" office:value="0.0001166831494152" calcext:value-type="float">
            <text:p>0,000117</text:p>
          </table:table-cell>
          <table:table-cell office:value-type="float" office:value="0.0198110225574354" calcext:value-type="float">
            <text:p>0,01981</text:p>
          </table:table-cell>
          <table:table-cell office:value-type="float" office:value="16" calcext:value-type="float">
            <text:p>16</text:p>
          </table:table-cell>
          <table:table-cell office:value-type="float" office:value="0.0212651249940669" calcext:value-type="float">
            <text:p>0,0212651</text:p>
          </table:table-cell>
          <table:table-cell office:value-type="float" office:value="189452" calcext:value-type="float">
            <text:p>189452</text:p>
          </table:table-cell>
          <table:table-cell office:value-type="string" calcext:value-type="string">
            <text:p>Mama's Gun</text:p>
          </table:table-cell>
          <table:table-cell office:value-type="string" calcext:value-type="string">
            <text:p>[{'Erykah Badu'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Soul Jazz', 'Funk', 'Psychedelic Soul'}]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958" calcext:value-type="float">
            <text:p>958</text:p>
          </table:table-cell>
          <table:table-cell office:value-type="float" office:value="1723.49999999998" calcext:value-type="float">
            <text:p>1723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107986409923" calcext:value-type="float">
            <text:p>0,000211</text:p>
          </table:table-cell>
          <table:table-cell office:value-type="float" office:value="0.0537020924980119" calcext:value-type="float">
            <text:p>0,05370</text:p>
          </table:table-cell>
          <table:table-cell office:value-type="float" office:value="1" calcext:value-type="float">
            <text:p>1</text:p>
          </table:table-cell>
          <table:table-cell office:value-type="float" office:value="0.0299899496585586" calcext:value-type="float">
            <text:p>0,0299899</text:p>
          </table:table-cell>
          <table:table-cell office:value-type="float" office:value="195809" calcext:value-type="float">
            <text:p>195809</text:p>
          </table:table-cell>
          <table:table-cell office:value-type="string" calcext:value-type="string">
            <text:p>Led Zeppelin III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Hard Rock', 'Folk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1601.49999999999" calcext:value-type="float">
            <text:p>1601,5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5359400816982" calcext:value-type="float">
            <text:p>0,000536</text:p>
          </table:table-cell>
          <table:table-cell office:value-type="float" office:value="0.0396595382621463" calcext:value-type="float">
            <text:p>0,03966</text:p>
          </table:table-cell>
          <table:table-cell office:value-type="float" office:value="13" calcext:value-type="float">
            <text:p>13</text:p>
          </table:table-cell>
          <table:table-cell office:value-type="float" office:value="0.0266013098554534" calcext:value-type="float">
            <text:p>0,0266013</text:p>
          </table:table-cell>
          <table:table-cell office:value-type="float" office:value="182535" calcext:value-type="float">
            <text:p>182535</text:p>
          </table:table-cell>
          <table:table-cell office:value-type="string" calcext:value-type="string">
            <text:p>æ•‘æ¸ˆã®æŠ€æ³• (Kyuusai no gihou)</text:p>
          </table:table-cell>
          <table:table-cell office:value-type="string" calcext:value-type="string">
            <text:p>[{'Susumu Hirasawa'}]</text:p>
          </table:table-cell>
          <table:table-cell office:value-type="string" calcext:value-type="string">
            <text:p>[{'Progressive Pop', 'Art Pop', 'Electronic'}]</text:p>
          </table:table-cell>
          <table:table-cell office:value-type="string" calcext:value-type="string">
            <text:p>[{'Orchestral Music', 'Ambient Pop', 'Electro-Industrial', 'Electropop', 'New Age'}]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1229.99999999999" calcext:value-type="float">
            <text:p>1230,0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12746547482686" calcext:value-type="float">
            <text:p>0,001275</text:p>
          </table:table-cell>
          <table:table-cell office:value-type="float" office:value="0.0194648539025861" calcext:value-type="float">
            <text:p>0,01946</text:p>
          </table:table-cell>
          <table:table-cell office:value-type="float" office:value="10" calcext:value-type="float">
            <text:p>10</text:p>
          </table:table-cell>
          <table:table-cell office:value-type="float" office:value="0.0199328134141533" calcext:value-type="float">
            <text:p>0,0199328</text:p>
          </table:table-cell>
          <table:table-cell office:value-type="float" office:value="185246" calcext:value-type="float">
            <text:p>185246</text:p>
          </table:table-cell>
          <table:table-cell office:value-type="string" calcext:value-type="string">
            <text:p>Live in Europe 1967: The Bootleg Series Vol. 1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Modal Jazz', 'Post-Bop'}]</text:p>
          </table:table-cell>
          <table:table-cell office:value-type="string" calcext:value-type="string">
            <text:p>[{'Hard Bop', 'Avant-Garde Jazz'}]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office:value-type="float" office:value="1040.4" calcext:value-type="float">
            <text:p>1040,4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9440636361144" calcext:value-type="float">
            <text:p>0,000944</text:p>
          </table:table-cell>
          <table:table-cell office:value-type="float" office:value="0.0158766356518612" calcext:value-type="float">
            <text:p>0,01588</text:p>
          </table:table-cell>
          <table:table-cell office:value-type="float" office:value="8" calcext:value-type="float">
            <text:p>8</text:p>
          </table:table-cell>
          <table:table-cell office:value-type="float" office:value="0.0181244003646752" calcext:value-type="float">
            <text:p>0,0181244</text:p>
          </table:table-cell>
          <table:table-cell office:value-type="float" office:value="188847" calcext:value-type="float">
            <text:p>188847</text:p>
          </table:table-cell>
          <table:table-cell office:value-type="string" calcext:value-type="string">
            <text:p>Empyrean Isles</text:p>
          </table:table-cell>
          <table:table-cell office:value-type="string" calcext:value-type="string">
            <text:p>[{'Herbie Hancock'}]</text:p>
          </table:table-cell>
          <table:table-cell office:value-type="string" calcext:value-type="string">
            <text:p>[{'Hard Bop', 'Post-Bop'}]</text:p>
          </table:table-cell>
          <table:table-cell office:value-type="string" calcext:value-type="string">
            <text:p>[{'Modal Jazz', 'Soul Jazz', 'Avant-Garde Jazz'}]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957" calcext:value-type="float">
            <text:p>957</text:p>
          </table:table-cell>
          <table:table-cell office:value-type="float" office:value="801.199999999999" calcext:value-type="float">
            <text:p>801,2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2080236549174" calcext:value-type="float">
            <text:p>0,000208</text:p>
          </table:table-cell>
          <table:table-cell office:value-type="float" office:value="0.0129866500063292" calcext:value-type="float">
            <text:p>0,01299</text:p>
          </table:table-cell>
          <table:table-cell office:value-type="float" office:value="12" calcext:value-type="float">
            <text:p>12</text:p>
          </table:table-cell>
          <table:table-cell office:value-type="float" office:value="0.0164508953966681" calcext:value-type="float">
            <text:p>0,0164509</text:p>
          </table:table-cell>
          <table:table-cell office:value-type="float" office:value="191997" calcext:value-type="float">
            <text:p>191997</text:p>
          </table:table-cell>
          <table:table-cell office:value-type="string" calcext:value-type="string">
            <text:p>The New Abnormal</text:p>
          </table:table-cell>
          <table:table-cell office:value-type="string" calcext:value-type="string">
            <text:p>[{'The Strokes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Neo-Psychedelia', 'Post-Punk Revival', 'Synthpop', 'New Wave'}]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0262453502266462" calcext:value-type="float">
            <text:p>0,000026</text:p>
          </table:table-cell>
          <table:table-cell office:value-type="float" office:value="0.0116579638730447" calcext:value-type="float">
            <text:p>0,01166</text:p>
          </table:table-cell>
          <table:table-cell office:value-type="float" office:value="21" calcext:value-type="float">
            <text:p>21</text:p>
          </table:table-cell>
          <table:table-cell office:value-type="float" office:value="0.0152858638886183" calcext:value-type="float">
            <text:p>0,0152859</text:p>
          </table:table-cell>
          <table:table-cell office:value-type="float" office:value="190661" calcext:value-type="float">
            <text:p>190661</text:p>
          </table:table-cell>
          <table:table-cell office:value-type="string" calcext:value-type="string">
            <text:p>Art Blakey and The Jazz Messengers [Moanin']</text:p>
          </table:table-cell>
          <table:table-cell office:value-type="string" calcext:value-type="string">
            <text:p>[{'Art Blakey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581.800000000001" calcext:value-type="float">
            <text:p>581,8</text:p>
          </table:table-cell>
          <table:table-cell office:value-type="float" office:value="746" calcext:value-type="float">
            <text:p>746</text:p>
          </table:table-cell>
          <table:table-cell office:value-type="float" office:value="0.746746746746747" calcext:value-type="float">
            <text:p>0,746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97923322683706" calcext:value-type="float">
            <text:p>0,7979</text:p>
          </table:table-cell>
          <table:table-cell office:value-type="float" office:value="0.0001289532685658" calcext:value-type="float">
            <text:p>0,000129</text:p>
          </table:table-cell>
          <table:table-cell office:value-type="float" office:value="0.0103724143097261" calcext:value-type="float">
            <text:p>0,01037</text:p>
          </table:table-cell>
          <table:table-cell office:value-type="float" office:value="21" calcext:value-type="float">
            <text:p>21</text:p>
          </table:table-cell>
          <table:table-cell office:value-type="float" office:value="0.014694474410063" calcext:value-type="float">
            <text:p>0,0146945</text:p>
          </table:table-cell>
          <table:table-cell office:value-type="float" office:value="194540" calcext:value-type="float">
            <text:p>194540</text:p>
          </table:table-cell>
          <table:table-cell office:value-type="string" calcext:value-type="string">
            <text:p>Saxophone Colossus</text:p>
          </table:table-cell>
          <table:table-cell office:value-type="string" calcext:value-type="string">
            <text:p>[{'Sonny Rollins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Cool Jazz'}]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office:value-type="float" office:value="1537.49999999999" calcext:value-type="float">
            <text:p>1537,5</text:p>
          </table:table-cell>
          <table:table-cell office:value-type="float" office:value="745" calcext:value-type="float">
            <text:p>745</text:p>
          </table:table-cell>
          <table:table-cell office:value-type="float" office:value="0.745745745745746" calcext:value-type="float">
            <text:p>0,745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7286512370311" calcext:value-type="float">
            <text:p>0,7973</text:p>
          </table:table-cell>
          <table:table-cell office:value-type="float" office:value="0.0003571373644853" calcext:value-type="float">
            <text:p>0,000357</text:p>
          </table:table-cell>
          <table:table-cell office:value-type="float" office:value="0.0279074802944272" calcext:value-type="float">
            <text:p>0,02791</text:p>
          </table:table-cell>
          <table:table-cell office:value-type="float" office:value="16" calcext:value-type="float">
            <text:p>16</text:p>
          </table:table-cell>
          <table:table-cell office:value-type="float" office:value="0.0252905884045243" calcext:value-type="float">
            <text:p>0,0252906</text:p>
          </table:table-cell>
          <table:table-cell office:value-type="float" office:value="186948" calcext:value-type="float">
            <text:p>186948</text:p>
          </table:table-cell>
          <table:table-cell office:value-type="string" calcext:value-type="string">
            <text:p>Stories From the City, Stories From the Sea</text:p>
          </table:table-cell>
          <table:table-cell office:value-type="string" calcext:value-type="string">
            <text:p>[{'PJ Harvey'}]</text:p>
          </table:table-cell>
          <table:table-cell office:value-type="string" calcext:value-type="string">
            <text:p>[{'Alternative Rock', 'Singer-Songwriter'}]</text:p>
          </table:table-cell>
          <table:table-cell office:value-type="string" calcext:value-type="string">
            <text:p>[{'Post-Britpop', 'Indie Rock'}]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1613.99999999999" calcext:value-type="float">
            <text:p>1614,0</text:p>
          </table:table-cell>
          <table:table-cell office:value-type="float" office:value="744" calcext:value-type="float">
            <text:p>744</text:p>
          </table:table-cell>
          <table:table-cell office:value-type="float" office:value="0.744744744744745" calcext:value-type="float">
            <text:p>0,74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96650717703349" calcext:value-type="float">
            <text:p>0,7967</text:p>
          </table:table-cell>
          <table:table-cell office:value-type="float" office:value="0.0017856017188014" calcext:value-type="float">
            <text:p>0,001786</text:p>
          </table:table-cell>
          <table:table-cell office:value-type="float" office:value="0.0403096684822054" calcext:value-type="float">
            <text:p>0,04031</text:p>
          </table:table-cell>
          <table:table-cell office:value-type="float" office:value="20" calcext:value-type="float">
            <text:p>20</text:p>
          </table:table-cell>
          <table:table-cell office:value-type="float" office:value="0.0276170920124817" calcext:value-type="float">
            <text:p>0,0276171</text:p>
          </table:table-cell>
          <table:table-cell office:value-type="float" office:value="188819" calcext:value-type="float">
            <text:p>188819</text:p>
          </table:table-cell>
          <table:table-cell office:value-type="string" calcext:value-type="string">
            <text:p>Symphonie No. 4</text:p>
          </table:table-cell>
          <table:table-cell office:value-type="string" calcext:value-type="string">
            <text:p>[{'Johannes Brahms', 'Carlos Kleiber', 'Wiener Philharmoniker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float" office:value="1683.19999999999" calcext:value-type="float">
            <text:p>1683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7339679684369" calcext:value-type="float">
            <text:p>0,000734</text:p>
          </table:table-cell>
          <table:table-cell office:value-type="float" office:value="0.0531323604596528" calcext:value-type="float">
            <text:p>0,05313</text:p>
          </table:table-cell>
          <table:table-cell office:value-type="float" office:value="0" calcext:value-type="float">
            <text:p>0</text:p>
          </table:table-cell>
          <table:table-cell office:value-type="float" office:value="0.0290871983685044" calcext:value-type="float">
            <text:p>0,0290872</text:p>
          </table:table-cell>
          <table:table-cell office:value-type="float" office:value="189870" calcext:value-type="float">
            <text:p>189870</text:p>
          </table:table-cell>
          <table:table-cell office:value-type="string" calcext:value-type="string">
            <text:p>PelÃ­culas</text:p>
          </table:table-cell>
          <table:table-cell office:value-type="string" calcext:value-type="string">
            <text:p>[{'La MÃ¡quina de Hacer PÃ¡jaros'}]</text:p>
          </table:table-cell>
          <table:table-cell office:value-type="string" calcext:value-type="string">
            <text:p>[{'Jazz-Rock', 'Progressive Rock'}]</text:p>
          </table:table-cell>
          <table:table-cell office:value-type="string" calcext:value-type="string">
            <text:p>[{'Jazz-Rock', 'Jazz Fusion', 'Symphonic Prog'}]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float" office:value="1239.19999999999" calcext:value-type="float">
            <text:p>1239,2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1491137095679" calcext:value-type="float">
            <text:p>0,000149</text:p>
          </table:table-cell>
          <table:table-cell office:value-type="float" office:value="0.0204617097684639" calcext:value-type="float">
            <text:p>0,02046</text:p>
          </table:table-cell>
          <table:table-cell office:value-type="float" office:value="16" calcext:value-type="float">
            <text:p>16</text:p>
          </table:table-cell>
          <table:table-cell office:value-type="float" office:value="0.0216586690197629" calcext:value-type="float">
            <text:p>0,0216587</text:p>
          </table:table-cell>
          <table:table-cell office:value-type="float" office:value="184599" calcext:value-type="float">
            <text:p>184599</text:p>
          </table:table-cell>
          <table:table-cell office:value-type="string" calcext:value-type="string">
            <text:p>Masked Dancers: Concern in So Many Things You Forget Where You Are</text:p>
          </table:table-cell>
          <table:table-cell office:value-type="string" calcext:value-type="string">
            <text:p>[{'The Brave Little Abacus'}]</text:p>
          </table:table-cell>
          <table:table-cell office:value-type="string" calcext:value-type="string">
            <text:p>[{'Math Rock', 'Midwest Emo'}]</text:p>
          </table:table-cell>
          <table:table-cell office:value-type="string" calcext:value-type="string">
            <text:p>[{'Post-Hardcore', 'Experimental Rock', 'Progressive Rock', 'Post-Rock'}]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660" calcext:value-type="float">
            <text:p>660</text:p>
          </table:table-cell>
          <table:table-cell office:value-type="float" office:value="1142.99999999999" calcext:value-type="float">
            <text:p>1143,0</text:p>
          </table:table-cell>
          <table:table-cell office:value-type="float" office:value="743" calcext:value-type="float">
            <text:p>743</text:p>
          </table:table-cell>
          <table:table-cell office:value-type="float" office:value="0.743743743743744" calcext:value-type="float">
            <text:p>0,743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601593625498" calcext:value-type="float">
            <text:p>0,7960</text:p>
          </table:table-cell>
          <table:table-cell office:value-type="float" office:value="0.0002939479225384" calcext:value-type="float">
            <text:p>0,000294</text:p>
          </table:table-cell>
          <table:table-cell office:value-type="float" office:value="0.0188945460140826" calcext:value-type="float">
            <text:p>0,01889</text:p>
          </table:table-cell>
          <table:table-cell office:value-type="float" office:value="10" calcext:value-type="float">
            <text:p>10</text:p>
          </table:table-cell>
          <table:table-cell office:value-type="float" office:value="0.019837968328219" calcext:value-type="float">
            <text:p>0,0198380</text:p>
          </table:table-cell>
          <table:table-cell office:value-type="float" office:value="186859" calcext:value-type="float">
            <text:p>186859</text:p>
          </table:table-cell>
          <table:table-cell office:value-type="string" calcext:value-type="string">
            <text:p>Live at the Rainbow '74</text:p>
          </table:table-cell>
          <table:table-cell office:value-type="string" calcext:value-type="string">
            <text:p>[{'Queen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Heavy Metal', 'Progressive Rock'}]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852" calcext:value-type="float">
            <text:p>852</text:p>
          </table:table-cell>
          <table:table-cell office:value-type="float" office:value="1733.89999999999" calcext:value-type="float">
            <text:p>1733,9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713137987687" calcext:value-type="float">
            <text:p>0,000713</text:p>
          </table:table-cell>
          <table:table-cell office:value-type="float" office:value="0.0532338288766808" calcext:value-type="float">
            <text:p>0,05323</text:p>
          </table:table-cell>
          <table:table-cell office:value-type="float" office:value="4" calcext:value-type="float">
            <text:p>4</text:p>
          </table:table-cell>
          <table:table-cell office:value-type="float" office:value="0.0304231373229633" calcext:value-type="float">
            <text:p>0,0304231</text:p>
          </table:table-cell>
          <table:table-cell office:value-type="float" office:value="192025" calcext:value-type="float">
            <text:p>192025</text:p>
          </table:table-cell>
          <table:table-cell office:value-type="string" calcext:value-type="string">
            <text:p>Aladdin Sane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Glam Rock', 'Art Rock'}]</text:p>
          </table:table-cell>
          <table:table-cell office:value-type="string" calcext:value-type="string">
            <text:p>[{'Hard Rock', 'Piano Rock'}]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636.79999999999" calcext:value-type="float">
            <text:p>1636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896353935766" calcext:value-type="float">
            <text:p>0,000896</text:p>
          </table:table-cell>
          <table:table-cell office:value-type="float" office:value="0.0406566099229046" calcext:value-type="float">
            <text:p>0,04066</text:p>
          </table:table-cell>
          <table:table-cell office:value-type="float" office:value="13" calcext:value-type="float">
            <text:p>13</text:p>
          </table:table-cell>
          <table:table-cell office:value-type="float" office:value="0.0281754653016846" calcext:value-type="float">
            <text:p>0,0281755</text:p>
          </table:table-cell>
          <table:table-cell office:value-type="float" office:value="187130" calcext:value-type="float">
            <text:p>187130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Trip Hop', 'Tribal House', 'Alternative Dance'}]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1636.49999999999" calcext:value-type="float">
            <text:p>1636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11280485562382" calcext:value-type="float">
            <text:p>0,001128</text:p>
          </table:table-cell>
          <table:table-cell office:value-type="float" office:value="0.0416024948191381" calcext:value-type="float">
            <text:p>0,04160</text:p>
          </table:table-cell>
          <table:table-cell office:value-type="float" office:value="9" calcext:value-type="float">
            <text:p>9</text:p>
          </table:table-cell>
          <table:table-cell office:value-type="float" office:value="0.0282975256026478" calcext:value-type="float">
            <text:p>0,0282975</text:p>
          </table:table-cell>
          <table:table-cell office:value-type="float" office:value="185804" calcext:value-type="float">
            <text:p>185804</text:p>
          </table:table-cell>
          <table:table-cell office:value-type="string" calcext:value-type="string">
            <text:p>Dick's Picks Volume Twelve: Providence Civic, June 26, 1974 - Boston Garden, June 28, 1974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Country Rock', 'Jazz-Rock', 'Folk Rock'}]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750" calcext:value-type="float">
            <text:p>750</text:p>
          </table:table-cell>
          <table:table-cell office:value-type="float" office:value="1538.49999999999" calcext:value-type="float">
            <text:p>1538,5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987147945731" calcext:value-type="float">
            <text:p>0,000199</text:p>
          </table:table-cell>
          <table:table-cell office:value-type="float" office:value="0.0382933116327716" calcext:value-type="float">
            <text:p>0,03829</text:p>
          </table:table-cell>
          <table:table-cell office:value-type="float" office:value="14" calcext:value-type="float">
            <text:p>14</text:p>
          </table:table-cell>
          <table:table-cell office:value-type="float" office:value="0.0265448529183578" calcext:value-type="float">
            <text:p>0,0265449</text:p>
          </table:table-cell>
          <table:table-cell office:value-type="float" office:value="176934" calcext:value-type="float">
            <text:p>176934</text:p>
          </table:table-cell>
          <table:table-cell office:value-type="string" calcext:value-type="string">
            <text:p>Mother 2: ã‚®ãƒ¼ã‚°ã®é€†è¥²</text:p>
          </table:table-cell>
          <table:table-cell office:value-type="string" calcext:value-type="string">
            <text:p>[{'Hirokazu Tanaka', 'Keiichi Suzuki'}]</text:p>
          </table:table-cell>
          <table:table-cell office:value-type="string" calcext:value-type="string">
            <text:p>[{'Video Game Music', '16-bit'}]</text:p>
          </table:table-cell>
          <table:table-cell office:value-type="string" calcext:value-type="string">
            <text:p>[{'Dub', 'Neo-Psychedelia', 'Psychedelic Pop', 'Lounge', 'Dark Ambient'}]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866" calcext:value-type="float">
            <text:p>866</text:p>
          </table:table-cell>
          <table:table-cell office:value-type="float" office:value="1504.69999999999" calcext:value-type="float">
            <text:p>1504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0247408397040996" calcext:value-type="float">
            <text:p>0,000025</text:p>
          </table:table-cell>
          <table:table-cell office:value-type="float" office:value="0.0470774275356611" calcext:value-type="float">
            <text:p>0,04708</text:p>
          </table:table-cell>
          <table:table-cell office:value-type="float" office:value="7" calcext:value-type="float">
            <text:p>7</text:p>
          </table:table-cell>
          <table:table-cell office:value-type="float" office:value="0.0284173587123838" calcext:value-type="float">
            <text:p>0,0284174</text:p>
          </table:table-cell>
          <table:table-cell office:value-type="float" office:value="193827" calcext:value-type="float">
            <text:p>193827</text:p>
          </table:table-cell>
          <table:table-cell office:value-type="string" calcext:value-type="string">
            <text:p>Siembra</text:p>
          </table:table-cell>
          <table:table-cell office:value-type="string" calcext:value-type="string">
            <text:p>[{'Willie ColÃ³n &amp; RubÃ©n Blades'}]</text:p>
          </table:table-cell>
          <table:table-cell office:value-type="string" calcext:value-type="string">
            <text:p>[{'Salsa dura'}]</text:p>
          </table:table-cell>
          <table:table-cell office:value-type="string" calcext:value-type="string">
            <text:p>[{'Latin Jazz'}]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office:value-type="float" office:value="1166.29999999999" calcext:value-type="float">
            <text:p>1166,3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630615523067" calcext:value-type="float">
            <text:p>0,000263</text:p>
          </table:table-cell>
          <table:table-cell office:value-type="float" office:value="0.0182692442818837" calcext:value-type="float">
            <text:p>0,01827</text:p>
          </table:table-cell>
          <table:table-cell office:value-type="float" office:value="17" calcext:value-type="float">
            <text:p>17</text:p>
          </table:table-cell>
          <table:table-cell office:value-type="float" office:value="0.0208829560726392" calcext:value-type="float">
            <text:p>0,0208830</text:p>
          </table:table-cell>
          <table:table-cell office:value-type="float" office:value="189861" calcext:value-type="float">
            <text:p>189861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[{'The Replacements'}]</text:p>
          </table:table-cell>
          <table:table-cell office:value-type="string" calcext:value-type="string">
            <text:p>[{'Alternative Rock', 'Power Pop'}]</text:p>
          </table:table-cell>
          <table:table-cell office:value-type="string" calcext:value-type="string">
            <text:p>[{'Punk Rock', 'Heartland Rock', 'Jangle Pop'}]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float" office:value="1117.79999999999" calcext:value-type="float">
            <text:p>1117,8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162487136435" calcext:value-type="float">
            <text:p>0,000162</text:p>
          </table:table-cell>
          <table:table-cell office:value-type="float" office:value="0.0167155911852504" calcext:value-type="float">
            <text:p>0,01672</text:p>
          </table:table-cell>
          <table:table-cell office:value-type="float" office:value="10" calcext:value-type="float">
            <text:p>10</text:p>
          </table:table-cell>
          <table:table-cell office:value-type="float" office:value="0.0197364817397707" calcext:value-type="float">
            <text:p>0,0197365</text:p>
          </table:table-cell>
          <table:table-cell office:value-type="float" office:value="187743" calcext:value-type="float">
            <text:p>187743</text:p>
          </table:table-cell>
          <table:table-cell office:value-type="string" calcext:value-type="string">
            <text:p>WORRY.</text:p>
          </table:table-cell>
          <table:table-cell office:value-type="string" calcext:value-type="string">
            <text:p>[{'Jeff Rosenstock'}]</text:p>
          </table:table-cell>
          <table:table-cell office:value-type="string" calcext:value-type="string">
            <text:p>[{'Pop Punk', 'Power Pop', 'Indie Rock'}]</text:p>
          </table:table-cell>
          <table:table-cell office:value-type="string" calcext:value-type="string">
            <text:p>[{'Punk Rock', 'Singer-Songwriter'}]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1113.69999999999" calcext:value-type="float">
            <text:p>1113,7</text:p>
          </table:table-cell>
          <table:table-cell office:value-type="float" office:value="741" calcext:value-type="float">
            <text:p>741</text:p>
          </table:table-cell>
          <table:table-cell office:value-type="float" office:value="0.741741741741742" calcext:value-type="float">
            <text:p>0,7417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94749403341289" calcext:value-type="float">
            <text:p>0,7947</text:p>
          </table:table-cell>
          <table:table-cell office:value-type="float" office:value="0.0002595113483557" calcext:value-type="float">
            <text:p>0,000260</text:p>
          </table:table-cell>
          <table:table-cell office:value-type="float" office:value="0.0170256406816787" calcext:value-type="float">
            <text:p>0,01703</text:p>
          </table:table-cell>
          <table:table-cell office:value-type="float" office:value="10" calcext:value-type="float">
            <text:p>10</text:p>
          </table:table-cell>
          <table:table-cell office:value-type="float" office:value="0.0195332710101232" calcext:value-type="float">
            <text:p>0,0195333</text:p>
          </table:table-cell>
          <table:table-cell office:value-type="float" office:value="184290" calcext:value-type="float">
            <text:p>184290</text:p>
          </table:table-cell>
          <table:table-cell office:value-type="string" calcext:value-type="string">
            <text:p>Just Got Back From the Discomfortâ€”We're Alright</text:p>
          </table:table-cell>
          <table:table-cell office:value-type="string" calcext:value-type="string">
            <text:p>[{'The Brave Little Abacus'}]</text:p>
          </table:table-cell>
          <table:table-cell office:value-type="string" calcext:value-type="string">
            <text:p>[{'Experimental Rock', 'Midwest Emo'}]</text:p>
          </table:table-cell>
          <table:table-cell office:value-type="string" calcext:value-type="string">
            <text:p>[{'Post-Hardcore', 'Math Rock', 'Progressive Rock', 'Art Rock'}]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1548.09999999999" calcext:value-type="float">
            <text:p>1548,1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0979603518013672" calcext:value-type="float">
            <text:p>0,000098</text:p>
          </table:table-cell>
          <table:table-cell office:value-type="float" office:value="0.0390171056796186" calcext:value-type="float">
            <text:p>0,03902</text:p>
          </table:table-cell>
          <table:table-cell office:value-type="float" office:value="5" calcext:value-type="float">
            <text:p>5</text:p>
          </table:table-cell>
          <table:table-cell office:value-type="float" office:value="0.027235877767971" calcext:value-type="float">
            <text:p>0,0272359</text:p>
          </table:table-cell>
          <table:table-cell office:value-type="float" office:value="181223" calcext:value-type="float">
            <text:p>181223</text:p>
          </table:table-cell>
          <table:table-cell office:value-type="string" calcext:value-type="string">
            <text:p>Emergency &amp; I</text:p>
          </table:table-cell>
          <table:table-cell office:value-type="string" calcext:value-type="string">
            <text:p>[{'The Dismemberment Plan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Post-Hardcore', 'Post-Punk', 'Math Rock', 'Emo', 'Math Pop'}]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1356.39999999999" calcext:value-type="float">
            <text:p>1356,4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2704775583867" calcext:value-type="float">
            <text:p>0,000270</text:p>
          </table:table-cell>
          <table:table-cell office:value-type="float" office:value="0.0222662105576149" calcext:value-type="float">
            <text:p>0,02227</text:p>
          </table:table-cell>
          <table:table-cell office:value-type="float" office:value="16" calcext:value-type="float">
            <text:p>16</text:p>
          </table:table-cell>
          <table:table-cell office:value-type="float" office:value="0.0234353048929916" calcext:value-type="float">
            <text:p>0,0234353</text:p>
          </table:table-cell>
          <table:table-cell office:value-type="float" office:value="186376" calcext:value-type="float">
            <text:p>186376</text:p>
          </table:table-cell>
          <table:table-cell office:value-type="string" calcext:value-type="string">
            <text:p>å‹è¨´ã‚¹ãƒˆãƒªãƒƒãƒ— (ShÅso Strip)</text:p>
          </table:table-cell>
          <table:table-cell office:value-type="string" calcext:value-type="string">
            <text:p>[{'Sheena Ringo'}]</text:p>
          </table:table-cell>
          <table:table-cell office:value-type="string" calcext:value-type="string">
            <text:p>[{'J-Rock', 'Noise Pop', 'Art Pop'}]</text:p>
          </table:table-cell>
          <table:table-cell office:value-type="string" calcext:value-type="string">
            <text:p>[{'Noise Pop', 'J-Pop', 'Progressive Pop', 'Art Rock'}]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1338.59999999999" calcext:value-type="float">
            <text:p>1338,6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9387031208451" calcext:value-type="float">
            <text:p>0,000939</text:p>
          </table:table-cell>
          <table:table-cell office:value-type="float" office:value="0.0239674937955179" calcext:value-type="float">
            <text:p>0,02397</text:p>
          </table:table-cell>
          <table:table-cell office:value-type="float" office:value="16" calcext:value-type="float">
            <text:p>16</text:p>
          </table:table-cell>
          <table:table-cell office:value-type="float" office:value="0.0214123649416083" calcext:value-type="float">
            <text:p>0,0214124</text:p>
          </table:table-cell>
          <table:table-cell office:value-type="float" office:value="177676" calcext:value-type="float">
            <text:p>177676</text:p>
          </table:table-cell>
          <table:table-cell office:value-type="string" calcext:value-type="string">
            <text:p>The Cellar Door Sessions 1970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 Fusion'}]</text:p>
          </table:table-cell>
          <table:table-cell office:value-type="string" calcext:value-type="string">
            <text:p>[{'Jazz-Funk', 'Jazz-Rock', 'Avant-Garde Jazz'}]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1221.99999999999" calcext:value-type="float">
            <text:p>1222,0</text:p>
          </table:table-cell>
          <table:table-cell office:value-type="float" office:value="740" calcext:value-type="float">
            <text:p>740</text:p>
          </table:table-cell>
          <table:table-cell office:value-type="float" office:value="0.740740740740741" calcext:value-type="float">
            <text:p>0,74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4117647058824" calcext:value-type="float">
            <text:p>0,7941</text:p>
          </table:table-cell>
          <table:table-cell office:value-type="float" office:value="0.0008511183193881" calcext:value-type="float">
            <text:p>0,000851</text:p>
          </table:table-cell>
          <table:table-cell office:value-type="float" office:value="0.0188974720459863" calcext:value-type="float">
            <text:p>0,01890</text:p>
          </table:table-cell>
          <table:table-cell office:value-type="float" office:value="17" calcext:value-type="float">
            <text:p>17</text:p>
          </table:table-cell>
          <table:table-cell office:value-type="float" office:value="0.0200981367522862" calcext:value-type="float">
            <text:p>0,0200981</text:p>
          </table:table-cell>
          <table:table-cell office:value-type="float" office:value="180909" calcext:value-type="float">
            <text:p>180909</text:p>
          </table:table-cell>
          <table:table-cell office:value-type="string" calcext:value-type="string">
            <text:p>The Head on the Door</text:p>
          </table:table-cell>
          <table:table-cell office:value-type="string" calcext:value-type="string">
            <text:p>[{'The Cure'}]</text:p>
          </table:table-cell>
          <table:table-cell office:value-type="string" calcext:value-type="string">
            <text:p>[{'Alternative Rock', 'Post-Punk', 'New Wave'}]</text:p>
          </table:table-cell>
          <table:table-cell office:value-type="string" calcext:value-type="string">
            <text:p>[{'Gothic Rock', 'Jangle Pop'}]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1810.79999999998" calcext:value-type="float">
            <text:p>1810,8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4270420547418" calcext:value-type="float">
            <text:p>0,000427</text:p>
          </table:table-cell>
          <table:table-cell office:value-type="float" office:value="0.0459949382720833" calcext:value-type="float">
            <text:p>0,04599</text:p>
          </table:table-cell>
          <table:table-cell office:value-type="float" office:value="6" calcext:value-type="float">
            <text:p>6</text:p>
          </table:table-cell>
          <table:table-cell office:value-type="float" office:value="0.0305506560962293" calcext:value-type="float">
            <text:p>0,0305507</text:p>
          </table:table-cell>
          <table:table-cell office:value-type="float" office:value="177926" calcext:value-type="float">
            <text:p>177926</text:p>
          </table:table-cell>
          <table:table-cell office:value-type="string" calcext:value-type="string">
            <text:p>To Bring You My Love</text:p>
          </table:table-cell>
          <table:table-cell office:value-type="string" calcext:value-type="string">
            <text:p>[{'PJ Harvey'}]</text:p>
          </table:table-cell>
          <table:table-cell office:value-type="string" calcext:value-type="string">
            <text:p>[{'Alternative Rock', 'Singer-Songwriter'}]</text:p>
          </table:table-cell>
          <table:table-cell office:value-type="string" calcext:value-type="string">
            <text:p>[{'Blues Rock', 'Punk Blues', 'Art Rock'}]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937" calcext:value-type="float">
            <text:p>937</text:p>
          </table:table-cell>
          <table:table-cell office:value-type="float" office:value="1637.19999999999" calcext:value-type="float">
            <text:p>1637,2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7020046098202" calcext:value-type="float">
            <text:p>0,000702</text:p>
          </table:table-cell>
          <table:table-cell office:value-type="float" office:value="0.0515716229500684" calcext:value-type="float">
            <text:p>0,05157</text:p>
          </table:table-cell>
          <table:table-cell office:value-type="float" office:value="0" calcext:value-type="float">
            <text:p>0</text:p>
          </table:table-cell>
          <table:table-cell office:value-type="float" office:value="0.0285230351954414" calcext:value-type="float">
            <text:p>0,0285230</text:p>
          </table:table-cell>
          <table:table-cell office:value-type="float" office:value="180163" calcext:value-type="float">
            <text:p>180163</text:p>
          </table:table-cell>
          <table:table-cell office:value-type="string" calcext:value-type="string">
            <text:p>Moonmadness</text:p>
          </table:table-cell>
          <table:table-cell office:value-type="string" calcext:value-type="string">
            <text:p>[{'Camel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829" calcext:value-type="float">
            <text:p>829</text:p>
          </table:table-cell>
          <table:table-cell office:value-type="float" office:value="1527.39999999999" calcext:value-type="float">
            <text:p>1527,4</text:p>
          </table:table-cell>
          <table:table-cell office:value-type="float" office:value="739" calcext:value-type="float">
            <text:p>739</text:p>
          </table:table-cell>
          <table:table-cell office:value-type="float" office:value="0.73973973973974" calcext:value-type="float">
            <text:p>0,739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93486894360604" calcext:value-type="float">
            <text:p>0,7935</text:p>
          </table:table-cell>
          <table:table-cell office:value-type="float" office:value="0.0002128046550224" calcext:value-type="float">
            <text:p>0,000213</text:p>
          </table:table-cell>
          <table:table-cell office:value-type="float" office:value="0.03831318931933" calcext:value-type="float">
            <text:p>0,03831</text:p>
          </table:table-cell>
          <table:table-cell office:value-type="float" office:value="14" calcext:value-type="float">
            <text:p>14</text:p>
          </table:table-cell>
          <table:table-cell office:value-type="float" office:value="0.0268469459723445" calcext:value-type="float">
            <text:p>0,0268469</text:p>
          </table:table-cell>
          <table:table-cell office:value-type="float" office:value="182090" calcext:value-type="float">
            <text:p>182090</text:p>
          </table:table-cell>
          <table:table-cell office:value-type="string" calcext:value-type="string">
            <text:p>Symphony No. 3</text:p>
          </table:table-cell>
          <table:table-cell office:value-type="string" calcext:value-type="string">
            <text:p>[{'Henryk MikoÅ‚aj GÃ³recki'}]</text:p>
          </table:table-cell>
          <table:table-cell office:value-type="string" calcext:value-type="string">
            <text:p>[{'Holy Minimalism', 'Modern Classical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1482.29999999999" calcext:value-type="float">
            <text:p>1482,3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2624726071619" calcext:value-type="float">
            <text:p>0,000262</text:p>
          </table:table-cell>
          <table:table-cell office:value-type="float" office:value="0.0460460063149135" calcext:value-type="float">
            <text:p>0,04605</text:p>
          </table:table-cell>
          <table:table-cell office:value-type="float" office:value="7" calcext:value-type="float">
            <text:p>7</text:p>
          </table:table-cell>
          <table:table-cell office:value-type="float" office:value="0.0275355348447672" calcext:value-type="float">
            <text:p>0,0275355</text:p>
          </table:table-cell>
          <table:table-cell office:value-type="float" office:value="188160" calcext:value-type="float">
            <text:p>188160</text:p>
          </table:table-cell>
          <table:table-cell office:value-type="string" calcext:value-type="string">
            <text:p>Off the Wall</text:p>
          </table:table-cell>
          <table:table-cell office:value-type="string" calcext:value-type="string">
            <text:p>[{'Michael Jackson'}]</text:p>
          </table:table-cell>
          <table:table-cell office:value-type="string" calcext:value-type="string">
            <text:p>[{'Disco'}]</text:p>
          </table:table-cell>
          <table:table-cell office:value-type="string" calcext:value-type="string">
            <text:p>[{'Pop Soul', 'Dance-Pop', 'Funk', 'Contemporary R&amp;B', 'Boogie'}]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float" office:value="1464.59999999999" calcext:value-type="float">
            <text:p>1464,6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894674233351" calcext:value-type="float">
            <text:p>0,000489</text:p>
          </table:table-cell>
          <table:table-cell office:value-type="float" office:value="0.0371952647966875" calcext:value-type="float">
            <text:p>0,03720</text:p>
          </table:table-cell>
          <table:table-cell office:value-type="float" office:value="14" calcext:value-type="float">
            <text:p>14</text:p>
          </table:table-cell>
          <table:table-cell office:value-type="float" office:value="0.0262533156717116" calcext:value-type="float">
            <text:p>0,0262533</text:p>
          </table:table-cell>
          <table:table-cell office:value-type="float" office:value="179303" calcext:value-type="float">
            <text:p>179303</text:p>
          </table:table-cell>
          <table:table-cell office:value-type="string" calcext:value-type="string">
            <text:p>Cowboy Bebop</text:p>
          </table:table-cell>
          <table:table-cell office:value-type="string" calcext:value-type="string">
            <text:p>[{'Seatbelts'}]</text:p>
          </table:table-cell>
          <table:table-cell office:value-type="string" calcext:value-type="string">
            <text:p>[{'Jazz', 'Television Music'}]</text:p>
          </table:table-cell>
          <table:table-cell office:value-type="string" calcext:value-type="string">
            <text:p>[{'Hard Bop', 'Blues', 'Spaghetti Western', 'Swing', 'Big Band'}]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1096.2" calcext:value-type="float">
            <text:p>1096,2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4174539077678" calcext:value-type="float">
            <text:p>0,000417</text:p>
          </table:table-cell>
          <table:table-cell office:value-type="float" office:value="0.0171437387992796" calcext:value-type="float">
            <text:p>0,01714</text:p>
          </table:table-cell>
          <table:table-cell office:value-type="float" office:value="17" calcext:value-type="float">
            <text:p>17</text:p>
          </table:table-cell>
          <table:table-cell office:value-type="float" office:value="0.0193625362299844" calcext:value-type="float">
            <text:p>0,0193625</text:p>
          </table:table-cell>
          <table:table-cell office:value-type="float" office:value="183662" calcext:value-type="float">
            <text:p>183662</text:p>
          </table:table-cell>
          <table:table-cell office:value-type="string" calcext:value-type="string">
            <text:p>Don't Break the Oath</text:p>
          </table:table-cell>
          <table:table-cell office:value-type="string" calcext:value-type="string">
            <text:p>[{'Mercyful Fate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877.799999999998" calcext:value-type="float">
            <text:p>877,8</text:p>
          </table:table-cell>
          <table:table-cell office:value-type="float" office:value="738" calcext:value-type="float">
            <text:p>738</text:p>
          </table:table-cell>
          <table:table-cell office:value-type="float" office:value="0.738738738738739" calcext:value-type="float">
            <text:p>0,738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92857142857143" calcext:value-type="float">
            <text:p>0,7929</text:p>
          </table:table-cell>
          <table:table-cell office:value-type="float" office:value="0.0001310595832973" calcext:value-type="float">
            <text:p>0,000131</text:p>
          </table:table-cell>
          <table:table-cell office:value-type="float" office:value="0.0126100428681754" calcext:value-type="float">
            <text:p>0,01261</text:p>
          </table:table-cell>
          <table:table-cell office:value-type="float" office:value="8" calcext:value-type="float">
            <text:p>8</text:p>
          </table:table-cell>
          <table:table-cell office:value-type="float" office:value="0.0161697554630296" calcext:value-type="float">
            <text:p>0,0161698</text:p>
          </table:table-cell>
          <table:table-cell office:value-type="float" office:value="182501" calcext:value-type="float">
            <text:p>182501</text:p>
          </table:table-cell>
          <table:table-cell office:value-type="string" calcext:value-type="string">
            <text:p>Duke Ellington's Far East Suite</text:p>
          </table:table-cell>
          <table:table-cell office:value-type="string" calcext:value-type="string">
            <text:p>[{'Duke Ellington'}]</text:p>
          </table:table-cell>
          <table:table-cell office:value-type="string" calcext:value-type="string">
            <text:p>[{'Big Band', 'Progressive Big Band'}]</text:p>
          </table:table-cell>
          <table:table-cell office:value-type="string" calcext:value-type="string">
            <text:p>[{'Third Stream', 'Progressive Big Band'}]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1205.49999999999" calcext:value-type="float">
            <text:p>1205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9300215379039" calcext:value-type="float">
            <text:p>0,000930</text:p>
          </table:table-cell>
          <table:table-cell office:value-type="float" office:value="0.0196602241500842" calcext:value-type="float">
            <text:p>0,01966</text:p>
          </table:table-cell>
          <table:table-cell office:value-type="float" office:value="16" calcext:value-type="float">
            <text:p>16</text:p>
          </table:table-cell>
          <table:table-cell office:value-type="float" office:value="0.0202502538191959" calcext:value-type="float">
            <text:p>0,0202503</text:p>
          </table:table-cell>
          <table:table-cell office:value-type="float" office:value="177802" calcext:value-type="float">
            <text:p>177802</text:p>
          </table:table-cell>
          <table:table-cell office:value-type="string" calcext:value-type="string">
            <text:p>Crack the Skye</text:p>
          </table:table-cell>
          <table:table-cell office:value-type="string" calcext:value-type="string">
            <text:p>[{'Mastodon'}]</text:p>
          </table:table-cell>
          <table:table-cell office:value-type="string" calcext:value-type="string">
            <text:p>[{'Progressive Metal'}]</text:p>
          </table:table-cell>
          <table:table-cell office:value-type="string" calcext:value-type="string">
            <text:p>[{'Heavy Psych', 'Southern Metal', 'Stoner Metal', 'Sludge Metal'}]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1026.49999999999" calcext:value-type="float">
            <text:p>1026,5</text:p>
          </table:table-cell>
          <table:table-cell office:value-type="float" office:value="737" calcext:value-type="float">
            <text:p>737</text:p>
          </table:table-cell>
          <table:table-cell office:value-type="float" office:value="0.737737737737738" calcext:value-type="float">
            <text:p>0,737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92228390166535" calcext:value-type="float">
            <text:p>0,7922</text:p>
          </table:table-cell>
          <table:table-cell office:value-type="float" office:value="0.0002220323195607" calcext:value-type="float">
            <text:p>0,000222</text:p>
          </table:table-cell>
          <table:table-cell office:value-type="float" office:value="0.0149504153969415" calcext:value-type="float">
            <text:p>0,01495</text:p>
          </table:table-cell>
          <table:table-cell office:value-type="float" office:value="10" calcext:value-type="float">
            <text:p>10</text:p>
          </table:table-cell>
          <table:table-cell office:value-type="float" office:value="0.0179116954063819" calcext:value-type="float">
            <text:p>0,0179117</text:p>
          </table:table-cell>
          <table:table-cell office:value-type="float" office:value="182907" calcext:value-type="float">
            <text:p>182907</text:p>
          </table:table-cell>
          <table:table-cell office:value-type="string" calcext:value-type="string">
            <text:p>Persona5 The Royal Straight Flush Edition</text:p>
          </table:table-cell>
          <table:table-cell office:value-type="string" calcext:value-type="string">
            <text:p>[{'Toshiki Konishi', 'Shoji Meguro'}]</text:p>
          </table:table-cell>
          <table:table-cell office:value-type="string" calcext:value-type="string">
            <text:p>[{'Video Game Music', 'Acid Jazz'}]</text:p>
          </table:table-cell>
          <table:table-cell office:value-type="string" calcext:value-type="string">
            <text:p>[{'Jazz-Funk', 'Alternative Rock', 'Lounge', 'Alternative Metal'}]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office:value-type="float" office:value="1653.49999999999" calcext:value-type="float">
            <text:p>1653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1580070384345" calcext:value-type="float">
            <text:p>0,000158</text:p>
          </table:table-cell>
          <table:table-cell office:value-type="float" office:value="0.0511236348164107" calcext:value-type="float">
            <text:p>0,05112</text:p>
          </table:table-cell>
          <table:table-cell office:value-type="float" office:value="1" calcext:value-type="float">
            <text:p>1</text:p>
          </table:table-cell>
          <table:table-cell office:value-type="float" office:value="0.0299166811330689" calcext:value-type="float">
            <text:p>0,0299167</text:p>
          </table:table-cell>
          <table:table-cell office:value-type="float" office:value="189323" calcext:value-type="float">
            <text:p>189323</text:p>
          </table:table-cell>
          <table:table-cell office:value-type="string" calcext:value-type="string">
            <text:p>Live and Dangerous</text:p>
          </table:table-cell>
          <table:table-cell office:value-type="string" calcext:value-type="string">
            <text:p>[{'Thin Lizzy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Heavy Metal', 'Blues Rock'}]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1642.19999999999" calcext:value-type="float">
            <text:p>1642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150634077153" calcext:value-type="float">
            <text:p>0,000415</text:p>
          </table:table-cell>
          <table:table-cell office:value-type="float" office:value="0.0517695466051516" calcext:value-type="float">
            <text:p>0,05177</text:p>
          </table:table-cell>
          <table:table-cell office:value-type="float" office:value="0" calcext:value-type="float">
            <text:p>0</text:p>
          </table:table-cell>
          <table:table-cell office:value-type="float" office:value="0.0285793635942442" calcext:value-type="float">
            <text:p>0,0285794</text:p>
          </table:table-cell>
          <table:table-cell office:value-type="float" office:value="180938" calcext:value-type="float">
            <text:p>180938</text:p>
          </table:table-cell>
          <table:table-cell office:value-type="string" calcext:value-type="string">
            <text:p>Grasa de las capitales</text:p>
          </table:table-cell>
          <table:table-cell office:value-type="string" calcext:value-type="string">
            <text:p>[{'SerÃº GirÃ¡n'}]</text:p>
          </table:table-cell>
          <table:table-cell office:value-type="string" calcext:value-type="string">
            <text:p>[{'Jazz-Rock', 'Progressive Rock'}]</text:p>
          </table:table-cell>
          <table:table-cell office:value-type="string" calcext:value-type="string">
            <text:p>[{'Progressive Pop', 'Jazz Fusion', 'Art Rock', 'Symphonic Prog'}]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float" office:value="1153.29999999999" calcext:value-type="float">
            <text:p>1153,3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8395026876434" calcext:value-type="float">
            <text:p>0,000840</text:p>
          </table:table-cell>
          <table:table-cell office:value-type="float" office:value="0.0169734040654187" calcext:value-type="float">
            <text:p>0,01697</text:p>
          </table:table-cell>
          <table:table-cell office:value-type="float" office:value="10" calcext:value-type="float">
            <text:p>10</text:p>
          </table:table-cell>
          <table:table-cell office:value-type="float" office:value="0.0185722743490712" calcext:value-type="float">
            <text:p>0,0185723</text:p>
          </table:table-cell>
          <table:table-cell office:value-type="float" office:value="177892" calcext:value-type="float">
            <text:p>177892</text:p>
          </table:table-cell>
          <table:table-cell office:value-type="string" calcext:value-type="string">
            <text:p>The Age of Adz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Progressive Pop', 'Indietronica', 'Art Pop'}]</text:p>
          </table:table-cell>
          <table:table-cell office:value-type="string" calcext:value-type="string">
            <text:p>[{'Chamber Pop', 'Neo-Psychedelia', 'Glitch Pop', 'Folktronica', 'IDM'}]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1035.2" calcext:value-type="float">
            <text:p>1035,2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4804069266327" calcext:value-type="float">
            <text:p>0,000480</text:p>
          </table:table-cell>
          <table:table-cell office:value-type="float" office:value="0.0149936182273134" calcext:value-type="float">
            <text:p>0,01499</text:p>
          </table:table-cell>
          <table:table-cell office:value-type="float" office:value="10" calcext:value-type="float">
            <text:p>10</text:p>
          </table:table-cell>
          <table:table-cell office:value-type="float" office:value="0.0185641906739963" calcext:value-type="float">
            <text:p>0,0185642</text:p>
          </table:table-cell>
          <table:table-cell office:value-type="float" office:value="184809" calcext:value-type="float">
            <text:p>184809</text:p>
          </table:table-cell>
          <table:table-cell office:value-type="string" calcext:value-type="string">
            <text:p>The Long Goodbye: LCD Soundsystem Live at Madison Square Garden</text:p>
          </table:table-cell>
          <table:table-cell office:value-type="string" calcext:value-type="string">
            <text:p>[{'LCD Soundsystem'}]</text:p>
          </table:table-cell>
          <table:table-cell office:value-type="string" calcext:value-type="string">
            <text:p>[{'Indietronica', 'Dance-Punk', 'Alternative Dance'}]</text:p>
          </table:table-cell>
          <table:table-cell office:value-type="string" calcext:value-type="string">
            <text:p>[{'Post-Punk Revival', 'New Wave', 'Synthpop', 'Alternative Dance', 'New Rave'}]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1027.5" calcext:value-type="float">
            <text:p>1027,5</text:p>
          </table:table-cell>
          <table:table-cell office:value-type="float" office:value="736" calcext:value-type="float">
            <text:p>736</text:p>
          </table:table-cell>
          <table:table-cell office:value-type="float" office:value="0.736736736736737" calcext:value-type="float">
            <text:p>0,736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91600633914422" calcext:value-type="float">
            <text:p>0,7916</text:p>
          </table:table-cell>
          <table:table-cell office:value-type="float" office:value="0.0003880634141155" calcext:value-type="float">
            <text:p>0,000388</text:p>
          </table:table-cell>
          <table:table-cell office:value-type="float" office:value="0.014786976931492" calcext:value-type="float">
            <text:p>0,01479</text:p>
          </table:table-cell>
          <table:table-cell office:value-type="float" office:value="10" calcext:value-type="float">
            <text:p>10</text:p>
          </table:table-cell>
          <table:table-cell office:value-type="float" office:value="0.0176578877779766" calcext:value-type="float">
            <text:p>0,0176579</text:p>
          </table:table-cell>
          <table:table-cell office:value-type="float" office:value="177443" calcext:value-type="float">
            <text:p>177443</text:p>
          </table:table-cell>
          <table:table-cell office:value-type="string" calcext:value-type="string">
            <text:p>Persona5</text:p>
          </table:table-cell>
          <table:table-cell office:value-type="string" calcext:value-type="string">
            <text:p>[{'Shoji Meguro'}]</text:p>
          </table:table-cell>
          <table:table-cell office:value-type="string" calcext:value-type="string">
            <text:p>[{'Video Game Music', 'Lounge', 'Acid Jazz'}]</text:p>
          </table:table-cell>
          <table:table-cell office:value-type="string" calcext:value-type="string">
            <text:p>[{'Alternative Rock', 'Nu Jazz', 'Disco', 'Jazz Fusion', 'Shibuya-kei'}]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099.1" calcext:value-type="float">
            <text:p>1099,1</text:p>
          </table:table-cell>
          <table:table-cell office:value-type="float" office:value="735" calcext:value-type="float">
            <text:p>735</text:p>
          </table:table-cell>
          <table:table-cell office:value-type="float" office:value="0.735735735735736" calcext:value-type="float">
            <text:p>0,735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90973871733967" calcext:value-type="float">
            <text:p>0,7910</text:p>
          </table:table-cell>
          <table:table-cell office:value-type="float" office:value="0.0004070536802667" calcext:value-type="float">
            <text:p>0,000407</text:p>
          </table:table-cell>
          <table:table-cell office:value-type="float" office:value="0.0165920453460028" calcext:value-type="float">
            <text:p>0,01659</text:p>
          </table:table-cell>
          <table:table-cell office:value-type="float" office:value="17" calcext:value-type="float">
            <text:p>17</text:p>
          </table:table-cell>
          <table:table-cell office:value-type="float" office:value="0.0199732944229367" calcext:value-type="float">
            <text:p>0,0199733</text:p>
          </table:table-cell>
          <table:table-cell office:value-type="float" office:value="181476" calcext:value-type="float">
            <text:p>181476</text:p>
          </table:table-cell>
          <table:table-cell office:value-type="string" calcext:value-type="string">
            <text:p>Live at the It Club</text:p>
          </table:table-cell>
          <table:table-cell office:value-type="string" calcext:value-type="string">
            <text:p>[{'Thelonious Monk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1219.79999999999" calcext:value-type="float">
            <text:p>1219,8</text:p>
          </table:table-cell>
          <table:table-cell office:value-type="float" office:value="734" calcext:value-type="float">
            <text:p>734</text:p>
          </table:table-cell>
          <table:table-cell office:value-type="float" office:value="0.734734734734735" calcext:value-type="float">
            <text:p>0,734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90348101265823" calcext:value-type="float">
            <text:p>0,7903</text:p>
          </table:table-cell>
          <table:table-cell office:value-type="float" office:value="0.0000193914689572672" calcext:value-type="float">
            <text:p>0,000019</text:p>
          </table:table-cell>
          <table:table-cell office:value-type="float" office:value="0.0200556981102209" calcext:value-type="float">
            <text:p>0,02006</text:p>
          </table:table-cell>
          <table:table-cell office:value-type="float" office:value="16" calcext:value-type="float">
            <text:p>16</text:p>
          </table:table-cell>
          <table:table-cell office:value-type="float" office:value="0.0216214619395528" calcext:value-type="float">
            <text:p>0,0216215</text:p>
          </table:table-cell>
          <table:table-cell office:value-type="float" office:value="182757" calcext:value-type="float">
            <text:p>182757</text:p>
          </table:table-cell>
          <table:table-cell office:value-type="string" calcext:value-type="string">
            <text:p>Relationship of Command</text:p>
          </table:table-cell>
          <table:table-cell office:value-type="string" calcext:value-type="string">
            <text:p>[{'At the Drive-In'}]</text:p>
          </table:table-cell>
          <table:table-cell office:value-type="string" calcext:value-type="string">
            <text:p>[{'Post-Hardcore'}]</text:p>
          </table:table-cell>
          <table:table-cell office:value-type="string" calcext:value-type="string">
            <text:p>[{'Emo'}]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1532.69999999999" calcext:value-type="float">
            <text:p>1532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2099150395743" calcext:value-type="float">
            <text:p>0,000210</text:p>
          </table:table-cell>
          <table:table-cell office:value-type="float" office:value="0.047604885832736" calcext:value-type="float">
            <text:p>0,04760</text:p>
          </table:table-cell>
          <table:table-cell office:value-type="float" office:value="7" calcext:value-type="float">
            <text:p>7</text:p>
          </table:table-cell>
          <table:table-cell office:value-type="float" office:value="0.0290417706849378" calcext:value-type="float">
            <text:p>0,0290418</text:p>
          </table:table-cell>
          <table:table-cell office:value-type="float" office:value="188634" calcext:value-type="float">
            <text:p>188634</text:p>
          </table:table-cell>
          <table:table-cell office:value-type="string" calcext:value-type="string">
            <text:p>Cosmo's Factory</text:p>
          </table:table-cell>
          <table:table-cell office:value-type="string" calcext:value-type="string">
            <text:p>[{'Creedence Clearwater Revival'}]</text:p>
          </table:table-cell>
          <table:table-cell office:value-type="string" calcext:value-type="string">
            <text:p>[{'Swamp Rock'}]</text:p>
          </table:table-cell>
          <table:table-cell office:value-type="string" calcext:value-type="string">
            <text:p>[{'Country Rock', 'Blues Rock', 'Rock &amp; Roll'}]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455.69999999999" calcext:value-type="float">
            <text:p>1455,7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63500851744" calcext:value-type="float">
            <text:p>0,000635</text:p>
          </table:table-cell>
          <table:table-cell office:value-type="float" office:value="0.0261516207168666" calcext:value-type="float">
            <text:p>0,02615</text:p>
          </table:table-cell>
          <table:table-cell office:value-type="float" office:value="16" calcext:value-type="float">
            <text:p>16</text:p>
          </table:table-cell>
          <table:table-cell office:value-type="float" office:value="0.0245453345170125" calcext:value-type="float">
            <text:p>0,0245453</text:p>
          </table:table-cell>
          <table:table-cell office:value-type="float" office:value="182575" calcext:value-type="float">
            <text:p>182575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[{'Joanna Newsom'}]</text:p>
          </table:table-cell>
          <table:table-cell office:value-type="string" calcext:value-type="string">
            <text:p>[{'Chamber Folk', 'Singer-Songwriter', 'Progressive Folk'}]</text:p>
          </table:table-cell>
          <table:table-cell office:value-type="string" calcext:value-type="string">
            <text:p>[{'Avant-Folk'}]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260.79999999999" calcext:value-type="float">
            <text:p>1260,8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4795042203191" calcext:value-type="float">
            <text:p>0,000480</text:p>
          </table:table-cell>
          <table:table-cell office:value-type="float" office:value="0.020547918105784" calcext:value-type="float">
            <text:p>0,02055</text:p>
          </table:table-cell>
          <table:table-cell office:value-type="float" office:value="16" calcext:value-type="float">
            <text:p>16</text:p>
          </table:table-cell>
          <table:table-cell office:value-type="float" office:value="0.0220673127551754" calcext:value-type="float">
            <text:p>0,0220673</text:p>
          </table:table-cell>
          <table:table-cell office:value-type="float" office:value="182070" calcext:value-type="float">
            <text:p>182070</text:p>
          </table:table-cell>
          <table:table-cell office:value-type="string" calcext:value-type="string">
            <text:p>Is This It</text:p>
          </table:table-cell>
          <table:table-cell office:value-type="string" calcext:value-type="string">
            <text:p>[{'The Strokes'}]</text:p>
          </table:table-cell>
          <table:table-cell office:value-type="string" calcext:value-type="string">
            <text:p>[{'Indie Rock', 'Garage Rock Revival'}]</text:p>
          </table:table-cell>
          <table:table-cell office:value-type="string" calcext:value-type="string">
            <text:p>[{'Post-Punk Revival'}]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642.2" calcext:value-type="float">
            <text:p>642,2</text:p>
          </table:table-cell>
          <table:table-cell office:value-type="float" office:value="733" calcext:value-type="float">
            <text:p>733</text:p>
          </table:table-cell>
          <table:table-cell office:value-type="float" office:value="0.733733733733734" calcext:value-type="float">
            <text:p>0,7337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89723320158103" calcext:value-type="float">
            <text:p>0,7897</text:p>
          </table:table-cell>
          <table:table-cell office:value-type="float" office:value="0.0001604811224049" calcext:value-type="float">
            <text:p>0,000160</text:p>
          </table:table-cell>
          <table:table-cell office:value-type="float" office:value="0.0115375890522826" calcext:value-type="float">
            <text:p>0,01154</text:p>
          </table:table-cell>
          <table:table-cell office:value-type="float" office:value="21" calcext:value-type="float">
            <text:p>21</text:p>
          </table:table-cell>
          <table:table-cell office:value-type="float" office:value="0.0152619849538557" calcext:value-type="float">
            <text:p>0,0152620</text:p>
          </table:table-cell>
          <table:table-cell office:value-type="float" office:value="187018" calcext:value-type="float">
            <text:p>187018</text:p>
          </table:table-cell>
          <table:table-cell office:value-type="string" calcext:value-type="string">
            <text:p>Mingus Ah Um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Hard Bop', 'Cool Jazz'}]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732" calcext:value-type="float">
            <text:p>732</text:p>
          </table:table-cell>
          <table:table-cell office:value-type="float" office:value="0.732732732732733" calcext:value-type="float">
            <text:p>0,732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89099526066351" calcext:value-type="float">
            <text:p>0,7891</text:p>
          </table:table-cell>
          <table:table-cell office:value-type="float" office:value="0.0006486780701877" calcext:value-type="float">
            <text:p>0,000649</text:p>
          </table:table-cell>
          <table:table-cell office:value-type="float" office:value="0.0502446310372197" calcext:value-type="float">
            <text:p>0,05024</text:p>
          </table:table-cell>
          <table:table-cell office:value-type="float" office:value="0" calcext:value-type="float">
            <text:p>0</text:p>
          </table:table-cell>
          <table:table-cell office:value-type="float" office:value="0.027445547823659" calcext:value-type="float">
            <text:p>0,0274455</text:p>
          </table:table-cell>
          <table:table-cell office:value-type="float" office:value="179509" calcext:value-type="float">
            <text:p>179509</text:p>
          </table:table-cell>
          <table:table-cell office:value-type="string" calcext:value-type="string">
            <text:p>Mirage</text:p>
          </table:table-cell>
          <table:table-cell office:value-type="string" calcext:value-type="string">
            <text:p>[{'Camel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Canterbury Scene'}]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1693.19999999999" calcext:value-type="float">
            <text:p>1693,2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4924119653578" calcext:value-type="float">
            <text:p>0,000492</text:p>
          </table:table-cell>
          <table:table-cell office:value-type="float" office:value="0.0522346949317298" calcext:value-type="float">
            <text:p>0,05223</text:p>
          </table:table-cell>
          <table:table-cell office:value-type="float" office:value="1" calcext:value-type="float">
            <text:p>1</text:p>
          </table:table-cell>
          <table:table-cell office:value-type="float" office:value="0.0304620288326638" calcext:value-type="float">
            <text:p>0,0304620</text:p>
          </table:table-cell>
          <table:table-cell office:value-type="float" office:value="185863" calcext:value-type="float">
            <text:p>185863</text:p>
          </table:table-cell>
          <table:table-cell office:value-type="string" calcext:value-type="string">
            <text:p>Live at Leeds</text:p>
          </table:table-cell>
          <table:table-cell office:value-type="string" calcext:value-type="string">
            <text:p>[{'The Who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1465.59999999999" calcext:value-type="float">
            <text:p>1465,6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02291393406957" calcext:value-type="float">
            <text:p>0,000229</text:p>
          </table:table-cell>
          <table:table-cell office:value-type="float" office:value="0.0463981041057573" calcext:value-type="float">
            <text:p>0,04640</text:p>
          </table:table-cell>
          <table:table-cell office:value-type="float" office:value="7" calcext:value-type="float">
            <text:p>7</text:p>
          </table:table-cell>
          <table:table-cell office:value-type="float" office:value="0.0275095820072418" calcext:value-type="float">
            <text:p>0,0275096</text:p>
          </table:table-cell>
          <table:table-cell office:value-type="float" office:value="186265" calcext:value-type="float">
            <text:p>186265</text:p>
          </table:table-cell>
          <table:table-cell office:value-type="string" calcext:value-type="string">
            <text:p>Superfly</text:p>
          </table:table-cell>
          <table:table-cell office:value-type="string" calcext:value-type="string">
            <text:p>[{'Curtis Mayfield'}]</text:p>
          </table:table-cell>
          <table:table-cell office:value-type="string" calcext:value-type="string">
            <text:p>[{'Chicago Soul', 'Funk', 'Film Soundtrack'}]</text:p>
          </table:table-cell>
          <table:table-cell office:value-type="string" calcext:value-type="string">
            <text:p>[{'Psychedelic Soul'}]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200.09999999999" calcext:value-type="float">
            <text:p>1200,1</text:p>
          </table:table-cell>
          <table:table-cell office:value-type="float" office:value="731" calcext:value-type="float">
            <text:p>731</text:p>
          </table:table-cell>
          <table:table-cell office:value-type="float" office:value="0.731731731731732" calcext:value-type="float">
            <text:p>0,731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88476716653512" calcext:value-type="float">
            <text:p>0,7885</text:p>
          </table:table-cell>
          <table:table-cell office:value-type="float" office:value="0.0014345340664645" calcext:value-type="float">
            <text:p>0,001435</text:p>
          </table:table-cell>
          <table:table-cell office:value-type="float" office:value="0.0188497172560545" calcext:value-type="float">
            <text:p>0,01885</text:p>
          </table:table-cell>
          <table:table-cell office:value-type="float" office:value="17" calcext:value-type="float">
            <text:p>17</text:p>
          </table:table-cell>
          <table:table-cell office:value-type="float" office:value="0.0210013269959309" calcext:value-type="float">
            <text:p>0,0210013</text:p>
          </table:table-cell>
          <table:table-cell office:value-type="float" office:value="187484" calcext:value-type="float">
            <text:p>187484</text:p>
          </table:table-cell>
          <table:table-cell office:value-type="string" calcext:value-type="string">
            <text:p>Stop Making Sense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Film Soundtrack', 'Post-Punk', 'New Wave'}]</text:p>
          </table:table-cell>
          <table:table-cell office:value-type="string" calcext:value-type="string">
            <text:p>[{'Art Punk', 'Funk', 'Mutant Disco', 'Dance-Punk', 'Synth Funk'}]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1601.09999999998" calcext:value-type="float">
            <text:p>1601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1113986397887" calcext:value-type="float">
            <text:p>0,001111</text:p>
          </table:table-cell>
          <table:table-cell office:value-type="float" office:value="0.0397659220203464" calcext:value-type="float">
            <text:p>0,03977</text:p>
          </table:table-cell>
          <table:table-cell office:value-type="float" office:value="13" calcext:value-type="float">
            <text:p>13</text:p>
          </table:table-cell>
          <table:table-cell office:value-type="float" office:value="0.0274480609174925" calcext:value-type="float">
            <text:p>0,0274481</text:p>
          </table:table-cell>
          <table:table-cell office:value-type="float" office:value="177675" calcext:value-type="float">
            <text:p>177675</text:p>
          </table:table-cell>
          <table:table-cell office:value-type="string" calcext:value-type="string">
            <text:p>Homogenic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Trip Hop', 'Glitch Pop', 'Chamber Music', 'IDM'}]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float" office:value="1577.89999999999" calcext:value-type="float">
            <text:p>1577,9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025142042510112" calcext:value-type="float">
            <text:p>0,000025</text:p>
          </table:table-cell>
          <table:table-cell office:value-type="float" office:value="0.0503318181569077" calcext:value-type="float">
            <text:p>0,05033</text:p>
          </table:table-cell>
          <table:table-cell office:value-type="float" office:value="0" calcext:value-type="float">
            <text:p>0</text:p>
          </table:table-cell>
          <table:table-cell office:value-type="float" office:value="0.0284719414528918" calcext:value-type="float">
            <text:p>0,0284719</text:p>
          </table:table-cell>
          <table:table-cell office:value-type="float" office:value="183297" calcext:value-type="float">
            <text:p>183297</text:p>
          </table:table-cell>
          <table:table-cell office:value-type="string" calcext:value-type="string">
            <text:p>Los Jaivas [El indio]</text:p>
          </table:table-cell>
          <table:table-cell office:value-type="string" calcext:value-type="string">
            <text:p>[{'Los Jaivas'}]</text:p>
          </table:table-cell>
          <table:table-cell office:value-type="string" calcext:value-type="string">
            <text:p>[{'Rock andino', 'Progressive Rock'}]</text:p>
          </table:table-cell>
          <table:table-cell office:value-type="string" calcext:value-type="string">
            <text:p>[{'Indigenous Andean Music', 'Psychedelic Rock', 'Symphonic Prog'}]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945" calcext:value-type="float">
            <text:p>945</text:p>
          </table:table-cell>
          <table:table-cell office:value-type="float" office:value="1564.09999999999" calcext:value-type="float">
            <text:p>1564,1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272809884032" calcext:value-type="float">
            <text:p>0,000427</text:p>
          </table:table-cell>
          <table:table-cell office:value-type="float" office:value="0.039950959377366" calcext:value-type="float">
            <text:p>0,03995</text:p>
          </table:table-cell>
          <table:table-cell office:value-type="float" office:value="9" calcext:value-type="float">
            <text:p>9</text:p>
          </table:table-cell>
          <table:table-cell office:value-type="float" office:value="0.0272118261255959" calcext:value-type="float">
            <text:p>0,0272118</text:p>
          </table:table-cell>
          <table:table-cell office:value-type="float" office:value="179872" calcext:value-type="float">
            <text:p>179872</text:p>
          </table:table-cell>
          <table:table-cell office:value-type="string" calcext:value-type="string">
            <text:p>Dick's Picks Volume Four: Fillmore East, 2/13-14/70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Country Rock', 'Folk Rock'}]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524.99999999999" calcext:value-type="float">
            <text:p>1525,0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4534929050627" calcext:value-type="float">
            <text:p>0,000453</text:p>
          </table:table-cell>
          <table:table-cell office:value-type="float" office:value="0.0477352692073668" calcext:value-type="float">
            <text:p>0,04774</text:p>
          </table:table-cell>
          <table:table-cell office:value-type="float" office:value="7" calcext:value-type="float">
            <text:p>7</text:p>
          </table:table-cell>
          <table:table-cell office:value-type="float" office:value="0.0283575830851268" calcext:value-type="float">
            <text:p>0,0283576</text:p>
          </table:table-cell>
          <table:table-cell office:value-type="float" office:value="185673" calcext:value-type="float">
            <text:p>185673</text:p>
          </table:table-cell>
          <table:table-cell office:value-type="string" calcext:value-type="string">
            <text:p>Innervisions</text:p>
          </table:table-cell>
          <table:table-cell office:value-type="string" calcext:value-type="string">
            <text:p>[{'Stevie Wonder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Psychedelic Soul', 'Funk', 'Smooth Soul'}]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1518.19999999999" calcext:value-type="float">
            <text:p>1518,2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1019757232182" calcext:value-type="float">
            <text:p>0,001020</text:p>
          </table:table-cell>
          <table:table-cell office:value-type="float" office:value="0.0385018973089155" calcext:value-type="float">
            <text:p>0,03850</text:p>
          </table:table-cell>
          <table:table-cell office:value-type="float" office:value="14" calcext:value-type="float">
            <text:p>14</text:p>
          </table:table-cell>
          <table:table-cell office:value-type="float" office:value="0.0266447325805785" calcext:value-type="float">
            <text:p>0,0266447</text:p>
          </table:table-cell>
          <table:table-cell office:value-type="float" office:value="173657" calcext:value-type="float">
            <text:p>173657</text:p>
          </table:table-cell>
          <table:table-cell office:value-type="string" calcext:value-type="string">
            <text:p>Still Life</text:p>
          </table:table-cell>
          <table:table-cell office:value-type="string" calcext:value-type="string">
            <text:p>[{'Opeth'}]</text:p>
          </table:table-cell>
          <table:table-cell office:value-type="string" calcext:value-type="string">
            <text:p>[{'Progressive Metal'}]</text:p>
          </table:table-cell>
          <table:table-cell office:value-type="string" calcext:value-type="string">
            <text:p>[{'Dark Folk', 'Death Metal', 'Progressive Rock'}]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1325.79999999999" calcext:value-type="float">
            <text:p>1325,8</text:p>
          </table:table-cell>
          <table:table-cell office:value-type="float" office:value="730" calcext:value-type="float">
            <text:p>730</text:p>
          </table:table-cell>
          <table:table-cell office:value-type="float" office:value="0.730730730730731" calcext:value-type="float">
            <text:p>0,73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7854889589905" calcext:value-type="float">
            <text:p>0,7879</text:p>
          </table:table-cell>
          <table:table-cell office:value-type="float" office:value="0.0001435637374181" calcext:value-type="float">
            <text:p>0,000144</text:p>
          </table:table-cell>
          <table:table-cell office:value-type="float" office:value="0.0221937463423887" calcext:value-type="float">
            <text:p>0,02219</text:p>
          </table:table-cell>
          <table:table-cell office:value-type="float" office:value="16" calcext:value-type="float">
            <text:p>16</text:p>
          </table:table-cell>
          <table:table-cell office:value-type="float" office:value="0.023149456171735" calcext:value-type="float">
            <text:p>0,0231495</text:p>
          </table:table-cell>
          <table:table-cell office:value-type="float" office:value="181055" calcext:value-type="float">
            <text:p>181055</text:p>
          </table:table-cell>
          <table:table-cell office:value-type="string" calcext:value-type="string">
            <text:p>The Black Parade</text:p>
          </table:table-cell>
          <table:table-cell office:value-type="string" calcext:value-type="string">
            <text:p>[{'My Chemical Romance'}]</text:p>
          </table:table-cell>
          <table:table-cell office:value-type="string" calcext:value-type="string">
            <text:p>[{'Pop Punk', 'Alternative Rock', 'Rock Opera'}]</text:p>
          </table:table-cell>
          <table:table-cell office:value-type="string" calcext:value-type="string">
            <text:p>[{'Post-Hardcore', 'Glam Rock', 'Dark Cabaret', 'Art Rock', 'Emo-Pop'}]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float" office:value="1573.59999999999" calcext:value-type="float">
            <text:p>1573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5859980921214" calcext:value-type="float">
            <text:p>0,000586</text:p>
          </table:table-cell>
          <table:table-cell office:value-type="float" office:value="0.0484832606985339" calcext:value-type="float">
            <text:p>0,04848</text:p>
          </table:table-cell>
          <table:table-cell office:value-type="float" office:value="18" calcext:value-type="float">
            <text:p>18</text:p>
          </table:table-cell>
          <table:table-cell office:value-type="float" office:value="0.0278448038023466" calcext:value-type="float">
            <text:p>0,0278448</text:p>
          </table:table-cell>
          <table:table-cell office:value-type="float" office:value="181323" calcext:value-type="float">
            <text:p>181323</text:p>
          </table:table-cell>
          <table:table-cell office:value-type="string" calcext:value-type="string">
            <text:p>Deaf Dumb Blind (Summun bukmun umyun)</text:p>
          </table:table-cell>
          <table:table-cell office:value-type="string" calcext:value-type="string">
            <text:p>[{'Pharoah Sanders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Afro-Jazz'}]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1544.59999999999" calcext:value-type="float">
            <text:p>1544,6</text:p>
          </table:table-cell>
          <table:table-cell office:value-type="float" office:value="729" calcext:value-type="float">
            <text:p>729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87234042553192" calcext:value-type="float">
            <text:p>0,7872</text:p>
          </table:table-cell>
          <table:table-cell office:value-type="float" office:value="0.0001423935625672" calcext:value-type="float">
            <text:p>0,000142</text:p>
          </table:table-cell>
          <table:table-cell office:value-type="float" office:value="0.0478987130201982" calcext:value-type="float">
            <text:p>0,04790</text:p>
          </table:table-cell>
          <table:table-cell office:value-type="float" office:value="7" calcext:value-type="float">
            <text:p>7</text:p>
          </table:table-cell>
          <table:table-cell office:value-type="float" office:value="0.028079306582176" calcext:value-type="float">
            <text:p>0,0280793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Maggot Brain</text:p>
          </table:table-cell>
          <table:table-cell office:value-type="string" calcext:value-type="string">
            <text:p>[{'Funkadelic'}]</text:p>
          </table:table-cell>
          <table:table-cell office:value-type="string" calcext:value-type="string">
            <text:p>[{'Funk Rock', 'Psychedelic Rock'}]</text:p>
          </table:table-cell>
          <table:table-cell office:value-type="string" calcext:value-type="string">
            <text:p>[{'Acid Rock', 'Psychedelic Rock', 'Psychedelic Soul'}]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1526.89999999999" calcext:value-type="float">
            <text:p>1526,9</text:p>
          </table:table-cell>
          <table:table-cell office:value-type="float" office:value="728" calcext:value-type="float">
            <text:p>728</text:p>
          </table:table-cell>
          <table:table-cell office:value-type="float" office:value="0.728728728728729" calcext:value-type="float">
            <text:p>0,7287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86614173228347" calcext:value-type="float">
            <text:p>0,7866</text:p>
          </table:table-cell>
          <table:table-cell office:value-type="float" office:value="0.0006891326864606" calcext:value-type="float">
            <text:p>0,000689</text:p>
          </table:table-cell>
          <table:table-cell office:value-type="float" office:value="0.0287354010311059" calcext:value-type="float">
            <text:p>0,02874</text:p>
          </table:table-cell>
          <table:table-cell office:value-type="float" office:value="16" calcext:value-type="float">
            <text:p>16</text:p>
          </table:table-cell>
          <table:table-cell office:value-type="float" office:value="0.0251376254664069" calcext:value-type="float">
            <text:p>0,0251376</text:p>
          </table:table-cell>
          <table:table-cell office:value-type="float" office:value="176355" calcext:value-type="float">
            <text:p>176355</text:p>
          </table:table-cell>
          <table:table-cell office:value-type="string" calcext:value-type="string">
            <text:p>Frances the Mute</text:p>
          </table:table-cell>
          <table:table-cell office:value-type="string" calcext:value-type="string">
            <text:p>[{'The Mars Volta'}]</text:p>
          </table:table-cell>
          <table:table-cell office:value-type="string" calcext:value-type="string">
            <text:p>[{'Experimental Rock', 'Progressive Rock', 'Art Rock'}]</text:p>
          </table:table-cell>
          <table:table-cell office:value-type="string" calcext:value-type="string">
            <text:p>[{'Post-Hardcore', 'Psychedelic Rock', 'Avant-Prog', 'Latin Rock', 'Jazz Fusion'}]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560.69999999999" calcext:value-type="float">
            <text:p>1560,7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.0001935469203338" calcext:value-type="float">
            <text:p>0,000194</text:p>
          </table:table-cell>
          <table:table-cell office:value-type="float" office:value="0.0481547255807037" calcext:value-type="float">
            <text:p>0,04815</text:p>
          </table:table-cell>
          <table:table-cell office:value-type="float" office:value="4" calcext:value-type="float">
            <text:p>4</text:p>
          </table:table-cell>
          <table:table-cell office:value-type="float" office:value="0.0294852729668255" calcext:value-type="float">
            <text:p>0,0294853</text:p>
          </table:table-cell>
          <table:table-cell office:value-type="float" office:value="185997" calcext:value-type="float">
            <text:p>185997</text:p>
          </table:table-cell>
          <table:table-cell office:value-type="string" calcext:value-type="string">
            <text:p>Rumours</text:p>
          </table:table-cell>
          <table:table-cell office:value-type="string" calcext:value-type="string">
            <text:p>[{'Fleetwood Mac'}]</text:p>
          </table:table-cell>
          <table:table-cell office:value-type="string" calcext:value-type="string">
            <text:p>[{'Soft Rock', 'Pop Rock'}]</text:p>
          </table:table-cell>
          <table:table-cell office:value-type="string" calcext:value-type="string">
            <text:p>[{'Folk Pop', 'Country Pop'}]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  <table:table-cell office:value-type="float" office:value="1495.19999999999" calcext:value-type="float">
            <text:p>1495,2</text:p>
          </table:table-cell>
          <table:table-cell office:value-type="float" office:value="727" calcext:value-type="float">
            <text:p>727</text:p>
          </table:table-cell>
          <table:table-cell office:value-type="float" office:value="0.727727727727728" calcext:value-type="float">
            <text:p>0,727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85995279307632" calcext:value-type="float">
            <text:p>0,7860</text:p>
          </table:table-cell>
          <table:table-cell office:value-type="float" office:value="0" calcext:value-type="float">
            <text:p>0,000000</text:p>
          </table:table-cell>
          <table:table-cell office:value-type="float" office:value="0.0468337489664475" calcext:value-type="float">
            <text:p>0,04683</text:p>
          </table:table-cell>
          <table:table-cell office:value-type="float" office:value="7" calcext:value-type="float">
            <text:p>7</text:p>
          </table:table-cell>
          <table:table-cell office:value-type="float" office:value="0.0289522750379935" calcext:value-type="float">
            <text:p>0,0289523</text:p>
          </table:table-cell>
          <table:table-cell office:value-type="float" office:value="186949" calcext:value-type="float">
            <text:p>186949</text:p>
          </table:table-cell>
          <table:table-cell office:value-type="string" calcext:value-type="string">
            <text:p>Electric Warrior</text:p>
          </table:table-cell>
          <table:table-cell office:value-type="string" calcext:value-type="string">
            <text:p>[{'T. Rex'}]</text:p>
          </table:table-cell>
          <table:table-cell office:value-type="string" calcext:value-type="string">
            <text:p>[{'Glam Rock'}]</text:p>
          </table:table-cell>
          <table:table-cell office:value-type="string" calcext:value-type="string">
            <text:p>[{'Boogie Rock'}]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1733.29999999999" calcext:value-type="float">
            <text:p>1733,3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10263603616977" calcext:value-type="float">
            <text:p>0,001026</text:p>
          </table:table-cell>
          <table:table-cell office:value-type="float" office:value="0.0531651195983399" calcext:value-type="float">
            <text:p>0,05317</text:p>
          </table:table-cell>
          <table:table-cell office:value-type="float" office:value="18" calcext:value-type="float">
            <text:p>18</text:p>
          </table:table-cell>
          <table:table-cell office:value-type="float" office:value="0.0296801066054669" calcext:value-type="float">
            <text:p>0,0296801</text:p>
          </table:table-cell>
          <table:table-cell office:value-type="float" office:value="176095" calcext:value-type="float">
            <text:p>176095</text:p>
          </table:table-cell>
          <table:table-cell office:value-type="string" calcext:value-type="string">
            <text:p>A Tribute to Jack Johnson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Film Score', 'Jazz-Rock', 'Jazz Fusion'}]</text:p>
          </table:table-cell>
          <table:table-cell office:value-type="string" calcext:value-type="string">
            <text:p>[{'Funk Rock', 'Psychedelic Rock', 'Avant-Garde Jazz'}]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1651.19999999999" calcext:value-type="float">
            <text:p>1651,2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2341018373082" calcext:value-type="float">
            <text:p>0,000234</text:p>
          </table:table-cell>
          <table:table-cell office:value-type="float" office:value="0.0504974778929804" calcext:value-type="float">
            <text:p>0,05050</text:p>
          </table:table-cell>
          <table:table-cell office:value-type="float" office:value="1" calcext:value-type="float">
            <text:p>1</text:p>
          </table:table-cell>
          <table:table-cell office:value-type="float" office:value="0.0304371173631603" calcext:value-type="float">
            <text:p>0,0304371</text:p>
          </table:table-cell>
          <table:table-cell office:value-type="float" office:value="184505" calcext:value-type="float">
            <text:p>184505</text:p>
          </table:table-cell>
          <table:table-cell office:value-type="string" calcext:value-type="string">
            <text:p>Unleashed in the East: Live in Japan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918" calcext:value-type="float">
            <text:p>918</text:p>
          </table:table-cell>
          <table:table-cell office:value-type="float" office:value="1537.39999999999" calcext:value-type="float">
            <text:p>1537,4</text:p>
          </table:table-cell>
          <table:table-cell office:value-type="float" office:value="726" calcext:value-type="float">
            <text:p>726</text:p>
          </table:table-cell>
          <table:table-cell office:value-type="float" office:value="0.726726726726727" calcext:value-type="float">
            <text:p>0,726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85377358490566" calcext:value-type="float">
            <text:p>0,7854</text:p>
          </table:table-cell>
          <table:table-cell office:value-type="float" office:value="0.0001265014736401" calcext:value-type="float">
            <text:p>0,000127</text:p>
          </table:table-cell>
          <table:table-cell office:value-type="float" office:value="0.0481956291020785" calcext:value-type="float">
            <text:p>0,04820</text:p>
          </table:table-cell>
          <table:table-cell office:value-type="float" office:value="7" calcext:value-type="float">
            <text:p>7</text:p>
          </table:table-cell>
          <table:table-cell office:value-type="float" office:value="0.029257128893506" calcext:value-type="float">
            <text:p>0,0292571</text:p>
          </table:table-cell>
          <table:table-cell office:value-type="float" office:value="185098" calcext:value-type="float">
            <text:p>185098</text:p>
          </table:table-cell>
          <table:table-cell office:value-type="string" calcext:value-type="string">
            <text:p>Santana III</text:p>
          </table:table-cell>
          <table:table-cell office:value-type="string" calcext:value-type="string">
            <text:p>[{'Santana'}]</text:p>
          </table:table-cell>
          <table:table-cell office:value-type="string" calcext:value-type="string">
            <text:p>[{'Latin Rock'}]</text:p>
          </table:table-cell>
          <table:table-cell office:value-type="string" calcext:value-type="string">
            <text:p>[{'Jazz-Rock', 'Psychedelic Rock'}]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1642.89999999999" calcext:value-type="float">
            <text:p>1642,9</text:p>
          </table:table-cell>
          <table:table-cell office:value-type="float" office:value="725" calcext:value-type="float">
            <text:p>725</text:p>
          </table:table-cell>
          <table:table-cell office:value-type="float" office:value="0.725725725725726" calcext:value-type="float">
            <text:p>0,725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84760408483896" calcext:value-type="float">
            <text:p>0,7848</text:p>
          </table:table-cell>
          <table:table-cell office:value-type="float" office:value="0.0003419919585584" calcext:value-type="float">
            <text:p>0,000342</text:p>
          </table:table-cell>
          <table:table-cell office:value-type="float" office:value="0.0512875602842225" calcext:value-type="float">
            <text:p>0,05129</text:p>
          </table:table-cell>
          <table:table-cell office:value-type="float" office:value="4" calcext:value-type="float">
            <text:p>4</text:p>
          </table:table-cell>
          <table:table-cell office:value-type="float" office:value="0.0292493629704811" calcext:value-type="float">
            <text:p>0,0292494</text:p>
          </table:table-cell>
          <table:table-cell office:value-type="float" office:value="178242" calcext:value-type="float">
            <text:p>178242</text:p>
          </table:table-cell>
          <table:table-cell office:value-type="string" calcext:value-type="string">
            <text:p>Station to Station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Funk Rock', 'Art Rock'}]</text:p>
          </table:table-cell>
          <table:table-cell office:value-type="string" calcext:value-type="string">
            <text:p>[{'Funk Rock', 'Blue-Eyed Soul', 'Piano Rock'}]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0438648401240252" calcext:value-type="float">
            <text:p>0,000044</text:p>
          </table:table-cell>
          <table:table-cell office:value-type="float" office:value="0.0372337907977384" calcext:value-type="float">
            <text:p>0,03723</text:p>
          </table:table-cell>
          <table:table-cell office:value-type="float" office:value="14" calcext:value-type="float">
            <text:p>14</text:p>
          </table:table-cell>
          <table:table-cell office:value-type="float" office:value="0.0272837718732378" calcext:value-type="float">
            <text:p>0,0272838</text:p>
          </table:table-cell>
          <table:table-cell office:value-type="float" office:value="179574" calcext:value-type="float">
            <text:p>179574</text:p>
          </table:table-cell>
          <table:table-cell office:value-type="string" calcext:value-type="string">
            <text:p>Love Power Peace: Live at the Olympia, Paris, 1971</text:p>
          </table:table-cell>
          <table:table-cell office:value-type="string" calcext:value-type="string">
            <text:p>[{'James Brown'}]</text:p>
          </table:table-cell>
          <table:table-cell office:value-type="string" calcext:value-type="string">
            <text:p>[{'Funk'}]</text:p>
          </table:table-cell>
          <table:table-cell office:value-type="string" calcext:value-type="string">
            <text:p>[{'Soul', 'Deep Funk'}]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980" calcext:value-type="float">
            <text:p>980</text:p>
          </table:table-cell>
          <table:table-cell office:value-type="float" office:value="1104.09999999999" calcext:value-type="float">
            <text:p>1104,1</text:p>
          </table:table-cell>
          <table:table-cell office:value-type="float" office:value="724" calcext:value-type="float">
            <text:p>724</text:p>
          </table:table-cell>
          <table:table-cell office:value-type="float" office:value="0.724724724724725" calcext:value-type="float">
            <text:p>0,724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414442700157" calcext:value-type="float">
            <text:p>0,7841</text:p>
          </table:table-cell>
          <table:table-cell office:value-type="float" office:value="0.0001801734934667" calcext:value-type="float">
            <text:p>0,000180</text:p>
          </table:table-cell>
          <table:table-cell office:value-type="float" office:value="0.0185936692385911" calcext:value-type="float">
            <text:p>0,01859</text:p>
          </table:table-cell>
          <table:table-cell office:value-type="float" office:value="10" calcext:value-type="float">
            <text:p>10</text:p>
          </table:table-cell>
          <table:table-cell office:value-type="float" office:value="0.0189575659319143" calcext:value-type="float">
            <text:p>0,0189576</text:p>
          </table:table-cell>
          <table:table-cell office:value-type="float" office:value="172166" calcext:value-type="float">
            <text:p>172166</text:p>
          </table:table-cell>
          <table:table-cell office:value-type="string" calcext:value-type="string">
            <text:p>Anesthetize</text:p>
          </table:table-cell>
          <table:table-cell office:value-type="string" calcext:value-type="string">
            <text:p>[{'Porcupine Tree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762" calcext:value-type="float">
            <text:p>762</text:p>
          </table:table-cell>
          <table:table-cell office:value-type="float" office:value="1578.29999999999" calcext:value-type="float">
            <text:p>1578,3</text:p>
          </table:table-cell>
          <table:table-cell office:value-type="float" office:value="723" calcext:value-type="float">
            <text:p>723</text:p>
          </table:table-cell>
          <table:table-cell office:value-type="float" office:value="0.723723723723724" calcext:value-type="float">
            <text:p>0,723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83529411764706" calcext:value-type="float">
            <text:p>0,7835</text:p>
          </table:table-cell>
          <table:table-cell office:value-type="float" office:value="0.0004391164711805" calcext:value-type="float">
            <text:p>0,000439</text:p>
          </table:table-cell>
          <table:table-cell office:value-type="float" office:value="0.0506200670687669" calcext:value-type="float">
            <text:p>0,05062</text:p>
          </table:table-cell>
          <table:table-cell office:value-type="float" office:value="0" calcext:value-type="float">
            <text:p>0</text:p>
          </table:table-cell>
          <table:table-cell office:value-type="float" office:value="0.0278198093062758" calcext:value-type="float">
            <text:p>0,0278198</text:p>
          </table:table-cell>
          <table:table-cell office:value-type="float" office:value="171909" calcext:value-type="float">
            <text:p>171909</text:p>
          </table:table-cell>
          <table:table-cell office:value-type="string" calcext:value-type="string">
            <text:p>Godbluff</text:p>
          </table:table-cell>
          <table:table-cell office:value-type="string" calcext:value-type="string">
            <text:p>[{'Van der Graaf Generator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Jazz-Rock'}]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1713.09999999999" calcext:value-type="float">
            <text:p>1713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4.6" calcext:value-type="float">
            <text:p>64,6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6361404824998" calcext:value-type="float">
            <text:p>0,000636</text:p>
          </table:table-cell>
          <table:table-cell office:value-type="float" office:value="0.0529813070965409" calcext:value-type="float">
            <text:p>0,05298</text:p>
          </table:table-cell>
          <table:table-cell office:value-type="float" office:value="1" calcext:value-type="float">
            <text:p>1</text:p>
          </table:table-cell>
          <table:table-cell office:value-type="float" office:value="0.0309339051769339" calcext:value-type="float">
            <text:p>0,0309339</text:p>
          </table:table-cell>
          <table:table-cell office:value-type="float" office:value="182707" calcext:value-type="float">
            <text:p>182707</text:p>
          </table:table-cell>
          <table:table-cell office:value-type="string" calcext:value-type="string">
            <text:p>Rising</text:p>
          </table:table-cell>
          <table:table-cell office:value-type="string" calcext:value-type="string">
            <text:p>[{'Rainbow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Progressive Rock'}]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float" office:value="1543.99999999999" calcext:value-type="float">
            <text:p>1544,0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1503029893143" calcext:value-type="float">
            <text:p>0,000150</text:p>
          </table:table-cell>
          <table:table-cell office:value-type="float" office:value="0.0393178557197575" calcext:value-type="float">
            <text:p>0,03932</text:p>
          </table:table-cell>
          <table:table-cell office:value-type="float" office:value="6" calcext:value-type="float">
            <text:p>6</text:p>
          </table:table-cell>
          <table:table-cell office:value-type="float" office:value="0.0282363189150129" calcext:value-type="float">
            <text:p>0,0282363</text:p>
          </table:table-cell>
          <table:table-cell office:value-type="float" office:value="178143" calcext:value-type="float">
            <text:p>178143</text:p>
          </table:table-cell>
          <table:table-cell office:value-type="string" calcext:value-type="string">
            <text:p>Pinkerton</text:p>
          </table:table-cell>
          <table:table-cell office:value-type="string" calcext:value-type="string">
            <text:p>[{'Weezer'}]</text:p>
          </table:table-cell>
          <table:table-cell office:value-type="string" calcext:value-type="string">
            <text:p>[{'Emo', 'Alternative Rock', 'Power Pop'}]</text:p>
          </table:table-cell>
          <table:table-cell office:value-type="string" calcext:value-type="string">
            <text:p>[{'Emo', 'Noise Pop'}]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730" calcext:value-type="float">
            <text:p>730</text:p>
          </table:table-cell>
          <table:table-cell office:value-type="float" office:value="1443.69999999999" calcext:value-type="float">
            <text:p>1443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3667662318296" calcext:value-type="float">
            <text:p>0,000367</text:p>
          </table:table-cell>
          <table:table-cell office:value-type="float" office:value="0.0365452754058831" calcext:value-type="float">
            <text:p>0,03655</text:p>
          </table:table-cell>
          <table:table-cell office:value-type="float" office:value="14" calcext:value-type="float">
            <text:p>14</text:p>
          </table:table-cell>
          <table:table-cell office:value-type="float" office:value="0.0266747459038822" calcext:value-type="float">
            <text:p>0,0266747</text:p>
          </table:table-cell>
          <table:table-cell office:value-type="float" office:value="175139" calcext:value-type="float">
            <text:p>175139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[{'Ryuichi Sakamoto'}]</text:p>
          </table:table-cell>
          <table:table-cell office:value-type="string" calcext:value-type="string">
            <text:p>[{'Chamber Music', 'Modern Classical'}]</text:p>
          </table:table-cell>
          <table:table-cell office:value-type="string" calcext:value-type="string">
            <text:p>[{'Post-Minimalism'}]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1082.09999999999" calcext:value-type="float">
            <text:p>1082,1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385624952091" calcext:value-type="float">
            <text:p>0,000839</text:p>
          </table:table-cell>
          <table:table-cell office:value-type="float" office:value="0.0161814483500109" calcext:value-type="float">
            <text:p>0,01618</text:p>
          </table:table-cell>
          <table:table-cell office:value-type="float" office:value="8" calcext:value-type="float">
            <text:p>8</text:p>
          </table:table-cell>
          <table:table-cell office:value-type="float" office:value="0.0192091269327663" calcext:value-type="float">
            <text:p>0,0192091</text:p>
          </table:table-cell>
          <table:table-cell office:value-type="float" office:value="182081" calcext:value-type="float">
            <text:p>182081</text:p>
          </table:table-cell>
          <table:table-cell office:value-type="string" calcext:value-type="string">
            <text:p>OlÃ© Coltrane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Modal Jazz'}]</text:p>
          </table:table-cell>
          <table:table-cell office:value-type="string" calcext:value-type="string">
            <text:p>[{'Cool Jazz', 'Flamenco Jazz', 'Post-Bop', 'Avant-Garde Jazz'}]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float" office:value="1074.7" calcext:value-type="float">
            <text:p>1074,7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4356728137623" calcext:value-type="float">
            <text:p>0,000436</text:p>
          </table:table-cell>
          <table:table-cell office:value-type="float" office:value="0.0161254957557215" calcext:value-type="float">
            <text:p>0,01613</text:p>
          </table:table-cell>
          <table:table-cell office:value-type="float" office:value="8" calcext:value-type="float">
            <text:p>8</text:p>
          </table:table-cell>
          <table:table-cell office:value-type="float" office:value="0.0193149091440238" calcext:value-type="float">
            <text:p>0,0193149</text:p>
          </table:table-cell>
          <table:table-cell office:value-type="float" office:value="176175" calcext:value-type="float">
            <text:p>176175</text:p>
          </table:table-cell>
          <table:table-cell office:value-type="string" calcext:value-type="string">
            <text:p>Free for All</text:p>
          </table:table-cell>
          <table:table-cell office:value-type="string" calcext:value-type="string">
            <text:p>[{'Art Blakey'}]</text:p>
          </table:table-cell>
          <table:table-cell office:value-type="string" calcext:value-type="string">
            <text:p>[{'Hard Bop', 'Post-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953" calcext:value-type="float">
            <text:p>953</text:p>
          </table:table-cell>
          <table:table-cell office:value-type="float" office:value="1002.9" calcext:value-type="float">
            <text:p>1002,9</text:p>
          </table:table-cell>
          <table:table-cell office:value-type="float" office:value="722" calcext:value-type="float">
            <text:p>722</text:p>
          </table:table-cell>
          <table:table-cell office:value-type="float" office:value="0.722722722722723" calcext:value-type="float">
            <text:p>0,7227</text:p>
          </table:table-cell>
          <table:table-cell office:value-type="float" office:value="67.7" calcext:value-type="float">
            <text:p>67,7</text:p>
          </table:table-cell>
          <table:table-cell office:value-type="float" office:value="2" calcext:value-type="float">
            <text:p>2</text:p>
          </table:table-cell>
          <table:table-cell office:value-type="float" office:value="0.782915360501567" calcext:value-type="float">
            <text:p>0,7829</text:p>
          </table:table-cell>
          <table:table-cell office:value-type="float" office:value="0.0008567351586723" calcext:value-type="float">
            <text:p>0,000857</text:p>
          </table:table-cell>
          <table:table-cell office:value-type="float" office:value="0.0146465067249102" calcext:value-type="float">
            <text:p>0,01465</text:p>
          </table:table-cell>
          <table:table-cell office:value-type="float" office:value="8" calcext:value-type="float">
            <text:p>8</text:p>
          </table:table-cell>
          <table:table-cell office:value-type="float" office:value="0.0182827538216647" calcext:value-type="float">
            <text:p>0,0182828</text:p>
          </table:table-cell>
          <table:table-cell office:value-type="float" office:value="178997" calcext:value-type="float">
            <text:p>178997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[{'Wayne Shorter'}]</text:p>
          </table:table-cell>
          <table:table-cell office:value-type="string" calcext:value-type="string">
            <text:p>[{'Modal Jazz'}]</text:p>
          </table:table-cell>
          <table:table-cell office:value-type="string" calcext:value-type="string">
            <text:p>[{'Post-Bop'}]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973" calcext:value-type="float">
            <text:p>973</text:p>
          </table:table-cell>
          <table:table-cell office:value-type="float" office:value="1587.59999999999" calcext:value-type="float">
            <text:p>1587,6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16023045749164" calcext:value-type="float">
            <text:p>0,001602</text:p>
          </table:table-cell>
          <table:table-cell office:value-type="float" office:value="0.0400531324162301" calcext:value-type="float">
            <text:p>0,04005</text:p>
          </table:table-cell>
          <table:table-cell office:value-type="float" office:value="14" calcext:value-type="float">
            <text:p>14</text:p>
          </table:table-cell>
          <table:table-cell office:value-type="float" office:value="0.0282366558162549" calcext:value-type="float">
            <text:p>0,0282367</text:p>
          </table:table-cell>
          <table:table-cell office:value-type="float" office:value="173240" calcext:value-type="float">
            <text:p>173240</text:p>
          </table:table-cell>
          <table:table-cell office:value-type="string" calcext:value-type="string">
            <text:p>Die Kunst der Fuge</text:p>
          </table:table-cell>
          <table:table-cell office:value-type="string" calcext:value-type="string">
            <text:p>[{'Johann Sebastian Bach', 'Evgeni Koroliov'}]</text:p>
          </table:table-cell>
          <table:table-cell office:value-type="string" calcext:value-type="string">
            <text:p>[{'Fugue', 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office:value-type="float" office:value="947.099999999998" calcext:value-type="float">
            <text:p>947,1</text:p>
          </table:table-cell>
          <table:table-cell office:value-type="float" office:value="721" calcext:value-type="float">
            <text:p>721</text:p>
          </table:table-cell>
          <table:table-cell office:value-type="float" office:value="0.721721721721722" calcext:value-type="float">
            <text:p>0,721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82302270947533" calcext:value-type="float">
            <text:p>0,7823</text:p>
          </table:table-cell>
          <table:table-cell office:value-type="float" office:value="0.0000936139880695659" calcext:value-type="float">
            <text:p>0,000094</text:p>
          </table:table-cell>
          <table:table-cell office:value-type="float" office:value="0.0140004567213505" calcext:value-type="float">
            <text:p>0,01400</text:p>
          </table:table-cell>
          <table:table-cell office:value-type="float" office:value="8" calcext:value-type="float">
            <text:p>8</text:p>
          </table:table-cell>
          <table:table-cell office:value-type="float" office:value="0.0177988006963727" calcext:value-type="float">
            <text:p>0,0177988</text:p>
          </table:table-cell>
          <table:table-cell office:value-type="float" office:value="180551" calcext:value-type="float">
            <text:p>180551</text:p>
          </table:table-cell>
          <table:table-cell office:value-type="string" calcext:value-type="string">
            <text:p>Search for the New Land</text:p>
          </table:table-cell>
          <table:table-cell office:value-type="string" calcext:value-type="string">
            <text:p>[{'Lee Morgan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Hard Bop', 'Modal Jazz'}]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23.39999999999" calcext:value-type="float">
            <text:p>1623,4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10539932049618" calcext:value-type="float">
            <text:p>0,001054</text:p>
          </table:table-cell>
          <table:table-cell office:value-type="float" office:value="0.04091260507909" calcext:value-type="float">
            <text:p>0,04091</text:p>
          </table:table-cell>
          <table:table-cell office:value-type="float" office:value="14" calcext:value-type="float">
            <text:p>14</text:p>
          </table:table-cell>
          <table:table-cell office:value-type="float" office:value="0.0283493258458325" calcext:value-type="float">
            <text:p>0,0283493</text:p>
          </table:table-cell>
          <table:table-cell office:value-type="float" office:value="174489" calcext:value-type="float">
            <text:p>174489</text:p>
          </table:table-cell>
          <table:table-cell office:value-type="string" calcext:value-type="string">
            <text:p>Black on Both Sides</text:p>
          </table:table-cell>
          <table:table-cell office:value-type="string" calcext:value-type="string">
            <text:p>[{'Mos Def'}]</text:p>
          </table:table-cell>
          <table:table-cell office:value-type="string" calcext:value-type="string">
            <text:p>[{'Conscious Hip Hop', 'East Coast Hip Hop'}]</text:p>
          </table:table-cell>
          <table:table-cell office:value-type="string" calcext:value-type="string">
            <text:p>[{'Jazz Rap', 'Boom Bap', 'Neo-Soul'}]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959" calcext:value-type="float">
            <text:p>959</text:p>
          </table:table-cell>
          <table:table-cell office:value-type="float" office:value="1602.29999999999" calcext:value-type="float">
            <text:p>1602,3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1152502822509" calcext:value-type="float">
            <text:p>0,000115</text:p>
          </table:table-cell>
          <table:table-cell office:value-type="float" office:value="0.0487909692068056" calcext:value-type="float">
            <text:p>0,04879</text:p>
          </table:table-cell>
          <table:table-cell office:value-type="float" office:value="4" calcext:value-type="float">
            <text:p>4</text:p>
          </table:table-cell>
          <table:table-cell office:value-type="float" office:value="0.029921534597015" calcext:value-type="float">
            <text:p>0,0299215</text:p>
          </table:table-cell>
          <table:table-cell office:value-type="float" office:value="176405" calcext:value-type="float">
            <text:p>176405</text:p>
          </table:table-cell>
          <table:table-cell office:value-type="string" calcext:value-type="string">
            <text:p>Breakfast in America</text:p>
          </table:table-cell>
          <table:table-cell office:value-type="string" calcext:value-type="string">
            <text:p>[{'Supertramp'}]</text:p>
          </table:table-cell>
          <table:table-cell office:value-type="string" calcext:value-type="string">
            <text:p>[{'Progressive Pop', 'Pop Rock'}]</text:p>
          </table:table-cell>
          <table:table-cell office:value-type="string" calcext:value-type="string">
            <text:p>[{'Sophisti-Pop', 'Art Pop', 'Piano Rock'}]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1443.59999999999" calcext:value-type="float">
            <text:p>1443,6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4964884724403" calcext:value-type="float">
            <text:p>0,000496</text:p>
          </table:table-cell>
          <table:table-cell office:value-type="float" office:value="0.0251444131223267" calcext:value-type="float">
            <text:p>0,02514</text:p>
          </table:table-cell>
          <table:table-cell office:value-type="float" office:value="16" calcext:value-type="float">
            <text:p>16</text:p>
          </table:table-cell>
          <table:table-cell office:value-type="float" office:value="0.0241603871637566" calcext:value-type="float">
            <text:p>0,0241604</text:p>
          </table:table-cell>
          <table:table-cell office:value-type="float" office:value="171568" calcext:value-type="float">
            <text:p>171568</text:p>
          </table:table-cell>
          <table:table-cell office:value-type="string" calcext:value-type="string">
            <text:p>åŠ çˆ¾åŸº ç²¾æ¶² æ —ãƒŽèŠ± (Kalk samen kuri no hana)</text:p>
          </table:table-cell>
          <table:table-cell office:value-type="string" calcext:value-type="string">
            <text:p>[{'Sheena Ringo'}]</text:p>
          </table:table-cell>
          <table:table-cell office:value-type="string" calcext:value-type="string">
            <text:p>[{'Progressive Pop', 'Art Pop', 'Art Rock'}]</text:p>
          </table:table-cell>
          <table:table-cell office:value-type="string" calcext:value-type="string">
            <text:p>[{'J-Rock', 'Chamber Pop', 'Noise Pop', 'Jazz Pop', 'Progressive Pop'}]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1161.89999999999" calcext:value-type="float">
            <text:p>1161,9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3394175738865" calcext:value-type="float">
            <text:p>0,000339</text:p>
          </table:table-cell>
          <table:table-cell office:value-type="float" office:value="0.0184226099905763" calcext:value-type="float">
            <text:p>0,01842</text:p>
          </table:table-cell>
          <table:table-cell office:value-type="float" office:value="16" calcext:value-type="float">
            <text:p>16</text:p>
          </table:table-cell>
          <table:table-cell office:value-type="float" office:value="0.0204873383248966" calcext:value-type="float">
            <text:p>0,0204873</text:p>
          </table:table-cell>
          <table:table-cell office:value-type="float" office:value="170814" calcext:value-type="float">
            <text:p>170814</text:p>
          </table:table-cell>
          <table:table-cell office:value-type="string" calcext:value-type="string">
            <text:p>Sound of Silver</text:p>
          </table:table-cell>
          <table:table-cell office:value-type="string" calcext:value-type="string">
            <text:p>[{'LCD Soundsystem'}]</text:p>
          </table:table-cell>
          <table:table-cell office:value-type="string" calcext:value-type="string">
            <text:p>[{'Indietronica', 'Dance-Punk', 'Alternative Dance'}]</text:p>
          </table:table-cell>
          <table:table-cell office:value-type="string" calcext:value-type="string">
            <text:p>[{'Post-Punk Revival', 'Alternative Dance', 'New Rave', 'Mutant Disco'}]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1073.8" calcext:value-type="float">
            <text:p>1073,8</text:p>
          </table:table-cell>
          <table:table-cell office:value-type="float" office:value="720" calcext:value-type="float">
            <text:p>720</text:p>
          </table:table-cell>
          <table:table-cell office:value-type="float" office:value="0.720720720720721" calcext:value-type="float">
            <text:p>0,720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8169014084507" calcext:value-type="float">
            <text:p>0,7817</text:p>
          </table:table-cell>
          <table:table-cell office:value-type="float" office:value="0.0005308327062947" calcext:value-type="float">
            <text:p>0,000531</text:p>
          </table:table-cell>
          <table:table-cell office:value-type="float" office:value="0.0169737089475181" calcext:value-type="float">
            <text:p>0,01697</text:p>
          </table:table-cell>
          <table:table-cell office:value-type="float" office:value="8" calcext:value-type="float">
            <text:p>8</text:p>
          </table:table-cell>
          <table:table-cell office:value-type="float" office:value="0.0196833368984067" calcext:value-type="float">
            <text:p>0,0196833</text:p>
          </table:table-cell>
          <table:table-cell office:value-type="float" office:value="181331" calcext:value-type="float">
            <text:p>181331</text:p>
          </table:table-cell>
          <table:table-cell office:value-type="string" calcext:value-type="string">
            <text:p>Axis: Bold as Love</text:p>
          </table:table-cell>
          <table:table-cell office:value-type="string" calcext:value-type="string">
            <text:p>[{'The Jimi Hendrix Experience'}]</text:p>
          </table:table-cell>
          <table:table-cell office:value-type="string" calcext:value-type="string">
            <text:p>[{'Blues Rock', 'Psychedelic Rock'}]</text:p>
          </table:table-cell>
          <table:table-cell office:value-type="string" calcext:value-type="string">
            <text:p>[{'Hard Rock', 'Acid Rock'}]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1557.29999999999" calcext:value-type="float">
            <text:p>1557,3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2" calcext:value-type="float">
            <text:p>68,2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4101295684462" calcext:value-type="float">
            <text:p>0,000410</text:p>
          </table:table-cell>
          <table:table-cell office:value-type="float" office:value="0.0389842343865576" calcext:value-type="float">
            <text:p>0,03898</text:p>
          </table:table-cell>
          <table:table-cell office:value-type="float" office:value="2" calcext:value-type="float">
            <text:p>2</text:p>
          </table:table-cell>
          <table:table-cell office:value-type="float" office:value="0.0285058245497351" calcext:value-type="float">
            <text:p>0,0285058</text:p>
          </table:table-cell>
          <table:table-cell office:value-type="float" office:value="173774" calcext:value-type="float">
            <text:p>173774</text:p>
          </table:table-cell>
          <table:table-cell office:value-type="string" calcext:value-type="string">
            <text:p>Ask the Ages</text:p>
          </table:table-cell>
          <table:table-cell office:value-type="string" calcext:value-type="string">
            <text:p>[{'Sonny Sharrock'}]</text:p>
          </table:table-cell>
          <table:table-cell office:value-type="string" calcext:value-type="string">
            <text:p>[{'Post-Bop', 'Avant-Garde Jazz'}]</text:p>
          </table:table-cell>
          <table:table-cell office:value-type="string" calcext:value-type="string">
            <text:p>[{'Jazz Fusion', 'Post-Bop'}]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889" calcext:value-type="float">
            <text:p>889</text:p>
          </table:table-cell>
          <table:table-cell office:value-type="float" office:value="1434.99999999999" calcext:value-type="float">
            <text:p>143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07656086280001" calcext:value-type="float">
            <text:p>0,000011</text:p>
          </table:table-cell>
          <table:table-cell office:value-type="float" office:value="0.0367533853801725" calcext:value-type="float">
            <text:p>0,03675</text:p>
          </table:table-cell>
          <table:table-cell office:value-type="float" office:value="14" calcext:value-type="float">
            <text:p>14</text:p>
          </table:table-cell>
          <table:table-cell office:value-type="float" office:value="0.0268091976413396" calcext:value-type="float">
            <text:p>0,0268092</text:p>
          </table:table-cell>
          <table:table-cell office:value-type="float" office:value="171975" calcext:value-type="float">
            <text:p>171975</text:p>
          </table:table-cell>
          <table:table-cell office:value-type="string" calcext:value-type="string">
            <text:p>October Rust</text:p>
          </table:table-cell>
          <table:table-cell office:value-type="string" calcext:value-type="string">
            <text:p>[{'Type O Negative'}]</text:p>
          </table:table-cell>
          <table:table-cell office:value-type="string" calcext:value-type="string">
            <text:p>[{'Gothic Metal'}]</text:p>
          </table:table-cell>
          <table:table-cell office:value-type="string" calcext:value-type="string">
            <text:p>[{'Ethereal Wave', 'Gothic Rock', 'Shoegaze', 'Doom Metal'}]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105" calcext:value-type="float">
            <text:p>1105,0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1055497715484" calcext:value-type="float">
            <text:p>0,000106</text:p>
          </table:table-cell>
          <table:table-cell office:value-type="float" office:value="0.0166702670441715" calcext:value-type="float">
            <text:p>0,01667</text:p>
          </table:table-cell>
          <table:table-cell office:value-type="float" office:value="17" calcext:value-type="float">
            <text:p>17</text:p>
          </table:table-cell>
          <table:table-cell office:value-type="float" office:value="0.0205589906338864" calcext:value-type="float">
            <text:p>0,0205590</text:p>
          </table:table-cell>
          <table:table-cell office:value-type="float" office:value="178498" calcext:value-type="float">
            <text:p>178498</text:p>
          </table:table-cell>
          <table:table-cell office:value-type="string" calcext:value-type="string">
            <text:p>The Stone Roses</text:p>
          </table:table-cell>
          <table:table-cell office:value-type="string" calcext:value-type="string">
            <text:p>[{'The Stone Roses'}]</text:p>
          </table:table-cell>
          <table:table-cell office:value-type="string" calcext:value-type="string">
            <text:p>[{'Baggy', 'Indie Rock'}]</text:p>
          </table:table-cell>
          <table:table-cell office:value-type="string" calcext:value-type="string">
            <text:p>[{'Neo-Psychedelia', 'Jangle Pop', 'Britpop'}]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954" calcext:value-type="float">
            <text:p>954</text:p>
          </table:table-cell>
          <table:table-cell office:value-type="float" office:value="967.599999999997" calcext:value-type="float">
            <text:p>967,6</text:p>
          </table:table-cell>
          <table:table-cell office:value-type="float" office:value="719" calcext:value-type="float">
            <text:p>719</text:p>
          </table:table-cell>
          <table:table-cell office:value-type="float" office:value="0.71971971971972" calcext:value-type="float">
            <text:p>0,719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81078967943706" calcext:value-type="float">
            <text:p>0,7811</text:p>
          </table:table-cell>
          <table:table-cell office:value-type="float" office:value="0.0000137077625387579" calcext:value-type="float">
            <text:p>0,000014</text:p>
          </table:table-cell>
          <table:table-cell office:value-type="float" office:value="0.0137063267065034" calcext:value-type="float">
            <text:p>0,01371</text:p>
          </table:table-cell>
          <table:table-cell office:value-type="float" office:value="10" calcext:value-type="float">
            <text:p>10</text:p>
          </table:table-cell>
          <table:table-cell office:value-type="float" office:value="0.0180116677428126" calcext:value-type="float">
            <text:p>0,0180117</text:p>
          </table:table-cell>
          <table:table-cell office:value-type="float" office:value="173450" calcext:value-type="float">
            <text:p>173450</text:p>
          </table:table-cell>
          <table:table-cell office:value-type="string" calcext:value-type="string">
            <text:p>ã‚¢ãƒ³ãƒãƒƒãƒ”ãƒ¼ãƒªãƒ•ãƒ¬ã‚¤ãƒ³ (Unhappy Refrain)</text:p>
          </table:table-cell>
          <table:table-cell office:value-type="string" calcext:value-type="string">
            <text:p>[{'wowaka'}]</text:p>
          </table:table-cell>
          <table:table-cell office:value-type="string" calcext:value-type="string">
            <text:p>[{'J-Rock'}]</text:p>
          </table:table-cell>
          <table:table-cell office:value-type="string" calcext:value-type="string">
            <text:p>[{'Math Rock', 'Post-Hardcore', 'Math Pop', 'Dance-Punk'}]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881" calcext:value-type="float">
            <text:p>881</text:p>
          </table:table-cell>
          <table:table-cell office:value-type="float" office:value="1169.49999999999" calcext:value-type="float">
            <text:p>1169,5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62285331423608" calcext:value-type="float">
            <text:p>0,000076</text:p>
          </table:table-cell>
          <table:table-cell office:value-type="float" office:value="0.0201478733086662" calcext:value-type="float">
            <text:p>0,02015</text:p>
          </table:table-cell>
          <table:table-cell office:value-type="float" office:value="10" calcext:value-type="float">
            <text:p>10</text:p>
          </table:table-cell>
          <table:table-cell office:value-type="float" office:value="0.0208072290549133" calcext:value-type="float">
            <text:p>0,0208072</text:p>
          </table:table-cell>
          <table:table-cell office:value-type="float" office:value="181831" calcext:value-type="float">
            <text:p>181831</text:p>
          </table:table-cell>
          <table:table-cell office:value-type="string" calcext:value-type="string">
            <text:p>Live Nassau Coliseum '76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Funk Rock', 'Blue-Eyed Soul', 'Glam Rock', 'Pop Rock'}]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1073.8" calcext:value-type="float">
            <text:p>1073,8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3326639933186" calcext:value-type="float">
            <text:p>0,000333</text:p>
          </table:table-cell>
          <table:table-cell office:value-type="float" office:value="0.0157209089369498" calcext:value-type="float">
            <text:p>0,01572</text:p>
          </table:table-cell>
          <table:table-cell office:value-type="float" office:value="10" calcext:value-type="float">
            <text:p>10</text:p>
          </table:table-cell>
          <table:table-cell office:value-type="float" office:value="0.0191371853631742" calcext:value-type="float">
            <text:p>0,0191372</text:p>
          </table:table-cell>
          <table:table-cell office:value-type="float" office:value="171931" calcext:value-type="float">
            <text:p>171931</text:p>
          </table:table-cell>
          <table:table-cell office:value-type="string" calcext:value-type="string">
            <text:p>Teens of Denial</text:p>
          </table:table-cell>
          <table:table-cell office:value-type="string" calcext:value-type="string">
            <text:p>[{'Car Seat Headrest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Art Rock', 'Power Pop', 'Garage Rock Revival'}]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1006" calcext:value-type="float">
            <text:p>1006,0</text:p>
          </table:table-cell>
          <table:table-cell office:value-type="float" office:value="718" calcext:value-type="float">
            <text:p>718</text:p>
          </table:table-cell>
          <table:table-cell office:value-type="float" office:value="0.718718718718719" calcext:value-type="float">
            <text:p>0,718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8046875" calcext:value-type="float">
            <text:p>0,7805</text:p>
          </table:table-cell>
          <table:table-cell office:value-type="float" office:value="0.0000757270296348453" calcext:value-type="float">
            <text:p>0,000076</text:p>
          </table:table-cell>
          <table:table-cell office:value-type="float" office:value="0.0152305237972134" calcext:value-type="float">
            <text:p>0,01523</text:p>
          </table:table-cell>
          <table:table-cell office:value-type="float" office:value="8" calcext:value-type="float">
            <text:p>8</text:p>
          </table:table-cell>
          <table:table-cell office:value-type="float" office:value="0.0185436821119994" calcext:value-type="float">
            <text:p>0,0185437</text:p>
          </table:table-cell>
          <table:table-cell office:value-type="float" office:value="176613" calcext:value-type="float">
            <text:p>176613</text:p>
          </table:table-cell>
          <table:table-cell office:value-type="string" calcext:value-type="string">
            <text:p>The Real McCoy</text:p>
          </table:table-cell>
          <table:table-cell office:value-type="string" calcext:value-type="string">
            <text:p>[{'McCoy Tyner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Modal Jazz'}]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1861.79999999999" calcext:value-type="float">
            <text:p>1861,8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008018038078" calcext:value-type="float">
            <text:p>0,000301</text:p>
          </table:table-cell>
          <table:table-cell office:value-type="float" office:value="0.0561645916861662" calcext:value-type="float">
            <text:p>0,05616</text:p>
          </table:table-cell>
          <table:table-cell office:value-type="float" office:value="3" calcext:value-type="float">
            <text:p>3</text:p>
          </table:table-cell>
          <table:table-cell office:value-type="float" office:value="0.0332502097542374" calcext:value-type="float">
            <text:p>0,0332502</text:p>
          </table:table-cell>
          <table:table-cell office:value-type="float" office:value="176580" calcext:value-type="float">
            <text:p>176580</text:p>
          </table:table-cell>
          <table:table-cell office:value-type="string" calcext:value-type="string">
            <text:p>Horses</text:p>
          </table:table-cell>
          <table:table-cell office:value-type="string" calcext:value-type="string">
            <text:p>[{'Patti Smith'}]</text:p>
          </table:table-cell>
          <table:table-cell office:value-type="string" calcext:value-type="string">
            <text:p>[{'Proto-Punk', 'Singer-Songwriter', 'Art Rock'}]</text:p>
          </table:table-cell>
          <table:table-cell office:value-type="string" calcext:value-type="string">
            <text:p>[{'Art Punk', 'Garage Rock', 'Glam Rock', 'Piano Rock', 'Poetry'}]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919" calcext:value-type="float">
            <text:p>919</text:p>
          </table:table-cell>
          <table:table-cell office:value-type="float" office:value="1458.09999999999" calcext:value-type="float">
            <text:p>1458,1</text:p>
          </table:table-cell>
          <table:table-cell office:value-type="float" office:value="717" calcext:value-type="float">
            <text:p>717</text:p>
          </table:table-cell>
          <table:table-cell office:value-type="float" office:value="0.717717717717718" calcext:value-type="float">
            <text:p>0,7177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79859484777518" calcext:value-type="float">
            <text:p>0,7799</text:p>
          </table:table-cell>
          <table:table-cell office:value-type="float" office:value="0.0003574382665899" calcext:value-type="float">
            <text:p>0,000357</text:p>
          </table:table-cell>
          <table:table-cell office:value-type="float" office:value="0.0457790703182102" calcext:value-type="float">
            <text:p>0,04578</text:p>
          </table:table-cell>
          <table:table-cell office:value-type="float" office:value="7" calcext:value-type="float">
            <text:p>7</text:p>
          </table:table-cell>
          <table:table-cell office:value-type="float" office:value="0.0284339227276763" calcext:value-type="float">
            <text:p>0,0284339</text:p>
          </table:table-cell>
          <table:table-cell office:value-type="float" office:value="181021" calcext:value-type="float">
            <text:p>181021</text:p>
          </table:table-cell>
          <table:table-cell office:value-type="string" calcext:value-type="string">
            <text:p>The KÃ¶ln Concert</text:p>
          </table:table-cell>
          <table:table-cell office:value-type="string" calcext:value-type="string">
            <text:p>[{'Keith Jarrett'}]</text:p>
          </table:table-cell>
          <table:table-cell office:value-type="string" calcext:value-type="string">
            <text:p>[{'ECM Style Jazz'}]</text:p>
          </table:table-cell>
          <table:table-cell office:value-type="string" calcext:value-type="string">
            <text:p>[{'Post-Minimalism'}]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1616.69999999999" calcext:value-type="float">
            <text:p>1616,7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91875041374" calcext:value-type="float">
            <text:p>0,000292</text:p>
          </table:table-cell>
          <table:table-cell office:value-type="float" office:value="0.0414157605770621" calcext:value-type="float">
            <text:p>0,04142</text:p>
          </table:table-cell>
          <table:table-cell office:value-type="float" office:value="9" calcext:value-type="float">
            <text:p>9</text:p>
          </table:table-cell>
          <table:table-cell office:value-type="float" office:value="0.0285380861341955" calcext:value-type="float">
            <text:p>0,0285381</text:p>
          </table:table-cell>
          <table:table-cell office:value-type="float" office:value="170110" calcext:value-type="float">
            <text:p>170110</text:p>
          </table:table-cell>
          <table:table-cell office:value-type="string" calcext:value-type="string">
            <text:p>Dick's Picks Volume Eight: Harpur College, Binghamton, NY, May 2, 1970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Folk Rock', 'Psychedelic Rock'}]</text:p>
          </table:table-cell>
          <table:table-cell office:value-type="string" calcext:value-type="string">
            <text:p>[{'Americana'}]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1501.49999999999" calcext:value-type="float">
            <text:p>1501,5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167067535137" calcext:value-type="float">
            <text:p>0,000167</text:p>
          </table:table-cell>
          <table:table-cell office:value-type="float" office:value="0.0474982260903491" calcext:value-type="float">
            <text:p>0,04750</text:p>
          </table:table-cell>
          <table:table-cell office:value-type="float" office:value="4" calcext:value-type="float">
            <text:p>4</text:p>
          </table:table-cell>
          <table:table-cell office:value-type="float" office:value="0.0285401895200851" calcext:value-type="float">
            <text:p>0,0285402</text:p>
          </table:table-cell>
          <table:table-cell office:value-type="float" office:value="175666" calcext:value-type="float">
            <text:p>175666</text:p>
          </table:table-cell>
          <table:table-cell office:value-type="string" calcext:value-type="string">
            <text:p>Aja</text:p>
          </table:table-cell>
          <table:table-cell office:value-type="string" calcext:value-type="string">
            <text:p>[{'Steely Dan'}]</text:p>
          </table:table-cell>
          <table:table-cell office:value-type="string" calcext:value-type="string">
            <text:p>[{'Jazz-Rock', 'Yacht Rock'}]</text:p>
          </table:table-cell>
          <table:table-cell office:value-type="string" calcext:value-type="string">
            <text:p>[{'Funk Rock'}]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office:value-type="float" office:value="1155.99999999999" calcext:value-type="float">
            <text:p>1156,0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2047805989021" calcext:value-type="float">
            <text:p>0,000205</text:p>
          </table:table-cell>
          <table:table-cell office:value-type="float" office:value="0.0179228462283695" calcext:value-type="float">
            <text:p>0,01792</text:p>
          </table:table-cell>
          <table:table-cell office:value-type="float" office:value="17" calcext:value-type="float">
            <text:p>17</text:p>
          </table:table-cell>
          <table:table-cell office:value-type="float" office:value="0.0215322302893998" calcext:value-type="float">
            <text:p>0,0215322</text:p>
          </table:table-cell>
          <table:table-cell office:value-type="float" office:value="178056" calcext:value-type="float">
            <text:p>178056</text:p>
          </table:table-cell>
          <table:table-cell office:value-type="string" calcext:value-type="string">
            <text:p>The Colour of Spring</text:p>
          </table:table-cell>
          <table:table-cell office:value-type="string" calcext:value-type="string">
            <text:p>[{'Talk Talk'}]</text:p>
          </table:table-cell>
          <table:table-cell office:value-type="string" calcext:value-type="string">
            <text:p>[{'Art Pop'}]</text:p>
          </table:table-cell>
          <table:table-cell office:value-type="string" calcext:value-type="string">
            <text:p>[{'Sophisti-Pop', 'Progressive Pop', 'Art Rock'}]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945.399999999997" calcext:value-type="float">
            <text:p>945,4</text:p>
          </table:table-cell>
          <table:table-cell office:value-type="float" office:value="716" calcext:value-type="float">
            <text:p>716</text:p>
          </table:table-cell>
          <table:table-cell office:value-type="float" office:value="0.716716716716717" calcext:value-type="float">
            <text:p>0,71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9251170046802" calcext:value-type="float">
            <text:p>0,7793</text:p>
          </table:table-cell>
          <table:table-cell office:value-type="float" office:value="0.0000820794073967087" calcext:value-type="float">
            <text:p>0,000082</text:p>
          </table:table-cell>
          <table:table-cell office:value-type="float" office:value="0.0134682806527883" calcext:value-type="float">
            <text:p>0,01347</text:p>
          </table:table-cell>
          <table:table-cell office:value-type="float" office:value="17" calcext:value-type="float">
            <text:p>17</text:p>
          </table:table-cell>
          <table:table-cell office:value-type="float" office:value="0.0176144240808352" calcext:value-type="float">
            <text:p>0,0176144</text:p>
          </table:table-cell>
          <table:table-cell office:value-type="float" office:value="171894" calcext:value-type="float">
            <text:p>171894</text:p>
          </table:table-cell>
          <table:table-cell office:value-type="string" calcext:value-type="string">
            <text:p>Tabula rasa</text:p>
          </table:table-cell>
          <table:table-cell office:value-type="string" calcext:value-type="string">
            <text:p>[{'Arvo PÃ¤rt'}]</text:p>
          </table:table-cell>
          <table:table-cell office:value-type="string" calcext:value-type="string">
            <text:p>[{'Holy Minimalism', 'Minimalism'}]</text:p>
          </table:table-cell>
          <table:table-cell office:value-type="string" calcext:value-type="string">
            <text:p>[{'Chamber Music'}]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818.49999999999" calcext:value-type="float">
            <text:p>1818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6221986849909" calcext:value-type="float">
            <text:p>0,000622</text:p>
          </table:table-cell>
          <table:table-cell office:value-type="float" office:value="0.0460028839413535" calcext:value-type="float">
            <text:p>0,04600</text:p>
          </table:table-cell>
          <table:table-cell office:value-type="float" office:value="11" calcext:value-type="float">
            <text:p>11</text:p>
          </table:table-cell>
          <table:table-cell office:value-type="float" office:value="0.0321721449063858" calcext:value-type="float">
            <text:p>0,0321721</text:p>
          </table:table-cell>
          <table:table-cell office:value-type="float" office:value="171318" calcext:value-type="float">
            <text:p>171318</text:p>
          </table:table-cell>
          <table:table-cell office:value-type="string" calcext:value-type="string">
            <text:p>Either / Or</text:p>
          </table:table-cell>
          <table:table-cell office:value-type="string" calcext:value-type="string">
            <text:p>[{'Elliott Smith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Slacker Rock', 'Indie Pop', 'Folk Rock'}]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float" office:value="1519.59999999999" calcext:value-type="float">
            <text:p>1519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74809154034" calcext:value-type="float">
            <text:p>0,000287</text:p>
          </table:table-cell>
          <table:table-cell office:value-type="float" office:value="0.0472777340907061" calcext:value-type="float">
            <text:p>0,04728</text:p>
          </table:table-cell>
          <table:table-cell office:value-type="float" office:value="7" calcext:value-type="float">
            <text:p>7</text:p>
          </table:table-cell>
          <table:table-cell office:value-type="float" office:value="0.0296534266266646" calcext:value-type="float">
            <text:p>0,0296534</text:p>
          </table:table-cell>
          <table:table-cell office:value-type="float" office:value="182372" calcext:value-type="float">
            <text:p>182372</text:p>
          </table:table-cell>
          <table:table-cell office:value-type="string" calcext:value-type="string">
            <text:p>Born to Run</text:p>
          </table:table-cell>
          <table:table-cell office:value-type="string" calcext:value-type="string">
            <text:p>[{'Bruce Springsteen'}]</text:p>
          </table:table-cell>
          <table:table-cell office:value-type="string" calcext:value-type="string">
            <text:p>[{'Heartland Rock'}]</text:p>
          </table:table-cell>
          <table:table-cell office:value-type="string" calcext:value-type="string">
            <text:p>[{'Singer-Songwriter', 'Piano Rock'}]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929" calcext:value-type="float">
            <text:p>929</text:p>
          </table:table-cell>
          <table:table-cell office:value-type="float" office:value="1456.39999999999" calcext:value-type="float">
            <text:p>1456,4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7166150786725" calcext:value-type="float">
            <text:p>0,000717</text:p>
          </table:table-cell>
          <table:table-cell office:value-type="float" office:value="0.0373030138640365" calcext:value-type="float">
            <text:p>0,03730</text:p>
          </table:table-cell>
          <table:table-cell office:value-type="float" office:value="14" calcext:value-type="float">
            <text:p>14</text:p>
          </table:table-cell>
          <table:table-cell office:value-type="float" office:value="0.0267674736651545" calcext:value-type="float">
            <text:p>0,0267675</text:p>
          </table:table-cell>
          <table:table-cell office:value-type="float" office:value="169126" calcext:value-type="float">
            <text:p>169126</text:p>
          </table:table-cell>
          <table:table-cell office:value-type="string" calcext:value-type="string">
            <text:p>Times of Grace</text:p>
          </table:table-cell>
          <table:table-cell office:value-type="string" calcext:value-type="string">
            <text:p>[{'Neurosis'}]</text:p>
          </table:table-cell>
          <table:table-cell office:value-type="string" calcext:value-type="string">
            <text:p>[{'Atmospheric Sludge Metal'}]</text:p>
          </table:table-cell>
          <table:table-cell office:value-type="string" calcext:value-type="string">
            <text:p>[{'Post-Hardcore', 'Doom Metal', 'Post-Rock'}]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1416.49999999999" calcext:value-type="float">
            <text:p>1416,5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3360742171697" calcext:value-type="float">
            <text:p>0,000336</text:p>
          </table:table-cell>
          <table:table-cell office:value-type="float" office:value="0.0256774433070816" calcext:value-type="float">
            <text:p>0,02568</text:p>
          </table:table-cell>
          <table:table-cell office:value-type="float" office:value="16" calcext:value-type="float">
            <text:p>16</text:p>
          </table:table-cell>
          <table:table-cell office:value-type="float" office:value="0.024684240860235" calcext:value-type="float">
            <text:p>0,0246842</text:p>
          </table:table-cell>
          <table:table-cell office:value-type="float" office:value="171589" calcext:value-type="float">
            <text:p>171589</text:p>
          </table:table-cell>
          <table:table-cell office:value-type="string" calcext:value-type="string">
            <text:p>De-Loused in the Comatorium</text:p>
          </table:table-cell>
          <table:table-cell office:value-type="string" calcext:value-type="string">
            <text:p>[{'The Mars Volta'}]</text:p>
          </table:table-cell>
          <table:table-cell office:value-type="string" calcext:value-type="string">
            <text:p>[{'Post-Hardcore', 'Progressive Rock'}]</text:p>
          </table:table-cell>
          <table:table-cell office:value-type="string" calcext:value-type="string">
            <text:p>[{'Experimental Rock', 'Psychedelic Rock', 'Art Rock'}]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1128.59999999999" calcext:value-type="float">
            <text:p>1128,6</text:p>
          </table:table-cell>
          <table:table-cell office:value-type="float" office:value="715" calcext:value-type="float">
            <text:p>715</text:p>
          </table:table-cell>
          <table:table-cell office:value-type="float" office:value="0.715715715715716" calcext:value-type="float">
            <text:p>0,715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78643803585347" calcext:value-type="float">
            <text:p>0,7786</text:p>
          </table:table-cell>
          <table:table-cell office:value-type="float" office:value="0.0002807416635071" calcext:value-type="float">
            <text:p>0,000281</text:p>
          </table:table-cell>
          <table:table-cell office:value-type="float" office:value="0.018215348743116" calcext:value-type="float">
            <text:p>0,01822</text:p>
          </table:table-cell>
          <table:table-cell office:value-type="float" office:value="16" calcext:value-type="float">
            <text:p>16</text:p>
          </table:table-cell>
          <table:table-cell office:value-type="float" office:value="0.0207348092239168" calcext:value-type="float">
            <text:p>0,0207348</text:p>
          </table:table-cell>
          <table:table-cell office:value-type="float" office:value="171891" calcext:value-type="float">
            <text:p>171891</text:p>
          </table:table-cell>
          <table:table-cell office:value-type="string" calcext:value-type="string">
            <text:p>The Great Santa Barbara Oil Slick</text:p>
          </table:table-cell>
          <table:table-cell office:value-type="string" calcext:value-type="string">
            <text:p>[{'John Fahey'}]</text:p>
          </table:table-cell>
          <table:table-cell office:value-type="string" calcext:value-type="string">
            <text:p>[{'American Primitivism'}]</text:p>
          </table:table-cell>
          <table:table-cell office:value-type="string" calcext:value-type="string">
            <text:p>[{'Acoustic Blues'}]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968" calcext:value-type="float">
            <text:p>968</text:p>
          </table:table-cell>
          <table:table-cell office:value-type="float" office:value="1667.19999999999" calcext:value-type="float">
            <text:p>1667,2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700433232163359" calcext:value-type="float">
            <text:p>0,000070</text:p>
          </table:table-cell>
          <table:table-cell office:value-type="float" office:value="0.0512824885651147" calcext:value-type="float">
            <text:p>0,05128</text:p>
          </table:table-cell>
          <table:table-cell office:value-type="float" office:value="1" calcext:value-type="float">
            <text:p>1</text:p>
          </table:table-cell>
          <table:table-cell office:value-type="float" office:value="0.0316363765554804" calcext:value-type="float">
            <text:p>0,0316364</text:p>
          </table:table-cell>
          <table:table-cell office:value-type="float" office:value="181338" calcext:value-type="float">
            <text:p>181338</text:p>
          </table:table-cell>
          <table:table-cell office:value-type="string" calcext:value-type="string">
            <text:p>Jailbreak</text:p>
          </table:table-cell>
          <table:table-cell office:value-type="string" calcext:value-type="string">
            <text:p>[{'Thin Lizzy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943" calcext:value-type="float">
            <text:p>943</text:p>
          </table:table-cell>
          <table:table-cell office:value-type="float" office:value="1598.79999999999" calcext:value-type="float">
            <text:p>1598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8341675008341" calcext:value-type="float">
            <text:p>0,000834</text:p>
          </table:table-cell>
          <table:table-cell office:value-type="float" office:value="0.0474999128144296" calcext:value-type="float">
            <text:p>0,04750</text:p>
          </table:table-cell>
          <table:table-cell office:value-type="float" office:value="21" calcext:value-type="float">
            <text:p>21</text:p>
          </table:table-cell>
          <table:table-cell office:value-type="float" office:value="0.0295597222408615" calcext:value-type="float">
            <text:p>0,0295597</text:p>
          </table:table-cell>
          <table:table-cell office:value-type="float" office:value="176735" calcext:value-type="float">
            <text:p>176735</text:p>
          </table:table-cell>
          <table:table-cell office:value-type="string" calcext:value-type="string">
            <text:p>Mingus at Antibes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Hard Bop', 'Post-Bop'}]</text:p>
          </table:table-cell>
          <table:table-cell office:value-type="string" calcext:value-type="string">
            <text:p>[{'Third Stream', 'Avant-Garde Jazz'}]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213.79999999999" calcext:value-type="float">
            <text:p>1213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9398844402184" calcext:value-type="float">
            <text:p>0,000940</text:p>
          </table:table-cell>
          <table:table-cell office:value-type="float" office:value="0.0189616380875994" calcext:value-type="float">
            <text:p>0,01896</text:p>
          </table:table-cell>
          <table:table-cell office:value-type="float" office:value="16" calcext:value-type="float">
            <text:p>16</text:p>
          </table:table-cell>
          <table:table-cell office:value-type="float" office:value="0.0212945883450265" calcext:value-type="float">
            <text:p>0,0212946</text:p>
          </table:table-cell>
          <table:table-cell office:value-type="float" office:value="171205" calcext:value-type="float">
            <text:p>171205</text:p>
          </table:table-cell>
          <table:table-cell office:value-type="string" calcext:value-type="string">
            <text:p>Late Registration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Hip Hop', 'Pop Rap'}]</text:p>
          </table:table-cell>
          <table:table-cell office:value-type="string" calcext:value-type="string">
            <text:p>[{'Conscious Hip Hop', 'Pop Rap', 'Jazz Rap', 'Neo-Soul', 'Chipmunk Soul'}]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908" calcext:value-type="float">
            <text:p>908</text:p>
          </table:table-cell>
          <table:table-cell office:value-type="float" office:value="1024.9" calcext:value-type="float">
            <text:p>1024,9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0834358549789412" calcext:value-type="float">
            <text:p>0,000083</text:p>
          </table:table-cell>
          <table:table-cell office:value-type="float" office:value="0.0154559098105389" calcext:value-type="float">
            <text:p>0,01546</text:p>
          </table:table-cell>
          <table:table-cell office:value-type="float" office:value="8" calcext:value-type="float">
            <text:p>8</text:p>
          </table:table-cell>
          <table:table-cell office:value-type="float" office:value="0.0195837033785435" calcext:value-type="float">
            <text:p>0,0195837</text:p>
          </table:table-cell>
          <table:table-cell office:value-type="float" office:value="177731" calcext:value-type="float">
            <text:p>177731</text:p>
          </table:table-cell>
          <table:table-cell office:value-type="string" calcext:value-type="string">
            <text:p>Monk's Dream</text:p>
          </table:table-cell>
          <table:table-cell office:value-type="string" calcext:value-type="string">
            <text:p>[{'Thelonious Monk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office:value-type="float" office:value="929.299999999997" calcext:value-type="float">
            <text:p>929,3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20325201621" calcext:value-type="float">
            <text:p>0,000122</text:p>
          </table:table-cell>
          <table:table-cell office:value-type="float" office:value="0.0136829124620479" calcext:value-type="float">
            <text:p>0,01368</text:p>
          </table:table-cell>
          <table:table-cell office:value-type="float" office:value="8" calcext:value-type="float">
            <text:p>8</text:p>
          </table:table-cell>
          <table:table-cell office:value-type="float" office:value="0.0173181717499576" calcext:value-type="float">
            <text:p>0,0173182</text:p>
          </table:table-cell>
          <table:table-cell office:value-type="float" office:value="172058" calcext:value-type="float">
            <text:p>172058</text:p>
          </table:table-cell>
          <table:table-cell office:value-type="string" calcext:value-type="string">
            <text:p>Sonny's Dream (Birth of the New Cool)</text:p>
          </table:table-cell>
          <table:table-cell office:value-type="string" calcext:value-type="string">
            <text:p>[{'Sonny Criss'}]</text:p>
          </table:table-cell>
          <table:table-cell office:value-type="string" calcext:value-type="string">
            <text:p>[{'Post-Bop', 'Progressive Big Band'}]</text:p>
          </table:table-cell>
          <table:table-cell office:value-type="string" calcext:value-type="string">
            <text:p>[{'Modal Jazz', 'Avant-Garde Jazz'}]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659.8" calcext:value-type="float">
            <text:p>659,8</text:p>
          </table:table-cell>
          <table:table-cell office:value-type="float" office:value="714" calcext:value-type="float">
            <text:p>714</text:p>
          </table:table-cell>
          <table:table-cell office:value-type="float" office:value="0.714714714714715" calcext:value-type="float">
            <text:p>0,714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803738317757" calcext:value-type="float">
            <text:p>0,7780</text:p>
          </table:table-cell>
          <table:table-cell office:value-type="float" office:value="0.0001257770796848" calcext:value-type="float">
            <text:p>0,000126</text:p>
          </table:table-cell>
          <table:table-cell office:value-type="float" office:value="0.0102612383209836" calcext:value-type="float">
            <text:p>0,01026</text:p>
          </table:table-cell>
          <table:table-cell office:value-type="float" office:value="12" calcext:value-type="float">
            <text:p>12</text:p>
          </table:table-cell>
          <table:table-cell office:value-type="float" office:value="0.0150246779161385" calcext:value-type="float">
            <text:p>0,0150247</text:p>
          </table:table-cell>
          <table:table-cell office:value-type="float" office:value="176846" calcext:value-type="float">
            <text:p>176846</text:p>
          </table:table-cell>
          <table:table-cell office:value-type="string" calcext:value-type="string">
            <text:p>Mercurial World</text:p>
          </table:table-cell>
          <table:table-cell office:value-type="string" calcext:value-type="string">
            <text:p>[{'Magdalena Bay'}]</text:p>
          </table:table-cell>
          <table:table-cell office:value-type="string" calcext:value-type="string">
            <text:p>[{'Synthpop', 'Dance-Pop'}]</text:p>
          </table:table-cell>
          <table:table-cell office:value-type="string" calcext:value-type="string">
            <text:p>[{'Chillwave', 'Dance-Pop', 'Electropop', 'Contemporary R&amp;B', 'House'}]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1485.69999999999" calcext:value-type="float">
            <text:p>1485,7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7726497372455" calcext:value-type="float">
            <text:p>0,000773</text:p>
          </table:table-cell>
          <table:table-cell office:value-type="float" office:value="0.038492845365491" calcext:value-type="float">
            <text:p>0,03849</text:p>
          </table:table-cell>
          <table:table-cell office:value-type="float" office:value="14" calcext:value-type="float">
            <text:p>14</text:p>
          </table:table-cell>
          <table:table-cell office:value-type="float" office:value="0.0274453611188392" calcext:value-type="float">
            <text:p>0,0274454</text:p>
          </table:table-cell>
          <table:table-cell office:value-type="float" office:value="171297" calcext:value-type="float">
            <text:p>171297</text:p>
          </table:table-cell>
          <table:table-cell office:value-type="string" calcext:value-type="string">
            <text:p>Symbolic</text:p>
          </table:table-cell>
          <table:table-cell office:value-type="string" calcext:value-type="string">
            <text:p>[{'Death'}]</text:p>
          </table:table-cell>
          <table:table-cell office:value-type="string" calcext:value-type="string">
            <text:p>[{'Technical Death Metal'}]</text:p>
          </table:table-cell>
          <table:table-cell office:value-type="string" calcext:value-type="string">
            <text:p>[{'Melodic Death Metal', 'Progressive Metal'}]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1299.29999999999" calcext:value-type="float">
            <text:p>1299,3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5028408502022" calcext:value-type="float">
            <text:p>0,000503</text:p>
          </table:table-cell>
          <table:table-cell office:value-type="float" office:value="0.0221762470698892" calcext:value-type="float">
            <text:p>0,02218</text:p>
          </table:table-cell>
          <table:table-cell office:value-type="float" office:value="10" calcext:value-type="float">
            <text:p>10</text:p>
          </table:table-cell>
          <table:table-cell office:value-type="float" office:value="0.0218385739401388" calcext:value-type="float">
            <text:p>0,0218386</text:p>
          </table:table-cell>
          <table:table-cell office:value-type="float" office:value="171202" calcext:value-type="float">
            <text:p>171202</text:p>
          </table:table-cell>
          <table:table-cell office:value-type="string" calcext:value-type="string">
            <text:p>The Idler Wheel Is Wiser Than the Driver of the Screw and Whipping Cords Will Serve You More Than Ropes Will Ever Do</text:p>
          </table:table-cell>
          <table:table-cell office:value-type="string" calcext:value-type="string">
            <text:p>[{'Fiona Apple'}]</text:p>
          </table:table-cell>
          <table:table-cell office:value-type="string" calcext:value-type="string">
            <text:p>[{'Art Pop', 'Singer-Songwriter'}]</text:p>
          </table:table-cell>
          <table:table-cell office:value-type="string" calcext:value-type="string">
            <text:p>[{'Jazz Pop', 'Dark Cabaret', 'Piano Blues', 'Piano Rock'}]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644" calcext:value-type="float">
            <text:p>644</text:p>
          </table:table-cell>
          <table:table-cell office:value-type="float" office:value="988.499999999996" calcext:value-type="float">
            <text:p>988,5</text:p>
          </table:table-cell>
          <table:table-cell office:value-type="float" office:value="713" calcext:value-type="float">
            <text:p>713</text:p>
          </table:table-cell>
          <table:table-cell office:value-type="float" office:value="0.713713713713714" calcext:value-type="float">
            <text:p>0,713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7431906614786" calcext:value-type="float">
            <text:p>0,7774</text:p>
          </table:table-cell>
          <table:table-cell office:value-type="float" office:value="0.0001589766118824" calcext:value-type="float">
            <text:p>0,000159</text:p>
          </table:table-cell>
          <table:table-cell office:value-type="float" office:value="0.0145900404595848" calcext:value-type="float">
            <text:p>0,01459</text:p>
          </table:table-cell>
          <table:table-cell office:value-type="float" office:value="17" calcext:value-type="float">
            <text:p>17</text:p>
          </table:table-cell>
          <table:table-cell office:value-type="float" office:value="0.0178569873156904" calcext:value-type="float">
            <text:p>0,0178570</text:p>
          </table:table-cell>
          <table:table-cell office:value-type="float" office:value="170540" calcext:value-type="float">
            <text:p>170540</text:p>
          </table:table-cell>
          <table:table-cell office:value-type="string" calcext:value-type="string">
            <text:p>4 Balladen; Barcarolle; Fantasie</text:p>
          </table:table-cell>
          <table:table-cell office:value-type="string" calcext:value-type="string">
            <text:p>[{'FrÃ©dÃ©ric Chopin', 'Krystian Zimerman'}]</text:p>
          </table:table-cell>
          <table:table-cell office:value-type="string" calcext:value-type="string">
            <text:p>[{'Romanticism'}]</text:p>
          </table:table-cell>
          <table:table-cell office:value-type="string" calcext:value-type="string">
            <text:p>[{'Fantasia'}]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942" calcext:value-type="float">
            <text:p>942</text:p>
          </table:table-cell>
          <table:table-cell office:value-type="float" office:value="1683.09999999998" calcext:value-type="float">
            <text:p>1683,1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9385359530093" calcext:value-type="float">
            <text:p>0,000939</text:p>
          </table:table-cell>
          <table:table-cell office:value-type="float" office:value="0.0447846451723455" calcext:value-type="float">
            <text:p>0,04478</text:p>
          </table:table-cell>
          <table:table-cell office:value-type="float" office:value="19" calcext:value-type="float">
            <text:p>19</text:p>
          </table:table-cell>
          <table:table-cell office:value-type="float" office:value="0.0298834795108458" calcext:value-type="float">
            <text:p>0,0298835</text:p>
          </table:table-cell>
          <table:table-cell office:value-type="float" office:value="174221" calcext:value-type="float">
            <text:p>174221</text:p>
          </table:table-cell>
          <table:table-cell office:value-type="string" calcext:value-type="string">
            <text:p>Weld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Noise Rock', 'Grunge'}]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744" calcext:value-type="float">
            <text:p>744</text:p>
          </table:table-cell>
          <table:table-cell office:value-type="float" office:value="1196.59999999999" calcext:value-type="float">
            <text:p>1196,6</text:p>
          </table:table-cell>
          <table:table-cell office:value-type="float" office:value="712" calcext:value-type="float">
            <text:p>712</text:p>
          </table:table-cell>
          <table:table-cell office:value-type="float" office:value="0.712712712712713" calcext:value-type="float">
            <text:p>0,71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76827371695179" calcext:value-type="float">
            <text:p>0,7768</text:p>
          </table:table-cell>
          <table:table-cell office:value-type="float" office:value="0.0004676353039746" calcext:value-type="float">
            <text:p>0,000468</text:p>
          </table:table-cell>
          <table:table-cell office:value-type="float" office:value="0.0189411275612816" calcext:value-type="float">
            <text:p>0,01894</text:p>
          </table:table-cell>
          <table:table-cell office:value-type="float" office:value="16" calcext:value-type="float">
            <text:p>16</text:p>
          </table:table-cell>
          <table:table-cell office:value-type="float" office:value="0.0205359335526563" calcext:value-type="float">
            <text:p>0,0205359</text:p>
          </table:table-cell>
          <table:table-cell office:value-type="float" office:value="163960" calcext:value-type="float">
            <text:p>163960</text:p>
          </table:table-cell>
          <table:table-cell office:value-type="string" calcext:value-type="string">
            <text:p>Two Airships / Exploder Falls</text:p>
          </table:table-cell>
          <table:table-cell office:value-type="string" calcext:value-type="string">
            <text:p>[{'Candy Claws'}]</text:p>
          </table:table-cell>
          <table:table-cell office:value-type="string" calcext:value-type="string">
            <text:p>[{'Noise Pop', 'Indietronica', 'Neo-Psychedelia'}]</text:p>
          </table:table-cell>
          <table:table-cell office:value-type="string" calcext:value-type="string">
            <text:p>[{'Shoegaze', 'New Rave', 'Glitch Pop', 'IDM'}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38.49999999999" calcext:value-type="float">
            <text:p>1638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3238040980191" calcext:value-type="float">
            <text:p>0,000324</text:p>
          </table:table-cell>
          <table:table-cell office:value-type="float" office:value="0.0502284353223673" calcext:value-type="float">
            <text:p>0,05023</text:p>
          </table:table-cell>
          <table:table-cell office:value-type="float" office:value="4" calcext:value-type="float">
            <text:p>4</text:p>
          </table:table-cell>
          <table:table-cell office:value-type="float" office:value="0.031091861557292" calcext:value-type="float">
            <text:p>0,0310919</text:p>
          </table:table-cell>
          <table:table-cell office:value-type="float" office:value="180262" calcext:value-type="float">
            <text:p>180262</text:p>
          </table:table-cell>
          <table:table-cell office:value-type="string" calcext:value-type="string">
            <text:p>The Rise and Fall of Ziggy Stardust and the Spiders From Mars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Glam Rock', 'Pop Rock'}]</text:p>
          </table:table-cell>
          <table:table-cell office:value-type="string" calcext:value-type="string">
            <text:p>[{'Rock Opera', 'Art Rock'}]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1558.39999999999" calcext:value-type="float">
            <text:p>1558,4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2561011245045" calcext:value-type="float">
            <text:p>0,000256</text:p>
          </table:table-cell>
          <table:table-cell office:value-type="float" office:value="0.0388699667312794" calcext:value-type="float">
            <text:p>0,03887</text:p>
          </table:table-cell>
          <table:table-cell office:value-type="float" office:value="13" calcext:value-type="float">
            <text:p>13</text:p>
          </table:table-cell>
          <table:table-cell office:value-type="float" office:value="0.0278627882456174" calcext:value-type="float">
            <text:p>0,0278628</text:p>
          </table:table-cell>
          <table:table-cell office:value-type="float" office:value="166866" calcext:value-type="float">
            <text:p>166866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[{'Susumu Hirasawa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Downtempo', 'Thai Music', 'Ambient Pop', 'Electropop', 'New Age'}]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1471.79999999999" calcext:value-type="float">
            <text:p>1471,8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8376780253867" calcext:value-type="float">
            <text:p>0,000838</text:p>
          </table:table-cell>
          <table:table-cell office:value-type="float" office:value="0.0378409353647813" calcext:value-type="float">
            <text:p>0,03784</text:p>
          </table:table-cell>
          <table:table-cell office:value-type="float" office:value="14" calcext:value-type="float">
            <text:p>14</text:p>
          </table:table-cell>
          <table:table-cell office:value-type="float" office:value="0.0272029887897416" calcext:value-type="float">
            <text:p>0,0272030</text:p>
          </table:table-cell>
          <table:table-cell office:value-type="float" office:value="167814" calcext:value-type="float">
            <text:p>167814</text:p>
          </table:table-cell>
          <table:table-cell office:value-type="string" calcext:value-type="string">
            <text:p>MTV Unplugged</text:p>
          </table:table-cell>
          <table:table-cell office:value-type="string" calcext:value-type="string">
            <text:p>[{'Alice in Chains'}]</text:p>
          </table:table-cell>
          <table:table-cell office:value-type="string" calcext:value-type="string">
            <text:p>[{'Acoustic Rock', 'Grunge'}]</text:p>
          </table:table-cell>
          <table:table-cell office:value-type="string" calcext:value-type="string">
            <text:p>[{'Alternative Rock'}]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132.19999999999" calcext:value-type="float">
            <text:p>1132,2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984618553088827" calcext:value-type="float">
            <text:p>0,000098</text:p>
          </table:table-cell>
          <table:table-cell office:value-type="float" office:value="0.0178389849906541" calcext:value-type="float">
            <text:p>0,01784</text:p>
          </table:table-cell>
          <table:table-cell office:value-type="float" office:value="16" calcext:value-type="float">
            <text:p>16</text:p>
          </table:table-cell>
          <table:table-cell office:value-type="float" office:value="0.0203870380641236" calcext:value-type="float">
            <text:p>0,0203870</text:p>
          </table:table-cell>
          <table:table-cell office:value-type="float" office:value="163575" calcext:value-type="float">
            <text:p>163575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[{'J Dilla'}]</text:p>
          </table:table-cell>
          <table:table-cell office:value-type="string" calcext:value-type="string">
            <text:p>[{'Instrumental Hip Hop'}]</text:p>
          </table:table-cell>
          <table:table-cell office:value-type="string" calcext:value-type="string">
            <text:p>[{'Soul', 'Experimental Hip Hop', 'Plunderphonics'}]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1031.49999999999" calcext:value-type="float">
            <text:p>1031,5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4204939742681" calcext:value-type="float">
            <text:p>0,000420</text:p>
          </table:table-cell>
          <table:table-cell office:value-type="float" office:value="0.0143682893392575" calcext:value-type="float">
            <text:p>0,01437</text:p>
          </table:table-cell>
          <table:table-cell office:value-type="float" office:value="10" calcext:value-type="float">
            <text:p>10</text:p>
          </table:table-cell>
          <table:table-cell office:value-type="float" office:value="0.0186150462335072" calcext:value-type="float">
            <text:p>0,0186150</text:p>
          </table:table-cell>
          <table:table-cell office:value-type="float" office:value="170077" calcext:value-type="float">
            <text:p>170077</text:p>
          </table:table-cell>
          <table:table-cell office:value-type="string" calcext:value-type="string">
            <text:p>KIDS SEE GHOSTS</text:p>
          </table:table-cell>
          <table:table-cell office:value-type="string" calcext:value-type="string">
            <text:p>[{'KIDS SEE GHOSTS'}]</text:p>
          </table:table-cell>
          <table:table-cell office:value-type="string" calcext:value-type="string">
            <text:p>[{'Pop Rap', 'Experimental Hip Hop'}]</text:p>
          </table:table-cell>
          <table:table-cell office:value-type="string" calcext:value-type="string">
            <text:p>[{'Neo-Psychedelia', 'Art Pop', 'Alternative R&amp;B'}]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637.600000000001" calcext:value-type="float">
            <text:p>637,6</text:p>
          </table:table-cell>
          <table:table-cell office:value-type="float" office:value="711" calcext:value-type="float">
            <text:p>711</text:p>
          </table:table-cell>
          <table:table-cell office:value-type="float" office:value="0.711711711711712" calcext:value-type="float">
            <text:p>0,71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6223776223776" calcext:value-type="float">
            <text:p>0,7762</text:p>
          </table:table-cell>
          <table:table-cell office:value-type="float" office:value="0.000088097449486895" calcext:value-type="float">
            <text:p>0,000088</text:p>
          </table:table-cell>
          <table:table-cell office:value-type="float" office:value="0.0109409212211083" calcext:value-type="float">
            <text:p>0,01094</text:p>
          </table:table-cell>
          <table:table-cell office:value-type="float" office:value="21" calcext:value-type="float">
            <text:p>21</text:p>
          </table:table-cell>
          <table:table-cell office:value-type="float" office:value="0.0146419397250326" calcext:value-type="float">
            <text:p>0,0146419</text:p>
          </table:table-cell>
          <table:table-cell office:value-type="float" office:value="171479" calcext:value-type="float">
            <text:p>171479</text:p>
          </table:table-cell>
          <table:table-cell office:value-type="string" calcext:value-type="string">
            <text:p>Blue Train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1784.79999999999" calcext:value-type="float">
            <text:p>1784,8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5401192775942" calcext:value-type="float">
            <text:p>0,000540</text:p>
          </table:table-cell>
          <table:table-cell office:value-type="float" office:value="0.0453329461670936" calcext:value-type="float">
            <text:p>0,04533</text:p>
          </table:table-cell>
          <table:table-cell office:value-type="float" office:value="11" calcext:value-type="float">
            <text:p>11</text:p>
          </table:table-cell>
          <table:table-cell office:value-type="float" office:value="0.0323829202702655" calcext:value-type="float">
            <text:p>0,0323829</text:p>
          </table:table-cell>
          <table:table-cell office:value-type="float" office:value="171608" calcext:value-type="float">
            <text:p>171608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[{'Elliott Smith'}]</text:p>
          </table:table-cell>
          <table:table-cell office:value-type="string" calcext:value-type="string">
            <text:p>[{'Indie Pop', 'Singer-Songwriter'}]</text:p>
          </table:table-cell>
          <table:table-cell office:value-type="string" calcext:value-type="string">
            <text:p>[{'Chamber Pop', 'Indie Folk', 'Indie Rock'}]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1643.89999999999" calcext:value-type="float">
            <text:p>1643,9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2562125697284" calcext:value-type="float">
            <text:p>0,000256</text:p>
          </table:table-cell>
          <table:table-cell office:value-type="float" office:value="0.0408303510318727" calcext:value-type="float">
            <text:p>0,04083</text:p>
          </table:table-cell>
          <table:table-cell office:value-type="float" office:value="13" calcext:value-type="float">
            <text:p>13</text:p>
          </table:table-cell>
          <table:table-cell office:value-type="float" office:value="0.0297265339314379" calcext:value-type="float">
            <text:p>0,0297265</text:p>
          </table:table-cell>
          <table:table-cell office:value-type="float" office:value="169110" calcext:value-type="float">
            <text:p>169110</text:p>
          </table:table-cell>
          <table:table-cell office:value-type="string" calcext:value-type="string">
            <text:p>Vision Creation Newsun</text:p>
          </table:table-cell>
          <table:table-cell office:value-type="string" calcext:value-type="string">
            <text:p>[{'Boredoms'}]</text:p>
          </table:table-cell>
          <table:table-cell office:value-type="string" calcext:value-type="string">
            <text:p>[{'Neo-Psychedelia', 'Experimental Rock', 'Psychedelic Rock'}]</text:p>
          </table:table-cell>
          <table:table-cell office:value-type="string" calcext:value-type="string">
            <text:p>[{'Noise Rock', 'Space Rock', 'Krautrock'}]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989" calcext:value-type="float">
            <text:p>989</text:p>
          </table:table-cell>
          <table:table-cell office:value-type="float" office:value="1621.29999999999" calcext:value-type="float">
            <text:p>1621,3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7606805201995" calcext:value-type="float">
            <text:p>0,000761</text:p>
          </table:table-cell>
          <table:table-cell office:value-type="float" office:value="0.0404892270266643" calcext:value-type="float">
            <text:p>0,04049</text:p>
          </table:table-cell>
          <table:table-cell office:value-type="float" office:value="13" calcext:value-type="float">
            <text:p>13</text:p>
          </table:table-cell>
          <table:table-cell office:value-type="float" office:value="0.0287491511083137" calcext:value-type="float">
            <text:p>0,0287492</text:p>
          </table:table-cell>
          <table:table-cell office:value-type="float" office:value="164053" calcext:value-type="float">
            <text:p>164053</text:p>
          </table:table-cell>
          <table:table-cell office:value-type="string" calcext:value-type="string">
            <text:p>Cobra and Phases Group Play Voltage in the Milky Night</text:p>
          </table:table-cell>
          <table:table-cell office:value-type="string" calcext:value-type="string">
            <text:p>[{'Stereolab'}]</text:p>
          </table:table-cell>
          <table:table-cell office:value-type="string" calcext:value-type="string">
            <text:p>[{'Progressive Pop', 'Neo-Psychedelia', 'Art Pop'}]</text:p>
          </table:table-cell>
          <table:table-cell office:value-type="string" calcext:value-type="string">
            <text:p>[{'Space Age Pop', 'French Pop', 'Jazz Pop', 'Lounge', 'Krautrock'}]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1469.39999999999" calcext:value-type="float">
            <text:p>1469,4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192798231319" calcext:value-type="float">
            <text:p>0,000119</text:p>
          </table:table-cell>
          <table:table-cell office:value-type="float" office:value="0.046338824645641" calcext:value-type="float">
            <text:p>0,04634</text:p>
          </table:table-cell>
          <table:table-cell office:value-type="float" office:value="7" calcext:value-type="float">
            <text:p>7</text:p>
          </table:table-cell>
          <table:table-cell office:value-type="float" office:value="0.0284960043832032" calcext:value-type="float">
            <text:p>0,0284960</text:p>
          </table:table-cell>
          <table:table-cell office:value-type="float" office:value="172487" calcext:value-type="float">
            <text:p>172487</text:p>
          </table:table-cell>
          <table:table-cell office:value-type="string" calcext:value-type="string">
            <text:p>Pieces of a Man</text:p>
          </table:table-cell>
          <table:table-cell office:value-type="string" calcext:value-type="string">
            <text:p>[{'Gil Scott-Heron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Jazz-Funk', 'Soul Jazz', 'Singer-Songwriter'}]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float" office:value="1447.19999999999" calcext:value-type="float">
            <text:p>1447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3650945534713" calcext:value-type="float">
            <text:p>0,000365</text:p>
          </table:table-cell>
          <table:table-cell office:value-type="float" office:value="0.0369837713285372" calcext:value-type="float">
            <text:p>0,03698</text:p>
          </table:table-cell>
          <table:table-cell office:value-type="float" office:value="14" calcext:value-type="float">
            <text:p>14</text:p>
          </table:table-cell>
          <table:table-cell office:value-type="float" office:value="0.0268730257714322" calcext:value-type="float">
            <text:p>0,0268730</text:p>
          </table:table-cell>
          <table:table-cell office:value-type="float" office:value="165754" calcext:value-type="float">
            <text:p>165754</text:p>
          </table:table-cell>
          <table:table-cell office:value-type="string" calcext:value-type="string">
            <text:p>Anthems to the Welkin at Dusk</text:p>
          </table:table-cell>
          <table:table-cell office:value-type="string" calcext:value-type="string">
            <text:p>[{'Emperor'}]</text:p>
          </table:table-cell>
          <table:table-cell office:value-type="string" calcext:value-type="string">
            <text:p>[{'Symphonic Black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982.199999999996" calcext:value-type="float">
            <text:p>982,2</text:p>
          </table:table-cell>
          <table:table-cell office:value-type="float" office:value="710" calcext:value-type="float">
            <text:p>710</text:p>
          </table:table-cell>
          <table:table-cell office:value-type="float" office:value="0.710710710710711" calcext:value-type="float">
            <text:p>0,7107</text:p>
          </table:table-cell>
          <table:table-cell office:value-type="float" office:value="68.5" calcext:value-type="float">
            <text:p>68,5</text:p>
          </table:table-cell>
          <table:table-cell office:value-type="float" office:value="2" calcext:value-type="float">
            <text:p>2</text:p>
          </table:table-cell>
          <table:table-cell office:value-type="float" office:value="0.775621118012422" calcext:value-type="float">
            <text:p>0,7756</text:p>
          </table:table-cell>
          <table:table-cell office:value-type="float" office:value="0.0001529585697922" calcext:value-type="float">
            <text:p>0,000153</text:p>
          </table:table-cell>
          <table:table-cell office:value-type="float" office:value="0.0143364783168935" calcext:value-type="float">
            <text:p>0,01434</text:p>
          </table:table-cell>
          <table:table-cell office:value-type="float" office:value="17" calcext:value-type="float">
            <text:p>17</text:p>
          </table:table-cell>
          <table:table-cell office:value-type="float" office:value="0.0181053605467969" calcext:value-type="float">
            <text:p>0,0181054</text:p>
          </table:table-cell>
          <table:table-cell office:value-type="float" office:value="170670" calcext:value-type="float">
            <text:p>170670</text:p>
          </table:table-cell>
          <table:table-cell office:value-type="string" calcext:value-type="string">
            <text:p>Clics modernos</text:p>
          </table:table-cell>
          <table:table-cell office:value-type="string" calcext:value-type="string">
            <text:p>[{'Charly GarcÃ­a'}]</text:p>
          </table:table-cell>
          <table:table-cell office:value-type="string" calcext:value-type="string">
            <text:p>[{'New Wave'}]</text:p>
          </table:table-cell>
          <table:table-cell office:value-type="string" calcext:value-type="string">
            <text:p>[{'Sophisti-Pop', 'Synthpop', 'Art Pop'}]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1643.99999999999" calcext:value-type="float">
            <text:p>1644,0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0409541137664" calcext:value-type="float">
            <text:p>0,001041</text:p>
          </table:table-cell>
          <table:table-cell office:value-type="float" office:value="0.0414118292746535" calcext:value-type="float">
            <text:p>0,04141</text:p>
          </table:table-cell>
          <table:table-cell office:value-type="float" office:value="14" calcext:value-type="float">
            <text:p>14</text:p>
          </table:table-cell>
          <table:table-cell office:value-type="float" office:value="0.0282041426185877" calcext:value-type="float">
            <text:p>0,0282041</text:p>
          </table:table-cell>
          <table:table-cell office:value-type="float" office:value="162328" calcext:value-type="float">
            <text:p>162328</text:p>
          </table:table-cell>
          <table:table-cell office:value-type="string" calcext:value-type="string">
            <text:p>The Main Ingredient</text:p>
          </table:table-cell>
          <table:table-cell office:value-type="string" calcext:value-type="string">
            <text:p>[{'Pete Rock &amp; C.L. Smooth'}]</text:p>
          </table:table-cell>
          <table:table-cell office:value-type="string" calcext:value-type="string">
            <text:p>[{'Conscious Hip Hop', 'East Coast Hip Hop', 'Boom Bap'}]</text:p>
          </table:table-cell>
          <table:table-cell office:value-type="string" calcext:value-type="string">
            <text:p>[{'Turntablism', 'Jazz Rap'}]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450.69999999999" calcext:value-type="float">
            <text:p>1450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2107174451863" calcext:value-type="float">
            <text:p>0,000211</text:p>
          </table:table-cell>
          <table:table-cell office:value-type="float" office:value="0.045962562701178" calcext:value-type="float">
            <text:p>0,04596</text:p>
          </table:table-cell>
          <table:table-cell office:value-type="float" office:value="7" calcext:value-type="float">
            <text:p>7</text:p>
          </table:table-cell>
          <table:table-cell office:value-type="float" office:value="0.0283426791264372" calcext:value-type="float">
            <text:p>0,0283427</text:p>
          </table:table-cell>
          <table:table-cell office:value-type="float" office:value="175459" calcext:value-type="float">
            <text:p>175459</text:p>
          </table:table-cell>
          <table:table-cell office:value-type="string" calcext:value-type="string">
            <text:p>What's Going On</text:p>
          </table:table-cell>
          <table:table-cell office:value-type="string" calcext:value-type="string">
            <text:p>[{'Marvin Gaye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Philly Soul', 'Smooth Soul'}]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1433.59999999999" calcext:value-type="float">
            <text:p>1433,6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884317851585721" calcext:value-type="float">
            <text:p>0,000088</text:p>
          </table:table-cell>
          <table:table-cell office:value-type="float" office:value="0.0374608300342075" calcext:value-type="float">
            <text:p>0,03746</text:p>
          </table:table-cell>
          <table:table-cell office:value-type="float" office:value="14" calcext:value-type="float">
            <text:p>14</text:p>
          </table:table-cell>
          <table:table-cell office:value-type="float" office:value="0.027063040204894" calcext:value-type="float">
            <text:p>0,0270630</text:p>
          </table:table-cell>
          <table:table-cell office:value-type="float" office:value="166931" calcext:value-type="float">
            <text:p>166931</text:p>
          </table:table-cell>
          <table:table-cell office:value-type="string" calcext:value-type="string">
            <text:p>Superunknown</text:p>
          </table:table-cell>
          <table:table-cell office:value-type="string" calcext:value-type="string">
            <text:p>[{'Soundgarden'}]</text:p>
          </table:table-cell>
          <table:table-cell office:value-type="string" calcext:value-type="string">
            <text:p>[{'Grunge'}]</text:p>
          </table:table-cell>
          <table:table-cell office:value-type="string" calcext:value-type="string">
            <text:p>[{'Hard Rock', 'Psychedelic Rock', 'Stoner Rock', 'Alternative Metal'}]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291.79999999999" calcext:value-type="float">
            <text:p>1291,8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00444188820942328" calcext:value-type="float">
            <text:p>0,000044</text:p>
          </table:table-cell>
          <table:table-cell office:value-type="float" office:value="0.0212102817464982" calcext:value-type="float">
            <text:p>0,02121</text:p>
          </table:table-cell>
          <table:table-cell office:value-type="float" office:value="16" calcext:value-type="float">
            <text:p>16</text:p>
          </table:table-cell>
          <table:table-cell office:value-type="float" office:value="0.0237758636185003" calcext:value-type="float">
            <text:p>0,0237759</text:p>
          </table:table-cell>
          <table:table-cell office:value-type="float" office:value="172810" calcext:value-type="float">
            <text:p>172810</text:p>
          </table:table-cell>
          <table:table-cell office:value-type="string" calcext:value-type="string">
            <text:p>Funeral</text:p>
          </table:table-cell>
          <table:table-cell office:value-type="string" calcext:value-type="string">
            <text:p>[{'Arcade Fire'}]</text:p>
          </table:table-cell>
          <table:table-cell office:value-type="string" calcext:value-type="string">
            <text:p>[{'Chamber Pop', 'Indie Rock'}]</text:p>
          </table:table-cell>
          <table:table-cell office:value-type="string" calcext:value-type="string">
            <text:p>[{'Big Music', 'Post-Punk Revival', 'Art Pop'}]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104.69999999999" calcext:value-type="float">
            <text:p>1104,7</text:p>
          </table:table-cell>
          <table:table-cell office:value-type="float" office:value="709" calcext:value-type="float">
            <text:p>709</text:p>
          </table:table-cell>
          <table:table-cell office:value-type="float" office:value="0.70970970970971" calcext:value-type="float">
            <text:p>0,709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5019394879752" calcext:value-type="float">
            <text:p>0,7750</text:p>
          </table:table-cell>
          <table:table-cell office:value-type="float" office:value="0.0013588070368297" calcext:value-type="float">
            <text:p>0,001359</text:p>
          </table:table-cell>
          <table:table-cell office:value-type="float" office:value="0.0179751494428467" calcext:value-type="float">
            <text:p>0,01798</text:p>
          </table:table-cell>
          <table:table-cell office:value-type="float" office:value="8" calcext:value-type="float">
            <text:p>8</text:p>
          </table:table-cell>
          <table:table-cell office:value-type="float" office:value="0.0204426769491199" calcext:value-type="float">
            <text:p>0,0204427</text:p>
          </table:table-cell>
          <table:table-cell office:value-type="float" office:value="172963" calcext:value-type="float">
            <text:p>172963</text:p>
          </table:table-cell>
          <table:table-cell office:value-type="string" calcext:value-type="string">
            <text:p>The Beatles [White Album]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, 'Rock'}]</text:p>
          </table:table-cell>
          <table:table-cell office:value-type="string" calcext:value-type="string">
            <text:p>[{'Blues Rock', 'Folk Rock', 'Psychedelic Rock', 'Art Rock', 'Hard Rock'}]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1746.79999999999" calcext:value-type="float">
            <text:p>1746,8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73212491048" calcext:value-type="float">
            <text:p>0,000357</text:p>
          </table:table-cell>
          <table:table-cell office:value-type="float" office:value="0.0530637638965177" calcext:value-type="float">
            <text:p>0,05306</text:p>
          </table:table-cell>
          <table:table-cell office:value-type="float" office:value="3" calcext:value-type="float">
            <text:p>3</text:p>
          </table:table-cell>
          <table:table-cell office:value-type="float" office:value="0.0324631993581332" calcext:value-type="float">
            <text:p>0,0324632</text:p>
          </table:table-cell>
          <table:table-cell office:value-type="float" office:value="175921" calcext:value-type="float">
            <text:p>175921</text:p>
          </table:table-cell>
          <table:table-cell office:value-type="string" calcext:value-type="string">
            <text:p>Darkness on the Edge of Town</text:p>
          </table:table-cell>
          <table:table-cell office:value-type="string" calcext:value-type="string">
            <text:p>[{'Bruce Springsteen'}]</text:p>
          </table:table-cell>
          <table:table-cell office:value-type="string" calcext:value-type="string">
            <text:p>[{'Heartland Rock', 'Singer-Songwriter'}]</text:p>
          </table:table-cell>
          <table:table-cell office:value-type="string" calcext:value-type="string">
            <text:p>[{'Piano Rock'}]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521.400000000004" calcext:value-type="float">
            <text:p>521,4</text:p>
          </table:table-cell>
          <table:table-cell office:value-type="float" office:value="708" calcext:value-type="float">
            <text:p>708</text:p>
          </table:table-cell>
          <table:table-cell office:value-type="float" office:value="0.708708708708709" calcext:value-type="float">
            <text:p>0,708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74418604651163" calcext:value-type="float">
            <text:p>0,7744</text:p>
          </table:table-cell>
          <table:table-cell office:value-type="float" office:value="0.0003594108470527" calcext:value-type="float">
            <text:p>0,000359</text:p>
          </table:table-cell>
          <table:table-cell office:value-type="float" office:value="0.0095378992966843" calcext:value-type="float">
            <text:p>0,00954</text:p>
          </table:table-cell>
          <table:table-cell office:value-type="float" office:value="21" calcext:value-type="float">
            <text:p>21</text:p>
          </table:table-cell>
          <table:table-cell office:value-type="float" office:value="0.0138332314786431" calcext:value-type="float">
            <text:p>0,0138332</text:p>
          </table:table-cell>
          <table:table-cell office:value-type="float" office:value="170104" calcext:value-type="float">
            <text:p>170104</text:p>
          </table:table-cell>
          <table:table-cell office:value-type="string" calcext:value-type="string">
            <text:p>Time Out</text:p>
          </table:table-cell>
          <table:table-cell office:value-type="string" calcext:value-type="string">
            <text:p>[{'Dave Brubeck'}]</text:p>
          </table:table-cell>
          <table:table-cell office:value-type="string" calcext:value-type="string">
            <text:p>[{'Cool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1698.19999999999" calcext:value-type="float">
            <text:p>1698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785350480741" calcext:value-type="float">
            <text:p>0,000279</text:p>
          </table:table-cell>
          <table:table-cell office:value-type="float" office:value="0.0520650779890267" calcext:value-type="float">
            <text:p>0,05207</text:p>
          </table:table-cell>
          <table:table-cell office:value-type="float" office:value="1" calcext:value-type="float">
            <text:p>1</text:p>
          </table:table-cell>
          <table:table-cell office:value-type="float" office:value="0.0321951290980732" calcext:value-type="float">
            <text:p>0,0321951</text:p>
          </table:table-cell>
          <table:table-cell office:value-type="float" office:value="179258" calcext:value-type="float">
            <text:p>179258</text:p>
          </table:table-cell>
          <table:table-cell office:value-type="string" calcext:value-type="string">
            <text:p>Who's Next</text:p>
          </table:table-cell>
          <table:table-cell office:value-type="string" calcext:value-type="string">
            <text:p>[{'The Who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Art Rock'}]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991" calcext:value-type="float">
            <text:p>991</text:p>
          </table:table-cell>
          <table:table-cell office:value-type="float" office:value="1653.69999999999" calcext:value-type="float">
            <text:p>1653,7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191739501692" calcext:value-type="float">
            <text:p>0,000119</text:p>
          </table:table-cell>
          <table:table-cell office:value-type="float" office:value="0.0507478230302254" calcext:value-type="float">
            <text:p>0,05075</text:p>
          </table:table-cell>
          <table:table-cell office:value-type="float" office:value="1" calcext:value-type="float">
            <text:p>1</text:p>
          </table:table-cell>
          <table:table-cell office:value-type="float" office:value="0.0307927614966242" calcext:value-type="float">
            <text:p>0,0307928</text:p>
          </table:table-cell>
          <table:table-cell office:value-type="float" office:value="172286" calcext:value-type="float">
            <text:p>172286</text:p>
          </table:table-cell>
          <table:table-cell office:value-type="string" calcext:value-type="string">
            <text:p>Strangers in the Night</text:p>
          </table:table-cell>
          <table:table-cell office:value-type="string" calcext:value-type="string">
            <text:p>[{'UFO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Heavy Metal'}]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571.39999999999" calcext:value-type="float">
            <text:p>1571,4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7616835272145" calcext:value-type="float">
            <text:p>0,000762</text:p>
          </table:table-cell>
          <table:table-cell office:value-type="float" office:value="0.0391376134657101" calcext:value-type="float">
            <text:p>0,03914</text:p>
          </table:table-cell>
          <table:table-cell office:value-type="float" office:value="14" calcext:value-type="float">
            <text:p>14</text:p>
          </table:table-cell>
          <table:table-cell office:value-type="float" office:value="0.0283095213378648" calcext:value-type="float">
            <text:p>0,0283095</text:p>
          </table:table-cell>
          <table:table-cell office:value-type="float" office:value="163877" calcext:value-type="float">
            <text:p>163877</text:p>
          </table:table-cell>
          <table:table-cell office:value-type="string" calcext:value-type="string">
            <text:p>Aquemini</text:p>
          </table:table-cell>
          <table:table-cell office:value-type="string" calcext:value-type="string">
            <text:p>[{'OutKast'}]</text:p>
          </table:table-cell>
          <table:table-cell office:value-type="string" calcext:value-type="string">
            <text:p>[{'Southern Hip Hop', 'Conscious Hip Hop'}]</text:p>
          </table:table-cell>
          <table:table-cell office:value-type="string" calcext:value-type="string">
            <text:p>[{'Experimental Hip Hop', 'Funk', 'Hardcore Hip Hop', 'Neo-Soul'}]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1151.19999999999" calcext:value-type="float">
            <text:p>1151,2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291994446971" calcext:value-type="float">
            <text:p>0,000292</text:p>
          </table:table-cell>
          <table:table-cell office:value-type="float" office:value="0.0186720015018848" calcext:value-type="float">
            <text:p>0,01867</text:p>
          </table:table-cell>
          <table:table-cell office:value-type="float" office:value="16" calcext:value-type="float">
            <text:p>16</text:p>
          </table:table-cell>
          <table:table-cell office:value-type="float" office:value="0.0211782294307786" calcext:value-type="float">
            <text:p>0,0211782</text:p>
          </table:table-cell>
          <table:table-cell office:value-type="float" office:value="169191" calcext:value-type="float">
            <text:p>169191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[{'D\'Angelo"]"'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Psychedelic Soul', 'Funk', 'Smooth Soul', 'Hip Hop Soul', 'Contemporary R&amp;B'}]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751" calcext:value-type="float">
            <text:p>751</text:p>
          </table:table-cell>
          <table:table-cell office:value-type="float" office:value="608.500000000002" calcext:value-type="float">
            <text:p>608,5</text:p>
          </table:table-cell>
          <table:table-cell office:value-type="float" office:value="707" calcext:value-type="float">
            <text:p>707</text:p>
          </table:table-cell>
          <table:table-cell office:value-type="float" office:value="0.707707707707708" calcext:value-type="float">
            <text:p>0,707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3818745158792" calcext:value-type="float">
            <text:p>0,7738</text:p>
          </table:table-cell>
          <table:table-cell office:value-type="float" office:value="0.0001541287446431" calcext:value-type="float">
            <text:p>0,000154</text:p>
          </table:table-cell>
          <table:table-cell office:value-type="float" office:value="0.0110956641929543" calcext:value-type="float">
            <text:p>0,01110</text:p>
          </table:table-cell>
          <table:table-cell office:value-type="float" office:value="21" calcext:value-type="float">
            <text:p>21</text:p>
          </table:table-cell>
          <table:table-cell office:value-type="float" office:value="0.0155415811051282" calcext:value-type="float">
            <text:p>0,0155416</text:p>
          </table:table-cell>
          <table:table-cell office:value-type="float" office:value="175051" calcext:value-type="float">
            <text:p>175051</text:p>
          </table:table-cell>
          <table:table-cell office:value-type="string" calcext:value-type="string">
            <text:p>Monk's Music</text:p>
          </table:table-cell>
          <table:table-cell office:value-type="string" calcext:value-type="string">
            <text:p>[{'Thelonious Monk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1914.09999999999" calcext:value-type="float">
            <text:p>1914,1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5.8" calcext:value-type="float">
            <text:p>65,8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1652955560771" calcext:value-type="float">
            <text:p>0,000165</text:p>
          </table:table-cell>
          <table:table-cell office:value-type="float" office:value="0.0588713565417704" calcext:value-type="float">
            <text:p>0,05887</text:p>
          </table:table-cell>
          <table:table-cell office:value-type="float" office:value="3" calcext:value-type="float">
            <text:p>3</text:p>
          </table:table-cell>
          <table:table-cell office:value-type="float" office:value="0.0341635292331179" calcext:value-type="float">
            <text:p>0,0341635</text:p>
          </table:table-cell>
          <table:table-cell office:value-type="float" office:value="176432" calcext:value-type="float">
            <text:p>176432</text:p>
          </table:table-cell>
          <table:table-cell office:value-type="string" calcext:value-type="string">
            <text:p>Zuma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Country Rock', 'Hard Rock'}]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0113674128370187" calcext:value-type="float">
            <text:p>0,000011</text:p>
          </table:table-cell>
          <table:table-cell office:value-type="float" office:value="0.0485453746263788" calcext:value-type="float">
            <text:p>0,04855</text:p>
          </table:table-cell>
          <table:table-cell office:value-type="float" office:value="7" calcext:value-type="float">
            <text:p>7</text:p>
          </table:table-cell>
          <table:table-cell office:value-type="float" office:value="0.0294058039545092" calcext:value-type="float">
            <text:p>0,0294058</text:p>
          </table:table-cell>
          <table:table-cell office:value-type="float" office:value="173255" calcext:value-type="float">
            <text:p>173255</text:p>
          </table:table-cell>
          <table:table-cell office:value-type="string" calcext:value-type="string">
            <text:p>DÃ©jÃ  vu</text:p>
          </table:table-cell>
          <table:table-cell office:value-type="string" calcext:value-type="string">
            <text:p>[{'Nash &amp; Young', 'Stills', 'Crosby'}]</text:p>
          </table:table-cell>
          <table:table-cell office:value-type="string" calcext:value-type="string">
            <text:p>[{'Folk Rock'}]</text:p>
          </table:table-cell>
          <table:table-cell office:value-type="string" calcext:value-type="string">
            <text:p>[{'Contemporary Folk', 'Country Rock', 'Psychedelic Rock'}]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1455.79999999999" calcext:value-type="float">
            <text:p>145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233867802338" calcext:value-type="float">
            <text:p>0,000234</text:p>
          </table:table-cell>
          <table:table-cell office:value-type="float" office:value="0.0462183816300331" calcext:value-type="float">
            <text:p>0,04622</text:p>
          </table:table-cell>
          <table:table-cell office:value-type="float" office:value="7" calcext:value-type="float">
            <text:p>7</text:p>
          </table:table-cell>
          <table:table-cell office:value-type="float" office:value="0.0284054454374231" calcext:value-type="float">
            <text:p>0,0284054</text:p>
          </table:table-cell>
          <table:table-cell office:value-type="float" office:value="174003" calcext:value-type="float">
            <text:p>174003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[{'Curtis Mayfield'}]</text:p>
          </table:table-cell>
          <table:table-cell office:value-type="string" calcext:value-type="string">
            <text:p>[{'Chicago Soul'}]</text:p>
          </table:table-cell>
          <table:table-cell office:value-type="string" calcext:value-type="string">
            <text:p>[{'Funk', 'Psychedelic Soul'}]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1015.8" calcext:value-type="float">
            <text:p>1015,8</text:p>
          </table:table-cell>
          <table:table-cell office:value-type="float" office:value="706" calcext:value-type="float">
            <text:p>706</text:p>
          </table:table-cell>
          <table:table-cell office:value-type="float" office:value="0.706706706706707" calcext:value-type="float">
            <text:p>0,706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73219814241486" calcext:value-type="float">
            <text:p>0,7732</text:p>
          </table:table-cell>
          <table:table-cell office:value-type="float" office:value="0.0004850207589018" calcext:value-type="float">
            <text:p>0,000485</text:p>
          </table:table-cell>
          <table:table-cell office:value-type="float" office:value="0.0152395136460758" calcext:value-type="float">
            <text:p>0,01524</text:p>
          </table:table-cell>
          <table:table-cell office:value-type="float" office:value="8" calcext:value-type="float">
            <text:p>8</text:p>
          </table:table-cell>
          <table:table-cell office:value-type="float" office:value="0.0187339557739532" calcext:value-type="float">
            <text:p>0,0187340</text:p>
          </table:table-cell>
          <table:table-cell office:value-type="float" office:value="171959" calcext:value-type="float">
            <text:p>171959</text:p>
          </table:table-cell>
          <table:table-cell office:value-type="string" calcext:value-type="string">
            <text:p>Mingus Mingus Mingus Mingus Mingus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Hard Bop', 'Third Stream'}]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float" office:value="1217.59999999999" calcext:value-type="float">
            <text:p>1217,6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065521767592" calcext:value-type="float">
            <text:p>0,000407</text:p>
          </table:table-cell>
          <table:table-cell office:value-type="float" office:value="0.0192155995269357" calcext:value-type="float">
            <text:p>0,01922</text:p>
          </table:table-cell>
          <table:table-cell office:value-type="float" office:value="16" calcext:value-type="float">
            <text:p>16</text:p>
          </table:table-cell>
          <table:table-cell office:value-type="float" office:value="0.0212202799102204" calcext:value-type="float">
            <text:p>0,0212203</text:p>
          </table:table-cell>
          <table:table-cell office:value-type="float" office:value="160159" calcext:value-type="float">
            <text:p>160159</text:p>
          </table:table-cell>
          <table:table-cell office:value-type="string" calcext:value-type="string">
            <text:p>Rock Dream</text:p>
          </table:table-cell>
          <table:table-cell office:value-type="string" calcext:value-type="string">
            <text:p>[{'Boris With Merzbow'}]</text:p>
          </table:table-cell>
          <table:table-cell office:value-type="string" calcext:value-type="string">
            <text:p>[{'Noise Rock', 'Drone Metal', 'Post-Metal'}]</text:p>
          </table:table-cell>
          <table:table-cell office:value-type="string" calcext:value-type="string">
            <text:p>[{'Stoner Rock', 'Heavy Psych', 'Post-Rock', 'Japanese Hardcore', 'Noise'}]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669" calcext:value-type="float">
            <text:p>669</text:p>
          </table:table-cell>
          <table:table-cell office:value-type="float" office:value="1079.29999999999" calcext:value-type="float">
            <text:p>1079,3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0368309319545125" calcext:value-type="float">
            <text:p>0,000037</text:p>
          </table:table-cell>
          <table:table-cell office:value-type="float" office:value="0.0174295971316732" calcext:value-type="float">
            <text:p>0,01743</text:p>
          </table:table-cell>
          <table:table-cell office:value-type="float" office:value="17" calcext:value-type="float">
            <text:p>17</text:p>
          </table:table-cell>
          <table:table-cell office:value-type="float" office:value="0.0190775960382507" calcext:value-type="float">
            <text:p>0,0190776</text:p>
          </table:table-cell>
          <table:table-cell office:value-type="float" office:value="163356" calcext:value-type="float">
            <text:p>163356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[{'Peter Gabriel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Progressive Pop', 'Art Pop', 'Post-Punk', 'New Wave'}]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994.999999999995" calcext:value-type="float">
            <text:p>995,0</text:p>
          </table:table-cell>
          <table:table-cell office:value-type="float" office:value="705" calcext:value-type="float">
            <text:p>705</text:p>
          </table:table-cell>
          <table:table-cell office:value-type="float" office:value="0.705705705705706" calcext:value-type="float">
            <text:p>0,705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7262180974478" calcext:value-type="float">
            <text:p>0,7726</text:p>
          </table:table-cell>
          <table:table-cell office:value-type="float" office:value="0.0004342017368069" calcext:value-type="float">
            <text:p>0,000434</text:p>
          </table:table-cell>
          <table:table-cell office:value-type="float" office:value="0.0138775269655866" calcext:value-type="float">
            <text:p>0,01388</text:p>
          </table:table-cell>
          <table:table-cell office:value-type="float" office:value="10" calcext:value-type="float">
            <text:p>10</text:p>
          </table:table-cell>
          <table:table-cell office:value-type="float" office:value="0.0178052758788012" calcext:value-type="float">
            <text:p>0,0178053</text:p>
          </table:table-cell>
          <table:table-cell office:value-type="float" office:value="165846" calcext:value-type="float">
            <text:p>165846</text:p>
          </table:table-cell>
          <table:table-cell office:value-type="string" calcext:value-type="string">
            <text:p>NieR Gestalt &amp; RepliCant</text:p>
          </table:table-cell>
          <table:table-cell office:value-type="string" calcext:value-type="string">
            <text:p>[{'Takafumi Nishimura', 'Kakeru Ishihama', 'Keiichi Okabe', 'Keigo Hoashi'}]</text:p>
          </table:table-cell>
          <table:table-cell office:value-type="string" calcext:value-type="string">
            <text:p>[{'Video Game Music'}]</text:p>
          </table:table-cell>
          <table:table-cell office:value-type="string" calcext:value-type="string">
            <text:p>[{'Classical Crossover', 'Neoclassical New Age', 'Cinematic Classical'}]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1580.89999999999" calcext:value-type="float">
            <text:p>1580,9</text:p>
          </table:table-cell>
          <table:table-cell office:value-type="float" office:value="704" calcext:value-type="float">
            <text:p>704</text:p>
          </table:table-cell>
          <table:table-cell office:value-type="float" office:value="0.704704704704705" calcext:value-type="float">
            <text:p>0,704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2024729520866" calcext:value-type="float">
            <text:p>0,7720</text:p>
          </table:table-cell>
          <table:table-cell office:value-type="float" office:value="0.0005037960949784" calcext:value-type="float">
            <text:p>0,000504</text:p>
          </table:table-cell>
          <table:table-cell office:value-type="float" office:value="0.0487425684009822" calcext:value-type="float">
            <text:p>0,04874</text:p>
          </table:table-cell>
          <table:table-cell office:value-type="float" office:value="7" calcext:value-type="float">
            <text:p>7</text:p>
          </table:table-cell>
          <table:table-cell office:value-type="float" office:value="0.0303239733538668" calcext:value-type="float">
            <text:p>0,0303240</text:p>
          </table:table-cell>
          <table:table-cell office:value-type="float" office:value="175287" calcext:value-type="float">
            <text:p>175287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[{'The Rolling Stones'}]</text:p>
          </table:table-cell>
          <table:table-cell office:value-type="string" calcext:value-type="string">
            <text:p>[{'Blues Rock'}]</text:p>
          </table:table-cell>
          <table:table-cell office:value-type="string" calcext:value-type="string">
            <text:p>[{'Country Rock', 'Hard Rock', 'Rhythm &amp; Blues'}]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1598.89999999999" calcext:value-type="float">
            <text:p>1598,9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465729590646" calcext:value-type="float">
            <text:p>0,000466</text:p>
          </table:table-cell>
          <table:table-cell office:value-type="float" office:value="0.0494270779797799" calcext:value-type="float">
            <text:p>0,04943</text:p>
          </table:table-cell>
          <table:table-cell office:value-type="float" office:value="18" calcext:value-type="float">
            <text:p>18</text:p>
          </table:table-cell>
          <table:table-cell office:value-type="float" office:value="0.0304770074329222" calcext:value-type="float">
            <text:p>0,0304770</text:p>
          </table:table-cell>
          <table:table-cell office:value-type="float" office:value="168334" calcext:value-type="float">
            <text:p>168334</text:p>
          </table:table-cell>
          <table:table-cell office:value-type="string" calcext:value-type="string">
            <text:p>Head Hunters</text:p>
          </table:table-cell>
          <table:table-cell office:value-type="string" calcext:value-type="string">
            <text:p>[{'Herbie Hancock'}]</text:p>
          </table:table-cell>
          <table:table-cell office:value-type="string" calcext:value-type="string">
            <text:p>[{'Jazz-Funk', 'Jazz Fusion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98.19999999999" calcext:value-type="float">
            <text:p>1498,2</text:p>
          </table:table-cell>
          <table:table-cell office:value-type="float" office:value="703" calcext:value-type="float">
            <text:p>703</text:p>
          </table:table-cell>
          <table:table-cell office:value-type="float" office:value="0.703703703703704" calcext:value-type="float">
            <text:p>0,703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71428571428572" calcext:value-type="float">
            <text:p>0,7714</text:p>
          </table:table-cell>
          <table:table-cell office:value-type="float" office:value="0.0005045125285606" calcext:value-type="float">
            <text:p>0,000505</text:p>
          </table:table-cell>
          <table:table-cell office:value-type="float" office:value="0.0381459707798232" calcext:value-type="float">
            <text:p>0,03815</text:p>
          </table:table-cell>
          <table:table-cell office:value-type="float" office:value="14" calcext:value-type="float">
            <text:p>14</text:p>
          </table:table-cell>
          <table:table-cell office:value-type="float" office:value="0.0277483622178659" calcext:value-type="float">
            <text:p>0,0277484</text:p>
          </table:table-cell>
          <table:table-cell office:value-type="float" office:value="158814" calcext:value-type="float">
            <text:p>158814</text:p>
          </table:table-cell>
          <table:table-cell office:value-type="string" calcext:value-type="string">
            <text:p>Music Has the Right to Children</text:p>
          </table:table-cell>
          <table:table-cell office:value-type="string" calcext:value-type="string">
            <text:p>[{'Boards of Canada'}]</text:p>
          </table:table-cell>
          <table:table-cell office:value-type="string" calcext:value-type="string">
            <text:p>[{'Downtempo', 'IDM'}]</text:p>
          </table:table-cell>
          <table:table-cell office:value-type="string" calcext:value-type="string">
            <text:p>[{'Trip Hop', 'Downtempo', 'Ambient'}]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851.59999999999" calcext:value-type="float">
            <text:p>185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5.8" calcext:value-type="float">
            <text:p>65,8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694076842373" calcext:value-type="float">
            <text:p>0,000269</text:p>
          </table:table-cell>
          <table:table-cell office:value-type="float" office:value="0.0467227244023199" calcext:value-type="float">
            <text:p>0,04672</text:p>
          </table:table-cell>
          <table:table-cell office:value-type="float" office:value="6" calcext:value-type="float">
            <text:p>6</text:p>
          </table:table-cell>
          <table:table-cell office:value-type="float" office:value="0.0339282738355193" calcext:value-type="float">
            <text:p>0,0339283</text:p>
          </table:table-cell>
          <table:table-cell office:value-type="float" office:value="168509" calcext:value-type="float">
            <text:p>168509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[{'Jeff Buckley'}]</text:p>
          </table:table-cell>
          <table:table-cell office:value-type="string" calcext:value-type="string">
            <text:p>[{'Alternative Rock', 'Singer-Songwriter'}]</text:p>
          </table:table-cell>
          <table:table-cell office:value-type="string" calcext:value-type="string">
            <text:p>[{'Acoustic Rock', 'Art Rock'}]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1733.49999999999" calcext:value-type="float">
            <text:p>1733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4517209260028" calcext:value-type="float">
            <text:p>0,000452</text:p>
          </table:table-cell>
          <table:table-cell office:value-type="float" office:value="0.0440804396688053" calcext:value-type="float">
            <text:p>0,04408</text:p>
          </table:table-cell>
          <table:table-cell office:value-type="float" office:value="11" calcext:value-type="float">
            <text:p>11</text:p>
          </table:table-cell>
          <table:table-cell office:value-type="float" office:value="0.0319314440482899" calcext:value-type="float">
            <text:p>0,0319314</text:p>
          </table:table-cell>
          <table:table-cell office:value-type="float" office:value="164790" calcext:value-type="float">
            <text:p>164790</text:p>
          </table:table-cell>
          <table:table-cell office:value-type="string" calcext:value-type="string">
            <text:p>The Good Son</text:p>
          </table:table-cell>
          <table:table-cell office:value-type="string" calcext:value-type="string">
            <text:p>[{'Nick Cave &amp; The Bad Seeds'}]</text:p>
          </table:table-cell>
          <table:table-cell office:value-type="string" calcext:value-type="string">
            <text:p>[{'Singer-Songwriter'}]</text:p>
          </table:table-cell>
          <table:table-cell office:value-type="string" calcext:value-type="string">
            <text:p>[{'Gospel', 'Gothic Rock', 'Dark Cabaret', 'Art Rock'}]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897" calcext:value-type="float">
            <text:p>897</text:p>
          </table:table-cell>
          <table:table-cell office:value-type="float" office:value="1471.59999999999" calcext:value-type="float">
            <text:p>1471,6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0889221441436984" calcext:value-type="float">
            <text:p>0,000089</text:p>
          </table:table-cell>
          <table:table-cell office:value-type="float" office:value="0.0378532740095202" calcext:value-type="float">
            <text:p>0,03785</text:p>
          </table:table-cell>
          <table:table-cell office:value-type="float" office:value="14" calcext:value-type="float">
            <text:p>14</text:p>
          </table:table-cell>
          <table:table-cell office:value-type="float" office:value="0.0277432133971431" calcext:value-type="float">
            <text:p>0,0277432</text:p>
          </table:table-cell>
          <table:table-cell office:value-type="float" office:value="161412" calcext:value-type="float">
            <text:p>161412</text:p>
          </table:table-cell>
          <table:table-cell office:value-type="string" calcext:value-type="string">
            <text:p>Crimson</text:p>
          </table:table-cell>
          <table:table-cell office:value-type="string" calcext:value-type="string">
            <text:p>[{'Edge of Sanity'}]</text:p>
          </table:table-cell>
          <table:table-cell office:value-type="string" calcext:value-type="string">
            <text:p>[{'Melodic Death Metal', 'Progressive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1176.49999999999" calcext:value-type="float">
            <text:p>1176,5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125208709043" calcext:value-type="float">
            <text:p>0,000125</text:p>
          </table:table-cell>
          <table:table-cell office:value-type="float" office:value="0.0203707701456927" calcext:value-type="float">
            <text:p>0,02037</text:p>
          </table:table-cell>
          <table:table-cell office:value-type="float" office:value="8" calcext:value-type="float">
            <text:p>8</text:p>
          </table:table-cell>
          <table:table-cell office:value-type="float" office:value="0.0218356377107726" calcext:value-type="float">
            <text:p>0,0218356</text:p>
          </table:table-cell>
          <table:table-cell office:value-type="float" office:value="170557" calcext:value-type="float">
            <text:p>170557</text:p>
          </table:table-cell>
          <table:table-cell office:value-type="string" calcext:value-type="string">
            <text:p>Scott 4</text:p>
          </table:table-cell>
          <table:table-cell office:value-type="string" calcext:value-type="string">
            <text:p>[{'Scott Walker'}]</text:p>
          </table:table-cell>
          <table:table-cell office:value-type="string" calcext:value-type="string">
            <text:p>[{'Singer-Songwriter', 'Baroque Pop'}]</text:p>
          </table:table-cell>
          <table:table-cell office:value-type="string" calcext:value-type="string">
            <text:p>[{'Contemporary Folk'}]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1170.09999999999" calcext:value-type="float">
            <text:p>1170,1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2138745291717" calcext:value-type="float">
            <text:p>0,000214</text:p>
          </table:table-cell>
          <table:table-cell office:value-type="float" office:value="0.0192238412997709" calcext:value-type="float">
            <text:p>0,01922</text:p>
          </table:table-cell>
          <table:table-cell office:value-type="float" office:value="16" calcext:value-type="float">
            <text:p>16</text:p>
          </table:table-cell>
          <table:table-cell office:value-type="float" office:value="0.0213945385084909" calcext:value-type="float">
            <text:p>0,0213945</text:p>
          </table:table-cell>
          <table:table-cell office:value-type="float" office:value="164969" calcext:value-type="float">
            <text:p>164969</text:p>
          </table:table-cell>
          <table:table-cell office:value-type="string" calcext:value-type="string">
            <text:p>Converging Ages</text:p>
          </table:table-cell>
          <table:table-cell office:value-type="string" calcext:value-type="string">
            <text:p>[{'Inanna'}]</text:p>
          </table:table-cell>
          <table:table-cell office:value-type="string" calcext:value-type="string">
            <text:p>[{'Melodic Death Metal', 'Progressive Metal'}]</text:p>
          </table:table-cell>
          <table:table-cell office:value-type="string" calcext:value-type="string">
            <text:p>[{'Technical Death Metal'}]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1121.2" calcext:value-type="float">
            <text:p>1121,2</text:p>
          </table:table-cell>
          <table:table-cell office:value-type="float" office:value="702" calcext:value-type="float">
            <text:p>702</text:p>
          </table:table-cell>
          <table:table-cell office:value-type="float" office:value="0.702702702702703" calcext:value-type="float">
            <text:p>0,70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70833333333333" calcext:value-type="float">
            <text:p>0,7708</text:p>
          </table:table-cell>
          <table:table-cell office:value-type="float" office:value="0.000927647754635" calcext:value-type="float">
            <text:p>0,000928</text:p>
          </table:table-cell>
          <table:table-cell office:value-type="float" office:value="0.0164575503070701" calcext:value-type="float">
            <text:p>0,01646</text:p>
          </table:table-cell>
          <table:table-cell office:value-type="float" office:value="17" calcext:value-type="float">
            <text:p>17</text:p>
          </table:table-cell>
          <table:table-cell office:value-type="float" office:value="0.0199314786195661" calcext:value-type="float">
            <text:p>0,0199315</text:p>
          </table:table-cell>
          <table:table-cell office:value-type="float" office:value="167861" calcext:value-type="float">
            <text:p>167861</text:p>
          </table:table-cell>
          <table:table-cell office:value-type="string" calcext:value-type="string">
            <text:p>Symphony No. 9 'From the New World'</text:p>
          </table:table-cell>
          <table:table-cell office:value-type="string" calcext:value-type="string">
            <text:p>[{'AntonÃ­n DvoÅ™Ã¡k', 'Chicago Symphony Orchestra', 'Georg Solti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1618.29999999999" calcext:value-type="float">
            <text:p>1618,3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3.4" calcext:value-type="float">
            <text:p>63,4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12243372296812" calcext:value-type="float">
            <text:p>0,001224</text:p>
          </table:table-cell>
          <table:table-cell office:value-type="float" office:value="0.0406951225562865" calcext:value-type="float">
            <text:p>0,04070</text:p>
          </table:table-cell>
          <table:table-cell office:value-type="float" office:value="9" calcext:value-type="float">
            <text:p>9</text:p>
          </table:table-cell>
          <table:table-cell office:value-type="float" office:value="0.0296668068576573" calcext:value-type="float">
            <text:p>0,0296668</text:p>
          </table:table-cell>
          <table:table-cell office:value-type="float" office:value="166814" calcext:value-type="float">
            <text:p>166814</text:p>
          </table:table-cell>
          <table:table-cell office:value-type="string" calcext:value-type="string">
            <text:p>Woodstock</text:p>
          </table:table-cell>
          <table:table-cell office:value-type="string" calcext:value-type="string">
            <text:p>[{'Jimi Hendrix'}]</text:p>
          </table:table-cell>
          <table:table-cell office:value-type="string" calcext:value-type="string">
            <text:p>[{'Jam Band', 'Blues Rock', 'Psychedelic Rock'}]</text:p>
          </table:table-cell>
          <table:table-cell office:value-type="string" calcext:value-type="string">
            <text:p>[{'Heavy Psych', 'Hard Rock', 'Acid Rock'}]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784" calcext:value-type="float">
            <text:p>784</text:p>
          </table:table-cell>
          <table:table-cell office:value-type="float" office:value="1531.39999999999" calcext:value-type="float">
            <text:p>1531,4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1633229756142" calcext:value-type="float">
            <text:p>0,000163</text:p>
          </table:table-cell>
          <table:table-cell office:value-type="float" office:value="0.0386243200322693" calcext:value-type="float">
            <text:p>0,03862</text:p>
          </table:table-cell>
          <table:table-cell office:value-type="float" office:value="13" calcext:value-type="float">
            <text:p>13</text:p>
          </table:table-cell>
          <table:table-cell office:value-type="float" office:value="0.0286638946339213" calcext:value-type="float">
            <text:p>0,0286639</text:p>
          </table:table-cell>
          <table:table-cell office:value-type="float" office:value="169697" calcext:value-type="float">
            <text:p>169697</text:p>
          </table:table-cell>
          <table:table-cell office:value-type="string" calcext:value-type="string">
            <text:p>Debut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House'}]</text:p>
          </table:table-cell>
          <table:table-cell office:value-type="string" calcext:value-type="string">
            <text:p>[{'Downtempo', 'Diva House', 'House', 'Dance-Pop'}]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1518.09999999999" calcext:value-type="float">
            <text:p>1518,1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7470730583623" calcext:value-type="float">
            <text:p>0,000747</text:p>
          </table:table-cell>
          <table:table-cell office:value-type="float" office:value="0.038465055174677" calcext:value-type="float">
            <text:p>0,03847</text:p>
          </table:table-cell>
          <table:table-cell office:value-type="float" office:value="14" calcext:value-type="float">
            <text:p>14</text:p>
          </table:table-cell>
          <table:table-cell office:value-type="float" office:value="0.0290853794453939" calcext:value-type="float">
            <text:p>0,0290854</text:p>
          </table:table-cell>
          <table:table-cell office:value-type="float" office:value="169402" calcext:value-type="float">
            <text:p>169402</text:p>
          </table:table-cell>
          <table:table-cell office:value-type="string" calcext:value-type="string">
            <text:p>Around the Fur</text:p>
          </table:table-cell>
          <table:table-cell office:value-type="string" calcext:value-type="string">
            <text:p>[{'Deftones'}]</text:p>
          </table:table-cell>
          <table:table-cell office:value-type="string" calcext:value-type="string">
            <text:p>[{'Alternative Metal', 'Nu Metal'}]</text:p>
          </table:table-cell>
          <table:table-cell office:value-type="string" calcext:value-type="string">
            <text:p>[{'Post-Hardcore'}]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1028.7" calcext:value-type="float">
            <text:p>1028,7</text:p>
          </table:table-cell>
          <table:table-cell office:value-type="float" office:value="701" calcext:value-type="float">
            <text:p>701</text:p>
          </table:table-cell>
          <table:table-cell office:value-type="float" office:value="0.701701701701702" calcext:value-type="float">
            <text:p>0,701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7023901310717" calcext:value-type="float">
            <text:p>0,7702</text:p>
          </table:table-cell>
          <table:table-cell office:value-type="float" office:value="0.0004140747293719" calcext:value-type="float">
            <text:p>0,000414</text:p>
          </table:table-cell>
          <table:table-cell office:value-type="float" office:value="0.0155461095732341" calcext:value-type="float">
            <text:p>0,01555</text:p>
          </table:table-cell>
          <table:table-cell office:value-type="float" office:value="8" calcext:value-type="float">
            <text:p>8</text:p>
          </table:table-cell>
          <table:table-cell office:value-type="float" office:value="0.0191991312996482" calcext:value-type="float">
            <text:p>0,0191991</text:p>
          </table:table-cell>
          <table:table-cell office:value-type="float" office:value="171569" calcext:value-type="float">
            <text:p>171569</text:p>
          </table:table-cell>
          <table:table-cell office:value-type="string" calcext:value-type="string">
            <text:p>Blues &amp; Roots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Hard Bop', 'Avant-Garde Jazz'}]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1137.1" calcext:value-type="float">
            <text:p>1137,1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1731858779286" calcext:value-type="float">
            <text:p>0,000173</text:p>
          </table:table-cell>
          <table:table-cell office:value-type="float" office:value="0.0176417174615807" calcext:value-type="float">
            <text:p>0,01764</text:p>
          </table:table-cell>
          <table:table-cell office:value-type="float" office:value="17" calcext:value-type="float">
            <text:p>17</text:p>
          </table:table-cell>
          <table:table-cell office:value-type="float" office:value="0.0213772658161592" calcext:value-type="float">
            <text:p>0,0213773</text:p>
          </table:table-cell>
          <table:table-cell office:value-type="float" office:value="171114" calcext:value-type="float">
            <text:p>171114</text:p>
          </table:table-cell>
          <table:table-cell office:value-type="string" calcext:value-type="string">
            <text:p>Songs From the Big Chair</text:p>
          </table:table-cell>
          <table:table-cell office:value-type="string" calcext:value-type="string">
            <text:p>[{'Tears for Fears'}]</text:p>
          </table:table-cell>
          <table:table-cell office:value-type="string" calcext:value-type="string">
            <text:p>[{'Synthpop', 'New Wave', 'Pop Rock'}]</text:p>
          </table:table-cell>
          <table:table-cell office:value-type="string" calcext:value-type="string">
            <text:p>[{'Sophisti-Pop', 'Progressive Pop', 'Big Music'}]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1091.69999999999" calcext:value-type="float">
            <text:p>1091,7</text:p>
          </table:table-cell>
          <table:table-cell office:value-type="float" office:value="700" calcext:value-type="float">
            <text:p>700</text:p>
          </table:table-cell>
          <table:table-cell office:value-type="float" office:value="0.700700700700701" calcext:value-type="float">
            <text:p>0,700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6964560862866" calcext:value-type="float">
            <text:p>0,7696</text:p>
          </table:table-cell>
          <table:table-cell office:value-type="float" office:value="0.0002651281876398" calcext:value-type="float">
            <text:p>0,000265</text:p>
          </table:table-cell>
          <table:table-cell office:value-type="float" office:value="0.0168083529221946" calcext:value-type="float">
            <text:p>0,01681</text:p>
          </table:table-cell>
          <table:table-cell office:value-type="float" office:value="17" calcext:value-type="float">
            <text:p>17</text:p>
          </table:table-cell>
          <table:table-cell office:value-type="float" office:value="0.0202782974324533" calcext:value-type="float">
            <text:p>0,0202783</text:p>
          </table:table-cell>
          <table:table-cell office:value-type="float" office:value="171837" calcext:value-type="float">
            <text:p>171837</text:p>
          </table:table-cell>
          <table:table-cell office:value-type="string" calcext:value-type="string">
            <text:p>Seventh Son of a Seventh Son</text:p>
          </table:table-cell>
          <table:table-cell office:value-type="string" calcext:value-type="string">
            <text:p>[{'Iron Maiden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1955.89999999998" calcext:value-type="float">
            <text:p>1955,9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6514864898298" calcext:value-type="float">
            <text:p>0,000651</text:p>
          </table:table-cell>
          <table:table-cell office:value-type="float" office:value="0.0594151642524411" calcext:value-type="float">
            <text:p>0,05942</text:p>
          </table:table-cell>
          <table:table-cell office:value-type="float" office:value="3" calcext:value-type="float">
            <text:p>3</text:p>
          </table:table-cell>
          <table:table-cell office:value-type="float" office:value="0.0350360041055458" calcext:value-type="float">
            <text:p>0,0350360</text:p>
          </table:table-cell>
          <table:table-cell office:value-type="float" office:value="165840" calcext:value-type="float">
            <text:p>165840</text:p>
          </table:table-cell>
          <table:table-cell office:value-type="string" calcext:value-type="string">
            <text:p>Artaud</text:p>
          </table:table-cell>
          <table:table-cell office:value-type="string" calcext:value-type="string">
            <text:p>[{'Pescado Rabioso'}]</text:p>
          </table:table-cell>
          <table:table-cell office:value-type="string" calcext:value-type="string">
            <text:p>[{'Singer-Songwriter', 'Folk Rock', 'Art Rock'}]</text:p>
          </table:table-cell>
          <table:table-cell office:value-type="string" calcext:value-type="string">
            <text:p>[{'Blues Rock', 'Psychedelic Folk', 'Psychedelic Rock', 'Progressive Folk'}]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office:value-type="float" office:value="1703.59999999999" calcext:value-type="float">
            <text:p>1703,6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5403724174599" calcext:value-type="float">
            <text:p>0,000540</text:p>
          </table:table-cell>
          <table:table-cell office:value-type="float" office:value="0.0535921165745763" calcext:value-type="float">
            <text:p>0,05359</text:p>
          </table:table-cell>
          <table:table-cell office:value-type="float" office:value="0" calcext:value-type="float">
            <text:p>0</text:p>
          </table:table-cell>
          <table:table-cell office:value-type="float" office:value="0.0319716429806587" calcext:value-type="float">
            <text:p>0,0319716</text:p>
          </table:table-cell>
          <table:table-cell office:value-type="float" office:value="170823" calcext:value-type="float">
            <text:p>170823</text:p>
          </table:table-cell>
          <table:table-cell office:value-type="string" calcext:value-type="string">
            <text:p>La MÃ¡quina de Hacer PÃ¡jaros</text:p>
          </table:table-cell>
          <table:table-cell office:value-type="string" calcext:value-type="string">
            <text:p>[{'La MÃ¡quina de Hacer PÃ¡jaros'}]</text:p>
          </table:table-cell>
          <table:table-cell office:value-type="string" calcext:value-type="string">
            <text:p>[{'Jazz-Rock', 'Progressive Rock', 'Symphonic Prog'}]</text:p>
          </table:table-cell>
          <table:table-cell office:value-type="string" calcext:value-type="string">
            <text:p>[{'Progressive Folk', 'Jazz Fusion', 'Psychedelic Rock'}]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float" office:value="1579.19999999999" calcext:value-type="float">
            <text:p>1579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2973103841507" calcext:value-type="float">
            <text:p>0,000297</text:p>
          </table:table-cell>
          <table:table-cell office:value-type="float" office:value="0.040087081272192" calcext:value-type="float">
            <text:p>0,04009</text:p>
          </table:table-cell>
          <table:table-cell office:value-type="float" office:value="14" calcext:value-type="float">
            <text:p>14</text:p>
          </table:table-cell>
          <table:table-cell office:value-type="float" office:value="0.0306873893752735" calcext:value-type="float">
            <text:p>0,0306874</text:p>
          </table:table-cell>
          <table:table-cell office:value-type="float" office:value="168741" calcext:value-type="float">
            <text:p>168741</text:p>
          </table:table-cell>
          <table:table-cell office:value-type="string" calcext:value-type="string">
            <text:p>Repeater</text:p>
          </table:table-cell>
          <table:table-cell office:value-type="string" calcext:value-type="string">
            <text:p>[{'Fugazi'}]</text:p>
          </table:table-cell>
          <table:table-cell office:value-type="string" calcext:value-type="string">
            <text:p>[{'Post-Hardcore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905.199999999996" calcext:value-type="float">
            <text:p>905,2</text:p>
          </table:table-cell>
          <table:table-cell office:value-type="float" office:value="699" calcext:value-type="float">
            <text:p>699</text:p>
          </table:table-cell>
          <table:table-cell office:value-type="float" office:value="0.6996996996997" calcext:value-type="float">
            <text:p>0,699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6905311778291" calcext:value-type="float">
            <text:p>0,7691</text:p>
          </table:table-cell>
          <table:table-cell office:value-type="float" office:value="0.00000200601403006213" calcext:value-type="float">
            <text:p>0,000002</text:p>
          </table:table-cell>
          <table:table-cell office:value-type="float" office:value="0.0130605235875489" calcext:value-type="float">
            <text:p>0,01306</text:p>
          </table:table-cell>
          <table:table-cell office:value-type="float" office:value="17" calcext:value-type="float">
            <text:p>17</text:p>
          </table:table-cell>
          <table:table-cell office:value-type="float" office:value="0.017465400917493" calcext:value-type="float">
            <text:p>0,0174654</text:p>
          </table:table-cell>
          <table:table-cell office:value-type="float" office:value="163705" calcext:value-type="float">
            <text:p>163705</text:p>
          </table:table-cell>
          <table:table-cell office:value-type="string" calcext:value-type="string">
            <text:p>Tango: Zero Hour / Nuevo Tango: Hora Zero</text:p>
          </table:table-cell>
          <table:table-cell office:value-type="string" calcext:value-type="string">
            <text:p>[{'Astor Piazzolla'}]</text:p>
          </table:table-cell>
          <table:table-cell office:value-type="string" calcext:value-type="string">
            <text:p>[{'Tango nuevo'}]</text:p>
          </table:table-cell>
          <table:table-cell office:value-type="string" calcext:value-type="string">
            <text:p>[{'Latin American Classical Music', 'Modern Classical'}]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1612.49999999999" calcext:value-type="float">
            <text:p>1612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7060023092087" calcext:value-type="float">
            <text:p>0,000706</text:p>
          </table:table-cell>
          <table:table-cell office:value-type="float" office:value="0.0308780047196706" calcext:value-type="float">
            <text:p>0,03088</text:p>
          </table:table-cell>
          <table:table-cell office:value-type="float" office:value="16" calcext:value-type="float">
            <text:p>16</text:p>
          </table:table-cell>
          <table:table-cell office:value-type="float" office:value="0.0278368837945644" calcext:value-type="float">
            <text:p>0,0278369</text:p>
          </table:table-cell>
          <table:table-cell office:value-type="float" office:value="169045" calcext:value-type="float">
            <text:p>169045</text:p>
          </table:table-cell>
          <table:table-cell office:value-type="string" calcext:value-type="string">
            <text:p>Live at Massey Hall 1971</text:p>
          </table:table-cell>
          <table:table-cell office:value-type="string" calcext:value-type="string">
            <text:p>[{'Neil Young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Country', 'Folk Rock'}]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913" calcext:value-type="float">
            <text:p>913</text:p>
          </table:table-cell>
          <table:table-cell office:value-type="float" office:value="1570.69999999999" calcext:value-type="float">
            <text:p>1570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3170696223468" calcext:value-type="float">
            <text:p>0,000317</text:p>
          </table:table-cell>
          <table:table-cell office:value-type="float" office:value="0.0477126022565496" calcext:value-type="float">
            <text:p>0,04771</text:p>
          </table:table-cell>
          <table:table-cell office:value-type="float" office:value="18" calcext:value-type="float">
            <text:p>18</text:p>
          </table:table-cell>
          <table:table-cell office:value-type="float" office:value="0.0303018408726258" calcext:value-type="float">
            <text:p>0,0303018</text:p>
          </table:table-cell>
          <table:table-cell office:value-type="float" office:value="169131" calcext:value-type="float">
            <text:p>169131</text:p>
          </table:table-cell>
          <table:table-cell office:value-type="string" calcext:value-type="string">
            <text:p>Enlightenment</text:p>
          </table:table-cell>
          <table:table-cell office:value-type="string" calcext:value-type="string">
            <text:p>[{'McCoy Tyner'}]</text:p>
          </table:table-cell>
          <table:table-cell office:value-type="string" calcext:value-type="string">
            <text:p>[{'Spiritual Jazz', 'Modal Jazz'}]</text:p>
          </table:table-cell>
          <table:table-cell office:value-type="string" calcext:value-type="string">
            <text:p>[{'Post-Bop', 'Avant-Garde Jazz'}]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1565.29999999999" calcext:value-type="float">
            <text:p>1565,3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10735518417549" calcext:value-type="float">
            <text:p>0,001074</text:p>
          </table:table-cell>
          <table:table-cell office:value-type="float" office:value="0.039221990681261" calcext:value-type="float">
            <text:p>0,03922</text:p>
          </table:table-cell>
          <table:table-cell office:value-type="float" office:value="13" calcext:value-type="float">
            <text:p>13</text:p>
          </table:table-cell>
          <table:table-cell office:value-type="float" office:value="0.0296804860047799" calcext:value-type="float">
            <text:p>0,0296805</text:p>
          </table:table-cell>
          <table:table-cell office:value-type="float" office:value="165332" calcext:value-type="float">
            <text:p>165332</text:p>
          </table:table-cell>
          <table:table-cell office:value-type="string" calcext:value-type="string">
            <text:p>The Soft Bulletin</text:p>
          </table:table-cell>
          <table:table-cell office:value-type="string" calcext:value-type="string">
            <text:p>[{'The Flaming Lips'}]</text:p>
          </table:table-cell>
          <table:table-cell office:value-type="string" calcext:value-type="string">
            <text:p>[{'Neo-Psychedelia', 'Psychedelic Pop'}]</text:p>
          </table:table-cell>
          <table:table-cell office:value-type="string" calcext:value-type="string">
            <text:p>[{'Progressive Pop', 'Art Pop', 'Space Rock Revival', 'Chamber Pop'}]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1408.49999999999" calcext:value-type="float">
            <text:p>1408,5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0996988972940877" calcext:value-type="float">
            <text:p>0,000100</text:p>
          </table:table-cell>
          <table:table-cell office:value-type="float" office:value="0.0361422889568081" calcext:value-type="float">
            <text:p>0,03614</text:p>
          </table:table-cell>
          <table:table-cell office:value-type="float" office:value="14" calcext:value-type="float">
            <text:p>14</text:p>
          </table:table-cell>
          <table:table-cell office:value-type="float" office:value="0.0270317964516095" calcext:value-type="float">
            <text:p>0,0270318</text:p>
          </table:table-cell>
          <table:table-cell office:value-type="float" office:value="162314" calcext:value-type="float">
            <text:p>162314</text:p>
          </table:table-cell>
          <table:table-cell office:value-type="string" calcext:value-type="string">
            <text:p>The Velvet Rope</text:p>
          </table:table-cell>
          <table:table-cell office:value-type="string" calcext:value-type="string">
            <text:p>[{'Janet Jackson'}]</text:p>
          </table:table-cell>
          <table:table-cell office:value-type="string" calcext:value-type="string">
            <text:p>[{'Contemporary R&amp;B'}]</text:p>
          </table:table-cell>
          <table:table-cell office:value-type="string" calcext:value-type="string">
            <text:p>[{'Art Pop', 'Trip Hop', 'Neo-Soul', 'Hip Hop Soul', 'Dance-Pop'}]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1166.69999999999" calcext:value-type="float">
            <text:p>1166,7</text:p>
          </table:table-cell>
          <table:table-cell office:value-type="float" office:value="698" calcext:value-type="float">
            <text:p>698</text:p>
          </table:table-cell>
          <table:table-cell office:value-type="float" office:value="0.698698698698699" calcext:value-type="float">
            <text:p>0,698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68461538461538" calcext:value-type="float">
            <text:p>0,7685</text:p>
          </table:table-cell>
          <table:table-cell office:value-type="float" office:value="0.0004140747293719" calcext:value-type="float">
            <text:p>0,000414</text:p>
          </table:table-cell>
          <table:table-cell office:value-type="float" office:value="0.018835379094969" calcext:value-type="float">
            <text:p>0,01884</text:p>
          </table:table-cell>
          <table:table-cell office:value-type="float" office:value="16" calcext:value-type="float">
            <text:p>16</text:p>
          </table:table-cell>
          <table:table-cell office:value-type="float" office:value="0.0209317955725425" calcext:value-type="float">
            <text:p>0,0209318</text:p>
          </table:table-cell>
          <table:table-cell office:value-type="float" office:value="158122" calcext:value-type="float">
            <text:p>158122</text:p>
          </table:table-cell>
          <table:table-cell office:value-type="string" calcext:value-type="string">
            <text:p>drukqs</text:p>
          </table:table-cell>
          <table:table-cell office:value-type="string" calcext:value-type="string">
            <text:p>[{'Aphex Twin'}]</text:p>
          </table:table-cell>
          <table:table-cell office:value-type="string" calcext:value-type="string">
            <text:p>[{'Drill and Bass', 'IDM'}]</text:p>
          </table:table-cell>
          <table:table-cell office:value-type="string" calcext:value-type="string">
            <text:p>[{'Impressionism', 'Acid Breaks', 'Ambient', 'Electroacoustic'}]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972.399999999997" calcext:value-type="float">
            <text:p>972,4</text:p>
          </table:table-cell>
          <table:table-cell office:value-type="float" office:value="697" calcext:value-type="float">
            <text:p>697</text:p>
          </table:table-cell>
          <table:table-cell office:value-type="float" office:value="0.697697697697698" calcext:value-type="float">
            <text:p>0,697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67870868562644" calcext:value-type="float">
            <text:p>0,7679</text:p>
          </table:table-cell>
          <table:table-cell office:value-type="float" office:value="0.0000870610089046963" calcext:value-type="float">
            <text:p>0,000087</text:p>
          </table:table-cell>
          <table:table-cell office:value-type="float" office:value="0.015531936833078" calcext:value-type="float">
            <text:p>0,01553</text:p>
          </table:table-cell>
          <table:table-cell office:value-type="float" office:value="8" calcext:value-type="float">
            <text:p>8</text:p>
          </table:table-cell>
          <table:table-cell office:value-type="float" office:value="0.0197289978471484" calcext:value-type="float">
            <text:p>0,0197290</text:p>
          </table:table-cell>
          <table:table-cell office:value-type="float" office:value="172354" calcext:value-type="float">
            <text:p>172354</text:p>
          </table:table-cell>
          <table:table-cell office:value-type="string" calcext:value-type="string">
            <text:p>Beggars Banquet</text:p>
          </table:table-cell>
          <table:table-cell office:value-type="string" calcext:value-type="string">
            <text:p>[{'The Rolling Stones'}]</text:p>
          </table:table-cell>
          <table:table-cell office:value-type="string" calcext:value-type="string">
            <text:p>[{'Roots Rock'}]</text:p>
          </table:table-cell>
          <table:table-cell office:value-type="string" calcext:value-type="string">
            <text:p>[{'Country Rock', 'Blues Rock'}]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1419.39999999999" calcext:value-type="float">
            <text:p>1419,4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2574384671913" calcext:value-type="float">
            <text:p>0,000257</text:p>
          </table:table-cell>
          <table:table-cell office:value-type="float" office:value="0.0450778374507588" calcext:value-type="float">
            <text:p>0,04508</text:p>
          </table:table-cell>
          <table:table-cell office:value-type="float" office:value="7" calcext:value-type="float">
            <text:p>7</text:p>
          </table:table-cell>
          <table:table-cell office:value-type="float" office:value="0.0280476207365526" calcext:value-type="float">
            <text:p>0,0280476</text:p>
          </table:table-cell>
          <table:table-cell office:value-type="float" office:value="166102" calcext:value-type="float">
            <text:p>166102</text:p>
          </table:table-cell>
          <table:table-cell office:value-type="string" calcext:value-type="string">
            <text:p>Lo mato</text:p>
          </table:table-cell>
          <table:table-cell office:value-type="string" calcext:value-type="string">
            <text:p>[{'HÃ©ctor Lavoe', 'Willie ColÃ³n'}]</text:p>
          </table:table-cell>
          <table:table-cell office:value-type="string" calcext:value-type="string">
            <text:p>[{'Salsa dura'}]</text:p>
          </table:table-cell>
          <table:table-cell office:value-type="string" calcext:value-type="string">
            <text:p>[{'Descarga'}]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1417.79999999999" calcext:value-type="float">
            <text:p>1417,8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0470298844825676" calcext:value-type="float">
            <text:p>0,000047</text:p>
          </table:table-cell>
          <table:table-cell office:value-type="float" office:value="0.0366273865508819" calcext:value-type="float">
            <text:p>0,03663</text:p>
          </table:table-cell>
          <table:table-cell office:value-type="float" office:value="14" calcext:value-type="float">
            <text:p>14</text:p>
          </table:table-cell>
          <table:table-cell office:value-type="float" office:value="0.0281923921447642" calcext:value-type="float">
            <text:p>0,0281924</text:p>
          </table:table-cell>
          <table:table-cell office:value-type="float" office:value="166563" calcext:value-type="float">
            <text:p>166563</text:p>
          </table:table-cell>
          <table:table-cell office:value-type="string" calcext:value-type="string">
            <text:p>Different Class</text:p>
          </table:table-cell>
          <table:table-cell office:value-type="string" calcext:value-type="string">
            <text:p>[{'Pulp'}]</text:p>
          </table:table-cell>
          <table:table-cell office:value-type="string" calcext:value-type="string">
            <text:p>[{'Britpop'}]</text:p>
          </table:table-cell>
          <table:table-cell office:value-type="string" calcext:value-type="string">
            <text:p>[{'Glam Rock', 'Art Rock'}]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673" calcext:value-type="float">
            <text:p>673</text:p>
          </table:table-cell>
          <table:table-cell office:value-type="float" office:value="557.500000000004" calcext:value-type="float">
            <text:p>557,5</text:p>
          </table:table-cell>
          <table:table-cell office:value-type="float" office:value="696" calcext:value-type="float">
            <text:p>696</text:p>
          </table:table-cell>
          <table:table-cell office:value-type="float" office:value="0.696696696696697" calcext:value-type="float">
            <text:p>0,69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7281105990783" calcext:value-type="float">
            <text:p>0,7673</text:p>
          </table:table-cell>
          <table:table-cell office:value-type="float" office:value="0.0009201586355894" calcext:value-type="float">
            <text:p>0,000920</text:p>
          </table:table-cell>
          <table:table-cell office:value-type="float" office:value="0.0097215920925796" calcext:value-type="float">
            <text:p>0,00972</text:p>
          </table:table-cell>
          <table:table-cell office:value-type="float" office:value="21" calcext:value-type="float">
            <text:p>21</text:p>
          </table:table-cell>
          <table:table-cell office:value-type="float" office:value="0.0138887943251875" calcext:value-type="float">
            <text:p>0,0138888</text:p>
          </table:table-cell>
          <table:table-cell office:value-type="float" office:value="165369" calcext:value-type="float">
            <text:p>165369</text:p>
          </table:table-cell>
          <table:table-cell office:value-type="string" calcext:value-type="string">
            <text:p>Symphony No. 5, Op. 47</text:p>
          </table:table-cell>
          <table:table-cell office:value-type="string" calcext:value-type="string">
            <text:p>[{'New York Philharmonic', 'Dmitri Shostakovich', 'Leonard Bernstein'}]</text:p>
          </table:table-cell>
          <table:table-cell office:value-type="string" calcext:value-type="string">
            <text:p>[{'Modern Classical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1566.79999999999" calcext:value-type="float">
            <text:p>1566,8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9222315167538" calcext:value-type="float">
            <text:p>0,000922</text:p>
          </table:table-cell>
          <table:table-cell office:value-type="float" office:value="0.0499683745572367" calcext:value-type="float">
            <text:p>0,04997</text:p>
          </table:table-cell>
          <table:table-cell office:value-type="float" office:value="1" calcext:value-type="float">
            <text:p>1</text:p>
          </table:table-cell>
          <table:table-cell office:value-type="float" office:value="0.0287238687687112" calcext:value-type="float">
            <text:p>0,0287239</text:p>
          </table:table-cell>
          <table:table-cell office:value-type="float" office:value="156920" calcext:value-type="float">
            <text:p>156920</text:p>
          </table:table-cell>
          <table:table-cell office:value-type="string" calcext:value-type="string">
            <text:p>Black Sabbath Vol. 4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Traditional Doom Metal'}]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1414.09999999999" calcext:value-type="float">
            <text:p>1414,1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0245593431966177" calcext:value-type="float">
            <text:p>0,000025</text:p>
          </table:table-cell>
          <table:table-cell office:value-type="float" office:value="0.0369227784822732" calcext:value-type="float">
            <text:p>0,03692</text:p>
          </table:table-cell>
          <table:table-cell office:value-type="float" office:value="14" calcext:value-type="float">
            <text:p>14</text:p>
          </table:table-cell>
          <table:table-cell office:value-type="float" office:value="0.0283605046516978" calcext:value-type="float">
            <text:p>0,0283605</text:p>
          </table:table-cell>
          <table:table-cell office:value-type="float" office:value="166391" calcext:value-type="float">
            <text:p>166391</text:p>
          </table:table-cell>
          <table:table-cell office:value-type="string" calcext:value-type="string">
            <text:p>Buena Vista Social Club</text:p>
          </table:table-cell>
          <table:table-cell office:value-type="string" calcext:value-type="string">
            <text:p>[{'Buena Vista Social Club'}]</text:p>
          </table:table-cell>
          <table:table-cell office:value-type="string" calcext:value-type="string">
            <text:p>[{'Son cubano', 'Bolero'}]</text:p>
          </table:table-cell>
          <table:table-cell office:value-type="string" calcext:value-type="string">
            <text:p>[{'DanzÃ³n', 'Guajira', 'Descarga'}]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886" calcext:value-type="float">
            <text:p>886</text:p>
          </table:table-cell>
          <table:table-cell office:value-type="float" office:value="1223.39999999999" calcext:value-type="float">
            <text:p>1223,4</text:p>
          </table:table-cell>
          <table:table-cell office:value-type="float" office:value="695" calcext:value-type="float">
            <text:p>695</text:p>
          </table:table-cell>
          <table:table-cell office:value-type="float" office:value="0.695695695695696" calcext:value-type="float">
            <text:p>0,695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66692248656946" calcext:value-type="float">
            <text:p>0,7667</text:p>
          </table:table-cell>
          <table:table-cell office:value-type="float" office:value="0.0003976922814598" calcext:value-type="float">
            <text:p>0,000398</text:p>
          </table:table-cell>
          <table:table-cell office:value-type="float" office:value="0.0208533357215516" calcext:value-type="float">
            <text:p>0,02085</text:p>
          </table:table-cell>
          <table:table-cell office:value-type="float" office:value="17" calcext:value-type="float">
            <text:p>17</text:p>
          </table:table-cell>
          <table:table-cell office:value-type="float" office:value="0.0217723108974148" calcext:value-type="float">
            <text:p>0,0217723</text:p>
          </table:table-cell>
          <table:table-cell office:value-type="float" office:value="168175" calcext:value-type="float">
            <text:p>168175</text:p>
          </table:table-cell>
          <table:table-cell office:value-type="string" calcext:value-type="string">
            <text:p>Scary Monsters (And Super Creeps)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New Wave', 'Art Rock'}]</text:p>
          </table:table-cell>
          <table:table-cell office:value-type="string" calcext:value-type="string">
            <text:p>[{'Art Pop', 'Post-Punk'}]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1588.99999999999" calcext:value-type="float">
            <text:p>1589,0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587929278644" calcext:value-type="float">
            <text:p>0,000588</text:p>
          </table:table-cell>
          <table:table-cell office:value-type="float" office:value="0.040061270915334" calcext:value-type="float">
            <text:p>0,04006</text:p>
          </table:table-cell>
          <table:table-cell office:value-type="float" office:value="14" calcext:value-type="float">
            <text:p>14</text:p>
          </table:table-cell>
          <table:table-cell office:value-type="float" office:value="0.0286297498517043" calcext:value-type="float">
            <text:p>0,0286297</text:p>
          </table:table-cell>
          <table:table-cell office:value-type="float" office:value="156360" calcext:value-type="float">
            <text:p>156360</text:p>
          </table:table-cell>
          <table:table-cell office:value-type="string" calcext:value-type="string">
            <text:p>Things Fall Apart</text:p>
          </table:table-cell>
          <table:table-cell office:value-type="string" calcext:value-type="string">
            <text:p>[{'The Roots'}]</text:p>
          </table:table-cell>
          <table:table-cell office:value-type="string" calcext:value-type="string">
            <text:p>[{'East Coast Hip Hop', 'Jazz Rap'}]</text:p>
          </table:table-cell>
          <table:table-cell office:value-type="string" calcext:value-type="string">
            <text:p>[{'Conscious Hip Hop', 'Jazz Rap', 'Boom Bap'}]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float" office:value="1555.39999999999" calcext:value-type="float">
            <text:p>155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350250272539" calcext:value-type="float">
            <text:p>0,001135</text:p>
          </table:table-cell>
          <table:table-cell office:value-type="float" office:value="0.0388929134326404" calcext:value-type="float">
            <text:p>0,03889</text:p>
          </table:table-cell>
          <table:table-cell office:value-type="float" office:value="14" calcext:value-type="float">
            <text:p>14</text:p>
          </table:table-cell>
          <table:table-cell office:value-type="float" office:value="0.0294695301990163" calcext:value-type="float">
            <text:p>0,0294695</text:p>
          </table:table-cell>
          <table:table-cell office:value-type="float" office:value="164834" calcext:value-type="float">
            <text:p>164834</text:p>
          </table:table-cell>
          <table:table-cell office:value-type="string" calcext:value-type="string">
            <text:p>Yank Crime</text:p>
          </table:table-cell>
          <table:table-cell office:value-type="string" calcext:value-type="string">
            <text:p>[{'Drive Like Jehu'}]</text:p>
          </table:table-cell>
          <table:table-cell office:value-type="string" calcext:value-type="string">
            <text:p>[{'Post-Hardcore', 'Math Rock', 'Noise Rock'}]</text:p>
          </table:table-cell>
          <table:table-cell office:value-type="string" calcext:value-type="string">
            <text:p>[{'Emo', 'Noise Rock'}]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1505.39999999999" calcext:value-type="float">
            <text:p>1505,4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9845182523873" calcext:value-type="float">
            <text:p>0,000985</text:p>
          </table:table-cell>
          <table:table-cell office:value-type="float" office:value="0.0382226532640165" calcext:value-type="float">
            <text:p>0,03822</text:p>
          </table:table-cell>
          <table:table-cell office:value-type="float" office:value="14" calcext:value-type="float">
            <text:p>14</text:p>
          </table:table-cell>
          <table:table-cell office:value-type="float" office:value="0.0282642805039111" calcext:value-type="float">
            <text:p>0,0282643</text:p>
          </table:table-cell>
          <table:table-cell office:value-type="float" office:value="156692" calcext:value-type="float">
            <text:p>156692</text:p>
          </table:table-cell>
          <table:table-cell office:value-type="string" calcext:value-type="string">
            <text:p>Music for 18 Musicians</text:p>
          </table:table-cell>
          <table:table-cell office:value-type="string" calcext:value-type="string">
            <text:p>[{'Steve Reich', 'Steve Reich and Musicians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1268.69999999999" calcext:value-type="float">
            <text:p>1268,7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11552969134799" calcext:value-type="float">
            <text:p>0,001155</text:p>
          </table:table-cell>
          <table:table-cell office:value-type="float" office:value="0.0205262517315228" calcext:value-type="float">
            <text:p>0,02053</text:p>
          </table:table-cell>
          <table:table-cell office:value-type="float" office:value="16" calcext:value-type="float">
            <text:p>16</text:p>
          </table:table-cell>
          <table:table-cell office:value-type="float" office:value="0.0229165768307456" calcext:value-type="float">
            <text:p>0,0229166</text:p>
          </table:table-cell>
          <table:table-cell office:value-type="float" office:value="162576" calcext:value-type="float">
            <text:p>162576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[{'Boris'}]</text:p>
          </table:table-cell>
          <table:table-cell office:value-type="string" calcext:value-type="string">
            <text:p>[{'Noise Rock', 'Stoner Metal'}]</text:p>
          </table:table-cell>
          <table:table-cell office:value-type="string" calcext:value-type="string">
            <text:p>[{'Stoner Rock', 'Psychedelic Rock', 'Japanese Hardcore', 'Post-Metal', 'Sludge Metal'}]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1127.59999999999" calcext:value-type="float">
            <text:p>112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7716801637977" calcext:value-type="float">
            <text:p>0,000772</text:p>
          </table:table-cell>
          <table:table-cell office:value-type="float" office:value="0.01681808709545" calcext:value-type="float">
            <text:p>0,01682</text:p>
          </table:table-cell>
          <table:table-cell office:value-type="float" office:value="17" calcext:value-type="float">
            <text:p>17</text:p>
          </table:table-cell>
          <table:table-cell office:value-type="float" office:value="0.0204054748825319" calcext:value-type="float">
            <text:p>0,0204055</text:p>
          </table:table-cell>
          <table:table-cell office:value-type="float" office:value="162564" calcext:value-type="float">
            <text:p>162564</text:p>
          </table:table-cell>
          <table:table-cell office:value-type="string" calcext:value-type="string">
            <text:p>You're Living All Over Me</text:p>
          </table:table-cell>
          <table:table-cell office:value-type="string" calcext:value-type="string">
            <text:p>[{'Dinosaur Jr.'}]</text:p>
          </table:table-cell>
          <table:table-cell office:value-type="string" calcext:value-type="string">
            <text:p>[{'Noise Rock', 'Slacker Rock', 'Indie Rock'}]</text:p>
          </table:table-cell>
          <table:table-cell office:value-type="string" calcext:value-type="string">
            <text:p>[{'Post-Hardcore', 'Grunge', 'Noise Pop'}]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737" calcext:value-type="float">
            <text:p>737</text:p>
          </table:table-cell>
          <table:table-cell office:value-type="float" office:value="1107.59999999999" calcext:value-type="float">
            <text:p>1107,6</text:p>
          </table:table-cell>
          <table:table-cell office:value-type="float" office:value="694" calcext:value-type="float">
            <text:p>694</text:p>
          </table:table-cell>
          <table:table-cell office:value-type="float" office:value="0.694694694694695" calcext:value-type="float">
            <text:p>0,694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66104294478528" calcext:value-type="float">
            <text:p>0,7661</text:p>
          </table:table-cell>
          <table:table-cell office:value-type="float" office:value="0.0008945341944673" calcext:value-type="float">
            <text:p>0,000895</text:p>
          </table:table-cell>
          <table:table-cell office:value-type="float" office:value="0.0165710087887229" calcext:value-type="float">
            <text:p>0,01657</text:p>
          </table:table-cell>
          <table:table-cell office:value-type="float" office:value="17" calcext:value-type="float">
            <text:p>17</text:p>
          </table:table-cell>
          <table:table-cell office:value-type="float" office:value="0.0196643183559566" calcext:value-type="float">
            <text:p>0,0196643</text:p>
          </table:table-cell>
          <table:table-cell office:value-type="float" office:value="160839" calcext:value-type="float">
            <text:p>160839</text:p>
          </table:table-cell>
          <table:table-cell office:value-type="string" calcext:value-type="string">
            <text:p>Never for Ever</text:p>
          </table:table-cell>
          <table:table-cell office:value-type="string" calcext:value-type="string">
            <text:p>[{'Kate Bush'}]</text:p>
          </table:table-cell>
          <table:table-cell office:value-type="string" calcext:value-type="string">
            <text:p>[{'Progressive Pop', 'Art Pop', 'Baroque Pop'}]</text:p>
          </table:table-cell>
          <table:table-cell office:value-type="string" calcext:value-type="string">
            <text:p>[{'Glam Rock', 'Art Rock'}]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523.49999999999" calcext:value-type="float">
            <text:p>1523,5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281168275824" calcext:value-type="float">
            <text:p>0,000428</text:p>
          </table:table-cell>
          <table:table-cell office:value-type="float" office:value="0.0476507337049364" calcext:value-type="float">
            <text:p>0,04765</text:p>
          </table:table-cell>
          <table:table-cell office:value-type="float" office:value="7" calcext:value-type="float">
            <text:p>7</text:p>
          </table:table-cell>
          <table:table-cell office:value-type="float" office:value="0.0309918245941811" calcext:value-type="float">
            <text:p>0,0309918</text:p>
          </table:table-cell>
          <table:table-cell office:value-type="float" office:value="172918" calcext:value-type="float">
            <text:p>172918</text:p>
          </table:table-cell>
          <table:table-cell office:value-type="string" calcext:value-type="string">
            <text:p>Clube da Esquina</text:p>
          </table:table-cell>
          <table:table-cell office:value-type="string" calcext:value-type="string">
            <text:p>[{'LÃ´ Borges', 'Milton Nascimento'}]</text:p>
          </table:table-cell>
          <table:table-cell office:value-type="string" calcext:value-type="string">
            <text:p>[{'MPB'}]</text:p>
          </table:table-cell>
          <table:table-cell office:value-type="string" calcext:value-type="string">
            <text:p>[{'Contemporary Folk', 'Psychedelic Folk', 'Psychedelic Pop', 'Baroque Pop'}]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025.7" calcext:value-type="float">
            <text:p>1025,7</text:p>
          </table:table-cell>
          <table:table-cell office:value-type="float" office:value="693" calcext:value-type="float">
            <text:p>693</text:p>
          </table:table-cell>
          <table:table-cell office:value-type="float" office:value="0.693693693693694" calcext:value-type="float">
            <text:p>0,693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6551724137931" calcext:value-type="float">
            <text:p>0,7655</text:p>
          </table:table-cell>
          <table:table-cell office:value-type="float" office:value="0.0004867927379617" calcext:value-type="float">
            <text:p>0,000487</text:p>
          </table:table-cell>
          <table:table-cell office:value-type="float" office:value="0.0146112771391706" calcext:value-type="float">
            <text:p>0,01461</text:p>
          </table:table-cell>
          <table:table-cell office:value-type="float" office:value="10" calcext:value-type="float">
            <text:p>10</text:p>
          </table:table-cell>
          <table:table-cell office:value-type="float" office:value="0.0185699496691868" calcext:value-type="float">
            <text:p>0,0185699</text:p>
          </table:table-cell>
          <table:table-cell office:value-type="float" office:value="160575" calcext:value-type="float">
            <text:p>160575</text:p>
          </table:table-cell>
          <table:table-cell office:value-type="string" calcext:value-type="string">
            <text:p>The Smile Sessions</text:p>
          </table:table-cell>
          <table:table-cell office:value-type="string" calcext:value-type="string">
            <text:p>[{'The Beach Boys'}]</text:p>
          </table:table-cell>
          <table:table-cell office:value-type="string" calcext:value-type="string">
            <text:p>[{'Progressive Pop', 'Psychedelic Pop', 'Baroque Pop'}]</text:p>
          </table:table-cell>
          <table:table-cell office:value-type="string" calcext:value-type="string">
            <text:p>[{'Art Pop', 'Sound Collage', 'Sunshine Pop'}]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717.49999999999" calcext:value-type="float">
            <text:p>1717,5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10824451706215" calcext:value-type="float">
            <text:p>0,001082</text:p>
          </table:table-cell>
          <table:table-cell office:value-type="float" office:value="0.0540834145170841" calcext:value-type="float">
            <text:p>0,05408</text:p>
          </table:table-cell>
          <table:table-cell office:value-type="float" office:value="0" calcext:value-type="float">
            <text:p>0</text:p>
          </table:table-cell>
          <table:table-cell office:value-type="float" office:value="0.0307299221182778" calcext:value-type="float">
            <text:p>0,0307299</text:p>
          </table:table-cell>
          <table:table-cell office:value-type="float" office:value="156665" calcext:value-type="float">
            <text:p>156665</text:p>
          </table:table-cell>
          <table:table-cell office:value-type="string" calcext:value-type="string">
            <text:p>The Dark Side of the Moon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Space Rock', 'Psychedelic Rock'}]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1505.29999999999" calcext:value-type="float">
            <text:p>1505,3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7127033513139" calcext:value-type="float">
            <text:p>0,000713</text:p>
          </table:table-cell>
          <table:table-cell office:value-type="float" office:value="0.0476312201680649" calcext:value-type="float">
            <text:p>0,04763</text:p>
          </table:table-cell>
          <table:table-cell office:value-type="float" office:value="7" calcext:value-type="float">
            <text:p>7</text:p>
          </table:table-cell>
          <table:table-cell office:value-type="float" office:value="0.0301050827806653" calcext:value-type="float">
            <text:p>0,0301051</text:p>
          </table:table-cell>
          <table:table-cell office:value-type="float" office:value="171577" calcext:value-type="float">
            <text:p>171577</text:p>
          </table:table-cell>
          <table:table-cell office:value-type="string" calcext:value-type="string">
            <text:p>Ãfrica Brasil</text:p>
          </table:table-cell>
          <table:table-cell office:value-type="string" calcext:value-type="string">
            <text:p>[{'Jorge Ben'}]</text:p>
          </table:table-cell>
          <table:table-cell office:value-type="string" calcext:value-type="string">
            <text:p>[{'MPB', 'Funk', 'Samba-rock'}]</text:p>
          </table:table-cell>
          <table:table-cell office:value-type="string" calcext:value-type="string">
            <text:p>[{'Samba Soul', 'AfoxÃ©', 'Psychedelic Soul'}]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1096.2" calcext:value-type="float">
            <text:p>1096,2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6271802864989" calcext:value-type="float">
            <text:p>0,000627</text:p>
          </table:table-cell>
          <table:table-cell office:value-type="float" office:value="0.0171447034218842" calcext:value-type="float">
            <text:p>0,01714</text:p>
          </table:table-cell>
          <table:table-cell office:value-type="float" office:value="17" calcext:value-type="float">
            <text:p>17</text:p>
          </table:table-cell>
          <table:table-cell office:value-type="float" office:value="0.0211624766908758" calcext:value-type="float">
            <text:p>0,0211625</text:p>
          </table:table-cell>
          <table:table-cell office:value-type="float" office:value="166856" calcext:value-type="float">
            <text:p>166856</text:p>
          </table:table-cell>
          <table:table-cell office:value-type="string" calcext:value-type="string">
            <text:p>Jimi Plays Monterey: Original Motion Picture Sound Track</text:p>
          </table:table-cell>
          <table:table-cell office:value-type="string" calcext:value-type="string">
            <text:p>[{'Jimi Hendrix'}]</text:p>
          </table:table-cell>
          <table:table-cell office:value-type="string" calcext:value-type="string">
            <text:p>[{'Blues Rock', 'Acid Rock'}]</text:p>
          </table:table-cell>
          <table:table-cell office:value-type="string" calcext:value-type="string">
            <text:p>[{'Hard Rock', 'Psychedelic Rock'}]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991.399999999997" calcext:value-type="float">
            <text:p>991,4</text:p>
          </table:table-cell>
          <table:table-cell office:value-type="float" office:value="692" calcext:value-type="float">
            <text:p>692</text:p>
          </table:table-cell>
          <table:table-cell office:value-type="float" office:value="0.692692692692693" calcext:value-type="float">
            <text:p>0,692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64931087289433" calcext:value-type="float">
            <text:p>0,7649</text:p>
          </table:table-cell>
          <table:table-cell office:value-type="float" office:value="0.0001520224299115" calcext:value-type="float">
            <text:p>0,000152</text:p>
          </table:table-cell>
          <table:table-cell office:value-type="float" office:value="0.0142696872446818" calcext:value-type="float">
            <text:p>0,01427</text:p>
          </table:table-cell>
          <table:table-cell office:value-type="float" office:value="8" calcext:value-type="float">
            <text:p>8</text:p>
          </table:table-cell>
          <table:table-cell office:value-type="float" office:value="0.0183264530652253" calcext:value-type="float">
            <text:p>0,0183265</text:p>
          </table:table-cell>
          <table:table-cell office:value-type="float" office:value="161020" calcext:value-type="float">
            <text:p>161020</text:p>
          </table:table-cell>
          <table:table-cell office:value-type="string" calcext:value-type="string">
            <text:p>Mosaic</text:p>
          </table:table-cell>
          <table:table-cell office:value-type="string" calcext:value-type="string">
            <text:p>[{'Art Blakey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Post-Bop'}]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1613.49999999999" calcext:value-type="float">
            <text:p>1613,5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3786351481742" calcext:value-type="float">
            <text:p>0,000379</text:p>
          </table:table-cell>
          <table:table-cell office:value-type="float" office:value="0.0400342763893315" calcext:value-type="float">
            <text:p>0,04003</text:p>
          </table:table-cell>
          <table:table-cell office:value-type="float" office:value="13" calcext:value-type="float">
            <text:p>13</text:p>
          </table:table-cell>
          <table:table-cell office:value-type="float" office:value="0.0297674331264066" calcext:value-type="float">
            <text:p>0,0297674</text:p>
          </table:table-cell>
          <table:table-cell office:value-type="float" office:value="152924" calcext:value-type="float">
            <text:p>152924</text:p>
          </table:table-cell>
          <table:table-cell office:value-type="string" calcext:value-type="string">
            <text:p>Bocanada</text:p>
          </table:table-cell>
          <table:table-cell office:value-type="string" calcext:value-type="string">
            <text:p>[{'Gustavo Cerati'}]</text:p>
          </table:table-cell>
          <table:table-cell office:value-type="string" calcext:value-type="string">
            <text:p>[{'Downtempo', 'Art Pop', 'Neo-Psychedelia'}]</text:p>
          </table:table-cell>
          <table:table-cell office:value-type="string" calcext:value-type="string">
            <text:p>[{'Alternative Dance', 'Trip Hop', 'Neo-Psychedelia', 'Alternative Rock', 'Dream Pop'}]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1107.89999999999" calcext:value-type="float">
            <text:p>1107,9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0951376034876369" calcext:value-type="float">
            <text:p>0,000095</text:p>
          </table:table-cell>
          <table:table-cell office:value-type="float" office:value="0.017129553696249" calcext:value-type="float">
            <text:p>0,01713</text:p>
          </table:table-cell>
          <table:table-cell office:value-type="float" office:value="17" calcext:value-type="float">
            <text:p>17</text:p>
          </table:table-cell>
          <table:table-cell office:value-type="float" office:value="0.021088797436772" calcext:value-type="float">
            <text:p>0,0210888</text:p>
          </table:table-cell>
          <table:table-cell office:value-type="float" office:value="167646" calcext:value-type="float">
            <text:p>167646</text:p>
          </table:table-cell>
          <table:table-cell office:value-type="string" calcext:value-type="string">
            <text:p>The Number of the Beast</text:p>
          </table:table-cell>
          <table:table-cell office:value-type="string" calcext:value-type="string">
            <text:p>[{'Iron Maiden'}]</text:p>
          </table:table-cell>
          <table:table-cell office:value-type="string" calcext:value-type="string">
            <text:p>[{'Heavy Metal', 'NWOBH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1077.7" calcext:value-type="float">
            <text:p>1077,7</text:p>
          </table:table-cell>
          <table:table-cell office:value-type="float" office:value="691" calcext:value-type="float">
            <text:p>691</text:p>
          </table:table-cell>
          <table:table-cell office:value-type="float" office:value="0.691691691691692" calcext:value-type="float">
            <text:p>0,69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4345830145371" calcext:value-type="float">
            <text:p>0,7643</text:p>
          </table:table-cell>
          <table:table-cell office:value-type="float" office:value="0.0001215310166545" calcext:value-type="float">
            <text:p>0,000122</text:p>
          </table:table-cell>
          <table:table-cell office:value-type="float" office:value="0.0160259458456063" calcext:value-type="float">
            <text:p>0,01603</text:p>
          </table:table-cell>
          <table:table-cell office:value-type="float" office:value="10" calcext:value-type="float">
            <text:p>10</text:p>
          </table:table-cell>
          <table:table-cell office:value-type="float" office:value="0.0204504325283891" calcext:value-type="float">
            <text:p>0,0204504</text:p>
          </table:table-cell>
          <table:table-cell office:value-type="float" office:value="166946" calcext:value-type="float">
            <text:p>166946</text:p>
          </table:table-cell>
          <table:table-cell office:value-type="string" calcext:value-type="string">
            <text:p>Thanks, Sorry!</text:p>
          </table:table-cell>
          <table:table-cell office:value-type="string" calcext:value-type="string">
            <text:p>[{'Jeff Rosenstock'}]</text:p>
          </table:table-cell>
          <table:table-cell office:value-type="string" calcext:value-type="string">
            <text:p>[{'Pop Punk', 'Power Pop', 'Indie Rock'}]</text:p>
          </table:table-cell>
          <table:table-cell office:value-type="string" calcext:value-type="string">
            <text:p>[{'Punk Rock'}]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687" calcext:value-type="float">
            <text:p>687</text:p>
          </table:table-cell>
          <table:table-cell office:value-type="float" office:value="1523.39999999999" calcext:value-type="float">
            <text:p>1523,4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0280364341820588" calcext:value-type="float">
            <text:p>0,000028</text:p>
          </table:table-cell>
          <table:table-cell office:value-type="float" office:value="0.0475787766526028" calcext:value-type="float">
            <text:p>0,04758</text:p>
          </table:table-cell>
          <table:table-cell office:value-type="float" office:value="7" calcext:value-type="float">
            <text:p>7</text:p>
          </table:table-cell>
          <table:table-cell office:value-type="float" office:value="0.0307684848472456" calcext:value-type="float">
            <text:p>0,0307685</text:p>
          </table:table-cell>
          <table:table-cell office:value-type="float" office:value="169829" calcext:value-type="float">
            <text:p>169829</text:p>
          </table:table-cell>
          <table:table-cell office:value-type="string" calcext:value-type="string">
            <text:p>Irish Tour '74</text:p>
          </table:table-cell>
          <table:table-cell office:value-type="string" calcext:value-type="string">
            <text:p>[{'Rory Gallagher'}]</text:p>
          </table:table-cell>
          <table:table-cell office:value-type="string" calcext:value-type="string">
            <text:p>[{'Blues Rock'}]</text:p>
          </table:table-cell>
          <table:table-cell office:value-type="string" calcext:value-type="string">
            <text:p>[{'Boogie Rock', 'Electric Blues'}]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1511.49999999999" calcext:value-type="float">
            <text:p>1511,5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13913044641167" calcext:value-type="float">
            <text:p>0,001391</text:p>
          </table:table-cell>
          <table:table-cell office:value-type="float" office:value="0.0383192782380611" calcext:value-type="float">
            <text:p>0,03832</text:p>
          </table:table-cell>
          <table:table-cell office:value-type="float" office:value="14" calcext:value-type="float">
            <text:p>14</text:p>
          </table:table-cell>
          <table:table-cell office:value-type="float" office:value="0.0284996004616013" calcext:value-type="float">
            <text:p>0,0284996</text:p>
          </table:table-cell>
          <table:table-cell office:value-type="float" office:value="161506" calcext:value-type="float">
            <text:p>161506</text:p>
          </table:table-cell>
          <table:table-cell office:value-type="string" calcext:value-type="string">
            <text:p>MatthÃ¤us-Passion</text:p>
          </table:table-cell>
          <table:table-cell office:value-type="string" calcext:value-type="string">
            <text:p>[{'Johann Sebastian Bach'}]</text:p>
          </table:table-cell>
          <table:table-cell office:value-type="string" calcext:value-type="string">
            <text:p>[{'Oratorio', 'Christian Liturgical Music', 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float" office:value="1102.19999999999" calcext:value-type="float">
            <text:p>1102,2</text:p>
          </table:table-cell>
          <table:table-cell office:value-type="float" office:value="690" calcext:value-type="float">
            <text:p>690</text:p>
          </table:table-cell>
          <table:table-cell office:value-type="float" office:value="0.690690690690691" calcext:value-type="float">
            <text:p>0,690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63761467889908" calcext:value-type="float">
            <text:p>0,7638</text:p>
          </table:table-cell>
          <table:table-cell office:value-type="float" office:value="0.0003760798683978" calcext:value-type="float">
            <text:p>0,000376</text:p>
          </table:table-cell>
          <table:table-cell office:value-type="float" office:value="0.0169930004393165" calcext:value-type="float">
            <text:p>0,01699</text:p>
          </table:table-cell>
          <table:table-cell office:value-type="float" office:value="17" calcext:value-type="float">
            <text:p>17</text:p>
          </table:table-cell>
          <table:table-cell office:value-type="float" office:value="0.0207454783617109" calcext:value-type="float">
            <text:p>0,0207455</text:p>
          </table:table-cell>
          <table:table-cell office:value-type="float" office:value="167693" calcext:value-type="float">
            <text:p>16769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[{'Iron Maiden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713.19999999999" calcext:value-type="float">
            <text:p>1713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5.1" calcext:value-type="float">
            <text:p>65,1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11614041117492" calcext:value-type="float">
            <text:p>0,001161</text:p>
          </table:table-cell>
          <table:table-cell office:value-type="float" office:value="0.0525194131302154" calcext:value-type="float">
            <text:p>0,05252</text:p>
          </table:table-cell>
          <table:table-cell office:value-type="float" office:value="18" calcext:value-type="float">
            <text:p>18</text:p>
          </table:table-cell>
          <table:table-cell office:value-type="float" office:value="0.0306923367244615" calcext:value-type="float">
            <text:p>0,0306923</text:p>
          </table:table-cell>
          <table:table-cell office:value-type="float" office:value="155606" calcext:value-type="float">
            <text:p>155606</text:p>
          </table:table-cell>
          <table:table-cell office:value-type="string" calcext:value-type="string">
            <text:p>Get Up With It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-Funk', 'Jazz Fusion', 'Avant-Garde Jazz'}]</text:p>
          </table:table-cell>
          <table:table-cell office:value-type="string" calcext:value-type="string">
            <text:p>[{'Jazz-Rock', 'Krautrock', 'Ambient', 'Avant-Garde Jazz'}]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511.69999999999" calcext:value-type="float">
            <text:p>1511,7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3236369301833" calcext:value-type="float">
            <text:p>0,000324</text:p>
          </table:table-cell>
          <table:table-cell office:value-type="float" office:value="0.0384510040940983" calcext:value-type="float">
            <text:p>0,03845</text:p>
          </table:table-cell>
          <table:table-cell office:value-type="float" office:value="13" calcext:value-type="float">
            <text:p>13</text:p>
          </table:table-cell>
          <table:table-cell office:value-type="float" office:value="0.0287558018858984" calcext:value-type="float">
            <text:p>0,0287558</text:p>
          </table:table-cell>
          <table:table-cell office:value-type="float" office:value="154857" calcext:value-type="float">
            <text:p>154857</text:p>
          </table:table-cell>
          <table:table-cell office:value-type="string" calcext:value-type="string">
            <text:p>å®‡å®™ æ—¥æœ¬ ä¸–ç”°è°· (Uchu Nippon Setagaya)</text:p>
          </table:table-cell>
          <table:table-cell office:value-type="string" calcext:value-type="string">
            <text:p>[{'Fishmans'}]</text:p>
          </table:table-cell>
          <table:table-cell office:value-type="string" calcext:value-type="string">
            <text:p>[{'Downtempo', 'Dream Pop', 'Ambient Pop'}]</text:p>
          </table:table-cell>
          <table:table-cell office:value-type="string" calcext:value-type="string">
            <text:p>[{'Trip Hop', 'Neo-Psychedelia', 'Dub'}]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955.199999999996" calcext:value-type="float">
            <text:p>955,2</text:p>
          </table:table-cell>
          <table:table-cell office:value-type="float" office:value="689" calcext:value-type="float">
            <text:p>689</text:p>
          </table:table-cell>
          <table:table-cell office:value-type="float" office:value="0.68968968968969" calcext:value-type="float">
            <text:p>0,689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63177998472116" calcext:value-type="float">
            <text:p>0,7632</text:p>
          </table:table-cell>
          <table:table-cell office:value-type="float" office:value="0.0002470740613693" calcext:value-type="float">
            <text:p>0,000247</text:p>
          </table:table-cell>
          <table:table-cell office:value-type="float" office:value="0.0137882532278704" calcext:value-type="float">
            <text:p>0,01379</text:p>
          </table:table-cell>
          <table:table-cell office:value-type="float" office:value="17" calcext:value-type="float">
            <text:p>17</text:p>
          </table:table-cell>
          <table:table-cell office:value-type="float" office:value="0.0188007518339793" calcext:value-type="float">
            <text:p>0,0188008</text:p>
          </table:table-cell>
          <table:table-cell office:value-type="float" office:value="165443" calcext:value-type="float">
            <text:p>165443</text:p>
          </table:table-cell>
          <table:table-cell office:value-type="string" calcext:value-type="string">
            <text:p>Sign "â˜®ï¸Ž" the Times</text:p>
          </table:table-cell>
          <table:table-cell office:value-type="string" calcext:value-type="string">
            <text:p>[{'Prince'}]</text:p>
          </table:table-cell>
          <table:table-cell office:value-type="string" calcext:value-type="string">
            <text:p>[{'Contemporary R&amp;B'}]</text:p>
          </table:table-cell>
          <table:table-cell office:value-type="string" calcext:value-type="string">
            <text:p>[{'Soul', 'Funk', 'Synth Funk', 'Minneapolis Sound'}]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1557.49999999999" calcext:value-type="float">
            <text:p>1557,5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206953780768" calcext:value-type="float">
            <text:p>0,000207</text:p>
          </table:table-cell>
          <table:table-cell office:value-type="float" office:value="0.048540371850088" calcext:value-type="float">
            <text:p>0,04854</text:p>
          </table:table-cell>
          <table:table-cell office:value-type="float" office:value="4" calcext:value-type="float">
            <text:p>4</text:p>
          </table:table-cell>
          <table:table-cell office:value-type="float" office:value="0.0306207354058754" calcext:value-type="float">
            <text:p>0,0306207</text:p>
          </table:table-cell>
          <table:table-cell office:value-type="float" office:value="162702" calcext:value-type="float">
            <text:p>162702</text:p>
          </table:table-cell>
          <table:table-cell office:value-type="string" calcext:value-type="string">
            <text:p>Can't Buy a Thrill</text:p>
          </table:table-cell>
          <table:table-cell office:value-type="string" calcext:value-type="string">
            <text:p>[{'Steely Dan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Soft Rock', 'Jazz-Rock', 'Progressive Pop', 'Piano Rock'}]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1428.09999999999" calcext:value-type="float">
            <text:p>1428,1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07950769741" calcext:value-type="float">
            <text:p>0,000321</text:p>
          </table:table-cell>
          <table:table-cell office:value-type="float" office:value="0.0265687439879883" calcext:value-type="float">
            <text:p>0,02657</text:p>
          </table:table-cell>
          <table:table-cell office:value-type="float" office:value="10" calcext:value-type="float">
            <text:p>10</text:p>
          </table:table-cell>
          <table:table-cell office:value-type="float" office:value="0.0259622588555486" calcext:value-type="float">
            <text:p>0,0259623</text:p>
          </table:table-cell>
          <table:table-cell office:value-type="float" office:value="165260" calcext:value-type="float">
            <text:p>165260</text:p>
          </table:table-cell>
          <table:table-cell office:value-type="string" calcext:value-type="string">
            <text:p>Spinetta y las bandas eternas</text:p>
          </table:table-cell>
          <table:table-cell office:value-type="string" calcext:value-type="string">
            <text:p>[{'Luis Alberto Spinetta'}]</text:p>
          </table:table-cell>
          <table:table-cell office:value-type="string" calcext:value-type="string">
            <text:p>[{'Jazz-Rock', 'Singer-Songwriter', 'Art Rock'}]</text:p>
          </table:table-cell>
          <table:table-cell office:value-type="string" calcext:value-type="string">
            <text:p>[{'Blues Rock', 'Psychedelic Rock', 'Progressive Rock', 'Pop Rock'}]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670" calcext:value-type="float">
            <text:p>670</text:p>
          </table:table-cell>
          <table:table-cell office:value-type="float" office:value="916.999999999997" calcext:value-type="float">
            <text:p>917,0</text:p>
          </table:table-cell>
          <table:table-cell office:value-type="float" office:value="688" calcext:value-type="float">
            <text:p>688</text:p>
          </table:table-cell>
          <table:table-cell office:value-type="float" office:value="0.688688688688689" calcext:value-type="float">
            <text:p>0,688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62595419847328" calcext:value-type="float">
            <text:p>0,7626</text:p>
          </table:table-cell>
          <table:table-cell office:value-type="float" office:value="0.000329153468766" calcext:value-type="float">
            <text:p>0,000329</text:p>
          </table:table-cell>
          <table:table-cell office:value-type="float" office:value="0.0130723501133386" calcext:value-type="float">
            <text:p>0,01307</text:p>
          </table:table-cell>
          <table:table-cell office:value-type="float" office:value="17" calcext:value-type="float">
            <text:p>17</text:p>
          </table:table-cell>
          <table:table-cell office:value-type="float" office:value="0.0180905959160395" calcext:value-type="float">
            <text:p>0,0180906</text:p>
          </table:table-cell>
          <table:table-cell office:value-type="float" office:value="164732" calcext:value-type="float">
            <text:p>164732</text:p>
          </table:table-cell>
          <table:table-cell office:value-type="string" calcext:value-type="string">
            <text:p>Ride on Time</text:p>
          </table:table-cell>
          <table:table-cell office:value-type="string" calcext:value-type="string">
            <text:p>[{'Tatsuro Yamashita'}]</text:p>
          </table:table-cell>
          <table:table-cell office:value-type="string" calcext:value-type="string">
            <text:p>[{'City Pop'}]</text:p>
          </table:table-cell>
          <table:table-cell office:value-type="string" calcext:value-type="string">
            <text:p>[{'Synth Funk', 'Boogie'}]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1234.39999999999" calcext:value-type="float">
            <text:p>1234,4</text:p>
          </table:table-cell>
          <table:table-cell office:value-type="float" office:value="687" calcext:value-type="float">
            <text:p>687</text:p>
          </table:table-cell>
          <table:table-cell office:value-type="float" office:value="0.687687687687688" calcext:value-type="float">
            <text:p>0,687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2013729977117" calcext:value-type="float">
            <text:p>0,7620</text:p>
          </table:table-cell>
          <table:table-cell office:value-type="float" office:value="0.0011467713538521" calcext:value-type="float">
            <text:p>0,001147</text:p>
          </table:table-cell>
          <table:table-cell office:value-type="float" office:value="0.0194831118338305" calcext:value-type="float">
            <text:p>0,01948</text:p>
          </table:table-cell>
          <table:table-cell office:value-type="float" office:value="16" calcext:value-type="float">
            <text:p>16</text:p>
          </table:table-cell>
          <table:table-cell office:value-type="float" office:value="0.0219120661877724" calcext:value-type="float">
            <text:p>0,0219121</text:p>
          </table:table-cell>
          <table:table-cell office:value-type="float" office:value="157330" calcext:value-type="float">
            <text:p>157330</text:p>
          </table:table-cell>
          <table:table-cell office:value-type="string" calcext:value-type="string">
            <text:p>The Olatunji Concert: The Last Live Recording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Free Jazz'}]</text:p>
          </table:table-cell>
          <table:table-cell office:value-type="string" calcext:value-type="string">
            <text:p>[{'Spiritual Jazz'}]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616" calcext:value-type="float">
            <text:p>616</text:p>
          </table:table-cell>
          <table:table-cell office:value-type="float" office:value="1465.39999999999" calcext:value-type="float">
            <text:p>1465,4</text:p>
          </table:table-cell>
          <table:table-cell office:value-type="float" office:value="686" calcext:value-type="float">
            <text:p>686</text:p>
          </table:table-cell>
          <table:table-cell office:value-type="float" office:value="0.686686686686687" calcext:value-type="float">
            <text:p>0,686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61432926829268" calcext:value-type="float">
            <text:p>0,7614</text:p>
          </table:table-cell>
          <table:table-cell office:value-type="float" office:value="0.0001751807474363" calcext:value-type="float">
            <text:p>0,000175</text:p>
          </table:table-cell>
          <table:table-cell office:value-type="float" office:value="0.0462571373024036" calcext:value-type="float">
            <text:p>0,04626</text:p>
          </table:table-cell>
          <table:table-cell office:value-type="float" office:value="7" calcext:value-type="float">
            <text:p>7</text:p>
          </table:table-cell>
          <table:table-cell office:value-type="float" office:value="0.0291695007509933" calcext:value-type="float">
            <text:p>0,0291695</text:p>
          </table:table-cell>
          <table:table-cell office:value-type="float" office:value="155210" calcext:value-type="float">
            <text:p>155210</text:p>
          </table:table-cell>
          <table:table-cell office:value-type="string" calcext:value-type="string">
            <text:p>King Tubbys Meets Rockers Uptown</text:p>
          </table:table-cell>
          <table:table-cell office:value-type="string" calcext:value-type="string">
            <text:p>[{'Augustus Pablo'}]</text:p>
          </table:table-cell>
          <table:table-cell office:value-type="string" calcext:value-type="string">
            <text:p>[{'Dub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779.69999999999" calcext:value-type="float">
            <text:p>1779,7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11546282421365" calcext:value-type="float">
            <text:p>0,001155</text:p>
          </table:table-cell>
          <table:table-cell office:value-type="float" office:value="0.0541211425210904" calcext:value-type="float">
            <text:p>0,05412</text:p>
          </table:table-cell>
          <table:table-cell office:value-type="float" office:value="4" calcext:value-type="float">
            <text:p>4</text:p>
          </table:table-cell>
          <table:table-cell office:value-type="float" office:value="0.0335039807267876" calcext:value-type="float">
            <text:p>0,0335040</text:p>
          </table:table-cell>
          <table:table-cell office:value-type="float" office:value="162999" calcext:value-type="float">
            <text:p>162999</text:p>
          </table:table-cell>
          <table:table-cell office:value-type="string" calcext:value-type="string">
            <text:p>Hunky Dory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Glam Rock', 'Pop Rock', 'Art Rock'}]</text:p>
          </table:table-cell>
          <table:table-cell office:value-type="string" calcext:value-type="string">
            <text:p>[{'Art Pop', 'Singer-Songwriter', 'Piano Rock', 'Baroque Pop'}]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1657.29999999999" calcext:value-type="float">
            <text:p>1657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9370314424867" calcext:value-type="float">
            <text:p>0,000937</text:p>
          </table:table-cell>
          <table:table-cell office:value-type="float" office:value="0.0514122555794" calcext:value-type="float">
            <text:p>0,05141</text:p>
          </table:table-cell>
          <table:table-cell office:value-type="float" office:value="18" calcext:value-type="float">
            <text:p>18</text:p>
          </table:table-cell>
          <table:table-cell office:value-type="float" office:value="0.0303031235872686" calcext:value-type="float">
            <text:p>0,0303031</text:p>
          </table:table-cell>
          <table:table-cell office:value-type="float" office:value="153158" calcext:value-type="float">
            <text:p>153158</text:p>
          </table:table-cell>
          <table:table-cell office:value-type="string" calcext:value-type="string">
            <text:p>Dark Magus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-Funk', 'Jazz Fusion'}]</text:p>
          </table:table-cell>
          <table:table-cell office:value-type="string" calcext:value-type="string">
            <text:p>[{'Jazz-Rock', 'Avant-Garde Jazz', 'Psychedelic Rock', 'Experimental Rock', 'Acid Rock'}]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933" calcext:value-type="float">
            <text:p>933</text:p>
          </table:table-cell>
          <table:table-cell office:value-type="float" office:value="1434.29999999999" calcext:value-type="float">
            <text:p>1434,3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0336007350035406" calcext:value-type="float">
            <text:p>0,000034</text:p>
          </table:table-cell>
          <table:table-cell office:value-type="float" office:value="0.0455676445057643" calcext:value-type="float">
            <text:p>0,04557</text:p>
          </table:table-cell>
          <table:table-cell office:value-type="float" office:value="7" calcext:value-type="float">
            <text:p>7</text:p>
          </table:table-cell>
          <table:table-cell office:value-type="float" office:value="0.0293374302916207" calcext:value-type="float">
            <text:p>0,0293374</text:p>
          </table:table-cell>
          <table:table-cell office:value-type="float" office:value="165362" calcext:value-type="float">
            <text:p>165362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[{'Donny Hathaway'}]</text:p>
          </table:table-cell>
          <table:table-cell office:value-type="string" calcext:value-type="string">
            <text:p>[{'Chicago Soul', 'Deep Soul'}]</text:p>
          </table:table-cell>
          <table:table-cell office:value-type="string" calcext:value-type="string">
            <text:p>[{'Soul Jazz', 'Funk'}]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1110" calcext:value-type="float">
            <text:p>1110,0</text:p>
          </table:table-cell>
          <table:table-cell office:value-type="float" office:value="685" calcext:value-type="float">
            <text:p>685</text:p>
          </table:table-cell>
          <table:table-cell office:value-type="float" office:value="0.685685685685686" calcext:value-type="float">
            <text:p>0,685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0853008377761" calcext:value-type="float">
            <text:p>0,7609</text:p>
          </table:table-cell>
          <table:table-cell office:value-type="float" office:value="0.0004462378209873" calcext:value-type="float">
            <text:p>0,000446</text:p>
          </table:table-cell>
          <table:table-cell office:value-type="float" office:value="0.0194623828617224" calcext:value-type="float">
            <text:p>0,01946</text:p>
          </table:table-cell>
          <table:table-cell office:value-type="float" office:value="8" calcext:value-type="float">
            <text:p>8</text:p>
          </table:table-cell>
          <table:table-cell office:value-type="float" office:value="0.0208646087601374" calcext:value-type="float">
            <text:p>0,0208646</text:p>
          </table:table-cell>
          <table:table-cell office:value-type="float" office:value="160440" calcext:value-type="float">
            <text:p>160440</text:p>
          </table:table-cell>
          <table:table-cell office:value-type="string" calcext:value-type="string">
            <text:p>Led Zeppelin II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Blues Rock', 'Hard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1548.89999999999" calcext:value-type="float">
            <text:p>1548,9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1987625568119" calcext:value-type="float">
            <text:p>0,000199</text:p>
          </table:table-cell>
          <table:table-cell office:value-type="float" office:value="0.0389041374183648" calcext:value-type="float">
            <text:p>0,03890</text:p>
          </table:table-cell>
          <table:table-cell office:value-type="float" office:value="5" calcext:value-type="float">
            <text:p>5</text:p>
          </table:table-cell>
          <table:table-cell office:value-type="float" office:value="0.0305244965810983" calcext:value-type="float">
            <text:p>0,0305245</text:p>
          </table:table-cell>
          <table:table-cell office:value-type="float" office:value="159717" calcext:value-type="float">
            <text:p>159717</text:p>
          </table:table-cell>
          <table:table-cell office:value-type="string" calcext:value-type="string">
            <text:p>Keep It Like a Secret</text:p>
          </table:table-cell>
          <table:table-cell office:value-type="string" calcext:value-type="string">
            <text:p>[{'Built to Spill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Noise Pop', 'Neo-Psychedelia', 'Power Pop'}]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office:value-type="float" office:value="1225.69999999999" calcext:value-type="float">
            <text:p>1225,7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2536493295789" calcext:value-type="float">
            <text:p>0,000254</text:p>
          </table:table-cell>
          <table:table-cell office:value-type="float" office:value="0.0204679361116109" calcext:value-type="float">
            <text:p>0,02047</text:p>
          </table:table-cell>
          <table:table-cell office:value-type="float" office:value="10" calcext:value-type="float">
            <text:p>10</text:p>
          </table:table-cell>
          <table:table-cell office:value-type="float" office:value="0.0217747911225022" calcext:value-type="float">
            <text:p>0,0217748</text:p>
          </table:table-cell>
          <table:table-cell office:value-type="float" office:value="159059" calcext:value-type="float">
            <text:p>15905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[{'Joanna Newsom'}]</text:p>
          </table:table-cell>
          <table:table-cell office:value-type="string" calcext:value-type="string">
            <text:p>[{'Chamber Folk', 'Singer-Songwriter'}]</text:p>
          </table:table-cell>
          <table:table-cell office:value-type="string" calcext:value-type="string">
            <text:p>[{'Progressive Folk', 'Baroque Pop'}]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1215.8" calcext:value-type="float">
            <text:p>1215,8</text:p>
          </table:table-cell>
          <table:table-cell office:value-type="float" office:value="684" calcext:value-type="float">
            <text:p>684</text:p>
          </table:table-cell>
          <table:table-cell office:value-type="float" office:value="0.684684684684685" calcext:value-type="float">
            <text:p>0,684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6027397260274" calcext:value-type="float">
            <text:p>0,7603</text:p>
          </table:table-cell>
          <table:table-cell office:value-type="float" office:value="0.000595117495585" calcext:value-type="float">
            <text:p>0,000595</text:p>
          </table:table-cell>
          <table:table-cell office:value-type="float" office:value="0.0195720436172498" calcext:value-type="float">
            <text:p>0,01957</text:p>
          </table:table-cell>
          <table:table-cell office:value-type="float" office:value="16" calcext:value-type="float">
            <text:p>16</text:p>
          </table:table-cell>
          <table:table-cell office:value-type="float" office:value="0.0228426308185695" calcext:value-type="float">
            <text:p>0,0228426</text:p>
          </table:table-cell>
          <table:table-cell office:value-type="float" office:value="159681" calcext:value-type="float">
            <text:p>159681</text:p>
          </table:table-cell>
          <table:table-cell office:value-type="string" calcext:value-type="string">
            <text:p>Stankonia</text:p>
          </table:table-cell>
          <table:table-cell office:value-type="string" calcext:value-type="string">
            <text:p>[{'OutKast'}]</text:p>
          </table:table-cell>
          <table:table-cell office:value-type="string" calcext:value-type="string">
            <text:p>[{'Southern Hip Hop'}]</text:p>
          </table:table-cell>
          <table:table-cell office:value-type="string" calcext:value-type="string">
            <text:p>[{'Conscious Hip Hop', 'Experimental Hip Hop', 'Dirty South', 'Funk', 'Pop Rap'}]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1639.69999999999" calcext:value-type="float">
            <text:p>1639,7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8768621661073" calcext:value-type="float">
            <text:p>0,000877</text:p>
          </table:table-cell>
          <table:table-cell office:value-type="float" office:value="0.048562292952269" calcext:value-type="float">
            <text:p>0,04856</text:p>
          </table:table-cell>
          <table:table-cell office:value-type="float" office:value="18" calcext:value-type="float">
            <text:p>18</text:p>
          </table:table-cell>
          <table:table-cell office:value-type="float" office:value="0.0309665063303452" calcext:value-type="float">
            <text:p>0,0309665</text:p>
          </table:table-cell>
          <table:table-cell office:value-type="float" office:value="161774" calcext:value-type="float">
            <text:p>161774</text:p>
          </table:table-cell>
          <table:table-cell office:value-type="string" calcext:value-type="string">
            <text:p>Sun Ship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Free Jazz'}]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1637.49999999999" calcext:value-type="float">
            <text:p>1637,5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9038955932743" calcext:value-type="float">
            <text:p>0,000904</text:p>
          </table:table-cell>
          <table:table-cell office:value-type="float" office:value="0.0512428244515115" calcext:value-type="float">
            <text:p>0,05124</text:p>
          </table:table-cell>
          <table:table-cell office:value-type="float" office:value="0" calcext:value-type="float">
            <text:p>0</text:p>
          </table:table-cell>
          <table:table-cell office:value-type="float" office:value="0.0318163231726266" calcext:value-type="float">
            <text:p>0,0318163</text:p>
          </table:table-cell>
          <table:table-cell office:value-type="float" office:value="163275" calcext:value-type="float">
            <text:p>163275</text:p>
          </table:table-cell>
          <table:table-cell office:value-type="string" calcext:value-type="string">
            <text:p>The Inner Mounting Flame</text:p>
          </table:table-cell>
          <table:table-cell office:value-type="string" calcext:value-type="string">
            <text:p>[{'John McLaughlin', 'The Mahavishnu Orchestra'}]</text:p>
          </table:table-cell>
          <table:table-cell office:value-type="string" calcext:value-type="string">
            <text:p>[{'Jazz-Rock', 'Jazz Fusion'}]</text:p>
          </table:table-cell>
          <table:table-cell office:value-type="string" calcext:value-type="string">
            <text:p>[{'Progressive Rock'}]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826" calcext:value-type="float">
            <text:p>826</text:p>
          </table:table-cell>
          <table:table-cell office:value-type="float" office:value="1035.79999999999" calcext:value-type="float">
            <text:p>1035,8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4647345440041" calcext:value-type="float">
            <text:p>0,000465</text:p>
          </table:table-cell>
          <table:table-cell office:value-type="float" office:value="0.0148331071857366" calcext:value-type="float">
            <text:p>0,01483</text:p>
          </table:table-cell>
          <table:table-cell office:value-type="float" office:value="8" calcext:value-type="float">
            <text:p>8</text:p>
          </table:table-cell>
          <table:table-cell office:value-type="float" office:value="0.0185249478202065" calcext:value-type="float">
            <text:p>0,0185249</text:p>
          </table:table-cell>
          <table:table-cell office:value-type="float" office:value="160703" calcext:value-type="float">
            <text:p>160703</text:p>
          </table:table-cell>
          <table:table-cell office:value-type="string" calcext:value-type="string">
            <text:p>Coltrane "Live" at the Village Vanguard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Hard Bop', 'Modal Jazz'}]</text:p>
          </table:table-cell>
          <table:table-cell office:value-type="string" calcext:value-type="string">
            <text:p>[{'Spiritual Jazz', 'Post-Bop'}]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876.899999999998" calcext:value-type="float">
            <text:p>876,9</text:p>
          </table:table-cell>
          <table:table-cell office:value-type="float" office:value="683" calcext:value-type="float">
            <text:p>683</text:p>
          </table:table-cell>
          <table:table-cell office:value-type="float" office:value="0.683683683683684" calcext:value-type="float">
            <text:p>0,683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59695817490494" calcext:value-type="float">
            <text:p>0,7597</text:p>
          </table:table-cell>
          <table:table-cell office:value-type="float" office:value="0.0001509047935233" calcext:value-type="float">
            <text:p>0,000151</text:p>
          </table:table-cell>
          <table:table-cell office:value-type="float" office:value="0.0130602980959788" calcext:value-type="float">
            <text:p>0,01306</text:p>
          </table:table-cell>
          <table:table-cell office:value-type="float" office:value="8" calcext:value-type="float">
            <text:p>8</text:p>
          </table:table-cell>
          <table:table-cell office:value-type="float" office:value="0.0179072337090747" calcext:value-type="float">
            <text:p>0,0179072</text:p>
          </table:table-cell>
          <table:table-cell office:value-type="float" office:value="162651" calcext:value-type="float">
            <text:p>162651</text:p>
          </table:table-cell>
          <table:table-cell office:value-type="string" calcext:value-type="string">
            <text:p>Pastel Blues</text:p>
          </table:table-cell>
          <table:table-cell office:value-type="string" calcext:value-type="string">
            <text:p>[{'Nina Simone'}]</text:p>
          </table:table-cell>
          <table:table-cell office:value-type="string" calcext:value-type="string">
            <text:p>[{'Soul', 'Vocal Jazz', 'Rhythm &amp; Blues'}]</text:p>
          </table:table-cell>
          <table:table-cell office:value-type="string" calcext:value-type="string">
            <text:p>[{'Blues', 'Piano Blues'}]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1910.49999999999" calcext:value-type="float">
            <text:p>1910,5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5.8" calcext:value-type="float">
            <text:p>65,8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05768627679115" calcext:value-type="float">
            <text:p>0,000577</text:p>
          </table:table-cell>
          <table:table-cell office:value-type="float" office:value="0.0587200089858548" calcext:value-type="float">
            <text:p>0,05872</text:p>
          </table:table-cell>
          <table:table-cell office:value-type="float" office:value="3" calcext:value-type="float">
            <text:p>3</text:p>
          </table:table-cell>
          <table:table-cell office:value-type="float" office:value="0.0357473696204393" calcext:value-type="float">
            <text:p>0,0357474</text:p>
          </table:table-cell>
          <table:table-cell office:value-type="float" office:value="161546" calcext:value-type="float">
            <text:p>161546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[{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1773.99999999999" calcext:value-type="float">
            <text:p>1774,0</text:p>
          </table:table-cell>
          <table:table-cell office:value-type="float" office:value="682" calcext:value-type="float">
            <text:p>682</text:p>
          </table:table-cell>
          <table:table-cell office:value-type="float" office:value="0.682682682682683" calcext:value-type="float">
            <text:p>0,682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59118541033435" calcext:value-type="float">
            <text:p>0,7591</text:p>
          </table:table-cell>
          <table:table-cell office:value-type="float" office:value="0.0013123033330114" calcext:value-type="float">
            <text:p>0,001312</text:p>
          </table:table-cell>
          <table:table-cell office:value-type="float" office:value="0.0535211849567557" calcext:value-type="float">
            <text:p>0,05352</text:p>
          </table:table-cell>
          <table:table-cell office:value-type="float" office:value="3" calcext:value-type="float">
            <text:p>3</text:p>
          </table:table-cell>
          <table:table-cell office:value-type="float" office:value="0.0331925029429181" calcext:value-type="float">
            <text:p>0,0331925</text:p>
          </table:table-cell>
          <table:table-cell office:value-type="float" office:value="159033" calcext:value-type="float">
            <text:p>159033</text:p>
          </table:table-cell>
          <table:table-cell office:value-type="string" calcext:value-type="string">
            <text:p>Live at The Old Quarter, Houston, Texas</text:p>
          </table:table-cell>
          <table:table-cell office:value-type="string" calcext:value-type="string">
            <text:p>[{'Townes Van Zandt'}]</text:p>
          </table:table-cell>
          <table:table-cell office:value-type="string" calcext:value-type="string">
            <text:p>[{'Contemporary Folk', 'Country', 'Singer-Songwriter'}]</text:p>
          </table:table-cell>
          <table:table-cell office:value-type="string" calcext:value-type="string">
            <text:p>[{'Acoustic Blues'}]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838.99999999998" calcext:value-type="float">
            <text:p>1839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01636573112859" calcext:value-type="float">
            <text:p>0,000164</text:p>
          </table:table-cell>
          <table:table-cell office:value-type="float" office:value="0.0557401138510766" calcext:value-type="float">
            <text:p>0,05574</text:p>
          </table:table-cell>
          <table:table-cell office:value-type="float" office:value="3" calcext:value-type="float">
            <text:p>3</text:p>
          </table:table-cell>
          <table:table-cell office:value-type="float" office:value="0.0355238740672596" calcext:value-type="float">
            <text:p>0,0355239</text:p>
          </table:table-cell>
          <table:table-cell office:value-type="float" office:value="165061" calcext:value-type="float">
            <text:p>165061</text:p>
          </table:table-cell>
          <table:table-cell office:value-type="string" calcext:value-type="string">
            <text:p>All Things Must Pass</text:p>
          </table:table-cell>
          <table:table-cell office:value-type="string" calcext:value-type="string">
            <text:p>[{'George Harrison'}]</text:p>
          </table:table-cell>
          <table:table-cell office:value-type="string" calcext:value-type="string">
            <text:p>[{'Pop Rock', 'Singer-Songwriter', 'Folk Rock'}]</text:p>
          </table:table-cell>
          <table:table-cell office:value-type="string" calcext:value-type="string">
            <text:p>[{'Jam Band', 'Psychedelic Pop', 'Folk Rock'}]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97.99999999999" calcext:value-type="float">
            <text:p>1498,0</text:p>
          </table:table-cell>
          <table:table-cell office:value-type="float" office:value="681" calcext:value-type="float">
            <text:p>681</text:p>
          </table:table-cell>
          <table:table-cell office:value-type="float" office:value="0.681681681681682" calcext:value-type="float">
            <text:p>0,681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8542141230068" calcext:value-type="float">
            <text:p>0,7585</text:p>
          </table:table-cell>
          <table:table-cell office:value-type="float" office:value="0.0012207264044271" calcext:value-type="float">
            <text:p>0,001221</text:p>
          </table:table-cell>
          <table:table-cell office:value-type="float" office:value="0.026570668600017" calcext:value-type="float">
            <text:p>0,02657</text:p>
          </table:table-cell>
          <table:table-cell office:value-type="float" office:value="16" calcext:value-type="float">
            <text:p>16</text:p>
          </table:table-cell>
          <table:table-cell office:value-type="float" office:value="0.0269932313800005" calcext:value-type="float">
            <text:p>0,0269932</text:p>
          </table:table-cell>
          <table:table-cell office:value-type="float" office:value="154379" calcext:value-type="float">
            <text:p>154379</text:p>
          </table:table-cell>
          <table:table-cell office:value-type="string" calcext:value-type="string">
            <text:p>In Rainbows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Alternative Rock', 'Art Rock'}]</text:p>
          </table:table-cell>
          <table:table-cell office:value-type="string" calcext:value-type="string">
            <text:p>[{'Art Pop', 'Dream Pop', 'Electronic'}]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491.49999999999" calcext:value-type="float">
            <text:p>1491,5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626667638469" calcext:value-type="float">
            <text:p>0,000627</text:p>
          </table:table-cell>
          <table:table-cell office:value-type="float" office:value="0.0472245890990711" calcext:value-type="float">
            <text:p>0,04722</text:p>
          </table:table-cell>
          <table:table-cell office:value-type="float" office:value="7" calcext:value-type="float">
            <text:p>7</text:p>
          </table:table-cell>
          <table:table-cell office:value-type="float" office:value="0.0295160322127195" calcext:value-type="float">
            <text:p>0,0295160</text:p>
          </table:table-cell>
          <table:table-cell office:value-type="float" office:value="154421" calcext:value-type="float">
            <text:p>154421</text:p>
          </table:table-cell>
          <table:table-cell office:value-type="string" calcext:value-type="string">
            <text:p>Future Days</text:p>
          </table:table-cell>
          <table:table-cell office:value-type="string" calcext:value-type="string">
            <text:p>[{'Can'}]</text:p>
          </table:table-cell>
          <table:table-cell office:value-type="string" calcext:value-type="string">
            <text:p>[{'Krautrock'}]</text:p>
          </table:table-cell>
          <table:table-cell office:value-type="string" calcext:value-type="string">
            <text:p>[{'Psychedelic Rock', 'Ambient'}]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1417.89999999999" calcext:value-type="float">
            <text:p>1417,9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047762238811003" calcext:value-type="float">
            <text:p>0,000048</text:p>
          </table:table-cell>
          <table:table-cell office:value-type="float" office:value="0.0366259150506961" calcext:value-type="float">
            <text:p>0,03663</text:p>
          </table:table-cell>
          <table:table-cell office:value-type="float" office:value="14" calcext:value-type="float">
            <text:p>14</text:p>
          </table:table-cell>
          <table:table-cell office:value-type="float" office:value="0.0290741049757432" calcext:value-type="float">
            <text:p>0,0290741</text:p>
          </table:table-cell>
          <table:table-cell office:value-type="float" office:value="158964" calcext:value-type="float">
            <text:p>158964</text:p>
          </table:table-cell>
          <table:table-cell office:value-type="string" calcext:value-type="string">
            <text:p>If You're Feeling Sinister</text:p>
          </table:table-cell>
          <table:table-cell office:value-type="string" calcext:value-type="string">
            <text:p>[{'Belle and Sebastian'}]</text:p>
          </table:table-cell>
          <table:table-cell office:value-type="string" calcext:value-type="string">
            <text:p>[{'Twee Pop', 'Chamber Pop'}]</text:p>
          </table:table-cell>
          <table:table-cell office:value-type="string" calcext:value-type="string">
            <text:p>[{'Chamber Folk', 'Neo-Acoustic'}]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1058.19999999999" calcext:value-type="float">
            <text:p>1058,2</text:p>
          </table:table-cell>
          <table:table-cell office:value-type="float" office:value="680" calcext:value-type="float">
            <text:p>680</text:p>
          </table:table-cell>
          <table:table-cell office:value-type="float" office:value="0.680680680680681" calcext:value-type="float">
            <text:p>0,680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57966616084977" calcext:value-type="float">
            <text:p>0,7580</text:p>
          </table:table-cell>
          <table:table-cell office:value-type="float" office:value="0.0001968902770505" calcext:value-type="float">
            <text:p>0,000197</text:p>
          </table:table-cell>
          <table:table-cell office:value-type="float" office:value="0.015532259258358" calcext:value-type="float">
            <text:p>0,01553</text:p>
          </table:table-cell>
          <table:table-cell office:value-type="float" office:value="10" calcext:value-type="float">
            <text:p>10</text:p>
          </table:table-cell>
          <table:table-cell office:value-type="float" office:value="0.0200481086445426" calcext:value-type="float">
            <text:p>0,0200481</text:p>
          </table:table-cell>
          <table:table-cell office:value-type="float" office:value="157851" calcext:value-type="float">
            <text:p>157851</text:p>
          </table:table-cell>
          <table:table-cell office:value-type="string" calcext:value-type="string">
            <text:p>Magdalene</text:p>
          </table:table-cell>
          <table:table-cell office:value-type="string" calcext:value-type="string">
            <text:p>[{'FKA twigs'}]</text:p>
          </table:table-cell>
          <table:table-cell office:value-type="string" calcext:value-type="string">
            <text:p>[{'Art Pop', 'Glitch Pop'}]</text:p>
          </table:table-cell>
          <table:table-cell office:value-type="string" calcext:value-type="string">
            <text:p>[{'Deconstructed Club', 'Progressive Pop', 'Alternative R&amp;B', 'Ambient Pop'}]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1543.79999999999" calcext:value-type="float">
            <text:p>1543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7.8" calcext:value-type="float">
            <text:p>67,8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4757596607964" calcext:value-type="float">
            <text:p>0,000476</text:p>
          </table:table-cell>
          <table:table-cell office:value-type="float" office:value="0.0390549921247727" calcext:value-type="float">
            <text:p>0,03905</text:p>
          </table:table-cell>
          <table:table-cell office:value-type="float" office:value="13" calcext:value-type="float">
            <text:p>13</text:p>
          </table:table-cell>
          <table:table-cell office:value-type="float" office:value="0.0295255302106039" calcext:value-type="float">
            <text:p>0,0295255</text:p>
          </table:table-cell>
          <table:table-cell office:value-type="float" office:value="150378" calcext:value-type="float">
            <text:p>150378</text:p>
          </table:table-cell>
          <table:table-cell office:value-type="string" calcext:value-type="string">
            <text:p>Dots and Loops</text:p>
          </table:table-cell>
          <table:table-cell office:value-type="string" calcext:value-type="string">
            <text:p>[{'Stereolab'}]</text:p>
          </table:table-cell>
          <table:table-cell office:value-type="string" calcext:value-type="string">
            <text:p>[{'Indietronica', 'Art Pop', 'Ambient Pop'}]</text:p>
          </table:table-cell>
          <table:table-cell office:value-type="string" calcext:value-type="string">
            <text:p>[{'Space Age Pop', 'Exotica', 'Neo-Psychedelia', 'Lounge', 'Krautrock'}]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1432.89999999999" calcext:value-type="float">
            <text:p>1432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268801868" calcext:value-type="float">
            <text:p>0,000227</text:p>
          </table:table-cell>
          <table:table-cell office:value-type="float" office:value="0.0244982867122843" calcext:value-type="float">
            <text:p>0,02450</text:p>
          </table:table-cell>
          <table:table-cell office:value-type="float" office:value="16" calcext:value-type="float">
            <text:p>16</text:p>
          </table:table-cell>
          <table:table-cell office:value-type="float" office:value="0.0261718573685786" calcext:value-type="float">
            <text:p>0,0261719</text:p>
          </table:table-cell>
          <table:table-cell office:value-type="float" office:value="154839" calcext:value-type="float">
            <text:p>154839</text:p>
          </table:table-cell>
          <table:table-cell office:value-type="string" calcext:value-type="string">
            <text:p>You Forgot It in People</text:p>
          </table:table-cell>
          <table:table-cell office:value-type="string" calcext:value-type="string">
            <text:p>[{'Broken Social Scene'}]</text:p>
          </table:table-cell>
          <table:table-cell office:value-type="string" calcext:value-type="string">
            <text:p>[{'Indie Rock', 'Art Rock'}]</text:p>
          </table:table-cell>
          <table:table-cell office:value-type="string" calcext:value-type="string">
            <text:p>[{'Slacker Rock', 'Chamber Pop', 'Art Rock', 'Post-Rock', 'Noise Pop'}]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01" calcext:value-type="float">
            <text:p>701</text:p>
          </table:table-cell>
          <table:table-cell office:value-type="float" office:value="1427.79999999999" calcext:value-type="float">
            <text:p>1427,8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183104502855115" calcext:value-type="float">
            <text:p>0,000018</text:p>
          </table:table-cell>
          <table:table-cell office:value-type="float" office:value="0.0456735947374109" calcext:value-type="float">
            <text:p>0,04567</text:p>
          </table:table-cell>
          <table:table-cell office:value-type="float" office:value="7" calcext:value-type="float">
            <text:p>7</text:p>
          </table:table-cell>
          <table:table-cell office:value-type="float" office:value="0.0285179189898869" calcext:value-type="float">
            <text:p>0,0285179</text:p>
          </table:table-cell>
          <table:table-cell office:value-type="float" office:value="152295" calcext:value-type="float">
            <text:p>152295</text:p>
          </table:table-cell>
          <table:table-cell office:value-type="string" calcext:value-type="string">
            <text:p>NEU! '75</text:p>
          </table:table-cell>
          <table:table-cell office:value-type="string" calcext:value-type="string">
            <text:p>[{'NEU!'}]</text:p>
          </table:table-cell>
          <table:table-cell office:value-type="string" calcext:value-type="string">
            <text:p>[{'Krautrock'}]</text:p>
          </table:table-cell>
          <table:table-cell office:value-type="string" calcext:value-type="string">
            <text:p>[{'Proto-Punk', 'Space Rock', 'Ambient'}]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1122.49999999999" calcext:value-type="float">
            <text:p>1122,5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0673208756041088" calcext:value-type="float">
            <text:p>0,000067</text:p>
          </table:table-cell>
          <table:table-cell office:value-type="float" office:value="0.0188364183243566" calcext:value-type="float">
            <text:p>0,01884</text:p>
          </table:table-cell>
          <table:table-cell office:value-type="float" office:value="17" calcext:value-type="float">
            <text:p>17</text:p>
          </table:table-cell>
          <table:table-cell office:value-type="float" office:value="0.0216802897003297" calcext:value-type="float">
            <text:p>0,0216803</text:p>
          </table:table-cell>
          <table:table-cell office:value-type="float" office:value="163600" calcext:value-type="float">
            <text:p>163600</text:p>
          </table:table-cell>
          <table:table-cell office:value-type="string" calcext:value-type="string">
            <text:p>Holy Diver</text:p>
          </table:table-cell>
          <table:table-cell office:value-type="string" calcext:value-type="string">
            <text:p>[{'Dio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76.29999999999" calcext:value-type="float">
            <text:p>1076,3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5444193486945" calcext:value-type="float">
            <text:p>0,000544</text:p>
          </table:table-cell>
          <table:table-cell office:value-type="float" office:value="0.0171658985271458" calcext:value-type="float">
            <text:p>0,01717</text:p>
          </table:table-cell>
          <table:table-cell office:value-type="float" office:value="17" calcext:value-type="float">
            <text:p>17</text:p>
          </table:table-cell>
          <table:table-cell office:value-type="float" office:value="0.0195959726053142" calcext:value-type="float">
            <text:p>0,0195960</text:p>
          </table:table-cell>
          <table:table-cell office:value-type="float" office:value="154815" calcext:value-type="float">
            <text:p>154815</text:p>
          </table:table-cell>
          <table:table-cell office:value-type="string" calcext:value-type="string">
            <text:p>Spirit of Eden</text:p>
          </table:table-cell>
          <table:table-cell office:value-type="string" calcext:value-type="string">
            <text:p>[{'Talk Talk'}]</text:p>
          </table:table-cell>
          <table:table-cell office:value-type="string" calcext:value-type="string">
            <text:p>[{'Art Rock', 'Post-Rock'}]</text:p>
          </table:table-cell>
          <table:table-cell office:value-type="string" calcext:value-type="string">
            <text:p>[{'Jazz-Rock', 'Chamber Jazz'}]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1056.4" calcext:value-type="float">
            <text:p>1056,4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3433293012451" calcext:value-type="float">
            <text:p>0,000343</text:p>
          </table:table-cell>
          <table:table-cell office:value-type="float" office:value="0.0159438435291836" calcext:value-type="float">
            <text:p>0,01594</text:p>
          </table:table-cell>
          <table:table-cell office:value-type="float" office:value="17" calcext:value-type="float">
            <text:p>17</text:p>
          </table:table-cell>
          <table:table-cell office:value-type="float" office:value="0.0206454199312592" calcext:value-type="float">
            <text:p>0,0206454</text:p>
          </table:table-cell>
          <table:table-cell office:value-type="float" office:value="161806" calcext:value-type="float">
            <text:p>161806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[{'Prince and The Revolution'}]</text:p>
          </table:table-cell>
          <table:table-cell office:value-type="string" calcext:value-type="string">
            <text:p>[{'Film Soundtrack', 'Pop Rock', 'Synth Funk'}]</text:p>
          </table:table-cell>
          <table:table-cell office:value-type="string" calcext:value-type="string">
            <text:p>[{'Funk Rock', 'Synthpop', 'Minneapolis Sound', 'Dance-Pop'}]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883" calcext:value-type="float">
            <text:p>883</text:p>
          </table:table-cell>
          <table:table-cell office:value-type="float" office:value="1050.89999999999" calcext:value-type="float">
            <text:p>1050,9</text:p>
          </table:table-cell>
          <table:table-cell office:value-type="float" office:value="679" calcext:value-type="float">
            <text:p>679</text:p>
          </table:table-cell>
          <table:table-cell office:value-type="float" office:value="0.67967967967968" calcext:value-type="float">
            <text:p>0,6797</text:p>
          </table:table-cell>
          <table:table-cell office:value-type="float" office:value="68.5" calcext:value-type="float">
            <text:p>68,5</text:p>
          </table:table-cell>
          <table:table-cell office:value-type="float" office:value="2" calcext:value-type="float">
            <text:p>2</text:p>
          </table:table-cell>
          <table:table-cell office:value-type="float" office:value="0.757391963608795" calcext:value-type="float">
            <text:p>0,7574</text:p>
          </table:table-cell>
          <table:table-cell office:value-type="float" office:value="0.0002946165938817" calcext:value-type="float">
            <text:p>0,000295</text:p>
          </table:table-cell>
          <table:table-cell office:value-type="float" office:value="0.0158700881617101" calcext:value-type="float">
            <text:p>0,01587</text:p>
          </table:table-cell>
          <table:table-cell office:value-type="float" office:value="17" calcext:value-type="float">
            <text:p>17</text:p>
          </table:table-cell>
          <table:table-cell office:value-type="float" office:value="0.0193332131466645" calcext:value-type="float">
            <text:p>0,0193332</text:p>
          </table:table-cell>
          <table:table-cell office:value-type="float" office:value="153256" calcext:value-type="float">
            <text:p>153256</text:p>
          </table:table-cell>
          <table:table-cell office:value-type="string" calcext:value-type="string">
            <text:p>Piano Bar</text:p>
          </table:table-cell>
          <table:table-cell office:value-type="string" calcext:value-type="string">
            <text:p>[{'Charly GarcÃ­a'}]</text:p>
          </table:table-cell>
          <table:table-cell office:value-type="string" calcext:value-type="string">
            <text:p>[{'Pop Rock', 'New Wave'}]</text:p>
          </table:table-cell>
          <table:table-cell office:value-type="string" calcext:value-type="string">
            <text:p>[{'Sophisti-Pop', 'Synthpop', 'Art Pop'}]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1874.49999999999" calcext:value-type="float">
            <text:p>1874,5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4.6" calcext:value-type="float">
            <text:p>64,6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12146414952026" calcext:value-type="float">
            <text:p>0,001215</text:p>
          </table:table-cell>
          <table:table-cell office:value-type="float" office:value="0.0566462624485581" calcext:value-type="float">
            <text:p>0,05665</text:p>
          </table:table-cell>
          <table:table-cell office:value-type="float" office:value="3" calcext:value-type="float">
            <text:p>3</text:p>
          </table:table-cell>
          <table:table-cell office:value-type="float" office:value="0.0345823832514752" calcext:value-type="float">
            <text:p>0,0345824</text:p>
          </table:table-cell>
          <table:table-cell office:value-type="float" office:value="161100" calcext:value-type="float">
            <text:p>161100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Contemporary Folk', 'Singer-Songwriter', 'Folk Rock'}]</text:p>
          </table:table-cell>
          <table:table-cell office:value-type="string" calcext:value-type="string">
            <text:p>[{'Contemporary Folk', 'Country Rock', 'Progressive Country'}]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1648.89999999999" calcext:value-type="float">
            <text:p>1648,9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3107650068237" calcext:value-type="float">
            <text:p>0,000311</text:p>
          </table:table-cell>
          <table:table-cell office:value-type="float" office:value="0.0423106333356415" calcext:value-type="float">
            <text:p>0,04231</text:p>
          </table:table-cell>
          <table:table-cell office:value-type="float" office:value="13" calcext:value-type="float">
            <text:p>13</text:p>
          </table:table-cell>
          <table:table-cell office:value-type="float" office:value="0.0316831413437432" calcext:value-type="float">
            <text:p>0,0316831</text:p>
          </table:table-cell>
          <table:table-cell office:value-type="float" office:value="155161" calcext:value-type="float">
            <text:p>155161</text:p>
          </table:table-cell>
          <table:table-cell office:value-type="string" calcext:value-type="string">
            <text:p>The Mollusk</text:p>
          </table:table-cell>
          <table:table-cell office:value-type="string" calcext:value-type="string">
            <text:p>[{'Ween'}]</text:p>
          </table:table-cell>
          <table:table-cell office:value-type="string" calcext:value-type="string">
            <text:p>[{'Neo-Psychedelia', 'Art Rock'}]</text:p>
          </table:table-cell>
          <table:table-cell office:value-type="string" calcext:value-type="string">
            <text:p>[{'Sea Shanty', 'Psychedelic Folk', 'Psychedelic Rock', 'Psychedelic Pop', 'Experimental Rock'}]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office:value-type="float" office:value="882.299999999996" calcext:value-type="float">
            <text:p>882,3</text:p>
          </table:table-cell>
          <table:table-cell office:value-type="float" office:value="678" calcext:value-type="float">
            <text:p>678</text:p>
          </table:table-cell>
          <table:table-cell office:value-type="float" office:value="0.678678678678679" calcext:value-type="float">
            <text:p>0,678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56818181818182" calcext:value-type="float">
            <text:p>0,7568</text:p>
          </table:table-cell>
          <table:table-cell office:value-type="float" office:value="0.000196589374946" calcext:value-type="float">
            <text:p>0,000197</text:p>
          </table:table-cell>
          <table:table-cell office:value-type="float" office:value="0.0130487741758417" calcext:value-type="float">
            <text:p>0,01305</text:p>
          </table:table-cell>
          <table:table-cell office:value-type="float" office:value="17" calcext:value-type="float">
            <text:p>17</text:p>
          </table:table-cell>
          <table:table-cell office:value-type="float" office:value="0.0174496525211781" calcext:value-type="float">
            <text:p>0,0174497</text:p>
          </table:table-cell>
          <table:table-cell office:value-type="float" office:value="157721" calcext:value-type="float">
            <text:p>157721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[{'HÃ©ctor Lavoe', 'Willie ColÃ³n'}]</text:p>
          </table:table-cell>
          <table:table-cell office:value-type="string" calcext:value-type="string">
            <text:p>[{'Salsa dura'}]</text:p>
          </table:table-cell>
          <table:table-cell office:value-type="string" calcext:value-type="string">
            <text:p>[{'Latin Jazz', 'Jazz Fusion'}]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float" office:value="1179.7" calcext:value-type="float">
            <text:p>1179,7</text:p>
          </table:table-cell>
          <table:table-cell office:value-type="float" office:value="677" calcext:value-type="float">
            <text:p>677</text:p>
          </table:table-cell>
          <table:table-cell office:value-type="float" office:value="0.677677677677678" calcext:value-type="float">
            <text:p>0,677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56245268735806" calcext:value-type="float">
            <text:p>0,7562</text:p>
          </table:table-cell>
          <table:table-cell office:value-type="float" office:value="0.0001023735826675" calcext:value-type="float">
            <text:p>0,000102</text:p>
          </table:table-cell>
          <table:table-cell office:value-type="float" office:value="0.0188169802055735" calcext:value-type="float">
            <text:p>0,01882</text:p>
          </table:table-cell>
          <table:table-cell office:value-type="float" office:value="16" calcext:value-type="float">
            <text:p>16</text:p>
          </table:table-cell>
          <table:table-cell office:value-type="float" office:value="0.0229672073217621" calcext:value-type="float">
            <text:p>0,0229672</text:p>
          </table:table-cell>
          <table:table-cell office:value-type="float" office:value="158904" calcext:value-type="float">
            <text:p>158904</text:p>
          </table:table-cell>
          <table:table-cell office:value-type="string" calcext:value-type="string">
            <text:p>å¡Šé­‚ã‚µã‚¦ãƒ³ãƒ‰ãƒˆãƒ©ãƒƒã‚¯ã€Œå¡Šãƒ•ã‚©ãƒ«ãƒ†ãƒƒã‚·ãƒ¢é­‚ã€ (Katamari Damacy Soundtrack: Katamari Fortissimo Damacy)</text:p>
          </table:table-cell>
          <table:table-cell office:value-type="string" calcext:value-type="string">
            <text:p>[{'Yuu Miyake'}]</text:p>
          </table:table-cell>
          <table:table-cell office:value-type="string" calcext:value-type="string">
            <text:p>[{'Video Game Music', 'Shibuya-kei', 'Picopop'}]</text:p>
          </table:table-cell>
          <table:table-cell office:value-type="string" calcext:value-type="string">
            <text:p>[{'J-Pop', 'Jazz', 'Lounge', 'Folktronica'}]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923" calcext:value-type="float">
            <text:p>923</text:p>
          </table:table-cell>
          <table:table-cell office:value-type="float" office:value="1688.79999999999" calcext:value-type="float">
            <text:p>1688,8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474083970409" calcext:value-type="float">
            <text:p>0,000247</text:p>
          </table:table-cell>
          <table:table-cell office:value-type="float" office:value="0.0503015969781153" calcext:value-type="float">
            <text:p>0,05030</text:p>
          </table:table-cell>
          <table:table-cell office:value-type="float" office:value="4" calcext:value-type="float">
            <text:p>4</text:p>
          </table:table-cell>
          <table:table-cell office:value-type="float" office:value="0.0340654452469539" calcext:value-type="float">
            <text:p>0,0340654</text:p>
          </table:table-cell>
          <table:table-cell office:value-type="float" office:value="165550" calcext:value-type="float">
            <text:p>165550</text:p>
          </table:table-cell>
          <table:table-cell office:value-type="string" calcext:value-type="string">
            <text:p>The Kick Inside</text:p>
          </table:table-cell>
          <table:table-cell office:value-type="string" calcext:value-type="string">
            <text:p>[{'Kate Bush'}]</text:p>
          </table:table-cell>
          <table:table-cell office:value-type="string" calcext:value-type="string">
            <text:p>[{'Art Pop', 'Pop Rock'}]</text:p>
          </table:table-cell>
          <table:table-cell office:value-type="string" calcext:value-type="string">
            <text:p>[{'Progressive Pop', 'Piano Rock', 'Baroque Pop'}]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1678.69999999999" calcext:value-type="float">
            <text:p>1678,7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6761270288324" calcext:value-type="float">
            <text:p>0,000676</text:p>
          </table:table-cell>
          <table:table-cell office:value-type="float" office:value="0.0518561309678516" calcext:value-type="float">
            <text:p>0,05186</text:p>
          </table:table-cell>
          <table:table-cell office:value-type="float" office:value="18" calcext:value-type="float">
            <text:p>18</text:p>
          </table:table-cell>
          <table:table-cell office:value-type="float" office:value="0.031822439475426" calcext:value-type="float">
            <text:p>0,0318224</text:p>
          </table:table-cell>
          <table:table-cell office:value-type="float" office:value="154078" calcext:value-type="float">
            <text:p>154078</text:p>
          </table:table-cell>
          <table:table-cell office:value-type="string" calcext:value-type="string">
            <text:p>Agharta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-Funk', 'Jazz Fusion'}]</text:p>
          </table:table-cell>
          <table:table-cell office:value-type="string" calcext:value-type="string">
            <text:p>[{'Jazz-Rock', 'Avant-Garde Jazz', 'Psychedelic Rock', 'Deep Funk', 'Experimental Rock'}]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1599.99999999999" calcext:value-type="float">
            <text:p>160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947493251434" calcext:value-type="float">
            <text:p>0,000795</text:p>
          </table:table-cell>
          <table:table-cell office:value-type="float" office:value="0.0511583715783341" calcext:value-type="float">
            <text:p>0,05116</text:p>
          </table:table-cell>
          <table:table-cell office:value-type="float" office:value="0" calcext:value-type="float">
            <text:p>0</text:p>
          </table:table-cell>
          <table:table-cell office:value-type="float" office:value="0.0318486165880205" calcext:value-type="float">
            <text:p>0,0318486</text:p>
          </table:table-cell>
          <table:table-cell office:value-type="float" office:value="162931" calcext:value-type="float">
            <text:p>162931</text:p>
          </table:table-cell>
          <table:table-cell office:value-type="string" calcext:value-type="string">
            <text:p>The Yes Album</text:p>
          </table:table-cell>
          <table:table-cell office:value-type="string" calcext:value-type="string">
            <text:p>[{'Yes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Symphonic Prog'}]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1529.99999999999" calcext:value-type="float">
            <text:p>1530,0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868459642" calcext:value-type="float">
            <text:p>0,000729</text:p>
          </table:table-cell>
          <table:table-cell office:value-type="float" office:value="0.0394729703276158" calcext:value-type="float">
            <text:p>0,03947</text:p>
          </table:table-cell>
          <table:table-cell office:value-type="float" office:value="14" calcext:value-type="float">
            <text:p>14</text:p>
          </table:table-cell>
          <table:table-cell office:value-type="float" office:value="0.0300058350083569" calcext:value-type="float">
            <text:p>0,0300058</text:p>
          </table:table-cell>
          <table:table-cell office:value-type="float" office:value="155481" calcext:value-type="float">
            <text:p>155481</text:p>
          </table:table-cell>
          <table:table-cell office:value-type="string" calcext:value-type="string">
            <text:p>The Sound of Perseverance</text:p>
          </table:table-cell>
          <table:table-cell office:value-type="string" calcext:value-type="string">
            <text:p>[{'Death'}]</text:p>
          </table:table-cell>
          <table:table-cell office:value-type="string" calcext:value-type="string">
            <text:p>[{'Progressive Metal', 'Technical 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float" office:value="1485.09999999999" calcext:value-type="float">
            <text:p>1485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800061250295" calcext:value-type="float">
            <text:p>0,000280</text:p>
          </table:table-cell>
          <table:table-cell office:value-type="float" office:value="0.0463497457298175" calcext:value-type="float">
            <text:p>0,04635</text:p>
          </table:table-cell>
          <table:table-cell office:value-type="float" office:value="7" calcext:value-type="float">
            <text:p>7</text:p>
          </table:table-cell>
          <table:table-cell office:value-type="float" office:value="0.0304711246655828" calcext:value-type="float">
            <text:p>0,0304711</text:p>
          </table:table-cell>
          <table:table-cell office:value-type="float" office:value="156918" calcext:value-type="float">
            <text:p>156918</text:p>
          </table:table-cell>
          <table:table-cell office:value-type="string" calcext:value-type="string">
            <text:p>Fare Forward Voyagers (Soldier's Choice)</text:p>
          </table:table-cell>
          <table:table-cell office:value-type="string" calcext:value-type="string">
            <text:p>[{'John Fahey'}]</text:p>
          </table:table-cell>
          <table:table-cell office:value-type="string" calcext:value-type="string">
            <text:p>[{'American Primitiv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1200.29999999999" calcext:value-type="float">
            <text:p>1200,3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7255943795689" calcext:value-type="float">
            <text:p>0,000726</text:p>
          </table:table-cell>
          <table:table-cell office:value-type="float" office:value="0.0200670489023394" calcext:value-type="float">
            <text:p>0,02007</text:p>
          </table:table-cell>
          <table:table-cell office:value-type="float" office:value="17" calcext:value-type="float">
            <text:p>17</text:p>
          </table:table-cell>
          <table:table-cell office:value-type="float" office:value="0.0207836749120216" calcext:value-type="float">
            <text:p>0,0207837</text:p>
          </table:table-cell>
          <table:table-cell office:value-type="float" office:value="141473" calcext:value-type="float">
            <text:p>141473</text:p>
          </table:table-cell>
          <table:table-cell office:value-type="string" calcext:value-type="string">
            <text:p>Swordfishtrombones</text:p>
          </table:table-cell>
          <table:table-cell office:value-type="string" calcext:value-type="string">
            <text:p>[{'Tom Waits'}]</text:p>
          </table:table-cell>
          <table:table-cell office:value-type="string" calcext:value-type="string">
            <text:p>[{'Singer-Songwriter', 'Experimental Rock'}]</text:p>
          </table:table-cell>
          <table:table-cell office:value-type="string" calcext:value-type="string">
            <text:p>[{'Blues', 'Dark Cabaret', 'New Orleans Brass Band', 'Jazz', 'Beat Poetry'}]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051.1" calcext:value-type="float">
            <text:p>1051,1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8084722847581" calcext:value-type="float">
            <text:p>0,000808</text:p>
          </table:table-cell>
          <table:table-cell office:value-type="float" office:value="0.0148819617695034" calcext:value-type="float">
            <text:p>0,01488</text:p>
          </table:table-cell>
          <table:table-cell office:value-type="float" office:value="8" calcext:value-type="float">
            <text:p>8</text:p>
          </table:table-cell>
          <table:table-cell office:value-type="float" office:value="0.019193640170656" calcext:value-type="float">
            <text:p>0,0191936</text:p>
          </table:table-cell>
          <table:table-cell office:value-type="float" office:value="159481" calcext:value-type="float">
            <text:p>159481</text:p>
          </table:table-cell>
          <table:table-cell office:value-type="string" calcext:value-type="string">
            <text:p>My Favorite Things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Modal Jazz', 'Post-Bop'}]</text:p>
          </table:table-cell>
          <table:table-cell office:value-type="string" calcext:value-type="string">
            <text:p>[{'Cool Jazz'}]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996.499999999996" calcext:value-type="float">
            <text:p>996,5</text:p>
          </table:table-cell>
          <table:table-cell office:value-type="float" office:value="676" calcext:value-type="float">
            <text:p>676</text:p>
          </table:table-cell>
          <table:table-cell office:value-type="float" office:value="0.676676676676677" calcext:value-type="float">
            <text:p>0,676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55673222390318" calcext:value-type="float">
            <text:p>0,7557</text:p>
          </table:table-cell>
          <table:table-cell office:value-type="float" office:value="0.0002678028730132" calcext:value-type="float">
            <text:p>0,000268</text:p>
          </table:table-cell>
          <table:table-cell office:value-type="float" office:value="0.0160523516859094" calcext:value-type="float">
            <text:p>0,01605</text:p>
          </table:table-cell>
          <table:table-cell office:value-type="float" office:value="8" calcext:value-type="float">
            <text:p>8</text:p>
          </table:table-cell>
          <table:table-cell office:value-type="float" office:value="0.0199038350211715" calcext:value-type="float">
            <text:p>0,0199038</text:p>
          </table:table-cell>
          <table:table-cell office:value-type="float" office:value="162682" calcext:value-type="float">
            <text:p>162682</text:p>
          </table:table-cell>
          <table:table-cell office:value-type="string" calcext:value-type="string">
            <text:p>Let It Bleed</text:p>
          </table:table-cell>
          <table:table-cell office:value-type="string" calcext:value-type="string">
            <text:p>[{'The Rolling Stones'}]</text:p>
          </table:table-cell>
          <table:table-cell office:value-type="string" calcext:value-type="string">
            <text:p>[{'Blues Rock'}]</text:p>
          </table:table-cell>
          <table:table-cell office:value-type="string" calcext:value-type="string">
            <text:p>[{'Country Rock'}]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1556.09999999999" calcext:value-type="float">
            <text:p>1556,1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25059127263536" calcext:value-type="float">
            <text:p>0,002506</text:p>
          </table:table-cell>
          <table:table-cell office:value-type="float" office:value="0.0464816830532799" calcext:value-type="float">
            <text:p>0,04648</text:p>
          </table:table-cell>
          <table:table-cell office:value-type="float" office:value="20" calcext:value-type="float">
            <text:p>20</text:p>
          </table:table-cell>
          <table:table-cell office:value-type="float" office:value="0.0292398461341359" calcext:value-type="float">
            <text:p>0,0292398</text:p>
          </table:table-cell>
          <table:table-cell office:value-type="float" office:value="155126" calcext:value-type="float">
            <text:p>155126</text:p>
          </table:table-cell>
          <table:table-cell office:value-type="string" calcext:value-type="string">
            <text:p>Symphonie Nr.5</text:p>
          </table:table-cell>
          <table:table-cell office:value-type="string" calcext:value-type="string">
            <text:p>[{'Wiener Philharmoniker', 'Ludwig van Beethoven', 'Carlos Kleiber'}]</text:p>
          </table:table-cell>
          <table:table-cell office:value-type="string" calcext:value-type="string">
            <text:p>[{'Romanticism', 'Symphony', 'Classical Period'}]</text:p>
          </table:table-cell>
          <table:table-cell office:value-type="string" calcext:value-type="string">
            <text:p>[{'Classical Period'}]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1496.19999999999" calcext:value-type="float">
            <text:p>1496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8573035293142" calcext:value-type="float">
            <text:p>0,000857</text:p>
          </table:table-cell>
          <table:table-cell office:value-type="float" office:value="0.0268159060899769" calcext:value-type="float">
            <text:p>0,02682</text:p>
          </table:table-cell>
          <table:table-cell office:value-type="float" office:value="16" calcext:value-type="float">
            <text:p>16</text:p>
          </table:table-cell>
          <table:table-cell office:value-type="float" office:value="0.0267280554861947" calcext:value-type="float">
            <text:p>0,0267281</text:p>
          </table:table-cell>
          <table:table-cell office:value-type="float" office:value="146851" calcext:value-type="float">
            <text:p>146851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[{'Ween'}]</text:p>
          </table:table-cell>
          <table:table-cell office:value-type="string" calcext:value-type="string">
            <text:p>[{'Neo-Psychedelia', 'Alternative Rock', 'Art Rock'}]</text:p>
          </table:table-cell>
          <table:table-cell office:value-type="string" calcext:value-type="string">
            <text:p>[{'Progressive Rock', 'Psychedelic Pop', 'Experimental Rock', 'Folk Rock'}]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1444.19999999999" calcext:value-type="float">
            <text:p>1444,2</text:p>
          </table:table-cell>
          <table:table-cell office:value-type="float" office:value="675" calcext:value-type="float">
            <text:p>675</text:p>
          </table:table-cell>
          <table:table-cell office:value-type="float" office:value="0.675675675675676" calcext:value-type="float">
            <text:p>0,675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55102040816327" calcext:value-type="float">
            <text:p>0,7551</text:p>
          </table:table-cell>
          <table:table-cell office:value-type="float" office:value="0.0001518552620757" calcext:value-type="float">
            <text:p>0,000152</text:p>
          </table:table-cell>
          <table:table-cell office:value-type="float" office:value="0.0455899941639629" calcext:value-type="float">
            <text:p>0,04559</text:p>
          </table:table-cell>
          <table:table-cell office:value-type="float" office:value="7" calcext:value-type="float">
            <text:p>7</text:p>
          </table:table-cell>
          <table:table-cell office:value-type="float" office:value="0.030284212071915" calcext:value-type="float">
            <text:p>0,0302842</text:p>
          </table:table-cell>
          <table:table-cell office:value-type="float" office:value="160314" calcext:value-type="float">
            <text:p>160314</text:p>
          </table:table-cell>
          <table:table-cell office:value-type="string" calcext:value-type="string">
            <text:p>It's Alive</text:p>
          </table:table-cell>
          <table:table-cell office:value-type="string" calcext:value-type="string">
            <text:p>[{'Ramones'}]</text:p>
          </table:table-cell>
          <table:table-cell office:value-type="string" calcext:value-type="string">
            <text:p>[{'Punk Rock'}]</text:p>
          </table:table-cell>
          <table:table-cell office:value-type="string" calcext:value-type="string">
            <text:p>[{'Pop Punk'}]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1653.19999999999" calcext:value-type="float">
            <text:p>1653,2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00601804209018638" calcext:value-type="float">
            <text:p>0,000006</text:p>
          </table:table-cell>
          <table:table-cell office:value-type="float" office:value="0.0515090360659399" calcext:value-type="float">
            <text:p>0,05151</text:p>
          </table:table-cell>
          <table:table-cell office:value-type="float" office:value="3" calcext:value-type="float">
            <text:p>3</text:p>
          </table:table-cell>
          <table:table-cell office:value-type="float" office:value="0.0323367641196687" calcext:value-type="float">
            <text:p>0,0323368</text:p>
          </table:table-cell>
          <table:table-cell office:value-type="float" office:value="153226" calcext:value-type="float">
            <text:p>153226</text:p>
          </table:table-cell>
          <table:table-cell office:value-type="string" calcext:value-type="string">
            <text:p>John Lennon / Plastic Ono Band</text:p>
          </table:table-cell>
          <table:table-cell office:value-type="string" calcext:value-type="string">
            <text:p>[{'Plastic Ono Band', 'John Lennon'}]</text:p>
          </table:table-cell>
          <table:table-cell office:value-type="string" calcext:value-type="string">
            <text:p>[{'Singer-Songwriter'}]</text:p>
          </table:table-cell>
          <table:table-cell office:value-type="string" calcext:value-type="string">
            <text:p>[{'Contemporary Folk', 'Blues Rock', 'Piano Rock'}]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874" calcext:value-type="float">
            <text:p>874</text:p>
          </table:table-cell>
          <table:table-cell office:value-type="float" office:value="1510.49999999999" calcext:value-type="float">
            <text:p>1510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4282919557913" calcext:value-type="float">
            <text:p>0,000428</text:p>
          </table:table-cell>
          <table:table-cell office:value-type="float" office:value="0.0383507620060909" calcext:value-type="float">
            <text:p>0,03835</text:p>
          </table:table-cell>
          <table:table-cell office:value-type="float" office:value="14" calcext:value-type="float">
            <text:p>14</text:p>
          </table:table-cell>
          <table:table-cell office:value-type="float" office:value="0.0298063262394548" calcext:value-type="float">
            <text:p>0,0298063</text:p>
          </table:table-cell>
          <table:table-cell office:value-type="float" office:value="152141" calcext:value-type="float">
            <text:p>152141</text:p>
          </table:table-cell>
          <table:table-cell office:value-type="string" calcext:value-type="string">
            <text:p>The IVth Crusade</text:p>
          </table:table-cell>
          <table:table-cell office:value-type="string" calcext:value-type="string">
            <text:p>[{'Bolt Thrower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861" calcext:value-type="float">
            <text:p>861</text:p>
          </table:table-cell>
          <table:table-cell office:value-type="float" office:value="1198.49999999999" calcext:value-type="float">
            <text:p>1198,5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2148106690524" calcext:value-type="float">
            <text:p>0,000215</text:p>
          </table:table-cell>
          <table:table-cell office:value-type="float" office:value="0.0193472384653101" calcext:value-type="float">
            <text:p>0,01935</text:p>
          </table:table-cell>
          <table:table-cell office:value-type="float" office:value="16" calcext:value-type="float">
            <text:p>16</text:p>
          </table:table-cell>
          <table:table-cell office:value-type="float" office:value="0.0226345123297971" calcext:value-type="float">
            <text:p>0,0226345</text:p>
          </table:table-cell>
          <table:table-cell office:value-type="float" office:value="150094" calcext:value-type="float">
            <text:p>150094</text:p>
          </table:table-cell>
          <table:table-cell office:value-type="string" calcext:value-type="string">
            <text:p>Feels</text:p>
          </table:table-cell>
          <table:table-cell office:value-type="string" calcext:value-type="string">
            <text:p>[{'Animal Collective'}]</text:p>
          </table:table-cell>
          <table:table-cell office:value-type="string" calcext:value-type="string">
            <text:p>[{'Neo-Psychedelia'}]</text:p>
          </table:table-cell>
          <table:table-cell office:value-type="string" calcext:value-type="string">
            <text:p>[{'Freak Folk', 'Psychedelic Folk', 'Psychedelic Pop', 'Ambient Pop'}]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office:value-type="float" office:value="1054.6" calcext:value-type="float">
            <text:p>1054,6</text:p>
          </table:table-cell>
          <table:table-cell office:value-type="float" office:value="674" calcext:value-type="float">
            <text:p>674</text:p>
          </table:table-cell>
          <table:table-cell office:value-type="float" office:value="0.674674674674675" calcext:value-type="float">
            <text:p>0,674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4531722054381" calcext:value-type="float">
            <text:p>0,7545</text:p>
          </table:table-cell>
          <table:table-cell office:value-type="float" office:value="0.0001088931282652" calcext:value-type="float">
            <text:p>0,000109</text:p>
          </table:table-cell>
          <table:table-cell office:value-type="float" office:value="0.0158898390043279" calcext:value-type="float">
            <text:p>0,01589</text:p>
          </table:table-cell>
          <table:table-cell office:value-type="float" office:value="17" calcext:value-type="float">
            <text:p>17</text:p>
          </table:table-cell>
          <table:table-cell office:value-type="float" office:value="0.0210612607550984" calcext:value-type="float">
            <text:p>0,0210613</text:p>
          </table:table-cell>
          <table:table-cell office:value-type="float" office:value="161007" calcext:value-type="float">
            <text:p>161007</text:p>
          </table:table-cell>
          <table:table-cell office:value-type="string" calcext:value-type="string">
            <text:p>Steve McQueen</text:p>
          </table:table-cell>
          <table:table-cell office:value-type="string" calcext:value-type="string">
            <text:p>[{'Prefab Sprout'}]</text:p>
          </table:table-cell>
          <table:table-cell office:value-type="string" calcext:value-type="string">
            <text:p>[{'Sophisti-Pop', 'Soft Rock', 'Pop Rock'}]</text:p>
          </table:table-cell>
          <table:table-cell office:value-type="string" calcext:value-type="string">
            <text:p>[{'Neo-Acoustic', 'Synthpop', 'Jangle Pop', 'New Wave'}]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1591.19999999999" calcext:value-type="float">
            <text:p>1591,2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5985165749138" calcext:value-type="float">
            <text:p>0,000599</text:p>
          </table:table-cell>
          <table:table-cell office:value-type="float" office:value="0.0416183565640371" calcext:value-type="float">
            <text:p>0,04162</text:p>
          </table:table-cell>
          <table:table-cell office:value-type="float" office:value="19" calcext:value-type="float">
            <text:p>19</text:p>
          </table:table-cell>
          <table:table-cell office:value-type="float" office:value="0.0315727446202569" calcext:value-type="float">
            <text:p>0,0315727</text:p>
          </table:table-cell>
          <table:table-cell office:value-type="float" office:value="157647" calcext:value-type="float">
            <text:p>157647</text:p>
          </table:table-cell>
          <table:table-cell office:value-type="string" calcext:value-type="string">
            <text:p>Live at the Isle of Wight Festival 1970</text:p>
          </table:table-cell>
          <table:table-cell office:value-type="string" calcext:value-type="string">
            <text:p>[{'The Who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Blues Rock', 'Rock Opera', 'Art Rock'}]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814" calcext:value-type="float">
            <text:p>814</text:p>
          </table:table-cell>
          <table:table-cell office:value-type="float" office:value="1502.79999999999" calcext:value-type="float">
            <text:p>1502,8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795016125" calcext:value-type="float">
            <text:p>0,000178</text:p>
          </table:table-cell>
          <table:table-cell office:value-type="float" office:value="0.0480898424549608" calcext:value-type="float">
            <text:p>0,04809</text:p>
          </table:table-cell>
          <table:table-cell office:value-type="float" office:value="7" calcext:value-type="float">
            <text:p>7</text:p>
          </table:table-cell>
          <table:table-cell office:value-type="float" office:value="0.0305504340747914" calcext:value-type="float">
            <text:p>0,0305504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Gentleman</text:p>
          </table:table-cell>
          <table:table-cell office:value-type="string" calcext:value-type="string">
            <text:p>[{'Fela Kuti', '"The Africa \'70"'}]</text:p>
          </table:table-cell>
          <table:table-cell office:value-type="string" calcext:value-type="string">
            <text:p>[{'Afrobeat'}]</text:p>
          </table:table-cell>
          <table:table-cell office:value-type="string" calcext:value-type="string">
            <text:p>[{'Jazz-Funk'}]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1491.69999999999" calcext:value-type="float">
            <text:p>1491,7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1766128185633" calcext:value-type="float">
            <text:p>0,000177</text:p>
          </table:table-cell>
          <table:table-cell office:value-type="float" office:value="0.0478604253414067" calcext:value-type="float">
            <text:p>0,04786</text:p>
          </table:table-cell>
          <table:table-cell office:value-type="float" office:value="7" calcext:value-type="float">
            <text:p>7</text:p>
          </table:table-cell>
          <table:table-cell office:value-type="float" office:value="0.0303135569166776" calcext:value-type="float">
            <text:p>0,0303136</text:p>
          </table:table-cell>
          <table:table-cell office:value-type="float" office:value="160312" calcext:value-type="float">
            <text:p>160312</text:p>
          </table:table-cell>
          <table:table-cell office:value-type="string" calcext:value-type="string">
            <text:p>Roforofo Fight</text:p>
          </table:table-cell>
          <table:table-cell office:value-type="string" calcext:value-type="string">
            <text:p>[{'Fela Kuti', '"The Africa \'70"'}]</text:p>
          </table:table-cell>
          <table:table-cell office:value-type="string" calcext:value-type="string">
            <text:p>[{'Afrobeat'}]</text:p>
          </table:table-cell>
          <table:table-cell office:value-type="string" calcext:value-type="string">
            <text:p>[{'Jazz-Funk', 'Highlife'}]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1090.39999999999" calcext:value-type="float">
            <text:p>1090,4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3105978389879" calcext:value-type="float">
            <text:p>0,000311</text:p>
          </table:table-cell>
          <table:table-cell office:value-type="float" office:value="0.0167361137922827" calcext:value-type="float">
            <text:p>0,01674</text:p>
          </table:table-cell>
          <table:table-cell office:value-type="float" office:value="17" calcext:value-type="float">
            <text:p>17</text:p>
          </table:table-cell>
          <table:table-cell office:value-type="float" office:value="0.0217118419027633" calcext:value-type="float">
            <text:p>0,0217118</text:p>
          </table:table-cell>
          <table:table-cell office:value-type="float" office:value="162560" calcext:value-type="float">
            <text:p>162560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[{'The Replacements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Punk Rock', 'Power Pop', 'Jangle Pop', 'Garage Rock'}]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950.499999999994" calcext:value-type="float">
            <text:p>950,5</text:p>
          </table:table-cell>
          <table:table-cell office:value-type="float" office:value="673" calcext:value-type="float">
            <text:p>673</text:p>
          </table:table-cell>
          <table:table-cell office:value-type="float" office:value="0.673673673673674" calcext:value-type="float">
            <text:p>0,673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53962264150943" calcext:value-type="float">
            <text:p>0,7540</text:p>
          </table:table-cell>
          <table:table-cell office:value-type="float" office:value="0.0000700433232163359" calcext:value-type="float">
            <text:p>0,000070</text:p>
          </table:table-cell>
          <table:table-cell office:value-type="float" office:value="0.0137415710124743" calcext:value-type="float">
            <text:p>0,01374</text:p>
          </table:table-cell>
          <table:table-cell office:value-type="float" office:value="10" calcext:value-type="float">
            <text:p>10</text:p>
          </table:table-cell>
          <table:table-cell office:value-type="float" office:value="0.0176245964825939" calcext:value-type="float">
            <text:p>0,0176246</text:p>
          </table:table-cell>
          <table:table-cell office:value-type="float" office:value="150969" calcext:value-type="float">
            <text:p>150969</text:p>
          </table:table-cell>
          <table:table-cell office:value-type="string" calcext:value-type="string">
            <text:p>Hayalet IslÄ±ÄŸÄ±</text:p>
          </table:table-cell>
          <table:table-cell office:value-type="string" calcext:value-type="string">
            <text:p>[{'Farazi v Kayra'}]</text:p>
          </table:table-cell>
          <table:table-cell office:value-type="string" calcext:value-type="string">
            <text:p>[{'Abstract Hip Hop', 'Boom Bap'}]</text:p>
          </table:table-cell>
          <table:table-cell office:value-type="string" calcext:value-type="string">
            <text:p>[{'Turntablism'}]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1631.29999999999" calcext:value-type="float">
            <text:p>1631,3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1389144655677" calcext:value-type="float">
            <text:p>0,001139</text:p>
          </table:table-cell>
          <table:table-cell office:value-type="float" office:value="0.0410258072182336" calcext:value-type="float">
            <text:p>0,04103</text:p>
          </table:table-cell>
          <table:table-cell office:value-type="float" office:value="14" calcext:value-type="float">
            <text:p>14</text:p>
          </table:table-cell>
          <table:table-cell office:value-type="float" office:value="0.0303923036760533" calcext:value-type="float">
            <text:p>0,0303923</text:p>
          </table:table-cell>
          <table:table-cell office:value-type="float" office:value="149721" calcext:value-type="float">
            <text:p>149721</text:p>
          </table:table-cell>
          <table:table-cell office:value-type="string" calcext:value-type="string">
            <text:p>Buhloone Mindstate</text:p>
          </table:table-cell>
          <table:table-cell office:value-type="string" calcext:value-type="string">
            <text:p>[{'De La Soul'}]</text:p>
          </table:table-cell>
          <table:table-cell office:value-type="string" calcext:value-type="string">
            <text:p>[{'Conscious Hip Hop', 'East Coast Hip Hop', 'Jazz Rap'}]</text:p>
          </table:table-cell>
          <table:table-cell office:value-type="string" calcext:value-type="string">
            <text:p>[{'Abstract Hip Hop', 'Boom Bap'}]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448.49999999999" calcext:value-type="float">
            <text:p>1448,5</text:p>
          </table:table-cell>
          <table:table-cell office:value-type="float" office:value="672" calcext:value-type="float">
            <text:p>672</text:p>
          </table:table-cell>
          <table:table-cell office:value-type="float" office:value="0.672672672672673" calcext:value-type="float">
            <text:p>0,6727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753393665158371" calcext:value-type="float">
            <text:p>0,7534</text:p>
          </table:table-cell>
          <table:table-cell office:value-type="float" office:value="0.0017610351389019" calcext:value-type="float">
            <text:p>0,001761</text:p>
          </table:table-cell>
          <table:table-cell office:value-type="float" office:value="0.0242487256329473" calcext:value-type="float">
            <text:p>0,02425</text:p>
          </table:table-cell>
          <table:table-cell office:value-type="float" office:value="10" calcext:value-type="float">
            <text:p>10</text:p>
          </table:table-cell>
          <table:table-cell office:value-type="float" office:value="0.025340095856927" calcext:value-type="float">
            <text:p>0,0253401</text:p>
          </table:table-cell>
          <table:table-cell office:value-type="float" office:value="151345" calcext:value-type="float">
            <text:p>151345</text:p>
          </table:table-cell>
          <table:table-cell office:value-type="string" calcext:value-type="string">
            <text:p>Carrie &amp; Lowell Live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Art Pop', 'Indie Folk', 'Singer-Songwriter'}]</text:p>
          </table:table-cell>
          <table:table-cell office:value-type="string" calcext:value-type="string">
            <text:p>[{'Ambient Pop', 'Chamber Folk', 'Ambient', 'Folktronica', 'Progressive Pop'}]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653" calcext:value-type="float">
            <text:p>653</text:p>
          </table:table-cell>
          <table:table-cell office:value-type="float" office:value="1232.09999999999" calcext:value-type="float">
            <text:p>1232,1</text:p>
          </table:table-cell>
          <table:table-cell office:value-type="float" office:value="671" calcext:value-type="float">
            <text:p>671</text:p>
          </table:table-cell>
          <table:table-cell office:value-type="float" office:value="0.671671671671672" calcext:value-type="float">
            <text:p>0,6717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52825923134891" calcext:value-type="float">
            <text:p>0,7528</text:p>
          </table:table-cell>
          <table:table-cell office:value-type="float" office:value="0.0000768972044857148" calcext:value-type="float">
            <text:p>0,000077</text:p>
          </table:table-cell>
          <table:table-cell office:value-type="float" office:value="0.0199112310135226" calcext:value-type="float">
            <text:p>0,01991</text:p>
          </table:table-cell>
          <table:table-cell office:value-type="float" office:value="16" calcext:value-type="float">
            <text:p>16</text:p>
          </table:table-cell>
          <table:table-cell office:value-type="float" office:value="0.0232640555453523" calcext:value-type="float">
            <text:p>0,0232641</text:p>
          </table:table-cell>
          <table:table-cell office:value-type="float" office:value="151100" calcext:value-type="float">
            <text:p>151100</text:p>
          </table:table-cell>
          <table:table-cell office:value-type="string" calcext:value-type="string">
            <text:p>The Devil and God Are Raging Inside Me</text:p>
          </table:table-cell>
          <table:table-cell office:value-type="string" calcext:value-type="string">
            <text:p>[{'Brand New'}]</text:p>
          </table:table-cell>
          <table:table-cell office:value-type="string" calcext:value-type="string">
            <text:p>[{'Emo', 'Indie Rock'}]</text:p>
          </table:table-cell>
          <table:table-cell office:value-type="string" calcext:value-type="string">
            <text:p>[{'Post-Hardcore', 'Alternative Rock', 'Art Rock'}]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1649.49999999999" calcext:value-type="float">
            <text:p>1649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264559816998" calcext:value-type="float">
            <text:p>0,000265</text:p>
          </table:table-cell>
          <table:table-cell office:value-type="float" office:value="0.0514038339618021" calcext:value-type="float">
            <text:p>0,05140</text:p>
          </table:table-cell>
          <table:table-cell office:value-type="float" office:value="1" calcext:value-type="float">
            <text:p>1</text:p>
          </table:table-cell>
          <table:table-cell office:value-type="float" office:value="0.0333407308307901" calcext:value-type="float">
            <text:p>0,0333407</text:p>
          </table:table-cell>
          <table:table-cell office:value-type="float" office:value="157900" calcext:value-type="float">
            <text:p>157900</text:p>
          </table:table-cell>
          <table:table-cell office:value-type="string" calcext:value-type="string">
            <text:p>Made in Japan</text:p>
          </table:table-cell>
          <table:table-cell office:value-type="string" calcext:value-type="string">
            <text:p>[{'Deep Purple'}]</text:p>
          </table:table-cell>
          <table:table-cell office:value-type="string" calcext:value-type="string">
            <text:p>[{'Hard Rock'}]</text:p>
          </table:table-cell>
          <table:table-cell office:value-type="string" calcext:value-type="string">
            <text:p>[{'Heavy Metal', 'Blues Rock', 'Progressive Rock'}]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1625.49999999999" calcext:value-type="float">
            <text:p>1625,5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719490365448949" calcext:value-type="float">
            <text:p>0,000072</text:p>
          </table:table-cell>
          <table:table-cell office:value-type="float" office:value="0.0416789472039842" calcext:value-type="float">
            <text:p>0,04168</text:p>
          </table:table-cell>
          <table:table-cell office:value-type="float" office:value="13" calcext:value-type="float">
            <text:p>13</text:p>
          </table:table-cell>
          <table:table-cell office:value-type="float" office:value="0.0316139167195385" calcext:value-type="float">
            <text:p>0,0316139</text:p>
          </table:table-cell>
          <table:table-cell office:value-type="float" office:value="144477" calcext:value-type="float">
            <text:p>144477</text:p>
          </table:table-cell>
          <table:table-cell office:value-type="string" calcext:value-type="string">
            <text:p>Ladies and Gentlemen We Are Floating in Space</text:p>
          </table:table-cell>
          <table:table-cell office:value-type="string" calcext:value-type="string">
            <text:p>[{'Spiritualized'}]</text:p>
          </table:table-cell>
          <table:table-cell office:value-type="string" calcext:value-type="string">
            <text:p>[{'Neo-Psychedelia', 'Space Rock Revival', 'Art Rock'}]</text:p>
          </table:table-cell>
          <table:table-cell office:value-type="string" calcext:value-type="string">
            <text:p>[{'Blues Rock', 'Symphonic Rock', 'Noise Pop', 'Shoegaze', 'Dream Pop'}]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13560654843219" calcext:value-type="float">
            <text:p>0,001356</text:p>
          </table:table-cell>
          <table:table-cell office:value-type="float" office:value="0.040659281713281" calcext:value-type="float">
            <text:p>0,04066</text:p>
          </table:table-cell>
          <table:table-cell office:value-type="float" office:value="14" calcext:value-type="float">
            <text:p>14</text:p>
          </table:table-cell>
          <table:table-cell office:value-type="float" office:value="0.0297685815508697" calcext:value-type="float">
            <text:p>0,0297686</text:p>
          </table:table-cell>
          <table:table-cell office:value-type="float" office:value="148045" calcext:value-type="float">
            <text:p>148045</text:p>
          </table:table-cell>
          <table:table-cell office:value-type="string" calcext:value-type="string">
            <text:p>Midnight Marauders</text:p>
          </table:table-cell>
          <table:table-cell office:value-type="string" calcext:value-type="string">
            <text:p>[{'A Tribe Called Quest'}]</text:p>
          </table:table-cell>
          <table:table-cell office:value-type="string" calcext:value-type="string">
            <text:p>[{'East Coast Hip Hop', 'Jazz Rap', 'Boom Bap'}]</text:p>
          </table:table-cell>
          <table:table-cell office:value-type="string" calcext:value-type="string">
            <text:p>[{'Conscious Hip Hop'}]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492.79999999999" calcext:value-type="float">
            <text:p>1492,8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1284517650583" calcext:value-type="float">
            <text:p>0,000128</text:p>
          </table:table-cell>
          <table:table-cell office:value-type="float" office:value="0.0465092717742313" calcext:value-type="float">
            <text:p>0,04651</text:p>
          </table:table-cell>
          <table:table-cell office:value-type="float" office:value="7" calcext:value-type="float">
            <text:p>7</text:p>
          </table:table-cell>
          <table:table-cell office:value-type="float" office:value="0.0315778234943622" calcext:value-type="float">
            <text:p>0,0315778</text:p>
          </table:table-cell>
          <table:table-cell office:value-type="float" office:value="161074" calcext:value-type="float">
            <text:p>161074</text:p>
          </table:table-cell>
          <table:table-cell office:value-type="string" calcext:value-type="string">
            <text:p>London Calling</text:p>
          </table:table-cell>
          <table:table-cell office:value-type="string" calcext:value-type="string">
            <text:p>[{'The Clash'}]</text:p>
          </table:table-cell>
          <table:table-cell office:value-type="string" calcext:value-type="string">
            <text:p>[{'Punk Rock', 'New Wave'}]</text:p>
          </table:table-cell>
          <table:table-cell office:value-type="string" calcext:value-type="string">
            <text:p>[{'Reggae Rock', 'Rockabilly', 'Post-Punk', 'Ska', 'Reggae'}]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1144.09999999999" calcext:value-type="float">
            <text:p>1144,1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0278692663462203" calcext:value-type="float">
            <text:p>0,000028</text:p>
          </table:table-cell>
          <table:table-cell office:value-type="float" office:value="0.0185179503373948" calcext:value-type="float">
            <text:p>0,01852</text:p>
          </table:table-cell>
          <table:table-cell office:value-type="float" office:value="16" calcext:value-type="float">
            <text:p>16</text:p>
          </table:table-cell>
          <table:table-cell office:value-type="float" office:value="0.0227261694701272" calcext:value-type="float">
            <text:p>0,0227262</text:p>
          </table:table-cell>
          <table:table-cell office:value-type="float" office:value="151610" calcext:value-type="float">
            <text:p>151610</text:p>
          </table:table-cell>
          <table:table-cell office:value-type="string" calcext:value-type="string">
            <text:p>Dance Tonight! Revolution Tomorrow!</text:p>
          </table:table-cell>
          <table:table-cell office:value-type="string" calcext:value-type="string">
            <text:p>[{'Orchid'}]</text:p>
          </table:table-cell>
          <table:table-cell office:value-type="string" calcext:value-type="string">
            <text:p>[{'Emoviolence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966" calcext:value-type="float">
            <text:p>966</text:p>
          </table:table-cell>
          <table:table-cell office:value-type="float" office:value="596.900000000002" calcext:value-type="float">
            <text:p>596,9</text:p>
          </table:table-cell>
          <table:table-cell office:value-type="float" office:value="670" calcext:value-type="float">
            <text:p>670</text:p>
          </table:table-cell>
          <table:table-cell office:value-type="float" office:value="0.670670670670671" calcext:value-type="float">
            <text:p>0,67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2259036144578" calcext:value-type="float">
            <text:p>0,7523</text:p>
          </table:table-cell>
          <table:table-cell office:value-type="float" office:value="0.0004784343461698" calcext:value-type="float">
            <text:p>0,000478</text:p>
          </table:table-cell>
          <table:table-cell office:value-type="float" office:value="0.0113028429967786" calcext:value-type="float">
            <text:p>0,01130</text:p>
          </table:table-cell>
          <table:table-cell office:value-type="float" office:value="21" calcext:value-type="float">
            <text:p>21</text:p>
          </table:table-cell>
          <table:table-cell office:value-type="float" office:value="0.015109752104869" calcext:value-type="float">
            <text:p>0,0151098</text:p>
          </table:table-cell>
          <table:table-cell office:value-type="float" office:value="157039" calcext:value-type="float">
            <text:p>157039</text:p>
          </table:table-cell>
          <table:table-cell office:value-type="string" calcext:value-type="string">
            <text:p>The Goldberg Variations</text:p>
          </table:table-cell>
          <table:table-cell office:value-type="string" calcext:value-type="string">
            <text:p>[{'Johann Sebastian Bach', 'Glenn Gould'}]</text:p>
          </table:table-cell>
          <table:table-cell office:value-type="string" calcext:value-type="string">
            <text:p>[{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1830.79999999999" calcext:value-type="float">
            <text:p>1830,8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5.8" calcext:value-type="float">
            <text:p>65,8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0125531104155" calcext:value-type="float">
            <text:p>0,000126</text:p>
          </table:table-cell>
          <table:table-cell office:value-type="float" office:value="0.0555924448056761" calcext:value-type="float">
            <text:p>0,05559</text:p>
          </table:table-cell>
          <table:table-cell office:value-type="float" office:value="3" calcext:value-type="float">
            <text:p>3</text:p>
          </table:table-cell>
          <table:table-cell office:value-type="float" office:value="0.035292218893923" calcext:value-type="float">
            <text:p>0,0352922</text:p>
          </table:table-cell>
          <table:table-cell office:value-type="float" office:value="156892" calcext:value-type="float">
            <text:p>156892</text:p>
          </table:table-cell>
          <table:table-cell office:value-type="string" calcext:value-type="string">
            <text:p>Blood on the Tracks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Contemporary Folk'}]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1640.59999999999" calcext:value-type="float">
            <text:p>1640,6</text:p>
          </table:table-cell>
          <table:table-cell office:value-type="float" office:value="669" calcext:value-type="float">
            <text:p>669</text:p>
          </table:table-cell>
          <table:table-cell office:value-type="float" office:value="0.66966966966967" calcext:value-type="float">
            <text:p>0,669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51693002257336" calcext:value-type="float">
            <text:p>0,7517</text:p>
          </table:table-cell>
          <table:table-cell office:value-type="float" office:value="0.0015998630561088" calcext:value-type="float">
            <text:p>0,001600</text:p>
          </table:table-cell>
          <table:table-cell office:value-type="float" office:value="0.052076760424474" calcext:value-type="float">
            <text:p>0,05208</text:p>
          </table:table-cell>
          <table:table-cell office:value-type="float" office:value="1" calcext:value-type="float">
            <text:p>1</text:p>
          </table:table-cell>
          <table:table-cell office:value-type="float" office:value="0.0310057663923252" calcext:value-type="float">
            <text:p>0,0310058</text:p>
          </table:table-cell>
          <table:table-cell office:value-type="float" office:value="148478" calcext:value-type="float">
            <text:p>148478</text:p>
          </table:table-cell>
          <table:table-cell office:value-type="string" calcext:value-type="string">
            <text:p>Sabbath Bloody Sabbath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Progressive Rock'}]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1662.69999999999" calcext:value-type="float">
            <text:p>1662,7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6656288887417" calcext:value-type="float">
            <text:p>0,000666</text:p>
          </table:table-cell>
          <table:table-cell office:value-type="float" office:value="0.0515955531745397" calcext:value-type="float">
            <text:p>0,05160</text:p>
          </table:table-cell>
          <table:table-cell office:value-type="float" office:value="18" calcext:value-type="float">
            <text:p>18</text:p>
          </table:table-cell>
          <table:table-cell office:value-type="float" office:value="0.0320180238835441" calcext:value-type="float">
            <text:p>0,0320180</text:p>
          </table:table-cell>
          <table:table-cell office:value-type="float" office:value="152167" calcext:value-type="float">
            <text:p>152167</text:p>
          </table:table-cell>
          <table:table-cell office:value-type="string" calcext:value-type="string">
            <text:p>Live-Evil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-Funk', 'Jazz Fusion'}]</text:p>
          </table:table-cell>
          <table:table-cell office:value-type="string" calcext:value-type="string">
            <text:p>[{'Jazz-Funk', 'Jazz-Rock', 'Psychedelic Rock', 'Avant-Garde Jazz'}]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547.19999999999" calcext:value-type="float">
            <text:p>1547,2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3543958119776" calcext:value-type="float">
            <text:p>0,000354</text:p>
          </table:table-cell>
          <table:table-cell office:value-type="float" office:value="0.0394752517862929" calcext:value-type="float">
            <text:p>0,03948</text:p>
          </table:table-cell>
          <table:table-cell office:value-type="float" office:value="6" calcext:value-type="float">
            <text:p>6</text:p>
          </table:table-cell>
          <table:table-cell office:value-type="float" office:value="0.0310475238472054" calcext:value-type="float">
            <text:p>0,0310475</text:p>
          </table:table-cell>
          <table:table-cell office:value-type="float" office:value="152863" calcext:value-type="float">
            <text:p>152863</text:p>
          </table:table-cell>
          <table:table-cell office:value-type="string" calcext:value-type="string">
            <text:p>The Bends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Post-Britpop', 'Britpop'}]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office:value-type="float" office:value="1161.59999999999" calcext:value-type="float">
            <text:p>1161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593111481555" calcext:value-type="float">
            <text:p>0,000593</text:p>
          </table:table-cell>
          <table:table-cell office:value-type="float" office:value="0.0186047747945972" calcext:value-type="float">
            <text:p>0,01860</text:p>
          </table:table-cell>
          <table:table-cell office:value-type="float" office:value="16" calcext:value-type="float">
            <text:p>16</text:p>
          </table:table-cell>
          <table:table-cell office:value-type="float" office:value="0.0215669777253987" calcext:value-type="float">
            <text:p>0,0215670</text:p>
          </table:table-cell>
          <table:table-cell office:value-type="float" office:value="141745" calcext:value-type="float">
            <text:p>141745</text:p>
          </table:table-cell>
          <table:table-cell office:value-type="string" calcext:value-type="string">
            <text:p>Panopticon</text:p>
          </table:table-cell>
          <table:table-cell office:value-type="string" calcext:value-type="string">
            <text:p>[{'Isis'}]</text:p>
          </table:table-cell>
          <table:table-cell office:value-type="string" calcext:value-type="string">
            <text:p>[{'Post-Metal', 'Atmospheric Sludge Metal'}]</text:p>
          </table:table-cell>
          <table:table-cell office:value-type="string" calcext:value-type="string">
            <text:p>[{'Post-Rock'}]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869" calcext:value-type="float">
            <text:p>869</text:p>
          </table:table-cell>
          <table:table-cell office:value-type="float" office:value="1063.6" calcext:value-type="float">
            <text:p>1063,6</text:p>
          </table:table-cell>
          <table:table-cell office:value-type="float" office:value="668" calcext:value-type="float">
            <text:p>668</text:p>
          </table:table-cell>
          <table:table-cell office:value-type="float" office:value="0.668668668668669" calcext:value-type="float">
            <text:p>0,668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51127819548872" calcext:value-type="float">
            <text:p>0,7511</text:p>
          </table:table-cell>
          <table:table-cell office:value-type="float" office:value="0.0000711800645000378" calcext:value-type="float">
            <text:p>0,000071</text:p>
          </table:table-cell>
          <table:table-cell office:value-type="float" office:value="0.0156696026648505" calcext:value-type="float">
            <text:p>0,01567</text:p>
          </table:table-cell>
          <table:table-cell office:value-type="float" office:value="17" calcext:value-type="float">
            <text:p>17</text:p>
          </table:table-cell>
          <table:table-cell office:value-type="float" office:value="0.0206279123292149" calcext:value-type="float">
            <text:p>0,0206279</text:p>
          </table:table-cell>
          <table:table-cell office:value-type="float" office:value="156042" calcext:value-type="float">
            <text:p>156042</text:p>
          </table:table-cell>
          <table:table-cell office:value-type="string" calcext:value-type="string">
            <text:p>Symphonie No. 2 "Resurrection"</text:p>
          </table:table-cell>
          <table:table-cell office:value-type="string" calcext:value-type="string">
            <text:p>[{'Gustav Mahler'}]</text:p>
          </table:table-cell>
          <table:table-cell office:value-type="string" calcext:value-type="string">
            <text:p>[{'Choral Symphony', 'Romanticism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524.09999999999" calcext:value-type="float">
            <text:p>1524,1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1731818659" calcext:value-type="float">
            <text:p>0,000217</text:p>
          </table:table-cell>
          <table:table-cell office:value-type="float" office:value="0.0386845307774928" calcext:value-type="float">
            <text:p>0,03868</text:p>
          </table:table-cell>
          <table:table-cell office:value-type="float" office:value="14" calcext:value-type="float">
            <text:p>14</text:p>
          </table:table-cell>
          <table:table-cell office:value-type="float" office:value="0.0299804009590101" calcext:value-type="float">
            <text:p>0,0299804</text:p>
          </table:table-cell>
          <table:table-cell office:value-type="float" office:value="152780" calcext:value-type="float">
            <text:p>152780</text:p>
          </table:table-cell>
          <table:table-cell office:value-type="string" calcext:value-type="string">
            <text:p>The Miseducation of Lauryn Hill</text:p>
          </table:table-cell>
          <table:table-cell office:value-type="string" calcext:value-type="string">
            <text:p>[{'Lauryn Hill'}]</text:p>
          </table:table-cell>
          <table:table-cell office:value-type="string" calcext:value-type="string">
            <text:p>[{'East Coast Hip Hop', 'Contemporary R&amp;B', 'Neo-Soul'}]</text:p>
          </table:table-cell>
          <table:table-cell office:value-type="string" calcext:value-type="string">
            <text:p>[{'Conscious Hip Hop', 'Hip Hop Soul', 'Boom Bap'}]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493.79999999999" calcext:value-type="float">
            <text:p>1493,8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748529806646" calcext:value-type="float">
            <text:p>0,000749</text:p>
          </table:table-cell>
          <table:table-cell office:value-type="float" office:value="0.038728812883115" calcext:value-type="float">
            <text:p>0,03873</text:p>
          </table:table-cell>
          <table:table-cell office:value-type="float" office:value="14" calcext:value-type="float">
            <text:p>14</text:p>
          </table:table-cell>
          <table:table-cell office:value-type="float" office:value="0.0300836589871934" calcext:value-type="float">
            <text:p>0,0300837</text:p>
          </table:table-cell>
          <table:table-cell office:value-type="float" office:value="154954" calcext:value-type="float">
            <text:p>154954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Speed Metal'}]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1483.39999999999" calcext:value-type="float">
            <text:p>1483,4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1719154023763" calcext:value-type="float">
            <text:p>0,000172</text:p>
          </table:table-cell>
          <table:table-cell office:value-type="float" office:value="0.0466362312062495" calcext:value-type="float">
            <text:p>0,04664</text:p>
          </table:table-cell>
          <table:table-cell office:value-type="float" office:value="7" calcext:value-type="float">
            <text:p>7</text:p>
          </table:table-cell>
          <table:table-cell office:value-type="float" office:value="0.0314796077541396" calcext:value-type="float">
            <text:p>0,0314796</text:p>
          </table:table-cell>
          <table:table-cell office:value-type="float" office:value="161623" calcext:value-type="float">
            <text:p>161623</text:p>
          </table:table-cell>
          <table:table-cell office:value-type="string" calcext:value-type="string">
            <text:p>Talking Book</text:p>
          </table:table-cell>
          <table:table-cell office:value-type="string" calcext:value-type="string">
            <text:p>[{'Stevie Wonder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Psychedelic Soul', 'Pop Soul', 'Funk', 'Smooth Soul'}]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1461.99999999999" calcext:value-type="float">
            <text:p>1462,0</text:p>
          </table:table-cell>
          <table:table-cell office:value-type="float" office:value="667" calcext:value-type="float">
            <text:p>667</text:p>
          </table:table-cell>
          <table:table-cell office:value-type="float" office:value="0.667667667667668" calcext:value-type="float">
            <text:p>0,667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50563486100676" calcext:value-type="float">
            <text:p>0,7506</text:p>
          </table:table-cell>
          <table:table-cell office:value-type="float" office:value="0.0002749910899543" calcext:value-type="float">
            <text:p>0,000275</text:p>
          </table:table-cell>
          <table:table-cell office:value-type="float" office:value="0.0464441501145598" calcext:value-type="float">
            <text:p>0,04644</text:p>
          </table:table-cell>
          <table:table-cell office:value-type="float" office:value="18" calcext:value-type="float">
            <text:p>18</text:p>
          </table:table-cell>
          <table:table-cell office:value-type="float" office:value="0.029802991478738" calcext:value-type="float">
            <text:p>0,0298030</text:p>
          </table:table-cell>
          <table:table-cell office:value-type="float" office:value="152328" calcext:value-type="float">
            <text:p>152328</text:p>
          </table:table-cell>
          <table:table-cell office:value-type="string" calcext:value-type="string">
            <text:p>Bronca Buenos Aires</text:p>
          </table:table-cell>
          <table:table-cell office:value-type="string" calcext:value-type="string">
            <text:p>[{'Jorge LÃ³pez Ruiz'}]</text:p>
          </table:table-cell>
          <table:table-cell office:value-type="string" calcext:value-type="string">
            <text:p>[{'Avant-Garde Jazz'}]</text:p>
          </table:table-cell>
          <table:table-cell office:value-type="string" calcext:value-type="string">
            <text:p>[{'Experimental Big Band', 'Free Jazz', 'Poetry', 'Jazz Fusion'}]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662" calcext:value-type="float">
            <text:p>662</text:p>
          </table:table-cell>
          <table:table-cell office:value-type="float" office:value="1563.39999999999" calcext:value-type="float">
            <text:p>1563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423603296014786" calcext:value-type="float">
            <text:p>0,000042</text:p>
          </table:table-cell>
          <table:table-cell office:value-type="float" office:value="0.0492283418624848" calcext:value-type="float">
            <text:p>0,04923</text:p>
          </table:table-cell>
          <table:table-cell office:value-type="float" office:value="0" calcext:value-type="float">
            <text:p>0</text:p>
          </table:table-cell>
          <table:table-cell office:value-type="float" office:value="0.0312320302817172" calcext:value-type="float">
            <text:p>0,0312320</text:p>
          </table:table-cell>
          <table:table-cell office:value-type="float" office:value="145384" calcext:value-type="float">
            <text:p>145384</text:p>
          </table:table-cell>
          <table:table-cell office:value-type="string" calcext:value-type="string">
            <text:p>Rock Bottom</text:p>
          </table:table-cell>
          <table:table-cell office:value-type="string" calcext:value-type="string">
            <text:p>[{'Robert Wyatt'}]</text:p>
          </table:table-cell>
          <table:table-cell office:value-type="string" calcext:value-type="string">
            <text:p>[{'Art Rock', 'Canterbury Scene'}]</text:p>
          </table:table-cell>
          <table:table-cell office:value-type="string" calcext:value-type="string">
            <text:p>[{'Jazz-Rock', 'Singer-Songwriter', 'Avant-Prog'}]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1557.59999999999" calcext:value-type="float">
            <text:p>1557,6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3781002110995" calcext:value-type="float">
            <text:p>0,000378</text:p>
          </table:table-cell>
          <table:table-cell office:value-type="float" office:value="0.0479703992137187" calcext:value-type="float">
            <text:p>0,04797</text:p>
          </table:table-cell>
          <table:table-cell office:value-type="float" office:value="18" calcext:value-type="float">
            <text:p>18</text:p>
          </table:table-cell>
          <table:table-cell office:value-type="float" office:value="0.0317423329110497" calcext:value-type="float">
            <text:p>0,0317423</text:p>
          </table:table-cell>
          <table:table-cell office:value-type="float" office:value="153493" calcext:value-type="float">
            <text:p>153493</text:p>
          </table:table-cell>
          <table:table-cell office:value-type="string" calcext:value-type="string">
            <text:p>Love in Us All</text:p>
          </table:table-cell>
          <table:table-cell office:value-type="string" calcext:value-type="string">
            <text:p>[{'Pharoah Sanders'}]</text:p>
          </table:table-cell>
          <table:table-cell office:value-type="string" calcext:value-type="string">
            <text:p>[{'Spiritual Jazz', 'Free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1438.39999999999" calcext:value-type="float">
            <text:p>1438,4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0745568547839757" calcext:value-type="float">
            <text:p>0,000075</text:p>
          </table:table-cell>
          <table:table-cell office:value-type="float" office:value="0.0454264469040521" calcext:value-type="float">
            <text:p>0,04543</text:p>
          </table:table-cell>
          <table:table-cell office:value-type="float" office:value="7" calcext:value-type="float">
            <text:p>7</text:p>
          </table:table-cell>
          <table:table-cell office:value-type="float" office:value="0.031163955877313" calcext:value-type="float">
            <text:p>0,0311640</text:p>
          </table:table-cell>
          <table:table-cell office:value-type="float" office:value="160432" calcext:value-type="float">
            <text:p>160432</text:p>
          </table:table-cell>
          <table:table-cell office:value-type="string" calcext:value-type="string">
            <text:p>Let's Get It On</text:p>
          </table:table-cell>
          <table:table-cell office:value-type="string" calcext:value-type="string">
            <text:p>[{'Marvin Gaye'}]</text:p>
          </table:table-cell>
          <table:table-cell office:value-type="string" calcext:value-type="string">
            <text:p>[{'Smooth Soul'}]</text:p>
          </table:table-cell>
          <table:table-cell office:value-type="string" calcext:value-type="string">
            <text:p>[{'Philly Soul'}]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974.899999999997" calcext:value-type="float">
            <text:p>974,9</text:p>
          </table:table-cell>
          <table:table-cell office:value-type="float" office:value="666" calcext:value-type="float">
            <text:p>666</text:p>
          </table:table-cell>
          <table:table-cell office:value-type="float" office:value="0.666666666666667" calcext:value-type="float">
            <text:p>0,666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,7500</text:p>
          </table:table-cell>
          <table:table-cell office:value-type="float" office:value="0.0001944161930801" calcext:value-type="float">
            <text:p>0,000194</text:p>
          </table:table-cell>
          <table:table-cell office:value-type="float" office:value="0.0141633726403252" calcext:value-type="float">
            <text:p>0,01416</text:p>
          </table:table-cell>
          <table:table-cell office:value-type="float" office:value="17" calcext:value-type="float">
            <text:p>17</text:p>
          </table:table-cell>
          <table:table-cell office:value-type="float" office:value="0.0199420036782549" calcext:value-type="float">
            <text:p>0,0199420</text:p>
          </table:table-cell>
          <table:table-cell office:value-type="float" office:value="157787" calcext:value-type="float">
            <text:p>157787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[{'Michael Jackson'}]</text:p>
          </table:table-cell>
          <table:table-cell office:value-type="string" calcext:value-type="string">
            <text:p>[{'Pop', 'Contemporary R&amp;B', 'Dance-Pop'}]</text:p>
          </table:table-cell>
          <table:table-cell office:value-type="string" calcext:value-type="string">
            <text:p>[{'Disco', 'Pop Soul', 'Funk', 'Synth Funk'}]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1136.39999999999" calcext:value-type="float">
            <text:p>1136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02528771733848" calcext:value-type="float">
            <text:p>0,000253</text:p>
          </table:table-cell>
          <table:table-cell office:value-type="float" office:value="0.0194691322049711" calcext:value-type="float">
            <text:p>0,01947</text:p>
          </table:table-cell>
          <table:table-cell office:value-type="float" office:value="17" calcext:value-type="float">
            <text:p>17</text:p>
          </table:table-cell>
          <table:table-cell office:value-type="float" office:value="0.0217198787605703" calcext:value-type="float">
            <text:p>0,0217199</text:p>
          </table:table-cell>
          <table:table-cell office:value-type="float" office:value="157932" calcext:value-type="float">
            <text:p>157932</text:p>
          </table:table-cell>
          <table:table-cell office:value-type="string" calcext:value-type="string">
            <text:p>Screaming for Vengeance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039.4" calcext:value-type="float">
            <text:p>1039,4</text:p>
          </table:table-cell>
          <table:table-cell office:value-type="float" office:value="665" calcext:value-type="float">
            <text:p>665</text:p>
          </table:table-cell>
          <table:table-cell office:value-type="float" office:value="0.665665665665666" calcext:value-type="float">
            <text:p>0,665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9437359339835" calcext:value-type="float">
            <text:p>0,7494</text:p>
          </table:table-cell>
          <table:table-cell office:value-type="float" office:value="0.0011095597935945" calcext:value-type="float">
            <text:p>0,001110</text:p>
          </table:table-cell>
          <table:table-cell office:value-type="float" office:value="0.0148395872946602" calcext:value-type="float">
            <text:p>0,01484</text:p>
          </table:table-cell>
          <table:table-cell office:value-type="float" office:value="8" calcext:value-type="float">
            <text:p>8</text:p>
          </table:table-cell>
          <table:table-cell office:value-type="float" office:value="0.0192101507181468" calcext:value-type="float">
            <text:p>0,0192102</text:p>
          </table:table-cell>
          <table:table-cell office:value-type="float" office:value="149763" calcext:value-type="float">
            <text:p>149763</text:p>
          </table:table-cell>
          <table:table-cell office:value-type="string" calcext:value-type="string">
            <text:p>Giant Steps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Modal Jazz', 'Post-Bop'}]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1612.09999999999" calcext:value-type="float">
            <text:p>1612,1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31413511039" calcext:value-type="float">
            <text:p>0,000703</text:p>
          </table:table-cell>
          <table:table-cell office:value-type="float" office:value="0.0513243945297413" calcext:value-type="float">
            <text:p>0,05132</text:p>
          </table:table-cell>
          <table:table-cell office:value-type="float" office:value="0" calcext:value-type="float">
            <text:p>0</text:p>
          </table:table-cell>
          <table:table-cell office:value-type="float" office:value="0.0322016957465887" calcext:value-type="float">
            <text:p>0,0322017</text:p>
          </table:table-cell>
          <table:table-cell office:value-type="float" office:value="152143" calcext:value-type="float">
            <text:p>152143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[{'Genesis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78.19999999999" calcext:value-type="float">
            <text:p>1278,2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7012213091037" calcext:value-type="float">
            <text:p>0,000701</text:p>
          </table:table-cell>
          <table:table-cell office:value-type="float" office:value="0.0207220794848586" calcext:value-type="float">
            <text:p>0,02072</text:p>
          </table:table-cell>
          <table:table-cell office:value-type="float" office:value="16" calcext:value-type="float">
            <text:p>16</text:p>
          </table:table-cell>
          <table:table-cell office:value-type="float" office:value="0.0232682516856644" calcext:value-type="float">
            <text:p>0,0232683</text:p>
          </table:table-cell>
          <table:table-cell office:value-type="float" office:value="148991" calcext:value-type="float">
            <text:p>148991</text:p>
          </table:table-cell>
          <table:table-cell office:value-type="string" calcext:value-type="string">
            <text:p>Vespertine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Micromontage', 'Ambient Pop', 'Glitch Pop', 'Folktronica', 'IDM'}]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1181.89999999999" calcext:value-type="float">
            <text:p>1181,9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6070532790639" calcext:value-type="float">
            <text:p>0,000607</text:p>
          </table:table-cell>
          <table:table-cell office:value-type="float" office:value="0.0193860943622762" calcext:value-type="float">
            <text:p>0,01939</text:p>
          </table:table-cell>
          <table:table-cell office:value-type="float" office:value="16" calcext:value-type="float">
            <text:p>16</text:p>
          </table:table-cell>
          <table:table-cell office:value-type="float" office:value="0.0219648520500032" calcext:value-type="float">
            <text:p>0,0219649</text:p>
          </table:table-cell>
          <table:table-cell office:value-type="float" office:value="143885" calcext:value-type="float">
            <text:p>143885</text:p>
          </table:table-cell>
          <table:table-cell office:value-type="string" calcext:value-type="string">
            <text:p>Ghost Reveries</text:p>
          </table:table-cell>
          <table:table-cell office:value-type="string" calcext:value-type="string">
            <text:p>[{'Opeth'}]</text:p>
          </table:table-cell>
          <table:table-cell office:value-type="string" calcext:value-type="string">
            <text:p>[{'Progressive Metal'}]</text:p>
          </table:table-cell>
          <table:table-cell office:value-type="string" calcext:value-type="string">
            <text:p>[{'Death Metal', 'Progressive Rock'}]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916.499999999997" calcext:value-type="float">
            <text:p>916,5</text:p>
          </table:table-cell>
          <table:table-cell office:value-type="float" office:value="664" calcext:value-type="float">
            <text:p>664</text:p>
          </table:table-cell>
          <table:table-cell office:value-type="float" office:value="0.664664664664665" calcext:value-type="float">
            <text:p>0,664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8875562218891" calcext:value-type="float">
            <text:p>0,7489</text:p>
          </table:table-cell>
          <table:table-cell office:value-type="float" office:value="0.0001578733041658" calcext:value-type="float">
            <text:p>0,000158</text:p>
          </table:table-cell>
          <table:table-cell office:value-type="float" office:value="0.0141153687780794" calcext:value-type="float">
            <text:p>0,01412</text:p>
          </table:table-cell>
          <table:table-cell office:value-type="float" office:value="8" calcext:value-type="float">
            <text:p>8</text:p>
          </table:table-cell>
          <table:table-cell office:value-type="float" office:value="0.0196735745010383" calcext:value-type="float">
            <text:p>0,0196736</text:p>
          </table:table-cell>
          <table:table-cell office:value-type="float" office:value="158253" calcext:value-type="float">
            <text:p>158253</text:p>
          </table:table-cell>
          <table:table-cell office:value-type="string" calcext:value-type="string">
            <text:p>Hot Buttered Soul</text:p>
          </table:table-cell>
          <table:table-cell office:value-type="string" calcext:value-type="string">
            <text:p>[{'Isaac Hayes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Spoken Word', 'Psychedelic Soul', 'Funk', 'Smooth Soul', 'Deep Soul'}]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1720.39999999999" calcext:value-type="float">
            <text:p>1720,4</text:p>
          </table:table-cell>
          <table:table-cell office:value-type="float" office:value="663" calcext:value-type="float">
            <text:p>663</text:p>
          </table:table-cell>
          <table:table-cell office:value-type="float" office:value="0.663663663663664" calcext:value-type="float">
            <text:p>0,663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8314606741573" calcext:value-type="float">
            <text:p>0,7483</text:p>
          </table:table-cell>
          <table:table-cell office:value-type="float" office:value="0.0000677029735145968" calcext:value-type="float">
            <text:p>0,000068</text:p>
          </table:table-cell>
          <table:table-cell office:value-type="float" office:value="0.052666315320044" calcext:value-type="float">
            <text:p>0,05267</text:p>
          </table:table-cell>
          <table:table-cell office:value-type="float" office:value="3" calcext:value-type="float">
            <text:p>3</text:p>
          </table:table-cell>
          <table:table-cell office:value-type="float" office:value="0.0350678209177074" calcext:value-type="float">
            <text:p>0,0350678</text:p>
          </table:table-cell>
          <table:table-cell office:value-type="float" office:value="154859" calcext:value-type="float">
            <text:p>154859</text:p>
          </table:table-cell>
          <table:table-cell office:value-type="string" calcext:value-type="string">
            <text:p>Bridge Over Troubled Water</text:p>
          </table:table-cell>
          <table:table-cell office:value-type="string" calcext:value-type="string">
            <text:p>[{'Simon &amp; Garfunkel'}]</text:p>
          </table:table-cell>
          <table:table-cell office:value-type="string" calcext:value-type="string">
            <text:p>[{'Folk Pop', 'Singer-Songwriter'}]</text:p>
          </table:table-cell>
          <table:table-cell office:value-type="string" calcext:value-type="string">
            <text:p>[{'Contemporary Folk', 'Folk Rock'}]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1623.49999999999" calcext:value-type="float">
            <text:p>1623,5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11626522982568" calcext:value-type="float">
            <text:p>0,001163</text:p>
          </table:table-cell>
          <table:table-cell office:value-type="float" office:value="0.0502379942900729" calcext:value-type="float">
            <text:p>0,05024</text:p>
          </table:table-cell>
          <table:table-cell office:value-type="float" office:value="4" calcext:value-type="float">
            <text:p>4</text:p>
          </table:table-cell>
          <table:table-cell office:value-type="float" office:value="0.0318639724954149" calcext:value-type="float">
            <text:p>0,0318640</text:p>
          </table:table-cell>
          <table:table-cell office:value-type="float" office:value="144319" calcext:value-type="float">
            <text:p>144319</text:p>
          </table:table-cell>
          <table:table-cell office:value-type="string" calcext:value-type="string">
            <text:p>Before and After Science</text:p>
          </table:table-cell>
          <table:table-cell office:value-type="string" calcext:value-type="string">
            <text:p>[{'Brian Eno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New Wave', 'Ambient Pop', 'Art Pop', 'Ambient', 'Electronic'}]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1492.19999999999" calcext:value-type="float">
            <text:p>1492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607676958378" calcext:value-type="float">
            <text:p>0,000161</text:p>
          </table:table-cell>
          <table:table-cell office:value-type="float" office:value="0.0463744021513455" calcext:value-type="float">
            <text:p>0,04637</text:p>
          </table:table-cell>
          <table:table-cell office:value-type="float" office:value="7" calcext:value-type="float">
            <text:p>7</text:p>
          </table:table-cell>
          <table:table-cell office:value-type="float" office:value="0.0312364144155018" calcext:value-type="float">
            <text:p>0,0312364</text:p>
          </table:table-cell>
          <table:table-cell office:value-type="float" office:value="155649" calcext:value-type="float">
            <text:p>155649</text:p>
          </table:table-cell>
          <table:table-cell office:value-type="string" calcext:value-type="string">
            <text:p>Exile on Main St.</text:p>
          </table:table-cell>
          <table:table-cell office:value-type="string" calcext:value-type="string">
            <text:p>[{'The Rolling Stones'}]</text:p>
          </table:table-cell>
          <table:table-cell office:value-type="string" calcext:value-type="string">
            <text:p>[{'Blues Rock', 'Roots Rock'}]</text:p>
          </table:table-cell>
          <table:table-cell office:value-type="string" calcext:value-type="string">
            <text:p>[{'Country Rock', 'Roots Rock', 'Rhythm &amp; Blues'}]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1716813674061" calcext:value-type="float">
            <text:p>0,000172</text:p>
          </table:table-cell>
          <table:table-cell office:value-type="float" office:value="0.0371709162316798" calcext:value-type="float">
            <text:p>0,03717</text:p>
          </table:table-cell>
          <table:table-cell office:value-type="float" office:value="14" calcext:value-type="float">
            <text:p>14</text:p>
          </table:table-cell>
          <table:table-cell office:value-type="float" office:value="0.0291022794774328" calcext:value-type="float">
            <text:p>0,0291023</text:p>
          </table:table-cell>
          <table:table-cell office:value-type="float" office:value="143601" calcext:value-type="float">
            <text:p>143601</text:p>
          </table:table-cell>
          <table:table-cell office:value-type="string" calcext:value-type="string">
            <text:p>ATLiens</text:p>
          </table:table-cell>
          <table:table-cell office:value-type="string" calcext:value-type="string">
            <text:p>[{'OutKast'}]</text:p>
          </table:table-cell>
          <table:table-cell office:value-type="string" calcext:value-type="string">
            <text:p>[{'Southern Hip Hop'}]</text:p>
          </table:table-cell>
          <table:table-cell office:value-type="string" calcext:value-type="string">
            <text:p>[{'Conscious Hip Hop', 'Trip Hop', 'Neo-Soul'}]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1394.09999999999" calcext:value-type="float">
            <text:p>1394,1</text:p>
          </table:table-cell>
          <table:table-cell office:value-type="float" office:value="662" calcext:value-type="float">
            <text:p>662</text:p>
          </table:table-cell>
          <table:table-cell office:value-type="float" office:value="0.662662662662663" calcext:value-type="float">
            <text:p>0,6627</text:p>
          </table:table-cell>
          <table:table-cell office:value-type="float" office:value="64.6" calcext:value-type="float">
            <text:p>64,6</text:p>
          </table:table-cell>
          <table:table-cell office:value-type="float" office:value="2" calcext:value-type="float">
            <text:p>2</text:p>
          </table:table-cell>
          <table:table-cell office:value-type="float" office:value="0.747754491017964" calcext:value-type="float">
            <text:p>0,7478</text:p>
          </table:table-cell>
          <table:table-cell office:value-type="float" office:value="0.0009977913785529" calcext:value-type="float">
            <text:p>0,000998</text:p>
          </table:table-cell>
          <table:table-cell office:value-type="float" office:value="0.0256254032437005" calcext:value-type="float">
            <text:p>0,02563</text:p>
          </table:table-cell>
          <table:table-cell office:value-type="float" office:value="10" calcext:value-type="float">
            <text:p>10</text:p>
          </table:table-cell>
          <table:table-cell office:value-type="float" office:value="0.0242433450304683" calcext:value-type="float">
            <text:p>0,0242433</text:p>
          </table:table-cell>
          <table:table-cell office:value-type="float" office:value="150352" calcext:value-type="float">
            <text:p>150352</text:p>
          </table:table-cell>
          <table:table-cell office:value-type="string" calcext:value-type="string">
            <text:p>The Real Royal Albert Hall 1966 Concert!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Contemporary Folk', 'Singer-Songwriter', 'Folk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office:value-type="float" office:value="1493.99999999999" calcext:value-type="float">
            <text:p>1494,0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4401752008075" calcext:value-type="float">
            <text:p>0,000440</text:p>
          </table:table-cell>
          <table:table-cell office:value-type="float" office:value="0.0378319304051342" calcext:value-type="float">
            <text:p>0,03783</text:p>
          </table:table-cell>
          <table:table-cell office:value-type="float" office:value="14" calcext:value-type="float">
            <text:p>14</text:p>
          </table:table-cell>
          <table:table-cell office:value-type="float" office:value="0.0304864722537452" calcext:value-type="float">
            <text:p>0,0304865</text:p>
          </table:table-cell>
          <table:table-cell office:value-type="float" office:value="146546" calcext:value-type="float">
            <text:p>146546</text:p>
          </table:table-cell>
          <table:table-cell office:value-type="string" calcext:value-type="string">
            <text:p>Seasons in the Abyss</text:p>
          </table:table-cell>
          <table:table-cell office:value-type="string" calcext:value-type="string">
            <text:p>[{'Slayer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1050.29999999999" calcext:value-type="float">
            <text:p>1050,3</text:p>
          </table:table-cell>
          <table:table-cell office:value-type="float" office:value="661" calcext:value-type="float">
            <text:p>661</text:p>
          </table:table-cell>
          <table:table-cell office:value-type="float" office:value="0.661661661661662" calcext:value-type="float">
            <text:p>0,66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71952131638" calcext:value-type="float">
            <text:p>0,7472</text:p>
          </table:table-cell>
          <table:table-cell office:value-type="float" office:value="0.0000934620173097127" calcext:value-type="float">
            <text:p>0,000093</text:p>
          </table:table-cell>
          <table:table-cell office:value-type="float" office:value="0.0167268120656216" calcext:value-type="float">
            <text:p>0,01673</text:p>
          </table:table-cell>
          <table:table-cell office:value-type="float" office:value="10" calcext:value-type="float">
            <text:p>10</text:p>
          </table:table-cell>
          <table:table-cell office:value-type="float" office:value="0.0206849952448094" calcext:value-type="float">
            <text:p>0,0206850</text:p>
          </table:table-cell>
          <table:table-cell office:value-type="float" office:value="150962" calcext:value-type="float">
            <text:p>150962</text:p>
          </table:table-cell>
          <table:table-cell office:value-type="string" calcext:value-type="string">
            <text:p>Cornell 5/8/77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Roots Rock'}]</text:p>
          </table:table-cell>
          <table:table-cell office:value-type="string" calcext:value-type="string">
            <text:p>[{'Funk Rock', 'Folk Rock', 'Psychedelic Rock'}]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901.49999999999" calcext:value-type="float">
            <text:p>1901,5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8502705396492" calcext:value-type="float">
            <text:p>0,000850</text:p>
          </table:table-cell>
          <table:table-cell office:value-type="float" office:value="0.0584990692568506" calcext:value-type="float">
            <text:p>0,05850</text:p>
          </table:table-cell>
          <table:table-cell office:value-type="float" office:value="3" calcext:value-type="float">
            <text:p>3</text:p>
          </table:table-cell>
          <table:table-cell office:value-type="float" office:value="0.036553855342188" calcext:value-type="float">
            <text:p>0,0365539</text:p>
          </table:table-cell>
          <table:table-cell office:value-type="float" office:value="147604" calcext:value-type="float">
            <text:p>147604</text:p>
          </table:table-cell>
          <table:table-cell office:value-type="string" calcext:value-type="string">
            <text:p>After the Gold Rush</text:p>
          </table:table-cell>
          <table:table-cell office:value-type="string" calcext:value-type="string">
            <text:p>[{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468.29999999999" calcext:value-type="float">
            <text:p>1468,3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1454694507466" calcext:value-type="float">
            <text:p>0,000145</text:p>
          </table:table-cell>
          <table:table-cell office:value-type="float" office:value="0.0464392918750841" calcext:value-type="float">
            <text:p>0,04644</text:p>
          </table:table-cell>
          <table:table-cell office:value-type="float" office:value="7" calcext:value-type="float">
            <text:p>7</text:p>
          </table:table-cell>
          <table:table-cell office:value-type="float" office:value="0.0317052016430418" calcext:value-type="float">
            <text:p>0,0317052</text:p>
          </table:table-cell>
          <table:table-cell office:value-type="float" office:value="159906" calcext:value-type="float">
            <text:p>159906</text:p>
          </table:table-cell>
          <table:table-cell office:value-type="string" calcext:value-type="string">
            <text:p>Songs in the Key of Life</text:p>
          </table:table-cell>
          <table:table-cell office:value-type="string" calcext:value-type="string">
            <text:p>[{'Stevie Wonder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Pop Soul', 'Funk', 'Smooth Soul'}]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float" office:value="1404.39999999999" calcext:value-type="float">
            <text:p>1404,4</text:p>
          </table:table-cell>
          <table:table-cell office:value-type="float" office:value="660" calcext:value-type="float">
            <text:p>660</text:p>
          </table:table-cell>
          <table:table-cell office:value-type="float" office:value="0.660660660660661" calcext:value-type="float">
            <text:p>0,660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6636771300449" calcext:value-type="float">
            <text:p>0,7466</text:p>
          </table:table-cell>
          <table:table-cell office:value-type="float" office:value="0.0000772315401573919" calcext:value-type="float">
            <text:p>0,000077</text:p>
          </table:table-cell>
          <table:table-cell office:value-type="float" office:value="0.0366355976487559" calcext:value-type="float">
            <text:p>0,03664</text:p>
          </table:table-cell>
          <table:table-cell office:value-type="float" office:value="14" calcext:value-type="float">
            <text:p>14</text:p>
          </table:table-cell>
          <table:table-cell office:value-type="float" office:value="0.0289753226377105" calcext:value-type="float">
            <text:p>0,0289753</text:p>
          </table:table-cell>
          <table:table-cell office:value-type="float" office:value="143968" calcext:value-type="float">
            <text:p>143968</text:p>
          </table:table-cell>
          <table:table-cell office:value-type="string" calcext:value-type="string">
            <text:p>Kyuss [Welcome to Sky Valley]</text:p>
          </table:table-cell>
          <table:table-cell office:value-type="string" calcext:value-type="string">
            <text:p>[{'Kyuss'}]</text:p>
          </table:table-cell>
          <table:table-cell office:value-type="string" calcext:value-type="string">
            <text:p>[{'Stoner Metal', 'Stoner Rock'}]</text:p>
          </table:table-cell>
          <table:table-cell office:value-type="string" calcext:value-type="string">
            <text:p>[{'Heavy Psych', 'Psychedelic Rock'}]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53.29999999999" calcext:value-type="float">
            <text:p>1553,3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2122028508134" calcext:value-type="float">
            <text:p>0,000212</text:p>
          </table:table-cell>
          <table:table-cell office:value-type="float" office:value="0.0393377171862286" calcext:value-type="float">
            <text:p>0,03934</text:p>
          </table:table-cell>
          <table:table-cell office:value-type="float" office:value="13" calcext:value-type="float">
            <text:p>13</text:p>
          </table:table-cell>
          <table:table-cell office:value-type="float" office:value="0.0309321907800183" calcext:value-type="float">
            <text:p>0,0309322</text:p>
          </table:table-cell>
          <table:table-cell office:value-type="float" office:value="142855" calcext:value-type="float">
            <text:p>142855</text:p>
          </table:table-cell>
          <table:table-cell office:value-type="string" calcext:value-type="string">
            <text:p>LONG SEASON</text:p>
          </table:table-cell>
          <table:table-cell office:value-type="string" calcext:value-type="string">
            <text:p>[{'Fishmans'}]</text:p>
          </table:table-cell>
          <table:table-cell office:value-type="string" calcext:value-type="string">
            <text:p>[{'Progressive Pop', 'Neo-Psychedelia', 'Dream Pop'}]</text:p>
          </table:table-cell>
          <table:table-cell office:value-type="string" calcext:value-type="string">
            <text:p>[{'Post-Minimalism', 'Post-Rock', 'Dub', 'Ambient Pop'}]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1466.69999999999" calcext:value-type="float">
            <text:p>1466,7</text:p>
          </table:table-cell>
          <table:table-cell office:value-type="float" office:value="659" calcext:value-type="float">
            <text:p>659</text:p>
          </table:table-cell>
          <table:table-cell office:value-type="float" office:value="0.65965965965966" calcext:value-type="float">
            <text:p>0,659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6079163554892" calcext:value-type="float">
            <text:p>0,7461</text:p>
          </table:table-cell>
          <table:table-cell office:value-type="float" office:value="0.0003049364216142" calcext:value-type="float">
            <text:p>0,000305</text:p>
          </table:table-cell>
          <table:table-cell office:value-type="float" office:value="0.046747862667402" calcext:value-type="float">
            <text:p>0,04675</text:p>
          </table:table-cell>
          <table:table-cell office:value-type="float" office:value="18" calcext:value-type="float">
            <text:p>18</text:p>
          </table:table-cell>
          <table:table-cell office:value-type="float" office:value="0.0297553398056968" calcext:value-type="float">
            <text:p>0,0297553</text:p>
          </table:table-cell>
          <table:table-cell office:value-type="float" office:value="143556" calcext:value-type="float">
            <text:p>143556</text:p>
          </table:table-cell>
          <table:table-cell office:value-type="string" calcext:value-type="string">
            <text:p>Lanquidity</text:p>
          </table:table-cell>
          <table:table-cell office:value-type="string" calcext:value-type="string">
            <text:p>[{'Sun Ra'}]</text:p>
          </table:table-cell>
          <table:table-cell office:value-type="string" calcext:value-type="string">
            <text:p>[{'Jazz Fusion'}]</text:p>
          </table:table-cell>
          <table:table-cell office:value-type="string" calcext:value-type="string">
            <text:p>[{'Jazz-Funk', 'Experimental Big Band', 'Avant-Garde Jazz'}]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float" office:value="1552.09999999999" calcext:value-type="float">
            <text:p>1552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13575699948445" calcext:value-type="float">
            <text:p>0,001358</text:p>
          </table:table-cell>
          <table:table-cell office:value-type="float" office:value="0.0478478938670175" calcext:value-type="float">
            <text:p>0,04785</text:p>
          </table:table-cell>
          <table:table-cell office:value-type="float" office:value="18" calcext:value-type="float">
            <text:p>18</text:p>
          </table:table-cell>
          <table:table-cell office:value-type="float" office:value="0.0307260841620053" calcext:value-type="float">
            <text:p>0,0307261</text:p>
          </table:table-cell>
          <table:table-cell office:value-type="float" office:value="146471" calcext:value-type="float">
            <text:p>146471</text:p>
          </table:table-cell>
          <table:table-cell office:value-type="string" calcext:value-type="string">
            <text:p>Black Unity</text:p>
          </table:table-cell>
          <table:table-cell office:value-type="string" calcext:value-type="string">
            <text:p>[{'Pharoah Sanders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Free Jazz'}]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476.79999999999" calcext:value-type="float">
            <text:p>1476,8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5551309492525" calcext:value-type="float">
            <text:p>0,000555</text:p>
          </table:table-cell>
          <table:table-cell office:value-type="float" office:value="0.0469000168822353" calcext:value-type="float">
            <text:p>0,04690</text:p>
          </table:table-cell>
          <table:table-cell office:value-type="float" office:value="7" calcext:value-type="float">
            <text:p>7</text:p>
          </table:table-cell>
          <table:table-cell office:value-type="float" office:value="0.0315396787167784" calcext:value-type="float">
            <text:p>0,0315397</text:p>
          </table:table-cell>
          <table:table-cell office:value-type="float" office:value="155545" calcext:value-type="float">
            <text:p>155545</text:p>
          </table:table-cell>
          <table:table-cell office:value-type="string" calcext:value-type="string">
            <text:p>FÃ´rÃ§a bruta</text:p>
          </table:table-cell>
          <table:table-cell office:value-type="string" calcext:value-type="string">
            <text:p>[{'Jorge Ben'}]</text:p>
          </table:table-cell>
          <table:table-cell office:value-type="string" calcext:value-type="string">
            <text:p>[{'Samba Soul', 'MPB', 'Samba-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476.09999999999" calcext:value-type="float">
            <text:p>1476,1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2575578727883" calcext:value-type="float">
            <text:p>0,000258</text:p>
          </table:table-cell>
          <table:table-cell office:value-type="float" office:value="0.0368645541050188" calcext:value-type="float">
            <text:p>0,03686</text:p>
          </table:table-cell>
          <table:table-cell office:value-type="float" office:value="14" calcext:value-type="float">
            <text:p>14</text:p>
          </table:table-cell>
          <table:table-cell office:value-type="float" office:value="0.0297331493896843" calcext:value-type="float">
            <text:p>0,0297331</text:p>
          </table:table-cell>
          <table:table-cell office:value-type="float" office:value="140878" calcext:value-type="float">
            <text:p>140878</text:p>
          </table:table-cell>
          <table:table-cell office:value-type="string" calcext:value-type="string">
            <text:p>Endtroducing.....</text:p>
          </table:table-cell>
          <table:table-cell office:value-type="string" calcext:value-type="string">
            <text:p>[{'DJ Shadow'}]</text:p>
          </table:table-cell>
          <table:table-cell office:value-type="string" calcext:value-type="string">
            <text:p>[{'Plunderphonics', 'Instrumental Hip Hop', 'Experimental Hip Hop'}]</text:p>
          </table:table-cell>
          <table:table-cell office:value-type="string" calcext:value-type="string">
            <text:p>[{'Trip Hop', 'Turntablism'}]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997" calcext:value-type="float">
            <text:p>997</text:p>
          </table:table-cell>
          <table:table-cell office:value-type="float" office:value="1445.19999999999" calcext:value-type="float">
            <text:p>1445,2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07952412762032" calcext:value-type="float">
            <text:p>0,000080</text:p>
          </table:table-cell>
          <table:table-cell office:value-type="float" office:value="0.0457853501775263" calcext:value-type="float">
            <text:p>0,04579</text:p>
          </table:table-cell>
          <table:table-cell office:value-type="float" office:value="7" calcext:value-type="float">
            <text:p>7</text:p>
          </table:table-cell>
          <table:table-cell office:value-type="float" office:value="0.0316421627620348" calcext:value-type="float">
            <text:p>0,0316422</text:p>
          </table:table-cell>
          <table:table-cell office:value-type="float" office:value="153720" calcext:value-type="float">
            <text:p>153720</text:p>
          </table:table-cell>
          <table:table-cell office:value-type="string" calcext:value-type="string">
            <text:p>Cartola</text:p>
          </table:table-cell>
          <table:table-cell office:value-type="string" calcext:value-type="string">
            <text:p>[{'Cartola'}]</text:p>
          </table:table-cell>
          <table:table-cell office:value-type="string" calcext:value-type="string">
            <text:p>[{'Samba-choro'}]</text:p>
          </table:table-cell>
          <table:table-cell office:value-type="string" calcext:value-type="string">
            <text:p>[{'Samba de terreiro', 'Samba-canÃ§Ã£o'}]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1149.39999999999" calcext:value-type="float">
            <text:p>1149,4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132247621225" calcext:value-type="float">
            <text:p>0,000313</text:p>
          </table:table-cell>
          <table:table-cell office:value-type="float" office:value="0.0187795552478077" calcext:value-type="float">
            <text:p>0,01878</text:p>
          </table:table-cell>
          <table:table-cell office:value-type="float" office:value="16" calcext:value-type="float">
            <text:p>16</text:p>
          </table:table-cell>
          <table:table-cell office:value-type="float" office:value="0.0234834018013877" calcext:value-type="float">
            <text:p>0,0234834</text:p>
          </table:table-cell>
          <table:table-cell office:value-type="float" office:value="156746" calcext:value-type="float">
            <text:p>156746</text:p>
          </table:table-cell>
          <table:table-cell office:value-type="string" calcext:value-type="string">
            <text:p>Hammersmith Odeon, London '75</text:p>
          </table:table-cell>
          <table:table-cell office:value-type="string" calcext:value-type="string">
            <text:p>[{'E Street Band', 'Bruce Springsteen'}]</text:p>
          </table:table-cell>
          <table:table-cell office:value-type="string" calcext:value-type="string">
            <text:p>[{'Heartland Rock'}]</text:p>
          </table:table-cell>
          <table:table-cell office:value-type="string" calcext:value-type="string">
            <text:p>[{'Rock &amp; Roll', 'Singer-Songwriter'}]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739" calcext:value-type="float">
            <text:p>739</text:p>
          </table:table-cell>
          <table:table-cell office:value-type="float" office:value="1045.6" calcext:value-type="float">
            <text:p>1045,6</text:p>
          </table:table-cell>
          <table:table-cell office:value-type="float" office:value="658" calcext:value-type="float">
            <text:p>658</text:p>
          </table:table-cell>
          <table:table-cell office:value-type="float" office:value="0.658658658658659" calcext:value-type="float">
            <text:p>0,658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5522388059702" calcext:value-type="float">
            <text:p>0,7455</text:p>
          </table:table-cell>
          <table:table-cell office:value-type="float" office:value="0.0003423119655584" calcext:value-type="float">
            <text:p>0,000342</text:p>
          </table:table-cell>
          <table:table-cell office:value-type="float" office:value="0.0166207070928365" calcext:value-type="float">
            <text:p>0,01662</text:p>
          </table:table-cell>
          <table:table-cell office:value-type="float" office:value="17" calcext:value-type="float">
            <text:p>17</text:p>
          </table:table-cell>
          <table:table-cell office:value-type="float" office:value="0.0209071452478365" calcext:value-type="float">
            <text:p>0,0209071</text:p>
          </table:table-cell>
          <table:table-cell office:value-type="float" office:value="155834" calcext:value-type="float">
            <text:p>155834</text:p>
          </table:table-cell>
          <table:table-cell office:value-type="string" calcext:value-type="string">
            <text:p>Defenders of the Faith</text:p>
          </table:table-cell>
          <table:table-cell office:value-type="string" calcext:value-type="string">
            <text:p>[{'Judas Priest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Speed Metal'}]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880" calcext:value-type="float">
            <text:p>880</text:p>
          </table:table-cell>
          <table:table-cell office:value-type="float" office:value="1379.79999999999" calcext:value-type="float">
            <text:p>1379,8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2618516980574" calcext:value-type="float">
            <text:p>0,000262</text:p>
          </table:table-cell>
          <table:table-cell office:value-type="float" office:value="0.0357457343518988" calcext:value-type="float">
            <text:p>0,03575</text:p>
          </table:table-cell>
          <table:table-cell office:value-type="float" office:value="14" calcext:value-type="float">
            <text:p>14</text:p>
          </table:table-cell>
          <table:table-cell office:value-type="float" office:value="0.0290339332133825" calcext:value-type="float">
            <text:p>0,0290339</text:p>
          </table:table-cell>
          <table:table-cell office:value-type="float" office:value="149689" calcext:value-type="float">
            <text:p>149689</text:p>
          </table:table-cell>
          <table:table-cell office:value-type="string" calcext:value-type="string">
            <text:p>Brown Sugar</text:p>
          </table:table-cell>
          <table:table-cell office:value-type="string" calcext:value-type="string">
            <text:p>[{'"D\'Angelo"'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Hip Hop Soul', 'Contemporary R&amp;B', 'Smooth Soul'}]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929.399999999997" calcext:value-type="float">
            <text:p>929,4</text:p>
          </table:table-cell>
          <table:table-cell office:value-type="float" office:value="657" calcext:value-type="float">
            <text:p>657</text:p>
          </table:table-cell>
          <table:table-cell office:value-type="float" office:value="0.657657657657658" calcext:value-type="float">
            <text:p>0,657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4496644295302" calcext:value-type="float">
            <text:p>0,7450</text:p>
          </table:table-cell>
          <table:table-cell office:value-type="float" office:value="0.0001445302714507" calcext:value-type="float">
            <text:p>0,000145</text:p>
          </table:table-cell>
          <table:table-cell office:value-type="float" office:value="0.0131300523177922" calcext:value-type="float">
            <text:p>0,01313</text:p>
          </table:table-cell>
          <table:table-cell office:value-type="float" office:value="10" calcext:value-type="float">
            <text:p>10</text:p>
          </table:table-cell>
          <table:table-cell office:value-type="float" office:value="0.0192374780705601" calcext:value-type="float">
            <text:p>0,0192375</text:p>
          </table:table-cell>
          <table:table-cell office:value-type="float" office:value="150756" calcext:value-type="float">
            <text:p>150756</text:p>
          </table:table-cell>
          <table:table-cell office:value-type="string" calcext:value-type="string">
            <text:p>Hadestown [Original Broadway Cast]</text:p>
          </table:table-cell>
          <table:table-cell office:value-type="string" calcext:value-type="string">
            <text:p>[{'Various'}]</text:p>
          </table:table-cell>
          <table:table-cell office:value-type="string" calcext:value-type="string">
            <text:p>[{'Folk Pop', 'Show Tunes', 'Americana'}]</text:p>
          </table:table-cell>
          <table:table-cell office:value-type="string" calcext:value-type="string">
            <text:p>[{'Blues', 'Louisiana Music', 'Folktales', 'Vocal Jazz', 'Big Band'}]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1486.89999999999" calcext:value-type="float">
            <text:p>1486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1486790731947" calcext:value-type="float">
            <text:p>0,000149</text:p>
          </table:table-cell>
          <table:table-cell office:value-type="float" office:value="0.0477558854115442" calcext:value-type="float">
            <text:p>0,04776</text:p>
          </table:table-cell>
          <table:table-cell office:value-type="float" office:value="7" calcext:value-type="float">
            <text:p>7</text:p>
          </table:table-cell>
          <table:table-cell office:value-type="float" office:value="0.0313913231491427" calcext:value-type="float">
            <text:p>0,0313913</text:p>
          </table:table-cell>
          <table:table-cell office:value-type="float" office:value="154237" calcext:value-type="float">
            <text:p>15423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[{'Fela Kuti', '"The Africa \'70"'}]</text:p>
          </table:table-cell>
          <table:table-cell office:value-type="string" calcext:value-type="string">
            <text:p>[{'Afrobeat'}]</text:p>
          </table:table-cell>
          <table:table-cell office:value-type="string" calcext:value-type="string">
            <text:p>[{'Jazz-Funk'}]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475.19999999999" calcext:value-type="float">
            <text:p>1475,2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0412904554521121" calcext:value-type="float">
            <text:p>0,000041</text:p>
          </table:table-cell>
          <table:table-cell office:value-type="float" office:value="0.0475446623229683" calcext:value-type="float">
            <text:p>0,04754</text:p>
          </table:table-cell>
          <table:table-cell office:value-type="float" office:value="7" calcext:value-type="float">
            <text:p>7</text:p>
          </table:table-cell>
          <table:table-cell office:value-type="float" office:value="0.0311581999906567" calcext:value-type="float">
            <text:p>0,0311582</text:p>
          </table:table-cell>
          <table:table-cell office:value-type="float" office:value="154463" calcext:value-type="float">
            <text:p>154463</text:p>
          </table:table-cell>
          <table:table-cell office:value-type="string" calcext:value-type="string">
            <text:p>Expensive Shit</text:p>
          </table:table-cell>
          <table:table-cell office:value-type="string" calcext:value-type="string">
            <text:p>[{'Fela Kuti', '"The Africa \'70"'}]</text:p>
          </table:table-cell>
          <table:table-cell office:value-type="string" calcext:value-type="string">
            <text:p>[{'Afrobeat'}]</text:p>
          </table:table-cell>
          <table:table-cell office:value-type="string" calcext:value-type="string">
            <text:p>[{'Jazz-Funk'}]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984.899999999998" calcext:value-type="float">
            <text:p>984,9</text:p>
          </table:table-cell>
          <table:table-cell office:value-type="float" office:value="656" calcext:value-type="float">
            <text:p>656</text:p>
          </table:table-cell>
          <table:table-cell office:value-type="float" office:value="0.656656656656657" calcext:value-type="float">
            <text:p>0,656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441132637854" calcext:value-type="float">
            <text:p>0,7444</text:p>
          </table:table-cell>
          <table:table-cell office:value-type="float" office:value="0.0002694267891328" calcext:value-type="float">
            <text:p>0,000269</text:p>
          </table:table-cell>
          <table:table-cell office:value-type="float" office:value="0.0149950482061224" calcext:value-type="float">
            <text:p>0,01500</text:p>
          </table:table-cell>
          <table:table-cell office:value-type="float" office:value="8" calcext:value-type="float">
            <text:p>8</text:p>
          </table:table-cell>
          <table:table-cell office:value-type="float" office:value="0.0197317900230019" calcext:value-type="float">
            <text:p>0,0197318</text:p>
          </table:table-cell>
          <table:table-cell office:value-type="float" office:value="147318" calcext:value-type="float">
            <text:p>147318</text:p>
          </table:table-cell>
          <table:table-cell office:value-type="string" calcext:value-type="string">
            <text:p>The Nocturnes</text:p>
          </table:table-cell>
          <table:table-cell office:value-type="string" calcext:value-type="string">
            <text:p>[{'Artur Rubinstein', 'FrÃ©dÃ©ric Chopin'}]</text:p>
          </table:table-cell>
          <table:table-cell office:value-type="string" calcext:value-type="string">
            <text:p>[{'Nocturne', 'Romantic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926" calcext:value-type="float">
            <text:p>926</text:p>
          </table:table-cell>
          <table:table-cell office:value-type="float" office:value="1189.29999999999" calcext:value-type="float">
            <text:p>1189,3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6465717554561" calcext:value-type="float">
            <text:p>0,000647</text:p>
          </table:table-cell>
          <table:table-cell office:value-type="float" office:value="0.0218724421136572" calcext:value-type="float">
            <text:p>0,02187</text:p>
          </table:table-cell>
          <table:table-cell office:value-type="float" office:value="17" calcext:value-type="float">
            <text:p>17</text:p>
          </table:table-cell>
          <table:table-cell office:value-type="float" office:value="0.02264771352001" calcext:value-type="float">
            <text:p>0,0226477</text:p>
          </table:table-cell>
          <table:table-cell office:value-type="float" office:value="145069" calcext:value-type="float">
            <text:p>145069</text:p>
          </table:table-cell>
          <table:table-cell office:value-type="string" calcext:value-type="string">
            <text:p>Permanent Waves</text:p>
          </table:table-cell>
          <table:table-cell office:value-type="string" calcext:value-type="string">
            <text:p>[{'Rush'}]</text:p>
          </table:table-cell>
          <table:table-cell office:value-type="string" calcext:value-type="string">
            <text:p>[{'Hard Rock', 'Progressive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1097.89999999999" calcext:value-type="float">
            <text:p>1097,9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331650956233" calcext:value-type="float">
            <text:p>0,000533</text:p>
          </table:table-cell>
          <table:table-cell office:value-type="float" office:value="0.0164816427413197" calcext:value-type="float">
            <text:p>0,01648</text:p>
          </table:table-cell>
          <table:table-cell office:value-type="float" office:value="17" calcext:value-type="float">
            <text:p>17</text:p>
          </table:table-cell>
          <table:table-cell office:value-type="float" office:value="0.0217443253840706" calcext:value-type="float">
            <text:p>0,0217443</text:p>
          </table:table-cell>
          <table:table-cell office:value-type="float" office:value="151482" calcext:value-type="float">
            <text:p>151482</text:p>
          </table:table-cell>
          <table:table-cell office:value-type="string" calcext:value-type="string">
            <text:p>Hounds of Love</text:p>
          </table:table-cell>
          <table:table-cell office:value-type="string" calcext:value-type="string">
            <text:p>[{'Kate Bush'}]</text:p>
          </table:table-cell>
          <table:table-cell office:value-type="string" calcext:value-type="string">
            <text:p>[{'Progressive Pop', 'Art Pop'}]</text:p>
          </table:table-cell>
          <table:table-cell office:value-type="string" calcext:value-type="string">
            <text:p>[{'Synthpop', 'Baroque Pop'}]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1055.4" calcext:value-type="float">
            <text:p>1055,4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1846394075296" calcext:value-type="float">
            <text:p>0,000185</text:p>
          </table:table-cell>
          <table:table-cell office:value-type="float" office:value="0.0155343252948768" calcext:value-type="float">
            <text:p>0,01553</text:p>
          </table:table-cell>
          <table:table-cell office:value-type="float" office:value="10" calcext:value-type="float">
            <text:p>10</text:p>
          </table:table-cell>
          <table:table-cell office:value-type="float" office:value="0.020492151552211" calcext:value-type="float">
            <text:p>0,0204922</text:p>
          </table:table-cell>
          <table:table-cell office:value-type="float" office:value="146566" calcext:value-type="float">
            <text:p>146566</text:p>
          </table:table-cell>
          <table:table-cell office:value-type="string" calcext:value-type="string">
            <text:p>ë¬´ë„ˆì§€ê¸° (Crumbling)</text:p>
          </table:table-cell>
          <table:table-cell office:value-type="string" calcext:value-type="string">
            <text:p>[{'Mid-Air Thief'}]</text:p>
          </table:table-cell>
          <table:table-cell office:value-type="string" calcext:value-type="string">
            <text:p>[{'Neo-Psychedelia', 'Psychedelic Pop', 'Folktronica'}]</text:p>
          </table:table-cell>
          <table:table-cell office:value-type="string" calcext:value-type="string">
            <text:p>[{'Progressive Pop', 'Indietronica', 'Psychedelic Folk', 'Dream Pop'}]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float" office:value="754.999999999997" calcext:value-type="float">
            <text:p>755,0</text:p>
          </table:table-cell>
          <table:table-cell office:value-type="float" office:value="655" calcext:value-type="float">
            <text:p>655</text:p>
          </table:table-cell>
          <table:table-cell office:value-type="float" office:value="0.655655655655656" calcext:value-type="float">
            <text:p>0,6557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4385703648548" calcext:value-type="float">
            <text:p>0,7439</text:p>
          </table:table-cell>
          <table:table-cell office:value-type="float" office:value="0.0005036432558142" calcext:value-type="float">
            <text:p>0,000504</text:p>
          </table:table-cell>
          <table:table-cell office:value-type="float" office:value="0.0119655181909495" calcext:value-type="float">
            <text:p>0,01197</text:p>
          </table:table-cell>
          <table:table-cell office:value-type="float" office:value="12" calcext:value-type="float">
            <text:p>12</text:p>
          </table:table-cell>
          <table:table-cell office:value-type="float" office:value="0.0153533078537297" calcext:value-type="float">
            <text:p>0,0153533</text:p>
          </table:table-cell>
          <table:table-cell office:value-type="float" office:value="143445" calcext:value-type="float">
            <text:p>143445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[{'Black Country', 'New Road'}]</text:p>
          </table:table-cell>
          <table:table-cell office:value-type="string" calcext:value-type="string">
            <text:p>[{'Post-Punk', 'Experimental Rock', 'Post-Rock'}]</text:p>
          </table:table-cell>
          <table:table-cell office:value-type="string" calcext:value-type="string">
            <text:p>[{'Klezmer', 'Art Punk', 'Art Rock'}]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747.99999999999" calcext:value-type="float">
            <text:p>1748,0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1662149791742" calcext:value-type="float">
            <text:p>0,000166</text:p>
          </table:table-cell>
          <table:table-cell office:value-type="float" office:value="0.0529874758602571" calcext:value-type="float">
            <text:p>0,05299</text:p>
          </table:table-cell>
          <table:table-cell office:value-type="float" office:value="3" calcext:value-type="float">
            <text:p>3</text:p>
          </table:table-cell>
          <table:table-cell office:value-type="float" office:value="0.0355968567031234" calcext:value-type="float">
            <text:p>0,0355969</text:p>
          </table:table-cell>
          <table:table-cell office:value-type="float" office:value="150814" calcext:value-type="float">
            <text:p>150814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[{'Joni Mitchell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Folk Pop'}]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1649.69999999999" calcext:value-type="float">
            <text:p>1649,7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10388477990348" calcext:value-type="float">
            <text:p>0,001039</text:p>
          </table:table-cell>
          <table:table-cell office:value-type="float" office:value="0.0433104996853081" calcext:value-type="float">
            <text:p>0,04331</text:p>
          </table:table-cell>
          <table:table-cell office:value-type="float" office:value="15" calcext:value-type="float">
            <text:p>15</text:p>
          </table:table-cell>
          <table:table-cell office:value-type="float" office:value="0.0331780109684507" calcext:value-type="float">
            <text:p>0,0331780</text:p>
          </table:table-cell>
          <table:table-cell office:value-type="float" office:value="146853" calcext:value-type="float">
            <text:p>146853</text:p>
          </table:table-cell>
          <table:table-cell office:value-type="string" calcext:value-type="string">
            <text:p>Absent Lovers: Live in Montreal 1984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New Wave', 'Progressive Rock'}]</text:p>
          </table:table-cell>
          <table:table-cell office:value-type="string" calcext:value-type="string">
            <text:p>[{'Funk Rock', 'Experimental Rock', 'Avant-Prog'}]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982" calcext:value-type="float">
            <text:p>982</text:p>
          </table:table-cell>
          <table:table-cell office:value-type="float" office:value="987.099999999997" calcext:value-type="float">
            <text:p>987,1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4541950099732" calcext:value-type="float">
            <text:p>0,000454</text:p>
          </table:table-cell>
          <table:table-cell office:value-type="float" office:value="0.0141471794568359" calcext:value-type="float">
            <text:p>0,01415</text:p>
          </table:table-cell>
          <table:table-cell office:value-type="float" office:value="10" calcext:value-type="float">
            <text:p>10</text:p>
          </table:table-cell>
          <table:table-cell office:value-type="float" office:value="0.0196328517212551" calcext:value-type="float">
            <text:p>0,0196329</text:p>
          </table:table-cell>
          <table:table-cell office:value-type="float" office:value="148040" calcext:value-type="float">
            <text:p>148040</text:p>
          </table:table-cell>
          <table:table-cell office:value-type="string" calcext:value-type="string">
            <text:p>Random Access Memories</text:p>
          </table:table-cell>
          <table:table-cell office:value-type="string" calcext:value-type="string">
            <text:p>[{'Daft Punk'}]</text:p>
          </table:table-cell>
          <table:table-cell office:value-type="string" calcext:value-type="string">
            <text:p>[{'Disco', 'Electronic'}]</text:p>
          </table:table-cell>
          <table:table-cell office:value-type="string" calcext:value-type="string">
            <text:p>[{'Progressive Electronic', 'Synth Funk', 'Electro-Disco', 'Smooth Soul'}]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917" calcext:value-type="float">
            <text:p>917</text:p>
          </table:table-cell>
          <table:table-cell office:value-type="float" office:value="984.299999999996" calcext:value-type="float">
            <text:p>984,3</text:p>
          </table:table-cell>
          <table:table-cell office:value-type="float" office:value="654" calcext:value-type="float">
            <text:p>654</text:p>
          </table:table-cell>
          <table:table-cell office:value-type="float" office:value="0.654654654654655" calcext:value-type="float">
            <text:p>0,654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3303571428571" calcext:value-type="float">
            <text:p>0,7433</text:p>
          </table:table-cell>
          <table:table-cell office:value-type="float" office:value="0.0006816101338479" calcext:value-type="float">
            <text:p>0,000682</text:p>
          </table:table-cell>
          <table:table-cell office:value-type="float" office:value="0.0141435689919293" calcext:value-type="float">
            <text:p>0,01414</text:p>
          </table:table-cell>
          <table:table-cell office:value-type="float" office:value="8" calcext:value-type="float">
            <text:p>8</text:p>
          </table:table-cell>
          <table:table-cell office:value-type="float" office:value="0.0185433820474345" calcext:value-type="float">
            <text:p>0,0185434</text:p>
          </table:table-cell>
          <table:table-cell office:value-type="float" office:value="142030" calcext:value-type="float">
            <text:p>142030</text:p>
          </table:table-cell>
          <table:table-cell office:value-type="string" calcext:value-type="string">
            <text:p>Money Jungle</text:p>
          </table:table-cell>
          <table:table-cell office:value-type="string" calcext:value-type="string">
            <text:p>[{'Max Roach', 'Duke Ellington', 'Charles Mingus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Cool Jazz', 'Post-Bop', 'Avant-Garde Jazz'}]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88.39999999999" calcext:value-type="float">
            <text:p>1688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495029654459" calcext:value-type="float">
            <text:p>0,000550</text:p>
          </table:table-cell>
          <table:table-cell office:value-type="float" office:value="0.0532558292652012" calcext:value-type="float">
            <text:p>0,05326</text:p>
          </table:table-cell>
          <table:table-cell office:value-type="float" office:value="0" calcext:value-type="float">
            <text:p>0</text:p>
          </table:table-cell>
          <table:table-cell office:value-type="float" office:value="0.0329153434113707" calcext:value-type="float">
            <text:p>0,0329153</text:p>
          </table:table-cell>
          <table:table-cell office:value-type="float" office:value="141355" calcext:value-type="float">
            <text:p>141355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Space Rock', 'Psychedelic Rock'}]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1540.39999999999" calcext:value-type="float">
            <text:p>1540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1136072612358" calcext:value-type="float">
            <text:p>0,000114</text:p>
          </table:table-cell>
          <table:table-cell office:value-type="float" office:value="0.0470066524841564" calcext:value-type="float">
            <text:p>0,04701</text:p>
          </table:table-cell>
          <table:table-cell office:value-type="float" office:value="21" calcext:value-type="float">
            <text:p>21</text:p>
          </table:table-cell>
          <table:table-cell office:value-type="float" office:value="0.0323789651301" calcext:value-type="float">
            <text:p>0,0323790</text:p>
          </table:table-cell>
          <table:table-cell office:value-type="float" office:value="146214" calcext:value-type="float">
            <text:p>146214</text:p>
          </table:table-cell>
          <table:table-cell office:value-type="string" calcext:value-type="string">
            <text:p>Let My Children Hear Music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Experimental Big Band', 'Third Strea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1480.99999999999" calcext:value-type="float">
            <text:p>1481,0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5912878324367" calcext:value-type="float">
            <text:p>0,000591</text:p>
          </table:table-cell>
          <table:table-cell office:value-type="float" office:value="0.0459609349220359" calcext:value-type="float">
            <text:p>0,04596</text:p>
          </table:table-cell>
          <table:table-cell office:value-type="float" office:value="18" calcext:value-type="float">
            <text:p>18</text:p>
          </table:table-cell>
          <table:table-cell office:value-type="float" office:value="0.0315330299240065" calcext:value-type="float">
            <text:p>0,0315330</text:p>
          </table:table-cell>
          <table:table-cell office:value-type="float" office:value="151146" calcext:value-type="float">
            <text:p>151146</text:p>
          </table:table-cell>
          <table:table-cell office:value-type="string" calcext:value-type="string">
            <text:p>Science Fiction</text:p>
          </table:table-cell>
          <table:table-cell office:value-type="string" calcext:value-type="string">
            <text:p>[{'Ornette Coleman'}]</text:p>
          </table:table-cell>
          <table:table-cell office:value-type="string" calcext:value-type="string">
            <text:p>[{'Free Jazz'}]</text:p>
          </table:table-cell>
          <table:table-cell office:value-type="string" calcext:value-type="string">
            <text:p>[{'Avant-Garde Jazz'}]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1225.29999999999" calcext:value-type="float">
            <text:p>1225,3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7092596938956" calcext:value-type="float">
            <text:p>0,000709</text:p>
          </table:table-cell>
          <table:table-cell office:value-type="float" office:value="0.022523010792649" calcext:value-type="float">
            <text:p>0,02252</text:p>
          </table:table-cell>
          <table:table-cell office:value-type="float" office:value="17" calcext:value-type="float">
            <text:p>17</text:p>
          </table:table-cell>
          <table:table-cell office:value-type="float" office:value="0.0239847650124723" calcext:value-type="float">
            <text:p>0,0239848</text:p>
          </table:table-cell>
          <table:table-cell office:value-type="float" office:value="149045" calcext:value-type="float">
            <text:p>149045</text:p>
          </table:table-cell>
          <table:table-cell office:value-type="string" calcext:value-type="string">
            <text:p>Moving Pictures</text:p>
          </table:table-cell>
          <table:table-cell office:value-type="string" calcext:value-type="string">
            <text:p>[{'Rush'}]</text:p>
          </table:table-cell>
          <table:table-cell office:value-type="string" calcext:value-type="string">
            <text:p>[{'Hard Rock', 'Progressive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997.399999999996" calcext:value-type="float">
            <text:p>997,4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449566021153" calcext:value-type="float">
            <text:p>0,000245</text:p>
          </table:table-cell>
          <table:table-cell office:value-type="float" office:value="0.0153253737494133" calcext:value-type="float">
            <text:p>0,01533</text:p>
          </table:table-cell>
          <table:table-cell office:value-type="float" office:value="8" calcext:value-type="float">
            <text:p>8</text:p>
          </table:table-cell>
          <table:table-cell office:value-type="float" office:value="0.0193896384557792" calcext:value-type="float">
            <text:p>0,0193896</text:p>
          </table:table-cell>
          <table:table-cell office:value-type="float" office:value="147051" calcext:value-type="float">
            <text:p>147051</text:p>
          </table:table-cell>
          <table:table-cell office:value-type="string" calcext:value-type="string">
            <text:p>Electric Ladyland</text:p>
          </table:table-cell>
          <table:table-cell office:value-type="string" calcext:value-type="string">
            <text:p>[{'The Jimi Hendrix Experience'}]</text:p>
          </table:table-cell>
          <table:table-cell office:value-type="string" calcext:value-type="string">
            <text:p>[{'Blues Rock', 'Acid Rock', 'Psychedelic Rock'}]</text:p>
          </table:table-cell>
          <table:table-cell office:value-type="string" calcext:value-type="string">
            <text:p>[{'Heavy Psych', 'Hard Rock'}]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932.599999999996" calcext:value-type="float">
            <text:p>932,6</text:p>
          </table:table-cell>
          <table:table-cell office:value-type="float" office:value="653" calcext:value-type="float">
            <text:p>653</text:p>
          </table:table-cell>
          <table:table-cell office:value-type="float" office:value="0.653653653653654" calcext:value-type="float">
            <text:p>0,653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275092936803" calcext:value-type="float">
            <text:p>0,7428</text:p>
          </table:table-cell>
          <table:table-cell office:value-type="float" office:value="0.0002571041315196" calcext:value-type="float">
            <text:p>0,000257</text:p>
          </table:table-cell>
          <table:table-cell office:value-type="float" office:value="0.013281209041072" calcext:value-type="float">
            <text:p>0,01328</text:p>
          </table:table-cell>
          <table:table-cell office:value-type="float" office:value="17" calcext:value-type="float">
            <text:p>17</text:p>
          </table:table-cell>
          <table:table-cell office:value-type="float" office:value="0.018335014112192" calcext:value-type="float">
            <text:p>0,0183350</text:p>
          </table:table-cell>
          <table:table-cell office:value-type="float" office:value="142659" calcext:value-type="float">
            <text:p>142659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[{'Cocteau Twins'}]</text:p>
          </table:table-cell>
          <table:table-cell office:value-type="string" calcext:value-type="string">
            <text:p>[{'Ethereal Wave', 'Dream Pop'}]</text:p>
          </table:table-cell>
          <table:table-cell office:value-type="string" calcext:value-type="string">
            <text:p>[{'Gothic Rock'}]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1615.19999999999" calcext:value-type="float">
            <text:p>1615,2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0852535902636" calcext:value-type="float">
            <text:p>0,001085</text:p>
          </table:table-cell>
          <table:table-cell office:value-type="float" office:value="0.0499097550506867" calcext:value-type="float">
            <text:p>0,04991</text:p>
          </table:table-cell>
          <table:table-cell office:value-type="float" office:value="7" calcext:value-type="float">
            <text:p>7</text:p>
          </table:table-cell>
          <table:table-cell office:value-type="float" office:value="0.0323350113562984" calcext:value-type="float">
            <text:p>0,0323350</text:p>
          </table:table-cell>
          <table:table-cell office:value-type="float" office:value="140675" calcext:value-type="float">
            <text:p>140675</text:p>
          </table:table-cell>
          <table:table-cell office:value-type="string" calcext:value-type="string">
            <text:p>Marquee Moon</text:p>
          </table:table-cell>
          <table:table-cell office:value-type="string" calcext:value-type="string">
            <text:p>[{'Television'}]</text:p>
          </table:table-cell>
          <table:table-cell office:value-type="string" calcext:value-type="string">
            <text:p>[{'Post-Punk', 'Art Punk', 'Art Rock'}]</text:p>
          </table:table-cell>
          <table:table-cell office:value-type="string" calcext:value-type="string">
            <text:p>[{'Post-Punk'}]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05805261316283" calcext:value-type="float">
            <text:p>0,000581</text:p>
          </table:table-cell>
          <table:table-cell office:value-type="float" office:value="0.0177911875486122" calcext:value-type="float">
            <text:p>0,01779</text:p>
          </table:table-cell>
          <table:table-cell office:value-type="float" office:value="16" calcext:value-type="float">
            <text:p>16</text:p>
          </table:table-cell>
          <table:table-cell office:value-type="float" office:value="0.022025597181628" calcext:value-type="float">
            <text:p>0,0220256</text:p>
          </table:table-cell>
          <table:table-cell office:value-type="float" office:value="139040" calcext:value-type="float">
            <text:p>139040</text:p>
          </table:table-cell>
          <table:table-cell office:value-type="string" calcext:value-type="string">
            <text:p>Super Mario Galaxy</text:p>
          </table:table-cell>
          <table:table-cell office:value-type="string" calcext:value-type="string">
            <text:p>[{'Mario Galaxy Orchestra'}]</text:p>
          </table:table-cell>
          <table:table-cell office:value-type="string" calcext:value-type="string">
            <text:p>[{'Video Game Music', 'Cinematic Classical', 'Orchestral Music'}]</text:p>
          </table:table-cell>
          <table:table-cell office:value-type="string" calcext:value-type="string">
            <text:p>[{'Electronic', 'Space Ambient', 'Romanticism', 'Waltz'}]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1025.8" calcext:value-type="float">
            <text:p>1025,8</text:p>
          </table:table-cell>
          <table:table-cell office:value-type="float" office:value="652" calcext:value-type="float">
            <text:p>652</text:p>
          </table:table-cell>
          <table:table-cell office:value-type="float" office:value="0.652652652652653" calcext:value-type="float">
            <text:p>0,652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2199108469539" calcext:value-type="float">
            <text:p>0,7422</text:p>
          </table:table-cell>
          <table:table-cell office:value-type="float" office:value="0.0012935447137183" calcext:value-type="float">
            <text:p>0,001294</text:p>
          </table:table-cell>
          <table:table-cell office:value-type="float" office:value="0.0148152491261897" calcext:value-type="float">
            <text:p>0,01482</text:p>
          </table:table-cell>
          <table:table-cell office:value-type="float" office:value="17" calcext:value-type="float">
            <text:p>17</text:p>
          </table:table-cell>
          <table:table-cell office:value-type="float" office:value="0.0193081102182423" calcext:value-type="float">
            <text:p>0,0193081</text:p>
          </table:table-cell>
          <table:table-cell office:value-type="float" office:value="143938" calcext:value-type="float">
            <text:p>143938</text:p>
          </table:table-cell>
          <table:table-cell office:value-type="string" calcext:value-type="string">
            <text:p>Ride the Lightning</text:p>
          </table:table-cell>
          <table:table-cell office:value-type="string" calcext:value-type="string">
            <text:p>[{'Metallica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Heavy Metal'}]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1082" calcext:value-type="float">
            <text:p>1082,0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2870828967466" calcext:value-type="float">
            <text:p>0,000287</text:p>
          </table:table-cell>
          <table:table-cell office:value-type="float" office:value="0.0181506202685223" calcext:value-type="float">
            <text:p>0,01815</text:p>
          </table:table-cell>
          <table:table-cell office:value-type="float" office:value="8" calcext:value-type="float">
            <text:p>8</text:p>
          </table:table-cell>
          <table:table-cell office:value-type="float" office:value="0.0205960791924426" calcext:value-type="float">
            <text:p>0,0205961</text:p>
          </table:table-cell>
          <table:table-cell office:value-type="float" office:value="146651" calcext:value-type="float">
            <text:p>146651</text:p>
          </table:table-cell>
          <table:table-cell office:value-type="string" calcext:value-type="string">
            <text:p>Are You Experienced</text:p>
          </table:table-cell>
          <table:table-cell office:value-type="string" calcext:value-type="string">
            <text:p>[{'The Jimi Hendrix Experience'}]</text:p>
          </table:table-cell>
          <table:table-cell office:value-type="string" calcext:value-type="string">
            <text:p>[{'Blues Rock', 'Acid Rock', 'Psychedelic Rock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933.099999999996" calcext:value-type="float">
            <text:p>933,1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0722165050822366" calcext:value-type="float">
            <text:p>0,000072</text:p>
          </table:table-cell>
          <table:table-cell office:value-type="float" office:value="0.0132801823672188" calcext:value-type="float">
            <text:p>0,01328</text:p>
          </table:table-cell>
          <table:table-cell office:value-type="float" office:value="17" calcext:value-type="float">
            <text:p>17</text:p>
          </table:table-cell>
          <table:table-cell office:value-type="float" office:value="0.0195783832550201" calcext:value-type="float">
            <text:p>0,0195784</text:p>
          </table:table-cell>
          <table:table-cell office:value-type="float" office:value="151542" calcext:value-type="float">
            <text:p>151542</text:p>
          </table:table-cell>
          <table:table-cell office:value-type="string" calcext:value-type="string">
            <text:p>Joy - Tatsuro Yamashita Live</text:p>
          </table:table-cell>
          <table:table-cell office:value-type="string" calcext:value-type="string">
            <text:p>[{'Tatsuro Yamashita'}]</text:p>
          </table:table-cell>
          <table:table-cell office:value-type="string" calcext:value-type="string">
            <text:p>[{'City Pop'}]</text:p>
          </table:table-cell>
          <table:table-cell office:value-type="string" calcext:value-type="string">
            <text:p>[{'Pop Soul', 'Funk', 'Smooth Jazz', 'Yacht Rock', 'Boogie'}]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730.9" calcext:value-type="float">
            <text:p>730,9</text:p>
          </table:table-cell>
          <table:table-cell office:value-type="float" office:value="651" calcext:value-type="float">
            <text:p>651</text:p>
          </table:table-cell>
          <table:table-cell office:value-type="float" office:value="0.651651651651652" calcext:value-type="float">
            <text:p>0,6517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1648106904232" calcext:value-type="float">
            <text:p>0,7416</text:p>
          </table:table-cell>
          <table:table-cell office:value-type="float" office:value="0.000706350973552" calcext:value-type="float">
            <text:p>0,000706</text:p>
          </table:table-cell>
          <table:table-cell office:value-type="float" office:value="0.0114717993209177" calcext:value-type="float">
            <text:p>0,01147</text:p>
          </table:table-cell>
          <table:table-cell office:value-type="float" office:value="12" calcext:value-type="float">
            <text:p>12</text:p>
          </table:table-cell>
          <table:table-cell office:value-type="float" office:value="0.0154052690898251" calcext:value-type="float">
            <text:p>0,0154053</text:p>
          </table:table-cell>
          <table:table-cell office:value-type="float" office:value="143715" calcext:value-type="float">
            <text:p>143715</text:p>
          </table:table-cell>
          <table:table-cell office:value-type="string" calcext:value-type="string">
            <text:p>Live at Bonnaroo '22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Psychedelic Rock'}]</text:p>
          </table:table-cell>
          <table:table-cell office:value-type="string" calcext:value-type="string">
            <text:p>[{'Thrash Metal', 'Stoner Metal', 'Heavy Psych', 'Neo-Psychedelia', 'Acid Rock'}]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1542.19999999999" calcext:value-type="float">
            <text:p>1542,2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11841389374232" calcext:value-type="float">
            <text:p>0,001184</text:p>
          </table:table-cell>
          <table:table-cell office:value-type="float" office:value="0.0386398036162615" calcext:value-type="float">
            <text:p>0,03864</text:p>
          </table:table-cell>
          <table:table-cell office:value-type="float" office:value="14" calcext:value-type="float">
            <text:p>14</text:p>
          </table:table-cell>
          <table:table-cell office:value-type="float" office:value="0.0302952362486444" calcext:value-type="float">
            <text:p>0,0302952</text:p>
          </table:table-cell>
          <table:table-cell office:value-type="float" office:value="138862" calcext:value-type="float">
            <text:p>138862</text:p>
          </table:table-cell>
          <table:table-cell office:value-type="string" calcext:value-type="string">
            <text:p>Operation: Doomsday</text:p>
          </table:table-cell>
          <table:table-cell office:value-type="string" calcext:value-type="string">
            <text:p>[{'MF DOOM'}]</text:p>
          </table:table-cell>
          <table:table-cell office:value-type="string" calcext:value-type="string">
            <text:p>[{'East Coast Hip Hop', 'Abstract Hip Hop'}]</text:p>
          </table:table-cell>
          <table:table-cell office:value-type="string" calcext:value-type="string">
            <text:p>[{'Turntablism', 'Jazz Rap', 'Experimental Hip Hop'}]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1401.09999999999" calcext:value-type="float">
            <text:p>1401,1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521563647816153" calcext:value-type="float">
            <text:p>0,000052</text:p>
          </table:table-cell>
          <table:table-cell office:value-type="float" office:value="0.0447800956171227" calcext:value-type="float">
            <text:p>0,04478</text:p>
          </table:table-cell>
          <table:table-cell office:value-type="float" office:value="7" calcext:value-type="float">
            <text:p>7</text:p>
          </table:table-cell>
          <table:table-cell office:value-type="float" office:value="0.0311545614062318" calcext:value-type="float">
            <text:p>0,0311546</text:p>
          </table:table-cell>
          <table:table-cell office:value-type="float" office:value="149036" calcext:value-type="float">
            <text:p>149036</text:p>
          </table:table-cell>
          <table:table-cell office:value-type="string" calcext:value-type="string">
            <text:p>Cartola</text:p>
          </table:table-cell>
          <table:table-cell office:value-type="string" calcext:value-type="string">
            <text:p>[{'Cartola'}]</text:p>
          </table:table-cell>
          <table:table-cell office:value-type="string" calcext:value-type="string">
            <text:p>[{'Samba-choro'}]</text:p>
          </table:table-cell>
          <table:table-cell office:value-type="string" calcext:value-type="string">
            <text:p>[{'Samba de terreiro', 'Samba-canÃ§Ã£o'}]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1391.39999999999" calcext:value-type="float">
            <text:p>1391,4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4327975269859" calcext:value-type="float">
            <text:p>0,000433</text:p>
          </table:table-cell>
          <table:table-cell office:value-type="float" office:value="0.0448157402894899" calcext:value-type="float">
            <text:p>0,04482</text:p>
          </table:table-cell>
          <table:table-cell office:value-type="float" office:value="7" calcext:value-type="float">
            <text:p>7</text:p>
          </table:table-cell>
          <table:table-cell office:value-type="float" office:value="0.029706525396478" calcext:value-type="float">
            <text:p>0,0297065</text:p>
          </table:table-cell>
          <table:table-cell office:value-type="float" office:value="142239" calcext:value-type="float">
            <text:p>142239</text:p>
          </table:table-cell>
          <table:table-cell office:value-type="string" calcext:value-type="string">
            <text:p>There's a Riot Goin' On</text:p>
          </table:table-cell>
          <table:table-cell office:value-type="string" calcext:value-type="string">
            <text:p>[{'Sly &amp; The Family Stone'}]</text:p>
          </table:table-cell>
          <table:table-cell office:value-type="string" calcext:value-type="string">
            <text:p>[{'Funk', 'Psychedelic Soul'}]</text:p>
          </table:table-cell>
          <table:table-cell office:value-type="string" calcext:value-type="string">
            <text:p>[{'Deep Funk'}]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1142.89999999999" calcext:value-type="float">
            <text:p>1142,9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0140420982104349" calcext:value-type="float">
            <text:p>0,000014</text:p>
          </table:table-cell>
          <table:table-cell office:value-type="float" office:value="0.0185295243367366" calcext:value-type="float">
            <text:p>0,01853</text:p>
          </table:table-cell>
          <table:table-cell office:value-type="float" office:value="16" calcext:value-type="float">
            <text:p>16</text:p>
          </table:table-cell>
          <table:table-cell office:value-type="float" office:value="0.0226102149992314" calcext:value-type="float">
            <text:p>0,0226102</text:p>
          </table:table-cell>
          <table:table-cell office:value-type="float" office:value="142216" calcext:value-type="float">
            <text:p>142216</text:p>
          </table:table-cell>
          <table:table-cell office:value-type="string" calcext:value-type="string">
            <text:p>The Moon Is a Dead World</text:p>
          </table:table-cell>
          <table:table-cell office:value-type="string" calcext:value-type="string">
            <text:p>[{'Gospel'}]</text:p>
          </table:table-cell>
          <table:table-cell office:value-type="string" calcext:value-type="string">
            <text:p>[{'Post-Hardcore', 'Screamo'}]</text:p>
          </table:table-cell>
          <table:table-cell office:value-type="string" calcext:value-type="string">
            <text:p>[{'Math Rock', 'Progressive Rock'}]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882.699999999998" calcext:value-type="float">
            <text:p>882,7</text:p>
          </table:table-cell>
          <table:table-cell office:value-type="float" office:value="650" calcext:value-type="float">
            <text:p>650</text:p>
          </table:table-cell>
          <table:table-cell office:value-type="float" office:value="0.650650650650651" calcext:value-type="float">
            <text:p>0,6507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1097922848665" calcext:value-type="float">
            <text:p>0,7411</text:p>
          </table:table-cell>
          <table:table-cell office:value-type="float" office:value="0.000108458491892" calcext:value-type="float">
            <text:p>0,000108</text:p>
          </table:table-cell>
          <table:table-cell office:value-type="float" office:value="0.0136351312838656" calcext:value-type="float">
            <text:p>0,01364</text:p>
          </table:table-cell>
          <table:table-cell office:value-type="float" office:value="8" calcext:value-type="float">
            <text:p>8</text:p>
          </table:table-cell>
          <table:table-cell office:value-type="float" office:value="0.0195589748018523" calcext:value-type="float">
            <text:p>0,0195590</text:p>
          </table:table-cell>
          <table:table-cell office:value-type="float" office:value="151445" calcext:value-type="float">
            <text:p>151445</text:p>
          </table:table-cell>
          <table:table-cell office:value-type="string" calcext:value-type="string">
            <text:p>Willy and the Poor Boys</text:p>
          </table:table-cell>
          <table:table-cell office:value-type="string" calcext:value-type="string">
            <text:p>[{'Creedence Clearwater Revival'}]</text:p>
          </table:table-cell>
          <table:table-cell office:value-type="string" calcext:value-type="string">
            <text:p>[{'Swamp Rock'}]</text:p>
          </table:table-cell>
          <table:table-cell office:value-type="string" calcext:value-type="string">
            <text:p>[{'Country Rock', 'Blues Rock', 'Rock &amp; Roll'}]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812" calcext:value-type="float">
            <text:p>812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0780196170977734" calcext:value-type="float">
            <text:p>0,000078</text:p>
          </table:table-cell>
          <table:table-cell office:value-type="float" office:value="0.036267488824529" calcext:value-type="float">
            <text:p>0,03627</text:p>
          </table:table-cell>
          <table:table-cell office:value-type="float" office:value="14" calcext:value-type="float">
            <text:p>14</text:p>
          </table:table-cell>
          <table:table-cell office:value-type="float" office:value="0.0299086318054986" calcext:value-type="float">
            <text:p>0,0299086</text:p>
          </table:table-cell>
          <table:table-cell office:value-type="float" office:value="142679" calcext:value-type="float">
            <text:p>142679</text:p>
          </table:table-cell>
          <table:table-cell office:value-type="string" calcext:value-type="string">
            <text:p>Angel Dust</text:p>
          </table:table-cell>
          <table:table-cell office:value-type="string" calcext:value-type="string">
            <text:p>[{'Faith No More'}]</text:p>
          </table:table-cell>
          <table:table-cell office:value-type="string" calcext:value-type="string">
            <text:p>[{'Alternative Metal'}]</text:p>
          </table:table-cell>
          <table:table-cell office:value-type="string" calcext:value-type="string">
            <text:p>[{'Funk Metal', 'Experimental Rock', 'Avant-Garde Metal'}]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986" calcext:value-type="float">
            <text:p>986</text:p>
          </table:table-cell>
          <table:table-cell office:value-type="float" office:value="1105.2" calcext:value-type="float">
            <text:p>1105,2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7964210035018" calcext:value-type="float">
            <text:p>0,000796</text:p>
          </table:table-cell>
          <table:table-cell office:value-type="float" office:value="0.0162069468483432" calcext:value-type="float">
            <text:p>0,01621</text:p>
          </table:table-cell>
          <table:table-cell office:value-type="float" office:value="10" calcext:value-type="float">
            <text:p>10</text:p>
          </table:table-cell>
          <table:table-cell office:value-type="float" office:value="0.0208623203559817" calcext:value-type="float">
            <text:p>0,0208623</text:p>
          </table:table-cell>
          <table:table-cell office:value-type="float" office:value="140181" calcext:value-type="float">
            <text:p>140181</text:p>
          </table:table-cell>
          <table:table-cell office:value-type="string" calcext:value-type="string">
            <text:p>I'm in Your Mind Fuzz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Garage Rock', 'Psychedelic Rock'}]</text:p>
          </table:table-cell>
          <table:table-cell office:value-type="string" calcext:value-type="string">
            <text:p>[{'Heavy Psych', 'Acid Rock', 'Psychedelic Pop', 'Krautrock'}]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531.500000000003" calcext:value-type="float">
            <text:p>531,5</text:p>
          </table:table-cell>
          <table:table-cell office:value-type="float" office:value="649" calcext:value-type="float">
            <text:p>649</text:p>
          </table:table-cell>
          <table:table-cell office:value-type="float" office:value="0.64964964964965" calcext:value-type="float">
            <text:p>0,649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40548554484804" calcext:value-type="float">
            <text:p>0,7405</text:p>
          </table:table-cell>
          <table:table-cell office:value-type="float" office:value="0.0001263788838939" calcext:value-type="float">
            <text:p>0,000126</text:p>
          </table:table-cell>
          <table:table-cell office:value-type="float" office:value="0.0100339373914833" calcext:value-type="float">
            <text:p>0,01003</text:p>
          </table:table-cell>
          <table:table-cell office:value-type="float" office:value="21" calcext:value-type="float">
            <text:p>21</text:p>
          </table:table-cell>
          <table:table-cell office:value-type="float" office:value="0.0143846540310211" calcext:value-type="float">
            <text:p>0,0143847</text:p>
          </table:table-cell>
          <table:table-cell office:value-type="float" office:value="147425" calcext:value-type="float">
            <text:p>147425</text:p>
          </table:table-cell>
          <table:table-cell office:value-type="string" calcext:value-type="string">
            <text:p>The Shape of Jazz to Come</text:p>
          </table:table-cell>
          <table:table-cell office:value-type="string" calcext:value-type="string">
            <text:p>[{'Ornette Coleman'}]</text:p>
          </table:table-cell>
          <table:table-cell office:value-type="string" calcext:value-type="string">
            <text:p>[{'Avant-Garde Jazz'}]</text:p>
          </table:table-cell>
          <table:table-cell office:value-type="string" calcext:value-type="string">
            <text:p>[{'Free Jazz', 'Post-Bop'}]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1143.69999999999" calcext:value-type="float">
            <text:p>1143,7</text:p>
          </table:table-cell>
          <table:table-cell office:value-type="float" office:value="648" calcext:value-type="float">
            <text:p>648</text:p>
          </table:table-cell>
          <table:table-cell office:value-type="float" office:value="0.648648648648649" calcext:value-type="float">
            <text:p>0,64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00</text:p>
          </table:table-cell>
          <table:table-cell office:value-type="float" office:value="0.0002205779593889" calcext:value-type="float">
            <text:p>0,000221</text:p>
          </table:table-cell>
          <table:table-cell office:value-type="float" office:value="0.0197618560104423" calcext:value-type="float">
            <text:p>0,01976</text:p>
          </table:table-cell>
          <table:table-cell office:value-type="float" office:value="8" calcext:value-type="float">
            <text:p>8</text:p>
          </table:table-cell>
          <table:table-cell office:value-type="float" office:value="0.0226402809368896" calcext:value-type="float">
            <text:p>0,0226403</text:p>
          </table:table-cell>
          <table:table-cell office:value-type="float" office:value="148632" calcext:value-type="float">
            <text:p>148632</text:p>
          </table:table-cell>
          <table:table-cell office:value-type="string" calcext:value-type="string">
            <text:p>Astral Weeks</text:p>
          </table:table-cell>
          <table:table-cell office:value-type="string" calcext:value-type="string">
            <text:p>[{'Van Morrison'}]</text:p>
          </table:table-cell>
          <table:table-cell office:value-type="string" calcext:value-type="string">
            <text:p>[{'Chamber Folk', 'Singer-Songwriter'}]</text:p>
          </table:table-cell>
          <table:table-cell office:value-type="string" calcext:value-type="string">
            <text:p>[{'Celtic Folk Music', 'Blue-Eyed Soul', 'Chamber Jazz'}]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float" office:value="1722.59999999999" calcext:value-type="float">
            <text:p>1722,6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1341354714768" calcext:value-type="float">
            <text:p>0,000134</text:p>
          </table:table-cell>
          <table:table-cell office:value-type="float" office:value="0.0531608116400215" calcext:value-type="float">
            <text:p>0,05316</text:p>
          </table:table-cell>
          <table:table-cell office:value-type="float" office:value="3" calcext:value-type="float">
            <text:p>3</text:p>
          </table:table-cell>
          <table:table-cell office:value-type="float" office:value="0.0357783872255449" calcext:value-type="float">
            <text:p>0,0357784</text:p>
          </table:table-cell>
          <table:table-cell office:value-type="float" office:value="149020" calcext:value-type="float">
            <text:p>149020</text:p>
          </table:table-cell>
          <table:table-cell office:value-type="string" calcext:value-type="string">
            <text:p>Moondance</text:p>
          </table:table-cell>
          <table:table-cell office:value-type="string" calcext:value-type="string">
            <text:p>[{'Van Morriso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Blue-Eyed Soul', 'Jazz Pop', 'Rhythm &amp; Blues'}]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office:value-type="float" office:value="1400.09999999999" calcext:value-type="float">
            <text:p>1400,1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984944864704" calcext:value-type="float">
            <text:p>0,000498</text:p>
          </table:table-cell>
          <table:table-cell office:value-type="float" office:value="0.0449484938379077" calcext:value-type="float">
            <text:p>0,04495</text:p>
          </table:table-cell>
          <table:table-cell office:value-type="float" office:value="7" calcext:value-type="float">
            <text:p>7</text:p>
          </table:table-cell>
          <table:table-cell office:value-type="float" office:value="0.02940229125888" calcext:value-type="float">
            <text:p>0,0294023</text:p>
          </table:table-cell>
          <table:table-cell office:value-type="float" office:value="136725" calcext:value-type="float">
            <text:p>136725</text:p>
          </table:table-cell>
          <table:table-cell office:value-type="string" calcext:value-type="string">
            <text:p>Magma Live</text:p>
          </table:table-cell>
          <table:table-cell office:value-type="string" calcext:value-type="string">
            <text:p>[{'Magma'}]</text:p>
          </table:table-cell>
          <table:table-cell office:value-type="string" calcext:value-type="string">
            <text:p>[{'Zeuhl'}]</text:p>
          </table:table-cell>
          <table:table-cell office:value-type="string" calcext:value-type="string">
            <text:p>[{'Jazz-Rock'}]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1210.79999999999" calcext:value-type="float">
            <text:p>1210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3657632248146" calcext:value-type="float">
            <text:p>0,000366</text:p>
          </table:table-cell>
          <table:table-cell office:value-type="float" office:value="0.0197322954850807" calcext:value-type="float">
            <text:p>0,01973</text:p>
          </table:table-cell>
          <table:table-cell office:value-type="float" office:value="16" calcext:value-type="float">
            <text:p>16</text:p>
          </table:table-cell>
          <table:table-cell office:value-type="float" office:value="0.0242351550626728" calcext:value-type="float">
            <text:p>0,0242352</text:p>
          </table:table-cell>
          <table:table-cell office:value-type="float" office:value="144646" calcext:value-type="float">
            <text:p>144646</text:p>
          </table:table-cell>
          <table:table-cell office:value-type="string" calcext:value-type="string">
            <text:p>Yoshimi Battles the Pink Robots</text:p>
          </table:table-cell>
          <table:table-cell office:value-type="string" calcext:value-type="string">
            <text:p>[{'The Flaming Lips'}]</text:p>
          </table:table-cell>
          <table:table-cell office:value-type="string" calcext:value-type="string">
            <text:p>[{'Neo-Psychedelia', 'Psychedelic Pop'}]</text:p>
          </table:table-cell>
          <table:table-cell office:value-type="string" calcext:value-type="string">
            <text:p>[{'Downtempo', 'Space Rock Revival', 'Dream Pop', 'Electronic'}]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969.799999999996" calcext:value-type="float">
            <text:p>969,8</text:p>
          </table:table-cell>
          <table:table-cell office:value-type="float" office:value="647" calcext:value-type="float">
            <text:p>647</text:p>
          </table:table-cell>
          <table:table-cell office:value-type="float" office:value="0.647647647647648" calcext:value-type="float">
            <text:p>0,6476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39452257586973" calcext:value-type="float">
            <text:p>0,7395</text:p>
          </table:table-cell>
          <table:table-cell office:value-type="float" office:value="0.0004188748343724" calcext:value-type="float">
            <text:p>0,000419</text:p>
          </table:table-cell>
          <table:table-cell office:value-type="float" office:value="0.0135451385058347" calcext:value-type="float">
            <text:p>0,01355</text:p>
          </table:table-cell>
          <table:table-cell office:value-type="float" office:value="10" calcext:value-type="float">
            <text:p>10</text:p>
          </table:table-cell>
          <table:table-cell office:value-type="float" office:value="0.0186706358237531" calcext:value-type="float">
            <text:p>0,0186706</text:p>
          </table:table-cell>
          <table:table-cell office:value-type="float" office:value="137985" calcext:value-type="float">
            <text:p>137985</text:p>
          </table:table-cell>
          <table:table-cell office:value-type="string" calcext:value-type="string">
            <text:p>UNDERTALE</text:p>
          </table:table-cell>
          <table:table-cell office:value-type="string" calcext:value-type="string">
            <text:p>[{'Toby Fox'}]</text:p>
          </table:table-cell>
          <table:table-cell office:value-type="string" calcext:value-type="string">
            <text:p>[{'Video Game Music', 'Sequencer &amp; Tracker', 'Digital Fusion'}]</text:p>
          </table:table-cell>
          <table:table-cell office:value-type="string" calcext:value-type="string">
            <text:p>[{'16-bit', 'Cinematic Classical', 'Chiptune', 'Ambient'}]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878" calcext:value-type="float">
            <text:p>878</text:p>
          </table:table-cell>
          <table:table-cell office:value-type="float" office:value="1568.49999999999" calcext:value-type="float">
            <text:p>1568,5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4261442471195" calcext:value-type="float">
            <text:p>0,000426</text:p>
          </table:table-cell>
          <table:table-cell office:value-type="float" office:value="0.039140970342675" calcext:value-type="float">
            <text:p>0,03914</text:p>
          </table:table-cell>
          <table:table-cell office:value-type="float" office:value="5" calcext:value-type="float">
            <text:p>5</text:p>
          </table:table-cell>
          <table:table-cell office:value-type="float" office:value="0.0323536120358934" calcext:value-type="float">
            <text:p>0,0323536</text:p>
          </table:table-cell>
          <table:table-cell office:value-type="float" office:value="137822" calcext:value-type="float">
            <text:p>137822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[{'Yo La Tengo'}]</text:p>
          </table:table-cell>
          <table:table-cell office:value-type="string" calcext:value-type="string">
            <text:p>[{'Noise Pop', 'Indie Rock'}]</text:p>
          </table:table-cell>
          <table:table-cell office:value-type="string" calcext:value-type="string">
            <text:p>[{'Shoegaze', 'Slowcore', 'Dream Pop'}]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274.59999999999" calcext:value-type="float">
            <text:p>1274,6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3462881719394" calcext:value-type="float">
            <text:p>0,000346</text:p>
          </table:table-cell>
          <table:table-cell office:value-type="float" office:value="0.0250604531500571" calcext:value-type="float">
            <text:p>0,02506</text:p>
          </table:table-cell>
          <table:table-cell office:value-type="float" office:value="8" calcext:value-type="float">
            <text:p>8</text:p>
          </table:table-cell>
          <table:table-cell office:value-type="float" office:value="0.023752100923011" calcext:value-type="float">
            <text:p>0,0237521</text:p>
          </table:table-cell>
          <table:table-cell office:value-type="float" office:value="144892" calcext:value-type="float">
            <text:p>144892</text:p>
          </table:table-cell>
          <table:table-cell office:value-type="string" calcext:value-type="string">
            <text:p>Everybody Knows This Is Nowhere</text:p>
          </table:table-cell>
          <table:table-cell office:value-type="string" calcext:value-type="string">
            <text:p>[{'Crazy Horse', 'Neil Young'}]</text:p>
          </table:table-cell>
          <table:table-cell office:value-type="string" calcext:value-type="string">
            <text:p>[{'Country Rock', 'Singer-Songwriter'}]</text:p>
          </table:table-cell>
          <table:table-cell office:value-type="string" calcext:value-type="string">
            <text:p>[{'Hard Rock', 'Folk Rock'}]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1116.69999999999" calcext:value-type="float">
            <text:p>1116,7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6298549718723" calcext:value-type="float">
            <text:p>0,000630</text:p>
          </table:table-cell>
          <table:table-cell office:value-type="float" office:value="0.0159819834330838" calcext:value-type="float">
            <text:p>0,01598</text:p>
          </table:table-cell>
          <table:table-cell office:value-type="float" office:value="10" calcext:value-type="float">
            <text:p>10</text:p>
          </table:table-cell>
          <table:table-cell office:value-type="float" office:value="0.0206822992114945" calcext:value-type="float">
            <text:p>0,0206823</text:p>
          </table:table-cell>
          <table:table-cell office:value-type="float" office:value="134051" calcext:value-type="float">
            <text:p>134051</text:p>
          </table:table-cell>
          <table:table-cell office:value-type="string" calcext:value-type="string">
            <text:p>Disco Elysium</text:p>
          </table:table-cell>
          <table:table-cell office:value-type="string" calcext:value-type="string">
            <text:p>[{'Sea Power'}]</text:p>
          </table:table-cell>
          <table:table-cell office:value-type="string" calcext:value-type="string">
            <text:p>[{'Video Game Music', 'Ambient', 'Post-Rock'}]</text:p>
          </table:table-cell>
          <table:table-cell office:value-type="string" calcext:value-type="string">
            <text:p>[{'Chamber Music', 'Art Rock', 'Dark Ambient'}]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925.199999999996" calcext:value-type="float">
            <text:p>925,2</text:p>
          </table:table-cell>
          <table:table-cell office:value-type="float" office:value="646" calcext:value-type="float">
            <text:p>646</text:p>
          </table:table-cell>
          <table:table-cell office:value-type="float" office:value="0.646646646646647" calcext:value-type="float">
            <text:p>0,646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38905325443787" calcext:value-type="float">
            <text:p>0,7389</text:p>
          </table:table-cell>
          <table:table-cell office:value-type="float" office:value="0.0000506518542590687" calcext:value-type="float">
            <text:p>0,000051</text:p>
          </table:table-cell>
          <table:table-cell office:value-type="float" office:value="0.0127398357362182" calcext:value-type="float">
            <text:p>0,01274</text:p>
          </table:table-cell>
          <table:table-cell office:value-type="float" office:value="10" calcext:value-type="float">
            <text:p>10</text:p>
          </table:table-cell>
          <table:table-cell office:value-type="float" office:value="0.0183773521371395" calcext:value-type="float">
            <text:p>0,0183774</text:p>
          </table:table-cell>
          <table:table-cell office:value-type="float" office:value="141604" calcext:value-type="float">
            <text:p>141604</text:p>
          </table:table-cell>
          <table:table-cell office:value-type="string" calcext:value-type="string">
            <text:p>This Is Happening</text:p>
          </table:table-cell>
          <table:table-cell office:value-type="string" calcext:value-type="string">
            <text:p>[{'LCD Soundsystem'}]</text:p>
          </table:table-cell>
          <table:table-cell office:value-type="string" calcext:value-type="string">
            <text:p>[{'Indietronica', 'Dance-Punk', 'Alternative Dance'}]</text:p>
          </table:table-cell>
          <table:table-cell office:value-type="string" calcext:value-type="string">
            <text:p>[{'New Rave', 'Alternative Dance', 'New Wave', 'Electro-Disco'}]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1702.19999999999" calcext:value-type="float">
            <text:p>1702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1226677579382" calcext:value-type="float">
            <text:p>0,000123</text:p>
          </table:table-cell>
          <table:table-cell office:value-type="float" office:value="0.0527240897012823" calcext:value-type="float">
            <text:p>0,05272</text:p>
          </table:table-cell>
          <table:table-cell office:value-type="float" office:value="3" calcext:value-type="float">
            <text:p>3</text:p>
          </table:table-cell>
          <table:table-cell office:value-type="float" office:value="0.0350797537662972" calcext:value-type="float">
            <text:p>0,0350798</text:p>
          </table:table-cell>
          <table:table-cell office:value-type="float" office:value="139728" calcext:value-type="float">
            <text:p>139728</text:p>
          </table:table-cell>
          <table:table-cell office:value-type="string" calcext:value-type="string">
            <text:p>No Other</text:p>
          </table:table-cell>
          <table:table-cell office:value-type="string" calcext:value-type="string">
            <text:p>[{'Gene Clark'}]</text:p>
          </table:table-cell>
          <table:table-cell office:value-type="string" calcext:value-type="string">
            <text:p>[{'Country Rock', 'Singer-Songwriter'}]</text:p>
          </table:table-cell>
          <table:table-cell office:value-type="string" calcext:value-type="string">
            <text:p>[{'Country', 'Folk Rock', 'Psychedelic Rock', 'Baroque Pop'}]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office:value-type="float" office:value="1701.29999999999" calcext:value-type="float">
            <text:p>1701,3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424291836449" calcext:value-type="float">
            <text:p>0,000242</text:p>
          </table:table-cell>
          <table:table-cell office:value-type="float" office:value="0.0522942378432541" calcext:value-type="float">
            <text:p>0,05229</text:p>
          </table:table-cell>
          <table:table-cell office:value-type="float" office:value="3" calcext:value-type="float">
            <text:p>3</text:p>
          </table:table-cell>
          <table:table-cell office:value-type="float" office:value="0.035798384001924" calcext:value-type="float">
            <text:p>0,0357984</text:p>
          </table:table-cell>
          <table:table-cell office:value-type="float" office:value="147303" calcext:value-type="float">
            <text:p>147303</text:p>
          </table:table-cell>
          <table:table-cell office:value-type="string" calcext:value-type="string">
            <text:p>Court and Spark</text:p>
          </table:table-cell>
          <table:table-cell office:value-type="string" calcext:value-type="string">
            <text:p>[{'Joni Mitchell'}]</text:p>
          </table:table-cell>
          <table:table-cell office:value-type="string" calcext:value-type="string">
            <text:p>[{'Folk Pop', 'Singer-Songwriter'}]</text:p>
          </table:table-cell>
          <table:table-cell office:value-type="string" calcext:value-type="string">
            <text:p>[{'Soft Rock', 'Jazz Pop', 'Progressive Pop'}]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1460.19999999999" calcext:value-type="float">
            <text:p>146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2140416970076" calcext:value-type="float">
            <text:p>0,000214</text:p>
          </table:table-cell>
          <table:table-cell office:value-type="float" office:value="0.0370936472734692" calcext:value-type="float">
            <text:p>0,03709</text:p>
          </table:table-cell>
          <table:table-cell office:value-type="float" office:value="5" calcext:value-type="float">
            <text:p>5</text:p>
          </table:table-cell>
          <table:table-cell office:value-type="float" office:value="0.0308891427646723" calcext:value-type="float">
            <text:p>0,0308891</text:p>
          </table:table-cell>
          <table:table-cell office:value-type="float" office:value="142451" calcext:value-type="float">
            <text:p>142451</text:p>
          </table:table-cell>
          <table:table-cell office:value-type="string" calcext:value-type="string">
            <text:p>Crooked Rain, Crooked Rain</text:p>
          </table:table-cell>
          <table:table-cell office:value-type="string" calcext:value-type="string">
            <text:p>[{'Pavement'}]</text:p>
          </table:table-cell>
          <table:table-cell office:value-type="string" calcext:value-type="string">
            <text:p>[{'Slacker Rock', 'Indie Rock'}]</text:p>
          </table:table-cell>
          <table:table-cell office:value-type="string" calcext:value-type="string">
            <text:p>[{'Noise Pop'}]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696" calcext:value-type="float">
            <text:p>696</text:p>
          </table:table-cell>
          <table:table-cell office:value-type="float" office:value="1330.19999999999" calcext:value-type="float">
            <text:p>1330,2</text:p>
          </table:table-cell>
          <table:table-cell office:value-type="float" office:value="645" calcext:value-type="float">
            <text:p>645</text:p>
          </table:table-cell>
          <table:table-cell office:value-type="float" office:value="0.645645645645646" calcext:value-type="float">
            <text:p>0,6456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38359201773836" calcext:value-type="float">
            <text:p>0,7384</text:p>
          </table:table-cell>
          <table:table-cell office:value-type="float" office:value="0.0009335989295909" calcext:value-type="float">
            <text:p>0,000934</text:p>
          </table:table-cell>
          <table:table-cell office:value-type="float" office:value="0.0238024227394003" calcext:value-type="float">
            <text:p>0,02380</text:p>
          </table:table-cell>
          <table:table-cell office:value-type="float" office:value="16" calcext:value-type="float">
            <text:p>16</text:p>
          </table:table-cell>
          <table:table-cell office:value-type="float" office:value="0.0240866617433956" calcext:value-type="float">
            <text:p>0,0240867</text:p>
          </table:table-cell>
          <table:table-cell office:value-type="float" office:value="134471" calcext:value-type="float">
            <text:p>134471</text:p>
          </table:table-cell>
          <table:table-cell office:value-type="string" calcext:value-type="string">
            <text:p>Live at the Fillmore East (March 7, 1970): It's About That Time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 Fusion', 'Avant-Garde Jazz'}]</text:p>
          </table:table-cell>
          <table:table-cell office:value-type="string" calcext:value-type="string">
            <text:p>[{'Jazz-Funk', 'Free Jazz', 'Jazz-Rock'}]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1047.49999999999" calcext:value-type="float">
            <text:p>1047,5</text:p>
          </table:table-cell>
          <table:table-cell office:value-type="float" office:value="644" calcext:value-type="float">
            <text:p>644</text:p>
          </table:table-cell>
          <table:table-cell office:value-type="float" office:value="0.644644644644645" calcext:value-type="float">
            <text:p>0,644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3781388478582" calcext:value-type="float">
            <text:p>0,7378</text:p>
          </table:table-cell>
          <table:table-cell office:value-type="float" office:value="0.0003216309161532" calcext:value-type="float">
            <text:p>0,000322</text:p>
          </table:table-cell>
          <table:table-cell office:value-type="float" office:value="0.0151594201672176" calcext:value-type="float">
            <text:p>0,01516</text:p>
          </table:table-cell>
          <table:table-cell office:value-type="float" office:value="10" calcext:value-type="float">
            <text:p>10</text:p>
          </table:table-cell>
          <table:table-cell office:value-type="float" office:value="0.0201949023130613" calcext:value-type="float">
            <text:p>0,0201949</text:p>
          </table:table-cell>
          <table:table-cell office:value-type="float" office:value="138926" calcext:value-type="float">
            <text:p>138926</text:p>
          </table:table-cell>
          <table:table-cell office:value-type="string" calcext:value-type="string">
            <text:p>The ArchAndroid</text:p>
          </table:table-cell>
          <table:table-cell office:value-type="string" calcext:value-type="string">
            <text:p>[{'Janelle MonÃ¡e'}]</text:p>
          </table:table-cell>
          <table:table-cell office:value-type="string" calcext:value-type="string">
            <text:p>[{'Art Pop', 'Contemporary R&amp;B'}]</text:p>
          </table:table-cell>
          <table:table-cell office:value-type="string" calcext:value-type="string">
            <text:p>[{'Psychedelic Soul', 'Funk', 'Neo-Psychedelia', 'Neo-Soul', 'Progressive Pop'}]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1708.89999999999" calcext:value-type="float">
            <text:p>1708,9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6449335106649" calcext:value-type="float">
            <text:p>0,000645</text:p>
          </table:table-cell>
          <table:table-cell office:value-type="float" office:value="0.0519700691248017" calcext:value-type="float">
            <text:p>0,05197</text:p>
          </table:table-cell>
          <table:table-cell office:value-type="float" office:value="3" calcext:value-type="float">
            <text:p>3</text:p>
          </table:table-cell>
          <table:table-cell office:value-type="float" office:value="0.0352800974511533" calcext:value-type="float">
            <text:p>0,0352801</text:p>
          </table:table-cell>
          <table:table-cell office:value-type="float" office:value="141992" calcext:value-type="float">
            <text:p>141992</text:p>
          </table:table-cell>
          <table:table-cell office:value-type="string" calcext:value-type="string">
            <text:p>Bryter Layter</text:p>
          </table:table-cell>
          <table:table-cell office:value-type="string" calcext:value-type="string">
            <text:p>[{'Nick Drake'}]</text:p>
          </table:table-cell>
          <table:table-cell office:value-type="string" calcext:value-type="string">
            <text:p>[{'Chamber Folk', 'Singer-Songwriter'}]</text:p>
          </table:table-cell>
          <table:table-cell office:value-type="string" calcext:value-type="string">
            <text:p>[{'Jazz Pop', 'Baroque Pop'}]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1641.29999999999" calcext:value-type="float">
            <text:p>1641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492468420324" calcext:value-type="float">
            <text:p>0,000449</text:p>
          </table:table-cell>
          <table:table-cell office:value-type="float" office:value="0.050681535686431" calcext:value-type="float">
            <text:p>0,05068</text:p>
          </table:table-cell>
          <table:table-cell office:value-type="float" office:value="18" calcext:value-type="float">
            <text:p>18</text:p>
          </table:table-cell>
          <table:table-cell office:value-type="float" office:value="0.0328147796457842" calcext:value-type="float">
            <text:p>0,0328148</text:p>
          </table:table-cell>
          <table:table-cell office:value-type="float" office:value="138283" calcext:value-type="float">
            <text:p>138283</text:p>
          </table:table-cell>
          <table:table-cell office:value-type="string" calcext:value-type="string">
            <text:p>Bitches Brew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 Fusion', 'Avant-Garde Jazz'}]</text:p>
          </table:table-cell>
          <table:table-cell office:value-type="string" calcext:value-type="string">
            <text:p>[{'Jazz-Funk', 'Jazz-Rock'}]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office:value-type="float" office:value="1420.09999999999" calcext:value-type="float">
            <text:p>1420,1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4092268621326" calcext:value-type="float">
            <text:p>0,000409</text:p>
          </table:table-cell>
          <table:table-cell office:value-type="float" office:value="0.0457663289279608" calcext:value-type="float">
            <text:p>0,04577</text:p>
          </table:table-cell>
          <table:table-cell office:value-type="float" office:value="7" calcext:value-type="float">
            <text:p>7</text:p>
          </table:table-cell>
          <table:table-cell office:value-type="float" office:value="0.0315238305935539" calcext:value-type="float">
            <text:p>0,0315238</text:p>
          </table:table-cell>
          <table:table-cell office:value-type="float" office:value="148513" calcext:value-type="float">
            <text:p>148513</text:p>
          </table:table-cell>
          <table:table-cell office:value-type="string" calcext:value-type="string">
            <text:p>Catch a Fire</text:p>
          </table:table-cell>
          <table:table-cell office:value-type="string" calcext:value-type="string">
            <text:p>[{'The Wailers'}]</text:p>
          </table:table-cell>
          <table:table-cell office:value-type="string" calcext:value-type="string">
            <text:p>[{'Roots Reggae'}]</text:p>
          </table:table-cell>
          <table:table-cell office:value-type="string" calcext:value-type="string">
            <text:p>[{'Rocksteady'}]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896" calcext:value-type="float">
            <text:p>896</text:p>
          </table:table-cell>
          <table:table-cell office:value-type="float" office:value="1309.29999999999" calcext:value-type="float">
            <text:p>1309,3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1741888849437" calcext:value-type="float">
            <text:p>0,000174</text:p>
          </table:table-cell>
          <table:table-cell office:value-type="float" office:value="0.0211525052013285" calcext:value-type="float">
            <text:p>0,02115</text:p>
          </table:table-cell>
          <table:table-cell office:value-type="float" office:value="16" calcext:value-type="float">
            <text:p>16</text:p>
          </table:table-cell>
          <table:table-cell office:value-type="float" office:value="0.0257410470566812" calcext:value-type="float">
            <text:p>0,0257410</text:p>
          </table:table-cell>
          <table:table-cell office:value-type="float" office:value="142421" calcext:value-type="float">
            <text:p>142421</text:p>
          </table:table-cell>
          <table:table-cell office:value-type="string" calcext:value-type="string">
            <text:p>The Woods</text:p>
          </table:table-cell>
          <table:table-cell office:value-type="string" calcext:value-type="string">
            <text:p>[{'Sleater-Kinney'}]</text:p>
          </table:table-cell>
          <table:table-cell office:value-type="string" calcext:value-type="string">
            <text:p>[{'Noise Rock', 'Indie Rock'}]</text:p>
          </table:table-cell>
          <table:table-cell office:value-type="string" calcext:value-type="string">
            <text:p>[{'Garage Rock', 'Noise Rock', 'Garage Punk', 'Heavy Psych'}]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1053.8" calcext:value-type="float">
            <text:p>1053,8</text:p>
          </table:table-cell>
          <table:table-cell office:value-type="float" office:value="643" calcext:value-type="float">
            <text:p>643</text:p>
          </table:table-cell>
          <table:table-cell office:value-type="float" office:value="0.643643643643644" calcext:value-type="float">
            <text:p>0,643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37269372693727" calcext:value-type="float">
            <text:p>0,7373</text:p>
          </table:table-cell>
          <table:table-cell office:value-type="float" office:value="0.0003663315954565" calcext:value-type="float">
            <text:p>0,000366</text:p>
          </table:table-cell>
          <table:table-cell office:value-type="float" office:value="0.0152350637915796" calcext:value-type="float">
            <text:p>0,01524</text:p>
          </table:table-cell>
          <table:table-cell office:value-type="float" office:value="10" calcext:value-type="float">
            <text:p>10</text:p>
          </table:table-cell>
          <table:table-cell office:value-type="float" office:value="0.0207590829849155" calcext:value-type="float">
            <text:p>0,0207591</text:p>
          </table:table-cell>
          <table:table-cell office:value-type="float" office:value="141424" calcext:value-type="float">
            <text:p>141424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[{'Beach House'}]</text:p>
          </table:table-cell>
          <table:table-cell office:value-type="string" calcext:value-type="string">
            <text:p>[{'Neo-Psychedelia', 'Indie Pop', 'Dream Pop'}]</text:p>
          </table:table-cell>
          <table:table-cell office:value-type="string" calcext:value-type="string">
            <text:p>[{'Ethereal Wave', 'Neo-Psychedelia'}]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1500.59999999999" calcext:value-type="float">
            <text:p>1500,6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11650595150929" calcext:value-type="float">
            <text:p>0,001165</text:p>
          </table:table-cell>
          <table:table-cell office:value-type="float" office:value="0.0379130050337748" calcext:value-type="float">
            <text:p>0,03791</text:p>
          </table:table-cell>
          <table:table-cell office:value-type="float" office:value="14" calcext:value-type="float">
            <text:p>14</text:p>
          </table:table-cell>
          <table:table-cell office:value-type="float" office:value="0.0303692023034183" calcext:value-type="float">
            <text:p>0,0303692</text:p>
          </table:table-cell>
          <table:table-cell office:value-type="float" office:value="135700" calcext:value-type="float">
            <text:p>135700</text:p>
          </table:table-cell>
          <table:table-cell office:value-type="string" calcext:value-type="string">
            <text:p>Repetition</text:p>
          </table:table-cell>
          <table:table-cell office:value-type="string" calcext:value-type="string">
            <text:p>[{'Unwound'}]</text:p>
          </table:table-cell>
          <table:table-cell office:value-type="string" calcext:value-type="string">
            <text:p>[{'Post-Hardcore', 'Noise Rock'}]</text:p>
          </table:table-cell>
          <table:table-cell office:value-type="string" calcext:value-type="string">
            <text:p>[{'Emo', 'Post-Punk', 'Art Punk'}]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351.09999999999" calcext:value-type="float">
            <text:p>1351,1</text:p>
          </table:table-cell>
          <table:table-cell office:value-type="float" office:value="642" calcext:value-type="float">
            <text:p>642</text:p>
          </table:table-cell>
          <table:table-cell office:value-type="float" office:value="0.642642642642643" calcext:value-type="float">
            <text:p>0,642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6725663716814" calcext:value-type="float">
            <text:p>0,7367</text:p>
          </table:table-cell>
          <table:table-cell office:value-type="float" office:value="0.000701689379044" calcext:value-type="float">
            <text:p>0,000702</text:p>
          </table:table-cell>
          <table:table-cell office:value-type="float" office:value="0.0218233751018855" calcext:value-type="float">
            <text:p>0,02182</text:p>
          </table:table-cell>
          <table:table-cell office:value-type="float" office:value="16" calcext:value-type="float">
            <text:p>16</text:p>
          </table:table-cell>
          <table:table-cell office:value-type="float" office:value="0.0269838361725969" calcext:value-type="float">
            <text:p>0,0269838</text:p>
          </table:table-cell>
          <table:table-cell office:value-type="float" office:value="143443" calcext:value-type="float">
            <text:p>143443</text:p>
          </table:table-cell>
          <table:table-cell office:value-type="string" calcext:value-type="string">
            <text:p>You Will Never Know Why</text:p>
          </table:table-cell>
          <table:table-cell office:value-type="string" calcext:value-type="string">
            <text:p>[{'Sweet Trip'}]</text:p>
          </table:table-cell>
          <table:table-cell office:value-type="string" calcext:value-type="string">
            <text:p>[{'Indie Rock', 'Indie Pop', 'Dream Pop'}]</text:p>
          </table:table-cell>
          <table:table-cell office:value-type="string" calcext:value-type="string">
            <text:p>[{'Twee Pop', 'Neo-Psychedelia', 'Shoegaze', 'Progressive Pop', 'Indietronica'}]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1515.69999999999" calcext:value-type="float">
            <text:p>1515,7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513201243996" calcext:value-type="float">
            <text:p>0,000251</text:p>
          </table:table-cell>
          <table:table-cell office:value-type="float" office:value="0.0381173691838205" calcext:value-type="float">
            <text:p>0,03812</text:p>
          </table:table-cell>
          <table:table-cell office:value-type="float" office:value="5" calcext:value-type="float">
            <text:p>5</text:p>
          </table:table-cell>
          <table:table-cell office:value-type="float" office:value="0.0312110186931384" calcext:value-type="float">
            <text:p>0,0312110</text:p>
          </table:table-cell>
          <table:table-cell office:value-type="float" office:value="133835" calcext:value-type="float">
            <text:p>133835</text:p>
          </table:table-cell>
          <table:table-cell office:value-type="string" calcext:value-type="string">
            <text:p>I Can Hear the Heart Beating as One</text:p>
          </table:table-cell>
          <table:table-cell office:value-type="string" calcext:value-type="string">
            <text:p>[{'Yo La Tengo'}]</text:p>
          </table:table-cell>
          <table:table-cell office:value-type="string" calcext:value-type="string">
            <text:p>[{'Noise Pop', 'Indie Rock'}]</text:p>
          </table:table-cell>
          <table:table-cell office:value-type="string" calcext:value-type="string">
            <text:p>[{'Indie Pop', 'Space Rock Revival', 'Noise Pop', 'Shoegaze', 'Dream Pop'}]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1487.89999999999" calcext:value-type="float">
            <text:p>1487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643596167978266" calcext:value-type="float">
            <text:p>0,000064</text:p>
          </table:table-cell>
          <table:table-cell office:value-type="float" office:value="0.0468028725498887" calcext:value-type="float">
            <text:p>0,04680</text:p>
          </table:table-cell>
          <table:table-cell office:value-type="float" office:value="4" calcext:value-type="float">
            <text:p>4</text:p>
          </table:table-cell>
          <table:table-cell office:value-type="float" office:value="0.0319239971015429" calcext:value-type="float">
            <text:p>0,0319240</text:p>
          </table:table-cell>
          <table:table-cell office:value-type="float" office:value="142266" calcext:value-type="float">
            <text:p>142266</text:p>
          </table:table-cell>
          <table:table-cell office:value-type="string" calcext:value-type="string">
            <text:p>Transformer</text:p>
          </table:table-cell>
          <table:table-cell office:value-type="string" calcext:value-type="string">
            <text:p>[{'Lou Reed'}]</text:p>
          </table:table-cell>
          <table:table-cell office:value-type="string" calcext:value-type="string">
            <text:p>[{'Glam Rock', 'Pop Rock'}]</text:p>
          </table:table-cell>
          <table:table-cell office:value-type="string" calcext:value-type="string">
            <text:p>[{'Art Rock'}]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1471.99999999999" calcext:value-type="float">
            <text:p>1472,0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197441071188" calcext:value-type="float">
            <text:p>0,000420</text:p>
          </table:table-cell>
          <table:table-cell office:value-type="float" office:value="0.0264711732828362" calcext:value-type="float">
            <text:p>0,02647</text:p>
          </table:table-cell>
          <table:table-cell office:value-type="float" office:value="16" calcext:value-type="float">
            <text:p>16</text:p>
          </table:table-cell>
          <table:table-cell office:value-type="float" office:value="0.028926721571899" calcext:value-type="float">
            <text:p>0,0289267</text:p>
          </table:table-cell>
          <table:table-cell office:value-type="float" office:value="143270" calcext:value-type="float">
            <text:p>143270</text:p>
          </table:table-cell>
          <table:table-cell office:value-type="string" calcext:value-type="string">
            <text:p>Figure 8</text:p>
          </table:table-cell>
          <table:table-cell office:value-type="string" calcext:value-type="string">
            <text:p>[{'Elliott Smith'}]</text:p>
          </table:table-cell>
          <table:table-cell office:value-type="string" calcext:value-type="string">
            <text:p>[{'Indie Pop', 'Singer-Songwriter'}]</text:p>
          </table:table-cell>
          <table:table-cell office:value-type="string" calcext:value-type="string">
            <text:p>[{'Chamber Pop', 'Indie Rock', 'Indie Folk'}]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946" calcext:value-type="float">
            <text:p>946</text:p>
          </table:table-cell>
          <table:table-cell office:value-type="float" office:value="1449.89999999999" calcext:value-type="float">
            <text:p>1449,9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4973099829479" calcext:value-type="float">
            <text:p>0,000497</text:p>
          </table:table-cell>
          <table:table-cell office:value-type="float" office:value="0.0256560340430213" calcext:value-type="float">
            <text:p>0,02566</text:p>
          </table:table-cell>
          <table:table-cell office:value-type="float" office:value="16" calcext:value-type="float">
            <text:p>16</text:p>
          </table:table-cell>
          <table:table-cell office:value-type="float" office:value="0.0273242836760996" calcext:value-type="float">
            <text:p>0,0273243</text:p>
          </table:table-cell>
          <table:table-cell office:value-type="float" office:value="136946" calcext:value-type="float">
            <text:p>136946</text:p>
          </table:table-cell>
          <table:table-cell office:value-type="string" calcext:value-type="string">
            <text:p>From a Basement on the Hill</text:p>
          </table:table-cell>
          <table:table-cell office:value-type="string" calcext:value-type="string">
            <text:p>[{'Elliott Smith'}]</text:p>
          </table:table-cell>
          <table:table-cell office:value-type="string" calcext:value-type="string">
            <text:p>[{'Indie Rock', 'Singer-Songwriter'}]</text:p>
          </table:table-cell>
          <table:table-cell office:value-type="string" calcext:value-type="string">
            <text:p>[{'Slacker Rock', 'Neo-Psychedelia', 'Indie Folk', 'Alternative Rock'}]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0208625459126461" calcext:value-type="float">
            <text:p>0,000021</text:p>
          </table:table-cell>
          <table:table-cell office:value-type="float" office:value="0.0456992619692096" calcext:value-type="float">
            <text:p>0,04570</text:p>
          </table:table-cell>
          <table:table-cell office:value-type="float" office:value="7" calcext:value-type="float">
            <text:p>7</text:p>
          </table:table-cell>
          <table:table-cell office:value-type="float" office:value="0.0317306465354828" calcext:value-type="float">
            <text:p>0,0317306</text:p>
          </table:table-cell>
          <table:table-cell office:value-type="float" office:value="146039" calcext:value-type="float">
            <text:p>146039</text:p>
          </table:table-cell>
          <table:table-cell office:value-type="string" calcext:value-type="string">
            <text:p>In the Land of Grey and Pink</text:p>
          </table:table-cell>
          <table:table-cell office:value-type="string" calcext:value-type="string">
            <text:p>[{'Caravan'}]</text:p>
          </table:table-cell>
          <table:table-cell office:value-type="string" calcext:value-type="string">
            <text:p>[{'Canterbury Scene'}]</text:p>
          </table:table-cell>
          <table:table-cell office:value-type="string" calcext:value-type="string">
            <text:p>[{'Psychedelic Rock'}]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994.099999999997" calcext:value-type="float">
            <text:p>994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10288177288845" calcext:value-type="float">
            <text:p>0,001029</text:p>
          </table:table-cell>
          <table:table-cell office:value-type="float" office:value="0.0155181691949641" calcext:value-type="float">
            <text:p>0,01552</text:p>
          </table:table-cell>
          <table:table-cell office:value-type="float" office:value="8" calcext:value-type="float">
            <text:p>8</text:p>
          </table:table-cell>
          <table:table-cell office:value-type="float" office:value="0.0206557967215913" calcext:value-type="float">
            <text:p>0,0206558</text:p>
          </table:table-cell>
          <table:table-cell office:value-type="float" office:value="142541" calcext:value-type="float">
            <text:p>142541</text:p>
          </table:table-cell>
          <table:table-cell office:value-type="string" calcext:value-type="string">
            <text:p>The Velvet Underground</text:p>
          </table:table-cell>
          <table:table-cell office:value-type="string" calcext:value-type="string">
            <text:p>[{'The Velvet Underground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Folk Pop', 'Folk Rock', 'Art Rock'}]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921" calcext:value-type="float">
            <text:p>921</text:p>
          </table:table-cell>
          <table:table-cell office:value-type="float" office:value="956.099999999998" calcext:value-type="float">
            <text:p>956,1</text:p>
          </table:table-cell>
          <table:table-cell office:value-type="float" office:value="641" calcext:value-type="float">
            <text:p>641</text:p>
          </table:table-cell>
          <table:table-cell office:value-type="float" office:value="0.641641641641642" calcext:value-type="float">
            <text:p>0,641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36182756079587" calcext:value-type="float">
            <text:p>0,7362</text:p>
          </table:table-cell>
          <table:table-cell office:value-type="float" office:value="0.0002145432005151" calcext:value-type="float">
            <text:p>0,000215</text:p>
          </table:table-cell>
          <table:table-cell office:value-type="float" office:value="0.0145513683562177" calcext:value-type="float">
            <text:p>0,01455</text:p>
          </table:table-cell>
          <table:table-cell office:value-type="float" office:value="8" calcext:value-type="float">
            <text:p>8</text:p>
          </table:table-cell>
          <table:table-cell office:value-type="float" office:value="0.0199057483546942" calcext:value-type="float">
            <text:p>0,0199057</text:p>
          </table:table-cell>
          <table:table-cell office:value-type="float" office:value="149037" calcext:value-type="float">
            <text:p>149037</text:p>
          </table:table-cell>
          <table:table-cell office:value-type="string" calcext:value-type="string">
            <text:p>Sechs Suiten fÃ¼r Violoncello Solo BWV 1007-1012</text:p>
          </table:table-cell>
          <table:table-cell office:value-type="string" calcext:value-type="string">
            <text:p>[{'Pierre Fournier', 'Johann Sebastian Bach'}]</text:p>
          </table:table-cell>
          <table:table-cell office:value-type="string" calcext:value-type="string">
            <text:p>[{'Baroque Suite', 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1808.19999999999" calcext:value-type="float">
            <text:p>1808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640937339668" calcext:value-type="float">
            <text:p>0,000464</text:p>
          </table:table-cell>
          <table:table-cell office:value-type="float" office:value="0.0555613311963285" calcext:value-type="float">
            <text:p>0,05556</text:p>
          </table:table-cell>
          <table:table-cell office:value-type="float" office:value="3" calcext:value-type="float">
            <text:p>3</text:p>
          </table:table-cell>
          <table:table-cell office:value-type="float" office:value="0.0373036302090911" calcext:value-type="float">
            <text:p>0,0373036</text:p>
          </table:table-cell>
          <table:table-cell office:value-type="float" office:value="141460" calcext:value-type="float">
            <text:p>141460</text:p>
          </table:table-cell>
          <table:table-cell office:value-type="string" calcext:value-type="string">
            <text:p>Hejira</text:p>
          </table:table-cell>
          <table:table-cell office:value-type="string" calcext:value-type="string">
            <text:p>[{'Joni Mitchell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Jazz-Rock', 'Americana', 'Progressive Folk', 'Vocal Jazz', 'Jazz Fusion'}]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668" calcext:value-type="float">
            <text:p>668</text:p>
          </table:table-cell>
          <table:table-cell office:value-type="float" office:value="1520.59999999999" calcext:value-type="float">
            <text:p>1520,6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1322631917154" calcext:value-type="float">
            <text:p>0,000132</text:p>
          </table:table-cell>
          <table:table-cell office:value-type="float" office:value="0.0474419893749246" calcext:value-type="float">
            <text:p>0,04744</text:p>
          </table:table-cell>
          <table:table-cell office:value-type="float" office:value="4" calcext:value-type="float">
            <text:p>4</text:p>
          </table:table-cell>
          <table:table-cell office:value-type="float" office:value="0.0336424070706493" calcext:value-type="float">
            <text:p>0,0336424</text:p>
          </table:table-cell>
          <table:table-cell office:value-type="float" office:value="146392" calcext:value-type="float">
            <text:p>146392</text:p>
          </table:table-cell>
          <table:table-cell office:value-type="string" calcext:value-type="string">
            <text:p>Band on the Run</text:p>
          </table:table-cell>
          <table:table-cell office:value-type="string" calcext:value-type="string">
            <text:p>[{'Wings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Progressive Pop', 'Folk Pop', 'Art Rock'}]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455.19999999999" calcext:value-type="float">
            <text:p>1455,2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153454055257" calcext:value-type="float">
            <text:p>0,000315</text:p>
          </table:table-cell>
          <table:table-cell office:value-type="float" office:value="0.0372561132143408" calcext:value-type="float">
            <text:p>0,03726</text:p>
          </table:table-cell>
          <table:table-cell office:value-type="float" office:value="14" calcext:value-type="float">
            <text:p>14</text:p>
          </table:table-cell>
          <table:table-cell office:value-type="float" office:value="0.0313057817171416" calcext:value-type="float">
            <text:p>0,0313058</text:p>
          </table:table-cell>
          <table:table-cell office:value-type="float" office:value="137496" calcext:value-type="float">
            <text:p>137496</text:p>
          </table:table-cell>
          <table:table-cell office:value-type="string" calcext:value-type="string">
            <text:p>Stratosphere</text:p>
          </table:table-cell>
          <table:table-cell office:value-type="string" calcext:value-type="string">
            <text:p>[{'Duster'}]</text:p>
          </table:table-cell>
          <table:table-cell office:value-type="string" calcext:value-type="string">
            <text:p>[{'Slacker Rock', 'Slowcore'}]</text:p>
          </table:table-cell>
          <table:table-cell office:value-type="string" calcext:value-type="string">
            <text:p>[{'Space Rock Revival', 'Dream Pop', 'Post-Rock'}]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441.49999999999" calcext:value-type="float">
            <text:p>1441,5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4882303813499" calcext:value-type="float">
            <text:p>0,000488</text:p>
          </table:table-cell>
          <table:table-cell office:value-type="float" office:value="0.0367746093897479" calcext:value-type="float">
            <text:p>0,03677</text:p>
          </table:table-cell>
          <table:table-cell office:value-type="float" office:value="14" calcext:value-type="float">
            <text:p>14</text:p>
          </table:table-cell>
          <table:table-cell office:value-type="float" office:value="0.0304777990643747" calcext:value-type="float">
            <text:p>0,0304778</text:p>
          </table:table-cell>
          <table:table-cell office:value-type="float" office:value="140118" calcext:value-type="float">
            <text:p>140118</text:p>
          </table:table-cell>
          <table:table-cell office:value-type="string" calcext:value-type="string">
            <text:p>The Lonesome Crowded West</text:p>
          </table:table-cell>
          <table:table-cell office:value-type="string" calcext:value-type="string">
            <text:p>[{'Modest Mouse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Post-Hardcore', 'Alt-Country', 'Midwest Emo'}]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1428.99999999999" calcext:value-type="float">
            <text:p>1429,0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3663204509341" calcext:value-type="float">
            <text:p>0,000366</text:p>
          </table:table-cell>
          <table:table-cell office:value-type="float" office:value="0.0364329411914552" calcext:value-type="float">
            <text:p>0,03643</text:p>
          </table:table-cell>
          <table:table-cell office:value-type="float" office:value="14" calcext:value-type="float">
            <text:p>14</text:p>
          </table:table-cell>
          <table:table-cell office:value-type="float" office:value="0.0301247552260388" calcext:value-type="float">
            <text:p>0,0301248</text:p>
          </table:table-cell>
          <table:table-cell office:value-type="float" office:value="132576" calcext:value-type="float">
            <text:p>132576</text:p>
          </table:table-cell>
          <table:table-cell office:value-type="string" calcext:value-type="string">
            <text:p>Twin Peaks: Fire Walk With Me</text:p>
          </table:table-cell>
          <table:table-cell office:value-type="string" calcext:value-type="string">
            <text:p>[{'Angelo Badalamenti'}]</text:p>
          </table:table-cell>
          <table:table-cell office:value-type="string" calcext:value-type="string">
            <text:p>[{'Film Score', 'Dark Jazz'}]</text:p>
          </table:table-cell>
          <table:table-cell office:value-type="string" calcext:value-type="string">
            <text:p>[{'Cool Jazz', 'Lounge', 'Dark Ambient'}]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float" office:value="590.900000000002" calcext:value-type="float">
            <text:p>590,9</text:p>
          </table:table-cell>
          <table:table-cell office:value-type="float" office:value="640" calcext:value-type="float">
            <text:p>640</text:p>
          </table:table-cell>
          <table:table-cell office:value-type="float" office:value="0.640640640640641" calcext:value-type="float">
            <text:p>0,640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5640648011782" calcext:value-type="float">
            <text:p>0,7356</text:p>
          </table:table-cell>
          <table:table-cell office:value-type="float" office:value="0.00000936139880695659" calcext:value-type="float">
            <text:p>0,000009</text:p>
          </table:table-cell>
          <table:table-cell office:value-type="float" office:value="0.0091452720427349" calcext:value-type="float">
            <text:p>0,00915</text:p>
          </table:table-cell>
          <table:table-cell office:value-type="float" office:value="12" calcext:value-type="float">
            <text:p>12</text:p>
          </table:table-cell>
          <table:table-cell office:value-type="float" office:value="0.0153056627085275" calcext:value-type="float">
            <text:p>0,0153057</text:p>
          </table:table-cell>
          <table:table-cell office:value-type="float" office:value="146654" calcext:value-type="float">
            <text:p>146654</text:p>
          </table:table-cell>
          <table:table-cell office:value-type="string" calcext:value-type="string">
            <text:p>Knebworth 1996</text:p>
          </table:table-cell>
          <table:table-cell office:value-type="string" calcext:value-type="string">
            <text:p>[{'Oasis'}]</text:p>
          </table:table-cell>
          <table:table-cell office:value-type="string" calcext:value-type="string">
            <text:p>[{'Britpop'}]</text:p>
          </table:table-cell>
          <table:table-cell office:value-type="string" calcext:value-type="string">
            <text:p>[{'Neo-Psychedelia', 'Shoegaze'}]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607.89999999999" calcext:value-type="float">
            <text:p>1607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16880608062972" calcext:value-type="float">
            <text:p>0,001688</text:p>
          </table:table-cell>
          <table:table-cell office:value-type="float" office:value="0.0394711841735062" calcext:value-type="float">
            <text:p>0,03947</text:p>
          </table:table-cell>
          <table:table-cell office:value-type="float" office:value="14" calcext:value-type="float">
            <text:p>14</text:p>
          </table:table-cell>
          <table:table-cell office:value-type="float" office:value="0.0322672911755993" calcext:value-type="float">
            <text:p>0,0322673</text:p>
          </table:table-cell>
          <table:table-cell office:value-type="float" office:value="132094" calcext:value-type="float">
            <text:p>132094</text:p>
          </table:table-cell>
          <table:table-cell office:value-type="string" calcext:value-type="string">
            <text:p>Swans Are Dead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 Rock', 'Post-Rock'}]</text:p>
          </table:table-cell>
          <table:table-cell office:value-type="string" calcext:value-type="string">
            <text:p>[{'Totalism', 'Noise Rock', 'Post-Punk', 'Industrial Rock', 'Drone'}]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887" calcext:value-type="float">
            <text:p>887</text:p>
          </table:table-cell>
          <table:table-cell office:value-type="float" office:value="1535.79999999999" calcext:value-type="float">
            <text:p>1535,8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3928444142204" calcext:value-type="float">
            <text:p>0,000393</text:p>
          </table:table-cell>
          <table:table-cell office:value-type="float" office:value="0.0390321993048014" calcext:value-type="float">
            <text:p>0,03903</text:p>
          </table:table-cell>
          <table:table-cell office:value-type="float" office:value="5" calcext:value-type="float">
            <text:p>5</text:p>
          </table:table-cell>
          <table:table-cell office:value-type="float" office:value="0.0328679835937499" calcext:value-type="float">
            <text:p>0,0328680</text:p>
          </table:table-cell>
          <table:table-cell office:value-type="float" office:value="138347" calcext:value-type="float">
            <text:p>138347</text:p>
          </table:table-cell>
          <table:table-cell office:value-type="string" calcext:value-type="string">
            <text:p>American Water</text:p>
          </table:table-cell>
          <table:table-cell office:value-type="string" calcext:value-type="string">
            <text:p>[{'Silver Jews'}]</text:p>
          </table:table-cell>
          <table:table-cell office:value-type="string" calcext:value-type="string">
            <text:p>[{'Slacker Rock', 'Indie Rock', 'Alt-Country'}]</text:p>
          </table:table-cell>
          <table:table-cell office:value-type="string" calcext:value-type="string">
            <text:p>[{'Folk Rock', 'Alt-Country', 'Americana'}]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882" calcext:value-type="float">
            <text:p>882</text:p>
          </table:table-cell>
          <table:table-cell office:value-type="float" office:value="1415.89999999999" calcext:value-type="float">
            <text:p>141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567601669806" calcext:value-type="float">
            <text:p>0,000568</text:p>
          </table:table-cell>
          <table:table-cell office:value-type="float" office:value="0.045574297873944" calcext:value-type="float">
            <text:p>0,04557</text:p>
          </table:table-cell>
          <table:table-cell office:value-type="float" office:value="7" calcext:value-type="float">
            <text:p>7</text:p>
          </table:table-cell>
          <table:table-cell office:value-type="float" office:value="0.0303068035274257" calcext:value-type="float">
            <text:p>0,0303068</text:p>
          </table:table-cell>
          <table:table-cell office:value-type="float" office:value="134995" calcext:value-type="float">
            <text:p>134995</text:p>
          </table:table-cell>
          <table:table-cell office:value-type="string" calcext:value-type="string">
            <text:p>Milagre dos peixes</text:p>
          </table:table-cell>
          <table:table-cell office:value-type="string" calcext:value-type="string">
            <text:p>[{'Milton Nascimento'}]</text:p>
          </table:table-cell>
          <table:table-cell office:value-type="string" calcext:value-type="string">
            <text:p>[{'Avant-Folk', 'MPB'}]</text:p>
          </table:table-cell>
          <table:table-cell office:value-type="string" calcext:value-type="string">
            <text:p>[{'Psychedelic Folk', 'Jazz Fusion', 'Indigenous American Music', 'Spiritual Jazz'}]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office:value-type="float" office:value="1195.89999999999" calcext:value-type="float">
            <text:p>1195,9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8452674451338" calcext:value-type="float">
            <text:p>0,000845</text:p>
          </table:table-cell>
          <table:table-cell office:value-type="float" office:value="0.0183854738944539" calcext:value-type="float">
            <text:p>0,01839</text:p>
          </table:table-cell>
          <table:table-cell office:value-type="float" office:value="16" calcext:value-type="float">
            <text:p>16</text:p>
          </table:table-cell>
          <table:table-cell office:value-type="float" office:value="0.0231766156952161" calcext:value-type="float">
            <text:p>0,0231766</text:p>
          </table:table-cell>
          <table:table-cell office:value-type="float" office:value="133314" calcext:value-type="float">
            <text:p>133314</text:p>
          </table:table-cell>
          <table:table-cell office:value-type="string" calcext:value-type="string">
            <text:p>Radio Amor</text:p>
          </table:table-cell>
          <table:table-cell office:value-type="string" calcext:value-type="string">
            <text:p>[{'Tim Hecker'}]</text:p>
          </table:table-cell>
          <table:table-cell office:value-type="string" calcext:value-type="string">
            <text:p>[{'Drone', 'Ambient'}]</text:p>
          </table:table-cell>
          <table:table-cell office:value-type="string" calcext:value-type="string">
            <text:p>[{'Radio Broadcast Recordings', 'Electroacoustic', 'Glitch'}]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869.299999999998" calcext:value-type="float">
            <text:p>869,3</text:p>
          </table:table-cell>
          <table:table-cell office:value-type="float" office:value="639" calcext:value-type="float">
            <text:p>639</text:p>
          </table:table-cell>
          <table:table-cell office:value-type="float" office:value="0.63963963963964" calcext:value-type="float">
            <text:p>0,639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35099337748344" calcext:value-type="float">
            <text:p>0,7351</text:p>
          </table:table-cell>
          <table:table-cell office:value-type="float" office:value="0.0000421262946313047" calcext:value-type="float">
            <text:p>0,000042</text:p>
          </table:table-cell>
          <table:table-cell office:value-type="float" office:value="0.0128879756198721" calcext:value-type="float">
            <text:p>0,01289</text:p>
          </table:table-cell>
          <table:table-cell office:value-type="float" office:value="8" calcext:value-type="float">
            <text:p>8</text:p>
          </table:table-cell>
          <table:table-cell office:value-type="float" office:value="0.0191763276905477" calcext:value-type="float">
            <text:p>0,0191763</text:p>
          </table:table-cell>
          <table:table-cell office:value-type="float" office:value="147567" calcext:value-type="float">
            <text:p>147567</text:p>
          </table:table-cell>
          <table:table-cell office:value-type="string" calcext:value-type="string">
            <text:p>Wild Is the Wind</text:p>
          </table:table-cell>
          <table:table-cell office:value-type="string" calcext:value-type="string">
            <text:p>[{'Nina Simone'}]</text:p>
          </table:table-cell>
          <table:table-cell office:value-type="string" calcext:value-type="string">
            <text:p>[{'Soul', 'Vocal Jazz'}]</text:p>
          </table:table-cell>
          <table:table-cell office:value-type="string" calcext:value-type="string">
            <text:p>[{'Soul Jazz'}]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1508.49999999999" calcext:value-type="float">
            <text:p>1508,5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7459568915814" calcext:value-type="float">
            <text:p>0,000746</text:p>
          </table:table-cell>
          <table:table-cell office:value-type="float" office:value="0.0387259017636157" calcext:value-type="float">
            <text:p>0,03873</text:p>
          </table:table-cell>
          <table:table-cell office:value-type="float" office:value="6" calcext:value-type="float">
            <text:p>6</text:p>
          </table:table-cell>
          <table:table-cell office:value-type="float" office:value="0.0322360200551147" calcext:value-type="float">
            <text:p>0,0322360</text:p>
          </table:table-cell>
          <table:table-cell office:value-type="float" office:value="145232" calcext:value-type="float">
            <text:p>145232</text:p>
          </table:table-cell>
          <table:table-cell office:value-type="string" calcext:value-type="string">
            <text:p>Nevermind</text:p>
          </table:table-cell>
          <table:table-cell office:value-type="string" calcext:value-type="string">
            <text:p>[{'Nirvana'}]</text:p>
          </table:table-cell>
          <table:table-cell office:value-type="string" calcext:value-type="string">
            <text:p>[{'Grunge', 'Alternative Rock'}]</text:p>
          </table:table-cell>
          <table:table-cell office:value-type="string" calcext:value-type="string">
            <text:p>[{'Punk Rock'}]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1158.29999999999" calcext:value-type="float">
            <text:p>1158,3</text:p>
          </table:table-cell>
          <table:table-cell office:value-type="float" office:value="638" calcext:value-type="float">
            <text:p>638</text:p>
          </table:table-cell>
          <table:table-cell office:value-type="float" office:value="0.638638638638639" calcext:value-type="float">
            <text:p>0,638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34558823529412" calcext:value-type="float">
            <text:p>0,7346</text:p>
          </table:table-cell>
          <table:table-cell office:value-type="float" office:value="0.0003401865459313" calcext:value-type="float">
            <text:p>0,000340</text:p>
          </table:table-cell>
          <table:table-cell office:value-type="float" office:value="0.0184924712603204" calcext:value-type="float">
            <text:p>0,01849</text:p>
          </table:table-cell>
          <table:table-cell office:value-type="float" office:value="16" calcext:value-type="float">
            <text:p>16</text:p>
          </table:table-cell>
          <table:table-cell office:value-type="float" office:value="0.0231776328607742" calcext:value-type="float">
            <text:p>0,0231776</text:p>
          </table:table-cell>
          <table:table-cell office:value-type="float" office:value="134219" calcext:value-type="float">
            <text:p>134219</text:p>
          </table:table-cell>
          <table:table-cell office:value-type="string" calcext:value-type="string">
            <text:p>Modal Soul</text:p>
          </table:table-cell>
          <table:table-cell office:value-type="string" calcext:value-type="string">
            <text:p>[{'Nujabes'}]</text:p>
          </table:table-cell>
          <table:table-cell office:value-type="string" calcext:value-type="string">
            <text:p>[{'Instrumental Hip Hop', 'Jazz Rap'}]</text:p>
          </table:table-cell>
          <table:table-cell office:value-type="string" calcext:value-type="string">
            <text:p>[{'Deep House', 'Psychedelic Soul', 'Conscious Hip Hop', 'Lo-Fi Hip Hop', 'Boom Bap'}]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1500.99999999999" calcext:value-type="float">
            <text:p>1501,0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153458067285" calcext:value-type="float">
            <text:p>0,000115</text:p>
          </table:table-cell>
          <table:table-cell office:value-type="float" office:value="0.0378874376999561" calcext:value-type="float">
            <text:p>0,03789</text:p>
          </table:table-cell>
          <table:table-cell office:value-type="float" office:value="14" calcext:value-type="float">
            <text:p>14</text:p>
          </table:table-cell>
          <table:table-cell office:value-type="float" office:value="0.0320540014176664" calcext:value-type="float">
            <text:p>0,0320540</text:p>
          </table:table-cell>
          <table:table-cell office:value-type="float" office:value="136041" calcext:value-type="float">
            <text:p>136041</text:p>
          </table:table-cell>
          <table:table-cell office:value-type="string" calcext:value-type="string">
            <text:p>Just for a Day</text:p>
          </table:table-cell>
          <table:table-cell office:value-type="string" calcext:value-type="string">
            <text:p>[{'Slowdive'}]</text:p>
          </table:table-cell>
          <table:table-cell office:value-type="string" calcext:value-type="string">
            <text:p>[{'Shoegaze', 'Dream Pop'}]</text:p>
          </table:table-cell>
          <table:table-cell office:value-type="string" calcext:value-type="string">
            <text:p>[{'Ethereal Wave', 'Gothic Rock', 'Ambient Pop'}]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office:value-type="float" office:value="1401.69999999999" calcext:value-type="float">
            <text:p>1401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0899362956811187" calcext:value-type="float">
            <text:p>0,000090</text:p>
          </table:table-cell>
          <table:table-cell office:value-type="float" office:value="0.0362352365330077" calcext:value-type="float">
            <text:p>0,03624</text:p>
          </table:table-cell>
          <table:table-cell office:value-type="float" office:value="14" calcext:value-type="float">
            <text:p>14</text:p>
          </table:table-cell>
          <table:table-cell office:value-type="float" office:value="0.0306232049723052" calcext:value-type="float">
            <text:p>0,0306232</text:p>
          </table:table-cell>
          <table:table-cell office:value-type="float" office:value="134141" calcext:value-type="float">
            <text:p>134141</text:p>
          </table:table-cell>
          <table:table-cell office:value-type="string" calcext:value-type="string">
            <text:p>Gnossiennes; GymnopÃ©dies; Ogives; Trois sarabandes; Petite ouverture Ã  danser</text:p>
          </table:table-cell>
          <table:table-cell office:value-type="string" calcext:value-type="string">
            <text:p>[{'Erik Satie', 'Reinbert de Leeuw'}]</text:p>
          </table:table-cell>
          <table:table-cell office:value-type="string" calcext:value-type="string">
            <text:p>[{'Impression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964" calcext:value-type="float">
            <text:p>964</text:p>
          </table:table-cell>
          <table:table-cell office:value-type="float" office:value="1174.69999999999" calcext:value-type="float">
            <text:p>1174,7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562682923404" calcext:value-type="float">
            <text:p>0,000256</text:p>
          </table:table-cell>
          <table:table-cell office:value-type="float" office:value="0.0192738971170885" calcext:value-type="float">
            <text:p>0,01927</text:p>
          </table:table-cell>
          <table:table-cell office:value-type="float" office:value="16" calcext:value-type="float">
            <text:p>16</text:p>
          </table:table-cell>
          <table:table-cell office:value-type="float" office:value="0.0239863239518812" calcext:value-type="float">
            <text:p>0,0239863</text:p>
          </table:table-cell>
          <table:table-cell office:value-type="float" office:value="142980" calcext:value-type="float">
            <text:p>142980</text:p>
          </table:table-cell>
          <table:table-cell office:value-type="string" calcext:value-type="string">
            <text:p>Kicking Television: Live in Chicago</text:p>
          </table:table-cell>
          <table:table-cell office:value-type="string" calcext:value-type="string">
            <text:p>[{'Wilco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Jam Band', 'Indie Rock', 'Alt-Country', 'Art Rock'}]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977" calcext:value-type="float">
            <text:p>977</text:p>
          </table:table-cell>
          <table:table-cell office:value-type="float" office:value="959.599999999998" calcext:value-type="float">
            <text:p>959,6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2349933990993" calcext:value-type="float">
            <text:p>0,000235</text:p>
          </table:table-cell>
          <table:table-cell office:value-type="float" office:value="0.0137193968156873" calcext:value-type="float">
            <text:p>0,01372</text:p>
          </table:table-cell>
          <table:table-cell office:value-type="float" office:value="10" calcext:value-type="float">
            <text:p>10</text:p>
          </table:table-cell>
          <table:table-cell office:value-type="float" office:value="0.020177937892688" calcext:value-type="float">
            <text:p>0,0201779</text:p>
          </table:table-cell>
          <table:table-cell office:value-type="float" office:value="141277" calcext:value-type="float">
            <text:p>141277</text:p>
          </table:table-cell>
          <table:table-cell office:value-type="string" calcext:value-type="string">
            <text:p>All We Love We Leave Behind</text:p>
          </table:table-cell>
          <table:table-cell office:value-type="string" calcext:value-type="string">
            <text:p>[{'Converge'}]</text:p>
          </table:table-cell>
          <table:table-cell office:value-type="string" calcext:value-type="string">
            <text:p>[{'Metalcore'}]</text:p>
          </table:table-cell>
          <table:table-cell office:value-type="string" calcext:value-type="string">
            <text:p>[{'Post-Hardcore', 'Hardcore Punk', 'Mathcore'}]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875.799999999998" calcext:value-type="float">
            <text:p>875,8</text:p>
          </table:table-cell>
          <table:table-cell office:value-type="float" office:value="637" calcext:value-type="float">
            <text:p>637</text:p>
          </table:table-cell>
          <table:table-cell office:value-type="float" office:value="0.637637637637638" calcext:value-type="float">
            <text:p>0,6376</text:p>
          </table:table-cell>
          <table:table-cell office:value-type="float" office:value="69.3" calcext:value-type="float">
            <text:p>69,3</text:p>
          </table:table-cell>
          <table:table-cell office:value-type="float" office:value="2" calcext:value-type="float">
            <text:p>2</text:p>
          </table:table-cell>
          <table:table-cell office:value-type="float" office:value="0.734019103600294" calcext:value-type="float">
            <text:p>0,7340</text:p>
          </table:table-cell>
          <table:table-cell office:value-type="float" office:value="0.0001219322194606" calcext:value-type="float">
            <text:p>0,000122</text:p>
          </table:table-cell>
          <table:table-cell office:value-type="float" office:value="0.0129152128058398" calcext:value-type="float">
            <text:p>0,01292</text:p>
          </table:table-cell>
          <table:table-cell office:value-type="float" office:value="8" calcext:value-type="float">
            <text:p>8</text:p>
          </table:table-cell>
          <table:table-cell office:value-type="float" office:value="0.01992144865981" calcext:value-type="float">
            <text:p>0,0199214</text:p>
          </table:table-cell>
          <table:table-cell office:value-type="float" office:value="147928" calcext:value-type="float">
            <text:p>147928</text:p>
          </table:table-cell>
          <table:table-cell office:value-type="string" calcext:value-type="string">
            <text:p>Otis Blue: Otis Redding Sings Soul</text:p>
          </table:table-cell>
          <table:table-cell office:value-type="string" calcext:value-type="string">
            <text:p>[{'Otis Redding'}]</text:p>
          </table:table-cell>
          <table:table-cell office:value-type="string" calcext:value-type="string">
            <text:p>[{'Southern Soul', 'Deep Soul'}]</text:p>
          </table:table-cell>
          <table:table-cell office:value-type="string" calcext:value-type="string">
            <text:p>[{'Soul Blues', 'Rhythm &amp; Blues'}]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1523.29999999999" calcext:value-type="float">
            <text:p>1523,3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420259939298" calcext:value-type="float">
            <text:p>0,000420</text:p>
          </table:table-cell>
          <table:table-cell office:value-type="float" office:value="0.0491572565528457" calcext:value-type="float">
            <text:p>0,04916</text:p>
          </table:table-cell>
          <table:table-cell office:value-type="float" office:value="0" calcext:value-type="float">
            <text:p>0</text:p>
          </table:table-cell>
          <table:table-cell office:value-type="float" office:value="0.0324311025287403" calcext:value-type="float">
            <text:p>0,0324311</text:p>
          </table:table-cell>
          <table:table-cell office:value-type="float" office:value="140183" calcext:value-type="float">
            <text:p>140183</text:p>
          </table:table-cell>
          <table:table-cell office:value-type="string" calcext:value-type="string">
            <text:p>The Lamb Lies Down on Broadway</text:p>
          </table:table-cell>
          <table:table-cell office:value-type="string" calcext:value-type="string">
            <text:p>[{'Genesis'}]</text:p>
          </table:table-cell>
          <table:table-cell office:value-type="string" calcext:value-type="string">
            <text:p>[{'Rock Opera', 'Progressive Rock'}]</text:p>
          </table:table-cell>
          <table:table-cell office:value-type="string" calcext:value-type="string">
            <text:p>[{'Art Rock', 'Symphonic Prog'}]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136.6" calcext:value-type="float">
            <text:p>1136,6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07889519445966" calcext:value-type="float">
            <text:p>0,000041</text:p>
          </table:table-cell>
          <table:table-cell office:value-type="float" office:value="0.0181523172724767" calcext:value-type="float">
            <text:p>0,01815</text:p>
          </table:table-cell>
          <table:table-cell office:value-type="float" office:value="16" calcext:value-type="float">
            <text:p>16</text:p>
          </table:table-cell>
          <table:table-cell office:value-type="float" office:value="0.02361707255918" calcext:value-type="float">
            <text:p>0,0236171</text:p>
          </table:table-cell>
          <table:table-cell office:value-type="float" office:value="132005" calcext:value-type="float">
            <text:p>132005</text:p>
          </table:table-cell>
          <table:table-cell office:value-type="string" calcext:value-type="string">
            <text:p>Turn on the Bright Lights</text:p>
          </table:table-cell>
          <table:table-cell office:value-type="string" calcext:value-type="string">
            <text:p>[{'Interpol'}]</text:p>
          </table:table-cell>
          <table:table-cell office:value-type="string" calcext:value-type="string">
            <text:p>[{'Post-Punk Revival'}]</text:p>
          </table:table-cell>
          <table:table-cell office:value-type="string" calcext:value-type="string">
            <text:p>[{'Dream Pop', 'Post-Rock'}]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1031.7" calcext:value-type="float">
            <text:p>1031,7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1317282546407" calcext:value-type="float">
            <text:p>0,000132</text:p>
          </table:table-cell>
          <table:table-cell office:value-type="float" office:value="0.0153331281139191" calcext:value-type="float">
            <text:p>0,01533</text:p>
          </table:table-cell>
          <table:table-cell office:value-type="float" office:value="17" calcext:value-type="float">
            <text:p>17</text:p>
          </table:table-cell>
          <table:table-cell office:value-type="float" office:value="0.0208482864097405" calcext:value-type="float">
            <text:p>0,0208483</text:p>
          </table:table-cell>
          <table:table-cell office:value-type="float" office:value="139894" calcext:value-type="float">
            <text:p>139894</text:p>
          </table:table-cell>
          <table:table-cell office:value-type="string" calcext:value-type="string">
            <text:p>Speaking in Tongues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Synth Funk', 'New Wave'}]</text:p>
          </table:table-cell>
          <table:table-cell office:value-type="string" calcext:value-type="string">
            <text:p>[{'Funk', 'Mutant Disco', 'Art Rock', 'Dance-Punk', 'Synth Funk'}]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998" calcext:value-type="float">
            <text:p>998</text:p>
          </table:table-cell>
          <table:table-cell office:value-type="float" office:value="645.2" calcext:value-type="float">
            <text:p>645,2</text:p>
          </table:table-cell>
          <table:table-cell office:value-type="float" office:value="636" calcext:value-type="float">
            <text:p>636</text:p>
          </table:table-cell>
          <table:table-cell office:value-type="float" office:value="0.636636636636637" calcext:value-type="float">
            <text:p>0,63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33480176211454" calcext:value-type="float">
            <text:p>0,7335</text:p>
          </table:table-cell>
          <table:table-cell office:value-type="float" office:value="0.0000484786723931681" calcext:value-type="float">
            <text:p>0,000048</text:p>
          </table:table-cell>
          <table:table-cell office:value-type="float" office:value="0.0098024960853391" calcext:value-type="float">
            <text:p>0,00980</text:p>
          </table:table-cell>
          <table:table-cell office:value-type="float" office:value="12" calcext:value-type="float">
            <text:p>12</text:p>
          </table:table-cell>
          <table:table-cell office:value-type="float" office:value="0.0151409299990635" calcext:value-type="float">
            <text:p>0,0151409</text:p>
          </table:table-cell>
          <table:table-cell office:value-type="float" office:value="139407" calcext:value-type="float">
            <text:p>139407</text:p>
          </table:table-cell>
          <table:table-cell office:value-type="string" calcext:value-type="string">
            <text:p>Blue Rev</text:p>
          </table:table-cell>
          <table:table-cell office:value-type="string" calcext:value-type="string">
            <text:p>[{'Alvvays'}]</text:p>
          </table:table-cell>
          <table:table-cell office:value-type="string" calcext:value-type="string">
            <text:p>[{'Noise Pop', 'Shoegaze', 'Indie Pop'}]</text:p>
          </table:table-cell>
          <table:table-cell office:value-type="string" calcext:value-type="string">
            <text:p>[{'Twee Pop', 'Neo-Psychedelia', 'Jangle Pop', 'Dream Pop'}]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office:value-type="float" office:value="1711.69999999999" calcext:value-type="float">
            <text:p>1711,7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0937811559054044" calcext:value-type="float">
            <text:p>0,000094</text:p>
          </table:table-cell>
          <table:table-cell office:value-type="float" office:value="0.052293294554665" calcext:value-type="float">
            <text:p>0,05229</text:p>
          </table:table-cell>
          <table:table-cell office:value-type="float" office:value="3" calcext:value-type="float">
            <text:p>3</text:p>
          </table:table-cell>
          <table:table-cell office:value-type="float" office:value="0.036695549265803" calcext:value-type="float">
            <text:p>0,0366955</text:p>
          </table:table-cell>
          <table:table-cell office:value-type="float" office:value="142513" calcext:value-type="float">
            <text:p>142513</text:p>
          </table:table-cell>
          <table:table-cell office:value-type="string" calcext:value-type="string">
            <text:p>The Stranger</text:p>
          </table:table-cell>
          <table:table-cell office:value-type="string" calcext:value-type="string">
            <text:p>[{'Billy Joel'}]</text:p>
          </table:table-cell>
          <table:table-cell office:value-type="string" calcext:value-type="string">
            <text:p>[{'Pop Rock', 'Singer-Songwriter', 'Piano Rock'}]</text:p>
          </table:table-cell>
          <table:table-cell office:value-type="string" calcext:value-type="string">
            <text:p>[{'Soft Rock', 'Pop Soul'}]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226.29999999999" calcext:value-type="float">
            <text:p>1226,3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58630517147" calcext:value-type="float">
            <text:p>0,000126</text:p>
          </table:table-cell>
          <table:table-cell office:value-type="float" office:value="0.0193726708358314" calcext:value-type="float">
            <text:p>0,01937</text:p>
          </table:table-cell>
          <table:table-cell office:value-type="float" office:value="16" calcext:value-type="float">
            <text:p>16</text:p>
          </table:table-cell>
          <table:table-cell office:value-type="float" office:value="0.0239542892485416" calcext:value-type="float">
            <text:p>0,0239543</text:p>
          </table:table-cell>
          <table:table-cell office:value-type="float" office:value="129832" calcext:value-type="float">
            <text:p>129832</text:p>
          </table:table-cell>
          <table:table-cell office:value-type="string" calcext:value-type="string">
            <text:p>Silent Hill 2</text:p>
          </table:table-cell>
          <table:table-cell office:value-type="string" calcext:value-type="string">
            <text:p>[{'Akira Yamaoka'}]</text:p>
          </table:table-cell>
          <table:table-cell office:value-type="string" calcext:value-type="string">
            <text:p>[{'Video Game Music', 'Ambient'}]</text:p>
          </table:table-cell>
          <table:table-cell office:value-type="string" calcext:value-type="string">
            <text:p>[{'Industrial', 'Illbient', 'Trip Hop', 'Dark Ambient', 'Alternative Rock'}]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908.399999999998" calcext:value-type="float">
            <text:p>908,4</text:p>
          </table:table-cell>
          <table:table-cell office:value-type="float" office:value="635" calcext:value-type="float">
            <text:p>635</text:p>
          </table:table-cell>
          <table:table-cell office:value-type="float" office:value="0.635635635635636" calcext:value-type="float">
            <text:p>0,635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32942039618489" calcext:value-type="float">
            <text:p>0,7329</text:p>
          </table:table-cell>
          <table:table-cell office:value-type="float" office:value="0.0001203608418037" calcext:value-type="float">
            <text:p>0,000120</text:p>
          </table:table-cell>
          <table:table-cell office:value-type="float" office:value="0.0136039094857169" calcext:value-type="float">
            <text:p>0,01360</text:p>
          </table:table-cell>
          <table:table-cell office:value-type="float" office:value="8" calcext:value-type="float">
            <text:p>8</text:p>
          </table:table-cell>
          <table:table-cell office:value-type="float" office:value="0.0208896330654159" calcext:value-type="float">
            <text:p>0,0208896</text:p>
          </table:table-cell>
          <table:table-cell office:value-type="float" office:value="150121" calcext:value-type="float">
            <text:p>150121</text:p>
          </table:table-cell>
          <table:table-cell office:value-type="string" calcext:value-type="string">
            <text:p>I Never Loved a Man the Way I Love You</text:p>
          </table:table-cell>
          <table:table-cell office:value-type="string" calcext:value-type="string">
            <text:p>[{'Aretha Franklin'}]</text:p>
          </table:table-cell>
          <table:table-cell office:value-type="string" calcext:value-type="string">
            <text:p>[{'Southern Soul', 'Deep Soul'}]</text:p>
          </table:table-cell>
          <table:table-cell office:value-type="string" calcext:value-type="string">
            <text:p>[{'Rhythm &amp; Blues'}]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691.09999999999" calcext:value-type="float">
            <text:p>1691,1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9235187090898" calcext:value-type="float">
            <text:p>0,000924</text:p>
          </table:table-cell>
          <table:table-cell office:value-type="float" office:value="0.0517411472372853" calcext:value-type="float">
            <text:p>0,05174</text:p>
          </table:table-cell>
          <table:table-cell office:value-type="float" office:value="3" calcext:value-type="float">
            <text:p>3</text:p>
          </table:table-cell>
          <table:table-cell office:value-type="float" office:value="0.0342575418435991" calcext:value-type="float">
            <text:p>0,0342575</text:p>
          </table:table-cell>
          <table:table-cell office:value-type="float" office:value="130908" calcext:value-type="float">
            <text:p>130908</text:p>
          </table:table-cell>
          <table:table-cell office:value-type="string" calcext:value-type="string">
            <text:p>Songs of Love and Hate</text:p>
          </table:table-cell>
          <table:table-cell office:value-type="string" calcext:value-type="string">
            <text:p>[{'Leonard Cohen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Chamber Folk'}]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805" calcext:value-type="float">
            <text:p>805</text:p>
          </table:table-cell>
          <table:table-cell office:value-type="float" office:value="1607.29999999999" calcext:value-type="float">
            <text:p>1607,3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2937138875682" calcext:value-type="float">
            <text:p>0,000294</text:p>
          </table:table-cell>
          <table:table-cell office:value-type="float" office:value="0.0401006840399292" calcext:value-type="float">
            <text:p>0,04010</text:p>
          </table:table-cell>
          <table:table-cell office:value-type="float" office:value="13" calcext:value-type="float">
            <text:p>13</text:p>
          </table:table-cell>
          <table:table-cell office:value-type="float" office:value="0.0334633026821019" calcext:value-type="float">
            <text:p>0,0334633</text:p>
          </table:table-cell>
          <table:table-cell office:value-type="float" office:value="132350" calcext:value-type="float">
            <text:p>132350</text:p>
          </table:table-cell>
          <table:table-cell office:value-type="string" calcext:value-type="string">
            <text:p>Emperor Tomato Ketchup</text:p>
          </table:table-cell>
          <table:table-cell office:value-type="string" calcext:value-type="string">
            <text:p>[{'Stereolab'}]</text:p>
          </table:table-cell>
          <table:table-cell office:value-type="string" calcext:value-type="string">
            <text:p>[{'Art Pop', 'Indie Rock'}]</text:p>
          </table:table-cell>
          <table:table-cell office:value-type="string" calcext:value-type="string">
            <text:p>[{'French Pop', 'Post-Rock', 'Neo-Psychedelia', 'Indietronica', 'Krautrock'}]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office:value-type="float" office:value="1109" calcext:value-type="float">
            <text:p>1109,0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5796377539864" calcext:value-type="float">
            <text:p>0,000580</text:p>
          </table:table-cell>
          <table:table-cell office:value-type="float" office:value="0.0168490529365161" calcext:value-type="float">
            <text:p>0,01685</text:p>
          </table:table-cell>
          <table:table-cell office:value-type="float" office:value="17" calcext:value-type="float">
            <text:p>17</text:p>
          </table:table-cell>
          <table:table-cell office:value-type="float" office:value="0.0222492588772273" calcext:value-type="float">
            <text:p>0,0222493</text:p>
          </table:table-cell>
          <table:table-cell office:value-type="float" office:value="139739" calcext:value-type="float">
            <text:p>139739</text:p>
          </table:table-cell>
          <table:table-cell office:value-type="string" calcext:value-type="string">
            <text:p>Skylarking</text:p>
          </table:table-cell>
          <table:table-cell office:value-type="string" calcext:value-type="string">
            <text:p>[{'XTC'}]</text:p>
          </table:table-cell>
          <table:table-cell office:value-type="string" calcext:value-type="string">
            <text:p>[{'Neo-Psychedelia', 'Pop Rock', 'Psychedelic Pop'}]</text:p>
          </table:table-cell>
          <table:table-cell office:value-type="string" calcext:value-type="string">
            <text:p>[{'Chamber Pop', 'Art Pop', 'Sunshine Pop'}]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936.599999999997" calcext:value-type="float">
            <text:p>936,6</text:p>
          </table:table-cell>
          <table:table-cell office:value-type="float" office:value="634" calcext:value-type="float">
            <text:p>634</text:p>
          </table:table-cell>
          <table:table-cell office:value-type="float" office:value="0.634634634634635" calcext:value-type="float">
            <text:p>0,634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32404692082112" calcext:value-type="float">
            <text:p>0,7324</text:p>
          </table:table-cell>
          <table:table-cell office:value-type="float" office:value="0.0001006350371747" calcext:value-type="float">
            <text:p>0,000101</text:p>
          </table:table-cell>
          <table:table-cell office:value-type="float" office:value="0.0133925094934044" calcext:value-type="float">
            <text:p>0,01339</text:p>
          </table:table-cell>
          <table:table-cell office:value-type="float" office:value="17" calcext:value-type="float">
            <text:p>17</text:p>
          </table:table-cell>
          <table:table-cell office:value-type="float" office:value="0.0212129580352955" calcext:value-type="float">
            <text:p>0,0212130</text:p>
          </table:table-cell>
          <table:table-cell office:value-type="float" office:value="149360" calcext:value-type="float">
            <text:p>149360</text:p>
          </table:table-cell>
          <table:table-cell office:value-type="string" calcext:value-type="string">
            <text:p>Live at the Harlem Square Club, 1963</text:p>
          </table:table-cell>
          <table:table-cell office:value-type="string" calcext:value-type="string">
            <text:p>[{'Sam Cooke'}]</text:p>
          </table:table-cell>
          <table:table-cell office:value-type="string" calcext:value-type="string">
            <text:p>[{'Southern Soul'}]</text:p>
          </table:table-cell>
          <table:table-cell office:value-type="string" calcext:value-type="string">
            <text:p>[{'Rhythm &amp; Blues', 'Deep Soul'}]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955" calcext:value-type="float">
            <text:p>955</text:p>
          </table:table-cell>
          <table:table-cell office:value-type="float" office:value="1488.69999999999" calcext:value-type="float">
            <text:p>1488,7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7611151565727" calcext:value-type="float">
            <text:p>0,000761</text:p>
          </table:table-cell>
          <table:table-cell office:value-type="float" office:value="0.0376315803740531" calcext:value-type="float">
            <text:p>0,03763</text:p>
          </table:table-cell>
          <table:table-cell office:value-type="float" office:value="14" calcext:value-type="float">
            <text:p>14</text:p>
          </table:table-cell>
          <table:table-cell office:value-type="float" office:value="0.0314144349365421" calcext:value-type="float">
            <text:p>0,0314144</text:p>
          </table:table-cell>
          <table:table-cell office:value-type="float" office:value="135589" calcext:value-type="float">
            <text:p>135589</text:p>
          </table:table-cell>
          <table:table-cell office:value-type="string" calcext:value-type="string">
            <text:p>Epidemic of Violence</text:p>
          </table:table-cell>
          <table:table-cell office:value-type="string" calcext:value-type="string">
            <text:p>[{'Demolition Hammer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Death Metal'}]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306.79999999999" calcext:value-type="float">
            <text:p>1306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8634218721059" calcext:value-type="float">
            <text:p>0,000863</text:p>
          </table:table-cell>
          <table:table-cell office:value-type="float" office:value="0.0221824458488883" calcext:value-type="float">
            <text:p>0,02218</text:p>
          </table:table-cell>
          <table:table-cell office:value-type="float" office:value="16" calcext:value-type="float">
            <text:p>16</text:p>
          </table:table-cell>
          <table:table-cell office:value-type="float" office:value="0.0268265911877371" calcext:value-type="float">
            <text:p>0,0268266</text:p>
          </table:table-cell>
          <table:table-cell office:value-type="float" office:value="140965" calcext:value-type="float">
            <text:p>140965</text:p>
          </table:table-cell>
          <table:table-cell office:value-type="string" calcext:value-type="string">
            <text:p>The Magnolia Electric Co</text:p>
          </table:table-cell>
          <table:table-cell office:value-type="string" calcext:value-type="string">
            <text:p>[{'Songs: Ohia'}]</text:p>
          </table:table-cell>
          <table:table-cell office:value-type="string" calcext:value-type="string">
            <text:p>[{'Country Rock', 'Indie Rock', 'Alt-Country'}]</text:p>
          </table:table-cell>
          <table:table-cell office:value-type="string" calcext:value-type="string">
            <text:p>[{'Progressive Country', 'Singer-Songwriter', 'Folk Rock', 'Americana'}]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1229.49999999999" calcext:value-type="float">
            <text:p>1229,5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2539279426386" calcext:value-type="float">
            <text:p>0,000254</text:p>
          </table:table-cell>
          <table:table-cell office:value-type="float" office:value="0.0202953931670611" calcext:value-type="float">
            <text:p>0,02030</text:p>
          </table:table-cell>
          <table:table-cell office:value-type="float" office:value="16" calcext:value-type="float">
            <text:p>16</text:p>
          </table:table-cell>
          <table:table-cell office:value-type="float" office:value="0.0239906858310881" calcext:value-type="float">
            <text:p>0,0239907</text:p>
          </table:table-cell>
          <table:table-cell office:value-type="float" office:value="129651" calcext:value-type="float">
            <text:p>129651</text:p>
          </table:table-cell>
          <table:table-cell office:value-type="string" calcext:value-type="string">
            <text:p>Game Theory</text:p>
          </table:table-cell>
          <table:table-cell office:value-type="string" calcext:value-type="string">
            <text:p>[{'The Roots'}]</text:p>
          </table:table-cell>
          <table:table-cell office:value-type="string" calcext:value-type="string">
            <text:p>[{'East Coast Hip Hop'}]</text:p>
          </table:table-cell>
          <table:table-cell office:value-type="string" calcext:value-type="string">
            <text:p>[{'Conscious Hip Hop', 'Experimental Hip Hop', 'Boom Bap', 'Political Hip Hop'}]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932" calcext:value-type="float">
            <text:p>932</text:p>
          </table:table-cell>
          <table:table-cell office:value-type="float" office:value="1073.1" calcext:value-type="float">
            <text:p>1073,1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1406550170745" calcext:value-type="float">
            <text:p>0,000141</text:p>
          </table:table-cell>
          <table:table-cell office:value-type="float" office:value="0.0160318566453232" calcext:value-type="float">
            <text:p>0,01603</text:p>
          </table:table-cell>
          <table:table-cell office:value-type="float" office:value="10" calcext:value-type="float">
            <text:p>10</text:p>
          </table:table-cell>
          <table:table-cell office:value-type="float" office:value="0.0214159889955073" calcext:value-type="float">
            <text:p>0,0214160</text:p>
          </table:table-cell>
          <table:table-cell office:value-type="float" office:value="138783" calcext:value-type="float">
            <text:p>138783</text:p>
          </table:table-cell>
          <table:table-cell office:value-type="string" calcext:value-type="string">
            <text:p>Those Who Throw Objects at the Crocodiles Will Be Asked to Retrieve Them</text:p>
          </table:table-cell>
          <table:table-cell office:value-type="string" calcext:value-type="string">
            <text:p>[{'Bruno Pernadas'}]</text:p>
          </table:table-cell>
          <table:table-cell office:value-type="string" calcext:value-type="string">
            <text:p>[{'Progressive Pop', 'Jazz Pop', 'Art Pop'}]</text:p>
          </table:table-cell>
          <table:table-cell office:value-type="string" calcext:value-type="string">
            <text:p>[{'Space Age Pop', 'Neo-Psychedelia', 'Exotica', 'Psychedelic Pop', 'Lounge'}]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991.799999999995" calcext:value-type="float">
            <text:p>991,8</text:p>
          </table:table-cell>
          <table:table-cell office:value-type="float" office:value="633" calcext:value-type="float">
            <text:p>633</text:p>
          </table:table-cell>
          <table:table-cell office:value-type="float" office:value="0.633633633633634" calcext:value-type="float">
            <text:p>0,633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31868131868132" calcext:value-type="float">
            <text:p>0,7319</text:p>
          </table:table-cell>
          <table:table-cell office:value-type="float" office:value="0.0000966898762489945" calcext:value-type="float">
            <text:p>0,000097</text:p>
          </table:table-cell>
          <table:table-cell office:value-type="float" office:value="0.015109630246531" calcext:value-type="float">
            <text:p>0,01511</text:p>
          </table:table-cell>
          <table:table-cell office:value-type="float" office:value="17" calcext:value-type="float">
            <text:p>17</text:p>
          </table:table-cell>
          <table:table-cell office:value-type="float" office:value="0.0197053985394228" calcext:value-type="float">
            <text:p>0,0197054</text:p>
          </table:table-cell>
          <table:table-cell office:value-type="float" office:value="131625" calcext:value-type="float">
            <text:p>131625</text:p>
          </table:table-cell>
          <table:table-cell office:value-type="string" calcext:value-type="string">
            <text:p>Melissa</text:p>
          </table:table-cell>
          <table:table-cell office:value-type="string" calcext:value-type="string">
            <text:p>[{'Mercyful Fate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1493.39999999999" calcext:value-type="float">
            <text:p>1493,4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7024392461934" calcext:value-type="float">
            <text:p>0,000702</text:p>
          </table:table-cell>
          <table:table-cell office:value-type="float" office:value="0.0381073952650815" calcext:value-type="float">
            <text:p>0,03811</text:p>
          </table:table-cell>
          <table:table-cell office:value-type="float" office:value="14" calcext:value-type="float">
            <text:p>14</text:p>
          </table:table-cell>
          <table:table-cell office:value-type="float" office:value="0.0314289160188483" calcext:value-type="float">
            <text:p>0,0314289</text:p>
          </table:table-cell>
          <table:table-cell office:value-type="float" office:value="134754" calcext:value-type="float">
            <text:p>134754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[{'Death'}]</text:p>
          </table:table-cell>
          <table:table-cell office:value-type="string" calcext:value-type="string">
            <text:p>[{'Death Metal', 'Technical Death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1425.19999999999" calcext:value-type="float">
            <text:p>142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2030277247378" calcext:value-type="float">
            <text:p>0,000203</text:p>
          </table:table-cell>
          <table:table-cell office:value-type="float" office:value="0.0252460132511194" calcext:value-type="float">
            <text:p>0,02525</text:p>
          </table:table-cell>
          <table:table-cell office:value-type="float" office:value="16" calcext:value-type="float">
            <text:p>16</text:p>
          </table:table-cell>
          <table:table-cell office:value-type="float" office:value="0.028567038810053" calcext:value-type="float">
            <text:p>0,0285670</text:p>
          </table:table-cell>
          <table:table-cell office:value-type="float" office:value="136490" calcext:value-type="float">
            <text:p>136490</text:p>
          </table:table-cell>
          <table:table-cell office:value-type="string" calcext:value-type="string">
            <text:p>For Emma, Forever Ago</text:p>
          </table:table-cell>
          <table:table-cell office:value-type="string" calcext:value-type="string">
            <text:p>[{'Bon Iver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1095.19999999999" calcext:value-type="float">
            <text:p>1095,2</text:p>
          </table:table-cell>
          <table:table-cell office:value-type="float" office:value="632" calcext:value-type="float">
            <text:p>632</text:p>
          </table:table-cell>
          <table:table-cell office:value-type="float" office:value="0.632632632632633" calcext:value-type="float">
            <text:p>0,632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31332357247438" calcext:value-type="float">
            <text:p>0,7313</text:p>
          </table:table-cell>
          <table:table-cell office:value-type="float" office:value="0.0005311256480261" calcext:value-type="float">
            <text:p>0,000531</text:p>
          </table:table-cell>
          <table:table-cell office:value-type="float" office:value="0.0165448457852327" calcext:value-type="float">
            <text:p>0,01654</text:p>
          </table:table-cell>
          <table:table-cell office:value-type="float" office:value="17" calcext:value-type="float">
            <text:p>17</text:p>
          </table:table-cell>
          <table:table-cell office:value-type="float" office:value="0.021879169685516" calcext:value-type="float">
            <text:p>0,0218792</text:p>
          </table:table-cell>
          <table:table-cell office:value-type="float" office:value="138604" calcext:value-type="float">
            <text:p>138604</text:p>
          </table:table-cell>
          <table:table-cell office:value-type="string" calcext:value-type="string">
            <text:p>Youth of America</text:p>
          </table:table-cell>
          <table:table-cell office:value-type="string" calcext:value-type="string">
            <text:p>[{'Wipers'}]</text:p>
          </table:table-cell>
          <table:table-cell office:value-type="string" calcext:value-type="string">
            <text:p>[{'Punk Rock', 'Post-Hardcore', 'Post-Punk'}]</text:p>
          </table:table-cell>
          <table:table-cell office:value-type="string" calcext:value-type="string">
            <text:p>[{'Noise Rock', 'Post-Hardcore', 'Art Punk'}]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office:value-type="float" office:value="1490.59999999999" calcext:value-type="float">
            <text:p>1490,6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1973806360357" calcext:value-type="float">
            <text:p>0,000197</text:p>
          </table:table-cell>
          <table:table-cell office:value-type="float" office:value="0.0465877716250632" calcext:value-type="float">
            <text:p>0,04659</text:p>
          </table:table-cell>
          <table:table-cell office:value-type="float" office:value="7" calcext:value-type="float">
            <text:p>7</text:p>
          </table:table-cell>
          <table:table-cell office:value-type="float" office:value="0.0337808495013175" calcext:value-type="float">
            <text:p>0,0337808</text:p>
          </table:table-cell>
          <table:table-cell office:value-type="float" office:value="143304" calcext:value-type="float">
            <text:p>143304</text:p>
          </table:table-cell>
          <table:table-cell office:value-type="string" calcext:value-type="string">
            <text:p>Arthur Verocai</text:p>
          </table:table-cell>
          <table:table-cell office:value-type="string" calcext:value-type="string">
            <text:p>[{'Arthur Verocai'}]</text:p>
          </table:table-cell>
          <table:table-cell office:value-type="string" calcext:value-type="string">
            <text:p>[{'MPB', 'Psychedelic Pop'}]</text:p>
          </table:table-cell>
          <table:table-cell office:value-type="string" calcext:value-type="string">
            <text:p>[{'Samba-jazz', 'Psychedelic Soul', 'Jazz Fusion', 'Baroque Pop'}]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1035.7" calcext:value-type="float">
            <text:p>1035,7</text:p>
          </table:table-cell>
          <table:table-cell office:value-type="float" office:value="630" calcext:value-type="float">
            <text:p>630</text:p>
          </table:table-cell>
          <table:table-cell office:value-type="float" office:value="0.630630630630631" calcext:value-type="float">
            <text:p>0,630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30263157894737" calcext:value-type="float">
            <text:p>0,7303</text:p>
          </table:table-cell>
          <table:table-cell office:value-type="float" office:value="0.0002083579905891" calcext:value-type="float">
            <text:p>0,000208</text:p>
          </table:table-cell>
          <table:table-cell office:value-type="float" office:value="0.0149982386979363" calcext:value-type="float">
            <text:p>0,01500</text:p>
          </table:table-cell>
          <table:table-cell office:value-type="float" office:value="10" calcext:value-type="float">
            <text:p>10</text:p>
          </table:table-cell>
          <table:table-cell office:value-type="float" office:value="0.0218064695883402" calcext:value-type="float">
            <text:p>0,0218065</text:p>
          </table:table-cell>
          <table:table-cell office:value-type="float" office:value="139094" calcext:value-type="float">
            <text:p>139094</text:p>
          </table:table-cell>
          <table:table-cell office:value-type="string" calcext:value-type="string">
            <text:p>Teen Dream</text:p>
          </table:table-cell>
          <table:table-cell office:value-type="string" calcext:value-type="string">
            <text:p>[{'Beach House'}]</text:p>
          </table:table-cell>
          <table:table-cell office:value-type="string" calcext:value-type="string">
            <text:p>[{'Indie Pop', 'Dream Pop'}]</text:p>
          </table:table-cell>
          <table:table-cell office:value-type="string" calcext:value-type="string">
            <text:p>[{'Neo-Psychedelia'}]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423.69999999999" calcext:value-type="float">
            <text:p>1423,7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0159812451061616" calcext:value-type="float">
            <text:p>0,000016</text:p>
          </table:table-cell>
          <table:table-cell office:value-type="float" office:value="0.0454535673876392" calcext:value-type="float">
            <text:p>0,04545</text:p>
          </table:table-cell>
          <table:table-cell office:value-type="float" office:value="7" calcext:value-type="float">
            <text:p>7</text:p>
          </table:table-cell>
          <table:table-cell office:value-type="float" office:value="0.0331364416976129" calcext:value-type="float">
            <text:p>0,0331364</text:p>
          </table:table-cell>
          <table:table-cell office:value-type="float" office:value="145920" calcext:value-type="float">
            <text:p>145920</text:p>
          </table:table-cell>
          <table:table-cell office:value-type="string" calcext:value-type="string">
            <text:p>Acabou chorare</text:p>
          </table:table-cell>
          <table:table-cell office:value-type="string" calcext:value-type="string">
            <text:p>[{'Novos Baianos'}]</text:p>
          </table:table-cell>
          <table:table-cell office:value-type="string" calcext:value-type="string">
            <text:p>[{'MPB', 'Samba'}]</text:p>
          </table:table-cell>
          <table:table-cell office:value-type="string" calcext:value-type="string">
            <text:p>[{'TropicÃ¡lia', 'Samba-rock'}]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414.59999999999" calcext:value-type="float">
            <text:p>1414,6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1631080455395" calcext:value-type="float">
            <text:p>0,000163</text:p>
          </table:table-cell>
          <table:table-cell office:value-type="float" office:value="0.0248173205140454" calcext:value-type="float">
            <text:p>0,02482</text:p>
          </table:table-cell>
          <table:table-cell office:value-type="float" office:value="16" calcext:value-type="float">
            <text:p>16</text:p>
          </table:table-cell>
          <table:table-cell office:value-type="float" office:value="0.0285517043396838" calcext:value-type="float">
            <text:p>0,0285517</text:p>
          </table:table-cell>
          <table:table-cell office:value-type="float" office:value="139018" calcext:value-type="float">
            <text:p>139018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Chamber Pop', 'Singer-Songwriter'}]</text:p>
          </table:table-cell>
          <table:table-cell office:value-type="string" calcext:value-type="string">
            <text:p>[{'Folk Pop', 'Americana', 'Chamber Folk', 'Progressive Pop', 'Indie Folk'}]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912" calcext:value-type="float">
            <text:p>912</text:p>
          </table:table-cell>
          <table:table-cell office:value-type="float" office:value="1261.09999999999" calcext:value-type="float">
            <text:p>1261,1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4604136534664" calcext:value-type="float">
            <text:p>0,000460</text:p>
          </table:table-cell>
          <table:table-cell office:value-type="float" office:value="0.0208809620808147" calcext:value-type="float">
            <text:p>0,02088</text:p>
          </table:table-cell>
          <table:table-cell office:value-type="float" office:value="10" calcext:value-type="float">
            <text:p>10</text:p>
          </table:table-cell>
          <table:table-cell office:value-type="float" office:value="0.02452085197219" calcext:value-type="float">
            <text:p>0,0245209</text:p>
          </table:table-cell>
          <table:table-cell office:value-type="float" office:value="134304" calcext:value-type="float">
            <text:p>134304</text:p>
          </table:table-cell>
          <table:table-cell office:value-type="string" calcext:value-type="string">
            <text:p>Bury Me at Makeout Creek</text:p>
          </table:table-cell>
          <table:table-cell office:value-type="string" calcext:value-type="string">
            <text:p>[{'Mitski'}]</text:p>
          </table:table-cell>
          <table:table-cell office:value-type="string" calcext:value-type="string">
            <text:p>[{'Slacker Rock', 'Indie Rock', 'Singer-Songwriter'}]</text:p>
          </table:table-cell>
          <table:table-cell office:value-type="string" calcext:value-type="string">
            <text:p>[{'Noise Pop', 'Slacker Rock'}]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221.49999999999" calcext:value-type="float">
            <text:p>1221,5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5343185536906" calcext:value-type="float">
            <text:p>0,000534</text:p>
          </table:table-cell>
          <table:table-cell office:value-type="float" office:value="0.0216634983246215" calcext:value-type="float">
            <text:p>0,02166</text:p>
          </table:table-cell>
          <table:table-cell office:value-type="float" office:value="8" calcext:value-type="float">
            <text:p>8</text:p>
          </table:table-cell>
          <table:table-cell office:value-type="float" office:value="0.023703976833655" calcext:value-type="float">
            <text:p>0,0237040</text:p>
          </table:table-cell>
          <table:table-cell office:value-type="float" office:value="138287" calcext:value-type="float">
            <text:p>138287</text:p>
          </table:table-cell>
          <table:table-cell office:value-type="string" calcext:value-type="string">
            <text:p>Five Leaves Left</text:p>
          </table:table-cell>
          <table:table-cell office:value-type="string" calcext:value-type="string">
            <text:p>[{'Nick Drake'}]</text:p>
          </table:table-cell>
          <table:table-cell office:value-type="string" calcext:value-type="string">
            <text:p>[{'Contemporary Folk', 'Chamber Folk', 'Singer-Songwriter'}]</text:p>
          </table:table-cell>
          <table:table-cell office:value-type="string" calcext:value-type="string">
            <text:p>[{'Folk Baroque'}]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1041.99999999999" calcext:value-type="float">
            <text:p>1042,0</text:p>
          </table:table-cell>
          <table:table-cell office:value-type="float" office:value="629" calcext:value-type="float">
            <text:p>629</text:p>
          </table:table-cell>
          <table:table-cell office:value-type="float" office:value="0.62962962962963" calcext:value-type="float">
            <text:p>0,629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972972972973" calcext:value-type="float">
            <text:p>0,7297</text:p>
          </table:table-cell>
          <table:table-cell office:value-type="float" office:value="0.0006224995870954" calcext:value-type="float">
            <text:p>0,000622</text:p>
          </table:table-cell>
          <table:table-cell office:value-type="float" office:value="0.0159644959213252" calcext:value-type="float">
            <text:p>0,01596</text:p>
          </table:table-cell>
          <table:table-cell office:value-type="float" office:value="8" calcext:value-type="float">
            <text:p>8</text:p>
          </table:table-cell>
          <table:table-cell office:value-type="float" office:value="0.0210283418634712" calcext:value-type="float">
            <text:p>0,0210283</text:p>
          </table:table-cell>
          <table:table-cell office:value-type="float" office:value="138950" calcext:value-type="float">
            <text:p>138950</text:p>
          </table:table-cell>
          <table:table-cell office:value-type="string" calcext:value-type="string">
            <text:p>Magical Mystery Tour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, 'Psychedelic Pop'}]</text:p>
          </table:table-cell>
          <table:table-cell office:value-type="string" calcext:value-type="string">
            <text:p>[{'Sunshine Pop', 'Psychedelic Rock', 'Art Rock', 'Baroque Pop', 'Music Hall'}]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1576.59999999999" calcext:value-type="float">
            <text:p>1576,6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4307469348662" calcext:value-type="float">
            <text:p>0,000431</text:p>
          </table:table-cell>
          <table:table-cell office:value-type="float" office:value="0.0479371691272535" calcext:value-type="float">
            <text:p>0,04794</text:p>
          </table:table-cell>
          <table:table-cell office:value-type="float" office:value="7" calcext:value-type="float">
            <text:p>7</text:p>
          </table:table-cell>
          <table:table-cell office:value-type="float" office:value="0.0340253402967165" calcext:value-type="float">
            <text:p>0,0340253</text:p>
          </table:table-cell>
          <table:table-cell office:value-type="float" office:value="137150" calcext:value-type="float">
            <text:p>137150</text:p>
          </table:table-cell>
          <table:table-cell office:value-type="string" calcext:value-type="string">
            <text:p>More Songs About Buildings and Food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Post-Punk', 'New Wave', 'Art Punk'}]</text:p>
          </table:table-cell>
          <table:table-cell office:value-type="string" calcext:value-type="string">
            <text:p>[{'Funk Rock', 'Dance-Punk'}]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float" office:value="1462.49999999999" calcext:value-type="float">
            <text:p>1462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8405389834915" calcext:value-type="float">
            <text:p>0,000841</text:p>
          </table:table-cell>
          <table:table-cell office:value-type="float" office:value="0.0368881342440956" calcext:value-type="float">
            <text:p>0,03689</text:p>
          </table:table-cell>
          <table:table-cell office:value-type="float" office:value="14" calcext:value-type="float">
            <text:p>14</text:p>
          </table:table-cell>
          <table:table-cell office:value-type="float" office:value="0.0315082215694482" calcext:value-type="float">
            <text:p>0,0315082</text:p>
          </table:table-cell>
          <table:table-cell office:value-type="float" office:value="129077" calcext:value-type="float">
            <text:p>129077</text:p>
          </table:table-cell>
          <table:table-cell office:value-type="string" calcext:value-type="string">
            <text:p>The 6 String Quartets</text:p>
          </table:table-cell>
          <table:table-cell office:value-type="string" calcext:value-type="string">
            <text:p>[{'TakÃ¡cs Quartet', 'BÃ©la BartÃ³k'}]</text:p>
          </table:table-cell>
          <table:table-cell office:value-type="string" calcext:value-type="string">
            <text:p>[{'Chamber Music', 'Modern Classic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681" calcext:value-type="float">
            <text:p>681</text:p>
          </table:table-cell>
          <table:table-cell office:value-type="float" office:value="1461.79999999999" calcext:value-type="float">
            <text:p>1461,8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2424825181449" calcext:value-type="float">
            <text:p>0,000242</text:p>
          </table:table-cell>
          <table:table-cell office:value-type="float" office:value="0.0374888084699002" calcext:value-type="float">
            <text:p>0,03749</text:p>
          </table:table-cell>
          <table:table-cell office:value-type="float" office:value="14" calcext:value-type="float">
            <text:p>14</text:p>
          </table:table-cell>
          <table:table-cell office:value-type="float" office:value="0.0316154676045143" calcext:value-type="float">
            <text:p>0,0316155</text:p>
          </table:table-cell>
          <table:table-cell office:value-type="float" office:value="135906" calcext:value-type="float">
            <text:p>135906</text:p>
          </table:table-cell>
          <table:table-cell office:value-type="string" calcext:value-type="string">
            <text:p>Bizarre Ride II the Pharcyde</text:p>
          </table:table-cell>
          <table:table-cell office:value-type="string" calcext:value-type="string">
            <text:p>[{'The Pharcyde'}]</text:p>
          </table:table-cell>
          <table:table-cell office:value-type="string" calcext:value-type="string">
            <text:p>[{'West Coast Hip Hop', 'Jazz Rap', 'Boom Bap'}]</text:p>
          </table:table-cell>
          <table:table-cell office:value-type="string" calcext:value-type="string">
            <text:p>[{'Abstract Hip Hop'}]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1449.19999999999" calcext:value-type="float">
            <text:p>1449,2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11316784863879" calcext:value-type="float">
            <text:p>0,001132</text:p>
          </table:table-cell>
          <table:table-cell office:value-type="float" office:value="0.0274877635145853" calcext:value-type="float">
            <text:p>0,02749</text:p>
          </table:table-cell>
          <table:table-cell office:value-type="float" office:value="16" calcext:value-type="float">
            <text:p>16</text:p>
          </table:table-cell>
          <table:table-cell office:value-type="float" office:value="0.0281259643700778" calcext:value-type="float">
            <text:p>0,0281260</text:p>
          </table:table-cell>
          <table:table-cell office:value-type="float" office:value="139362" calcext:value-type="float">
            <text:p>139362</text:p>
          </table:table-cell>
          <table:table-cell office:value-type="string" calcext:value-type="string">
            <text:p>The Bootleg Series Vol. 5: Live 1975 - The Rolling Thunder Revue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Contemporary Folk', 'Country Rock', 'Blues Rock'}]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434.39999999999" calcext:value-type="float">
            <text:p>1434,4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7553311494527" calcext:value-type="float">
            <text:p>0,000755</text:p>
          </table:table-cell>
          <table:table-cell office:value-type="float" office:value="0.0451967274823217" calcext:value-type="float">
            <text:p>0,04520</text:p>
          </table:table-cell>
          <table:table-cell office:value-type="float" office:value="7" calcext:value-type="float">
            <text:p>7</text:p>
          </table:table-cell>
          <table:table-cell office:value-type="float" office:value="0.0312755467153547" calcext:value-type="float">
            <text:p>0,0312755</text:p>
          </table:table-cell>
          <table:table-cell office:value-type="float" office:value="130603" calcext:value-type="float">
            <text:p>130603</text:p>
          </table:table-cell>
          <table:table-cell office:value-type="string" calcext:value-type="string">
            <text:p>Music for 18 Musicians</text:p>
          </table:table-cell>
          <table:table-cell office:value-type="string" calcext:value-type="string">
            <text:p>[{'Steve Reich', 'Steve Reich and Musicians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99.499999999997" calcext:value-type="float">
            <text:p>799,5</text:p>
          </table:table-cell>
          <table:table-cell office:value-type="float" office:value="628" calcext:value-type="float">
            <text:p>628</text:p>
          </table:table-cell>
          <table:table-cell office:value-type="float" office:value="0.628628628628629" calcext:value-type="float">
            <text:p>0,62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9197080291971" calcext:value-type="float">
            <text:p>0,7292</text:p>
          </table:table-cell>
          <table:table-cell office:value-type="float" office:value="0.0003542286441418" calcext:value-type="float">
            <text:p>0,000354</text:p>
          </table:table-cell>
          <table:table-cell office:value-type="float" office:value="0.0137394341081854" calcext:value-type="float">
            <text:p>0,01374</text:p>
          </table:table-cell>
          <table:table-cell office:value-type="float" office:value="12" calcext:value-type="float">
            <text:p>12</text:p>
          </table:table-cell>
          <table:table-cell office:value-type="float" office:value="0.0181896663039141" calcext:value-type="float">
            <text:p>0,0181897</text:p>
          </table:table-cell>
          <table:table-cell office:value-type="float" office:value="141271" calcext:value-type="float">
            <text:p>141271</text:p>
          </table:table-cell>
          <table:table-cell office:value-type="string" calcext:value-type="string">
            <text:p>Ants From Up There</text:p>
          </table:table-cell>
          <table:table-cell office:value-type="string" calcext:value-type="string">
            <text:p>[{'Black Country', 'New Road'}]</text:p>
          </table:table-cell>
          <table:table-cell office:value-type="string" calcext:value-type="string">
            <text:p>[{'Chamber Pop', 'Art Rock', 'Post-Rock'}]</text:p>
          </table:table-cell>
          <table:table-cell office:value-type="string" calcext:value-type="string">
            <text:p>[{'Chamber Music', 'Indie Rock'}]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595.89999999999" calcext:value-type="float">
            <text:p>1595,9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03931787498921" calcext:value-type="float">
            <text:p>0,000393</text:p>
          </table:table-cell>
          <table:table-cell office:value-type="float" office:value="0.0402056699430425" calcext:value-type="float">
            <text:p>0,04021</text:p>
          </table:table-cell>
          <table:table-cell office:value-type="float" office:value="14" calcext:value-type="float">
            <text:p>14</text:p>
          </table:table-cell>
          <table:table-cell office:value-type="float" office:value="0.0324708482493291" calcext:value-type="float">
            <text:p>0,0324708</text:p>
          </table:table-cell>
          <table:table-cell office:value-type="float" office:value="131155" calcext:value-type="float">
            <text:p>131155</text:p>
          </table:table-cell>
          <table:table-cell office:value-type="string" calcext:value-type="string">
            <text:p>The Low End Theory</text:p>
          </table:table-cell>
          <table:table-cell office:value-type="string" calcext:value-type="string">
            <text:p>[{'A Tribe Called Quest'}]</text:p>
          </table:table-cell>
          <table:table-cell office:value-type="string" calcext:value-type="string">
            <text:p>[{'Conscious Hip Hop', 'East Coast Hip Hop', 'Jazz Rap'}]</text:p>
          </table:table-cell>
          <table:table-cell office:value-type="string" calcext:value-type="string">
            <text:p>[{'Boom Bap'}]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1073.2" calcext:value-type="float">
            <text:p>1073,2</text:p>
          </table:table-cell>
          <table:table-cell office:value-type="float" office:value="627" calcext:value-type="float">
            <text:p>627</text:p>
          </table:table-cell>
          <table:table-cell office:value-type="float" office:value="0.627627627627628" calcext:value-type="float">
            <text:p>0,627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28665207877462" calcext:value-type="float">
            <text:p>0,7287</text:p>
          </table:table-cell>
          <table:table-cell office:value-type="float" office:value="0.0016119994409907" calcext:value-type="float">
            <text:p>0,001612</text:p>
          </table:table-cell>
          <table:table-cell office:value-type="float" office:value="0.0156422780360042" calcext:value-type="float">
            <text:p>0,01564</text:p>
          </table:table-cell>
          <table:table-cell office:value-type="float" office:value="8" calcext:value-type="float">
            <text:p>8</text:p>
          </table:table-cell>
          <table:table-cell office:value-type="float" office:value="0.0200381567568663" calcext:value-type="float">
            <text:p>0,0200382</text:p>
          </table:table-cell>
          <table:table-cell office:value-type="float" office:value="138525" calcext:value-type="float">
            <text:p>138525</text:p>
          </table:table-cell>
          <table:table-cell office:value-type="string" calcext:value-type="string">
            <text:p>Symphonie Nr. 5</text:p>
          </table:table-cell>
          <table:table-cell office:value-type="string" calcext:value-type="string">
            <text:p>[{'Ludwig van Beethoven', 'Berliner Philharmoniker', 'Herbert von Karajan'}]</text:p>
          </table:table-cell>
          <table:table-cell office:value-type="string" calcext:value-type="string">
            <text:p>[{'Romanticism', 'Symphony', 'Classical Period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1478.49999999999" calcext:value-type="float">
            <text:p>1478,5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2997653632256" calcext:value-type="float">
            <text:p>0,000300</text:p>
          </table:table-cell>
          <table:table-cell office:value-type="float" office:value="0.0457723664414132" calcext:value-type="float">
            <text:p>0,04577</text:p>
          </table:table-cell>
          <table:table-cell office:value-type="float" office:value="18" calcext:value-type="float">
            <text:p>18</text:p>
          </table:table-cell>
          <table:table-cell office:value-type="float" office:value="0.0320574007715742" calcext:value-type="float">
            <text:p>0,0320574</text:p>
          </table:table-cell>
          <table:table-cell office:value-type="float" office:value="131640" calcext:value-type="float">
            <text:p>131640</text:p>
          </table:table-cell>
          <table:table-cell office:value-type="string" calcext:value-type="string">
            <text:p>Ptah, the El Daoud</text:p>
          </table:table-cell>
          <table:table-cell office:value-type="string" calcext:value-type="string">
            <text:p>[{'Alice Coltrane'}]</text:p>
          </table:table-cell>
          <table:table-cell office:value-type="string" calcext:value-type="string">
            <text:p>[{'Spiritual Jazz'}]</text:p>
          </table:table-cell>
          <table:table-cell office:value-type="string" calcext:value-type="string">
            <text:p>[{'Post-Bop'}]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888" calcext:value-type="float">
            <text:p>888</text:p>
          </table:table-cell>
          <table:table-cell office:value-type="float" office:value="1435.09999999999" calcext:value-type="float">
            <text:p>1435,1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006350371747" calcext:value-type="float">
            <text:p>0,000101</text:p>
          </table:table-cell>
          <table:table-cell office:value-type="float" office:value="0.0373925375983089" calcext:value-type="float">
            <text:p>0,03739</text:p>
          </table:table-cell>
          <table:table-cell office:value-type="float" office:value="14" calcext:value-type="float">
            <text:p>14</text:p>
          </table:table-cell>
          <table:table-cell office:value-type="float" office:value="0.0318393040957926" calcext:value-type="float">
            <text:p>0,0318393</text:p>
          </table:table-cell>
          <table:table-cell office:value-type="float" office:value="134757" calcext:value-type="float">
            <text:p>134757</text:p>
          </table:table-cell>
          <table:table-cell office:value-type="string" calcext:value-type="string">
            <text:p>Unquestionable Presence</text:p>
          </table:table-cell>
          <table:table-cell office:value-type="string" calcext:value-type="string">
            <text:p>[{'Atheist'}]</text:p>
          </table:table-cell>
          <table:table-cell office:value-type="string" calcext:value-type="string">
            <text:p>[{'Progressive Metal', 'Technical Death Metal'}]</text:p>
          </table:table-cell>
          <table:table-cell office:value-type="string" calcext:value-type="string">
            <text:p>[{'Technical Thrash Metal', 'Jazz Fusion'}]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1422.19999999999" calcext:value-type="float">
            <text:p>1422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794045214218" calcext:value-type="float">
            <text:p>0,000179</text:p>
          </table:table-cell>
          <table:table-cell office:value-type="float" office:value="0.0459350034747386" calcext:value-type="float">
            <text:p>0,04594</text:p>
          </table:table-cell>
          <table:table-cell office:value-type="float" office:value="1" calcext:value-type="float">
            <text:p>1</text:p>
          </table:table-cell>
          <table:table-cell office:value-type="float" office:value="0.0305680204134281" calcext:value-type="float">
            <text:p>0,0305680</text:p>
          </table:table-cell>
          <table:table-cell office:value-type="float" office:value="127089" calcext:value-type="float">
            <text:p>127089</text:p>
          </table:table-cell>
          <table:table-cell office:value-type="string" calcext:value-type="string">
            <text:p>Master of Reality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, 'Traditional Doom Metal'}]</text:p>
          </table:table-cell>
          <table:table-cell office:value-type="string" calcext:value-type="string">
            <text:p>[{'Traditional Doom Metal'}]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1419.89999999999" calcext:value-type="float">
            <text:p>1419,9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345903685917" calcext:value-type="float">
            <text:p>0,000346</text:p>
          </table:table-cell>
          <table:table-cell office:value-type="float" office:value="0.0246474641867776" calcext:value-type="float">
            <text:p>0,02465</text:p>
          </table:table-cell>
          <table:table-cell office:value-type="float" office:value="16" calcext:value-type="float">
            <text:p>16</text:p>
          </table:table-cell>
          <table:table-cell office:value-type="float" office:value="0.0291148028872362" calcext:value-type="float">
            <text:p>0,0291148</text:p>
          </table:table-cell>
          <table:table-cell office:value-type="float" office:value="136780" calcext:value-type="float">
            <text:p>136780</text:p>
          </table:table-cell>
          <table:table-cell office:value-type="string" calcext:value-type="string">
            <text:p>Yankee Hotel Foxtrot</text:p>
          </table:table-cell>
          <table:table-cell office:value-type="string" calcext:value-type="string">
            <text:p>[{'Wilco'}]</text:p>
          </table:table-cell>
          <table:table-cell office:value-type="string" calcext:value-type="string">
            <text:p>[{'Indie Rock', 'Art Rock'}]</text:p>
          </table:table-cell>
          <table:table-cell office:value-type="string" calcext:value-type="string">
            <text:p>[{'Post-Rock', 'Alt-Country', 'Art Rock', 'Americana'}]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745" calcext:value-type="float">
            <text:p>745</text:p>
          </table:table-cell>
          <table:table-cell office:value-type="float" office:value="1363.19999999999" calcext:value-type="float">
            <text:p>1363,2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037713063765168" calcext:value-type="float">
            <text:p>0,000038</text:p>
          </table:table-cell>
          <table:table-cell office:value-type="float" office:value="0.0438665802270717" calcext:value-type="float">
            <text:p>0,04387</text:p>
          </table:table-cell>
          <table:table-cell office:value-type="float" office:value="7" calcext:value-type="float">
            <text:p>7</text:p>
          </table:table-cell>
          <table:table-cell office:value-type="float" office:value="0.031538530007306" calcext:value-type="float">
            <text:p>0,0315385</text:p>
          </table:table-cell>
          <table:table-cell office:value-type="float" office:value="139450" calcext:value-type="float">
            <text:p>139450</text:p>
          </table:table-cell>
          <table:table-cell office:value-type="string" calcext:value-type="string">
            <text:p>Mother Earth's Plantasia</text:p>
          </table:table-cell>
          <table:table-cell office:value-type="string" calcext:value-type="string">
            <text:p>[{'Mort Garson'}]</text:p>
          </table:table-cell>
          <table:table-cell office:value-type="string" calcext:value-type="string">
            <text:p>[{'Space Age Pop', 'Moogsploitation', 'Progressive Electronic'}]</text:p>
          </table:table-cell>
          <table:table-cell office:value-type="string" calcext:value-type="string">
            <text:p>[{'New Age', 'Space Ambient'}]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1242.99999999999" calcext:value-type="float">
            <text:p>1243,0</text:p>
          </table:table-cell>
          <table:table-cell office:value-type="float" office:value="626" calcext:value-type="float">
            <text:p>626</text:p>
          </table:table-cell>
          <table:table-cell office:value-type="float" office:value="0.626626626626627" calcext:value-type="float">
            <text:p>0,626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8134110787172" calcext:value-type="float">
            <text:p>0,7281</text:p>
          </table:table-cell>
          <table:table-cell office:value-type="float" office:value="0.0001621528007633" calcext:value-type="float">
            <text:p>0,000162</text:p>
          </table:table-cell>
          <table:table-cell office:value-type="float" office:value="0.0224483682578881" calcext:value-type="float">
            <text:p>0,02245</text:p>
          </table:table-cell>
          <table:table-cell office:value-type="float" office:value="16" calcext:value-type="float">
            <text:p>16</text:p>
          </table:table-cell>
          <table:table-cell office:value-type="float" office:value="0.025350245491206" calcext:value-type="float">
            <text:p>0,0253502</text:p>
          </table:table-cell>
          <table:table-cell office:value-type="float" office:value="129621" calcext:value-type="float">
            <text:p>129621</text:p>
          </table:table-cell>
          <table:table-cell office:value-type="string" calcext:value-type="string">
            <text:p>Damnation</text:p>
          </table:table-cell>
          <table:table-cell office:value-type="string" calcext:value-type="string">
            <text:p>[{'Opeth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Contemporary Folk'}]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1562.59999999999" calcext:value-type="float">
            <text:p>1562,6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0940151908755783" calcext:value-type="float">
            <text:p>0,000094</text:p>
          </table:table-cell>
          <table:table-cell office:value-type="float" office:value="0.0502715884877843" calcext:value-type="float">
            <text:p>0,05027</text:p>
          </table:table-cell>
          <table:table-cell office:value-type="float" office:value="0" calcext:value-type="float">
            <text:p>0</text:p>
          </table:table-cell>
          <table:table-cell office:value-type="float" office:value="0.0339454095064144" calcext:value-type="float">
            <text:p>0,0339454</text:p>
          </table:table-cell>
          <table:table-cell office:value-type="float" office:value="136263" calcext:value-type="float">
            <text:p>136263</text:p>
          </table:table-cell>
          <table:table-cell office:value-type="string" calcext:value-type="string">
            <text:p>Selling England by the Pound</text:p>
          </table:table-cell>
          <table:table-cell office:value-type="string" calcext:value-type="string">
            <text:p>[{'Genesis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758.7" calcext:value-type="float">
            <text:p>758,7</text:p>
          </table:table-cell>
          <table:table-cell office:value-type="float" office:value="625" calcext:value-type="float">
            <text:p>625</text:p>
          </table:table-cell>
          <table:table-cell office:value-type="float" office:value="0.625625625625626" calcext:value-type="float">
            <text:p>0,6256</text:p>
          </table:table-cell>
          <table:table-cell office:value-type="float" office:value="67.1" calcext:value-type="float">
            <text:p>67,1</text:p>
          </table:table-cell>
          <table:table-cell office:value-type="float" office:value="2" calcext:value-type="float">
            <text:p>2</text:p>
          </table:table-cell>
          <table:table-cell office:value-type="float" office:value="0.727603787327021" calcext:value-type="float">
            <text:p>0,7276</text:p>
          </table:table-cell>
          <table:table-cell office:value-type="float" office:value="0.0006901436538488" calcext:value-type="float">
            <text:p>0,000690</text:p>
          </table:table-cell>
          <table:table-cell office:value-type="float" office:value="0.0122568190999119" calcext:value-type="float">
            <text:p>0,01226</text:p>
          </table:table-cell>
          <table:table-cell office:value-type="float" office:value="12" calcext:value-type="float">
            <text:p>12</text:p>
          </table:table-cell>
          <table:table-cell office:value-type="float" office:value="0.0163265738686195" calcext:value-type="float">
            <text:p>0,0163266</text:p>
          </table:table-cell>
          <table:table-cell office:value-type="float" office:value="131938" calcext:value-type="float">
            <text:p>131938</text:p>
          </table:table-cell>
          <table:table-cell office:value-type="string" calcext:value-type="string">
            <text:p>Live at Red Rocks '22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Jazz-Rock', 'Thrash Metal', 'Heavy Psych', 'Garage Rock', 'Acid Rock'}]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1481.19999999999" calcext:value-type="float">
            <text:p>1481,2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695410173032" calcext:value-type="float">
            <text:p>0,000470</text:p>
          </table:table-cell>
          <table:table-cell office:value-type="float" office:value="0.0459408195346035" calcext:value-type="float">
            <text:p>0,04594</text:p>
          </table:table-cell>
          <table:table-cell office:value-type="float" office:value="7" calcext:value-type="float">
            <text:p>7</text:p>
          </table:table-cell>
          <table:table-cell office:value-type="float" office:value="0.0315768041034307" calcext:value-type="float">
            <text:p>0,0315768</text:p>
          </table:table-cell>
          <table:table-cell office:value-type="float" office:value="125067" calcext:value-type="float">
            <text:p>125067</text:p>
          </table:table-cell>
          <table:table-cell office:value-type="string" calcext:value-type="string">
            <text:p>L.A. Woman</text:p>
          </table:table-cell>
          <table:table-cell office:value-type="string" calcext:value-type="string">
            <text:p>[{'The Doors'}]</text:p>
          </table:table-cell>
          <table:table-cell office:value-type="string" calcext:value-type="string">
            <text:p>[{'Blues Rock', 'Psychedelic Rock'}]</text:p>
          </table:table-cell>
          <table:table-cell office:value-type="string" calcext:value-type="string">
            <text:p>[{'Acid Rock'}]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1408.09999999999" calcext:value-type="float">
            <text:p>1408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1410896534477" calcext:value-type="float">
            <text:p>0,000141</text:p>
          </table:table-cell>
          <table:table-cell office:value-type="float" office:value="0.036369896044197" calcext:value-type="float">
            <text:p>0,03637</text:p>
          </table:table-cell>
          <table:table-cell office:value-type="float" office:value="14" calcext:value-type="float">
            <text:p>14</text:p>
          </table:table-cell>
          <table:table-cell office:value-type="float" office:value="0.0311952518565099" calcext:value-type="float">
            <text:p>0,0311953</text:p>
          </table:table-cell>
          <table:table-cell office:value-type="float" office:value="127818" calcext:value-type="float">
            <text:p>127818</text:p>
          </table:table-cell>
          <table:table-cell office:value-type="string" calcext:value-type="string">
            <text:p>Mezzanine</text:p>
          </table:table-cell>
          <table:table-cell office:value-type="string" calcext:value-type="string">
            <text:p>[{'Massive Attack'}]</text:p>
          </table:table-cell>
          <table:table-cell office:value-type="string" calcext:value-type="string">
            <text:p>[{'Trip Hop', 'Post-Industrial'}]</text:p>
          </table:table-cell>
          <table:table-cell office:value-type="string" calcext:value-type="string">
            <text:p>[{'Illbient', 'Novo Dub', 'Dub', 'Post-Industrial'}]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1256.79999999999" calcext:value-type="float">
            <text:p>1256,8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436928960643" calcext:value-type="float">
            <text:p>0,000437</text:p>
          </table:table-cell>
          <table:table-cell office:value-type="float" office:value="0.0204163680278943" calcext:value-type="float">
            <text:p>0,02042</text:p>
          </table:table-cell>
          <table:table-cell office:value-type="float" office:value="16" calcext:value-type="float">
            <text:p>16</text:p>
          </table:table-cell>
          <table:table-cell office:value-type="float" office:value="0.024858001608599" calcext:value-type="float">
            <text:p>0,0248580</text:p>
          </table:table-cell>
          <table:table-cell office:value-type="float" office:value="132639" calcext:value-type="float">
            <text:p>132639</text:p>
          </table:table-cell>
          <table:table-cell office:value-type="string" calcext:value-type="string">
            <text:p>Vespertine Live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Micromontage', 'Ambient Pop', 'Glitch Pop', 'Chamber Music', 'Choral'}]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1171.99999999999" calcext:value-type="float">
            <text:p>1172,0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71380665903044" calcext:value-type="float">
            <text:p>0,000071</text:p>
          </table:table-cell>
          <table:table-cell office:value-type="float" office:value="0.0195118552477401" calcext:value-type="float">
            <text:p>0,01951</text:p>
          </table:table-cell>
          <table:table-cell office:value-type="float" office:value="16" calcext:value-type="float">
            <text:p>16</text:p>
          </table:table-cell>
          <table:table-cell office:value-type="float" office:value="0.0237425381617452" calcext:value-type="float">
            <text:p>0,0237425</text:p>
          </table:table-cell>
          <table:table-cell office:value-type="float" office:value="126873" calcext:value-type="float">
            <text:p>126873</text:p>
          </table:table-cell>
          <table:table-cell office:value-type="string" calcext:value-type="string">
            <text:p>æ¸‹æ˜Ÿ (Shibuboshi)</text:p>
          </table:table-cell>
          <table:table-cell office:value-type="string" calcext:value-type="string">
            <text:p>[{'Shibusashirazu'}]</text:p>
          </table:table-cell>
          <table:table-cell office:value-type="string" calcext:value-type="string">
            <text:p>[{'Experimental Big Band', 'Jazz Fusion'}]</text:p>
          </table:table-cell>
          <table:table-cell office:value-type="string" calcext:value-type="string">
            <text:p>[{'Free Jazz', 'Jazz-Rock', 'Brutal Prog', 'Post-Bop'}]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926.099999999996" calcext:value-type="float">
            <text:p>926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2963885729416" calcext:value-type="float">
            <text:p>0,000296</text:p>
          </table:table-cell>
          <table:table-cell office:value-type="float" office:value="0.0134784394912979" calcext:value-type="float">
            <text:p>0,01348</text:p>
          </table:table-cell>
          <table:table-cell office:value-type="float" office:value="17" calcext:value-type="float">
            <text:p>17</text:p>
          </table:table-cell>
          <table:table-cell office:value-type="float" office:value="0.0191405586190756" calcext:value-type="float">
            <text:p>0,0191406</text:p>
          </table:table-cell>
          <table:table-cell office:value-type="float" office:value="134483" calcext:value-type="float">
            <text:p>134483</text:p>
          </table:table-cell>
          <table:table-cell office:value-type="string" calcext:value-type="string">
            <text:p>Computerwelt</text:p>
          </table:table-cell>
          <table:table-cell office:value-type="string" calcext:value-type="string">
            <text:p>[{'Kraftwerk'}]</text:p>
          </table:table-cell>
          <table:table-cell office:value-type="string" calcext:value-type="string">
            <text:p>[{'Synthpop', 'Electronic'}]</text:p>
          </table:table-cell>
          <table:table-cell office:value-type="string" calcext:value-type="string">
            <text:p>[{'Electro', 'Minimal Synth'}]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office:value-type="float" office:value="917.099999999996" calcext:value-type="float">
            <text:p>917,1</text:p>
          </table:table-cell>
          <table:table-cell office:value-type="float" office:value="624" calcext:value-type="float">
            <text:p>624</text:p>
          </table:table-cell>
          <table:table-cell office:value-type="float" office:value="0.624624624624625" calcext:value-type="float">
            <text:p>0,624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707423580786" calcext:value-type="float">
            <text:p>0,7271</text:p>
          </table:table-cell>
          <table:table-cell office:value-type="float" office:value="0.0000840854214267708" calcext:value-type="float">
            <text:p>0,000084</text:p>
          </table:table-cell>
          <table:table-cell office:value-type="float" office:value="0.0132116437510035" calcext:value-type="float">
            <text:p>0,01321</text:p>
          </table:table-cell>
          <table:table-cell office:value-type="float" office:value="17" calcext:value-type="float">
            <text:p>17</text:p>
          </table:table-cell>
          <table:table-cell office:value-type="float" office:value="0.0191264938487643" calcext:value-type="float">
            <text:p>0,0191265</text:p>
          </table:table-cell>
          <table:table-cell office:value-type="float" office:value="126703" calcext:value-type="float">
            <text:p>126703</text:p>
          </table:table-cell>
          <table:table-cell office:value-type="string" calcext:value-type="string">
            <text:p>Epicus Doomicus Metallicus</text:p>
          </table:table-cell>
          <table:table-cell office:value-type="string" calcext:value-type="string">
            <text:p>[{'Candlemass'}]</text:p>
          </table:table-cell>
          <table:table-cell office:value-type="string" calcext:value-type="string">
            <text:p>[{'Epic Doom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551.19999999999" calcext:value-type="float">
            <text:p>1551,2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1237710656548" calcext:value-type="float">
            <text:p>0,000124</text:p>
          </table:table-cell>
          <table:table-cell office:value-type="float" office:value="0.0472817301822272" calcext:value-type="float">
            <text:p>0,04728</text:p>
          </table:table-cell>
          <table:table-cell office:value-type="float" office:value="7" calcext:value-type="float">
            <text:p>7</text:p>
          </table:table-cell>
          <table:table-cell office:value-type="float" office:value="0.0340913636954356" calcext:value-type="float">
            <text:p>0,0340914</text:p>
          </table:table-cell>
          <table:table-cell office:value-type="float" office:value="135226" calcext:value-type="float">
            <text:p>135226</text:p>
          </table:table-cell>
          <table:table-cell office:value-type="string" calcext:value-type="string">
            <text:p>Fear of Music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Post-Punk', 'New Wave'}]</text:p>
          </table:table-cell>
          <table:table-cell office:value-type="string" calcext:value-type="string">
            <text:p>[{'Funk Rock', 'Mutant Disco', 'Art Punk'}]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499.49999999999" calcext:value-type="float">
            <text:p>1499,5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5302563752797" calcext:value-type="float">
            <text:p>0,000530</text:p>
          </table:table-cell>
          <table:table-cell office:value-type="float" office:value="0.0373998394936672" calcext:value-type="float">
            <text:p>0,03740</text:p>
          </table:table-cell>
          <table:table-cell office:value-type="float" office:value="14" calcext:value-type="float">
            <text:p>14</text:p>
          </table:table-cell>
          <table:table-cell office:value-type="float" office:value="0.031857294827672" calcext:value-type="float">
            <text:p>0,0318573</text:p>
          </table:table-cell>
          <table:table-cell office:value-type="float" office:value="125279" calcext:value-type="float">
            <text:p>125279</text:p>
          </table:table-cell>
          <table:table-cell office:value-type="string" calcext:value-type="string">
            <text:p>Fâ™¯Aâ™¯âˆž</text:p>
          </table:table-cell>
          <table:table-cell office:value-type="string" calcext:value-type="string">
            <text:p>[{'Godspeed You Black Emperor!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Spoken Word', 'Ambient', 'Chamber Music', 'Drone', 'Field Recordings'}]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1131.3" calcext:value-type="float">
            <text:p>1131,3</text:p>
          </table:table-cell>
          <table:table-cell office:value-type="float" office:value="623" calcext:value-type="float">
            <text:p>623</text:p>
          </table:table-cell>
          <table:table-cell office:value-type="float" office:value="0.623623623623624" calcext:value-type="float">
            <text:p>0,623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26545454545455" calcext:value-type="float">
            <text:p>0,7265</text:p>
          </table:table-cell>
          <table:table-cell office:value-type="float" office:value="0.0000404546162729195" calcext:value-type="float">
            <text:p>0,000040</text:p>
          </table:table-cell>
          <table:table-cell office:value-type="float" office:value="0.018037085939913" calcext:value-type="float">
            <text:p>0,01804</text:p>
          </table:table-cell>
          <table:table-cell office:value-type="float" office:value="16" calcext:value-type="float">
            <text:p>16</text:p>
          </table:table-cell>
          <table:table-cell office:value-type="float" office:value="0.0251057093869307" calcext:value-type="float">
            <text:p>0,0251057</text:p>
          </table:table-cell>
          <table:table-cell office:value-type="float" office:value="137906" calcext:value-type="float">
            <text:p>137906</text:p>
          </table:table-cell>
          <table:table-cell office:value-type="string" calcext:value-type="string">
            <text:p>æ‹äººã¸ (Koibito e)</text:p>
          </table:table-cell>
          <table:table-cell office:value-type="string" calcext:value-type="string">
            <text:p>[{'Lamp'}]</text:p>
          </table:table-cell>
          <table:table-cell office:value-type="string" calcext:value-type="string">
            <text:p>[{'Jazz Pop', 'Shibuya-kei'}]</text:p>
          </table:table-cell>
          <table:table-cell office:value-type="string" calcext:value-type="string">
            <text:p>[{'New Music', 'Bossa nova', 'Sunshine Pop'}]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00.59999999999" calcext:value-type="float">
            <text:p>1600,6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86820354088" calcext:value-type="float">
            <text:p>0,000339</text:p>
          </table:table-cell>
          <table:table-cell office:value-type="float" office:value="0.0513346506964779" calcext:value-type="float">
            <text:p>0,05133</text:p>
          </table:table-cell>
          <table:table-cell office:value-type="float" office:value="0" calcext:value-type="float">
            <text:p>0</text:p>
          </table:table-cell>
          <table:table-cell office:value-type="float" office:value="0.0339998349637508" calcext:value-type="float">
            <text:p>0,0339998</text:p>
          </table:table-cell>
          <table:table-cell office:value-type="float" office:value="128375" calcext:value-type="float">
            <text:p>128375</text:p>
          </table:table-cell>
          <table:table-cell office:value-type="string" calcext:value-type="string">
            <text:p>Meddle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Folk Rock', 'Space Rock', 'Psychedelic Rock'}]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30.79999999999" calcext:value-type="float">
            <text:p>1430,8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3335666996321" calcext:value-type="float">
            <text:p>0,000334</text:p>
          </table:table-cell>
          <table:table-cell office:value-type="float" office:value="0.0363972461152912" calcext:value-type="float">
            <text:p>0,03640</text:p>
          </table:table-cell>
          <table:table-cell office:value-type="float" office:value="14" calcext:value-type="float">
            <text:p>14</text:p>
          </table:table-cell>
          <table:table-cell office:value-type="float" office:value="0.0311074965415067" calcext:value-type="float">
            <text:p>0,0311075</text:p>
          </table:table-cell>
          <table:table-cell office:value-type="float" office:value="123986" calcext:value-type="float">
            <text:p>123986</text:p>
          </table:table-cell>
          <table:table-cell office:value-type="string" calcext:value-type="string">
            <text:p>Loveless</text:p>
          </table:table-cell>
          <table:table-cell office:value-type="string" calcext:value-type="string">
            <text:p>[{'My Bloody Valentine'}]</text:p>
          </table:table-cell>
          <table:table-cell office:value-type="string" calcext:value-type="string">
            <text:p>[{'Noise Pop', 'Shoegaze'}]</text:p>
          </table:table-cell>
          <table:table-cell office:value-type="string" calcext:value-type="string">
            <text:p>[{'Neo-Psychedelia', 'Dream Pop'}]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995.199999999996" calcext:value-type="float">
            <text:p>995,2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4426604293003" calcext:value-type="float">
            <text:p>0,000443</text:p>
          </table:table-cell>
          <table:table-cell office:value-type="float" office:value="0.0136079122360011" calcext:value-type="float">
            <text:p>0,01361</text:p>
          </table:table-cell>
          <table:table-cell office:value-type="float" office:value="10" calcext:value-type="float">
            <text:p>10</text:p>
          </table:table-cell>
          <table:table-cell office:value-type="float" office:value="0.0192837596345067" calcext:value-type="float">
            <text:p>0,0192838</text:p>
          </table:table-cell>
          <table:table-cell office:value-type="float" office:value="122870" calcext:value-type="float">
            <text:p>122870</text:p>
          </table:table-cell>
          <table:table-cell office:value-type="string" calcext:value-type="string">
            <text:p>Ravedeath, 1972</text:p>
          </table:table-cell>
          <table:table-cell office:value-type="string" calcext:value-type="string">
            <text:p>[{'Tim Hecker'}]</text:p>
          </table:table-cell>
          <table:table-cell office:value-type="string" calcext:value-type="string">
            <text:p>[{'Drone', 'Ambient'}]</text:p>
          </table:table-cell>
          <table:table-cell office:value-type="string" calcext:value-type="string">
            <text:p>[{'Noise', 'Electroacoustic'}]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647" calcext:value-type="float">
            <text:p>647</text:p>
          </table:table-cell>
          <table:table-cell office:value-type="float" office:value="978.899999999996" calcext:value-type="float">
            <text:p>978,9</text:p>
          </table:table-cell>
          <table:table-cell office:value-type="float" office:value="622" calcext:value-type="float">
            <text:p>622</text:p>
          </table:table-cell>
          <table:table-cell office:value-type="float" office:value="0.622622622622623" calcext:value-type="float">
            <text:p>0,622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26017441860465" calcext:value-type="float">
            <text:p>0,7260</text:p>
          </table:table-cell>
          <table:table-cell office:value-type="float" office:value="0.0002113670116342" calcext:value-type="float">
            <text:p>0,000211</text:p>
          </table:table-cell>
          <table:table-cell office:value-type="float" office:value="0.0150512514637546" calcext:value-type="float">
            <text:p>0,01505</text:p>
          </table:table-cell>
          <table:table-cell office:value-type="float" office:value="8" calcext:value-type="float">
            <text:p>8</text:p>
          </table:table-cell>
          <table:table-cell office:value-type="float" office:value="0.019530254326233" calcext:value-type="float">
            <text:p>0,0195303</text:p>
          </table:table-cell>
          <table:table-cell office:value-type="float" office:value="126014" calcext:value-type="float">
            <text:p>126014</text:p>
          </table:table-cell>
          <table:table-cell office:value-type="string" calcext:value-type="string">
            <text:p>Astigmatic</text:p>
          </table:table-cell>
          <table:table-cell office:value-type="string" calcext:value-type="string">
            <text:p>[{'Krzysztof Komeda'}]</text:p>
          </table:table-cell>
          <table:table-cell office:value-type="string" calcext:value-type="string">
            <text:p>[{'Post-Bop', 'Avant-Garde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11.19999999999" calcext:value-type="float">
            <text:p>1611,2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4.5" calcext:value-type="float">
            <text:p>64,5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7031859291934" calcext:value-type="float">
            <text:p>0,000703</text:p>
          </table:table-cell>
          <table:table-cell office:value-type="float" office:value="0.0504423852811877" calcext:value-type="float">
            <text:p>0,05044</text:p>
          </table:table-cell>
          <table:table-cell office:value-type="float" office:value="4" calcext:value-type="float">
            <text:p>4</text:p>
          </table:table-cell>
          <table:table-cell office:value-type="float" office:value="0.0340026216683514" calcext:value-type="float">
            <text:p>0,0340026</text:p>
          </table:table-cell>
          <table:table-cell office:value-type="float" office:value="127123" calcext:value-type="float">
            <text:p>127123</text:p>
          </table:table-cell>
          <table:table-cell office:value-type="string" calcext:value-type="string">
            <text:p>"Heroes"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Art Pop', 'Krautrock', 'Ambient', 'Electronic'}]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1194.5" calcext:value-type="float">
            <text:p>1194,5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4493471427339" calcext:value-type="float">
            <text:p>0,000449</text:p>
          </table:table-cell>
          <table:table-cell office:value-type="float" office:value="0.0190288186364458" calcext:value-type="float">
            <text:p>0,01903</text:p>
          </table:table-cell>
          <table:table-cell office:value-type="float" office:value="16" calcext:value-type="float">
            <text:p>16</text:p>
          </table:table-cell>
          <table:table-cell office:value-type="float" office:value="0.0248259571938986" calcext:value-type="float">
            <text:p>0,0248260</text:p>
          </table:table-cell>
          <table:table-cell office:value-type="float" office:value="128677" calcext:value-type="float">
            <text:p>128677</text:p>
          </table:table-cell>
          <table:table-cell office:value-type="string" calcext:value-type="string">
            <text:p>ã‚ãã¾ã®ã†ãŸ (Akuma no uta)</text:p>
          </table:table-cell>
          <table:table-cell office:value-type="string" calcext:value-type="string">
            <text:p>[{'Boris'}]</text:p>
          </table:table-cell>
          <table:table-cell office:value-type="string" calcext:value-type="string">
            <text:p>[{'Stoner Metal'}]</text:p>
          </table:table-cell>
          <table:table-cell office:value-type="string" calcext:value-type="string">
            <text:p>[{'Stoner Rock', 'Noise Rock', 'Garage Punk', 'Psychedelic Rock', 'Drone'}]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1152.99999999999" calcext:value-type="float">
            <text:p>1153,0</text:p>
          </table:table-cell>
          <table:table-cell office:value-type="float" office:value="621" calcext:value-type="float">
            <text:p>621</text:p>
          </table:table-cell>
          <table:table-cell office:value-type="float" office:value="0.621621621621622" calcext:value-type="float">
            <text:p>0,621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25490196078431" calcext:value-type="float">
            <text:p>0,7255</text:p>
          </table:table-cell>
          <table:table-cell office:value-type="float" office:value="0.0006298072096335" calcext:value-type="float">
            <text:p>0,000630</text:p>
          </table:table-cell>
          <table:table-cell office:value-type="float" office:value="0.0179743617672985" calcext:value-type="float">
            <text:p>0,01797</text:p>
          </table:table-cell>
          <table:table-cell office:value-type="float" office:value="16" calcext:value-type="float">
            <text:p>16</text:p>
          </table:table-cell>
          <table:table-cell office:value-type="float" office:value="0.0230732945204959" calcext:value-type="float">
            <text:p>0,0230733</text:p>
          </table:table-cell>
          <table:table-cell office:value-type="float" office:value="124252" calcext:value-type="float">
            <text:p>124252</text:p>
          </table:table-cell>
          <table:table-cell office:value-type="string" calcext:value-type="string">
            <text:p>ã‚¼ãƒ«ãƒ€ã®ä¼èª¬: ãƒ ã‚¸ãƒ¥ãƒ©ã®ä»®é¢ (The Legend of Zelda: Majora's Mask)</text:p>
          </table:table-cell>
          <table:table-cell office:value-type="string" calcext:value-type="string">
            <text:p>[{'Koji Kondo'}]</text:p>
          </table:table-cell>
          <table:table-cell office:value-type="string" calcext:value-type="string">
            <text:p>[{'Video Game Music', 'Sequencer &amp; Tracker'}]</text:p>
          </table:table-cell>
          <table:table-cell office:value-type="string" calcext:value-type="string">
            <text:p>[{'Ritual Ambient', 'Sound Effects', 'Dark Ambient', 'Fanfare', 'Chamber Music'}]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278.59999999999" calcext:value-type="float">
            <text:p>1278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5.3" calcext:value-type="float">
            <text:p>65,3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0991285206382" calcext:value-type="float">
            <text:p>0,001099</text:p>
          </table:table-cell>
          <table:table-cell office:value-type="float" office:value="0.0235079637845592" calcext:value-type="float">
            <text:p>0,02351</text:p>
          </table:table-cell>
          <table:table-cell office:value-type="float" office:value="17" calcext:value-type="float">
            <text:p>17</text:p>
          </table:table-cell>
          <table:table-cell office:value-type="float" office:value="0.0247494013377977" calcext:value-type="float">
            <text:p>0,0247494</text:p>
          </table:table-cell>
          <table:table-cell office:value-type="float" office:value="132876" calcext:value-type="float">
            <text:p>132876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New Wave', 'Progressive Rock', 'Art Rock'}]</text:p>
          </table:table-cell>
          <table:table-cell office:value-type="string" calcext:value-type="string">
            <text:p>[{'Math Rock', 'Avant-Prog'}]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144.59999999999" calcext:value-type="float">
            <text:p>1144,6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11456011790013" calcext:value-type="float">
            <text:p>0,001146</text:p>
          </table:table-cell>
          <table:table-cell office:value-type="float" office:value="0.0177308813519867" calcext:value-type="float">
            <text:p>0,01773</text:p>
          </table:table-cell>
          <table:table-cell office:value-type="float" office:value="10" calcext:value-type="float">
            <text:p>10</text:p>
          </table:table-cell>
          <table:table-cell office:value-type="float" office:value="0.0213624772922464" calcext:value-type="float">
            <text:p>0,0213625</text:p>
          </table:table-cell>
          <table:table-cell office:value-type="float" office:value="126102" calcext:value-type="float">
            <text:p>126102</text:p>
          </table:table-cell>
          <table:table-cell office:value-type="string" calcext:value-type="string">
            <text:p>We got it from Hereâ€¦ Thank You 4 Your service</text:p>
          </table:table-cell>
          <table:table-cell office:value-type="string" calcext:value-type="string">
            <text:p>[{'A Tribe Called Quest'}]</text:p>
          </table:table-cell>
          <table:table-cell office:value-type="string" calcext:value-type="string">
            <text:p>[{'Conscious Hip Hop', 'East Coast Hip Hop', 'Jazz Rap'}]</text:p>
          </table:table-cell>
          <table:table-cell office:value-type="string" calcext:value-type="string">
            <text:p>[{'Neo-Psychedelia', 'Boom Bap', 'Political Hip Hop'}]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962" calcext:value-type="float">
            <text:p>962</text:p>
          </table:table-cell>
          <table:table-cell office:value-type="float" office:value="1061.09999999999" calcext:value-type="float">
            <text:p>1061,1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403873479357" calcext:value-type="float">
            <text:p>0,000240</text:p>
          </table:table-cell>
          <table:table-cell office:value-type="float" office:value="0.0168063921252386" calcext:value-type="float">
            <text:p>0,01681</text:p>
          </table:table-cell>
          <table:table-cell office:value-type="float" office:value="16" calcext:value-type="float">
            <text:p>16</text:p>
          </table:table-cell>
          <table:table-cell office:value-type="float" office:value="0.0225441476396461" calcext:value-type="float">
            <text:p>0,0225441</text:p>
          </table:table-cell>
          <table:table-cell office:value-type="float" office:value="131844" calcext:value-type="float">
            <text:p>131844</text:p>
          </table:table-cell>
          <table:table-cell office:value-type="string" calcext:value-type="string">
            <text:p>Cowboy Bebop</text:p>
          </table:table-cell>
          <table:table-cell office:value-type="string" calcext:value-type="string">
            <text:p>[{'Seatbelts', 'Yoko Kanno'}]</text:p>
          </table:table-cell>
          <table:table-cell office:value-type="string" calcext:value-type="string">
            <text:p>[{'Jazz', 'Television Music'}]</text:p>
          </table:table-cell>
          <table:table-cell office:value-type="string" calcext:value-type="string">
            <text:p>[{'Blues', 'Ambient', 'Big Band', 'Rock', 'Electronic'}]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039.3" calcext:value-type="float">
            <text:p>1039,3</text:p>
          </table:table-cell>
          <table:table-cell office:value-type="float" office:value="620" calcext:value-type="float">
            <text:p>620</text:p>
          </table:table-cell>
          <table:table-cell office:value-type="float" office:value="0.620620620620621" calcext:value-type="float">
            <text:p>0,620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4963715529753" calcext:value-type="float">
            <text:p>0,7250</text:p>
          </table:table-cell>
          <table:table-cell office:value-type="float" office:value="0.0002956196008968" calcext:value-type="float">
            <text:p>0,000296</text:p>
          </table:table-cell>
          <table:table-cell office:value-type="float" office:value="0.0158869726230825" calcext:value-type="float">
            <text:p>0,01589</text:p>
          </table:table-cell>
          <table:table-cell office:value-type="float" office:value="8" calcext:value-type="float">
            <text:p>8</text:p>
          </table:table-cell>
          <table:table-cell office:value-type="float" office:value="0.0214838264037803" calcext:value-type="float">
            <text:p>0,0214838</text:p>
          </table:table-cell>
          <table:table-cell office:value-type="float" office:value="135381" calcext:value-type="float">
            <text:p>135381</text:p>
          </table:table-cell>
          <table:table-cell office:value-type="string" calcext:value-type="string">
            <text:p>Sgt. Pepper's Lonely Hearts Club Band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, 'Psychedelic Pop'}]</text:p>
          </table:table-cell>
          <table:table-cell office:value-type="string" calcext:value-type="string">
            <text:p>[{'Sunshine Pop', 'Psychedelic Rock', 'Art Rock', 'Baroque Pop', 'Music Hall'}]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987" calcext:value-type="float">
            <text:p>987</text:p>
          </table:table-cell>
          <table:table-cell office:value-type="float" office:value="1478.19999999999" calcext:value-type="float">
            <text:p>147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4.8" calcext:value-type="float">
            <text:p>64,8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9732511402518" calcext:value-type="float">
            <text:p>0,000973</text:p>
          </table:table-cell>
          <table:table-cell office:value-type="float" office:value="0.0257748795823943" calcext:value-type="float">
            <text:p>0,02577</text:p>
          </table:table-cell>
          <table:table-cell office:value-type="float" office:value="16" calcext:value-type="float">
            <text:p>16</text:p>
          </table:table-cell>
          <table:table-cell office:value-type="float" office:value="0.0293645583713162" calcext:value-type="float">
            <text:p>0,0293646</text:p>
          </table:table-cell>
          <table:table-cell office:value-type="float" office:value="133819" calcext:value-type="float">
            <text:p>133819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Chamber Folk', 'Indie Folk', 'Singer-Songwriter'}]</text:p>
          </table:table-cell>
          <table:table-cell office:value-type="string" calcext:value-type="string">
            <text:p>[{'Folk Pop', 'Minimalism', 'Chamber Pop', 'Americana'}]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449.29999999999" calcext:value-type="float">
            <text:p>1449,3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680699403478" calcext:value-type="float">
            <text:p>0,000468</text:p>
          </table:table-cell>
          <table:table-cell office:value-type="float" office:value="0.0369815536482318" calcext:value-type="float">
            <text:p>0,03698</text:p>
          </table:table-cell>
          <table:table-cell office:value-type="float" office:value="14" calcext:value-type="float">
            <text:p>14</text:p>
          </table:table-cell>
          <table:table-cell office:value-type="float" office:value="0.0317107054141065" calcext:value-type="float">
            <text:p>0,0317107</text:p>
          </table:table-cell>
          <table:table-cell office:value-type="float" office:value="126813" calcext:value-type="float">
            <text:p>126813</text:p>
          </table:table-cell>
          <table:table-cell office:value-type="string" calcext:value-type="string">
            <text:p>Selected Ambient Works 85-92</text:p>
          </table:table-cell>
          <table:table-cell office:value-type="string" calcext:value-type="string">
            <text:p>[{'Aphex Twin'}]</text:p>
          </table:table-cell>
          <table:table-cell office:value-type="string" calcext:value-type="string">
            <text:p>[{'Ambient Techno', 'IDM'}]</text:p>
          </table:table-cell>
          <table:table-cell office:value-type="string" calcext:value-type="string">
            <text:p>[{'Ambient'}]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77.89999999999" calcext:value-type="float">
            <text:p>1177,9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3855081343391" calcext:value-type="float">
            <text:p>0,000386</text:p>
          </table:table-cell>
          <table:table-cell office:value-type="float" office:value="0.0182260815201829" calcext:value-type="float">
            <text:p>0,01823</text:p>
          </table:table-cell>
          <table:table-cell office:value-type="float" office:value="16" calcext:value-type="float">
            <text:p>16</text:p>
          </table:table-cell>
          <table:table-cell office:value-type="float" office:value="0.023531088575122" calcext:value-type="float">
            <text:p>0,0235311</text:p>
          </table:table-cell>
          <table:table-cell office:value-type="float" office:value="123757" calcext:value-type="float">
            <text:p>123757</text:p>
          </table:table-cell>
          <table:table-cell office:value-type="string" calcext:value-type="string">
            <text:p>Lift Yr. Skinny Fists Like Antennas to Heaven!</text:p>
          </table:table-cell>
          <table:table-cell office:value-type="string" calcext:value-type="string">
            <text:p>[{'Godspeed You Black Emperor!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Chamber Music', 'Drone', 'Field Recordings', 'Ambient'}]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1174.09999999999" calcext:value-type="float">
            <text:p>1174,1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6977585467899" calcext:value-type="float">
            <text:p>0,000698</text:p>
          </table:table-cell>
          <table:table-cell office:value-type="float" office:value="0.0220579169321783" calcext:value-type="float">
            <text:p>0,02206</text:p>
          </table:table-cell>
          <table:table-cell office:value-type="float" office:value="8" calcext:value-type="float">
            <text:p>8</text:p>
          </table:table-cell>
          <table:table-cell office:value-type="float" office:value="0.022765833809233" calcext:value-type="float">
            <text:p>0,0227658</text:p>
          </table:table-cell>
          <table:table-cell office:value-type="float" office:value="131105" calcext:value-type="float">
            <text:p>131105</text:p>
          </table:table-cell>
          <table:table-cell office:value-type="string" calcext:value-type="string">
            <text:p>Highway 61 Revisited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Contemporary Folk', 'Blues Rock'}]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518.200000000004" calcext:value-type="float">
            <text:p>518,2</text:p>
          </table:table-cell>
          <table:table-cell office:value-type="float" office:value="619" calcext:value-type="float">
            <text:p>619</text:p>
          </table:table-cell>
          <table:table-cell office:value-type="float" office:value="0.61961961961962" calcext:value-type="float">
            <text:p>0,619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4437998549674" calcext:value-type="float">
            <text:p>0,7244</text:p>
          </table:table-cell>
          <table:table-cell office:value-type="float" office:value="0.0004814433672149" calcext:value-type="float">
            <text:p>0,000481</text:p>
          </table:table-cell>
          <table:table-cell office:value-type="float" office:value="0.0074732489490832" calcext:value-type="float">
            <text:p>0,00747</text:p>
          </table:table-cell>
          <table:table-cell office:value-type="float" office:value="12" calcext:value-type="float">
            <text:p>12</text:p>
          </table:table-cell>
          <table:table-cell office:value-type="float" office:value="0.0132797228214545" calcext:value-type="float">
            <text:p>0,0132797</text:p>
          </table:table-cell>
          <table:table-cell office:value-type="float" office:value="131232" calcext:value-type="float">
            <text:p>13123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[{'Charli XCX'}]</text:p>
          </table:table-cell>
          <table:table-cell office:value-type="string" calcext:value-type="string">
            <text:p>[{'Electropop', 'Electronic Dance Music'}]</text:p>
          </table:table-cell>
          <table:table-cell office:value-type="string" calcext:value-type="string">
            <text:p>[{'Electro House', 'Electroclash', 'Bubblegum Bass', 'Dance-Pop'}]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1623.19999999999" calcext:value-type="float">
            <text:p>1623,2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451229675455" calcext:value-type="float">
            <text:p>0,000645</text:p>
          </table:table-cell>
          <table:table-cell office:value-type="float" office:value="0.0505632779224831" calcext:value-type="float">
            <text:p>0,05056</text:p>
          </table:table-cell>
          <table:table-cell office:value-type="float" office:value="4" calcext:value-type="float">
            <text:p>4</text:p>
          </table:table-cell>
          <table:table-cell office:value-type="float" office:value="0.0347766840590657" calcext:value-type="float">
            <text:p>0,0347767</text:p>
          </table:table-cell>
          <table:table-cell office:value-type="float" office:value="126543" calcext:value-type="float">
            <text:p>12654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Art Pop', 'Krautrock', 'Ambient', 'Electronic'}]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float" office:value="1041" calcext:value-type="float">
            <text:p>1041,0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059499713474" calcext:value-type="float">
            <text:p>0,000606</text:p>
          </table:table-cell>
          <table:table-cell office:value-type="float" office:value="0.0155142180577431" calcext:value-type="float">
            <text:p>0,01551</text:p>
          </table:table-cell>
          <table:table-cell office:value-type="float" office:value="17" calcext:value-type="float">
            <text:p>17</text:p>
          </table:table-cell>
          <table:table-cell office:value-type="float" office:value="0.0213185357582678" calcext:value-type="float">
            <text:p>0,0213185</text:p>
          </table:table-cell>
          <table:table-cell office:value-type="float" office:value="131669" calcext:value-type="float">
            <text:p>131669</text:p>
          </table:table-cell>
          <table:table-cell office:value-type="string" calcext:value-type="string">
            <text:p>The Goldberg Variations</text:p>
          </table:table-cell>
          <table:table-cell office:value-type="string" calcext:value-type="string">
            <text:p>[{'Johann Sebastian Bach', 'Glenn Gould'}]</text:p>
          </table:table-cell>
          <table:table-cell office:value-type="string" calcext:value-type="string">
            <text:p>[{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036.8" calcext:value-type="float">
            <text:p>1036,8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8618619" calcext:value-type="float">
            <text:p>0,618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1858571998852" calcext:value-type="float">
            <text:p>0,000186</text:p>
          </table:table-cell>
          <table:table-cell office:value-type="float" office:value="0.0150306547334681" calcext:value-type="float">
            <text:p>0,01503</text:p>
          </table:table-cell>
          <table:table-cell office:value-type="float" office:value="10" calcext:value-type="float">
            <text:p>10</text:p>
          </table:table-cell>
          <table:table-cell office:value-type="float" office:value="0.0219677636091238" calcext:value-type="float">
            <text:p>0,0219678</text:p>
          </table:table-cell>
          <table:table-cell office:value-type="float" office:value="133674" calcext:value-type="float">
            <text:p>133674</text:p>
          </table:table-cell>
          <table:table-cell office:value-type="string" calcext:value-type="string">
            <text:p>Twin Fantasy</text:p>
          </table:table-cell>
          <table:table-cell office:value-type="string" calcext:value-type="string">
            <text:p>[{'Car Seat Headrest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Power Pop', 'Singer-Songwriter', 'Art Rock'}]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929.599999999995" calcext:value-type="float">
            <text:p>929,6</text:p>
          </table:table-cell>
          <table:table-cell office:value-type="float" office:value="618" calcext:value-type="float">
            <text:p>618</text:p>
          </table:table-cell>
          <table:table-cell office:value-type="float" office:value="0.618618616188619" calcext:value-type="float">
            <text:p>0,618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3913043478261" calcext:value-type="float">
            <text:p>0,7239</text:p>
          </table:table-cell>
          <table:table-cell office:value-type="float" office:value="0.000654127741636" calcext:value-type="float">
            <text:p>0,000654</text:p>
          </table:table-cell>
          <table:table-cell office:value-type="float" office:value="0.0123437358067583" calcext:value-type="float">
            <text:p>0,01234</text:p>
          </table:table-cell>
          <table:table-cell office:value-type="float" office:value="10" calcext:value-type="float">
            <text:p>10</text:p>
          </table:table-cell>
          <table:table-cell office:value-type="float" office:value="0.0186444116501862" calcext:value-type="float">
            <text:p>0,0186444</text:p>
          </table:table-cell>
          <table:table-cell office:value-type="float" office:value="128943" calcext:value-type="float">
            <text:p>128943</text:p>
          </table:table-cell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Hip Hop', 'Pop Rap'}]</text:p>
          </table:table-cell>
          <table:table-cell office:value-type="string" calcext:value-type="string">
            <text:p>[{'Experimental Hip Hop', 'Art Pop', 'Hardcore Hip Hop'}]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569.29999999999" calcext:value-type="float">
            <text:p>1569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577966075628" calcext:value-type="float">
            <text:p>0,000578</text:p>
          </table:table-cell>
          <table:table-cell office:value-type="float" office:value="0.0398660632540366" calcext:value-type="float">
            <text:p>0,03987</text:p>
          </table:table-cell>
          <table:table-cell office:value-type="float" office:value="14" calcext:value-type="float">
            <text:p>14</text:p>
          </table:table-cell>
          <table:table-cell office:value-type="float" office:value="0.0328853854419698" calcext:value-type="float">
            <text:p>0,0328854</text:p>
          </table:table-cell>
          <table:table-cell office:value-type="float" office:value="125707" calcext:value-type="float">
            <text:p>125707</text:p>
          </table:table-cell>
          <table:table-cell office:value-type="string" calcext:value-type="string">
            <text:p>Liquid Swords</text:p>
          </table:table-cell>
          <table:table-cell office:value-type="string" calcext:value-type="string">
            <text:p>[{'GZA/Genius'}]</text:p>
          </table:table-cell>
          <table:table-cell office:value-type="string" calcext:value-type="string">
            <text:p>[{'Boom Bap', 'East Coast Hip Hop', 'Hardcore Hip Hop'}]</text:p>
          </table:table-cell>
          <table:table-cell office:value-type="string" calcext:value-type="string">
            <text:p>[{'Conscious Hip Hop'}]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1154.29999999999" calcext:value-type="float">
            <text:p>1154,3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4941481227386" calcext:value-type="float">
            <text:p>0,000494</text:p>
          </table:table-cell>
          <table:table-cell office:value-type="float" office:value="0.0186813285721166" calcext:value-type="float">
            <text:p>0,01868</text:p>
          </table:table-cell>
          <table:table-cell office:value-type="float" office:value="16" calcext:value-type="float">
            <text:p>16</text:p>
          </table:table-cell>
          <table:table-cell office:value-type="float" office:value="0.0244701891466925" calcext:value-type="float">
            <text:p>0,0244702</text:p>
          </table:table-cell>
          <table:table-cell office:value-type="float" office:value="132949" calcext:value-type="float">
            <text:p>132949</text:p>
          </table:table-cell>
          <table:table-cell office:value-type="string" calcext:value-type="string">
            <text:p>Live at Reading</text:p>
          </table:table-cell>
          <table:table-cell office:value-type="string" calcext:value-type="string">
            <text:p>[{'Nirvana'}]</text:p>
          </table:table-cell>
          <table:table-cell office:value-type="string" calcext:value-type="string">
            <text:p>[{'Grunge'}]</text:p>
          </table:table-cell>
          <table:table-cell office:value-type="string" calcext:value-type="string">
            <text:p>[{'Punk Rock', 'Noise Rock'}]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950" calcext:value-type="float">
            <text:p>950</text:p>
          </table:table-cell>
          <table:table-cell office:value-type="float" office:value="1007.8" calcext:value-type="float">
            <text:p>1007,8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116344801715" calcext:value-type="float">
            <text:p>0,000212</text:p>
          </table:table-cell>
          <table:table-cell office:value-type="float" office:value="0.0147444150815765" calcext:value-type="float">
            <text:p>0,01474</text:p>
          </table:table-cell>
          <table:table-cell office:value-type="float" office:value="10" calcext:value-type="float">
            <text:p>10</text:p>
          </table:table-cell>
          <table:table-cell office:value-type="float" office:value="0.0207967403276463" calcext:value-type="float">
            <text:p>0,0207967</text:p>
          </table:table-cell>
          <table:table-cell office:value-type="float" office:value="128275" calcext:value-type="float">
            <text:p>128275</text:p>
          </table:table-cell>
          <table:table-cell office:value-type="string" calcext:value-type="string">
            <text:p>For Sale: Live at Maxwell's 1986</text:p>
          </table:table-cell>
          <table:table-cell office:value-type="string" calcext:value-type="string">
            <text:p>[{'The Replacements'}]</text:p>
          </table:table-cell>
          <table:table-cell office:value-type="string" calcext:value-type="string">
            <text:p>[{'Punk Rock', 'Alternative Rock'}]</text:p>
          </table:table-cell>
          <table:table-cell office:value-type="string" calcext:value-type="string">
            <text:p>[{'Garage Rock', 'Garage Punk', 'Power Pop', 'Heartland Rock'}]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898" calcext:value-type="float">
            <text:p>898</text:p>
          </table:table-cell>
          <table:table-cell office:value-type="float" office:value="393.900000000003" calcext:value-type="float">
            <text:p>393,9</text:p>
          </table:table-cell>
          <table:table-cell office:value-type="float" office:value="617" calcext:value-type="float">
            <text:p>617</text:p>
          </table:table-cell>
          <table:table-cell office:value-type="float" office:value="0.617617617617618" calcext:value-type="float">
            <text:p>0,617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23388848660391" calcext:value-type="float">
            <text:p>0,7234</text:p>
          </table:table-cell>
          <table:table-cell office:value-type="float" office:value="0.0002082911234547" calcext:value-type="float">
            <text:p>0,000208</text:p>
          </table:table-cell>
          <table:table-cell office:value-type="float" office:value="0.007509788066734" calcext:value-type="float">
            <text:p>0,00751</text:p>
          </table:table-cell>
          <table:table-cell office:value-type="float" office:value="21" calcext:value-type="float">
            <text:p>21</text:p>
          </table:table-cell>
          <table:table-cell office:value-type="float" office:value="0.0129308882130293" calcext:value-type="float">
            <text:p>0,0129309</text:p>
          </table:table-cell>
          <table:table-cell office:value-type="float" office:value="133222" calcext:value-type="float">
            <text:p>133222</text:p>
          </table:table-cell>
          <table:table-cell office:value-type="string" calcext:value-type="string">
            <text:p>Piano Concerto No. 2 in C minor</text:p>
          </table:table-cell>
          <table:table-cell office:value-type="string" calcext:value-type="string">
            <text:p>[{'Sergey Rakhmaninov'}]</text:p>
          </table:table-cell>
          <table:table-cell office:value-type="string" calcext:value-type="string">
            <text:p>[{'Concerto', 'Romantic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987.399999999997" calcext:value-type="float">
            <text:p>987,4</text:p>
          </table:table-cell>
          <table:table-cell office:value-type="float" office:value="616" calcext:value-type="float">
            <text:p>616</text:p>
          </table:table-cell>
          <table:table-cell office:value-type="float" office:value="0.616616616616617" calcext:value-type="float">
            <text:p>0,61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2865412445731" calcext:value-type="float">
            <text:p>0,7229</text:p>
          </table:table-cell>
          <table:table-cell office:value-type="float" office:value="0.0001705780596896" calcext:value-type="float">
            <text:p>0,000171</text:p>
          </table:table-cell>
          <table:table-cell office:value-type="float" office:value="0.0141509398819043" calcext:value-type="float">
            <text:p>0,01415</text:p>
          </table:table-cell>
          <table:table-cell office:value-type="float" office:value="17" calcext:value-type="float">
            <text:p>17</text:p>
          </table:table-cell>
          <table:table-cell office:value-type="float" office:value="0.0212448576657276" calcext:value-type="float">
            <text:p>0,0212449</text:p>
          </table:table-cell>
          <table:table-cell office:value-type="float" office:value="133573" calcext:value-type="float">
            <text:p>133573</text:p>
          </table:table-cell>
          <table:table-cell office:value-type="string" calcext:value-type="string">
            <text:p>Zen Arcade</text:p>
          </table:table-cell>
          <table:table-cell office:value-type="string" calcext:value-type="string">
            <text:p>[{'HÃ¼sker DÃ¼'}]</text:p>
          </table:table-cell>
          <table:table-cell office:value-type="string" calcext:value-type="string">
            <text:p>[{'Post-Hardcore', 'Hardcore Punk'}]</text:p>
          </table:table-cell>
          <table:table-cell office:value-type="string" calcext:value-type="string">
            <text:p>[{'Noise Rock', 'Alternative Rock'}]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561.39999999999" calcext:value-type="float">
            <text:p>1561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4142418972078" calcext:value-type="float">
            <text:p>0,000414</text:p>
          </table:table-cell>
          <table:table-cell office:value-type="float" office:value="0.039852771829853" calcext:value-type="float">
            <text:p>0,03985</text:p>
          </table:table-cell>
          <table:table-cell office:value-type="float" office:value="14" calcext:value-type="float">
            <text:p>14</text:p>
          </table:table-cell>
          <table:table-cell office:value-type="float" office:value="0.0329276241919057" calcext:value-type="float">
            <text:p>0,0329276</text:p>
          </table:table-cell>
          <table:table-cell office:value-type="float" office:value="125219" calcext:value-type="float">
            <text:p>125219</text:p>
          </table:table-cell>
          <table:table-cell office:value-type="string" calcext:value-type="string">
            <text:p>The Infamous</text:p>
          </table:table-cell>
          <table:table-cell office:value-type="string" calcext:value-type="string">
            <text:p>[{'Mobb Deep'}]</text:p>
          </table:table-cell>
          <table:table-cell office:value-type="string" calcext:value-type="string">
            <text:p>[{'East Coast Hip Hop', 'Gangsta Rap', 'Boom Bap'}]</text:p>
          </table:table-cell>
          <table:table-cell office:value-type="string" calcext:value-type="string">
            <text:p>[{'Jazz Rap'}]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1294.39999999999" calcext:value-type="float">
            <text:p>1294,4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0120360841803728" calcext:value-type="float">
            <text:p>0,000012</text:p>
          </table:table-cell>
          <table:table-cell office:value-type="float" office:value="0.0339518514413834" calcext:value-type="float">
            <text:p>0,03395</text:p>
          </table:table-cell>
          <table:table-cell office:value-type="float" office:value="14" calcext:value-type="float">
            <text:p>14</text:p>
          </table:table-cell>
          <table:table-cell office:value-type="float" office:value="0.0299816474011293" calcext:value-type="float">
            <text:p>0,0299816</text:p>
          </table:table-cell>
          <table:table-cell office:value-type="float" office:value="131693" calcext:value-type="float">
            <text:p>131693</text:p>
          </table:table-cell>
          <table:table-cell office:value-type="string" calcext:value-type="string">
            <text:p>Juan Gabriel en el Palacio de Bellas Artes</text:p>
          </table:table-cell>
          <table:table-cell office:value-type="string" calcext:value-type="string">
            <text:p>[{'Juan Gabriel'}]</text:p>
          </table:table-cell>
          <table:table-cell office:value-type="string" calcext:value-type="string">
            <text:p>[{'CanciÃ³n melÃ³dica', 'Mariachi'}]</text:p>
          </table:table-cell>
          <table:table-cell office:value-type="string" calcext:value-type="string">
            <text:p>[{'Orchestral Music', 'Ranchera', 'Latin Pop', 'Bolero'}]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30.299999999995" calcext:value-type="float">
            <text:p>930,3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3492136090666" calcext:value-type="float">
            <text:p>0,000349</text:p>
          </table:table-cell>
          <table:table-cell office:value-type="float" office:value="0.0136087332121131" calcext:value-type="float">
            <text:p>0,01361</text:p>
          </table:table-cell>
          <table:table-cell office:value-type="float" office:value="10" calcext:value-type="float">
            <text:p>10</text:p>
          </table:table-cell>
          <table:table-cell office:value-type="float" office:value="0.0184899362509405" calcext:value-type="float">
            <text:p>0,0184899</text:p>
          </table:table-cell>
          <table:table-cell office:value-type="float" office:value="124427" calcext:value-type="float">
            <text:p>124427</text:p>
          </table:table-cell>
          <table:table-cell office:value-type="string" calcext:value-type="string">
            <text:p>Coin Coin Chapter One: Gens de couleur libres</text:p>
          </table:table-cell>
          <table:table-cell office:value-type="string" calcext:value-type="string">
            <text:p>[{'Matana Roberts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Spoken Word', 'Jazz Poetry', 'Spirituals', 'Modern Creative', 'Free Jazz'}]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731" calcext:value-type="float">
            <text:p>731</text:p>
          </table:table-cell>
          <table:table-cell office:value-type="float" office:value="673.7" calcext:value-type="float">
            <text:p>673,7</text:p>
          </table:table-cell>
          <table:table-cell office:value-type="float" office:value="615" calcext:value-type="float">
            <text:p>615</text:p>
          </table:table-cell>
          <table:table-cell office:value-type="float" office:value="0.615615615615616" calcext:value-type="float">
            <text:p>0,615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234273318872" calcext:value-type="float">
            <text:p>0,7223</text:p>
          </table:table-cell>
          <table:table-cell office:value-type="float" office:value="0.000218321193605" calcext:value-type="float">
            <text:p>0,000218</text:p>
          </table:table-cell>
          <table:table-cell office:value-type="float" office:value="0.0115787239238435" calcext:value-type="float">
            <text:p>0,01158</text:p>
          </table:table-cell>
          <table:table-cell office:value-type="float" office:value="12" calcext:value-type="float">
            <text:p>12</text:p>
          </table:table-cell>
          <table:table-cell office:value-type="float" office:value="0.0150341565574929" calcext:value-type="float">
            <text:p>0,0150342</text:p>
          </table:table-cell>
          <table:table-cell office:value-type="float" office:value="124474" calcext:value-type="float">
            <text:p>124474</text:p>
          </table:table-cell>
          <table:table-cell office:value-type="string" calcext:value-type="string">
            <text:p>Live in Paris 1973</text:p>
          </table:table-cell>
          <table:table-cell office:value-type="string" calcext:value-type="string">
            <text:p>[{'Can'}]</text:p>
          </table:table-cell>
          <table:table-cell office:value-type="string" calcext:value-type="string">
            <text:p>[{'Psychedelic Rock', 'Krautrock'}]</text:p>
          </table:table-cell>
          <table:table-cell office:value-type="string" calcext:value-type="string">
            <text:p>[{'Funk Rock', 'Jam Band'}]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947" calcext:value-type="float">
            <text:p>947</text:p>
          </table:table-cell>
          <table:table-cell office:value-type="float" office:value="1376.29999999999" calcext:value-type="float">
            <text:p>1376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431625346121" calcext:value-type="float">
            <text:p>0,000143</text:p>
          </table:table-cell>
          <table:table-cell office:value-type="float" office:value="0.024292416156874" calcext:value-type="float">
            <text:p>0,02429</text:p>
          </table:table-cell>
          <table:table-cell office:value-type="float" office:value="16" calcext:value-type="float">
            <text:p>16</text:p>
          </table:table-cell>
          <table:table-cell office:value-type="float" office:value="0.027475402201555" calcext:value-type="float">
            <text:p>0,0274754</text:p>
          </table:table-cell>
          <table:table-cell office:value-type="float" office:value="121211" calcext:value-type="float">
            <text:p>121211</text:p>
          </table:table-cell>
          <table:table-cell office:value-type="string" calcext:value-type="string">
            <text:p>All Hail West Texas</text:p>
          </table:table-cell>
          <table:table-cell office:value-type="string" calcext:value-type="string">
            <text:p>[{'The Mountain Goats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1211.59999999999" calcext:value-type="float">
            <text:p>1211,6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211966809829" calcext:value-type="float">
            <text:p>0,000121</text:p>
          </table:table-cell>
          <table:table-cell office:value-type="float" office:value="0.0197755866565466" calcext:value-type="float">
            <text:p>0,01978</text:p>
          </table:table-cell>
          <table:table-cell office:value-type="float" office:value="16" calcext:value-type="float">
            <text:p>16</text:p>
          </table:table-cell>
          <table:table-cell office:value-type="float" office:value="0.0250976576445743" calcext:value-type="float">
            <text:p>0,0250977</text:p>
          </table:table-cell>
          <table:table-cell office:value-type="float" office:value="124748" calcext:value-type="float">
            <text:p>124748</text:p>
          </table:table-cell>
          <table:table-cell office:value-type="string" calcext:value-type="string">
            <text:p>ã‚ã‚‰ãŸã‚ã¾ã—ã¦ã€ã¯ã˜ã‚ã¾ã—ã¦ã€ãƒŸãƒ‰ãƒªã§ã™ã€‚ (Aratamemashite, hajimemashite, Midori desu.)</text:p>
          </table:table-cell>
          <table:table-cell office:value-type="string" calcext:value-type="string">
            <text:p>[{'Midori'}]</text:p>
          </table:table-cell>
          <table:table-cell office:value-type="string" calcext:value-type="string">
            <text:p>[{'Post-Hardcore', 'Art Punk'}]</text:p>
          </table:table-cell>
          <table:table-cell office:value-type="string" calcext:value-type="string">
            <text:p>[{'Jazz-Rock', 'Noise Rock', 'Post-Hardcore', 'Swing Revival', 'Experimental Rock'}]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1039.8" calcext:value-type="float">
            <text:p>1039,8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3500494482458" calcext:value-type="float">
            <text:p>0,000350</text:p>
          </table:table-cell>
          <table:table-cell office:value-type="float" office:value="0.0178965142062381" calcext:value-type="float">
            <text:p>0,01790</text:p>
          </table:table-cell>
          <table:table-cell office:value-type="float" office:value="8" calcext:value-type="float">
            <text:p>8</text:p>
          </table:table-cell>
          <table:table-cell office:value-type="float" office:value="0.0214216684156475" calcext:value-type="float">
            <text:p>0,0214217</text:p>
          </table:table-cell>
          <table:table-cell office:value-type="float" office:value="132586" calcext:value-type="float">
            <text:p>132586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[{'Led Zeppelin'}]</text:p>
          </table:table-cell>
          <table:table-cell office:value-type="string" calcext:value-type="string">
            <text:p>[{'Blues Rock', 'Hard Rock'}]</text:p>
          </table:table-cell>
          <table:table-cell office:value-type="string" calcext:value-type="string">
            <text:p>[{'Psychedelic Rock'}]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977.099999999996" calcext:value-type="float">
            <text:p>977,1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787772440188" calcext:value-type="float">
            <text:p>0,000179</text:p>
          </table:table-cell>
          <table:table-cell office:value-type="float" office:value="0.0150393273906529" calcext:value-type="float">
            <text:p>0,01504</text:p>
          </table:table-cell>
          <table:table-cell office:value-type="float" office:value="8" calcext:value-type="float">
            <text:p>8</text:p>
          </table:table-cell>
          <table:table-cell office:value-type="float" office:value="0.0204363266568201" calcext:value-type="float">
            <text:p>0,0204363</text:p>
          </table:table-cell>
          <table:table-cell office:value-type="float" office:value="128895" calcext:value-type="float">
            <text:p>128895</text:p>
          </table:table-cell>
          <table:table-cell office:value-type="string" calcext:value-type="string">
            <text:p>Safe as Milk</text:p>
          </table:table-cell>
          <table:table-cell office:value-type="string" calcext:value-type="string">
            <text:p>[{'Captain Beefheart &amp; The Magic Band'}]</text:p>
          </table:table-cell>
          <table:table-cell office:value-type="string" calcext:value-type="string">
            <text:p>[{'Blues Rock', 'Psychedelic Rock'}]</text:p>
          </table:table-cell>
          <table:table-cell office:value-type="string" calcext:value-type="string">
            <text:p>[{'Garage Rock', 'Experimental Rock', 'Electric Blues'}]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954.299999999997" calcext:value-type="float">
            <text:p>954,3</text:p>
          </table:table-cell>
          <table:table-cell office:value-type="float" office:value="614" calcext:value-type="float">
            <text:p>614</text:p>
          </table:table-cell>
          <table:table-cell office:value-type="float" office:value="0.614614614614615" calcext:value-type="float">
            <text:p>0,614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21820809248555" calcext:value-type="float">
            <text:p>0,7218</text:p>
          </table:table-cell>
          <table:table-cell office:value-type="float" office:value="0.0001953188993937" calcext:value-type="float">
            <text:p>0,000195</text:p>
          </table:table-cell>
          <table:table-cell office:value-type="float" office:value="0.0158614640433339" calcext:value-type="float">
            <text:p>0,01586</text:p>
          </table:table-cell>
          <table:table-cell office:value-type="float" office:value="8" calcext:value-type="float">
            <text:p>8</text:p>
          </table:table-cell>
          <table:table-cell office:value-type="float" office:value="0.0205099661585647" calcext:value-type="float">
            <text:p>0,0205100</text:p>
          </table:table-cell>
          <table:table-cell office:value-type="float" office:value="129910" calcext:value-type="float">
            <text:p>129910</text:p>
          </table:table-cell>
          <table:table-cell office:value-type="string" calcext:value-type="string">
            <text:p>Hot Rats</text:p>
          </table:table-cell>
          <table:table-cell office:value-type="string" calcext:value-type="string">
            <text:p>[{'Frank Zappa'}]</text:p>
          </table:table-cell>
          <table:table-cell office:value-type="string" calcext:value-type="string">
            <text:p>[{'Jazz-Rock', 'Jazz Fusion'}]</text:p>
          </table:table-cell>
          <table:table-cell office:value-type="string" calcext:value-type="string">
            <text:p>[{'Jam Band', 'Progressive Rock'}]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1564.39999999999" calcext:value-type="float">
            <text:p>1564,4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3375285773415" calcext:value-type="float">
            <text:p>0,000338</text:p>
          </table:table-cell>
          <table:table-cell office:value-type="float" office:value="0.0496371306356706" calcext:value-type="float">
            <text:p>0,04964</text:p>
          </table:table-cell>
          <table:table-cell office:value-type="float" office:value="1" calcext:value-type="float">
            <text:p>1</text:p>
          </table:table-cell>
          <table:table-cell office:value-type="float" office:value="0.0350449306516338" calcext:value-type="float">
            <text:p>0,0350449</text:p>
          </table:table-cell>
          <table:table-cell office:value-type="float" office:value="130684" calcext:value-type="float">
            <text:p>130684</text:p>
          </table:table-cell>
          <table:table-cell office:value-type="string" calcext:value-type="string">
            <text:p>Deep Purple in Rock</text:p>
          </table:table-cell>
          <table:table-cell office:value-type="string" calcext:value-type="string">
            <text:p>[{'Deep Purple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Heavy Metal', 'Progressive Rock'}]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644.500000000002" calcext:value-type="float">
            <text:p>644,5</text:p>
          </table:table-cell>
          <table:table-cell office:value-type="float" office:value="613" calcext:value-type="float">
            <text:p>613</text:p>
          </table:table-cell>
          <table:table-cell office:value-type="float" office:value="0.613613613613614" calcext:value-type="float">
            <text:p>0,613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129963898917" calcext:value-type="float">
            <text:p>0,7213</text:p>
          </table:table-cell>
          <table:table-cell office:value-type="float" office:value="0.0002313602848004" calcext:value-type="float">
            <text:p>0,000231</text:p>
          </table:table-cell>
          <table:table-cell office:value-type="float" office:value="0.0100885308392919" calcext:value-type="float">
            <text:p>0,01009</text:p>
          </table:table-cell>
          <table:table-cell office:value-type="float" office:value="12" calcext:value-type="float">
            <text:p>12</text:p>
          </table:table-cell>
          <table:table-cell office:value-type="float" office:value="0.0159514879390277" calcext:value-type="float">
            <text:p>0,0159515</text:p>
          </table:table-cell>
          <table:table-cell office:value-type="float" office:value="134774" calcext:value-type="float">
            <text:p>134774</text:p>
          </table:table-cell>
          <table:table-cell office:value-type="string" calcext:value-type="string">
            <text:p>Prince and the Revolution: Live</text:p>
          </table:table-cell>
          <table:table-cell office:value-type="string" calcext:value-type="string">
            <text:p>[{'Prince and The Revolution'}]</text:p>
          </table:table-cell>
          <table:table-cell office:value-type="string" calcext:value-type="string">
            <text:p>[{'Pop Rock', 'Minneapolis Sound'}]</text:p>
          </table:table-cell>
          <table:table-cell office:value-type="string" calcext:value-type="string">
            <text:p>[{'Synthpop', 'Art Pop', 'Funk Rock', 'Soul', 'Contemporary R&amp;B'}]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1441.79999999999" calcext:value-type="float">
            <text:p>1441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8318271511324" calcext:value-type="float">
            <text:p>0,000832</text:p>
          </table:table-cell>
          <table:table-cell office:value-type="float" office:value="0.0452628318121894" calcext:value-type="float">
            <text:p>0,04526</text:p>
          </table:table-cell>
          <table:table-cell office:value-type="float" office:value="7" calcext:value-type="float">
            <text:p>7</text:p>
          </table:table-cell>
          <table:table-cell office:value-type="float" office:value="0.0322730964454988" calcext:value-type="float">
            <text:p>0,0322731</text:p>
          </table:table-cell>
          <table:table-cell office:value-type="float" office:value="123419" calcext:value-type="float">
            <text:p>123419</text:p>
          </table:table-cell>
          <table:table-cell office:value-type="string" calcext:value-type="string">
            <text:p>Unknown Pleasures</text:p>
          </table:table-cell>
          <table:table-cell office:value-type="string" calcext:value-type="string">
            <text:p>[{'Joy Division'}]</text:p>
          </table:table-cell>
          <table:table-cell office:value-type="string" calcext:value-type="string">
            <text:p>[{'Post-Punk'}]</text:p>
          </table:table-cell>
          <table:table-cell office:value-type="string" calcext:value-type="string">
            <text:p>[{'Gothic Rock'}]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1322.49999999999" calcext:value-type="float">
            <text:p>1322,5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5717139985677" calcext:value-type="float">
            <text:p>0,000572</text:p>
          </table:table-cell>
          <table:table-cell office:value-type="float" office:value="0.0434353847889299" calcext:value-type="float">
            <text:p>0,04344</text:p>
          </table:table-cell>
          <table:table-cell office:value-type="float" office:value="7" calcext:value-type="float">
            <text:p>7</text:p>
          </table:table-cell>
          <table:table-cell office:value-type="float" office:value="0.0309327340634584" calcext:value-type="float">
            <text:p>0,0309327</text:p>
          </table:table-cell>
          <table:table-cell office:value-type="float" office:value="132592" calcext:value-type="float">
            <text:p>132592</text:p>
          </table:table-cell>
          <table:table-cell office:value-type="string" calcext:value-type="string">
            <text:p>Peace and Love</text:p>
          </table:table-cell>
          <table:table-cell office:value-type="string" calcext:value-type="string">
            <text:p>[{'Dadawah'}]</text:p>
          </table:table-cell>
          <table:table-cell office:value-type="string" calcext:value-type="string">
            <text:p>[{'Nyahbinghi'}]</text:p>
          </table:table-cell>
          <table:table-cell office:value-type="string" calcext:value-type="string">
            <text:p>[{'Roots Reggae'}]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940" calcext:value-type="float">
            <text:p>940</text:p>
          </table:table-cell>
          <table:table-cell office:value-type="float" office:value="1278.89999999999" calcext:value-type="float">
            <text:p>1278,9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" calcext:value-type="float">
            <text:p>0,000000</text:p>
          </table:table-cell>
          <table:table-cell office:value-type="float" office:value="0.0421524430278614" calcext:value-type="float">
            <text:p>0,04215</text:p>
          </table:table-cell>
          <table:table-cell office:value-type="float" office:value="7" calcext:value-type="float">
            <text:p>7</text:p>
          </table:table-cell>
          <table:table-cell office:value-type="float" office:value="0.0304937822195134" calcext:value-type="float">
            <text:p>0,0304938</text:p>
          </table:table-cell>
          <table:table-cell office:value-type="float" office:value="132590" calcext:value-type="float">
            <text:p>132590</text:p>
          </table:table-cell>
          <table:table-cell office:value-type="string" calcext:value-type="string">
            <text:p>Le mystÃ¨re des voix bulgares : volume 1</text:p>
          </table:table-cell>
          <table:table-cell office:value-type="string" calcext:value-type="string">
            <text:p>[{'Le MystÃ¨re des Voix Bulgares'}]</text:p>
          </table:table-cell>
          <table:table-cell office:value-type="string" calcext:value-type="string">
            <text:p>[{'Polyphonic Chant', 'Bulgarian Folk Music', 'White Voice'}]</text:p>
          </table:table-cell>
          <table:table-cell office:value-type="string" calcext:value-type="string">
            <text:p>[{'Choral', 'A cappella'}]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974.799999999996" calcext:value-type="float">
            <text:p>974,8</text:p>
          </table:table-cell>
          <table:table-cell office:value-type="float" office:value="612" calcext:value-type="float">
            <text:p>612</text:p>
          </table:table-cell>
          <table:table-cell office:value-type="float" office:value="0.612612612612613" calcext:value-type="float">
            <text:p>0,612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20779220779221" calcext:value-type="float">
            <text:p>0,7208</text:p>
          </table:table-cell>
          <table:table-cell office:value-type="float" office:value="0.000197782707246" calcext:value-type="float">
            <text:p>0,000198</text:p>
          </table:table-cell>
          <table:table-cell office:value-type="float" office:value="0.0145518469594552" calcext:value-type="float">
            <text:p>0,01455</text:p>
          </table:table-cell>
          <table:table-cell office:value-type="float" office:value="8" calcext:value-type="float">
            <text:p>8</text:p>
          </table:table-cell>
          <table:table-cell office:value-type="float" office:value="0.0209786844295633" calcext:value-type="float">
            <text:p>0,0209787</text:p>
          </table:table-cell>
          <table:table-cell office:value-type="float" office:value="133356" calcext:value-type="float">
            <text:p>133356</text:p>
          </table:table-cell>
          <table:table-cell office:value-type="string" calcext:value-type="string">
            <text:p>Forever Changes</text:p>
          </table:table-cell>
          <table:table-cell office:value-type="string" calcext:value-type="string">
            <text:p>[{'Love'}]</text:p>
          </table:table-cell>
          <table:table-cell office:value-type="string" calcext:value-type="string">
            <text:p>[{'Psychedelic Rock', 'Psychedelic Pop', 'Baroque Pop'}]</text:p>
          </table:table-cell>
          <table:table-cell office:value-type="string" calcext:value-type="string">
            <text:p>[{'Psychedelic Folk', 'Baroque Pop'}]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float" office:value="1498.09999999999" calcext:value-type="float">
            <text:p>1498,1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288860002286" calcext:value-type="float">
            <text:p>0,000329</text:p>
          </table:table-cell>
          <table:table-cell office:value-type="float" office:value="0.0477361159143843" calcext:value-type="float">
            <text:p>0,04774</text:p>
          </table:table-cell>
          <table:table-cell office:value-type="float" office:value="18" calcext:value-type="float">
            <text:p>18</text:p>
          </table:table-cell>
          <table:table-cell office:value-type="float" office:value="0.0336789982756095" calcext:value-type="float">
            <text:p>0,0336790</text:p>
          </table:table-cell>
          <table:table-cell office:value-type="float" office:value="125383" calcext:value-type="float">
            <text:p>125383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[{'Soft Machine'}]</text:p>
          </table:table-cell>
          <table:table-cell office:value-type="string" calcext:value-type="string">
            <text:p>[{'Jazz-Rock', 'Jazz Fusion', 'Canterbury Scene'}]</text:p>
          </table:table-cell>
          <table:table-cell office:value-type="string" calcext:value-type="string">
            <text:p>[{'Tape Music', 'Experimental Rock'}]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1462.19999999999" calcext:value-type="float">
            <text:p>1462,2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3960206031014" calcext:value-type="float">
            <text:p>0,000396</text:p>
          </table:table-cell>
          <table:table-cell office:value-type="float" office:value="0.0371438841364306" calcext:value-type="float">
            <text:p>0,03714</text:p>
          </table:table-cell>
          <table:table-cell office:value-type="float" office:value="14" calcext:value-type="float">
            <text:p>14</text:p>
          </table:table-cell>
          <table:table-cell office:value-type="float" office:value="0.0328050443778342" calcext:value-type="float">
            <text:p>0,0328050</text:p>
          </table:table-cell>
          <table:table-cell office:value-type="float" office:value="122487" calcext:value-type="float">
            <text:p>122487</text:p>
          </table:table-cell>
          <table:table-cell office:value-type="string" calcext:value-type="string">
            <text:p>Laughing Stock</text:p>
          </table:table-cell>
          <table:table-cell office:value-type="string" calcext:value-type="string">
            <text:p>[{'Talk Talk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Art Rock', 'Jazz-Rock', 'Experimental Rock', 'Chamber Jazz'}]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office:value-type="float" office:value="1420.39999999999" calcext:value-type="float">
            <text:p>1420,4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177197905988821" calcext:value-type="float">
            <text:p>0,000018</text:p>
          </table:table-cell>
          <table:table-cell office:value-type="float" office:value="0.0366303587860712" calcext:value-type="float">
            <text:p>0,03663</text:p>
          </table:table-cell>
          <table:table-cell office:value-type="float" office:value="14" calcext:value-type="float">
            <text:p>14</text:p>
          </table:table-cell>
          <table:table-cell office:value-type="float" office:value="0.03312618960069" calcext:value-type="float">
            <text:p>0,0331262</text:p>
          </table:table-cell>
          <table:table-cell office:value-type="float" office:value="134905" calcext:value-type="float">
            <text:p>134905</text:p>
          </table:table-cell>
          <table:table-cell office:value-type="string" calcext:value-type="string">
            <text:p>The Shape of Punk to Come</text:p>
          </table:table-cell>
          <table:table-cell office:value-type="string" calcext:value-type="string">
            <text:p>[{'Refused'}]</text:p>
          </table:table-cell>
          <table:table-cell office:value-type="string" calcext:value-type="string">
            <text:p>[{'Post-Hardcore'}]</text:p>
          </table:table-cell>
          <table:table-cell office:value-type="string" calcext:value-type="string">
            <text:p>[{'Metalcore', 'Alternative Metal', 'Art Punk'}]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462718563586" calcext:value-type="float">
            <text:p>0,000146</text:p>
          </table:table-cell>
          <table:table-cell office:value-type="float" office:value="0.0357956833813959" calcext:value-type="float">
            <text:p>0,03580</text:p>
          </table:table-cell>
          <table:table-cell office:value-type="float" office:value="14" calcext:value-type="float">
            <text:p>14</text:p>
          </table:table-cell>
          <table:table-cell office:value-type="float" office:value="0.0319312297020844" calcext:value-type="float">
            <text:p>0,0319312</text:p>
          </table:table-cell>
          <table:table-cell office:value-type="float" office:value="129012" calcext:value-type="float">
            <text:p>129012</text:p>
          </table:table-cell>
          <table:table-cell office:value-type="string" calcext:value-type="string">
            <text:p>Rust in Peace</text:p>
          </table:table-cell>
          <table:table-cell office:value-type="string" calcext:value-type="string">
            <text:p>[{'Megadeth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Technical Thrash Metal', 'Heavy Metal'}]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385.59999999999" calcext:value-type="float">
            <text:p>1385,6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959207036027" calcext:value-type="float">
            <text:p>0,000196</text:p>
          </table:table-cell>
          <table:table-cell office:value-type="float" office:value="0.0355581881448941" calcext:value-type="float">
            <text:p>0,03556</text:p>
          </table:table-cell>
          <table:table-cell office:value-type="float" office:value="14" calcext:value-type="float">
            <text:p>14</text:p>
          </table:table-cell>
          <table:table-cell office:value-type="float" office:value="0.0311359913237221" calcext:value-type="float">
            <text:p>0,0311360</text:p>
          </table:table-cell>
          <table:table-cell office:value-type="float" office:value="123111" calcext:value-type="float">
            <text:p>123111</text:p>
          </table:table-cell>
          <table:table-cell office:value-type="string" calcext:value-type="string">
            <text:p>Heaven or Las Vegas</text:p>
          </table:table-cell>
          <table:table-cell office:value-type="string" calcext:value-type="string">
            <text:p>[{'Cocteau Twins'}]</text:p>
          </table:table-cell>
          <table:table-cell office:value-type="string" calcext:value-type="string">
            <text:p>[{'Dream Pop'}]</text:p>
          </table:table-cell>
          <table:table-cell office:value-type="string" calcext:value-type="string">
            <text:p>[{'Ethereal Wave', 'Shoegaze', 'Baggy'}]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951.799999999996" calcext:value-type="float">
            <text:p>951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1040452610258" calcext:value-type="float">
            <text:p>0,000104</text:p>
          </table:table-cell>
          <table:table-cell office:value-type="float" office:value="0.0137067464143436" calcext:value-type="float">
            <text:p>0,01371</text:p>
          </table:table-cell>
          <table:table-cell office:value-type="float" office:value="17" calcext:value-type="float">
            <text:p>17</text:p>
          </table:table-cell>
          <table:table-cell office:value-type="float" office:value="0.0210053000962171" calcext:value-type="float">
            <text:p>0,0210053</text:p>
          </table:table-cell>
          <table:table-cell office:value-type="float" office:value="129015" calcext:value-type="float">
            <text:p>129015</text:p>
          </table:table-cell>
          <table:table-cell office:value-type="string" calcext:value-type="string">
            <text:p>The Queen Is Dead</text:p>
          </table:table-cell>
          <table:table-cell office:value-type="string" calcext:value-type="string">
            <text:p>[{'The Smiths'}]</text:p>
          </table:table-cell>
          <table:table-cell office:value-type="string" calcext:value-type="string">
            <text:p>[{'Indie Pop', 'Jangle Pop'}]</text:p>
          </table:table-cell>
          <table:table-cell office:value-type="string" calcext:value-type="string">
            <text:p>[{'Neo-Acoustic', 'Post-Punk'}]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732" calcext:value-type="float">
            <text:p>732</text:p>
          </table:table-cell>
          <table:table-cell office:value-type="float" office:value="939.799999999997" calcext:value-type="float">
            <text:p>939,8</text:p>
          </table:table-cell>
          <table:table-cell office:value-type="float" office:value="611" calcext:value-type="float">
            <text:p>611</text:p>
          </table:table-cell>
          <table:table-cell office:value-type="float" office:value="0.611611611611612" calcext:value-type="float">
            <text:p>0,611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20259552992069" calcext:value-type="float">
            <text:p>0,7203</text:p>
          </table:table-cell>
          <table:table-cell office:value-type="float" office:value="0.0000203944759722983" calcext:value-type="float">
            <text:p>0,000020</text:p>
          </table:table-cell>
          <table:table-cell office:value-type="float" office:value="0.0131436034240273" calcext:value-type="float">
            <text:p>0,01314</text:p>
          </table:table-cell>
          <table:table-cell office:value-type="float" office:value="10" calcext:value-type="float">
            <text:p>10</text:p>
          </table:table-cell>
          <table:table-cell office:value-type="float" office:value="0.0205353411349213" calcext:value-type="float">
            <text:p>0,0205353</text:p>
          </table:table-cell>
          <table:table-cell office:value-type="float" office:value="127368" calcext:value-type="float">
            <text:p>127368</text:p>
          </table:table-cell>
          <table:table-cell office:value-type="string" calcext:value-type="string">
            <text:p>Time 'n' Place</text:p>
          </table:table-cell>
          <table:table-cell office:value-type="string" calcext:value-type="string">
            <text:p>[{'Kero Kero Bonito'}]</text:p>
          </table:table-cell>
          <table:table-cell office:value-type="string" calcext:value-type="string">
            <text:p>[{'Twee Pop', 'Indie Pop'}]</text:p>
          </table:table-cell>
          <table:table-cell office:value-type="string" calcext:value-type="string">
            <text:p>[{'Synthpop', 'Power Pop', 'Noise Pop', 'Indietronica', 'Dream Pop'}]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office:value-type="float" office:value="1062.19999999999" calcext:value-type="float">
            <text:p>1062,2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14236012900007" calcext:value-type="float">
            <text:p>0,001424</text:p>
          </table:table-cell>
          <table:table-cell office:value-type="float" office:value="0.0145917405046857" calcext:value-type="float">
            <text:p>0,01459</text:p>
          </table:table-cell>
          <table:table-cell office:value-type="float" office:value="17" calcext:value-type="float">
            <text:p>17</text:p>
          </table:table-cell>
          <table:table-cell office:value-type="float" office:value="0.0201293542626806" calcext:value-type="float">
            <text:p>0,0201294</text:p>
          </table:table-cell>
          <table:table-cell office:value-type="float" office:value="130109" calcext:value-type="float">
            <text:p>130109</text:p>
          </table:table-cell>
          <table:table-cell office:value-type="string" calcext:value-type="string">
            <text:p>Symphonie No.9</text:p>
          </table:table-cell>
          <table:table-cell office:value-type="string" calcext:value-type="string">
            <text:p>[{'Ludwig van Beethoven', 'Berliner Philharmoniker', 'Herbert von Karajan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Choral', 'Choral Symphony'}]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1045" calcext:value-type="float">
            <text:p>1045,0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1628214721067" calcext:value-type="float">
            <text:p>0,000163</text:p>
          </table:table-cell>
          <table:table-cell office:value-type="float" office:value="0.0158744914127777" calcext:value-type="float">
            <text:p>0,01587</text:p>
          </table:table-cell>
          <table:table-cell office:value-type="float" office:value="10" calcext:value-type="float">
            <text:p>10</text:p>
          </table:table-cell>
          <table:table-cell office:value-type="float" office:value="0.0223200642099151" calcext:value-type="float">
            <text:p>0,0223201</text:p>
          </table:table-cell>
          <table:table-cell office:value-type="float" office:value="126384" calcext:value-type="float">
            <text:p>126384</text:p>
          </table:table-cell>
          <table:table-cell office:value-type="string" calcext:value-type="string">
            <text:p>...Like Clockwork</text:p>
          </table:table-cell>
          <table:table-cell office:value-type="string" calcext:value-type="string">
            <text:p>[{'Queens of the Stone Age'}]</text:p>
          </table:table-cell>
          <table:table-cell office:value-type="string" calcext:value-type="string">
            <text:p>[{'Alternative Rock'}]</text:p>
          </table:table-cell>
          <table:table-cell office:value-type="string" calcext:value-type="string">
            <text:p>[{'Hard Rock', 'Stoner Rock', 'Art Rock'}]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float" office:value="911.599999999998" calcext:value-type="float">
            <text:p>911,6</text:p>
          </table:table-cell>
          <table:table-cell office:value-type="float" office:value="610" calcext:value-type="float">
            <text:p>610</text:p>
          </table:table-cell>
          <table:table-cell office:value-type="float" office:value="0.610610610610611" calcext:value-type="float">
            <text:p>0,610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9740634005764" calcext:value-type="float">
            <text:p>0,7197</text:p>
          </table:table-cell>
          <table:table-cell office:value-type="float" office:value="0.0000828149458743981" calcext:value-type="float">
            <text:p>0,000083</text:p>
          </table:table-cell>
          <table:table-cell office:value-type="float" office:value="0.0128808210077552" calcext:value-type="float">
            <text:p>0,01288</text:p>
          </table:table-cell>
          <table:table-cell office:value-type="float" office:value="17" calcext:value-type="float">
            <text:p>17</text:p>
          </table:table-cell>
          <table:table-cell office:value-type="float" office:value="0.0207307757916994" calcext:value-type="float">
            <text:p>0,0207308</text:p>
          </table:table-cell>
          <table:table-cell office:value-type="float" office:value="134843" calcext:value-type="float">
            <text:p>134843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[{'Prince'}]</text:p>
          </table:table-cell>
          <table:table-cell office:value-type="string" calcext:value-type="string">
            <text:p>[{'Minneapolis Sound', 'Synth Funk'}]</text:p>
          </table:table-cell>
          <table:table-cell office:value-type="string" calcext:value-type="string">
            <text:p>[{'Pop Rock', 'Contemporary R&amp;B', 'Dance-Pop'}]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40.19999999999" calcext:value-type="float">
            <text:p>1640,2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505173175847" calcext:value-type="float">
            <text:p>0,000451</text:p>
          </table:table-cell>
          <table:table-cell office:value-type="float" office:value="0.0524193826829702" calcext:value-type="float">
            <text:p>0,05242</text:p>
          </table:table-cell>
          <table:table-cell office:value-type="float" office:value="0" calcext:value-type="float">
            <text:p>0</text:p>
          </table:table-cell>
          <table:table-cell office:value-type="float" office:value="0.034711782870122" calcext:value-type="float">
            <text:p>0,0347118</text:p>
          </table:table-cell>
          <table:table-cell office:value-type="float" office:value="121737" calcext:value-type="float">
            <text:p>121737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Hard Rock', 'Psychedelic Rock'}]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1622.59999999999" calcext:value-type="float">
            <text:p>1622,6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4712461292287" calcext:value-type="float">
            <text:p>0,000471</text:p>
          </table:table-cell>
          <table:table-cell office:value-type="float" office:value="0.0505579358989349" calcext:value-type="float">
            <text:p>0,05056</text:p>
          </table:table-cell>
          <table:table-cell office:value-type="float" office:value="18" calcext:value-type="float">
            <text:p>18</text:p>
          </table:table-cell>
          <table:table-cell office:value-type="float" office:value="0.0344812760701767" calcext:value-type="float">
            <text:p>0,0344813</text:p>
          </table:table-cell>
          <table:table-cell office:value-type="float" office:value="123874" calcext:value-type="float">
            <text:p>123874</text:p>
          </table:table-cell>
          <table:table-cell office:value-type="string" calcext:value-type="string">
            <text:p>On the Corner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Jazz-Funk', 'Jazz Fusion', 'Avant-Garde Jazz'}]</text:p>
          </table:table-cell>
          <table:table-cell office:value-type="string" calcext:value-type="string">
            <text:p>[{'Raga Rock', 'Indo Jazz', 'Avant-Garde Jazz', 'Funk Rock', 'Deep Funk'}]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856.299999999999" calcext:value-type="float">
            <text:p>856,3</text:p>
          </table:table-cell>
          <table:table-cell office:value-type="float" office:value="609" calcext:value-type="float">
            <text:p>609</text:p>
          </table:table-cell>
          <table:table-cell office:value-type="float" office:value="0.60960960960961" calcext:value-type="float">
            <text:p>0,609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9222462203024" calcext:value-type="float">
            <text:p>0,7192</text:p>
          </table:table-cell>
          <table:table-cell office:value-type="float" office:value="0.0000511533577665842" calcext:value-type="float">
            <text:p>0,000051</text:p>
          </table:table-cell>
          <table:table-cell office:value-type="float" office:value="0.0124378554575199" calcext:value-type="float">
            <text:p>0,01244</text:p>
          </table:table-cell>
          <table:table-cell office:value-type="float" office:value="8" calcext:value-type="float">
            <text:p>8</text:p>
          </table:table-cell>
          <table:table-cell office:value-type="float" office:value="0.0206550816778538" calcext:value-type="float">
            <text:p>0,0206551</text:p>
          </table:table-cell>
          <table:table-cell office:value-type="float" office:value="139608" calcext:value-type="float">
            <text:p>139608</text:p>
          </table:table-cell>
          <table:table-cell office:value-type="string" calcext:value-type="string">
            <text:p>Lady Soul</text:p>
          </table:table-cell>
          <table:table-cell office:value-type="string" calcext:value-type="string">
            <text:p>[{'Aretha Franklin'}]</text:p>
          </table:table-cell>
          <table:table-cell office:value-type="string" calcext:value-type="string">
            <text:p>[{'Southern Soul'}]</text:p>
          </table:table-cell>
          <table:table-cell office:value-type="string" calcext:value-type="string">
            <text:p>[{'Rhythm &amp; Blues', 'Deep Soul'}]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1463.19999999999" calcext:value-type="float">
            <text:p>1463,2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18045615908" calcext:value-type="float">
            <text:p>0,000180</text:p>
          </table:table-cell>
          <table:table-cell office:value-type="float" office:value="0.0373841015291529" calcext:value-type="float">
            <text:p>0,03738</text:p>
          </table:table-cell>
          <table:table-cell office:value-type="float" office:value="14" calcext:value-type="float">
            <text:p>14</text:p>
          </table:table-cell>
          <table:table-cell office:value-type="float" office:value="0.0330126876319439" calcext:value-type="float">
            <text:p>0,0330127</text:p>
          </table:table-cell>
          <table:table-cell office:value-type="float" office:value="125215" calcext:value-type="float">
            <text:p>125215</text:p>
          </table:table-cell>
          <table:table-cell office:value-type="string" calcext:value-type="string">
            <text:p>Left Hand Path</text:p>
          </table:table-cell>
          <table:table-cell office:value-type="string" calcext:value-type="string">
            <text:p>[{'Entombed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1100.1" calcext:value-type="float">
            <text:p>1100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539269396316" calcext:value-type="float">
            <text:p>0,000754</text:p>
          </table:table-cell>
          <table:table-cell office:value-type="float" office:value="0.017503795262346" calcext:value-type="float">
            <text:p>0,01750</text:p>
          </table:table-cell>
          <table:table-cell office:value-type="float" office:value="10" calcext:value-type="float">
            <text:p>10</text:p>
          </table:table-cell>
          <table:table-cell office:value-type="float" office:value="0.0228430788914228" calcext:value-type="float">
            <text:p>0,0228431</text:p>
          </table:table-cell>
          <table:table-cell office:value-type="float" office:value="130218" calcext:value-type="float">
            <text:p>130218</text:p>
          </table:table-cell>
          <table:table-cell office:value-type="string" calcext:value-type="string">
            <text:p>Sunshine Daydream: Veneta, Oregon, August 27, 1972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Country Rock', 'Jazz-Rock', 'Roots Rock', 'Folk Rock'}]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19.1" calcext:value-type="float">
            <text:p>1019,1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7453010793024" calcext:value-type="float">
            <text:p>0,000745</text:p>
          </table:table-cell>
          <table:table-cell office:value-type="float" office:value="0.0156765661895015" calcext:value-type="float">
            <text:p>0,01568</text:p>
          </table:table-cell>
          <table:table-cell office:value-type="float" office:value="8" calcext:value-type="float">
            <text:p>8</text:p>
          </table:table-cell>
          <table:table-cell office:value-type="float" office:value="0.021243055090897" calcext:value-type="float">
            <text:p>0,0212431</text:p>
          </table:table-cell>
          <table:table-cell office:value-type="float" office:value="129028" calcext:value-type="float">
            <text:p>129028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, 'Psychedelic Pop'}]</text:p>
          </table:table-cell>
          <table:table-cell office:value-type="string" calcext:value-type="string">
            <text:p>[{'Psychedelic Pop', 'Psychedelic Rock'}]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753" calcext:value-type="float">
            <text:p>753</text:p>
          </table:table-cell>
          <table:table-cell office:value-type="float" office:value="657.399999999999" calcext:value-type="float">
            <text:p>657,4</text:p>
          </table:table-cell>
          <table:table-cell office:value-type="float" office:value="608" calcext:value-type="float">
            <text:p>608</text:p>
          </table:table-cell>
          <table:table-cell office:value-type="float" office:value="0.608608608608609" calcext:value-type="float">
            <text:p>0,608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18705035971223" calcext:value-type="float">
            <text:p>0,7187</text:p>
          </table:table-cell>
          <table:table-cell office:value-type="float" office:value="0.000250417418086" calcext:value-type="float">
            <text:p>0,000250</text:p>
          </table:table-cell>
          <table:table-cell office:value-type="float" office:value="0.010855141035681" calcext:value-type="float">
            <text:p>0,01086</text:p>
          </table:table-cell>
          <table:table-cell office:value-type="float" office:value="12" calcext:value-type="float">
            <text:p>12</text:p>
          </table:table-cell>
          <table:table-cell office:value-type="float" office:value="0.0144814802880082" calcext:value-type="float">
            <text:p>0,0144815</text:p>
          </table:table-cell>
          <table:table-cell office:value-type="float" office:value="119990" calcext:value-type="float">
            <text:p>119990</text:p>
          </table:table-cell>
          <table:table-cell office:value-type="string" calcext:value-type="string">
            <text:p>The Carnegie Hall Concert</text:p>
          </table:table-cell>
          <table:table-cell office:value-type="string" calcext:value-type="string">
            <text:p>[{'Alice Coltrane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Indo Jazz', 'Free Jazz'}]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90.39999999999" calcext:value-type="float">
            <text:p>1590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6001993977945" calcext:value-type="float">
            <text:p>0,000600</text:p>
          </table:table-cell>
          <table:table-cell office:value-type="float" office:value="0.0404535977441141" calcext:value-type="float">
            <text:p>0,04045</text:p>
          </table:table-cell>
          <table:table-cell office:value-type="float" office:value="14" calcext:value-type="float">
            <text:p>14</text:p>
          </table:table-cell>
          <table:table-cell office:value-type="float" office:value="0.0342458503816688" calcext:value-type="float">
            <text:p>0,0342459</text:p>
          </table:table-cell>
          <table:table-cell office:value-type="float" office:value="122346" calcext:value-type="float">
            <text:p>122346</text:p>
          </table:table-cell>
          <table:table-cell office:value-type="string" calcext:value-type="string">
            <text:p>Enter the Wu-Tang (36 Chambers)</text:p>
          </table:table-cell>
          <table:table-cell office:value-type="string" calcext:value-type="string">
            <text:p>[{'Wu-Tang Clan'}]</text:p>
          </table:table-cell>
          <table:table-cell office:value-type="string" calcext:value-type="string">
            <text:p>[{'Hardcore Hip Hop', 'East Coast Hip Hop', 'Boom Ba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1477.09999999999" calcext:value-type="float">
            <text:p>1477,1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1280028000134" calcext:value-type="float">
            <text:p>0,000128</text:p>
          </table:table-cell>
          <table:table-cell office:value-type="float" office:value="0.0374519090706313" calcext:value-type="float">
            <text:p>0,03745</text:p>
          </table:table-cell>
          <table:table-cell office:value-type="float" office:value="14" calcext:value-type="float">
            <text:p>14</text:p>
          </table:table-cell>
          <table:table-cell office:value-type="float" office:value="0.0339005607787335" calcext:value-type="float">
            <text:p>0,0339006</text:p>
          </table:table-cell>
          <table:table-cell office:value-type="float" office:value="125202" calcext:value-type="float">
            <text:p>125202</text:p>
          </table:table-cell>
          <table:table-cell office:value-type="string" calcext:value-type="string">
            <text:p>Souvlaki</text:p>
          </table:table-cell>
          <table:table-cell office:value-type="string" calcext:value-type="string">
            <text:p>[{'Slowdive'}]</text:p>
          </table:table-cell>
          <table:table-cell office:value-type="string" calcext:value-type="string">
            <text:p>[{'Shoegaze', 'Dream Pop'}]</text:p>
          </table:table-cell>
          <table:table-cell office:value-type="string" calcext:value-type="string">
            <text:p>[{'Neo-Psychedelia', 'Space Rock Revival'}]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728" calcext:value-type="float">
            <text:p>728</text:p>
          </table:table-cell>
          <table:table-cell office:value-type="float" office:value="1293.19999999999" calcext:value-type="float">
            <text:p>1293,2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0151460745" calcext:value-type="float">
            <text:p>0,000283</text:p>
          </table:table-cell>
          <table:table-cell office:value-type="float" office:value="0.0211360833749015" calcext:value-type="float">
            <text:p>0,02114</text:p>
          </table:table-cell>
          <table:table-cell office:value-type="float" office:value="16" calcext:value-type="float">
            <text:p>16</text:p>
          </table:table-cell>
          <table:table-cell office:value-type="float" office:value="0.0274561558601848" calcext:value-type="float">
            <text:p>0,0274562</text:p>
          </table:table-cell>
          <table:table-cell office:value-type="float" office:value="124813" calcext:value-type="float">
            <text:p>124813</text:p>
          </table:table-cell>
          <table:table-cell office:value-type="string" calcext:value-type="string">
            <text:p>And Then Nothing Turned Itself Inside-Out</text:p>
          </table:table-cell>
          <table:table-cell office:value-type="string" calcext:value-type="string">
            <text:p>[{'Yo La Tengo'}]</text:p>
          </table:table-cell>
          <table:table-cell office:value-type="string" calcext:value-type="string">
            <text:p>[{'Indie Rock', 'Dream Pop'}]</text:p>
          </table:table-cell>
          <table:table-cell office:value-type="string" calcext:value-type="string">
            <text:p>[{'Post-Rock', 'Slowcore', 'Ambient Pop'}]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1189.39999999999" calcext:value-type="float">
            <text:p>1189,4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4157464077303" calcext:value-type="float">
            <text:p>0,000416</text:p>
          </table:table-cell>
          <table:table-cell office:value-type="float" office:value="0.0194290303911692" calcext:value-type="float">
            <text:p>0,01943</text:p>
          </table:table-cell>
          <table:table-cell office:value-type="float" office:value="16" calcext:value-type="float">
            <text:p>16</text:p>
          </table:table-cell>
          <table:table-cell office:value-type="float" office:value="0.0248541377064893" calcext:value-type="float">
            <text:p>0,0248541</text:p>
          </table:table-cell>
          <table:table-cell office:value-type="float" office:value="119470" calcext:value-type="float">
            <text:p>119470</text:p>
          </table:table-cell>
          <table:table-cell office:value-type="string" calcext:value-type="string">
            <text:p>Blackwater Park</text:p>
          </table:table-cell>
          <table:table-cell office:value-type="string" calcext:value-type="string">
            <text:p>[{'Opeth'}]</text:p>
          </table:table-cell>
          <table:table-cell office:value-type="string" calcext:value-type="string">
            <text:p>[{'Progressive Metal'}]</text:p>
          </table:table-cell>
          <table:table-cell office:value-type="string" calcext:value-type="string">
            <text:p>[{'Death Metal', 'Progressive Rock'}]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096.49999999999" calcext:value-type="float">
            <text:p>1096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537607748028" calcext:value-type="float">
            <text:p>0,000254</text:p>
          </table:table-cell>
          <table:table-cell office:value-type="float" office:value="0.0167723290709682" calcext:value-type="float">
            <text:p>0,01677</text:p>
          </table:table-cell>
          <table:table-cell office:value-type="float" office:value="16" calcext:value-type="float">
            <text:p>16</text:p>
          </table:table-cell>
          <table:table-cell office:value-type="float" office:value="0.0231348776517463" calcext:value-type="float">
            <text:p>0,0231349</text:p>
          </table:table-cell>
          <table:table-cell office:value-type="float" office:value="127438" calcext:value-type="float">
            <text:p>127438</text:p>
          </table:table-cell>
          <table:table-cell office:value-type="string" calcext:value-type="string">
            <text:p>The College Dropout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Pop Rap', 'Chipmunk Soul'}]</text:p>
          </table:table-cell>
          <table:table-cell office:value-type="string" calcext:value-type="string">
            <text:p>[{'Conscious Hip Hop', 'Neo-Soul'}]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985.499999999996" calcext:value-type="float">
            <text:p>985,5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5272473542346" calcext:value-type="float">
            <text:p>0,000527</text:p>
          </table:table-cell>
          <table:table-cell office:value-type="float" office:value="0.0151245877632316" calcext:value-type="float">
            <text:p>0,01512</text:p>
          </table:table-cell>
          <table:table-cell office:value-type="float" office:value="8" calcext:value-type="float">
            <text:p>8</text:p>
          </table:table-cell>
          <table:table-cell office:value-type="float" office:value="0.0215404820275251" calcext:value-type="float">
            <text:p>0,0215405</text:p>
          </table:table-cell>
          <table:table-cell office:value-type="float" office:value="131438" calcext:value-type="float">
            <text:p>131438</text:p>
          </table:table-cell>
          <table:table-cell office:value-type="string" calcext:value-type="string">
            <text:p>Rubber Soul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Folk Pop', 'Psychedelic Pop', 'Folk Rock', 'British Rhythm &amp; Blues'}]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752.699999999999" calcext:value-type="float">
            <text:p>752,7</text:p>
          </table:table-cell>
          <table:table-cell office:value-type="float" office:value="607" calcext:value-type="float">
            <text:p>607</text:p>
          </table:table-cell>
          <table:table-cell office:value-type="float" office:value="0.607607607607608" calcext:value-type="float">
            <text:p>0,6076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718188353702372" calcext:value-type="float">
            <text:p>0,7182</text:p>
          </table:table-cell>
          <table:table-cell office:value-type="float" office:value="0.0002831488803432" calcext:value-type="float">
            <text:p>0,000283</text:p>
          </table:table-cell>
          <table:table-cell office:value-type="float" office:value="0.012227516559154" calcext:value-type="float">
            <text:p>0,01223</text:p>
          </table:table-cell>
          <table:table-cell office:value-type="float" office:value="12" calcext:value-type="float">
            <text:p>12</text:p>
          </table:table-cell>
          <table:table-cell office:value-type="float" office:value="0.0167696523762942" calcext:value-type="float">
            <text:p>0,0167697</text:p>
          </table:table-cell>
          <table:table-cell office:value-type="float" office:value="125943" calcext:value-type="float">
            <text:p>125943</text:p>
          </table:table-cell>
          <table:table-cell office:value-type="string" calcext:value-type="string">
            <text:p>Live in Chicago '23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Jazz-Rock', 'Progressive Metal', 'Garage Rock', 'Psychedelic Pop', 'Stoner Metal'}]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421.39999999999" calcext:value-type="float">
            <text:p>1421,4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40982732899" calcext:value-type="float">
            <text:p>0,000344</text:p>
          </table:table-cell>
          <table:table-cell office:value-type="float" office:value="0.0457356703372705" calcext:value-type="float">
            <text:p>0,04574</text:p>
          </table:table-cell>
          <table:table-cell office:value-type="float" office:value="7" calcext:value-type="float">
            <text:p>7</text:p>
          </table:table-cell>
          <table:table-cell office:value-type="float" office:value="0.0328055455627529" calcext:value-type="float">
            <text:p>0,0328055</text:p>
          </table:table-cell>
          <table:table-cell office:value-type="float" office:value="123523" calcext:value-type="float">
            <text:p>123523</text:p>
          </table:table-cell>
          <table:table-cell office:value-type="string" calcext:value-type="string">
            <text:p>Ege BamyasÄ±</text:p>
          </table:table-cell>
          <table:table-cell office:value-type="string" calcext:value-type="string">
            <text:p>[{'Can'}]</text:p>
          </table:table-cell>
          <table:table-cell office:value-type="string" calcext:value-type="string">
            <text:p>[{'Krautrock'}]</text:p>
          </table:table-cell>
          <table:table-cell office:value-type="string" calcext:value-type="string">
            <text:p>[{'Funk Rock', 'Psychedelic Rock'}]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24.99999999999" calcext:value-type="float">
            <text:p>1225,0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473747628724" calcext:value-type="float">
            <text:p>0,000347</text:p>
          </table:table-cell>
          <table:table-cell office:value-type="float" office:value="0.0199329182666952" calcext:value-type="float">
            <text:p>0,01993</text:p>
          </table:table-cell>
          <table:table-cell office:value-type="float" office:value="10" calcext:value-type="float">
            <text:p>10</text:p>
          </table:table-cell>
          <table:table-cell office:value-type="float" office:value="0.024724042767631" calcext:value-type="float">
            <text:p>0,0247240</text:p>
          </table:table-cell>
          <table:table-cell office:value-type="float" office:value="122828" calcext:value-type="float">
            <text:p>122828</text:p>
          </table:table-cell>
          <table:table-cell office:value-type="string" calcext:value-type="string">
            <text:p>A Moon Shaped Pool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Chamber Pop', 'Art Pop', 'Art Rock'}]</text:p>
          </table:table-cell>
          <table:table-cell office:value-type="string" calcext:value-type="string">
            <text:p>[{'Electronic', 'Ambient Pop'}]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182.09999999999" calcext:value-type="float">
            <text:p>1182,1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7320279531368" calcext:value-type="float">
            <text:p>0,000732</text:p>
          </table:table-cell>
          <table:table-cell office:value-type="float" office:value="0.018707137621847" calcext:value-type="float">
            <text:p>0,01871</text:p>
          </table:table-cell>
          <table:table-cell office:value-type="float" office:value="16" calcext:value-type="float">
            <text:p>16</text:p>
          </table:table-cell>
          <table:table-cell office:value-type="float" office:value="0.0242703023734799" calcext:value-type="float">
            <text:p>0,0242703</text:p>
          </table:table-cell>
          <table:table-cell office:value-type="float" office:value="117174" calcext:value-type="float">
            <text:p>117174</text:p>
          </table:table-cell>
          <table:table-cell office:value-type="string" calcext:value-type="string">
            <text:p>Boris at Last -Feedbacker-</text:p>
          </table:table-cell>
          <table:table-cell office:value-type="string" calcext:value-type="string">
            <text:p>[{'Boris'}]</text:p>
          </table:table-cell>
          <table:table-cell office:value-type="string" calcext:value-type="string">
            <text:p>[{'Drone Metal', 'Post-Metal', 'Drone'}]</text:p>
          </table:table-cell>
          <table:table-cell office:value-type="string" calcext:value-type="string">
            <text:p>[{'Noise', 'Psychedelic Rock', 'Post-Rock'}]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1156.59999999999" calcext:value-type="float">
            <text:p>1156,6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3262781819896" calcext:value-type="float">
            <text:p>0,000326</text:p>
          </table:table-cell>
          <table:table-cell office:value-type="float" office:value="0.0188476859067656" calcext:value-type="float">
            <text:p>0,01885</text:p>
          </table:table-cell>
          <table:table-cell office:value-type="float" office:value="16" calcext:value-type="float">
            <text:p>16</text:p>
          </table:table-cell>
          <table:table-cell office:value-type="float" office:value="0.0247866458656014" calcext:value-type="float">
            <text:p>0,0247866</text:p>
          </table:table-cell>
          <table:table-cell office:value-type="float" office:value="122272" calcext:value-type="float">
            <text:p>122272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[{'Mastodon'}]</text:p>
          </table:table-cell>
          <table:table-cell office:value-type="string" calcext:value-type="string">
            <text:p>[{'Progressive Metal', 'Sludge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890.499999999998" calcext:value-type="float">
            <text:p>890,5</text:p>
          </table:table-cell>
          <table:table-cell office:value-type="float" office:value="606" calcext:value-type="float">
            <text:p>606</text:p>
          </table:table-cell>
          <table:table-cell office:value-type="float" office:value="0.606606606606607" calcext:value-type="float">
            <text:p>0,606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7672413793103" calcext:value-type="float">
            <text:p>0,7177</text:p>
          </table:table-cell>
          <table:table-cell office:value-type="float" office:value="0.0000722165050822366" calcext:value-type="float">
            <text:p>0,000072</text:p>
          </table:table-cell>
          <table:table-cell office:value-type="float" office:value="0.0121079939071697" calcext:value-type="float">
            <text:p>0,01211</text:p>
          </table:table-cell>
          <table:table-cell office:value-type="float" office:value="10" calcext:value-type="float">
            <text:p>10</text:p>
          </table:table-cell>
          <table:table-cell office:value-type="float" office:value="0.0200003279116496" calcext:value-type="float">
            <text:p>0,0200003</text:p>
          </table:table-cell>
          <table:table-cell office:value-type="float" office:value="132855" calcext:value-type="float">
            <text:p>132855</text:p>
          </table:table-cell>
          <table:table-cell office:value-type="string" calcext:value-type="string">
            <text:p>EÂ·MOÂ·TION</text:p>
          </table:table-cell>
          <table:table-cell office:value-type="string" calcext:value-type="string">
            <text:p>[{'Carly Rae Jepsen'}]</text:p>
          </table:table-cell>
          <table:table-cell office:value-type="string" calcext:value-type="string">
            <text:p>[{'Synthpop', 'Dance-Pop'}]</text:p>
          </table:table-cell>
          <table:table-cell office:value-type="string" calcext:value-type="string">
            <text:p>[{'Sophisti-Pop', 'Electropop'}]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1113.39999999999" calcext:value-type="float">
            <text:p>1113,4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453359170794" calcext:value-type="float">
            <text:p>0,000453</text:p>
          </table:table-cell>
          <table:table-cell office:value-type="float" office:value="0.0171993477415167" calcext:value-type="float">
            <text:p>0,01720</text:p>
          </table:table-cell>
          <table:table-cell office:value-type="float" office:value="17" calcext:value-type="float">
            <text:p>17</text:p>
          </table:table-cell>
          <table:table-cell office:value-type="float" office:value="0.022706747951372" calcext:value-type="float">
            <text:p>0,0227067</text:p>
          </table:table-cell>
          <table:table-cell office:value-type="float" office:value="125866" calcext:value-type="float">
            <text:p>125866</text:p>
          </table:table-cell>
          <table:table-cell office:value-type="string" calcext:value-type="string">
            <text:p>The Name of This Band Is Talking Heads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Post-Punk', 'New Wave', 'Art Punk'}]</text:p>
          </table:table-cell>
          <table:table-cell office:value-type="string" calcext:value-type="string">
            <text:p>[{'Funk Rock', 'Funk', 'Art Rock'}]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90.999999999997" calcext:value-type="float">
            <text:p>891,0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28618331089941" calcext:value-type="float">
            <text:p>0,000043</text:p>
          </table:table-cell>
          <table:table-cell office:value-type="float" office:value="0.0125876061845607" calcext:value-type="float">
            <text:p>0,01259</text:p>
          </table:table-cell>
          <table:table-cell office:value-type="float" office:value="17" calcext:value-type="float">
            <text:p>17</text:p>
          </table:table-cell>
          <table:table-cell office:value-type="float" office:value="0.0192540165588582" calcext:value-type="float">
            <text:p>0,0192540</text:p>
          </table:table-cell>
          <table:table-cell office:value-type="float" office:value="120167" calcext:value-type="float">
            <text:p>120167</text:p>
          </table:table-cell>
          <table:table-cell office:value-type="string" calcext:value-type="string">
            <text:p>Nightfall</text:p>
          </table:table-cell>
          <table:table-cell office:value-type="string" calcext:value-type="string">
            <text:p>[{'Candlemass'}]</text:p>
          </table:table-cell>
          <table:table-cell office:value-type="string" calcext:value-type="string">
            <text:p>[{'Epic Doom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939" calcext:value-type="float">
            <text:p>939</text:p>
          </table:table-cell>
          <table:table-cell office:value-type="float" office:value="835.299999999997" calcext:value-type="float">
            <text:p>835,3</text:p>
          </table:table-cell>
          <table:table-cell office:value-type="float" office:value="604" calcext:value-type="float">
            <text:p>604</text:p>
          </table:table-cell>
          <table:table-cell office:value-type="float" office:value="0.604604604604605" calcext:value-type="float">
            <text:p>0,604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16642754662841" calcext:value-type="float">
            <text:p>0,7166</text:p>
          </table:table-cell>
          <table:table-cell office:value-type="float" office:value="0.0000411232876162736" calcext:value-type="float">
            <text:p>0,000041</text:p>
          </table:table-cell>
          <table:table-cell office:value-type="float" office:value="0.0125425101053169" calcext:value-type="float">
            <text:p>0,01254</text:p>
          </table:table-cell>
          <table:table-cell office:value-type="float" office:value="8" calcext:value-type="float">
            <text:p>8</text:p>
          </table:table-cell>
          <table:table-cell office:value-type="float" office:value="0.0182621232776178" calcext:value-type="float">
            <text:p>0,0182621</text:p>
          </table:table-cell>
          <table:table-cell office:value-type="float" office:value="128524" calcext:value-type="float">
            <text:p>128524</text:p>
          </table:table-cell>
          <table:table-cell office:value-type="string" calcext:value-type="string">
            <text:p>We Insist! Max Roach's Freedom Now Suite</text:p>
          </table:table-cell>
          <table:table-cell office:value-type="string" calcext:value-type="string">
            <text:p>[{'Max Roach'}]</text:p>
          </table:table-cell>
          <table:table-cell office:value-type="string" calcext:value-type="string">
            <text:p>[{'Avant-Garde Jazz'}]</text:p>
          </table:table-cell>
          <table:table-cell office:value-type="string" calcext:value-type="string">
            <text:p>[{'Hard Bop', 'Afro-Jazz', 'Vocal Jazz'}]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730.09999999999" calcext:value-type="float">
            <text:p>1730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68091538432" calcext:value-type="float">
            <text:p>0,000637</text:p>
          </table:table-cell>
          <table:table-cell office:value-type="float" office:value="0.0442367939798479" calcext:value-type="float">
            <text:p>0,04424</text:p>
          </table:table-cell>
          <table:table-cell office:value-type="float" office:value="11" calcext:value-type="float">
            <text:p>11</text:p>
          </table:table-cell>
          <table:table-cell office:value-type="float" office:value="0.0378767138375107" calcext:value-type="float">
            <text:p>0,0378767</text:p>
          </table:table-cell>
          <table:table-cell office:value-type="float" office:value="119090" calcext:value-type="float">
            <text:p>119090</text:p>
          </table:table-cell>
          <table:table-cell office:value-type="string" calcext:value-type="string">
            <text:p>Elliott Smith</text:p>
          </table:table-cell>
          <table:table-cell office:value-type="string" calcext:value-type="string">
            <text:p>[{'Elliott Smith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1396.19999999999" calcext:value-type="float">
            <text:p>1396,2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4065856103264" calcext:value-type="float">
            <text:p>0,000407</text:p>
          </table:table-cell>
          <table:table-cell office:value-type="float" office:value="0.0360553026324561" calcext:value-type="float">
            <text:p>0,03606</text:p>
          </table:table-cell>
          <table:table-cell office:value-type="float" office:value="14" calcext:value-type="float">
            <text:p>14</text:p>
          </table:table-cell>
          <table:table-cell office:value-type="float" office:value="0.0314837255126069" calcext:value-type="float">
            <text:p>0,0314837</text:p>
          </table:table-cell>
          <table:table-cell office:value-type="float" office:value="120610" calcext:value-type="float">
            <text:p>120610</text:p>
          </table:table-cell>
          <table:table-cell office:value-type="string" calcext:value-type="string">
            <text:p>Onward to Golgotha</text:p>
          </table:table-cell>
          <table:table-cell office:value-type="string" calcext:value-type="string">
            <text:p>[{'Incantation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Death Doom Metal'}]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float" office:value="1383.09999999999" calcext:value-type="float">
            <text:p>1383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569705978523" calcext:value-type="float">
            <text:p>0,000157</text:p>
          </table:table-cell>
          <table:table-cell office:value-type="float" office:value="0.0443470534803606" calcext:value-type="float">
            <text:p>0,04435</text:p>
          </table:table-cell>
          <table:table-cell office:value-type="float" office:value="7" calcext:value-type="float">
            <text:p>7</text:p>
          </table:table-cell>
          <table:table-cell office:value-type="float" office:value="0.032912910222179" calcext:value-type="float">
            <text:p>0,0329129</text:p>
          </table:table-cell>
          <table:table-cell office:value-type="float" office:value="122343" calcext:value-type="float">
            <text:p>122343</text:p>
          </table:table-cell>
          <table:table-cell office:value-type="string" calcext:value-type="string">
            <text:p>Sun Bear Concerts Piano Solo: Recorded in Japan</text:p>
          </table:table-cell>
          <table:table-cell office:value-type="string" calcext:value-type="string">
            <text:p>[{'Keith Jarrett'}]</text:p>
          </table:table-cell>
          <table:table-cell office:value-type="string" calcext:value-type="string">
            <text:p>[{'ECM Style Jazz'}]</text:p>
          </table:table-cell>
          <table:table-cell office:value-type="string" calcext:value-type="string">
            <text:p>[{'Post-Minimalism', 'Avant-Garde Jazz'}]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663" calcext:value-type="float">
            <text:p>663</text:p>
          </table:table-cell>
          <table:table-cell office:value-type="float" office:value="1170.79999999999" calcext:value-type="float">
            <text:p>1170,8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1695750526745" calcext:value-type="float">
            <text:p>0,000170</text:p>
          </table:table-cell>
          <table:table-cell office:value-type="float" office:value="0.018069272877649" calcext:value-type="float">
            <text:p>0,01807</text:p>
          </table:table-cell>
          <table:table-cell office:value-type="float" office:value="16" calcext:value-type="float">
            <text:p>16</text:p>
          </table:table-cell>
          <table:table-cell office:value-type="float" office:value="0.024301514676036" calcext:value-type="float">
            <text:p>0,0243015</text:p>
          </table:table-cell>
          <table:table-cell office:value-type="float" office:value="117888" calcext:value-type="float">
            <text:p>117888</text:p>
          </table:table-cell>
          <table:table-cell office:value-type="string" calcext:value-type="string">
            <text:p>Harmony in Ultraviolet</text:p>
          </table:table-cell>
          <table:table-cell office:value-type="string" calcext:value-type="string">
            <text:p>[{'Tim Hecker'}]</text:p>
          </table:table-cell>
          <table:table-cell office:value-type="string" calcext:value-type="string">
            <text:p>[{'Ambient'}]</text:p>
          </table:table-cell>
          <table:table-cell office:value-type="string" calcext:value-type="string">
            <text:p>[{'Drone', 'Noise', 'Electroacoustic', 'Glitch'}]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27.9" calcext:value-type="float">
            <text:p>1027,9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632797125783" calcext:value-type="float">
            <text:p>0,000633</text:p>
          </table:table-cell>
          <table:table-cell office:value-type="float" office:value="0.0146598224112269" calcext:value-type="float">
            <text:p>0,01466</text:p>
          </table:table-cell>
          <table:table-cell office:value-type="float" office:value="17" calcext:value-type="float">
            <text:p>17</text:p>
          </table:table-cell>
          <table:table-cell office:value-type="float" office:value="0.0213741214876939" calcext:value-type="float">
            <text:p>0,0213741</text:p>
          </table:table-cell>
          <table:table-cell office:value-type="float" office:value="121922" calcext:value-type="float">
            <text:p>121922</text:p>
          </table:table-cell>
          <table:table-cell office:value-type="string" calcext:value-type="string">
            <text:p>Disintegration</text:p>
          </table:table-cell>
          <table:table-cell office:value-type="string" calcext:value-type="string">
            <text:p>[{'The Cure'}]</text:p>
          </table:table-cell>
          <table:table-cell office:value-type="string" calcext:value-type="string">
            <text:p>[{'Gothic Rock', 'Post-Punk'}]</text:p>
          </table:table-cell>
          <table:table-cell office:value-type="string" calcext:value-type="string">
            <text:p>[{'Ethereal Wave', 'Dream Pop'}]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float" office:value="1012.1" calcext:value-type="float">
            <text:p>1012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3075888179428" calcext:value-type="float">
            <text:p>0,000308</text:p>
          </table:table-cell>
          <table:table-cell office:value-type="float" office:value="0.0145250795129239" calcext:value-type="float">
            <text:p>0,01453</text:p>
          </table:table-cell>
          <table:table-cell office:value-type="float" office:value="10" calcext:value-type="float">
            <text:p>10</text:p>
          </table:table-cell>
          <table:table-cell office:value-type="float" office:value="0.0217246186967459" calcext:value-type="float">
            <text:p>0,0217246</text:p>
          </table:table-cell>
          <table:table-cell office:value-type="float" office:value="128071" calcext:value-type="float">
            <text:p>128071</text:p>
          </table:table-cell>
          <table:table-cell office:value-type="string" calcext:value-type="string">
            <text:p>Plastic Beach</text:p>
          </table:table-cell>
          <table:table-cell office:value-type="string" calcext:value-type="string">
            <text:p>[{'Gorillaz'}]</text:p>
          </table:table-cell>
          <table:table-cell office:value-type="string" calcext:value-type="string">
            <text:p>[{'Electropop', 'Art Pop'}]</text:p>
          </table:table-cell>
          <table:table-cell office:value-type="string" calcext:value-type="string">
            <text:p>[{'Chillwave', 'Synthpop', 'Alternative Dance', 'Psychedelic Pop', 'Hip Hop'}]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24.099999999997" calcext:value-type="float">
            <text:p>924,1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2958870694341" calcext:value-type="float">
            <text:p>0,000296</text:p>
          </table:table-cell>
          <table:table-cell office:value-type="float" office:value="0.0148353232351948" calcext:value-type="float">
            <text:p>0,01484</text:p>
          </table:table-cell>
          <table:table-cell office:value-type="float" office:value="8" calcext:value-type="float">
            <text:p>8</text:p>
          </table:table-cell>
          <table:table-cell office:value-type="float" office:value="0.0196229091075366" calcext:value-type="float">
            <text:p>0,0196229</text:p>
          </table:table-cell>
          <table:table-cell office:value-type="float" office:value="128948" calcext:value-type="float">
            <text:p>128948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[{'Pharoah Sanders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Yodeling', 'Free Jazz', 'Soul Jazz'}]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922.399999999995" calcext:value-type="float">
            <text:p>922,4</text:p>
          </table:table-cell>
          <table:table-cell office:value-type="float" office:value="603" calcext:value-type="float">
            <text:p>603</text:p>
          </table:table-cell>
          <table:table-cell office:value-type="float" office:value="0.603603603603604" calcext:value-type="float">
            <text:p>0,603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6129032258065" calcext:value-type="float">
            <text:p>0,7161</text:p>
          </table:table-cell>
          <table:table-cell office:value-type="float" office:value="0.0000882168550839225" calcext:value-type="float">
            <text:p>0,000088</text:p>
          </table:table-cell>
          <table:table-cell office:value-type="float" office:value="0.0126814100127037" calcext:value-type="float">
            <text:p>0,01268</text:p>
          </table:table-cell>
          <table:table-cell office:value-type="float" office:value="17" calcext:value-type="float">
            <text:p>17</text:p>
          </table:table-cell>
          <table:table-cell office:value-type="float" office:value="0.0189807397261606" calcext:value-type="float">
            <text:p>0,0189807</text:p>
          </table:table-cell>
          <table:table-cell office:value-type="float" office:value="117268" calcext:value-type="float">
            <text:p>117268</text:p>
          </table:table-cell>
          <table:table-cell office:value-type="string" calcext:value-type="string">
            <text:p>The Ascension</text:p>
          </table:table-cell>
          <table:table-cell office:value-type="string" calcext:value-type="string">
            <text:p>[{'Glenn Branca'}]</text:p>
          </table:table-cell>
          <table:table-cell office:value-type="string" calcext:value-type="string">
            <text:p>[{'Totalism', 'Noise Rock', 'No Wave'}]</text:p>
          </table:table-cell>
          <table:table-cell office:value-type="string" calcext:value-type="string">
            <text:p>[{'Drone', 'Post-Rock'}]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1418.89999999999" calcext:value-type="float">
            <text:p>1418,9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2454023830109" calcext:value-type="float">
            <text:p>0,000245</text:p>
          </table:table-cell>
          <table:table-cell office:value-type="float" office:value="0.0359888405603309" calcext:value-type="float">
            <text:p>0,03599</text:p>
          </table:table-cell>
          <table:table-cell office:value-type="float" office:value="14" calcext:value-type="float">
            <text:p>14</text:p>
          </table:table-cell>
          <table:table-cell office:value-type="float" office:value="0.0321163042488113" calcext:value-type="float">
            <text:p>0,0321163</text:p>
          </table:table-cell>
          <table:table-cell office:value-type="float" office:value="118776" calcext:value-type="float">
            <text:p>118776</text:p>
          </table:table-cell>
          <table:table-cell office:value-type="string" calcext:value-type="string">
            <text:p>Chrono Trigger (ã‚¯ãƒ­ãƒŽãƒ»ãƒˆãƒªã‚¬ãƒ¼)</text:p>
          </table:table-cell>
          <table:table-cell office:value-type="string" calcext:value-type="string">
            <text:p>[{'Yasunori Mitsuda'}]</text:p>
          </table:table-cell>
          <table:table-cell office:value-type="string" calcext:value-type="string">
            <text:p>[{'Video Game Music', '16-bit'}]</text:p>
          </table:table-cell>
          <table:table-cell office:value-type="string" calcext:value-type="string">
            <text:p>[{'Orchestral Music', 'Ambient', 'Fanfare', 'Cinematic Classical', 'New Age'}]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1222.09999999999" calcext:value-type="float">
            <text:p>1222,1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8017703742486" calcext:value-type="float">
            <text:p>0,000802</text:p>
          </table:table-cell>
          <table:table-cell office:value-type="float" office:value="0.0199660265848239" calcext:value-type="float">
            <text:p>0,01997</text:p>
          </table:table-cell>
          <table:table-cell office:value-type="float" office:value="10" calcext:value-type="float">
            <text:p>10</text:p>
          </table:table-cell>
          <table:table-cell office:value-type="float" office:value="0.0240822176136251" calcext:value-type="float">
            <text:p>0,0240822</text:p>
          </table:table-cell>
          <table:table-cell office:value-type="float" office:value="120367" calcext:value-type="float">
            <text:p>120367</text:p>
          </table:table-cell>
          <table:table-cell table:style-name="ce12" office:value-type="string" calcext:value-type="string">
            <text:p>0%</text:p>
          </table:table-cell>
          <table:table-cell office:value-type="string" calcext:value-type="string">
            <text:p>[{'Ichiko Aoba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Avant-Folk', 'Field Recordings'}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44.39999999999" calcext:value-type="float">
            <text:p>1144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9911046651193" calcext:value-type="float">
            <text:p>0,000991</text:p>
          </table:table-cell>
          <table:table-cell office:value-type="float" office:value="0.0220203250657662" calcext:value-type="float">
            <text:p>0,02202</text:p>
          </table:table-cell>
          <table:table-cell office:value-type="float" office:value="8" calcext:value-type="float">
            <text:p>8</text:p>
          </table:table-cell>
          <table:table-cell office:value-type="float" office:value="0.02232152547172" calcext:value-type="float">
            <text:p>0,0223215</text:p>
          </table:table-cell>
          <table:table-cell office:value-type="float" office:value="119007" calcext:value-type="float">
            <text:p>119007</text:p>
          </table:table-cell>
          <table:table-cell office:value-type="string" calcext:value-type="string">
            <text:p>In the Court of the Crimson King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Free Improvisation', 'Jazz-Rock', 'Psychedelic Rock', 'Symphonic Prog'}]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1005.4" calcext:value-type="float">
            <text:p>1005,4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3487789726934" calcext:value-type="float">
            <text:p>0,000349</text:p>
          </table:table-cell>
          <table:table-cell office:value-type="float" office:value="0.0148049133253795" calcext:value-type="float">
            <text:p>0,01480</text:p>
          </table:table-cell>
          <table:table-cell office:value-type="float" office:value="10" calcext:value-type="float">
            <text:p>10</text:p>
          </table:table-cell>
          <table:table-cell office:value-type="float" office:value="0.0217883530933801" calcext:value-type="float">
            <text:p>0,0217884</text:p>
          </table:table-cell>
          <table:table-cell office:value-type="float" office:value="128058" calcext:value-type="float">
            <text:p>128058</text:p>
          </table:table-cell>
          <table:table-cell office:value-type="string" calcext:value-type="string">
            <text:p>Live at the Paramount</text:p>
          </table:table-cell>
          <table:table-cell office:value-type="string" calcext:value-type="string">
            <text:p>[{'Nirvana'}]</text:p>
          </table:table-cell>
          <table:table-cell office:value-type="string" calcext:value-type="string">
            <text:p>[{'Grunge'}]</text:p>
          </table:table-cell>
          <table:table-cell office:value-type="string" calcext:value-type="string">
            <text:p>[{'Punk Rock', 'Noise Rock', 'Post-Hardcore'}]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980.799999999996" calcext:value-type="float">
            <text:p>980,8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516949815547" calcext:value-type="float">
            <text:p>0,000517</text:p>
          </table:table-cell>
          <table:table-cell office:value-type="float" office:value="0.0141067506830897" calcext:value-type="float">
            <text:p>0,01411</text:p>
          </table:table-cell>
          <table:table-cell office:value-type="float" office:value="17" calcext:value-type="float">
            <text:p>17</text:p>
          </table:table-cell>
          <table:table-cell office:value-type="float" office:value="0.0218464926944933" calcext:value-type="float">
            <text:p>0,0218465</text:p>
          </table:table-cell>
          <table:table-cell office:value-type="float" office:value="127534" calcext:value-type="float">
            <text:p>127534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[{'The Smiths'}]</text:p>
          </table:table-cell>
          <table:table-cell office:value-type="string" calcext:value-type="string">
            <text:p>[{'Indie Pop', 'Jangle Pop'}]</text:p>
          </table:table-cell>
          <table:table-cell office:value-type="string" calcext:value-type="string">
            <text:p>[{'Post-Punk'}]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903.199999999997" calcext:value-type="float">
            <text:p>903,2</text:p>
          </table:table-cell>
          <table:table-cell office:value-type="float" office:value="602" calcext:value-type="float">
            <text:p>602</text:p>
          </table:table-cell>
          <table:table-cell office:value-type="float" office:value="0.602602602602603" calcext:value-type="float">
            <text:p>0,602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15616045845272" calcext:value-type="float">
            <text:p>0,7156</text:p>
          </table:table-cell>
          <table:table-cell office:value-type="float" office:value="0.0001892339901691" calcext:value-type="float">
            <text:p>0,000189</text:p>
          </table:table-cell>
          <table:table-cell office:value-type="float" office:value="0.0131051972834044" calcext:value-type="float">
            <text:p>0,01311</text:p>
          </table:table-cell>
          <table:table-cell office:value-type="float" office:value="8" calcext:value-type="float">
            <text:p>8</text:p>
          </table:table-cell>
          <table:table-cell office:value-type="float" office:value="0.0209998020542584" calcext:value-type="float">
            <text:p>0,0209998</text:p>
          </table:table-cell>
          <table:table-cell office:value-type="float" office:value="131414" calcext:value-type="float">
            <text:p>131414</text:p>
          </table:table-cell>
          <table:table-cell office:value-type="string" calcext:value-type="string">
            <text:p>Pet Sounds</text:p>
          </table:table-cell>
          <table:table-cell office:value-type="string" calcext:value-type="string">
            <text:p>[{'The Beach Boys'}]</text:p>
          </table:table-cell>
          <table:table-cell office:value-type="string" calcext:value-type="string">
            <text:p>[{'Baroque Pop'}]</text:p>
          </table:table-cell>
          <table:table-cell office:value-type="string" calcext:value-type="string">
            <text:p>[{'Sunshine Pop', 'Art Pop', 'Brill Building', 'Psychedelic Pop', 'Progressive Pop'}]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699.89999999999" calcext:value-type="float">
            <text:p>1699,9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3.7" calcext:value-type="float">
            <text:p>63,7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02239447196" calcext:value-type="float">
            <text:p>0,000302</text:p>
          </table:table-cell>
          <table:table-cell office:value-type="float" office:value="0.0521728398292472" calcext:value-type="float">
            <text:p>0,05217</text:p>
          </table:table-cell>
          <table:table-cell office:value-type="float" office:value="3" calcext:value-type="float">
            <text:p>3</text:p>
          </table:table-cell>
          <table:table-cell office:value-type="float" office:value="0.0378513120124705" calcext:value-type="float">
            <text:p>0,0378513</text:p>
          </table:table-cell>
          <table:table-cell office:value-type="float" office:value="124091" calcext:value-type="float">
            <text:p>124091</text:p>
          </table:table-cell>
          <table:table-cell office:value-type="string" calcext:value-type="string">
            <text:p>Pink Moon</text:p>
          </table:table-cell>
          <table:table-cell office:value-type="string" calcext:value-type="string">
            <text:p>[{'Nick Drake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Folk Baroque'}]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1298.79999999999" calcext:value-type="float">
            <text:p>1298,8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0110330771653417" calcext:value-type="float">
            <text:p>0,000011</text:p>
          </table:table-cell>
          <table:table-cell office:value-type="float" office:value="0.0341912593223076" calcext:value-type="float">
            <text:p>0,03419</text:p>
          </table:table-cell>
          <table:table-cell office:value-type="float" office:value="14" calcext:value-type="float">
            <text:p>14</text:p>
          </table:table-cell>
          <table:table-cell office:value-type="float" office:value="0.0305520826579349" calcext:value-type="float">
            <text:p>0,0305521</text:p>
          </table:table-cell>
          <table:table-cell office:value-type="float" office:value="121659" calcext:value-type="float">
            <text:p>121659</text:p>
          </table:table-cell>
          <table:table-cell office:value-type="string" calcext:value-type="string">
            <text:p>Storm of the Light's Bane</text:p>
          </table:table-cell>
          <table:table-cell office:value-type="string" calcext:value-type="string">
            <text:p>[{'Dissection'}]</text:p>
          </table:table-cell>
          <table:table-cell office:value-type="string" calcext:value-type="string">
            <text:p>[{'Melodic Black Metal'}]</text:p>
          </table:table-cell>
          <table:table-cell office:value-type="string" calcext:value-type="string">
            <text:p>[{'Melodic Death Metal'}]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767.699999999998" calcext:value-type="float">
            <text:p>767,7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4470067930321" calcext:value-type="float">
            <text:p>0,000447</text:p>
          </table:table-cell>
          <table:table-cell office:value-type="float" office:value="0.0103888347466847" calcext:value-type="float">
            <text:p>0,01039</text:p>
          </table:table-cell>
          <table:table-cell office:value-type="float" office:value="8" calcext:value-type="float">
            <text:p>8</text:p>
          </table:table-cell>
          <table:table-cell office:value-type="float" office:value="0.0173621110958963" calcext:value-type="float">
            <text:p>0,0173621</text:p>
          </table:table-cell>
          <table:table-cell office:value-type="float" office:value="128843" calcext:value-type="float">
            <text:p>128843</text:p>
          </table:table-cell>
          <table:table-cell office:value-type="string" calcext:value-type="string">
            <text:p>C'era una volta il West</text:p>
          </table:table-cell>
          <table:table-cell office:value-type="string" calcext:value-type="string">
            <text:p>[{'Ennio Morricone'}]</text:p>
          </table:table-cell>
          <table:table-cell office:value-type="string" calcext:value-type="string">
            <text:p>[{'Film Score', 'Spaghetti Western'}]</text:p>
          </table:table-cell>
          <table:table-cell office:value-type="string" calcext:value-type="string">
            <text:p>[{'Cinematic Classical'}]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720.2" calcext:value-type="float">
            <text:p>720,2</text:p>
          </table:table-cell>
          <table:table-cell office:value-type="float" office:value="601" calcext:value-type="float">
            <text:p>601</text:p>
          </table:table-cell>
          <table:table-cell office:value-type="float" office:value="0.601601601601602" calcext:value-type="float">
            <text:p>0,601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5103793843951" calcext:value-type="float">
            <text:p>0,7151</text:p>
          </table:table-cell>
          <table:table-cell office:value-type="float" office:value="0.0003868932392646" calcext:value-type="float">
            <text:p>0,000387</text:p>
          </table:table-cell>
          <table:table-cell office:value-type="float" office:value="0.011364012976415" calcext:value-type="float">
            <text:p>0,01136</text:p>
          </table:table-cell>
          <table:table-cell office:value-type="float" office:value="12" calcext:value-type="float">
            <text:p>12</text:p>
          </table:table-cell>
          <table:table-cell office:value-type="float" office:value="0.0165398171752552" calcext:value-type="float">
            <text:p>0,0165398</text:p>
          </table:table-cell>
          <table:table-cell office:value-type="float" office:value="122920" calcext:value-type="float">
            <text:p>122920</text:p>
          </table:table-cell>
          <table:table-cell office:value-type="string" calcext:value-type="string">
            <text:p>Live in San Francisco '16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Garage Rock', 'Heavy Psych', 'Psychedelic Rock'}]</text:p>
          </table:table-cell>
          <table:table-cell office:value-type="string" calcext:value-type="string">
            <text:p>[{'Garage Punk', 'Acid Rock', 'Progressive Rock', 'Krautrock'}]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1546.89999999999" calcext:value-type="float">
            <text:p>1546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11311244444176" calcext:value-type="float">
            <text:p>0,001131</text:p>
          </table:table-cell>
          <table:table-cell office:value-type="float" office:value="0.0461039635937294" calcext:value-type="float">
            <text:p>0,04610</text:p>
          </table:table-cell>
          <table:table-cell office:value-type="float" office:value="20" calcext:value-type="float">
            <text:p>20</text:p>
          </table:table-cell>
          <table:table-cell office:value-type="float" office:value="0.0346519945132342" calcext:value-type="float">
            <text:p>0,0346520</text:p>
          </table:table-cell>
          <table:table-cell office:value-type="float" office:value="121919" calcext:value-type="float">
            <text:p>121919</text:p>
          </table:table-cell>
          <table:table-cell office:value-type="string" calcext:value-type="string">
            <text:p>Â»Aus der Neuen WeltÂ«</text:p>
          </table:table-cell>
          <table:table-cell office:value-type="string" calcext:value-type="string">
            <text:p>[{'Berliner Philharmoniker', 'AntonÃ­n DvoÅ™Ã¡k', 'Rafael KubelÃ­k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1277.49999999999" calcext:value-type="float">
            <text:p>1277,5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3108318739581" calcext:value-type="float">
            <text:p>0,000311</text:p>
          </table:table-cell>
          <table:table-cell office:value-type="float" office:value="0.0210926686707902" calcext:value-type="float">
            <text:p>0,02109</text:p>
          </table:table-cell>
          <table:table-cell office:value-type="float" office:value="16" calcext:value-type="float">
            <text:p>16</text:p>
          </table:table-cell>
          <table:table-cell office:value-type="float" office:value="0.0268411812927606" calcext:value-type="float">
            <text:p>0,0268412</text:p>
          </table:table-cell>
          <table:table-cell office:value-type="float" office:value="117400" calcext:value-type="float">
            <text:p>117400</text:p>
          </table:table-cell>
          <table:table-cell office:value-type="string" calcext:value-type="string">
            <text:p>Demon Days</text:p>
          </table:table-cell>
          <table:table-cell office:value-type="string" calcext:value-type="string">
            <text:p>[{'Gorillaz'}]</text:p>
          </table:table-cell>
          <table:table-cell office:value-type="string" calcext:value-type="string">
            <text:p>[{'Trip Hop', 'Art Pop', 'Alternative Rock'}]</text:p>
          </table:table-cell>
          <table:table-cell office:value-type="string" calcext:value-type="string">
            <text:p>[{'Alternative Dance', 'Trip Hop', 'Hip Hop', 'Alternative Rock', 'Electronic'}]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760.899999999999" calcext:value-type="float">
            <text:p>760,9</text:p>
          </table:table-cell>
          <table:table-cell office:value-type="float" office:value="600" calcext:value-type="float">
            <text:p>600</text:p>
          </table:table-cell>
          <table:table-cell office:value-type="float" office:value="0.600600600600601" calcext:value-type="float">
            <text:p>0,600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4592274678112" calcext:value-type="float">
            <text:p>0,7146</text:p>
          </table:table-cell>
          <table:table-cell office:value-type="float" office:value="0.000290872034359" calcext:value-type="float">
            <text:p>0,000291</text:p>
          </table:table-cell>
          <table:table-cell office:value-type="float" office:value="0.0105333013055153" calcext:value-type="float">
            <text:p>0,01053</text:p>
          </table:table-cell>
          <table:table-cell office:value-type="float" office:value="8" calcext:value-type="float">
            <text:p>8</text:p>
          </table:table-cell>
          <table:table-cell office:value-type="float" office:value="0.0172112164142366" calcext:value-type="float">
            <text:p>0,0172112</text:p>
          </table:table-cell>
          <table:table-cell office:value-type="float" office:value="124101" calcext:value-type="float">
            <text:p>124101</text:p>
          </table:table-cell>
          <table:table-cell office:value-type="string" calcext:value-type="string">
            <text:p>At Folsom Prison</text:p>
          </table:table-cell>
          <table:table-cell office:value-type="string" calcext:value-type="string">
            <text:p>[{'Johnny Cash'}]</text:p>
          </table:table-cell>
          <table:table-cell office:value-type="string" calcext:value-type="string">
            <text:p>[{'Country'}]</text:p>
          </table:table-cell>
          <table:table-cell office:value-type="string" calcext:value-type="string">
            <text:p>[{'Outlaw Country', 'Traditional Country', 'Rockabilly'}]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429.39999999999" calcext:value-type="float">
            <text:p>1429,4</text:p>
          </table:table-cell>
          <table:table-cell office:value-type="float" office:value="599" calcext:value-type="float">
            <text:p>599</text:p>
          </table:table-cell>
          <table:table-cell office:value-type="float" office:value="0.5995995995996" calcext:value-type="float">
            <text:p>0,599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14081486776269" calcext:value-type="float">
            <text:p>0,7141</text:p>
          </table:table-cell>
          <table:table-cell office:value-type="float" office:value="0.000334335671677" calcext:value-type="float">
            <text:p>0,000334</text:p>
          </table:table-cell>
          <table:table-cell office:value-type="float" office:value="0.0368702930714843" calcext:value-type="float">
            <text:p>0,03687</text:p>
          </table:table-cell>
          <table:table-cell office:value-type="float" office:value="14" calcext:value-type="float">
            <text:p>14</text:p>
          </table:table-cell>
          <table:table-cell office:value-type="float" office:value="0.0332286673724855" calcext:value-type="float">
            <text:p>0,0332287</text:p>
          </table:table-cell>
          <table:table-cell office:value-type="float" office:value="118653" calcext:value-type="float">
            <text:p>118653</text:p>
          </table:table-cell>
          <table:table-cell office:value-type="string" calcext:value-type="string">
            <text:p>Dummy</text:p>
          </table:table-cell>
          <table:table-cell office:value-type="string" calcext:value-type="string">
            <text:p>[{'Portishead'}]</text:p>
          </table:table-cell>
          <table:table-cell office:value-type="string" calcext:value-type="string">
            <text:p>[{'Trip Hop'}]</text:p>
          </table:table-cell>
          <table:table-cell office:value-type="string" calcext:value-type="string">
            <text:p>[{'Dark Jazz', 'Illbient', 'Acid Jazz', 'Turntablism'}]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1783.09999999999" calcext:value-type="float">
            <text:p>1783,1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7799048213209" calcext:value-type="float">
            <text:p>0,000780</text:p>
          </table:table-cell>
          <table:table-cell office:value-type="float" office:value="0.0562353903577675" calcext:value-type="float">
            <text:p>0,05624</text:p>
          </table:table-cell>
          <table:table-cell office:value-type="float" office:value="3" calcext:value-type="float">
            <text:p>3</text:p>
          </table:table-cell>
          <table:table-cell office:value-type="float" office:value="0.0376547630812381" calcext:value-type="float">
            <text:p>0,0376548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Tonight's the Night</text:p>
          </table:table-cell>
          <table:table-cell office:value-type="string" calcext:value-type="string">
            <text:p>[{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1446.99999999999" calcext:value-type="float">
            <text:p>1447,0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4001663654302" calcext:value-type="float">
            <text:p>0,000400</text:p>
          </table:table-cell>
          <table:table-cell office:value-type="float" office:value="0.037050690470258" calcext:value-type="float">
            <text:p>0,03705</text:p>
          </table:table-cell>
          <table:table-cell office:value-type="float" office:value="14" calcext:value-type="float">
            <text:p>14</text:p>
          </table:table-cell>
          <table:table-cell office:value-type="float" office:value="0.0336260248104668" calcext:value-type="float">
            <text:p>0,0336260</text:p>
          </table:table-cell>
          <table:table-cell office:value-type="float" office:value="119933" calcext:value-type="float">
            <text:p>119933</text:p>
          </table:table-cell>
          <table:table-cell office:value-type="string" calcext:value-type="string">
            <text:p>White Light From the Mouth of Infinity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Gothic Rock', 'Neofolk'}]</text:p>
          </table:table-cell>
          <table:table-cell office:value-type="string" calcext:value-type="string">
            <text:p>[{'Ethereal Wave', 'Neofolk', 'Post-Rock'}]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1425.79999999999" calcext:value-type="float">
            <text:p>1425,8</text:p>
          </table:table-cell>
          <table:table-cell office:value-type="float" office:value="598" calcext:value-type="float">
            <text:p>598</text:p>
          </table:table-cell>
          <table:table-cell office:value-type="float" office:value="0.598598598598599" calcext:value-type="float">
            <text:p>0,59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3571428571429" calcext:value-type="float">
            <text:p>0,7136</text:p>
          </table:table-cell>
          <table:table-cell office:value-type="float" office:value="0.0002903705308514" calcext:value-type="float">
            <text:p>0,000290</text:p>
          </table:table-cell>
          <table:table-cell office:value-type="float" office:value="0.0369435168331562" calcext:value-type="float">
            <text:p>0,03694</text:p>
          </table:table-cell>
          <table:table-cell office:value-type="float" office:value="14" calcext:value-type="float">
            <text:p>14</text:p>
          </table:table-cell>
          <table:table-cell office:value-type="float" office:value="0.0333063767135562" calcext:value-type="float">
            <text:p>0,0333064</text:p>
          </table:table-cell>
          <table:table-cell office:value-type="float" office:value="117478" calcext:value-type="float">
            <text:p>117478</text:p>
          </table:table-cell>
          <table:table-cell office:value-type="string" calcext:value-type="string">
            <text:p>Roseland NYC Live</text:p>
          </table:table-cell>
          <table:table-cell office:value-type="string" calcext:value-type="string">
            <text:p>[{'Portishead'}]</text:p>
          </table:table-cell>
          <table:table-cell office:value-type="string" calcext:value-type="string">
            <text:p>[{'Trip Hop'}]</text:p>
          </table:table-cell>
          <table:table-cell office:value-type="string" calcext:value-type="string">
            <text:p>[{'Psychedelic Rock', 'Acid Jazz'}]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979" calcext:value-type="float">
            <text:p>979</text:p>
          </table:table-cell>
          <table:table-cell office:value-type="float" office:value="1473.99999999999" calcext:value-type="float">
            <text:p>1474,0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04102633027148" calcext:value-type="float">
            <text:p>0,000410</text:p>
          </table:table-cell>
          <table:table-cell office:value-type="float" office:value="0.0472705439215552" calcext:value-type="float">
            <text:p>0,04727</text:p>
          </table:table-cell>
          <table:table-cell office:value-type="float" office:value="0" calcext:value-type="float">
            <text:p>0</text:p>
          </table:table-cell>
          <table:table-cell office:value-type="float" office:value="0.0343932253470252" calcext:value-type="float">
            <text:p>0,0343932</text:p>
          </table:table-cell>
          <table:table-cell office:value-type="float" office:value="123275" calcext:value-type="float">
            <text:p>123275</text:p>
          </table:table-cell>
          <table:table-cell office:value-type="string" calcext:value-type="string">
            <text:p>The Grand Wazoo</text:p>
          </table:table-cell>
          <table:table-cell office:value-type="string" calcext:value-type="string">
            <text:p>[{'The Mothers of Invention'}]</text:p>
          </table:table-cell>
          <table:table-cell office:value-type="string" calcext:value-type="string">
            <text:p>[{'Jazz-Rock', 'Jazz Fusion'}]</text:p>
          </table:table-cell>
          <table:table-cell office:value-type="string" calcext:value-type="string">
            <text:p>[{'Big Band'}]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1171.39999999999" calcext:value-type="float">
            <text:p>1171,4</text:p>
          </table:table-cell>
          <table:table-cell office:value-type="float" office:value="597" calcext:value-type="float">
            <text:p>597</text:p>
          </table:table-cell>
          <table:table-cell office:value-type="float" office:value="0.597597597597598" calcext:value-type="float">
            <text:p>0,597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3062098501071" calcext:value-type="float">
            <text:p>0,7131</text:p>
          </table:table-cell>
          <table:table-cell office:value-type="float" office:value="0.0011227660526257" calcext:value-type="float">
            <text:p>0,001123</text:p>
          </table:table-cell>
          <table:table-cell office:value-type="float" office:value="0.0208594712321326" calcext:value-type="float">
            <text:p>0,02086</text:p>
          </table:table-cell>
          <table:table-cell office:value-type="float" office:value="10" calcext:value-type="float">
            <text:p>10</text:p>
          </table:table-cell>
          <table:table-cell office:value-type="float" office:value="0.0233179173127608" calcext:value-type="float">
            <text:p>0,0233179</text:p>
          </table:table-cell>
          <table:table-cell office:value-type="float" office:value="118588" calcext:value-type="float">
            <text:p>118588</text:p>
          </table:table-cell>
          <table:table-cell office:value-type="string" calcext:value-type="string">
            <text:p>Meltdown: Live in Mexico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Jazz-Rock', 'Progressive Rock'}]</text:p>
          </table:table-cell>
          <table:table-cell office:value-type="string" calcext:value-type="string">
            <text:p>[{'Jazz-Rock', 'Art Rock', 'Progressive Metal', 'Avant-Prog'}]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1602.19999999999" calcext:value-type="float">
            <text:p>1602,2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310249461218" calcext:value-type="float">
            <text:p>0,000731</text:p>
          </table:table-cell>
          <table:table-cell office:value-type="float" office:value="0.0511234458260001" calcext:value-type="float">
            <text:p>0,05112</text:p>
          </table:table-cell>
          <table:table-cell office:value-type="float" office:value="0" calcext:value-type="float">
            <text:p>0</text:p>
          </table:table-cell>
          <table:table-cell office:value-type="float" office:value="0.0368083170414381" calcext:value-type="float">
            <text:p>0,0368083</text:p>
          </table:table-cell>
          <table:table-cell office:value-type="float" office:value="125620" calcext:value-type="float">
            <text:p>125620</text:p>
          </table:table-cell>
          <table:table-cell office:value-type="string" calcext:value-type="string">
            <text:p>One Size Fits All</text:p>
          </table:table-cell>
          <table:table-cell office:value-type="string" calcext:value-type="string">
            <text:p>[{'The Mothers of Invention'}]</text:p>
          </table:table-cell>
          <table:table-cell office:value-type="string" calcext:value-type="string">
            <text:p>[{'Jazz-Rock', 'Progressive Rock'}]</text:p>
          </table:table-cell>
          <table:table-cell office:value-type="string" calcext:value-type="string">
            <text:p>[{'Satire', 'Blues Rock', 'Experimental Rock', 'Avant-Prog'}]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925" calcext:value-type="float">
            <text:p>925</text:p>
          </table:table-cell>
          <table:table-cell office:value-type="float" office:value="1567.39999999999" calcext:value-type="float">
            <text:p>1567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506585409725" calcext:value-type="float">
            <text:p>0,000507</text:p>
          </table:table-cell>
          <table:table-cell office:value-type="float" office:value="0.0505073222275447" calcext:value-type="float">
            <text:p>0,05051</text:p>
          </table:table-cell>
          <table:table-cell office:value-type="float" office:value="0" calcext:value-type="float">
            <text:p>0</text:p>
          </table:table-cell>
          <table:table-cell office:value-type="float" office:value="0.0359627778833157" calcext:value-type="float">
            <text:p>0,0359628</text:p>
          </table:table-cell>
          <table:table-cell office:value-type="float" office:value="124992" calcext:value-type="float">
            <text:p>124992</text:p>
          </table:table-cell>
          <table:table-cell office:value-type="string" calcext:value-type="string">
            <text:p>Relayer</text:p>
          </table:table-cell>
          <table:table-cell office:value-type="string" calcext:value-type="string">
            <text:p>[{'Yes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Jazz-Rock', 'Avant-Prog'}]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011.8" calcext:value-type="float">
            <text:p>1011,8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3874950434736" calcext:value-type="float">
            <text:p>0,000387</text:p>
          </table:table-cell>
          <table:table-cell office:value-type="float" office:value="0.0143375509221498" calcext:value-type="float">
            <text:p>0,01434</text:p>
          </table:table-cell>
          <table:table-cell office:value-type="float" office:value="10" calcext:value-type="float">
            <text:p>10</text:p>
          </table:table-cell>
          <table:table-cell office:value-type="float" office:value="0.0213454719991157" calcext:value-type="float">
            <text:p>0,0213455</text:p>
          </table:table-cell>
          <table:table-cell office:value-type="float" office:value="118165" calcext:value-type="float">
            <text:p>118165</text:p>
          </table:table-cell>
          <table:table-cell office:value-type="string" calcext:value-type="string">
            <text:p>Blonde</text:p>
          </table:table-cell>
          <table:table-cell office:value-type="string" calcext:value-type="string">
            <text:p>[{'Frank Ocean'}]</text:p>
          </table:table-cell>
          <table:table-cell office:value-type="string" calcext:value-type="string">
            <text:p>[{'Art Pop', 'Alternative R&amp;B'}]</text:p>
          </table:table-cell>
          <table:table-cell office:value-type="string" calcext:value-type="string">
            <text:p>[{'Neo-Soul', 'Alt-Pop', 'Singer-Songwriter', 'Ambient Pop'}]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60.899999999995" calcext:value-type="float">
            <text:p>960,9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7519209256016" calcext:value-type="float">
            <text:p>0,000752</text:p>
          </table:table-cell>
          <table:table-cell office:value-type="float" office:value="0.0132343361672943" calcext:value-type="float">
            <text:p>0,01323</text:p>
          </table:table-cell>
          <table:table-cell office:value-type="float" office:value="10" calcext:value-type="float">
            <text:p>10</text:p>
          </table:table-cell>
          <table:table-cell office:value-type="float" office:value="0.0199497472831358" calcext:value-type="float">
            <text:p>0,0199497</text:p>
          </table:table-cell>
          <table:table-cell office:value-type="float" office:value="122100" calcext:value-type="float">
            <text:p>122100</text:p>
          </table:table-cell>
          <table:table-cell office:value-type="string" calcext:value-type="string">
            <text:p>good kid, m.A.A.d city</text:p>
          </table:table-cell>
          <table:table-cell office:value-type="string" calcext:value-type="string">
            <text:p>[{'Kendrick Lamar'}]</text:p>
          </table:table-cell>
          <table:table-cell office:value-type="string" calcext:value-type="string">
            <text:p>[{'Conscious Hip Hop', 'West Coast Hip Hop'}]</text:p>
          </table:table-cell>
          <table:table-cell office:value-type="string" calcext:value-type="string">
            <text:p>[{'Pop Rap', 'Trap', 'Hardcore Hip Hop'}]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952" calcext:value-type="float">
            <text:p>952</text:p>
          </table:table-cell>
          <table:table-cell office:value-type="float" office:value="916.399999999997" calcext:value-type="float">
            <text:p>916,4</text:p>
          </table:table-cell>
          <table:table-cell office:value-type="float" office:value="596" calcext:value-type="float">
            <text:p>596</text:p>
          </table:table-cell>
          <table:table-cell office:value-type="float" office:value="0.596596596596597" calcext:value-type="float">
            <text:p>0,596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2553495007133" calcext:value-type="float">
            <text:p>0,7126</text:p>
          </table:table-cell>
          <table:table-cell office:value-type="float" office:value="0.0001088262611308" calcext:value-type="float">
            <text:p>0,000109</text:p>
          </table:table-cell>
          <table:table-cell office:value-type="float" office:value="0.0129530795111314" calcext:value-type="float">
            <text:p>0,01295</text:p>
          </table:table-cell>
          <table:table-cell office:value-type="float" office:value="17" calcext:value-type="float">
            <text:p>17</text:p>
          </table:table-cell>
          <table:table-cell office:value-type="float" office:value="0.0216791829829943" calcext:value-type="float">
            <text:p>0,0216792</text:p>
          </table:table-cell>
          <table:table-cell office:value-type="float" office:value="134103" calcext:value-type="float">
            <text:p>134103</text:p>
          </table:table-cell>
          <table:table-cell office:value-type="string" calcext:value-type="string">
            <text:p>For You</text:p>
          </table:table-cell>
          <table:table-cell office:value-type="string" calcext:value-type="string">
            <text:p>[{'Tatsuro Yamashita'}]</text:p>
          </table:table-cell>
          <table:table-cell office:value-type="string" calcext:value-type="string">
            <text:p>[{'City Pop'}]</text:p>
          </table:table-cell>
          <table:table-cell office:value-type="string" calcext:value-type="string">
            <text:p>[{'Soft Rock', 'Synth Funk', 'Boogie'}]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1154.59999999999" calcext:value-type="float">
            <text:p>1154,6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1835502837506" calcext:value-type="float">
            <text:p>0,000184</text:p>
          </table:table-cell>
          <table:table-cell office:value-type="float" office:value="0.018626316184184" calcext:value-type="float">
            <text:p>0,01863</text:p>
          </table:table-cell>
          <table:table-cell office:value-type="float" office:value="16" calcext:value-type="float">
            <text:p>16</text:p>
          </table:table-cell>
          <table:table-cell office:value-type="float" office:value="0.0241371261679379" calcext:value-type="float">
            <text:p>0,0241371</text:p>
          </table:table-cell>
          <table:table-cell office:value-type="float" office:value="116629" calcext:value-type="float">
            <text:p>116629</text:p>
          </table:table-cell>
          <table:table-cell office:value-type="string" calcext:value-type="string">
            <text:p>The Blueprint</text:p>
          </table:table-cell>
          <table:table-cell office:value-type="string" calcext:value-type="string">
            <text:p>[{'Jay-Z'}]</text:p>
          </table:table-cell>
          <table:table-cell office:value-type="string" calcext:value-type="string">
            <text:p>[{'East Coast Hip Hop', 'Chipmunk Soul'}]</text:p>
          </table:table-cell>
          <table:table-cell office:value-type="string" calcext:value-type="string">
            <text:p>[{'Pop Rap', 'Hardcore Hip Hop'}]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99.899999999996" calcext:value-type="float">
            <text:p>899,9</text:p>
          </table:table-cell>
          <table:table-cell office:value-type="float" office:value="595" calcext:value-type="float">
            <text:p>595</text:p>
          </table:table-cell>
          <table:table-cell office:value-type="float" office:value="0.595595595595596" calcext:value-type="float">
            <text:p>0,595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2045616535994" calcext:value-type="float">
            <text:p>0,7120</text:p>
          </table:table-cell>
          <table:table-cell office:value-type="float" office:value="0.0002637988053263" calcext:value-type="float">
            <text:p>0,000264</text:p>
          </table:table-cell>
          <table:table-cell office:value-type="float" office:value="0.0133727897555369" calcext:value-type="float">
            <text:p>0,01337</text:p>
          </table:table-cell>
          <table:table-cell office:value-type="float" office:value="8" calcext:value-type="float">
            <text:p>8</text:p>
          </table:table-cell>
          <table:table-cell office:value-type="float" office:value="0.0192205439807126" calcext:value-type="float">
            <text:p>0,0192205</text:p>
          </table:table-cell>
          <table:table-cell office:value-type="float" office:value="125022" calcext:value-type="float">
            <text:p>125022</text:p>
          </table:table-cell>
          <table:table-cell office:value-type="string" calcext:value-type="string">
            <text:p>The Black Saint and the Sinner Lady</text:p>
          </table:table-cell>
          <table:table-cell office:value-type="string" calcext:value-type="string">
            <text:p>[{'Charles Mingus'}]</text:p>
          </table:table-cell>
          <table:table-cell office:value-type="string" calcext:value-type="string">
            <text:p>[{'Third Stream', 'Avant-Garde Jazz'}]</text:p>
          </table:table-cell>
          <table:table-cell office:value-type="string" calcext:value-type="string">
            <text:p>[{'Experimental Big Band', 'Ballet', 'Flamenco Jazz'}]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570.39999999999" calcext:value-type="float">
            <text:p>1570,4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38801039803" calcext:value-type="float">
            <text:p>0,000539</text:p>
          </table:table-cell>
          <table:table-cell office:value-type="float" office:value="0.0504041506849495" calcext:value-type="float">
            <text:p>0,05040</text:p>
          </table:table-cell>
          <table:table-cell office:value-type="float" office:value="0" calcext:value-type="float">
            <text:p>0</text:p>
          </table:table-cell>
          <table:table-cell office:value-type="float" office:value="0.0362220672084778" calcext:value-type="float">
            <text:p>0,0362221</text:p>
          </table:table-cell>
          <table:table-cell office:value-type="float" office:value="120525" calcext:value-type="float">
            <text:p>120525</text:p>
          </table:table-cell>
          <table:table-cell office:value-type="string" calcext:value-type="string">
            <text:p>Close to the Edge</text:p>
          </table:table-cell>
          <table:table-cell office:value-type="string" calcext:value-type="string">
            <text:p>[{'Yes'}]</text:p>
          </table:table-cell>
          <table:table-cell office:value-type="string" calcext:value-type="string">
            <text:p>[{'Progressive Rock', 'Symphonic Prog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1504.79999999999" calcext:value-type="float">
            <text:p>1504,8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392832378136" calcext:value-type="float">
            <text:p>0,000639</text:p>
          </table:table-cell>
          <table:table-cell office:value-type="float" office:value="0.0487912673000246" calcext:value-type="float">
            <text:p>0,04879</text:p>
          </table:table-cell>
          <table:table-cell office:value-type="float" office:value="0" calcext:value-type="float">
            <text:p>0</text:p>
          </table:table-cell>
          <table:table-cell office:value-type="float" office:value="0.0337391017073338" calcext:value-type="float">
            <text:p>0,0337391</text:p>
          </table:table-cell>
          <table:table-cell office:value-type="float" office:value="114006" calcext:value-type="float">
            <text:p>114006</text:p>
          </table:table-cell>
          <table:table-cell office:value-type="string" calcext:value-type="string">
            <text:p>Pawn Hearts</text:p>
          </table:table-cell>
          <table:table-cell office:value-type="string" calcext:value-type="string">
            <text:p>[{'Van der Graaf Generator'}]</text:p>
          </table:table-cell>
          <table:table-cell office:value-type="string" calcext:value-type="string">
            <text:p>[{'Progressive Rock', 'Avant-Prog'}]</text:p>
          </table:table-cell>
          <table:table-cell office:value-type="string" calcext:value-type="string">
            <text:p>[{'Jazz-Rock', 'Avant-Prog', 'Symphonic Prog'}]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1368.19999999999" calcext:value-type="float">
            <text:p>1368,2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505701808307" calcext:value-type="float">
            <text:p>0,000506</text:p>
          </table:table-cell>
          <table:table-cell office:value-type="float" office:value="0.0437674580227369" calcext:value-type="float">
            <text:p>0,04377</text:p>
          </table:table-cell>
          <table:table-cell office:value-type="float" office:value="7" calcext:value-type="float">
            <text:p>7</text:p>
          </table:table-cell>
          <table:table-cell office:value-type="float" office:value="0.032453432424606" calcext:value-type="float">
            <text:p>0,0324534</text:p>
          </table:table-cell>
          <table:table-cell office:value-type="float" office:value="122428" calcext:value-type="float">
            <text:p>122428</text:p>
          </table:table-cell>
          <table:table-cell office:value-type="string" calcext:value-type="string">
            <text:p>Die Mensch-Maschine</text:p>
          </table:table-cell>
          <table:table-cell office:value-type="string" calcext:value-type="string">
            <text:p>[{'Kraftwerk'}]</text:p>
          </table:table-cell>
          <table:table-cell office:value-type="string" calcext:value-type="string">
            <text:p>[{'Synthpop', 'Electronic'}]</text:p>
          </table:table-cell>
          <table:table-cell office:value-type="string" calcext:value-type="string">
            <text:p>[{'Space Disco', 'Progressive Electronic'}]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float" office:value="859.099999999997" calcext:value-type="float">
            <text:p>859,1</text:p>
          </table:table-cell>
          <table:table-cell office:value-type="float" office:value="594" calcext:value-type="float">
            <text:p>594</text:p>
          </table:table-cell>
          <table:table-cell office:value-type="float" office:value="0.594594594594595" calcext:value-type="float">
            <text:p>0,594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1538461538462" calcext:value-type="float">
            <text:p>0,7115</text:p>
          </table:table-cell>
          <table:table-cell office:value-type="float" office:value="0.0006292197340961" calcext:value-type="float">
            <text:p>0,000629</text:p>
          </table:table-cell>
          <table:table-cell office:value-type="float" office:value="0.0117256166506555" calcext:value-type="float">
            <text:p>0,01173</text:p>
          </table:table-cell>
          <table:table-cell office:value-type="float" office:value="17" calcext:value-type="float">
            <text:p>17</text:p>
          </table:table-cell>
          <table:table-cell office:value-type="float" office:value="0.0190428025602449" calcext:value-type="float">
            <text:p>0,0190428</text:p>
          </table:table-cell>
          <table:table-cell office:value-type="float" office:value="124842" calcext:value-type="float">
            <text:p>124842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[{'Sade'}]</text:p>
          </table:table-cell>
          <table:table-cell office:value-type="string" calcext:value-type="string">
            <text:p>[{'Sophisti-Pop', 'Smooth Soul'}]</text:p>
          </table:table-cell>
          <table:table-cell office:value-type="string" calcext:value-type="string">
            <text:p>[{'Jazz Pop', 'Smooth Jazz'}]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office:value-type="float" office:value="889.899999999998" calcext:value-type="float">
            <text:p>889,9</text:p>
          </table:table-cell>
          <table:table-cell office:value-type="float" office:value="593" calcext:value-type="float">
            <text:p>593</text:p>
          </table:table-cell>
          <table:table-cell office:value-type="float" office:value="0.593593593593594" calcext:value-type="float">
            <text:p>0,59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11032028469751" calcext:value-type="float">
            <text:p>0,7110</text:p>
          </table:table-cell>
          <table:table-cell office:value-type="float" office:value="0.0000246405390025965" calcext:value-type="float">
            <text:p>0,000025</text:p>
          </table:table-cell>
          <table:table-cell office:value-type="float" office:value="0.0133832966913527" calcext:value-type="float">
            <text:p>0,01338</text:p>
          </table:table-cell>
          <table:table-cell office:value-type="float" office:value="8" calcext:value-type="float">
            <text:p>8</text:p>
          </table:table-cell>
          <table:table-cell office:value-type="float" office:value="0.020889835456437" calcext:value-type="float">
            <text:p>0,0208898</text:p>
          </table:table-cell>
          <table:table-cell office:value-type="float" office:value="127745" calcext:value-type="float">
            <text:p>127745</text:p>
          </table:table-cell>
          <table:table-cell office:value-type="string" calcext:value-type="string">
            <text:p>Gal Costa</text:p>
          </table:table-cell>
          <table:table-cell office:value-type="string" calcext:value-type="string">
            <text:p>[{'Gal Costa'}]</text:p>
          </table:table-cell>
          <table:table-cell office:value-type="string" calcext:value-type="string">
            <text:p>[{'Psychedelic Pop', 'TropicÃ¡lia'}]</text:p>
          </table:table-cell>
          <table:table-cell office:value-type="string" calcext:value-type="string">
            <text:p>[{'Baroque Pop', 'Samba Soul', 'Psychedelic Rock', 'Samba-rock'}]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1521.89999999999" calcext:value-type="float">
            <text:p>1521,9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1100298695489" calcext:value-type="float">
            <text:p>0,000110</text:p>
          </table:table-cell>
          <table:table-cell office:value-type="float" office:value="0.0473963035169565" calcext:value-type="float">
            <text:p>0,04740</text:p>
          </table:table-cell>
          <table:table-cell office:value-type="float" office:value="4" calcext:value-type="float">
            <text:p>4</text:p>
          </table:table-cell>
          <table:table-cell office:value-type="float" office:value="0.0375706622238354" calcext:value-type="float">
            <text:p>0,0375707</text:p>
          </table:table-cell>
          <table:table-cell office:value-type="float" office:value="128996" calcext:value-type="float">
            <text:p>128996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[{'Paul McCartney', 'Linda McCartney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Blues Rock', 'Progressive Pop', 'Art Pop', 'Psychedelic Pop', 'Folk Pop'}]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1345.29999999999" calcext:value-type="float">
            <text:p>1345,3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196585362918" calcext:value-type="float">
            <text:p>0,000220</text:p>
          </table:table-cell>
          <table:table-cell office:value-type="float" office:value="0.0440881494240624" calcext:value-type="float">
            <text:p>0,04409</text:p>
          </table:table-cell>
          <table:table-cell office:value-type="float" office:value="7" calcext:value-type="float">
            <text:p>7</text:p>
          </table:table-cell>
          <table:table-cell office:value-type="float" office:value="0.0328858334252875" calcext:value-type="float">
            <text:p>0,0328858</text:p>
          </table:table-cell>
          <table:table-cell office:value-type="float" office:value="120837" calcext:value-type="float">
            <text:p>120837</text:p>
          </table:table-cell>
          <table:table-cell office:value-type="string" calcext:value-type="string">
            <text:p>Heart of The Congos</text:p>
          </table:table-cell>
          <table:table-cell office:value-type="string" calcext:value-type="string">
            <text:p>[{'The Congos'}]</text:p>
          </table:table-cell>
          <table:table-cell office:value-type="string" calcext:value-type="string">
            <text:p>[{'Roots Reggae'}]</text:p>
          </table:table-cell>
          <table:table-cell office:value-type="string" calcext:value-type="string">
            <text:p>[{'Dub'}]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646" calcext:value-type="float">
            <text:p>646</text:p>
          </table:table-cell>
          <table:table-cell office:value-type="float" office:value="983.499999999995" calcext:value-type="float">
            <text:p>983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863816602404" calcext:value-type="float">
            <text:p>0,000286</text:p>
          </table:table-cell>
          <table:table-cell office:value-type="float" office:value="0.0143978595681054" calcext:value-type="float">
            <text:p>0,01440</text:p>
          </table:table-cell>
          <table:table-cell office:value-type="float" office:value="8" calcext:value-type="float">
            <text:p>8</text:p>
          </table:table-cell>
          <table:table-cell office:value-type="float" office:value="0.0204633032767783" calcext:value-type="float">
            <text:p>0,0204633</text:p>
          </table:table-cell>
          <table:table-cell office:value-type="float" office:value="122356" calcext:value-type="float">
            <text:p>122356</text:p>
          </table:table-cell>
          <table:table-cell office:value-type="string" calcext:value-type="string">
            <text:p>Meditations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Spiritual Jazz', 'Free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948.599999999996" calcext:value-type="float">
            <text:p>948,6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7845266139632" calcext:value-type="float">
            <text:p>0,000785</text:p>
          </table:table-cell>
          <table:table-cell office:value-type="float" office:value="0.0136654415812657" calcext:value-type="float">
            <text:p>0,01367</text:p>
          </table:table-cell>
          <table:table-cell office:value-type="float" office:value="8" calcext:value-type="float">
            <text:p>8</text:p>
          </table:table-cell>
          <table:table-cell office:value-type="float" office:value="0.0195627737256391" calcext:value-type="float">
            <text:p>0,0195628</text:p>
          </table:table-cell>
          <table:table-cell office:value-type="float" office:value="124298" calcext:value-type="float">
            <text:p>124298</text:p>
          </table:table-cell>
          <table:table-cell office:value-type="string" calcext:value-type="string">
            <text:p>Ascension [Edition I]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Spiritual Jazz', 'Free Jazz'}]</text:p>
          </table:table-cell>
          <table:table-cell office:value-type="string" calcext:value-type="string">
            <text:p>[{'Experimental Big Band', 'Post-Bop'}]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995" calcext:value-type="float">
            <text:p>995</text:p>
          </table:table-cell>
          <table:table-cell office:value-type="float" office:value="864.499999999998" calcext:value-type="float">
            <text:p>864,5</text:p>
          </table:table-cell>
          <table:table-cell office:value-type="float" office:value="592" calcext:value-type="float">
            <text:p>592</text:p>
          </table:table-cell>
          <table:table-cell office:value-type="float" office:value="0.592592592592593" calcext:value-type="float">
            <text:p>0,59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10526315789474" calcext:value-type="float">
            <text:p>0,7105</text:p>
          </table:table-cell>
          <table:table-cell office:value-type="float" office:value="0.0002414572220851" calcext:value-type="float">
            <text:p>0,000241</text:p>
          </table:table-cell>
          <table:table-cell office:value-type="float" office:value="0.0123961624093252" calcext:value-type="float">
            <text:p>0,01240</text:p>
          </table:table-cell>
          <table:table-cell office:value-type="float" office:value="8" calcext:value-type="float">
            <text:p>8</text:p>
          </table:table-cell>
          <table:table-cell office:value-type="float" office:value="0.0191256141318242" calcext:value-type="float">
            <text:p>0,0191256</text:p>
          </table:table-cell>
          <table:table-cell office:value-type="float" office:value="124089" calcext:value-type="float">
            <text:p>124089</text:p>
          </table:table-cell>
          <table:table-cell office:value-type="string" calcext:value-type="string">
            <text:p>Maiden Voyage</text:p>
          </table:table-cell>
          <table:table-cell office:value-type="string" calcext:value-type="string">
            <text:p>[{'Herbie Hancock'}]</text:p>
          </table:table-cell>
          <table:table-cell office:value-type="string" calcext:value-type="string">
            <text:p>[{'Modal Jazz'}]</text:p>
          </table:table-cell>
          <table:table-cell office:value-type="string" calcext:value-type="string">
            <text:p>[{'Hard Bop', 'Post-Bop'}]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17.99999999999" calcext:value-type="float">
            <text:p>1718,0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10191888615402" calcext:value-type="float">
            <text:p>0,001019</text:p>
          </table:table-cell>
          <table:table-cell office:value-type="float" office:value="0.0540471688431376" calcext:value-type="float">
            <text:p>0,05405</text:p>
          </table:table-cell>
          <table:table-cell office:value-type="float" office:value="0" calcext:value-type="float">
            <text:p>0</text:p>
          </table:table-cell>
          <table:table-cell office:value-type="float" office:value="0.0381570192891565" calcext:value-type="float">
            <text:p>0,0381570</text:p>
          </table:table-cell>
          <table:table-cell office:value-type="float" office:value="116497" calcext:value-type="float">
            <text:p>1164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Progressive Rock', 'Art Rock'}]</text:p>
          </table:table-cell>
          <table:table-cell office:value-type="string" calcext:value-type="string">
            <text:p>[{'Free Improvisation', 'Jazz-Rock', 'Hard Rock', 'Heavy Metal'}]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1595.69999999999" calcext:value-type="float">
            <text:p>1595,7</text:p>
          </table:table-cell>
          <table:table-cell office:value-type="float" office:value="591" calcext:value-type="float">
            <text:p>591</text:p>
          </table:table-cell>
          <table:table-cell office:value-type="float" office:value="0.591591591591592" calcext:value-type="float">
            <text:p>0,591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10021321961621" calcext:value-type="float">
            <text:p>0,7100</text:p>
          </table:table-cell>
          <table:table-cell office:value-type="float" office:value="0.0005300892074439" calcext:value-type="float">
            <text:p>0,000530</text:p>
          </table:table-cell>
          <table:table-cell office:value-type="float" office:value="0.0404089149518429" calcext:value-type="float">
            <text:p>0,04041</text:p>
          </table:table-cell>
          <table:table-cell office:value-type="float" office:value="14" calcext:value-type="float">
            <text:p>14</text:p>
          </table:table-cell>
          <table:table-cell office:value-type="float" office:value="0.0350809898204377" calcext:value-type="float">
            <text:p>0,0350810</text:p>
          </table:table-cell>
          <table:table-cell office:value-type="float" office:value="116290" calcext:value-type="float">
            <text:p>116290</text:p>
          </table:table-cell>
          <table:table-cell office:value-type="string" calcext:value-type="string">
            <text:p>Mos Def &amp; Talib Kweli Are Black Star</text:p>
          </table:table-cell>
          <table:table-cell office:value-type="string" calcext:value-type="string">
            <text:p>[{'Black Star'}]</text:p>
          </table:table-cell>
          <table:table-cell office:value-type="string" calcext:value-type="string">
            <text:p>[{'Conscious Hip Hop', 'East Coast Hip Hop', 'Boom Bap'}]</text:p>
          </table:table-cell>
          <table:table-cell office:value-type="string" calcext:value-type="string">
            <text:p>[{'Neo-Soul', 'Jazz Rap', 'Political Hip Hop'}]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1069.9" calcext:value-type="float">
            <text:p>1069,9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2801732928653" calcext:value-type="float">
            <text:p>0,000280</text:p>
          </table:table-cell>
          <table:table-cell office:value-type="float" office:value="0.0165751433161621" calcext:value-type="float">
            <text:p>0,01658</text:p>
          </table:table-cell>
          <table:table-cell office:value-type="float" office:value="16" calcext:value-type="float">
            <text:p>16</text:p>
          </table:table-cell>
          <table:table-cell office:value-type="float" office:value="0.0239590391134478" calcext:value-type="float">
            <text:p>0,0239590</text:p>
          </table:table-cell>
          <table:table-cell office:value-type="float" office:value="118271" calcext:value-type="float">
            <text:p>118271</text:p>
          </table:table-cell>
          <table:table-cell office:value-type="string" calcext:value-type="string">
            <text:p>Discovery</text:p>
          </table:table-cell>
          <table:table-cell office:value-type="string" calcext:value-type="string">
            <text:p>[{'Daft Punk'}]</text:p>
          </table:table-cell>
          <table:table-cell office:value-type="string" calcext:value-type="string">
            <text:p>[{'French House'}]</text:p>
          </table:table-cell>
          <table:table-cell office:value-type="string" calcext:value-type="string">
            <text:p>[{'Funky House', 'Electro-Disco', 'Synth Funk', 'Nu-Disco', 'Dance-Pop'}]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938" calcext:value-type="float">
            <text:p>938</text:p>
          </table:table-cell>
          <table:table-cell office:value-type="float" office:value="967.099999999999" calcext:value-type="float">
            <text:p>967,1</text:p>
          </table:table-cell>
          <table:table-cell office:value-type="float" office:value="590" calcext:value-type="float">
            <text:p>590</text:p>
          </table:table-cell>
          <table:table-cell office:value-type="float" office:value="0.590590590590591" calcext:value-type="float">
            <text:p>0,590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9517045454545" calcext:value-type="float">
            <text:p>0,7095</text:p>
          </table:table-cell>
          <table:table-cell office:value-type="float" office:value="0.0003704439242181" calcext:value-type="float">
            <text:p>0,000370</text:p>
          </table:table-cell>
          <table:table-cell office:value-type="float" office:value="0.0138051869066262" calcext:value-type="float">
            <text:p>0,01381</text:p>
          </table:table-cell>
          <table:table-cell office:value-type="float" office:value="17" calcext:value-type="float">
            <text:p>17</text:p>
          </table:table-cell>
          <table:table-cell office:value-type="float" office:value="0.0208176179491301" calcext:value-type="float">
            <text:p>0,0208176</text:p>
          </table:table-cell>
          <table:table-cell office:value-type="float" office:value="118702" calcext:value-type="float">
            <text:p>118702</text:p>
          </table:table-cell>
          <table:table-cell office:value-type="string" calcext:value-type="string">
            <text:p>Consuming Impulse</text:p>
          </table:table-cell>
          <table:table-cell office:value-type="string" calcext:value-type="string">
            <text:p>[{'Pestilence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Thrash Metal'}]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915" calcext:value-type="float">
            <text:p>915</text:p>
          </table:table-cell>
          <table:table-cell office:value-type="float" office:value="1395.79999999999" calcext:value-type="float">
            <text:p>1395,8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5358397809967" calcext:value-type="float">
            <text:p>0,000536</text:p>
          </table:table-cell>
          <table:table-cell office:value-type="float" office:value="0.0247564541426825" calcext:value-type="float">
            <text:p>0,02476</text:p>
          </table:table-cell>
          <table:table-cell office:value-type="float" office:value="10" calcext:value-type="float">
            <text:p>10</text:p>
          </table:table-cell>
          <table:table-cell office:value-type="float" office:value="0.0290187742005777" calcext:value-type="float">
            <text:p>0,0290188</text:p>
          </table:table-cell>
          <table:table-cell office:value-type="float" office:value="113900" calcext:value-type="float">
            <text:p>113900</text:p>
          </table:table-cell>
          <table:table-cell office:value-type="string" calcext:value-type="string">
            <text:p>Skeleton Tree</text:p>
          </table:table-cell>
          <table:table-cell office:value-type="string" calcext:value-type="string">
            <text:p>[{'Nick Cave &amp; The Bad Seeds'}]</text:p>
          </table:table-cell>
          <table:table-cell office:value-type="string" calcext:value-type="string">
            <text:p>[{'Singer-Songwriter', 'Art Rock'}]</text:p>
          </table:table-cell>
          <table:table-cell office:value-type="string" calcext:value-type="string">
            <text:p>[{'Drone', 'Spoken Word', 'Ambient', 'Ambient Pop'}]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1335.69999999999" calcext:value-type="float">
            <text:p>1335,7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0342694063468947" calcext:value-type="float">
            <text:p>0,000034</text:p>
          </table:table-cell>
          <table:table-cell office:value-type="float" office:value="0.0439965491403735" calcext:value-type="float">
            <text:p>0,04400</text:p>
          </table:table-cell>
          <table:table-cell office:value-type="float" office:value="0" calcext:value-type="float">
            <text:p>0</text:p>
          </table:table-cell>
          <table:table-cell office:value-type="float" office:value="0.0330078856266266" calcext:value-type="float">
            <text:p>0,0330079</text:p>
          </table:table-cell>
          <table:table-cell office:value-type="float" office:value="122978" calcext:value-type="float">
            <text:p>122978</text:p>
          </table:table-cell>
          <table:table-cell office:value-type="string" calcext:value-type="string">
            <text:p>Scheherazade and Other Stories</text:p>
          </table:table-cell>
          <table:table-cell office:value-type="string" calcext:value-type="string">
            <text:p>[{'Renaissance'}]</text:p>
          </table:table-cell>
          <table:table-cell office:value-type="string" calcext:value-type="string">
            <text:p>[{'Symphonic Prog'}]</text:p>
          </table:table-cell>
          <table:table-cell office:value-type="string" calcext:value-type="string">
            <text:p>[{'Romanticism', 'Progressive Folk'}]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1056.2" calcext:value-type="float">
            <text:p>1056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6666653293239" calcext:value-type="float">
            <text:p>0,000667</text:p>
          </table:table-cell>
          <table:table-cell office:value-type="float" office:value="0.0146046872679144" calcext:value-type="float">
            <text:p>0,01460</text:p>
          </table:table-cell>
          <table:table-cell office:value-type="float" office:value="10" calcext:value-type="float">
            <text:p>10</text:p>
          </table:table-cell>
          <table:table-cell office:value-type="float" office:value="0.0213316055466938" calcext:value-type="float">
            <text:p>0,0213316</text:p>
          </table:table-cell>
          <table:table-cell office:value-type="float" office:value="114931" calcext:value-type="float">
            <text:p>114931</text:p>
          </table:table-cell>
          <table:table-cell office:value-type="string" calcext:value-type="string">
            <text:p>Minecraft: Volume Beta</text:p>
          </table:table-cell>
          <table:table-cell office:value-type="string" calcext:value-type="string">
            <text:p>[{'C418'}]</text:p>
          </table:table-cell>
          <table:table-cell office:value-type="string" calcext:value-type="string">
            <text:p>[{'Video Game Music', 'Ambient', 'Electronic'}]</text:p>
          </table:table-cell>
          <table:table-cell office:value-type="string" calcext:value-type="string">
            <text:p>[{'Downtempo', 'Impressionism', 'Progressive Electronic', 'Dark Ambient', 'Space Ambient'}]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1016.4" calcext:value-type="float">
            <text:p>1016,4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3711125955614" calcext:value-type="float">
            <text:p>0,000371</text:p>
          </table:table-cell>
          <table:table-cell office:value-type="float" office:value="0.0153832025925364" calcext:value-type="float">
            <text:p>0,01538</text:p>
          </table:table-cell>
          <table:table-cell office:value-type="float" office:value="17" calcext:value-type="float">
            <text:p>17</text:p>
          </table:table-cell>
          <table:table-cell office:value-type="float" office:value="0.0220731453632173" calcext:value-type="float">
            <text:p>0,0220731</text:p>
          </table:table-cell>
          <table:table-cell office:value-type="float" office:value="118841" calcext:value-type="float">
            <text:p>118841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[{'Death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928" calcext:value-type="float">
            <text:p>928</text:p>
          </table:table-cell>
          <table:table-cell office:value-type="float" office:value="928.199999999996" calcext:value-type="float">
            <text:p>928,2</text:p>
          </table:table-cell>
          <table:table-cell office:value-type="float" office:value="589" calcext:value-type="float">
            <text:p>589</text:p>
          </table:table-cell>
          <table:table-cell office:value-type="float" office:value="0.58958958958959" calcext:value-type="float">
            <text:p>0,589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9013484740951" calcext:value-type="float">
            <text:p>0,7090</text:p>
          </table:table-cell>
          <table:table-cell office:value-type="float" office:value="0.0002373783268906" calcext:value-type="float">
            <text:p>0,000237</text:p>
          </table:table-cell>
          <table:table-cell office:value-type="float" office:value="0.0140753425361743" calcext:value-type="float">
            <text:p>0,01408</text:p>
          </table:table-cell>
          <table:table-cell office:value-type="float" office:value="8" calcext:value-type="float">
            <text:p>8</text:p>
          </table:table-cell>
          <table:table-cell office:value-type="float" office:value="0.0215419291042658" calcext:value-type="float">
            <text:p>0,0215419</text:p>
          </table:table-cell>
          <table:table-cell office:value-type="float" office:value="126299" calcext:value-type="float">
            <text:p>126299</text:p>
          </table:table-cell>
          <table:table-cell office:value-type="string" calcext:value-type="string">
            <text:p>Something Else by The Kinks</text:p>
          </table:table-cell>
          <table:table-cell office:value-type="string" calcext:value-type="string">
            <text:p>[{'The Kinks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Mod', 'Music Hall', 'Psychedelic Pop', 'Sunshine Pop'}]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1686.49999999999" calcext:value-type="float">
            <text:p>1686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9708104898485" calcext:value-type="float">
            <text:p>0,000971</text:p>
          </table:table-cell>
          <table:table-cell office:value-type="float" office:value="0.0431755742531693" calcext:value-type="float">
            <text:p>0,04318</text:p>
          </table:table-cell>
          <table:table-cell office:value-type="float" office:value="11" calcext:value-type="float">
            <text:p>11</text:p>
          </table:table-cell>
          <table:table-cell office:value-type="float" office:value="0.0379016233872184" calcext:value-type="float">
            <text:p>0,0379016</text:p>
          </table:table-cell>
          <table:table-cell office:value-type="float" office:value="117078" calcext:value-type="float">
            <text:p>117078</text:p>
          </table:table-cell>
          <table:table-cell office:value-type="string" calcext:value-type="string">
            <text:p>Rear View Mirror</text:p>
          </table:table-cell>
          <table:table-cell office:value-type="string" calcext:value-type="string">
            <text:p>[{'Townes Van Zandt'}]</text:p>
          </table:table-cell>
          <table:table-cell office:value-type="string" calcext:value-type="string">
            <text:p>[{'Contemporary Folk', 'Country', 'Singer-Songwriter'}]</text:p>
          </table:table-cell>
          <table:table-cell office:value-type="string" calcext:value-type="string">
            <text:p>[{'Outlaw Country'}]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1647.29999999999" calcext:value-type="float">
            <text:p>1647,3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946498268475" calcext:value-type="float">
            <text:p>0,000395</text:p>
          </table:table-cell>
          <table:table-cell office:value-type="float" office:value="0.0420369061350264" calcext:value-type="float">
            <text:p>0,04204</text:p>
          </table:table-cell>
          <table:table-cell office:value-type="float" office:value="6" calcext:value-type="float">
            <text:p>6</text:p>
          </table:table-cell>
          <table:table-cell office:value-type="float" office:value="0.0377138749445996" calcext:value-type="float">
            <text:p>0,0377139</text:p>
          </table:table-cell>
          <table:table-cell office:value-type="float" office:value="113577" calcext:value-type="float">
            <text:p>113577</text:p>
          </table:table-cell>
          <table:table-cell office:value-type="string" calcext:value-type="string">
            <text:p>The Fragile</text:p>
          </table:table-cell>
          <table:table-cell office:value-type="string" calcext:value-type="string">
            <text:p>[{'Nine Inch Nails'}]</text:p>
          </table:table-cell>
          <table:table-cell office:value-type="string" calcext:value-type="string">
            <text:p>[{'Industrial Rock', 'Alternative Rock', 'Art Rock'}]</text:p>
          </table:table-cell>
          <table:table-cell office:value-type="string" calcext:value-type="string">
            <text:p>[{'Industrial Metal', 'Ambient', 'Post-Rock'}]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1567.49999999999" calcext:value-type="float">
            <text:p>1567,5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3023063143303" calcext:value-type="float">
            <text:p>0,000302</text:p>
          </table:table-cell>
          <table:table-cell office:value-type="float" office:value="0.0396740369176819" calcext:value-type="float">
            <text:p>0,03967</text:p>
          </table:table-cell>
          <table:table-cell office:value-type="float" office:value="14" calcext:value-type="float">
            <text:p>14</text:p>
          </table:table-cell>
          <table:table-cell office:value-type="float" office:value="0.0349708381658292" calcext:value-type="float">
            <text:p>0,0349708</text:p>
          </table:table-cell>
          <table:table-cell office:value-type="float" office:value="115477" calcext:value-type="float">
            <text:p>115477</text:p>
          </table:table-cell>
          <table:table-cell office:value-type="string" calcext:value-type="string">
            <text:p>Blowout Comb</text:p>
          </table:table-cell>
          <table:table-cell office:value-type="string" calcext:value-type="string">
            <text:p>[{'Digable Planets'}]</text:p>
          </table:table-cell>
          <table:table-cell office:value-type="string" calcext:value-type="string">
            <text:p>[{'Conscious Hip Hop', 'East Coast Hip Hop', 'Jazz Rap'}]</text:p>
          </table:table-cell>
          <table:table-cell office:value-type="string" calcext:value-type="string">
            <text:p>[{'Abstract Hip Hop', 'Boom Bap', 'Political Hip Hop'}]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415.59999999999" calcext:value-type="float">
            <text:p>1415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667668336339" calcext:value-type="float">
            <text:p>0,000668</text:p>
          </table:table-cell>
          <table:table-cell office:value-type="float" office:value="0.0359262156888984" calcext:value-type="float">
            <text:p>0,03593</text:p>
          </table:table-cell>
          <table:table-cell office:value-type="float" office:value="14" calcext:value-type="float">
            <text:p>14</text:p>
          </table:table-cell>
          <table:table-cell office:value-type="float" office:value="0.033642376312884" calcext:value-type="float">
            <text:p>0,0336424</text:p>
          </table:table-cell>
          <table:table-cell office:value-type="float" office:value="116536" calcext:value-type="float">
            <text:p>116536</text:p>
          </table:table-cell>
          <table:table-cell office:value-type="string" calcext:value-type="string">
            <text:p>Love Deluxe</text:p>
          </table:table-cell>
          <table:table-cell office:value-type="string" calcext:value-type="string">
            <text:p>[{'Sade'}]</text:p>
          </table:table-cell>
          <table:table-cell office:value-type="string" calcext:value-type="string">
            <text:p>[{'Sophisti-Pop', 'Downtempo', 'Smooth Soul'}]</text:p>
          </table:table-cell>
          <table:table-cell office:value-type="string" calcext:value-type="string">
            <text:p>[{'Downtempo', 'Ambient Pop', 'Smooth Jazz', 'Neo-Soul', 'Contemporary R&amp;B'}]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1354.89999999999" calcext:value-type="float">
            <text:p>1354,9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360746183725" calcext:value-type="float">
            <text:p>0,000136</text:p>
          </table:table-cell>
          <table:table-cell office:value-type="float" office:value="0.0344595970595581" calcext:value-type="float">
            <text:p>0,03446</text:p>
          </table:table-cell>
          <table:table-cell office:value-type="float" office:value="14" calcext:value-type="float">
            <text:p>14</text:p>
          </table:table-cell>
          <table:table-cell office:value-type="float" office:value="0.031704057823515" calcext:value-type="float">
            <text:p>0,0317041</text:p>
          </table:table-cell>
          <table:table-cell office:value-type="float" office:value="114339" calcext:value-type="float">
            <text:p>114339</text:p>
          </table:table-cell>
          <table:table-cell office:value-type="string" calcext:value-type="string">
            <text:p>The Nutcracker</text:p>
          </table:table-cell>
          <table:table-cell office:value-type="string" calcext:value-type="string">
            <text:p>[{'Pyotr Tchaikovsky', 'Valery Gergiev', 'Mariinsky Orchestra'}]</text:p>
          </table:table-cell>
          <table:table-cell office:value-type="string" calcext:value-type="string">
            <text:p>[{'Orchestral Music', 'Romanticism', 'Ballet'}]</text:p>
          </table:table-cell>
          <table:table-cell office:value-type="string" calcext:value-type="string">
            <text:p>[{'Christmas Music', 'Waltz'}]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1342.99999999999" calcext:value-type="float">
            <text:p>1343,0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1534600732997" calcext:value-type="float">
            <text:p>0,000153</text:p>
          </table:table-cell>
          <table:table-cell office:value-type="float" office:value="0.0434928591052245" calcext:value-type="float">
            <text:p>0,04349</text:p>
          </table:table-cell>
          <table:table-cell office:value-type="float" office:value="7" calcext:value-type="float">
            <text:p>7</text:p>
          </table:table-cell>
          <table:table-cell office:value-type="float" office:value="0.0339855775277531" calcext:value-type="float">
            <text:p>0,0339856</text:p>
          </table:table-cell>
          <table:table-cell office:value-type="float" office:value="125024" calcext:value-type="float">
            <text:p>125024</text:p>
          </table:table-cell>
          <table:table-cell office:value-type="string" calcext:value-type="string">
            <text:p>Mothership Connection</text:p>
          </table:table-cell>
          <table:table-cell office:value-type="string" calcext:value-type="string">
            <text:p>[{'Parliament'}]</text:p>
          </table:table-cell>
          <table:table-cell office:value-type="string" calcext:value-type="string">
            <text:p>[{'P-Funk'}]</text:p>
          </table:table-cell>
          <table:table-cell office:value-type="string" calcext:value-type="string">
            <text:p>[{'Synth Funk'}]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870" calcext:value-type="float">
            <text:p>870</text:p>
          </table:table-cell>
          <table:table-cell office:value-type="float" office:value="910.599999999996" calcext:value-type="float">
            <text:p>910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4994974934854" calcext:value-type="float">
            <text:p>0,000499</text:p>
          </table:table-cell>
          <table:table-cell office:value-type="float" office:value="0.0122592508872769" calcext:value-type="float">
            <text:p>0,01226</text:p>
          </table:table-cell>
          <table:table-cell office:value-type="float" office:value="10" calcext:value-type="float">
            <text:p>10</text:p>
          </table:table-cell>
          <table:table-cell office:value-type="float" office:value="0.0192821814663006" calcext:value-type="float">
            <text:p>0,0192822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TA13OO</text:p>
          </table:table-cell>
          <table:table-cell office:value-type="string" calcext:value-type="string">
            <text:p>[{'Denzel Curry'}]</text:p>
          </table:table-cell>
          <table:table-cell office:value-type="string" calcext:value-type="string">
            <text:p>[{'Southern Hip Hop', 'Trap'}]</text:p>
          </table:table-cell>
          <table:table-cell office:value-type="string" calcext:value-type="string">
            <text:p>[{'Conscious Hip Hop', 'Pop Rap', 'Trap Metal', 'Hardcore Hip Hop'}]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74.599999999999" calcext:value-type="float">
            <text:p>874,6</text:p>
          </table:table-cell>
          <table:table-cell office:value-type="float" office:value="588" calcext:value-type="float">
            <text:p>588</text:p>
          </table:table-cell>
          <table:table-cell office:value-type="float" office:value="0.588588588588589" calcext:value-type="float">
            <text:p>0,58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8510638297872" calcext:value-type="float">
            <text:p>0,7085</text:p>
          </table:table-cell>
          <table:table-cell office:value-type="float" office:value="0.0002975587477925" calcext:value-type="float">
            <text:p>0,000298</text:p>
          </table:table-cell>
          <table:table-cell office:value-type="float" office:value="0.0120809714740492" calcext:value-type="float">
            <text:p>0,01208</text:p>
          </table:table-cell>
          <table:table-cell office:value-type="float" office:value="8" calcext:value-type="float">
            <text:p>8</text:p>
          </table:table-cell>
          <table:table-cell office:value-type="float" office:value="0.019233462685347" calcext:value-type="float">
            <text:p>0,0192335</text:p>
          </table:table-cell>
          <table:table-cell office:value-type="float" office:value="115749" calcext:value-type="float">
            <text:p>115749</text:p>
          </table:table-cell>
          <table:table-cell office:value-type="string" calcext:value-type="string">
            <text:p>Idle Moments</text:p>
          </table:table-cell>
          <table:table-cell office:value-type="string" calcext:value-type="string">
            <text:p>[{'Grant Green'}]</text:p>
          </table:table-cell>
          <table:table-cell office:value-type="string" calcext:value-type="string">
            <text:p>[{'Hard Bop'}]</text:p>
          </table:table-cell>
          <table:table-cell office:value-type="string" calcext:value-type="string">
            <text:p>[{'Modal Jazz', 'Cool Jazz'}]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490.29999999999" calcext:value-type="float">
            <text:p>1490,3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965557407775" calcext:value-type="float">
            <text:p>0,000297</text:p>
          </table:table-cell>
          <table:table-cell office:value-type="float" office:value="0.0374106767889119" calcext:value-type="float">
            <text:p>0,03741</text:p>
          </table:table-cell>
          <table:table-cell office:value-type="float" office:value="14" calcext:value-type="float">
            <text:p>14</text:p>
          </table:table-cell>
          <table:table-cell office:value-type="float" office:value="0.0354291589374174" calcext:value-type="float">
            <text:p>0,0354292</text:p>
          </table:table-cell>
          <table:table-cell office:value-type="float" office:value="116499" calcext:value-type="float">
            <text:p>116499</text:p>
          </table:table-cell>
          <table:table-cell office:value-type="string" calcext:value-type="string">
            <text:p>ÃgÃ¦tis byrjun</text:p>
          </table:table-cell>
          <table:table-cell office:value-type="string" calcext:value-type="string">
            <text:p>[{'Sigur RÃ³s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Chamber Pop', 'Dream Pop', 'Ambient'}]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981" calcext:value-type="float">
            <text:p>981</text:p>
          </table:table-cell>
          <table:table-cell office:value-type="float" office:value="1388.79999999999" calcext:value-type="float">
            <text:p>1388,8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0277689656447171" calcext:value-type="float">
            <text:p>0,000028</text:p>
          </table:table-cell>
          <table:table-cell office:value-type="float" office:value="0.035917295027524" calcext:value-type="float">
            <text:p>0,03592</text:p>
          </table:table-cell>
          <table:table-cell office:value-type="float" office:value="14" calcext:value-type="float">
            <text:p>14</text:p>
          </table:table-cell>
          <table:table-cell office:value-type="float" office:value="0.0337553544602843" calcext:value-type="float">
            <text:p>0,0337554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Miroirs; Jeux d'eau; Pavane pour une infante dÃ©funte</text:p>
          </table:table-cell>
          <table:table-cell office:value-type="string" calcext:value-type="string">
            <text:p>[{'AndrÃ© Laplante', 'Maurice Ravel'}]</text:p>
          </table:table-cell>
          <table:table-cell office:value-type="string" calcext:value-type="string">
            <text:p>[{'Impression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49.99999999999" calcext:value-type="float">
            <text:p>1050,0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3846531902644" calcext:value-type="float">
            <text:p>0,000385</text:p>
          </table:table-cell>
          <table:table-cell office:value-type="float" office:value="0.0157614223559925" calcext:value-type="float">
            <text:p>0,01576</text:p>
          </table:table-cell>
          <table:table-cell office:value-type="float" office:value="17" calcext:value-type="float">
            <text:p>17</text:p>
          </table:table-cell>
          <table:table-cell office:value-type="float" office:value="0.0220205155073312" calcext:value-type="float">
            <text:p>0,0220205</text:p>
          </table:table-cell>
          <table:table-cell office:value-type="float" office:value="117863" calcext:value-type="float">
            <text:p>117863</text:p>
          </table:table-cell>
          <table:table-cell office:value-type="string" calcext:value-type="string">
            <text:p>Remain in Light</text:p>
          </table:table-cell>
          <table:table-cell office:value-type="string" calcext:value-type="string">
            <text:p>[{'Talking Heads'}]</text:p>
          </table:table-cell>
          <table:table-cell office:value-type="string" calcext:value-type="string">
            <text:p>[{'Post-Punk', 'New Wave'}]</text:p>
          </table:table-cell>
          <table:table-cell office:value-type="string" calcext:value-type="string">
            <text:p>[{'Experimental Rock', 'Funk', 'Afrobeat', 'Dance-Punk'}]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1013.6" calcext:value-type="float">
            <text:p>1013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604474882363" calcext:value-type="float">
            <text:p>0,000260</text:p>
          </table:table-cell>
          <table:table-cell office:value-type="float" office:value="0.0141104672230573" calcext:value-type="float">
            <text:p>0,01411</text:p>
          </table:table-cell>
          <table:table-cell office:value-type="float" office:value="10" calcext:value-type="float">
            <text:p>10</text:p>
          </table:table-cell>
          <table:table-cell office:value-type="float" office:value="0.0214112397468453" calcext:value-type="float">
            <text:p>0,0214112</text:p>
          </table:table-cell>
          <table:table-cell office:value-type="float" office:value="114411" calcext:value-type="float">
            <text:p>114411</text:p>
          </table:table-cell>
          <table:table-cell office:value-type="string" calcext:value-type="string">
            <text:p>Minecraft: Volume Alpha</text:p>
          </table:table-cell>
          <table:table-cell office:value-type="string" calcext:value-type="string">
            <text:p>[{'C418'}]</text:p>
          </table:table-cell>
          <table:table-cell office:value-type="string" calcext:value-type="string">
            <text:p>[{'Video Game Music', 'Ambient'}]</text:p>
          </table:table-cell>
          <table:table-cell office:value-type="string" calcext:value-type="string">
            <text:p>[{'Impressionism', 'Neoclassical New Age', 'Progressive Electronic', 'Electronic'}]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436.600000000003" calcext:value-type="float">
            <text:p>436,6</text:p>
          </table:table-cell>
          <table:table-cell office:value-type="float" office:value="587" calcext:value-type="float">
            <text:p>587</text:p>
          </table:table-cell>
          <table:table-cell office:value-type="float" office:value="0.587587587587588" calcext:value-type="float">
            <text:p>0,587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8008504606662" calcext:value-type="float">
            <text:p>0,7080</text:p>
          </table:table-cell>
          <table:table-cell office:value-type="float" office:value="0.0002312599840989" calcext:value-type="float">
            <text:p>0,000231</text:p>
          </table:table-cell>
          <table:table-cell office:value-type="float" office:value="0.0070154557522175" calcext:value-type="float">
            <text:p>0,00702</text:p>
          </table:table-cell>
          <table:table-cell office:value-type="float" office:value="21" calcext:value-type="float">
            <text:p>21</text:p>
          </table:table-cell>
          <table:table-cell office:value-type="float" office:value="0.0134658524632508" calcext:value-type="float">
            <text:p>0,0134659</text:p>
          </table:table-cell>
          <table:table-cell office:value-type="float" office:value="122458" calcext:value-type="float">
            <text:p>122458</text:p>
          </table:table-cell>
          <table:table-cell office:value-type="string" calcext:value-type="string">
            <text:p>Somethin' Else</text:p>
          </table:table-cell>
          <table:table-cell office:value-type="string" calcext:value-type="string">
            <text:p>[{'Cannonball Adderley'}]</text:p>
          </table:table-cell>
          <table:table-cell office:value-type="string" calcext:value-type="string">
            <text:p>[{'Hard Bop', 'Cool Jazz'}]</text:p>
          </table:table-cell>
          <table:table-cell office:value-type="string" calcext:value-type="string">
            <text:p>[{'Cool Jazz'}]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830.19999999999" calcext:value-type="float">
            <text:p>1830,2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563506057828" calcext:value-type="float">
            <text:p>0,000564</text:p>
          </table:table-cell>
          <table:table-cell office:value-type="float" office:value="0.0574782553341842" calcext:value-type="float">
            <text:p>0,05748</text:p>
          </table:table-cell>
          <table:table-cell office:value-type="float" office:value="3" calcext:value-type="float">
            <text:p>3</text:p>
          </table:table-cell>
          <table:table-cell office:value-type="float" office:value="0.0408403617808506" calcext:value-type="float">
            <text:p>0,0408404</text:p>
          </table:table-cell>
          <table:table-cell office:value-type="float" office:value="118183" calcext:value-type="float">
            <text:p>118183</text:p>
          </table:table-cell>
          <table:table-cell office:value-type="string" calcext:value-type="string">
            <text:p>On the Beach</text:p>
          </table:table-cell>
          <table:table-cell office:value-type="string" calcext:value-type="string">
            <text:p>[{'Neil Young'}]</text:p>
          </table:table-cell>
          <table:table-cell office:value-type="string" calcext:value-type="string">
            <text:p>[{'Country Rock', 'Singer-Songwriter', 'Folk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1064.9" calcext:value-type="float">
            <text:p>1064,9</text:p>
          </table:table-cell>
          <table:table-cell office:value-type="float" office:value="586" calcext:value-type="float">
            <text:p>586</text:p>
          </table:table-cell>
          <table:table-cell office:value-type="float" office:value="0.586586586586587" calcext:value-type="float">
            <text:p>0,586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7507082152975" calcext:value-type="float">
            <text:p>0,7075</text:p>
          </table:table-cell>
          <table:table-cell office:value-type="float" office:value="0.0003686719451582" calcext:value-type="float">
            <text:p>0,000369</text:p>
          </table:table-cell>
          <table:table-cell office:value-type="float" office:value="0.0149943338524844" calcext:value-type="float">
            <text:p>0,01499</text:p>
          </table:table-cell>
          <table:table-cell office:value-type="float" office:value="10" calcext:value-type="float">
            <text:p>10</text:p>
          </table:table-cell>
          <table:table-cell office:value-type="float" office:value="0.0231042374479781" calcext:value-type="float">
            <text:p>0,0231042</text:p>
          </table:table-cell>
          <table:table-cell office:value-type="float" office:value="116777" calcext:value-type="float">
            <text:p>116777</text:p>
          </table:table-cell>
          <table:table-cell office:value-type="string" calcext:value-type="string">
            <text:p>Endless</text:p>
          </table:table-cell>
          <table:table-cell office:value-type="string" calcext:value-type="string">
            <text:p>[{'Frank Ocean'}]</text:p>
          </table:table-cell>
          <table:table-cell office:value-type="string" calcext:value-type="string">
            <text:p>[{'Art Pop', 'Ambient Pop', 'Alternative R&amp;B'}]</text:p>
          </table:table-cell>
          <table:table-cell office:value-type="string" calcext:value-type="string">
            <text:p>[{'Experimental Hip Hop', 'Cloud Rap', 'Electronic', 'Neo-Soul'}]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558.09999999999" calcext:value-type="float">
            <text:p>1558,1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6320615873054" calcext:value-type="float">
            <text:p>0,000632</text:p>
          </table:table-cell>
          <table:table-cell office:value-type="float" office:value="0.0397175573575383" calcext:value-type="float">
            <text:p>0,03972</text:p>
          </table:table-cell>
          <table:table-cell office:value-type="float" office:value="14" calcext:value-type="float">
            <text:p>14</text:p>
          </table:table-cell>
          <table:table-cell office:value-type="float" office:value="0.0350752070276285" calcext:value-type="float">
            <text:p>0,0350752</text:p>
          </table:table-cell>
          <table:table-cell office:value-type="float" office:value="114674" calcext:value-type="float">
            <text:p>114674</text:p>
          </table:table-cell>
          <table:table-cell office:value-type="string" calcext:value-type="string">
            <text:p>Illmatic</text:p>
          </table:table-cell>
          <table:table-cell office:value-type="string" calcext:value-type="string">
            <text:p>[{'Nas'}]</text:p>
          </table:table-cell>
          <table:table-cell office:value-type="string" calcext:value-type="string">
            <text:p>[{'Hardcore Hip Hop', 'East Coast Hip Hop', 'Boom Bap'}]</text:p>
          </table:table-cell>
          <table:table-cell office:value-type="string" calcext:value-type="string">
            <text:p>[{'Conscious Hip Hop', 'Jazz Rap'}]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float" office:value="920.899999999997" calcext:value-type="float">
            <text:p>920,9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0564024278119135" calcext:value-type="float">
            <text:p>0,000056</text:p>
          </table:table-cell>
          <table:table-cell office:value-type="float" office:value="0.0124583092900844" calcext:value-type="float">
            <text:p>0,01246</text:p>
          </table:table-cell>
          <table:table-cell office:value-type="float" office:value="10" calcext:value-type="float">
            <text:p>10</text:p>
          </table:table-cell>
          <table:table-cell office:value-type="float" office:value="0.0190674962366706" calcext:value-type="float">
            <text:p>0,0190675</text:p>
          </table:table-cell>
          <table:table-cell office:value-type="float" office:value="107552" calcext:value-type="float">
            <text:p>107552</text:p>
          </table:table-cell>
          <table:table-cell office:value-type="string" calcext:value-type="string">
            <text:p>çœŸãƒ»å¥³ç¥žè»¢ç”Ÿ IV (Shin Megami Tensei IV)</text:p>
          </table:table-cell>
          <table:table-cell office:value-type="string" calcext:value-type="string">
            <text:p>[{'Ryota Kozuka'}]</text:p>
          </table:table-cell>
          <table:table-cell office:value-type="string" calcext:value-type="string">
            <text:p>[{'Video Game Music', 'Post-Industrial'}]</text:p>
          </table:table-cell>
          <table:table-cell office:value-type="string" calcext:value-type="string">
            <text:p>[{'Industrial Rock', 'Ambient', 'Synthwave'}]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665.000000000001" calcext:value-type="float">
            <text:p>665,0</text:p>
          </table:table-cell>
          <table:table-cell office:value-type="float" office:value="585" calcext:value-type="float">
            <text:p>585</text:p>
          </table:table-cell>
          <table:table-cell office:value-type="float" office:value="0.585585585585586" calcext:value-type="float">
            <text:p>0,585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07006369426752" calcext:value-type="float">
            <text:p>0,7070</text:p>
          </table:table-cell>
          <table:table-cell office:value-type="float" office:value="0.0003462045880215" calcext:value-type="float">
            <text:p>0,000346</text:p>
          </table:table-cell>
          <table:table-cell office:value-type="float" office:value="0.010037520237456" calcext:value-type="float">
            <text:p>0,01004</text:p>
          </table:table-cell>
          <table:table-cell office:value-type="float" office:value="12" calcext:value-type="float">
            <text:p>12</text:p>
          </table:table-cell>
          <table:table-cell office:value-type="float" office:value="0.0155026537586935" calcext:value-type="float">
            <text:p>0,0155027</text:p>
          </table:table-cell>
          <table:table-cell office:value-type="float" office:value="117718" calcext:value-type="float">
            <text:p>117718</text:p>
          </table:table-cell>
          <table:table-cell office:value-type="string" calcext:value-type="string">
            <text:p>The Forever Story</text:p>
          </table:table-cell>
          <table:table-cell office:value-type="string" calcext:value-type="string">
            <text:p>[{'J.I.D'}]</text:p>
          </table:table-cell>
          <table:table-cell office:value-type="string" calcext:value-type="string">
            <text:p>[{'Southern Hip Hop', 'Conscious Hip Hop'}]</text:p>
          </table:table-cell>
          <table:table-cell office:value-type="string" calcext:value-type="string">
            <text:p>[{'Trap', 'Jazz Rap', 'Hardcore Hip Hop', 'Neo-Soul'}]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894" calcext:value-type="float">
            <text:p>894</text:p>
          </table:table-cell>
          <table:table-cell office:value-type="float" office:value="1394.39999999999" calcext:value-type="float">
            <text:p>1394,4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3476613363052" calcext:value-type="float">
            <text:p>0,000348</text:p>
          </table:table-cell>
          <table:table-cell office:value-type="float" office:value="0.0360396663803667" calcext:value-type="float">
            <text:p>0,03604</text:p>
          </table:table-cell>
          <table:table-cell office:value-type="float" office:value="14" calcext:value-type="float">
            <text:p>14</text:p>
          </table:table-cell>
          <table:table-cell office:value-type="float" office:value="0.0335848449406676" calcext:value-type="float">
            <text:p>0,0335848</text:p>
          </table:table-cell>
          <table:table-cell office:value-type="float" office:value="111487" calcext:value-type="float">
            <text:p>111487</text:p>
          </table:table-cell>
          <table:table-cell office:value-type="string" calcext:value-type="string">
            <text:p>Transilvanian Hunger</text:p>
          </table:table-cell>
          <table:table-cell office:value-type="string" calcext:value-type="string">
            <text:p>[{'Darkthrone'}]</text:p>
          </table:table-cell>
          <table:table-cell office:value-type="string" calcext:value-type="string">
            <text:p>[{'Black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198.29999999999" calcext:value-type="float">
            <text:p>1198,3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646125560621" calcext:value-type="float">
            <text:p>0,000165</text:p>
          </table:table-cell>
          <table:table-cell office:value-type="float" office:value="0.020437564518894" calcext:value-type="float">
            <text:p>0,02044</text:p>
          </table:table-cell>
          <table:table-cell office:value-type="float" office:value="17" calcext:value-type="float">
            <text:p>17</text:p>
          </table:table-cell>
          <table:table-cell office:value-type="float" office:value="0.0246170519154128" calcext:value-type="float">
            <text:p>0,0246171</text:p>
          </table:table-cell>
          <table:table-cell office:value-type="float" office:value="106549" calcext:value-type="float">
            <text:p>106549</text:p>
          </table:table-cell>
          <table:table-cell office:value-type="string" calcext:value-type="string">
            <text:p>Rain Dogs</text:p>
          </table:table-cell>
          <table:table-cell office:value-type="string" calcext:value-type="string">
            <text:p>[{'Tom Waits'}]</text:p>
          </table:table-cell>
          <table:table-cell office:value-type="string" calcext:value-type="string">
            <text:p>[{'Singer-Songwriter', 'Experimental Rock'}]</text:p>
          </table:table-cell>
          <table:table-cell office:value-type="string" calcext:value-type="string">
            <text:p>[{'Jazz-Rock', 'Blues Rock', 'Dark Cabaret', 'Beat Poetry'}]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965.699999999996" calcext:value-type="float">
            <text:p>965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1003007015031" calcext:value-type="float">
            <text:p>0,000100</text:p>
          </table:table-cell>
          <table:table-cell office:value-type="float" office:value="0.0139537162053599" calcext:value-type="float">
            <text:p>0,01395</text:p>
          </table:table-cell>
          <table:table-cell office:value-type="float" office:value="17" calcext:value-type="float">
            <text:p>17</text:p>
          </table:table-cell>
          <table:table-cell office:value-type="float" office:value="0.0210188927392294" calcext:value-type="float">
            <text:p>0,0210189</text:p>
          </table:table-cell>
          <table:table-cell office:value-type="float" office:value="122149" calcext:value-type="float">
            <text:p>122149</text:p>
          </table:table-cell>
          <table:table-cell office:value-type="string" calcext:value-type="string">
            <text:p>Powerslave</text:p>
          </table:table-cell>
          <table:table-cell office:value-type="string" calcext:value-type="string">
            <text:p>[{'Iron Maiden'}]</text:p>
          </table:table-cell>
          <table:table-cell office:value-type="string" calcext:value-type="string">
            <text:p>[{'Heavy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899" calcext:value-type="float">
            <text:p>899</text:p>
          </table:table-cell>
          <table:table-cell office:value-type="float" office:value="839.699999999998" calcext:value-type="float">
            <text:p>839,7</text:p>
          </table:table-cell>
          <table:table-cell office:value-type="float" office:value="584" calcext:value-type="float">
            <text:p>584</text:p>
          </table:table-cell>
          <table:table-cell office:value-type="float" office:value="0.584584584584585" calcext:value-type="float">
            <text:p>0,584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06506364922207" calcext:value-type="float">
            <text:p>0,7065</text:p>
          </table:table-cell>
          <table:table-cell office:value-type="float" office:value="0.000031093217465963" calcext:value-type="float">
            <text:p>0,000031</text:p>
          </table:table-cell>
          <table:table-cell office:value-type="float" office:value="0.0120768198833081" calcext:value-type="float">
            <text:p>0,01208</text:p>
          </table:table-cell>
          <table:table-cell office:value-type="float" office:value="8" calcext:value-type="float">
            <text:p>8</text:p>
          </table:table-cell>
          <table:table-cell office:value-type="float" office:value="0.0191650060890178" calcext:value-type="float">
            <text:p>0,0191650</text:p>
          </table:table-cell>
          <table:table-cell office:value-type="float" office:value="118590" calcext:value-type="float">
            <text:p>118590</text:p>
          </table:table-cell>
          <table:table-cell office:value-type="string" calcext:value-type="string">
            <text:p>Tristan und Isolde (Bayreuth 1966)</text:p>
          </table:table-cell>
          <table:table-cell office:value-type="string" calcext:value-type="string">
            <text:p>[{'Richard Wagner'}]</text:p>
          </table:table-cell>
          <table:table-cell office:value-type="string" calcext:value-type="string">
            <text:p>[{'Opera', 'Romantic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1557.39999999999" calcext:value-type="float">
            <text:p>1557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4738396187961" calcext:value-type="float">
            <text:p>0,000474</text:p>
          </table:table-cell>
          <table:table-cell office:value-type="float" office:value="0.0400101843085344" calcext:value-type="float">
            <text:p>0,04001</text:p>
          </table:table-cell>
          <table:table-cell office:value-type="float" office:value="14" calcext:value-type="float">
            <text:p>14</text:p>
          </table:table-cell>
          <table:table-cell office:value-type="float" office:value="0.035538713856781" calcext:value-type="float">
            <text:p>0,0355387</text:p>
          </table:table-cell>
          <table:table-cell office:value-type="float" office:value="112466" calcext:value-type="float">
            <text:p>112466</text:p>
          </table:table-cell>
          <table:table-cell office:value-type="string" calcext:value-type="string">
            <text:p>Only Built 4 Cuban Linx...</text:p>
          </table:table-cell>
          <table:table-cell office:value-type="string" calcext:value-type="string">
            <text:p>[{'Raekwon'}]</text:p>
          </table:table-cell>
          <table:table-cell office:value-type="string" calcext:value-type="string">
            <text:p>[{'East Coast Hip Hop', 'Gangsta Rap', 'Boom Bap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891" calcext:value-type="float">
            <text:p>891</text:p>
          </table:table-cell>
          <table:table-cell office:value-type="float" office:value="1530.6" calcext:value-type="float">
            <text:p>1530,6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2534264391311" calcext:value-type="float">
            <text:p>0,000253</text:p>
          </table:table-cell>
          <table:table-cell office:value-type="float" office:value="0.048490329373941" calcext:value-type="float">
            <text:p>0,04849</text:p>
          </table:table-cell>
          <table:table-cell office:value-type="float" office:value="1" calcext:value-type="float">
            <text:p>1</text:p>
          </table:table-cell>
          <table:table-cell office:value-type="float" office:value="0.0372485824788283" calcext:value-type="float">
            <text:p>0,0372486</text:p>
          </table:table-cell>
          <table:table-cell office:value-type="float" office:value="121353" calcext:value-type="float">
            <text:p>121353</text:p>
          </table:table-cell>
          <table:table-cell office:value-type="string" calcext:value-type="string">
            <text:p>Overkill</text:p>
          </table:table-cell>
          <table:table-cell office:value-type="string" calcext:value-type="string">
            <text:p>[{'MotÃ¶rhead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Speed Metal'}]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102.39999999999" calcext:value-type="float">
            <text:p>1102,4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1781006123023" calcext:value-type="float">
            <text:p>0,000178</text:p>
          </table:table-cell>
          <table:table-cell office:value-type="float" office:value="0.0171310628734969" calcext:value-type="float">
            <text:p>0,01713</text:p>
          </table:table-cell>
          <table:table-cell office:value-type="float" office:value="16" calcext:value-type="float">
            <text:p>16</text:p>
          </table:table-cell>
          <table:table-cell office:value-type="float" office:value="0.0245650689789257" calcext:value-type="float">
            <text:p>0,0245651</text:p>
          </table:table-cell>
          <table:table-cell office:value-type="float" office:value="111470" calcext:value-type="float">
            <text:p>111470</text:p>
          </table:table-cell>
          <table:table-cell office:value-type="string" calcext:value-type="string">
            <text:p>Velocity : Design : Comfort</text:p>
          </table:table-cell>
          <table:table-cell office:value-type="string" calcext:value-type="string">
            <text:p>[{'Sweet Trip'}]</text:p>
          </table:table-cell>
          <table:table-cell office:value-type="string" calcext:value-type="string">
            <text:p>[{'Glitch Pop', 'IDM'}]</text:p>
          </table:table-cell>
          <table:table-cell office:value-type="string" calcext:value-type="string">
            <text:p>[{'Ambient Pop', 'Glitch', 'Noise Pop', 'Shoegaze', 'Dream Pop'}]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746" calcext:value-type="float">
            <text:p>746</text:p>
          </table:table-cell>
          <table:table-cell office:value-type="float" office:value="1022.8" calcext:value-type="float">
            <text:p>1022,8</text:p>
          </table:table-cell>
          <table:table-cell office:value-type="float" office:value="583" calcext:value-type="float">
            <text:p>583</text:p>
          </table:table-cell>
          <table:table-cell office:value-type="float" office:value="0.583583583583584" calcext:value-type="float">
            <text:p>0,58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6007067137809" calcext:value-type="float">
            <text:p>0,7060</text:p>
          </table:table-cell>
          <table:table-cell office:value-type="float" office:value="0.0005390159698776" calcext:value-type="float">
            <text:p>0,000539</text:p>
          </table:table-cell>
          <table:table-cell office:value-type="float" office:value="0.0163483424251124" calcext:value-type="float">
            <text:p>0,01635</text:p>
          </table:table-cell>
          <table:table-cell office:value-type="float" office:value="10" calcext:value-type="float">
            <text:p>10</text:p>
          </table:table-cell>
          <table:table-cell office:value-type="float" office:value="0.0223190079006938" calcext:value-type="float">
            <text:p>0,0223190</text:p>
          </table:table-cell>
          <table:table-cell office:value-type="float" office:value="122419" calcext:value-type="float">
            <text:p>122419</text:p>
          </table:table-cell>
          <table:table-cell office:value-type="string" calcext:value-type="string">
            <text:p>The Brussels Affair: Live 1973</text:p>
          </table:table-cell>
          <table:table-cell office:value-type="string" calcext:value-type="string">
            <text:p>[{'The Rolling Stones'}]</text:p>
          </table:table-cell>
          <table:table-cell office:value-type="string" calcext:value-type="string">
            <text:p>[{'Blues Rock', 'Rock'}]</text:p>
          </table:table-cell>
          <table:table-cell office:value-type="string" calcext:value-type="string">
            <text:p>[{'Hard Rock'}]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1421.69999999999" calcext:value-type="float">
            <text:p>1421,7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2051149345738" calcext:value-type="float">
            <text:p>0,000205</text:p>
          </table:table-cell>
          <table:table-cell office:value-type="float" office:value="0.0367574147930723" calcext:value-type="float">
            <text:p>0,03676</text:p>
          </table:table-cell>
          <table:table-cell office:value-type="float" office:value="14" calcext:value-type="float">
            <text:p>14</text:p>
          </table:table-cell>
          <table:table-cell office:value-type="float" office:value="0.0346464433391652" calcext:value-type="float">
            <text:p>0,0346464</text:p>
          </table:table-cell>
          <table:table-cell office:value-type="float" office:value="114136" calcext:value-type="float">
            <text:p>114136</text:p>
          </table:table-cell>
          <table:table-cell office:value-type="string" calcext:value-type="string">
            <text:p>Portishead</text:p>
          </table:table-cell>
          <table:table-cell office:value-type="string" calcext:value-type="string">
            <text:p>[{'Portishead'}]</text:p>
          </table:table-cell>
          <table:table-cell office:value-type="string" calcext:value-type="string">
            <text:p>[{'Trip Hop'}]</text:p>
          </table:table-cell>
          <table:table-cell office:value-type="string" calcext:value-type="string">
            <text:p>[{'Dark Jazz', 'Crime Jazz', 'Acid Jazz', 'Turntablism'}]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944" calcext:value-type="float">
            <text:p>944</text:p>
          </table:table-cell>
          <table:table-cell office:value-type="float" office:value="1389.09999999999" calcext:value-type="float">
            <text:p>1389,1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489954598171" calcext:value-type="float">
            <text:p>0,000490</text:p>
          </table:table-cell>
          <table:table-cell office:value-type="float" office:value="0.0245296933113445" calcext:value-type="float">
            <text:p>0,02453</text:p>
          </table:table-cell>
          <table:table-cell office:value-type="float" office:value="16" calcext:value-type="float">
            <text:p>16</text:p>
          </table:table-cell>
          <table:table-cell office:value-type="float" office:value="0.0300019407646702" calcext:value-type="float">
            <text:p>0,0300019</text:p>
          </table:table-cell>
          <table:table-cell office:value-type="float" office:value="112314" calcext:value-type="float">
            <text:p>112314</text:p>
          </table:table-cell>
          <table:table-cell office:value-type="string" calcext:value-type="string">
            <text:p>Live in Copenhagen</text:p>
          </table:table-cell>
          <table:table-cell office:value-type="string" calcext:value-type="string">
            <text:p>[{'Mount Eerie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1305.39999999999" calcext:value-type="float">
            <text:p>1305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00200601403006213" calcext:value-type="float">
            <text:p>0,000002</text:p>
          </table:table-cell>
          <table:table-cell office:value-type="float" office:value="0.042748122895035" calcext:value-type="float">
            <text:p>0,04275</text:p>
          </table:table-cell>
          <table:table-cell office:value-type="float" office:value="7" calcext:value-type="float">
            <text:p>7</text:p>
          </table:table-cell>
          <table:table-cell office:value-type="float" office:value="0.0334958555624007" calcext:value-type="float">
            <text:p>0,0334959</text:p>
          </table:table-cell>
          <table:table-cell office:value-type="float" office:value="121461" calcext:value-type="float">
            <text:p>121461</text:p>
          </table:table-cell>
          <table:table-cell office:value-type="string" calcext:value-type="string">
            <text:p>Visions of the Country</text:p>
          </table:table-cell>
          <table:table-cell office:value-type="string" calcext:value-type="string">
            <text:p>[{'Robbie Basho'}]</text:p>
          </table:table-cell>
          <table:table-cell office:value-type="string" calcext:value-type="string">
            <text:p>[{'American Primitivism'}]</text:p>
          </table:table-cell>
          <table:table-cell office:value-type="string" calcext:value-type="string">
            <text:p>[{'Progressive Folk'}]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114.39999999999" calcext:value-type="float">
            <text:p>1114,4</text:p>
          </table:table-cell>
          <table:table-cell office:value-type="float" office:value="582" calcext:value-type="float">
            <text:p>582</text:p>
          </table:table-cell>
          <table:table-cell office:value-type="float" office:value="0.582582582582583" calcext:value-type="float">
            <text:p>0,5826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705508474576271" calcext:value-type="float">
            <text:p>0,7055</text:p>
          </table:table-cell>
          <table:table-cell office:value-type="float" office:value="0.0003328980282888" calcext:value-type="float">
            <text:p>0,000333</text:p>
          </table:table-cell>
          <table:table-cell office:value-type="float" office:value="0.0176446934126416" calcext:value-type="float">
            <text:p>0,01764</text:p>
          </table:table-cell>
          <table:table-cell office:value-type="float" office:value="16" calcext:value-type="float">
            <text:p>16</text:p>
          </table:table-cell>
          <table:table-cell office:value-type="float" office:value="0.0245655653700729" calcext:value-type="float">
            <text:p>0,0245656</text:p>
          </table:table-cell>
          <table:table-cell office:value-type="float" office:value="109403" calcext:value-type="float">
            <text:p>109403</text:p>
          </table:table-cell>
          <table:table-cell office:value-type="string" calcext:value-type="string">
            <text:p>Geogaddi</text:p>
          </table:table-cell>
          <table:table-cell office:value-type="string" calcext:value-type="string">
            <text:p>[{'Boards of Canada'}]</text:p>
          </table:table-cell>
          <table:table-cell office:value-type="string" calcext:value-type="string">
            <text:p>[{'IDM'}]</text:p>
          </table:table-cell>
          <table:table-cell office:value-type="string" calcext:value-type="string">
            <text:p>[{'Downtempo', 'Ambient Techno', 'Radio Broadcast Recordings', 'Illbient', 'Ambient'}]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1643.49999999999" calcext:value-type="float">
            <text:p>1643,5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4653952549744" calcext:value-type="float">
            <text:p>0,000465</text:p>
          </table:table-cell>
          <table:table-cell office:value-type="float" office:value="0.0418465243493611" calcext:value-type="float">
            <text:p>0,04185</text:p>
          </table:table-cell>
          <table:table-cell office:value-type="float" office:value="11" calcext:value-type="float">
            <text:p>11</text:p>
          </table:table-cell>
          <table:table-cell office:value-type="float" office:value="0.0374442416925407" calcext:value-type="float">
            <text:p>0,0374442</text:p>
          </table:table-cell>
          <table:table-cell office:value-type="float" office:value="106401" calcext:value-type="float">
            <text:p>106401</text:p>
          </table:table-cell>
          <table:table-cell office:value-type="string" calcext:value-type="string">
            <text:p>Bone Machine</text:p>
          </table:table-cell>
          <table:table-cell office:value-type="string" calcext:value-type="string">
            <text:p>[{'Tom Waits'}]</text:p>
          </table:table-cell>
          <table:table-cell office:value-type="string" calcext:value-type="string">
            <text:p>[{'Experimental Rock', 'Singer-Songwriter'}]</text:p>
          </table:table-cell>
          <table:table-cell office:value-type="string" calcext:value-type="string">
            <text:p>[{'Blues', 'Gothic Country', 'Post-Industrial', 'Americana'}]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1533.99999999999" calcext:value-type="float">
            <text:p>1534,0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6083906217506" calcext:value-type="float">
            <text:p>0,000608</text:p>
          </table:table-cell>
          <table:table-cell office:value-type="float" office:value="0.0393486547207892" calcext:value-type="float">
            <text:p>0,03935</text:p>
          </table:table-cell>
          <table:table-cell office:value-type="float" office:value="14" calcext:value-type="float">
            <text:p>14</text:p>
          </table:table-cell>
          <table:table-cell office:value-type="float" office:value="0.0349780382535175" calcext:value-type="float">
            <text:p>0,0349780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Reasonable Doubt</text:p>
          </table:table-cell>
          <table:table-cell office:value-type="string" calcext:value-type="string">
            <text:p>[{'Jay-Z'}]</text:p>
          </table:table-cell>
          <table:table-cell office:value-type="string" calcext:value-type="string">
            <text:p>[{'East Coast Hip Hop', 'Gangsta Rap', 'Boom Bap'}]</text:p>
          </table:table-cell>
          <table:table-cell office:value-type="string" calcext:value-type="string">
            <text:p>[{'Gangsta Rap', 'Jazz Rap'}]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984.399999999996" calcext:value-type="float">
            <text:p>984,4</text:p>
          </table:table-cell>
          <table:table-cell office:value-type="float" office:value="581" calcext:value-type="float">
            <text:p>581</text:p>
          </table:table-cell>
          <table:table-cell office:value-type="float" office:value="0.581581581581582" calcext:value-type="float">
            <text:p>0,581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05010585744531" calcext:value-type="float">
            <text:p>0,7050</text:p>
          </table:table-cell>
          <table:table-cell office:value-type="float" office:value="0.0003550644833209" calcext:value-type="float">
            <text:p>0,000355</text:p>
          </table:table-cell>
          <table:table-cell office:value-type="float" office:value="0.0133612145749339" calcext:value-type="float">
            <text:p>0,01336</text:p>
          </table:table-cell>
          <table:table-cell office:value-type="float" office:value="10" calcext:value-type="float">
            <text:p>10</text:p>
          </table:table-cell>
          <table:table-cell office:value-type="float" office:value="0.0200003592260987" calcext:value-type="float">
            <text:p>0,0200004</text:p>
          </table:table-cell>
          <table:table-cell office:value-type="float" office:value="105984" calcext:value-type="float">
            <text:p>105984</text:p>
          </table:table-cell>
          <table:table-cell office:value-type="string" calcext:value-type="string">
            <text:p>Virgins</text:p>
          </table:table-cell>
          <table:table-cell office:value-type="string" calcext:value-type="string">
            <text:p>[{'Tim Hecker'}]</text:p>
          </table:table-cell>
          <table:table-cell office:value-type="string" calcext:value-type="string">
            <text:p>[{'Drone', 'Ambient', 'Electroacoustic'}]</text:p>
          </table:table-cell>
          <table:table-cell office:value-type="string" calcext:value-type="string">
            <text:p>[{'Post-Minimalism', 'Noise', 'Dark Ambient', 'Glitch'}]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1433.09999999999" calcext:value-type="float">
            <text:p>1433,1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2663995315965" calcext:value-type="float">
            <text:p>0,000266</text:p>
          </table:table-cell>
          <table:table-cell office:value-type="float" office:value="0.0370755451922072" calcext:value-type="float">
            <text:p>0,03708</text:p>
          </table:table-cell>
          <table:table-cell office:value-type="float" office:value="14" calcext:value-type="float">
            <text:p>14</text:p>
          </table:table-cell>
          <table:table-cell office:value-type="float" office:value="0.0345802264424861" calcext:value-type="float">
            <text:p>0,0345802</text:p>
          </table:table-cell>
          <table:table-cell office:value-type="float" office:value="110410" calcext:value-type="float">
            <text:p>110410</text:p>
          </table:table-cell>
          <table:table-cell office:value-type="string" calcext:value-type="string">
            <text:p>Pierced From Within</text:p>
          </table:table-cell>
          <table:table-cell office:value-type="string" calcext:value-type="string">
            <text:p>[{'Suffocation'}]</text:p>
          </table:table-cell>
          <table:table-cell office:value-type="string" calcext:value-type="string">
            <text:p>[{'Technical Death Metal', 'Brutal 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378.39999999999" calcext:value-type="float">
            <text:p>1378,4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0768972044857148" calcext:value-type="float">
            <text:p>0,000008</text:p>
          </table:table-cell>
          <table:table-cell office:value-type="float" office:value="0.0358422466431373" calcext:value-type="float">
            <text:p>0,03584</text:p>
          </table:table-cell>
          <table:table-cell office:value-type="float" office:value="14" calcext:value-type="float">
            <text:p>14</text:p>
          </table:table-cell>
          <table:table-cell office:value-type="float" office:value="0.0349408211225459" calcext:value-type="float">
            <text:p>0,0349408</text:p>
          </table:table-cell>
          <table:table-cell office:value-type="float" office:value="119985" calcext:value-type="float">
            <text:p>119985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[{'Rage Against the Machine'}]</text:p>
          </table:table-cell>
          <table:table-cell office:value-type="string" calcext:value-type="string">
            <text:p>[{'Rap Metal'}]</text:p>
          </table:table-cell>
          <table:table-cell office:value-type="string" calcext:value-type="string">
            <text:p>[{'Funk Metal', 'Post-Hardcore', 'Political Hip Hop'}]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227.29999999999" calcext:value-type="float">
            <text:p>1227,3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6658318782567" calcext:value-type="float">
            <text:p>0,000666</text:p>
          </table:table-cell>
          <table:table-cell office:value-type="float" office:value="0.021718922221013" calcext:value-type="float">
            <text:p>0,02172</text:p>
          </table:table-cell>
          <table:table-cell office:value-type="float" office:value="8" calcext:value-type="float">
            <text:p>8</text:p>
          </table:table-cell>
          <table:table-cell office:value-type="float" office:value="0.0260534533597286" calcext:value-type="float">
            <text:p>0,0260535</text:p>
          </table:table-cell>
          <table:table-cell office:value-type="float" office:value="116787" calcext:value-type="float">
            <text:p>116787</text:p>
          </table:table-cell>
          <table:table-cell office:value-type="string" calcext:value-type="string">
            <text:p>Townes Van Zandt</text:p>
          </table:table-cell>
          <table:table-cell office:value-type="string" calcext:value-type="string">
            <text:p>[{'Townes Van Zandt'}]</text:p>
          </table:table-cell>
          <table:table-cell office:value-type="string" calcext:value-type="string">
            <text:p>[{'Contemporary Folk', 'Country', 'Singer-Songwriter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999.199999999994" calcext:value-type="float">
            <text:p>999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1327503665513" calcext:value-type="float">
            <text:p>0,000133</text:p>
          </table:table-cell>
          <table:table-cell office:value-type="float" office:value="0.0155702862016314" calcext:value-type="float">
            <text:p>0,01557</text:p>
          </table:table-cell>
          <table:table-cell office:value-type="float" office:value="16" calcext:value-type="float">
            <text:p>16</text:p>
          </table:table-cell>
          <table:table-cell office:value-type="float" office:value="0.0226979753437949" calcext:value-type="float">
            <text:p>0,0226980</text:p>
          </table:table-cell>
          <table:table-cell office:value-type="float" office:value="114458" calcext:value-type="float">
            <text:p>114458</text:p>
          </table:table-cell>
          <table:table-cell office:value-type="string" calcext:value-type="string">
            <text:p>Il Ã©tait une forÃªt...</text:p>
          </table:table-cell>
          <table:table-cell office:value-type="string" calcext:value-type="string">
            <text:p>[{'Gris'}]</text:p>
          </table:table-cell>
          <table:table-cell office:value-type="string" calcext:value-type="string">
            <text:p>[{'Depressive Black Metal', 'Atmospheric Black Metal'}]</text:p>
          </table:table-cell>
          <table:table-cell office:value-type="string" calcext:value-type="string">
            <text:p>[{'Dark Folk'}]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980.199999999997" calcext:value-type="float">
            <text:p>980,2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9185538243654" calcext:value-type="float">
            <text:p>0,000919</text:p>
          </table:table-cell>
          <table:table-cell office:value-type="float" office:value="0.0137731989309731" calcext:value-type="float">
            <text:p>0,01377</text:p>
          </table:table-cell>
          <table:table-cell office:value-type="float" office:value="8" calcext:value-type="float">
            <text:p>8</text:p>
          </table:table-cell>
          <table:table-cell office:value-type="float" office:value="0.0201839002169684" calcext:value-type="float">
            <text:p>0,0201839</text:p>
          </table:table-cell>
          <table:table-cell office:value-type="float" office:value="112207" calcext:value-type="float">
            <text:p>112207</text:p>
          </table:table-cell>
          <table:table-cell office:value-type="string" calcext:value-type="string">
            <text:p>Africa / Brass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Modal Jazz', 'Post-Bop'}]</text:p>
          </table:table-cell>
          <table:table-cell office:value-type="string" calcext:value-type="string">
            <text:p>[{'Experimental Big Band'}]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956.999999999997" calcext:value-type="float">
            <text:p>957,0</text:p>
          </table:table-cell>
          <table:table-cell office:value-type="float" office:value="580" calcext:value-type="float">
            <text:p>580</text:p>
          </table:table-cell>
          <table:table-cell office:value-type="float" office:value="0.580580580580581" calcext:value-type="float">
            <text:p>0,580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4513399153738" calcext:value-type="float">
            <text:p>0,7045</text:p>
          </table:table-cell>
          <table:table-cell office:value-type="float" office:value="0.0000373978329890154" calcext:value-type="float">
            <text:p>0,000037</text:p>
          </table:table-cell>
          <table:table-cell office:value-type="float" office:value="0.0131161483391628" calcext:value-type="float">
            <text:p>0,01312</text:p>
          </table:table-cell>
          <table:table-cell office:value-type="float" office:value="17" calcext:value-type="float">
            <text:p>17</text:p>
          </table:table-cell>
          <table:table-cell office:value-type="float" office:value="0.02060047993091" calcext:value-type="float">
            <text:p>0,0206005</text:p>
          </table:table-cell>
          <table:table-cell office:value-type="float" office:value="118486" calcext:value-type="float">
            <text:p>118486</text:p>
          </table:table-cell>
          <table:table-cell office:value-type="string" calcext:value-type="string">
            <text:p>Symphonie No. 9 / Moldau</text:p>
          </table:table-cell>
          <table:table-cell office:value-type="string" calcext:value-type="string">
            <text:p>[{'AntonÃ­n DvoÅ™Ã¡k', 'BedÅ™ich Smetana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Tone Poem'}]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2.9" calcext:value-type="float">
            <text:p>1072,9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2947837617176" calcext:value-type="float">
            <text:p>0,000295</text:p>
          </table:table-cell>
          <table:table-cell office:value-type="float" office:value="0.0153718308194457" calcext:value-type="float">
            <text:p>0,01537</text:p>
          </table:table-cell>
          <table:table-cell office:value-type="float" office:value="10" calcext:value-type="float">
            <text:p>10</text:p>
          </table:table-cell>
          <table:table-cell office:value-type="float" office:value="0.0211751912715314" calcext:value-type="float">
            <text:p>0,0211752</text:p>
          </table:table-cell>
          <table:table-cell office:value-type="float" office:value="104995" calcext:value-type="float">
            <text:p>104995</text:p>
          </table:table-cell>
          <table:table-cell office:value-type="string" calcext:value-type="string">
            <text:p>To Be Kind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 Rock', 'Post-Rock'}]</text:p>
          </table:table-cell>
          <table:table-cell office:value-type="string" calcext:value-type="string">
            <text:p>[{'Totalism', 'Noise Rock', 'Drone', 'No Wave'}]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868" calcext:value-type="float">
            <text:p>868</text:p>
          </table:table-cell>
          <table:table-cell office:value-type="float" office:value="900.399999999997" calcext:value-type="float">
            <text:p>900,4</text:p>
          </table:table-cell>
          <table:table-cell office:value-type="float" office:value="579" calcext:value-type="float">
            <text:p>579</text:p>
          </table:table-cell>
          <table:table-cell office:value-type="float" office:value="0.57957957957958" calcext:value-type="float">
            <text:p>0,579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704016913319239" calcext:value-type="float">
            <text:p>0,7040</text:p>
          </table:table-cell>
          <table:table-cell office:value-type="float" office:value="0.0001464390241945" calcext:value-type="float">
            <text:p>0,000146</text:p>
          </table:table-cell>
          <table:table-cell office:value-type="float" office:value="0.0132562589475597" calcext:value-type="float">
            <text:p>0,01326</text:p>
          </table:table-cell>
          <table:table-cell office:value-type="float" office:value="8" calcext:value-type="float">
            <text:p>8</text:p>
          </table:table-cell>
          <table:table-cell office:value-type="float" office:value="0.0202204571197352" calcext:value-type="float">
            <text:p>0,0202205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Free Jazz</text:p>
          </table:table-cell>
          <table:table-cell office:value-type="string" calcext:value-type="string">
            <text:p>[{'Ornette Coleman'}]</text:p>
          </table:table-cell>
          <table:table-cell office:value-type="string" calcext:value-type="string">
            <text:p>[{'Free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1397.79999999999" calcext:value-type="float">
            <text:p>1397,8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395515087565" calcext:value-type="float">
            <text:p>0,000240</text:p>
          </table:table-cell>
          <table:table-cell office:value-type="float" office:value="0.0361192317932298" calcext:value-type="float">
            <text:p>0,03612</text:p>
          </table:table-cell>
          <table:table-cell office:value-type="float" office:value="14" calcext:value-type="float">
            <text:p>14</text:p>
          </table:table-cell>
          <table:table-cell office:value-type="float" office:value="0.034479198163475" calcext:value-type="float">
            <text:p>0,0344792</text:p>
          </table:table-cell>
          <table:table-cell office:value-type="float" office:value="111842" calcext:value-type="float">
            <text:p>111842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[{'Vangelis'}]</text:p>
          </table:table-cell>
          <table:table-cell office:value-type="string" calcext:value-type="string">
            <text:p>[{'Film Score', 'Space Ambient', 'Progressive Electronic'}]</text:p>
          </table:table-cell>
          <table:table-cell office:value-type="string" calcext:value-type="string">
            <text:p>[{'Crime Jazz', 'Jazz', 'New Age', 'Ambient'}]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873" calcext:value-type="float">
            <text:p>873</text:p>
          </table:table-cell>
          <table:table-cell office:value-type="float" office:value="1389.89999999999" calcext:value-type="float">
            <text:p>1389,9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2917635961501" calcext:value-type="float">
            <text:p>0,000292</text:p>
          </table:table-cell>
          <table:table-cell office:value-type="float" office:value="0.0359960685003944" calcext:value-type="float">
            <text:p>0,03600</text:p>
          </table:table-cell>
          <table:table-cell office:value-type="float" office:value="14" calcext:value-type="float">
            <text:p>14</text:p>
          </table:table-cell>
          <table:table-cell office:value-type="float" office:value="0.0334443116253466" calcext:value-type="float">
            <text:p>0,0334443</text:p>
          </table:table-cell>
          <table:table-cell office:value-type="float" office:value="113462" calcext:value-type="float">
            <text:p>113462</text:p>
          </table:table-cell>
          <table:table-cell office:value-type="string" calcext:value-type="string">
            <text:p>Diabolical Conquest</text:p>
          </table:table-cell>
          <table:table-cell office:value-type="string" calcext:value-type="string">
            <text:p>[{'Incantation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Death Doom Metal'}]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1065.1" calcext:value-type="float">
            <text:p>1065,1</text:p>
          </table:table-cell>
          <table:table-cell office:value-type="float" office:value="578" calcext:value-type="float">
            <text:p>578</text:p>
          </table:table-cell>
          <table:table-cell office:value-type="float" office:value="0.578578578578579" calcext:value-type="float">
            <text:p>0,578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3521126760563" calcext:value-type="float">
            <text:p>0,7035</text:p>
          </table:table-cell>
          <table:table-cell office:value-type="float" office:value="0.000199884969424" calcext:value-type="float">
            <text:p>0,000200</text:p>
          </table:table-cell>
          <table:table-cell office:value-type="float" office:value="0.0168272032294266" calcext:value-type="float">
            <text:p>0,01683</text:p>
          </table:table-cell>
          <table:table-cell office:value-type="float" office:value="16" calcext:value-type="float">
            <text:p>16</text:p>
          </table:table-cell>
          <table:table-cell office:value-type="float" office:value="0.0251150552082829" calcext:value-type="float">
            <text:p>0,0251151</text:p>
          </table:table-cell>
          <table:table-cell office:value-type="float" office:value="116935" calcext:value-type="float">
            <text:p>116935</text:p>
          </table:table-cell>
          <table:table-cell office:value-type="string" calcext:value-type="string">
            <text:p>Back to Black</text:p>
          </table:table-cell>
          <table:table-cell office:value-type="string" calcext:value-type="string">
            <text:p>[{'Amy Winehouse'}]</text:p>
          </table:table-cell>
          <table:table-cell office:value-type="string" calcext:value-type="string">
            <text:p>[{'Soul', 'Pop Soul', 'Rhythm &amp; Blues'}]</text:p>
          </table:table-cell>
          <table:table-cell office:value-type="string" calcext:value-type="string">
            <text:p>[{'Jazz Pop', 'Brill Building', 'Neo-Soul'}]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928.499999999998" calcext:value-type="float">
            <text:p>928,5</text:p>
          </table:table-cell>
          <table:table-cell office:value-type="float" office:value="577" calcext:value-type="float">
            <text:p>577</text:p>
          </table:table-cell>
          <table:table-cell office:value-type="float" office:value="0.577577577577578" calcext:value-type="float">
            <text:p>0,577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03026038001408" calcext:value-type="float">
            <text:p>0,7030</text:p>
          </table:table-cell>
          <table:table-cell office:value-type="float" office:value="0.000297057244285" calcext:value-type="float">
            <text:p>0,000297</text:p>
          </table:table-cell>
          <table:table-cell office:value-type="float" office:value="0.0130421384860327" calcext:value-type="float">
            <text:p>0,01304</text:p>
          </table:table-cell>
          <table:table-cell office:value-type="float" office:value="17" calcext:value-type="float">
            <text:p>17</text:p>
          </table:table-cell>
          <table:table-cell office:value-type="float" office:value="0.0209037073166356" calcext:value-type="float">
            <text:p>0,0209037</text:p>
          </table:table-cell>
          <table:table-cell office:value-type="float" office:value="113575" calcext:value-type="float">
            <text:p>113575</text:p>
          </table:table-cell>
          <table:table-cell office:value-type="string" calcext:value-type="string">
            <text:p>...And Justice for All</text:p>
          </table:table-cell>
          <table:table-cell office:value-type="string" calcext:value-type="string">
            <text:p>[{'Metallica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Technical Thrash Metal', 'Progressive Metal'}]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976" calcext:value-type="float">
            <text:p>976</text:p>
          </table:table-cell>
          <table:table-cell office:value-type="float" office:value="1422.29999999999" calcext:value-type="float">
            <text:p>1422,3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4020386451916" calcext:value-type="float">
            <text:p>0,000402</text:p>
          </table:table-cell>
          <table:table-cell office:value-type="float" office:value="0.0366856026505512" calcext:value-type="float">
            <text:p>0,03669</text:p>
          </table:table-cell>
          <table:table-cell office:value-type="float" office:value="14" calcext:value-type="float">
            <text:p>14</text:p>
          </table:table-cell>
          <table:table-cell office:value-type="float" office:value="0.0337260303339245" calcext:value-type="float">
            <text:p>0,0337260</text:p>
          </table:table-cell>
          <table:table-cell office:value-type="float" office:value="109247" calcext:value-type="float">
            <text:p>109247</text:p>
          </table:table-cell>
          <table:table-cell office:value-type="string" calcext:value-type="string">
            <text:p>Goldberg Variations BWV 988</text:p>
          </table:table-cell>
          <table:table-cell office:value-type="string" calcext:value-type="string">
            <text:p>[{'Johann Sebastian Bach', 'Evgeni Koroliov'}]</text:p>
          </table:table-cell>
          <table:table-cell office:value-type="string" calcext:value-type="string">
            <text:p>[{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1376.59999999999" calcext:value-type="float">
            <text:p>1376,6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00568370641850936" calcext:value-type="float">
            <text:p>0,000006</text:p>
          </table:table-cell>
          <table:table-cell office:value-type="float" office:value="0.044599078863267" calcext:value-type="float">
            <text:p>0,04460</text:p>
          </table:table-cell>
          <table:table-cell office:value-type="float" office:value="7" calcext:value-type="float">
            <text:p>7</text:p>
          </table:table-cell>
          <table:table-cell office:value-type="float" office:value="0.0348397257400161" calcext:value-type="float">
            <text:p>0,0348397</text:p>
          </table:table-cell>
          <table:table-cell office:value-type="float" office:value="113481" calcext:value-type="float">
            <text:p>113481</text:p>
          </table:table-cell>
          <table:table-cell office:value-type="string" calcext:value-type="string">
            <text:p>Faust IV</text:p>
          </table:table-cell>
          <table:table-cell office:value-type="string" calcext:value-type="string">
            <text:p>[{'Faust'}]</text:p>
          </table:table-cell>
          <table:table-cell office:value-type="string" calcext:value-type="string">
            <text:p>[{'Krautrock'}]</text:p>
          </table:table-cell>
          <table:table-cell office:value-type="string" calcext:value-type="string">
            <text:p>[{'Drone', 'Psychedelic Rock'}]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01" calcext:value-type="float">
            <text:p>1001,0</text:p>
          </table:table-cell>
          <table:table-cell office:value-type="float" office:value="576" calcext:value-type="float">
            <text:p>576</text:p>
          </table:table-cell>
          <table:table-cell office:value-type="float" office:value="0.576576576576577" calcext:value-type="float">
            <text:p>0,576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0253164556962" calcext:value-type="float">
            <text:p>0,7025</text:p>
          </table:table-cell>
          <table:table-cell office:value-type="float" office:value="0.0002176525222617" calcext:value-type="float">
            <text:p>0,000218</text:p>
          </table:table-cell>
          <table:table-cell office:value-type="float" office:value="0.014753226967669" calcext:value-type="float">
            <text:p>0,01475</text:p>
          </table:table-cell>
          <table:table-cell office:value-type="float" office:value="8" calcext:value-type="float">
            <text:p>8</text:p>
          </table:table-cell>
          <table:table-cell office:value-type="float" office:value="0.0209301081686869" calcext:value-type="float">
            <text:p>0,0209301</text:p>
          </table:table-cell>
          <table:table-cell office:value-type="float" office:value="119387" calcext:value-type="float">
            <text:p>119387</text:p>
          </table:table-cell>
          <table:table-cell office:value-type="string" calcext:value-type="string">
            <text:p>A Love Supreme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Modal Jazz', 'Post-Bop'}]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1340.99999999999" calcext:value-type="float">
            <text:p>1341,0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4243388344924" calcext:value-type="float">
            <text:p>0,000424</text:p>
          </table:table-cell>
          <table:table-cell office:value-type="float" office:value="0.0233183972681649" calcext:value-type="float">
            <text:p>0,02332</text:p>
          </table:table-cell>
          <table:table-cell office:value-type="float" office:value="16" calcext:value-type="float">
            <text:p>16</text:p>
          </table:table-cell>
          <table:table-cell office:value-type="float" office:value="0.0289423902410582" calcext:value-type="float">
            <text:p>0,0289424</text:p>
          </table:table-cell>
          <table:table-cell office:value-type="float" office:value="108248" calcext:value-type="float">
            <text:p>108248</text:p>
          </table:table-cell>
          <table:table-cell office:value-type="string" calcext:value-type="string">
            <text:p>Amnesiac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Experimental Rock', 'Art Rock'}]</text:p>
          </table:table-cell>
          <table:table-cell office:value-type="string" calcext:value-type="string">
            <text:p>[{'Jazz-Rock', 'Art Pop', 'Electronic'}]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97.699999999996" calcext:value-type="float">
            <text:p>997,7</text:p>
          </table:table-cell>
          <table:table-cell office:value-type="float" office:value="575" calcext:value-type="float">
            <text:p>575</text:p>
          </table:table-cell>
          <table:table-cell office:value-type="float" office:value="0.575575575575576" calcext:value-type="float">
            <text:p>0,575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2037947997189" calcext:value-type="float">
            <text:p>0,7020</text:p>
          </table:table-cell>
          <table:table-cell office:value-type="float" office:value="0.0001763620668096" calcext:value-type="float">
            <text:p>0,000176</text:p>
          </table:table-cell>
          <table:table-cell office:value-type="float" office:value="0.0153891453174583" calcext:value-type="float">
            <text:p>0,01539</text:p>
          </table:table-cell>
          <table:table-cell office:value-type="float" office:value="8" calcext:value-type="float">
            <text:p>8</text:p>
          </table:table-cell>
          <table:table-cell office:value-type="float" office:value="0.0235459324796476" calcext:value-type="float">
            <text:p>0,0235459</text:p>
          </table:table-cell>
          <table:table-cell office:value-type="float" office:value="122516" calcext:value-type="float">
            <text:p>122516</text:p>
          </table:table-cell>
          <table:table-cell office:value-type="string" calcext:value-type="string">
            <text:p>Abbey Road</text:p>
          </table:table-cell>
          <table:table-cell office:value-type="string" calcext:value-type="string">
            <text:p>[{'The Beatles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Progressive Pop', 'Blues Rock', 'Art Pop', 'Psychedelic Pop'}]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537.59999999999" calcext:value-type="float">
            <text:p>1537,6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453351146737" calcext:value-type="float">
            <text:p>0,000445</text:p>
          </table:table-cell>
          <table:table-cell office:value-type="float" office:value="0.0474299982284972" calcext:value-type="float">
            <text:p>0,04743</text:p>
          </table:table-cell>
          <table:table-cell office:value-type="float" office:value="7" calcext:value-type="float">
            <text:p>7</text:p>
          </table:table-cell>
          <table:table-cell office:value-type="float" office:value="0.036987805209511" calcext:value-type="float">
            <text:p>0,0369878</text:p>
          </table:table-cell>
          <table:table-cell office:value-type="float" office:value="112151" calcext:value-type="float">
            <text:p>112151</text:p>
          </table:table-cell>
          <table:table-cell office:value-type="string" calcext:value-type="string">
            <text:p>Tago Mago</text:p>
          </table:table-cell>
          <table:table-cell office:value-type="string" calcext:value-type="string">
            <text:p>[{'Can'}]</text:p>
          </table:table-cell>
          <table:table-cell office:value-type="string" calcext:value-type="string">
            <text:p>[{'Experimental Rock', 'Psychedelic Rock', 'Krautrock'}]</text:p>
          </table:table-cell>
          <table:table-cell office:value-type="string" calcext:value-type="string">
            <text:p>[{'Experimental', 'Funk Rock', 'Sound Collage'}]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671678358385" calcext:value-type="float">
            <text:p>0,000167</text:p>
          </table:table-cell>
          <table:table-cell office:value-type="float" office:value="0.0391506806771358" calcext:value-type="float">
            <text:p>0,03915</text:p>
          </table:table-cell>
          <table:table-cell office:value-type="float" office:value="13" calcext:value-type="float">
            <text:p>13</text:p>
          </table:table-cell>
          <table:table-cell office:value-type="float" office:value="0.0361216932549521" calcext:value-type="float">
            <text:p>0,0361217</text:p>
          </table:table-cell>
          <table:table-cell office:value-type="float" office:value="107970" calcext:value-type="float">
            <text:p>10797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[{'Mr. Bungle'}]</text:p>
          </table:table-cell>
          <table:table-cell office:value-type="string" calcext:value-type="string">
            <text:p>[{'Experimental Rock', 'Art Rock'}]</text:p>
          </table:table-cell>
          <table:table-cell office:value-type="string" calcext:value-type="string">
            <text:p>[{'Doo-Wop', 'Surf Rock', 'Cocktail Nation', 'Pop Rock', 'Avant-Garde Metal'}]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1507.49999999999" calcext:value-type="float">
            <text:p>1507,5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2006014030062" calcext:value-type="float">
            <text:p>0,000201</text:p>
          </table:table-cell>
          <table:table-cell office:value-type="float" office:value="0.0389050396867117" calcext:value-type="float">
            <text:p>0,03891</text:p>
          </table:table-cell>
          <table:table-cell office:value-type="float" office:value="14" calcext:value-type="float">
            <text:p>14</text:p>
          </table:table-cell>
          <table:table-cell office:value-type="float" office:value="0.0354673224982956" calcext:value-type="float">
            <text:p>0,0354673</text:p>
          </table:table-cell>
          <table:table-cell office:value-type="float" office:value="111165" calcext:value-type="float">
            <text:p>111165</text:p>
          </table:table-cell>
          <table:table-cell office:value-type="string" calcext:value-type="string">
            <text:p>Moment of Truth</text:p>
          </table:table-cell>
          <table:table-cell office:value-type="string" calcext:value-type="string">
            <text:p>[{'Gang Starr'}]</text:p>
          </table:table-cell>
          <table:table-cell office:value-type="string" calcext:value-type="string">
            <text:p>[{'East Coast Hip Hop', 'Boom Bap'}]</text:p>
          </table:table-cell>
          <table:table-cell office:value-type="string" calcext:value-type="string">
            <text:p>[{'Conscious Hip Hop', 'Turntablism', 'Jazz Rap'}]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1460.69999999999" calcext:value-type="float">
            <text:p>1460,7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873284774420379" calcext:value-type="float">
            <text:p>0,000087</text:p>
          </table:table-cell>
          <table:table-cell office:value-type="float" office:value="0.0467239612036516" calcext:value-type="float">
            <text:p>0,04672</text:p>
          </table:table-cell>
          <table:table-cell office:value-type="float" office:value="1" calcext:value-type="float">
            <text:p>1</text:p>
          </table:table-cell>
          <table:table-cell office:value-type="float" office:value="0.0360738642980917" calcext:value-type="float">
            <text:p>0,0360739</text:p>
          </table:table-cell>
          <table:table-cell office:value-type="float" office:value="113835" calcext:value-type="float">
            <text:p>113835</text:p>
          </table:table-cell>
          <table:table-cell office:value-type="string" calcext:value-type="string">
            <text:p>Raw Power</text:p>
          </table:table-cell>
          <table:table-cell office:value-type="string" calcext:value-type="string">
            <text:p>[{'The Stooges'}]</text:p>
          </table:table-cell>
          <table:table-cell office:value-type="string" calcext:value-type="string">
            <text:p>[{'Garage Rock', 'Proto-Punk', 'Hard Rock'}]</text:p>
          </table:table-cell>
          <table:table-cell office:value-type="string" calcext:value-type="string">
            <text:p>[{'Noise Rock'}]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1207.19999999999" calcext:value-type="float">
            <text:p>1207,2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4396514082552" calcext:value-type="float">
            <text:p>0,000440</text:p>
          </table:table-cell>
          <table:table-cell office:value-type="float" office:value="0.0194467871213208" calcext:value-type="float">
            <text:p>0,01945</text:p>
          </table:table-cell>
          <table:table-cell office:value-type="float" office:value="16" calcext:value-type="float">
            <text:p>16</text:p>
          </table:table-cell>
          <table:table-cell office:value-type="float" office:value="0.026637538298384" calcext:value-type="float">
            <text:p>0,0266375</text:p>
          </table:table-cell>
          <table:table-cell office:value-type="float" office:value="107395" calcext:value-type="float">
            <text:p>107395</text:p>
          </table:table-cell>
          <table:table-cell office:value-type="string" calcext:value-type="string">
            <text:p>The Argument</text:p>
          </table:table-cell>
          <table:table-cell office:value-type="string" calcext:value-type="string">
            <text:p>[{'Fugazi'}]</text:p>
          </table:table-cell>
          <table:table-cell office:value-type="string" calcext:value-type="string">
            <text:p>[{'Post-Hardcore', 'Indie Rock'}]</text:p>
          </table:table-cell>
          <table:table-cell office:value-type="string" calcext:value-type="string">
            <text:p>[{'Art Punk', 'Art Rock'}]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066.4" calcext:value-type="float">
            <text:p>1066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32430560152671" calcext:value-type="float">
            <text:p>0,000032</text:p>
          </table:table-cell>
          <table:table-cell office:value-type="float" office:value="0.0168062712079596" calcext:value-type="float">
            <text:p>0,01681</text:p>
          </table:table-cell>
          <table:table-cell office:value-type="float" office:value="16" calcext:value-type="float">
            <text:p>16</text:p>
          </table:table-cell>
          <table:table-cell office:value-type="float" office:value="0.024819081414339" calcext:value-type="float">
            <text:p>0,0248191</text:p>
          </table:table-cell>
          <table:table-cell office:value-type="float" office:value="111821" calcext:value-type="float">
            <text:p>111821</text:p>
          </table:table-cell>
          <table:table-cell office:value-type="string" calcext:value-type="string">
            <text:p>Toxicity</text:p>
          </table:table-cell>
          <table:table-cell office:value-type="string" calcext:value-type="string">
            <text:p>[{'System of a Down'}]</text:p>
          </table:table-cell>
          <table:table-cell office:value-type="string" calcext:value-type="string">
            <text:p>[{'Alternative Metal'}]</text:p>
          </table:table-cell>
          <table:table-cell office:value-type="string" calcext:value-type="string">
            <text:p>[{'Avant-Garde Metal', 'Crossover Thrash', 'Nu Metal'}]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97.999999999996" calcext:value-type="float">
            <text:p>898,0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5531583687896" calcext:value-type="float">
            <text:p>0,000553</text:p>
          </table:table-cell>
          <table:table-cell office:value-type="float" office:value="0.0125844823263887" calcext:value-type="float">
            <text:p>0,01258</text:p>
          </table:table-cell>
          <table:table-cell office:value-type="float" office:value="10" calcext:value-type="float">
            <text:p>10</text:p>
          </table:table-cell>
          <table:table-cell office:value-type="float" office:value="0.0193151865372172" calcext:value-type="float">
            <text:p>0,0193152</text:p>
          </table:table-cell>
          <table:table-cell office:value-type="float" office:value="106364" calcext:value-type="float">
            <text:p>106364</text:p>
          </table:table-cell>
          <table:table-cell office:value-type="string" calcext:value-type="string">
            <text:p>Colored Sands</text:p>
          </table:table-cell>
          <table:table-cell office:value-type="string" calcext:value-type="string">
            <text:p>[{'Gorguts'}]</text:p>
          </table:table-cell>
          <table:table-cell office:value-type="string" calcext:value-type="string">
            <text:p>[{'Dissonant Death Metal', 'Technical Death Metal'}]</text:p>
          </table:table-cell>
          <table:table-cell office:value-type="string" calcext:value-type="string">
            <text:p>[{'Atmospheric Sludge Metal', 'Progressive Metal', 'Avant-Garde Metal'}]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838.399999999999" calcext:value-type="float">
            <text:p>838,4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0766297359483732" calcext:value-type="float">
            <text:p>0,000077</text:p>
          </table:table-cell>
          <table:table-cell office:value-type="float" office:value="0.0117434375766627" calcext:value-type="float">
            <text:p>0,01174</text:p>
          </table:table-cell>
          <table:table-cell office:value-type="float" office:value="8" calcext:value-type="float">
            <text:p>8</text:p>
          </table:table-cell>
          <table:table-cell office:value-type="float" office:value="0.0202594905643458" calcext:value-type="float">
            <text:p>0,0202595</text:p>
          </table:table-cell>
          <table:table-cell office:value-type="float" office:value="120889" calcext:value-type="float">
            <text:p>120889</text:p>
          </table:table-cell>
          <table:table-cell office:value-type="string" calcext:value-type="string">
            <text:p>Odessey and Oracle</text:p>
          </table:table-cell>
          <table:table-cell office:value-type="string" calcext:value-type="string">
            <text:p>[{'The Zombies'}]</text:p>
          </table:table-cell>
          <table:table-cell office:value-type="string" calcext:value-type="string">
            <text:p>[{'Psychedelic Pop', 'Baroque Pop'}]</text:p>
          </table:table-cell>
          <table:table-cell office:value-type="string" calcext:value-type="string">
            <text:p>[{'Sunshine Pop'}]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574.100000000002" calcext:value-type="float">
            <text:p>574,1</text:p>
          </table:table-cell>
          <table:table-cell office:value-type="float" office:value="574" calcext:value-type="float">
            <text:p>574</text:p>
          </table:table-cell>
          <table:table-cell office:value-type="float" office:value="0.574574574574575" calcext:value-type="float">
            <text:p>0,574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1544943820225" calcext:value-type="float">
            <text:p>0,7015</text:p>
          </table:table-cell>
          <table:table-cell office:value-type="float" office:value="0.0001237041985204" calcext:value-type="float">
            <text:p>0,000124</text:p>
          </table:table-cell>
          <table:table-cell office:value-type="float" office:value="0.0085122361437397" calcext:value-type="float">
            <text:p>0,00851</text:p>
          </table:table-cell>
          <table:table-cell office:value-type="float" office:value="12" calcext:value-type="float">
            <text:p>12</text:p>
          </table:table-cell>
          <table:table-cell office:value-type="float" office:value="0.0140887619785762" calcext:value-type="float">
            <text:p>0,0140888</text:p>
          </table:table-cell>
          <table:table-cell office:value-type="float" office:value="110439" calcext:value-type="float">
            <text:p>110439</text:p>
          </table:table-cell>
          <table:table-cell office:value-type="string" calcext:value-type="string">
            <text:p>Sometimes I Might Be Introvert</text:p>
          </table:table-cell>
          <table:table-cell office:value-type="string" calcext:value-type="string">
            <text:p>[{'Little Simz'}]</text:p>
          </table:table-cell>
          <table:table-cell office:value-type="string" calcext:value-type="string">
            <text:p>[{'Conscious Hip Hop', 'UK Hip Hop'}]</text:p>
          </table:table-cell>
          <table:table-cell office:value-type="string" calcext:value-type="string">
            <text:p>[{'Orchestral Music', 'Jazz Rap', 'Neo-Soul'}]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1431.69999999999" calcext:value-type="float">
            <text:p>1431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0637801016335864" calcext:value-type="float">
            <text:p>0,000064</text:p>
          </table:table-cell>
          <table:table-cell office:value-type="float" office:value="0.0451474900066076" calcext:value-type="float">
            <text:p>0,04515</text:p>
          </table:table-cell>
          <table:table-cell office:value-type="float" office:value="7" calcext:value-type="float">
            <text:p>7</text:p>
          </table:table-cell>
          <table:table-cell office:value-type="float" office:value="0.0365266778054094" calcext:value-type="float">
            <text:p>0,0365267</text:p>
          </table:table-cell>
          <table:table-cell office:value-type="float" office:value="117929" calcext:value-type="float">
            <text:p>117929</text:p>
          </table:table-cell>
          <table:table-cell office:value-type="string" calcext:value-type="string">
            <text:p>Entertainment!</text:p>
          </table:table-cell>
          <table:table-cell office:value-type="string" calcext:value-type="string">
            <text:p>[{'Gang of Four'}]</text:p>
          </table:table-cell>
          <table:table-cell office:value-type="string" calcext:value-type="string">
            <text:p>[{'Post-Punk', 'Dance-Punk'}]</text:p>
          </table:table-cell>
          <table:table-cell office:value-type="string" calcext:value-type="string">
            <text:p>[{'Dance-Punk', 'Art Punk'}]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1130.29999999999" calcext:value-type="float">
            <text:p>1130,3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057169393842" calcext:value-type="float">
            <text:p>0,000106</text:p>
          </table:table-cell>
          <table:table-cell office:value-type="float" office:value="0.0173246951264365" calcext:value-type="float">
            <text:p>0,01732</text:p>
          </table:table-cell>
          <table:table-cell office:value-type="float" office:value="16" calcext:value-type="float">
            <text:p>16</text:p>
          </table:table-cell>
          <table:table-cell office:value-type="float" office:value="0.0253595918201625" calcext:value-type="float">
            <text:p>0,0253596</text:p>
          </table:table-cell>
          <table:table-cell office:value-type="float" office:value="110622" calcext:value-type="float">
            <text:p>110622</text:p>
          </table:table-cell>
          <table:table-cell office:value-type="string" calcext:value-type="string">
            <text:p>Clannad ï¼ã‚¯ãƒ©ãƒŠãƒ‰ï¼</text:p>
          </table:table-cell>
          <table:table-cell office:value-type="string" calcext:value-type="string">
            <text:p>[{'Shinji Orito', 'Magome Togoshi', 'Jun Maeda'}]</text:p>
          </table:table-cell>
          <table:table-cell office:value-type="string" calcext:value-type="string">
            <text:p>[{'Video Game Music', 'Neoclassical New Age', 'Sequencer &amp; Tracker'}]</text:p>
          </table:table-cell>
          <table:table-cell office:value-type="string" calcext:value-type="string">
            <text:p>[{'Ambient Pop', 'Classical Crossover', 'Ambient', 'Electronic Dance Music', 'Television Music'}]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116.89999999999" calcext:value-type="float">
            <text:p>1116,9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2333662988305" calcext:value-type="float">
            <text:p>0,000233</text:p>
          </table:table-cell>
          <table:table-cell office:value-type="float" office:value="0.019048461944559" calcext:value-type="float">
            <text:p>0,01905</text:p>
          </table:table-cell>
          <table:table-cell office:value-type="float" office:value="10" calcext:value-type="float">
            <text:p>10</text:p>
          </table:table-cell>
          <table:table-cell office:value-type="float" office:value="0.0236273229836744" calcext:value-type="float">
            <text:p>0,0236273</text:p>
          </table:table-cell>
          <table:table-cell office:value-type="float" office:value="105828" calcext:value-type="float">
            <text:p>105828</text:p>
          </table:table-cell>
          <table:table-cell office:value-type="string" calcext:value-type="string">
            <text:p>â˜… [Blackstar]</text:p>
          </table:table-cell>
          <table:table-cell office:value-type="string" calcext:value-type="string">
            <text:p>[{'David Bowie'}]</text:p>
          </table:table-cell>
          <table:table-cell office:value-type="string" calcext:value-type="string">
            <text:p>[{'Art Rock'}]</text:p>
          </table:table-cell>
          <table:table-cell office:value-type="string" calcext:value-type="string">
            <text:p>[{'Jazz-Rock', 'Experimental Rock', 'Electronic'}]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1108.69999999999" calcext:value-type="float">
            <text:p>1108,7</text:p>
          </table:table-cell>
          <table:table-cell office:value-type="float" office:value="573" calcext:value-type="float">
            <text:p>573</text:p>
          </table:table-cell>
          <table:table-cell office:value-type="float" office:value="0.573573573573574" calcext:value-type="float">
            <text:p>0,5736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701052631578947" calcext:value-type="float">
            <text:p>0,7011</text:p>
          </table:table-cell>
          <table:table-cell office:value-type="float" office:value="0.0001930788503934" calcext:value-type="float">
            <text:p>0,000193</text:p>
          </table:table-cell>
          <table:table-cell office:value-type="float" office:value="0.0168779438796906" calcext:value-type="float">
            <text:p>0,01688</text:p>
          </table:table-cell>
          <table:table-cell office:value-type="float" office:value="16" calcext:value-type="float">
            <text:p>16</text:p>
          </table:table-cell>
          <table:table-cell office:value-type="float" office:value="0.0243037791256508" calcext:value-type="float">
            <text:p>0,0243038</text:p>
          </table:table-cell>
          <table:table-cell office:value-type="float" office:value="106392" calcext:value-type="float">
            <text:p>106392</text:p>
          </table:table-cell>
          <table:table-cell office:value-type="string" calcext:value-type="string">
            <text:p>Yanqui U.X.O.</text:p>
          </table:table-cell>
          <table:table-cell office:value-type="string" calcext:value-type="string">
            <text:p>[{'Godspeed You! Black Emperor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Chamber Music', 'Drone', 'Noise Rock'}]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office:value-type="float" office:value="1402.29999999999" calcext:value-type="float">
            <text:p>1402,3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323969259841" calcext:value-type="float">
            <text:p>0,000132</text:p>
          </table:table-cell>
          <table:table-cell office:value-type="float" office:value="0.0358297184520242" calcext:value-type="float">
            <text:p>0,03583</text:p>
          </table:table-cell>
          <table:table-cell office:value-type="float" office:value="14" calcext:value-type="float">
            <text:p>14</text:p>
          </table:table-cell>
          <table:table-cell office:value-type="float" office:value="0.033947224791624" calcext:value-type="float">
            <text:p>0,0339472</text:p>
          </table:table-cell>
          <table:table-cell office:value-type="float" office:value="107278" calcext:value-type="float">
            <text:p>107278</text:p>
          </table:table-cell>
          <table:table-cell office:value-type="string" calcext:value-type="string">
            <text:p>Ser hÃ¼mano!!</text:p>
          </table:table-cell>
          <table:table-cell office:value-type="string" calcext:value-type="string">
            <text:p>[{'Tiro de Gracia'}]</text:p>
          </table:table-cell>
          <table:table-cell office:value-type="string" calcext:value-type="string">
            <text:p>[{'Latin Rap', 'Conscious Hip Hop'}]</text:p>
          </table:table-cell>
          <table:table-cell office:value-type="string" calcext:value-type="string">
            <text:p>[{'G-Funk', 'Abstract Hip Hop', 'Jazz Rap', 'Boom Bap'}]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956" calcext:value-type="float">
            <text:p>956</text:p>
          </table:table-cell>
          <table:table-cell office:value-type="float" office:value="1397.49999999999" calcext:value-type="float">
            <text:p>1397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0284719389595809" calcext:value-type="float">
            <text:p>0,000028</text:p>
          </table:table-cell>
          <table:table-cell office:value-type="float" office:value="0.0360613747937818" calcext:value-type="float">
            <text:p>0,03606</text:p>
          </table:table-cell>
          <table:table-cell office:value-type="float" office:value="14" calcext:value-type="float">
            <text:p>14</text:p>
          </table:table-cell>
          <table:table-cell office:value-type="float" office:value="0.0350935555315715" calcext:value-type="float">
            <text:p>0,0350936</text:p>
          </table:table-cell>
          <table:table-cell office:value-type="float" office:value="108084" calcext:value-type="float">
            <text:p>108084</text:p>
          </table:table-cell>
          <table:table-cell office:value-type="string" calcext:value-type="string">
            <text:p>Arnold Schoenberg 2: Streichquartette I-IV</text:p>
          </table:table-cell>
          <table:table-cell office:value-type="string" calcext:value-type="string">
            <text:p>[{'Dawn Upshaw', 'Arditti Quartet', 'Arnold Schoenberg'}]</text:p>
          </table:table-cell>
          <table:table-cell office:value-type="string" calcext:value-type="string">
            <text:p>[{'Expressionism', 'Chamber Music', 'Serial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1049.5" calcext:value-type="float">
            <text:p>1049,5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5348367739817" calcext:value-type="float">
            <text:p>0,000535</text:p>
          </table:table-cell>
          <table:table-cell office:value-type="float" office:value="0.0150443968836381" calcext:value-type="float">
            <text:p>0,01504</text:p>
          </table:table-cell>
          <table:table-cell office:value-type="float" office:value="10" calcext:value-type="float">
            <text:p>10</text:p>
          </table:table-cell>
          <table:table-cell office:value-type="float" office:value="0.0210392300050497" calcext:value-type="float">
            <text:p>0,0210392</text:p>
          </table:table-cell>
          <table:table-cell office:value-type="float" office:value="102791" calcext:value-type="float">
            <text:p>102791</text:p>
          </table:table-cell>
          <table:table-cell office:value-type="string" calcext:value-type="string">
            <text:p>Deliquescence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 Rock', 'Post-Rock'}]</text:p>
          </table:table-cell>
          <table:table-cell office:value-type="string" calcext:value-type="string">
            <text:p>[{'Totalism', 'Noise Rock', 'Drone'}]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980.899999999997" calcext:value-type="float">
            <text:p>980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245066041325" calcext:value-type="float">
            <text:p>0,000125</text:p>
          </table:table-cell>
          <table:table-cell office:value-type="float" office:value="0.0143701542246578" calcext:value-type="float">
            <text:p>0,01437</text:p>
          </table:table-cell>
          <table:table-cell office:value-type="float" office:value="17" calcext:value-type="float">
            <text:p>17</text:p>
          </table:table-cell>
          <table:table-cell office:value-type="float" office:value="0.0216127288367674" calcext:value-type="float">
            <text:p>0,0216127</text:p>
          </table:table-cell>
          <table:table-cell office:value-type="float" office:value="106588" calcext:value-type="float">
            <text:p>106588</text:p>
          </table:table-cell>
          <table:table-cell office:value-type="string" calcext:value-type="string">
            <text:p>Script of the Bridge</text:p>
          </table:table-cell>
          <table:table-cell office:value-type="string" calcext:value-type="string">
            <text:p>[{'The Chameleons'}]</text:p>
          </table:table-cell>
          <table:table-cell office:value-type="string" calcext:value-type="string">
            <text:p>[{'Post-Punk'}]</text:p>
          </table:table-cell>
          <table:table-cell office:value-type="string" calcext:value-type="string">
            <text:p>[{'Gothic Rock', 'Dream Pop'}]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857.899999999997" calcext:value-type="float">
            <text:p>857,9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1084919254591" calcext:value-type="float">
            <text:p>0,000108</text:p>
          </table:table-cell>
          <table:table-cell office:value-type="float" office:value="0.0113475566586047" calcext:value-type="float">
            <text:p>0,01135</text:p>
          </table:table-cell>
          <table:table-cell office:value-type="float" office:value="10" calcext:value-type="float">
            <text:p>10</text:p>
          </table:table-cell>
          <table:table-cell office:value-type="float" office:value="0.0189211625125459" calcext:value-type="float">
            <text:p>0,0189212</text:p>
          </table:table-cell>
          <table:table-cell office:value-type="float" office:value="106840" calcext:value-type="float">
            <text:p>106840</text:p>
          </table:table-cell>
          <table:table-cell office:value-type="string" calcext:value-type="string">
            <text:p>Cosmogramma</text:p>
          </table:table-cell>
          <table:table-cell office:value-type="string" calcext:value-type="string">
            <text:p>[{'Flying Lotus'}]</text:p>
          </table:table-cell>
          <table:table-cell office:value-type="string" calcext:value-type="string">
            <text:p>[{'Wonky', 'Glitch Hop', 'IDM'}]</text:p>
          </table:table-cell>
          <table:table-cell office:value-type="string" calcext:value-type="string">
            <text:p>[{'Instrumental Hip Hop', 'Nu Jazz'}]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820.999999999998" calcext:value-type="float">
            <text:p>821,0</text:p>
          </table:table-cell>
          <table:table-cell office:value-type="float" office:value="571" calcext:value-type="float">
            <text:p>571</text:p>
          </table:table-cell>
          <table:table-cell office:value-type="float" office:value="0.571571571571572" calcext:value-type="float">
            <text:p>0,571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700070077084793" calcext:value-type="float">
            <text:p>0,7001</text:p>
          </table:table-cell>
          <table:table-cell office:value-type="float" office:value="0.0003527241336192" calcext:value-type="float">
            <text:p>0,000353</text:p>
          </table:table-cell>
          <table:table-cell office:value-type="float" office:value="0.0123632079297805" calcext:value-type="float">
            <text:p>0,01236</text:p>
          </table:table-cell>
          <table:table-cell office:value-type="float" office:value="8" calcext:value-type="float">
            <text:p>8</text:p>
          </table:table-cell>
          <table:table-cell office:value-type="float" office:value="0.0197442664111769" calcext:value-type="float">
            <text:p>0,0197443</text:p>
          </table:table-cell>
          <table:table-cell office:value-type="float" office:value="116632" calcext:value-type="float">
            <text:p>116632</text:p>
          </table:table-cell>
          <table:table-cell office:value-type="string" calcext:value-type="string">
            <text:p>Stand!</text:p>
          </table:table-cell>
          <table:table-cell office:value-type="string" calcext:value-type="string">
            <text:p>[{'Sly &amp; The Family Stone'}]</text:p>
          </table:table-cell>
          <table:table-cell office:value-type="string" calcext:value-type="string">
            <text:p>[{'Funk', 'Psychedelic Soul'}]</text:p>
          </table:table-cell>
          <table:table-cell office:value-type="string" calcext:value-type="string">
            <text:p>[{'Psychedelic Rock'}]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1374.89999999999" calcext:value-type="float">
            <text:p>1374,9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4383140655685" calcext:value-type="float">
            <text:p>0,000438</text:p>
          </table:table-cell>
          <table:table-cell office:value-type="float" office:value="0.0443086069139636" calcext:value-type="float">
            <text:p>0,04431</text:p>
          </table:table-cell>
          <table:table-cell office:value-type="float" office:value="7" calcext:value-type="float">
            <text:p>7</text:p>
          </table:table-cell>
          <table:table-cell office:value-type="float" office:value="0.0354419621763198" calcext:value-type="float">
            <text:p>0,0354420</text:p>
          </table:table-cell>
          <table:table-cell office:value-type="float" office:value="114436" calcext:value-type="float">
            <text:p>114436</text:p>
          </table:table-cell>
          <table:table-cell office:value-type="string" calcext:value-type="string">
            <text:p>Pink Flag</text:p>
          </table:table-cell>
          <table:table-cell office:value-type="string" calcext:value-type="string">
            <text:p>[{'Wire'}]</text:p>
          </table:table-cell>
          <table:table-cell office:value-type="string" calcext:value-type="string">
            <text:p>[{'Punk Rock', 'Art Punk'}]</text:p>
          </table:table-cell>
          <table:table-cell office:value-type="string" calcext:value-type="string">
            <text:p>[{'Indie Rock', 'Post-Punk'}]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989.699999999998" calcext:value-type="float">
            <text:p>989,7</text:p>
          </table:table-cell>
          <table:table-cell office:value-type="float" office:value="569" calcext:value-type="float">
            <text:p>569</text:p>
          </table:table-cell>
          <table:table-cell office:value-type="float" office:value="0.56956956956957" calcext:value-type="float">
            <text:p>0,569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9090272918125" calcext:value-type="float">
            <text:p>0,6991</text:p>
          </table:table-cell>
          <table:table-cell office:value-type="float" office:value="0.0001594781153899" calcext:value-type="float">
            <text:p>0,000159</text:p>
          </table:table-cell>
          <table:table-cell office:value-type="float" office:value="0.0145786866107556" calcext:value-type="float">
            <text:p>0,01458</text:p>
          </table:table-cell>
          <table:table-cell office:value-type="float" office:value="17" calcext:value-type="float">
            <text:p>17</text:p>
          </table:table-cell>
          <table:table-cell office:value-type="float" office:value="0.0224713499749589" calcext:value-type="float">
            <text:p>0,0224713</text:p>
          </table:table-cell>
          <table:table-cell office:value-type="float" office:value="112892" calcext:value-type="float">
            <text:p>112892</text:p>
          </table:table-cell>
          <table:table-cell office:value-type="string" calcext:value-type="string">
            <text:p>Paul's Boutique</text:p>
          </table:table-cell>
          <table:table-cell office:value-type="string" calcext:value-type="string">
            <text:p>[{'Beastie Boys'}]</text:p>
          </table:table-cell>
          <table:table-cell office:value-type="string" calcext:value-type="string">
            <text:p>[{'East Coast Hip Hop'}]</text:p>
          </table:table-cell>
          <table:table-cell office:value-type="string" calcext:value-type="string">
            <text:p>[{'Mid-School Hip Hop', 'Experimental Hip Hop', 'Plunderphonics'}]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float" office:value="1166.49999999999" calcext:value-type="float">
            <text:p>1166,5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08410127849" calcext:value-type="float">
            <text:p>0,000408</text:p>
          </table:table-cell>
          <table:table-cell office:value-type="float" office:value="0.0181449910012479" calcext:value-type="float">
            <text:p>0,01814</text:p>
          </table:table-cell>
          <table:table-cell office:value-type="float" office:value="16" calcext:value-type="float">
            <text:p>16</text:p>
          </table:table-cell>
          <table:table-cell office:value-type="float" office:value="0.0262035838111429" calcext:value-type="float">
            <text:p>0,0262036</text:p>
          </table:table-cell>
          <table:table-cell office:value-type="float" office:value="109419" calcext:value-type="float">
            <text:p>109419</text:p>
          </table:table-cell>
          <table:table-cell office:value-type="string" calcext:value-type="string">
            <text:p>And Their Refinement of the Decline</text:p>
          </table:table-cell>
          <table:table-cell office:value-type="string" calcext:value-type="string">
            <text:p>[{'Stars of the Lid'}]</text:p>
          </table:table-cell>
          <table:table-cell office:value-type="string" calcext:value-type="string">
            <text:p>[{'Drone', 'Ambient'}]</text:p>
          </table:table-cell>
          <table:table-cell office:value-type="string" calcext:value-type="string">
            <text:p>[{'Minimalism'}]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971.199999999997" calcext:value-type="float">
            <text:p>971,2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2398858444282" calcext:value-type="float">
            <text:p>0,000240</text:p>
          </table:table-cell>
          <table:table-cell office:value-type="float" office:value="0.0132093040298691" calcext:value-type="float">
            <text:p>0,01321</text:p>
          </table:table-cell>
          <table:table-cell office:value-type="float" office:value="10" calcext:value-type="float">
            <text:p>10</text:p>
          </table:table-cell>
          <table:table-cell office:value-type="float" office:value="0.0212641447592855" calcext:value-type="float">
            <text:p>0,0212641</text:p>
          </table:table-cell>
          <table:table-cell office:value-type="float" office:value="106178" calcext:value-type="float">
            <text:p>106178</text:p>
          </table:table-cell>
          <table:table-cell office:value-type="string" calcext:value-type="string">
            <text:p>NieR:Automata</text:p>
          </table:table-cell>
          <table:table-cell office:value-type="string" calcext:value-type="string">
            <text:p>[{'Keiichi Okabe', 'Keigo Hoashi'}]</text:p>
          </table:table-cell>
          <table:table-cell office:value-type="string" calcext:value-type="string">
            <text:p>[{'Video Game Music', 'Cinematic Classical', 'New Age'}]</text:p>
          </table:table-cell>
          <table:table-cell office:value-type="string" calcext:value-type="string">
            <text:p>[{'Classical Crossover', 'Ambient', 'Epic Music', 'Neoclassical New Age', 'Cinematic Classical'}]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882.299999999995" calcext:value-type="float">
            <text:p>882,3</text:p>
          </table:table-cell>
          <table:table-cell office:value-type="float" office:value="568" calcext:value-type="float">
            <text:p>568</text:p>
          </table:table-cell>
          <table:table-cell office:value-type="float" office:value="0.568568568568569" calcext:value-type="float">
            <text:p>0,568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8601398601399" calcext:value-type="float">
            <text:p>0,6986</text:p>
          </table:table-cell>
          <table:table-cell office:value-type="float" office:value="0.0004576243387198" calcext:value-type="float">
            <text:p>0,000458</text:p>
          </table:table-cell>
          <table:table-cell office:value-type="float" office:value="0.0180286992171084" calcext:value-type="float">
            <text:p>0,01803</text:p>
          </table:table-cell>
          <table:table-cell office:value-type="float" office:value="12" calcext:value-type="float">
            <text:p>12</text:p>
          </table:table-cell>
          <table:table-cell office:value-type="float" office:value="0.0186888042407429" calcext:value-type="float">
            <text:p>0,0186888</text:p>
          </table:table-cell>
          <table:table-cell office:value-type="float" office:value="105700" calcext:value-type="float">
            <text:p>105700</text:p>
          </table:table-cell>
          <table:table-cell office:value-type="string" calcext:value-type="string">
            <text:p>The Dark Side of the Moon - Live at Wembley Empire Pool, London, 1974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sychedelic Rock', 'Progressive Rock', 'Art Rock'}]</text:p>
          </table:table-cell>
          <table:table-cell office:value-type="string" calcext:value-type="string">
            <text:p>[{'Space Rock'}]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1350.59999999999" calcext:value-type="float">
            <text:p>1350,6</text:p>
          </table:table-cell>
          <table:table-cell office:value-type="float" office:value="567" calcext:value-type="float">
            <text:p>567</text:p>
          </table:table-cell>
          <table:table-cell office:value-type="float" office:value="0.567567567567568" calcext:value-type="float">
            <text:p>0,567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811320754717" calcext:value-type="float">
            <text:p>0,6981</text:p>
          </table:table-cell>
          <table:table-cell office:value-type="float" office:value="0.0000174523220615405" calcext:value-type="float">
            <text:p>0,000017</text:p>
          </table:table-cell>
          <table:table-cell office:value-type="float" office:value="0.0353166125961202" calcext:value-type="float">
            <text:p>0,03532</text:p>
          </table:table-cell>
          <table:table-cell office:value-type="float" office:value="14" calcext:value-type="float">
            <text:p>14</text:p>
          </table:table-cell>
          <table:table-cell office:value-type="float" office:value="0.0348517787919333" calcext:value-type="float">
            <text:p>0,0348518</text:p>
          </table:table-cell>
          <table:table-cell office:value-type="float" office:value="109483" calcext:value-type="float">
            <text:p>109483</text:p>
          </table:table-cell>
          <table:table-cell office:value-type="string" calcext:value-type="string">
            <text:p>American Football</text:p>
          </table:table-cell>
          <table:table-cell office:value-type="string" calcext:value-type="string">
            <text:p>[{'American Football'}]</text:p>
          </table:table-cell>
          <table:table-cell office:value-type="string" calcext:value-type="string">
            <text:p>[{'Midwest Emo'}]</text:p>
          </table:table-cell>
          <table:table-cell office:value-type="string" calcext:value-type="string">
            <text:p>[{'Math Rock', 'Slowcore', 'Post-Rock'}]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1494.39999999999" calcext:value-type="float">
            <text:p>1494,4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708978660882" calcext:value-type="float">
            <text:p>0,000271</text:p>
          </table:table-cell>
          <table:table-cell office:value-type="float" office:value="0.0488786339465918" calcext:value-type="float">
            <text:p>0,04888</text:p>
          </table:table-cell>
          <table:table-cell office:value-type="float" office:value="0" calcext:value-type="float">
            <text:p>0</text:p>
          </table:table-cell>
          <table:table-cell office:value-type="float" office:value="0.0367547729245638" calcext:value-type="float">
            <text:p>0,0367548</text:p>
          </table:table-cell>
          <table:table-cell office:value-type="float" office:value="110428" calcext:value-type="float">
            <text:p>110428</text:p>
          </table:table-cell>
          <table:table-cell office:value-type="string" calcext:value-type="string">
            <text:p>Fragile</text:p>
          </table:table-cell>
          <table:table-cell office:value-type="string" calcext:value-type="string">
            <text:p>[{'Yes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Symphonic Prog'}]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978.999999999996" calcext:value-type="float">
            <text:p>979,0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206351976559" calcext:value-type="float">
            <text:p>0,000206</text:p>
          </table:table-cell>
          <table:table-cell office:value-type="float" office:value="0.0137728978819462" calcext:value-type="float">
            <text:p>0,01377</text:p>
          </table:table-cell>
          <table:table-cell office:value-type="float" office:value="10" calcext:value-type="float">
            <text:p>10</text:p>
          </table:table-cell>
          <table:table-cell office:value-type="float" office:value="0.0208244504029931" calcext:value-type="float">
            <text:p>0,0208245</text:p>
          </table:table-cell>
          <table:table-cell office:value-type="float" office:value="106789" calcext:value-type="float">
            <text:p>106789</text:p>
          </table:table-cell>
          <table:table-cell office:value-type="string" calcext:value-type="string">
            <text:p>Nonagon Infinity</text:p>
          </table:table-cell>
          <table:table-cell office:value-type="string" calcext:value-type="string">
            <text:p>[{'King Gizzard &amp; The Lizard Wizard'}]</text:p>
          </table:table-cell>
          <table:table-cell office:value-type="string" calcext:value-type="string">
            <text:p>[{'Garage Rock', 'Psychedelic Rock'}]</text:p>
          </table:table-cell>
          <table:table-cell office:value-type="string" calcext:value-type="string">
            <text:p>[{'Heavy Psych', 'Garage Punk', 'Progressive Rock', 'Krautrock'}]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office:value-type="float" office:value="883.099999999998" calcext:value-type="float">
            <text:p>883,1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818953221758" calcext:value-type="float">
            <text:p>0,000182</text:p>
          </table:table-cell>
          <table:table-cell office:value-type="float" office:value="0.0124508137786536" calcext:value-type="float">
            <text:p>0,01245</text:p>
          </table:table-cell>
          <table:table-cell office:value-type="float" office:value="17" calcext:value-type="float">
            <text:p>17</text:p>
          </table:table-cell>
          <table:table-cell office:value-type="float" office:value="0.0217313769831802" calcext:value-type="float">
            <text:p>0,0217314</text:p>
          </table:table-cell>
          <table:table-cell office:value-type="float" office:value="117016" calcext:value-type="float">
            <text:p>117016</text:p>
          </table:table-cell>
          <table:table-cell office:value-type="string" calcext:value-type="string">
            <text:p>Bad Brains</text:p>
          </table:table-cell>
          <table:table-cell office:value-type="string" calcext:value-type="string">
            <text:p>[{'Bad Brains'}]</text:p>
          </table:table-cell>
          <table:table-cell office:value-type="string" calcext:value-type="string">
            <text:p>[{'Hardcore Punk'}]</text:p>
          </table:table-cell>
          <table:table-cell office:value-type="string" calcext:value-type="string">
            <text:p>[{'Reggae', 'Dub'}]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524.800000000003" calcext:value-type="float">
            <text:p>524,8</text:p>
          </table:table-cell>
          <table:table-cell office:value-type="float" office:value="566" calcext:value-type="float">
            <text:p>566</text:p>
          </table:table-cell>
          <table:table-cell office:value-type="float" office:value="0.566566566566567" calcext:value-type="float">
            <text:p>0,566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7625698324022" calcext:value-type="float">
            <text:p>0,6976</text:p>
          </table:table-cell>
          <table:table-cell office:value-type="float" office:value="0.0001397523107609" calcext:value-type="float">
            <text:p>0,000140</text:p>
          </table:table-cell>
          <table:table-cell office:value-type="float" office:value="0.0077378905780917" calcext:value-type="float">
            <text:p>0,00774</text:p>
          </table:table-cell>
          <table:table-cell office:value-type="float" office:value="12" calcext:value-type="float">
            <text:p>12</text:p>
          </table:table-cell>
          <table:table-cell office:value-type="float" office:value="0.0134733508111368" calcext:value-type="float">
            <text:p>0,0134734</text:p>
          </table:table-cell>
          <table:table-cell office:value-type="float" office:value="103594" calcext:value-type="float">
            <text:p>103594</text:p>
          </table:table-cell>
          <table:table-cell office:value-type="string" calcext:value-type="string">
            <text:p>Cutting the Throat of God</text:p>
          </table:table-cell>
          <table:table-cell office:value-type="string" calcext:value-type="string">
            <text:p>[{'Ulcerate'}]</text:p>
          </table:table-cell>
          <table:table-cell office:value-type="string" calcext:value-type="string">
            <text:p>[{'Dissonant Death Metal', 'Technical Death Metal'}]</text:p>
          </table:table-cell>
          <table:table-cell office:value-type="string" calcext:value-type="string">
            <text:p>[{'Atmospheric Sludge Metal', 'Dissonant Black Metal'}]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49.79999999999" calcext:value-type="float">
            <text:p>1449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7940472202329" calcext:value-type="float">
            <text:p>0,000794</text:p>
          </table:table-cell>
          <table:table-cell office:value-type="float" office:value="0.0457443987136587" calcext:value-type="float">
            <text:p>0,04574</text:p>
          </table:table-cell>
          <table:table-cell office:value-type="float" office:value="18" calcext:value-type="float">
            <text:p>18</text:p>
          </table:table-cell>
          <table:table-cell office:value-type="float" office:value="0.0360679111654804" calcext:value-type="float">
            <text:p>0,0360679</text:p>
          </table:table-cell>
          <table:table-cell office:value-type="float" office:value="109617" calcext:value-type="float">
            <text:p>109617</text:p>
          </table:table-cell>
          <table:table-cell office:value-type="string" calcext:value-type="string">
            <text:p>Journey in Satchidananda</text:p>
          </table:table-cell>
          <table:table-cell office:value-type="string" calcext:value-type="string">
            <text:p>[{'Pharoah Sanders', 'Alice Coltrane'}]</text:p>
          </table:table-cell>
          <table:table-cell office:value-type="string" calcext:value-type="string">
            <text:p>[{'Spiritual Jazz'}]</text:p>
          </table:table-cell>
          <table:table-cell office:value-type="string" calcext:value-type="string">
            <text:p>[{'Hindustani Classical Music', 'Indo Jazz', 'Post-Bop', 'Avant-Garde Jazz'}]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float" office:value="1440.09999999999" calcext:value-type="float">
            <text:p>1440,1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6557994199944" calcext:value-type="float">
            <text:p>0,000656</text:p>
          </table:table-cell>
          <table:table-cell office:value-type="float" office:value="0.0453493917564315" calcext:value-type="float">
            <text:p>0,04535</text:p>
          </table:table-cell>
          <table:table-cell office:value-type="float" office:value="7" calcext:value-type="float">
            <text:p>7</text:p>
          </table:table-cell>
          <table:table-cell office:value-type="float" office:value="0.0357943762850455" calcext:value-type="float">
            <text:p>0,0357944</text:p>
          </table:table-cell>
          <table:table-cell office:value-type="float" office:value="105506" calcext:value-type="float">
            <text:p>1055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[{'Wire'}]</text:p>
          </table:table-cell>
          <table:table-cell office:value-type="string" calcext:value-type="string">
            <text:p>[{'Post-Punk', 'Art Punk'}]</text:p>
          </table:table-cell>
          <table:table-cell office:value-type="string" calcext:value-type="string">
            <text:p>[{'Gothic Rock', 'Neo-Psychedelia', 'Experimental Rock'}]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1349.59999999999" calcext:value-type="float">
            <text:p>1349,6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087428778143541" calcext:value-type="float">
            <text:p>0,000087</text:p>
          </table:table-cell>
          <table:table-cell office:value-type="float" office:value="0.0354861500177237" calcext:value-type="float">
            <text:p>0,03549</text:p>
          </table:table-cell>
          <table:table-cell office:value-type="float" office:value="14" calcext:value-type="float">
            <text:p>14</text:p>
          </table:table-cell>
          <table:table-cell office:value-type="float" office:value="0.0339849246683605" calcext:value-type="float">
            <text:p>0,0339849</text:p>
          </table:table-cell>
          <table:table-cell office:value-type="float" office:value="105397" calcext:value-type="float">
            <text:p>105397</text:p>
          </table:table-cell>
          <table:table-cell office:value-type="string" calcext:value-type="string">
            <text:p>Nespithe</text:p>
          </table:table-cell>
          <table:table-cell office:value-type="string" calcext:value-type="string">
            <text:p>[{'Demilich'}]</text:p>
          </table:table-cell>
          <table:table-cell office:value-type="string" calcext:value-type="string">
            <text:p>[{'Technical Death Metal'}]</text:p>
          </table:table-cell>
          <table:table-cell office:value-type="string" calcext:value-type="string">
            <text:p>[{'Avant-Garde Metal'}]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1197.79999999999" calcext:value-type="float">
            <text:p>1197,8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282513642567" calcext:value-type="float">
            <text:p>0,000283</text:p>
          </table:table-cell>
          <table:table-cell office:value-type="float" office:value="0.0192469835052821" calcext:value-type="float">
            <text:p>0,01925</text:p>
          </table:table-cell>
          <table:table-cell office:value-type="float" office:value="16" calcext:value-type="float">
            <text:p>16</text:p>
          </table:table-cell>
          <table:table-cell office:value-type="float" office:value="0.0278092075175332" calcext:value-type="float">
            <text:p>0,0278092</text:p>
          </table:table-cell>
          <table:table-cell office:value-type="float" office:value="105544" calcext:value-type="float">
            <text:p>105544</text:p>
          </table:table-cell>
          <table:table-cell office:value-type="string" calcext:value-type="string">
            <text:p>The Moon &amp; Antarctica</text:p>
          </table:table-cell>
          <table:table-cell office:value-type="string" calcext:value-type="string">
            <text:p>[{'Modest Mouse'}]</text:p>
          </table:table-cell>
          <table:table-cell office:value-type="string" calcext:value-type="string">
            <text:p>[{'Indie Rock'}]</text:p>
          </table:table-cell>
          <table:table-cell office:value-type="string" calcext:value-type="string">
            <text:p>[{'Neo-Psychedelia', 'Space Rock Revival', 'Art Rock', 'Midwest Emo'}]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1070.69999999999" calcext:value-type="float">
            <text:p>1070,7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4175852539245" calcext:value-type="float">
            <text:p>0,000418</text:p>
          </table:table-cell>
          <table:table-cell office:value-type="float" office:value="0.0173325916165088" calcext:value-type="float">
            <text:p>0,01733</text:p>
          </table:table-cell>
          <table:table-cell office:value-type="float" office:value="16" calcext:value-type="float">
            <text:p>16</text:p>
          </table:table-cell>
          <table:table-cell office:value-type="float" office:value="0.0242861945958028" calcext:value-type="float">
            <text:p>0,0242862</text:p>
          </table:table-cell>
          <table:table-cell office:value-type="float" office:value="102361" calcext:value-type="float">
            <text:p>102361</text:p>
          </table:table-cell>
          <table:table-cell office:value-type="string" calcext:value-type="string">
            <text:p>Lateralus</text:p>
          </table:table-cell>
          <table:table-cell office:value-type="string" calcext:value-type="string">
            <text:p>[{'Tool'}]</text:p>
          </table:table-cell>
          <table:table-cell office:value-type="string" calcext:value-type="string">
            <text:p>[{'Alternative Metal', 'Progressive Metal'}]</text:p>
          </table:table-cell>
          <table:table-cell office:value-type="string" calcext:value-type="string">
            <text:p>[{'Post-Metal'}]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864.999999999998" calcext:value-type="float">
            <text:p>865,0</text:p>
          </table:table-cell>
          <table:table-cell office:value-type="float" office:value="565" calcext:value-type="float">
            <text:p>565</text:p>
          </table:table-cell>
          <table:table-cell office:value-type="float" office:value="0.565565565565566" calcext:value-type="float">
            <text:p>0,5656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697138869504536" calcext:value-type="float">
            <text:p>0,6971</text:p>
          </table:table-cell>
          <table:table-cell office:value-type="float" office:value="0.0001232695621473" calcext:value-type="float">
            <text:p>0,000123</text:p>
          </table:table-cell>
          <table:table-cell office:value-type="float" office:value="0.0130172083133033" calcext:value-type="float">
            <text:p>0,01302</text:p>
          </table:table-cell>
          <table:table-cell office:value-type="float" office:value="8" calcext:value-type="float">
            <text:p>8</text:p>
          </table:table-cell>
          <table:table-cell office:value-type="float" office:value="0.0196305369323435" calcext:value-type="float">
            <text:p>0,0196305</text:p>
          </table:table-cell>
          <table:table-cell office:value-type="float" office:value="108172" calcext:value-type="float">
            <text:p>108172</text:p>
          </table:table-cell>
          <table:table-cell office:value-type="string" calcext:value-type="string">
            <text:p>Out to Lunch</text:p>
          </table:table-cell>
          <table:table-cell office:value-type="string" calcext:value-type="string">
            <text:p>[{'Eric Dolphy'}]</text:p>
          </table:table-cell>
          <table:table-cell office:value-type="string" calcext:value-type="string">
            <text:p>[{'Avant-Garde Jazz'}]</text:p>
          </table:table-cell>
          <table:table-cell office:value-type="string" calcext:value-type="string">
            <text:p>[{'Free Jazz', 'Post-Bop'}]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815" calcext:value-type="float">
            <text:p>815</text:p>
          </table:table-cell>
          <table:table-cell office:value-type="float" office:value="1528.09999999999" calcext:value-type="float">
            <text:p>1528,1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402538142685" calcext:value-type="float">
            <text:p>0,000140</text:p>
          </table:table-cell>
          <table:table-cell office:value-type="float" office:value="0.0389488837619955" calcext:value-type="float">
            <text:p>0,03895</text:p>
          </table:table-cell>
          <table:table-cell office:value-type="float" office:value="14" calcext:value-type="float">
            <text:p>14</text:p>
          </table:table-cell>
          <table:table-cell office:value-type="float" office:value="0.036497736624916" calcext:value-type="float">
            <text:p>0,0364977</text:p>
          </table:table-cell>
          <table:table-cell office:value-type="float" office:value="106975" calcext:value-type="float">
            <text:p>106975</text:p>
          </table:table-cell>
          <table:table-cell office:value-type="string" calcext:value-type="string">
            <text:p>Stakes Is High</text:p>
          </table:table-cell>
          <table:table-cell office:value-type="string" calcext:value-type="string">
            <text:p>[{'De La Soul'}]</text:p>
          </table:table-cell>
          <table:table-cell office:value-type="string" calcext:value-type="string">
            <text:p>[{'Conscious Hip Hop', 'East Coast Hip Hop'}]</text:p>
          </table:table-cell>
          <table:table-cell office:value-type="string" calcext:value-type="string">
            <text:p>[{'Jazz Rap', 'Boom Bap'}]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1481.59999999999" calcext:value-type="float">
            <text:p>1481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3941817569072" calcext:value-type="float">
            <text:p>0,000394</text:p>
          </table:table-cell>
          <table:table-cell office:value-type="float" office:value="0.0477306581298029" calcext:value-type="float">
            <text:p>0,04773</text:p>
          </table:table-cell>
          <table:table-cell office:value-type="float" office:value="0" calcext:value-type="float">
            <text:p>0</text:p>
          </table:table-cell>
          <table:table-cell office:value-type="float" office:value="0.0361803073581437" calcext:value-type="float">
            <text:p>0,0361803</text:p>
          </table:table-cell>
          <table:table-cell office:value-type="float" office:value="102731" calcext:value-type="float">
            <text:p>102731</text:p>
          </table:table-cell>
          <table:table-cell office:value-type="string" calcext:value-type="string">
            <text:p>The Wall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Rock Opera', 'Art Rock'}]</text:p>
          </table:table-cell>
          <table:table-cell office:value-type="string" calcext:value-type="string">
            <text:p>[{'Symphonic Rock', 'Progressive Rock'}]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1367.49999999999" calcext:value-type="float">
            <text:p>1367,5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0409895533476028" calcext:value-type="float">
            <text:p>0,000041</text:p>
          </table:table-cell>
          <table:table-cell office:value-type="float" office:value="0.0355287901644069" calcext:value-type="float">
            <text:p>0,03553</text:p>
          </table:table-cell>
          <table:table-cell office:value-type="float" office:value="14" calcext:value-type="float">
            <text:p>14</text:p>
          </table:table-cell>
          <table:table-cell office:value-type="float" office:value="0.0342243314167373" calcext:value-type="float">
            <text:p>0,0342243</text:p>
          </table:table-cell>
          <table:table-cell office:value-type="float" office:value="106990" calcext:value-type="float">
            <text:p>106990</text:p>
          </table:table-cell>
          <table:table-cell office:value-type="string" calcext:value-type="string">
            <text:p>Mental Funeral</text:p>
          </table:table-cell>
          <table:table-cell office:value-type="string" calcext:value-type="string">
            <text:p>[{'Autopsy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Death Doom Metal'}]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1273.59999999999" calcext:value-type="float">
            <text:p>1273,6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173518207586" calcext:value-type="float">
            <text:p>0,000117</text:p>
          </table:table-cell>
          <table:table-cell office:value-type="float" office:value="0.0421335430030168" calcext:value-type="float">
            <text:p>0,04213</text:p>
          </table:table-cell>
          <table:table-cell office:value-type="float" office:value="7" calcext:value-type="float">
            <text:p>7</text:p>
          </table:table-cell>
          <table:table-cell office:value-type="float" office:value="0.0340314091214494" calcext:value-type="float">
            <text:p>0,0340314</text:p>
          </table:table-cell>
          <table:table-cell office:value-type="float" office:value="115512" calcext:value-type="float">
            <text:p>115512</text:p>
          </table:table-cell>
          <table:table-cell office:value-type="string" calcext:value-type="string">
            <text:p>Exuma</text:p>
          </table:table-cell>
          <table:table-cell office:value-type="string" calcext:value-type="string">
            <text:p>[{'Exuma'}]</text:p>
          </table:table-cell>
          <table:table-cell office:value-type="string" calcext:value-type="string">
            <text:p>[{'Psychedelic Folk', 'Caribbean Folk Music'}]</text:p>
          </table:table-cell>
          <table:table-cell office:value-type="string" calcext:value-type="string">
            <text:p>[{'Goombay', 'Junkanoo', 'Calypso'}]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1024" calcext:value-type="float">
            <text:p>1024,0</text:p>
          </table:table-cell>
          <table:table-cell office:value-type="float" office:value="563" calcext:value-type="float">
            <text:p>563</text:p>
          </table:table-cell>
          <table:table-cell office:value-type="float" office:value="0.563563563563564" calcext:value-type="float">
            <text:p>0,563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9616724738676" calcext:value-type="float">
            <text:p>0,6962</text:p>
          </table:table-cell>
          <table:table-cell office:value-type="float" office:value="0.0001885653188258" calcext:value-type="float">
            <text:p>0,000189</text:p>
          </table:table-cell>
          <table:table-cell office:value-type="float" office:value="0.015715920588472" calcext:value-type="float">
            <text:p>0,01572</text:p>
          </table:table-cell>
          <table:table-cell office:value-type="float" office:value="16" calcext:value-type="float">
            <text:p>16</text:p>
          </table:table-cell>
          <table:table-cell office:value-type="float" office:value="0.0241546824255498" calcext:value-type="float">
            <text:p>0,0241547</text:p>
          </table:table-cell>
          <table:table-cell office:value-type="float" office:value="109162" calcext:value-type="float">
            <text:p>109162</text:p>
          </table:table-cell>
          <table:table-cell office:value-type="string" calcext:value-type="string">
            <text:p>Jane Doe</text:p>
          </table:table-cell>
          <table:table-cell office:value-type="string" calcext:value-type="string">
            <text:p>[{'Converge'}]</text:p>
          </table:table-cell>
          <table:table-cell office:value-type="string" calcext:value-type="string">
            <text:p>[{'Metalcore', 'Mathcore'}]</text:p>
          </table:table-cell>
          <table:table-cell office:value-type="string" calcext:value-type="string">
            <text:p>[{'Hardcore Punk', 'Sludge Metal'}]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1420.79999999999" calcext:value-type="float">
            <text:p>1420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558999212973" calcext:value-type="float">
            <text:p>0,000556</text:p>
          </table:table-cell>
          <table:table-cell office:value-type="float" office:value="0.0451033276865416" calcext:value-type="float">
            <text:p>0,04510</text:p>
          </table:table-cell>
          <table:table-cell office:value-type="float" office:value="7" calcext:value-type="float">
            <text:p>7</text:p>
          </table:table-cell>
          <table:table-cell office:value-type="float" office:value="0.0356123129704527" calcext:value-type="float">
            <text:p>0,0356123</text:p>
          </table:table-cell>
          <table:table-cell office:value-type="float" office:value="102445" calcext:value-type="float">
            <text:p>102445</text:p>
          </table:table-cell>
          <table:table-cell office:value-type="string" calcext:value-type="string">
            <text:p>Chairs Missing</text:p>
          </table:table-cell>
          <table:table-cell office:value-type="string" calcext:value-type="string">
            <text:p>[{'Wire'}]</text:p>
          </table:table-cell>
          <table:table-cell office:value-type="string" calcext:value-type="string">
            <text:p>[{'Post-Punk', 'Art Pun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078.3" calcext:value-type="float">
            <text:p>1078,3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0050150350751553" calcext:value-type="float">
            <text:p>0,000001</text:p>
          </table:table-cell>
          <table:table-cell office:value-type="float" office:value="0.0169482153504951" calcext:value-type="float">
            <text:p>0,01695</text:p>
          </table:table-cell>
          <table:table-cell office:value-type="float" office:value="16" calcext:value-type="float">
            <text:p>16</text:p>
          </table:table-cell>
          <table:table-cell office:value-type="float" office:value="0.0260870315511574" calcext:value-type="float">
            <text:p>0,0260870</text:p>
          </table:table-cell>
          <table:table-cell office:value-type="float" office:value="105444" calcext:value-type="float">
            <text:p>105444</text:p>
          </table:table-cell>
          <table:table-cell office:value-type="string" calcext:value-type="string">
            <text:p>Untrue</text:p>
          </table:table-cell>
          <table:table-cell office:value-type="string" calcext:value-type="string">
            <text:p>[{'Burial'}]</text:p>
          </table:table-cell>
          <table:table-cell office:value-type="string" calcext:value-type="string">
            <text:p>[{'Future Garage', 'Dubstep'}]</text:p>
          </table:table-cell>
          <table:table-cell office:value-type="string" calcext:value-type="string">
            <text:p>[{'2-Step', 'Ambient'}]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044.5" calcext:value-type="float">
            <text:p>1044,5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5.5" calcext:value-type="float">
            <text:p>65,5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5896009570024" calcext:value-type="float">
            <text:p>0,000590</text:p>
          </table:table-cell>
          <table:table-cell office:value-type="float" office:value="0.0156089296985697" calcext:value-type="float">
            <text:p>0,01561</text:p>
          </table:table-cell>
          <table:table-cell office:value-type="float" office:value="17" calcext:value-type="float">
            <text:p>17</text:p>
          </table:table-cell>
          <table:table-cell office:value-type="float" office:value="0.0228706326252276" calcext:value-type="float">
            <text:p>0,0228706</text:p>
          </table:table-cell>
          <table:table-cell office:value-type="float" office:value="103460" calcext:value-type="float">
            <text:p>103460</text:p>
          </table:table-cell>
          <table:table-cell office:value-type="string" calcext:value-type="string">
            <text:p>The Dreaming</text:p>
          </table:table-cell>
          <table:table-cell office:value-type="string" calcext:value-type="string">
            <text:p>[{'Kate Bush'}]</text:p>
          </table:table-cell>
          <table:table-cell office:value-type="string" calcext:value-type="string">
            <text:p>[{'Progressive Pop', 'Art Pop'}]</text:p>
          </table:table-cell>
          <table:table-cell office:value-type="string" calcext:value-type="string">
            <text:p>[{'Gothic Rock', 'Experimental Rock', 'Art Rock', 'Baroque Pop'}]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925.799999999997" calcext:value-type="float">
            <text:p>925,8</text:p>
          </table:table-cell>
          <table:table-cell office:value-type="float" office:value="562" calcext:value-type="float">
            <text:p>562</text:p>
          </table:table-cell>
          <table:table-cell office:value-type="float" office:value="0.562562562562563" calcext:value-type="float">
            <text:p>0,562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95682451253482" calcext:value-type="float">
            <text:p>0,6957</text:p>
          </table:table-cell>
          <table:table-cell office:value-type="float" office:value="0.0000767300366498763" calcext:value-type="float">
            <text:p>0,000077</text:p>
          </table:table-cell>
          <table:table-cell office:value-type="float" office:value="0.0132870188245062" calcext:value-type="float">
            <text:p>0,01329</text:p>
          </table:table-cell>
          <table:table-cell office:value-type="float" office:value="17" calcext:value-type="float">
            <text:p>17</text:p>
          </table:table-cell>
          <table:table-cell office:value-type="float" office:value="0.0219268924039127" calcext:value-type="float">
            <text:p>0,0219269</text:p>
          </table:table-cell>
          <table:table-cell office:value-type="float" office:value="110427" calcext:value-type="float">
            <text:p>110427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[{'NoMeansNo'}]</text:p>
          </table:table-cell>
          <table:table-cell office:value-type="string" calcext:value-type="string">
            <text:p>[{'Post-Hardcore'}]</text:p>
          </table:table-cell>
          <table:table-cell office:value-type="string" calcext:value-type="string">
            <text:p>[{'Noise Rock', 'Math Rock', 'Hardcore Punk', 'Art Punk'}]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float" office:value="1327.79999999999" calcext:value-type="float">
            <text:p>1327,8</text:p>
          </table:table-cell>
          <table:table-cell office:value-type="float" office:value="561" calcext:value-type="float">
            <text:p>561</text:p>
          </table:table-cell>
          <table:table-cell office:value-type="float" office:value="0.561561561561562" calcext:value-type="float">
            <text:p>0,5616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95198329853862" calcext:value-type="float">
            <text:p>0,6952</text:p>
          </table:table-cell>
          <table:table-cell office:value-type="float" office:value="0.0003149442027197" calcext:value-type="float">
            <text:p>0,000315</text:p>
          </table:table-cell>
          <table:table-cell office:value-type="float" office:value="0.03458789409833" calcext:value-type="float">
            <text:p>0,03459</text:p>
          </table:table-cell>
          <table:table-cell office:value-type="float" office:value="14" calcext:value-type="float">
            <text:p>14</text:p>
          </table:table-cell>
          <table:table-cell office:value-type="float" office:value="0.0345327344142994" calcext:value-type="float">
            <text:p>0,0345327</text:p>
          </table:table-cell>
          <table:table-cell office:value-type="float" office:value="109262" calcext:value-type="float">
            <text:p>109262</text:p>
          </table:table-cell>
          <table:table-cell office:value-type="string" calcext:value-type="string">
            <text:p>Static Age</text:p>
          </table:table-cell>
          <table:table-cell office:value-type="string" calcext:value-type="string">
            <text:p>[{'Misfits'}]</text:p>
          </table:table-cell>
          <table:table-cell office:value-type="string" calcext:value-type="string">
            <text:p>[{'Punk Rock', 'Horror Punk'}]</text:p>
          </table:table-cell>
          <table:table-cell office:value-type="string" calcext:value-type="string">
            <text:p>[{'Hardcore Punk'}]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724" calcext:value-type="float">
            <text:p>724</text:p>
          </table:table-cell>
          <table:table-cell office:value-type="float" office:value="1431.59999999999" calcext:value-type="float">
            <text:p>1431,6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5217308156519" calcext:value-type="float">
            <text:p>0,000522</text:p>
          </table:table-cell>
          <table:table-cell office:value-type="float" office:value="0.0362947362909125" calcext:value-type="float">
            <text:p>0,03629</text:p>
          </table:table-cell>
          <table:table-cell office:value-type="float" office:value="14" calcext:value-type="float">
            <text:p>14</text:p>
          </table:table-cell>
          <table:table-cell office:value-type="float" office:value="0.0355621039307683" calcext:value-type="float">
            <text:p>0,0355621</text:p>
          </table:table-cell>
          <table:table-cell office:value-type="float" office:value="109026" calcext:value-type="float">
            <text:p>109026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[{'Sepultura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Death Metal'}]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798.499999999996" calcext:value-type="float">
            <text:p>798,5</text:p>
          </table:table-cell>
          <table:table-cell office:value-type="float" office:value="560" calcext:value-type="float">
            <text:p>560</text:p>
          </table:table-cell>
          <table:table-cell office:value-type="float" office:value="0.560560560560561" calcext:value-type="float">
            <text:p>0,560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471488178025" calcext:value-type="float">
            <text:p>0,6947</text:p>
          </table:table-cell>
          <table:table-cell office:value-type="float" office:value="0.0004080232537146" calcext:value-type="float">
            <text:p>0,000408</text:p>
          </table:table-cell>
          <table:table-cell office:value-type="float" office:value="0.014192836863439" calcext:value-type="float">
            <text:p>0,01419</text:p>
          </table:table-cell>
          <table:table-cell office:value-type="float" office:value="12" calcext:value-type="float">
            <text:p>12</text:p>
          </table:table-cell>
          <table:table-cell office:value-type="float" office:value="0.0187024233296301" calcext:value-type="float">
            <text:p>0,0187024</text:p>
          </table:table-cell>
          <table:table-cell office:value-type="float" office:value="105328" calcext:value-type="float">
            <text:p>105328</text:p>
          </table:table-cell>
          <table:table-cell office:value-type="string" calcext:value-type="string">
            <text:p>De todas las flores</text:p>
          </table:table-cell>
          <table:table-cell office:value-type="string" calcext:value-type="string">
            <text:p>[{'Natalia Lafourcade'}]</text:p>
          </table:table-cell>
          <table:table-cell office:value-type="string" calcext:value-type="string">
            <text:p>[{'Chamber Folk', 'Singer-Songwriter', 'Vocal Jazz'}]</text:p>
          </table:table-cell>
          <table:table-cell office:value-type="string" calcext:value-type="string">
            <text:p>[{'Mexican Folk Music', 'Vocal Jazz', 'Chamber Jazz', 'Bolero', 'Samba-jazz'}]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float" office:value="1548.69999999999" calcext:value-type="float">
            <text:p>1548,7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5382661027283" calcext:value-type="float">
            <text:p>0,000538</text:p>
          </table:table-cell>
          <table:table-cell office:value-type="float" office:value="0.0416428192438445" calcext:value-type="float">
            <text:p>0,04164</text:p>
          </table:table-cell>
          <table:table-cell office:value-type="float" office:value="15" calcext:value-type="float">
            <text:p>15</text:p>
          </table:table-cell>
          <table:table-cell office:value-type="float" office:value="0.0381890319813036" calcext:value-type="float">
            <text:p>0,0381890</text:p>
          </table:table-cell>
          <table:table-cell office:value-type="float" office:value="106459" calcext:value-type="float">
            <text:p>106459</text:p>
          </table:table-cell>
          <table:table-cell office:value-type="string" calcext:value-type="string">
            <text:p>The Nightwatch: Live at the Amsterdam Concertgebouw November 23rd 1973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Free Improvisation', 'Avant-Prog'}]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1525.39999999999" calcext:value-type="float">
            <text:p>1525,4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6765153725741" calcext:value-type="float">
            <text:p>0,000677</text:p>
          </table:table-cell>
          <table:table-cell office:value-type="float" office:value="0.0380846943794865" calcext:value-type="float">
            <text:p>0,03808</text:p>
          </table:table-cell>
          <table:table-cell office:value-type="float" office:value="6" calcext:value-type="float">
            <text:p>6</text:p>
          </table:table-cell>
          <table:table-cell office:value-type="float" office:value="0.0377776595334778" calcext:value-type="float">
            <text:p>0,0377777</text:p>
          </table:table-cell>
          <table:table-cell office:value-type="float" office:value="109633" calcext:value-type="float">
            <text:p>109633</text:p>
          </table:table-cell>
          <table:table-cell office:value-type="string" calcext:value-type="string">
            <text:p>Goo</text:p>
          </table:table-cell>
          <table:table-cell office:value-type="string" calcext:value-type="string">
            <text:p>[{'Sonic Youth'}]</text:p>
          </table:table-cell>
          <table:table-cell office:value-type="string" calcext:value-type="string">
            <text:p>[{'Noise Rock', 'Alternative Rock'}]</text:p>
          </table:table-cell>
          <table:table-cell office:value-type="string" calcext:value-type="string">
            <text:p>[{'Post-Punk'}]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float" office:value="1514.59999999999" calcext:value-type="float">
            <text:p>1514,6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2457367186826" calcext:value-type="float">
            <text:p>0,000246</text:p>
          </table:table-cell>
          <table:table-cell office:value-type="float" office:value="0.0390236268962986" calcext:value-type="float">
            <text:p>0,03902</text:p>
          </table:table-cell>
          <table:table-cell office:value-type="float" office:value="14" calcext:value-type="float">
            <text:p>14</text:p>
          </table:table-cell>
          <table:table-cell office:value-type="float" office:value="0.0370346211117293" calcext:value-type="float">
            <text:p>0,0370346</text:p>
          </table:table-cell>
          <table:table-cell office:value-type="float" office:value="106676" calcext:value-type="float">
            <text:p>106676</text:p>
          </table:table-cell>
          <table:table-cell office:value-type="string" calcext:value-type="string">
            <text:p>Stress: The Extinction Agenda</text:p>
          </table:table-cell>
          <table:table-cell office:value-type="string" calcext:value-type="string">
            <text:p>[{'Organized Konfusion'}]</text:p>
          </table:table-cell>
          <table:table-cell office:value-type="string" calcext:value-type="string">
            <text:p>[{'East Coast Hip Hop', 'Jazz Rap', 'Boom Bap'}]</text:p>
          </table:table-cell>
          <table:table-cell office:value-type="string" calcext:value-type="string">
            <text:p>[{'Abstract Hip Hop', 'Hardcore Hip Hop'}]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1212.29999999999" calcext:value-type="float">
            <text:p>1212,3</text:p>
          </table:table-cell>
          <table:table-cell office:value-type="float" office:value="559" calcext:value-type="float">
            <text:p>559</text:p>
          </table:table-cell>
          <table:table-cell office:value-type="float" office:value="0.55955955955956" calcext:value-type="float">
            <text:p>0,559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4232105628909" calcext:value-type="float">
            <text:p>0,6942</text:p>
          </table:table-cell>
          <table:table-cell office:value-type="float" office:value="0.0003542620777089" calcext:value-type="float">
            <text:p>0,000354</text:p>
          </table:table-cell>
          <table:table-cell office:value-type="float" office:value="0.0198005131681727" calcext:value-type="float">
            <text:p>0,01980</text:p>
          </table:table-cell>
          <table:table-cell office:value-type="float" office:value="16" calcext:value-type="float">
            <text:p>16</text:p>
          </table:table-cell>
          <table:table-cell office:value-type="float" office:value="0.0279495899470766" calcext:value-type="float">
            <text:p>0,0279496</text:p>
          </table:table-cell>
          <table:table-cell office:value-type="float" office:value="102967" calcext:value-type="float">
            <text:p>102967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[{'Portishead'}]</text:p>
          </table:table-cell>
          <table:table-cell office:value-type="string" calcext:value-type="string">
            <text:p>[{'Experimental Rock', 'Electronic'}]</text:p>
          </table:table-cell>
          <table:table-cell office:value-type="string" calcext:value-type="string">
            <text:p>[{'Trip Hop', 'Post-Industrial', 'Post-Rock', 'Krautrock'}]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480.79999999999" calcext:value-type="float">
            <text:p>1480,8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1801066263324" calcext:value-type="float">
            <text:p>0,000180</text:p>
          </table:table-cell>
          <table:table-cell office:value-type="float" office:value="0.0374597158924651" calcext:value-type="float">
            <text:p>0,03746</text:p>
          </table:table-cell>
          <table:table-cell office:value-type="float" office:value="14" calcext:value-type="float">
            <text:p>14</text:p>
          </table:table-cell>
          <table:table-cell office:value-type="float" office:value="0.0370516782072658" calcext:value-type="float">
            <text:p>0,0370517</text:p>
          </table:table-cell>
          <table:table-cell office:value-type="float" office:value="102066" calcext:value-type="float">
            <text:p>102066</text:p>
          </table:table-cell>
          <table:table-cell office:value-type="string" calcext:value-type="string">
            <text:p>Spiderland</text:p>
          </table:table-cell>
          <table:table-cell office:value-type="string" calcext:value-type="string">
            <text:p>[{'Slint'}]</text:p>
          </table:table-cell>
          <table:table-cell office:value-type="string" calcext:value-type="string">
            <text:p>[{'Post-Hardcore', 'Math Rock', 'Post-Rock'}]</text:p>
          </table:table-cell>
          <table:table-cell office:value-type="string" calcext:value-type="string">
            <text:p>[{'Slowcore', 'Emo', 'Spoken Word', 'Experimental Rock'}]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907.499999999997" calcext:value-type="float">
            <text:p>907,5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493019341828" calcext:value-type="float">
            <text:p>0,000493</text:p>
          </table:table-cell>
          <table:table-cell office:value-type="float" office:value="0.0138281299354335" calcext:value-type="float">
            <text:p>0,01383</text:p>
          </table:table-cell>
          <table:table-cell office:value-type="float" office:value="8" calcext:value-type="float">
            <text:p>8</text:p>
          </table:table-cell>
          <table:table-cell office:value-type="float" office:value="0.0202525836488691" calcext:value-type="float">
            <text:p>0,0202526</text:p>
          </table:table-cell>
          <table:table-cell office:value-type="float" office:value="103168" calcext:value-type="float">
            <text:p>103168</text:p>
          </table:table-cell>
          <table:table-cell office:value-type="string" calcext:value-type="string">
            <text:p>Strange Days</text:p>
          </table:table-cell>
          <table:table-cell office:value-type="string" calcext:value-type="string">
            <text:p>[{'The Doors'}]</text:p>
          </table:table-cell>
          <table:table-cell office:value-type="string" calcext:value-type="string">
            <text:p>[{'Psychedelic Rock'}]</text:p>
          </table:table-cell>
          <table:table-cell office:value-type="string" calcext:value-type="string">
            <text:p>[{'Blues Rock', 'Acid Rock', 'Psychedelic Pop'}]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79.1" calcext:value-type="float">
            <text:p>679,1</text:p>
          </table:table-cell>
          <table:table-cell office:value-type="float" office:value="558" calcext:value-type="float">
            <text:p>558</text:p>
          </table:table-cell>
          <table:table-cell office:value-type="float" office:value="0.558558558558559" calcext:value-type="float">
            <text:p>0,558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9375" calcext:value-type="float">
            <text:p>0,6938</text:p>
          </table:table-cell>
          <table:table-cell office:value-type="float" office:value="0.000831158479789" calcext:value-type="float">
            <text:p>0,000831</text:p>
          </table:table-cell>
          <table:table-cell office:value-type="float" office:value="0.0101235882247322" calcext:value-type="float">
            <text:p>0,01012</text:p>
          </table:table-cell>
          <table:table-cell office:value-type="float" office:value="12" calcext:value-type="float">
            <text:p>12</text:p>
          </table:table-cell>
          <table:table-cell office:value-type="float" office:value="0.0165892362567612" calcext:value-type="float">
            <text:p>0,0165892</text:p>
          </table:table-cell>
          <table:table-cell office:value-type="float" office:value="104373" calcext:value-type="float">
            <text:p>104373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[{'Kenny Segal', 'billy woods'}]</text:p>
          </table:table-cell>
          <table:table-cell office:value-type="string" calcext:value-type="string">
            <text:p>[{'Conscious Hip Hop', 'Abstract Hip Hop', 'Jazz Rap'}]</text:p>
          </table:table-cell>
          <table:table-cell office:value-type="string" calcext:value-type="string">
            <text:p>[{'Experimental Hip Hop'}]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1716.59999999999" calcext:value-type="float">
            <text:p>1716,6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3.5" calcext:value-type="float">
            <text:p>63,5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4770635699159" calcext:value-type="float">
            <text:p>0,000477</text:p>
          </table:table-cell>
          <table:table-cell office:value-type="float" office:value="0.0541200762428164" calcext:value-type="float">
            <text:p>0,05412</text:p>
          </table:table-cell>
          <table:table-cell office:value-type="float" office:value="0" calcext:value-type="float">
            <text:p>0</text:p>
          </table:table-cell>
          <table:table-cell office:value-type="float" office:value="0.0420938135351133" calcext:value-type="float">
            <text:p>0,0420938</text:p>
          </table:table-cell>
          <table:table-cell office:value-type="float" office:value="107276" calcext:value-type="float">
            <text:p>107276</text:p>
          </table:table-cell>
          <table:table-cell office:value-type="string" calcext:value-type="string">
            <text:p>Apostrophe (')</text:p>
          </table:table-cell>
          <table:table-cell office:value-type="string" calcext:value-type="string">
            <text:p>[{'Frank Zappa'}]</text:p>
          </table:table-cell>
          <table:table-cell office:value-type="string" calcext:value-type="string">
            <text:p>[{'Jazz-Rock', 'Progressive Rock', 'Art Rock'}]</text:p>
          </table:table-cell>
          <table:table-cell office:value-type="string" calcext:value-type="string">
            <text:p>[{'Blues Rock', 'Psychedelic Rock', 'Progressive Rock', 'Comedy Rock'}]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927" calcext:value-type="float">
            <text:p>927</text:p>
          </table:table-cell>
          <table:table-cell office:value-type="float" office:value="974.199999999995" calcext:value-type="float">
            <text:p>974,2</text:p>
          </table:table-cell>
          <table:table-cell office:value-type="float" office:value="557" calcext:value-type="float">
            <text:p>557</text:p>
          </table:table-cell>
          <table:table-cell office:value-type="float" office:value="0.557557557557558" calcext:value-type="float">
            <text:p>0,5576</text:p>
          </table:table-cell>
          <table:table-cell office:value-type="float" office:value="68.1" calcext:value-type="float">
            <text:p>68,1</text:p>
          </table:table-cell>
          <table:table-cell office:value-type="float" office:value="2" calcext:value-type="float">
            <text:p>2</text:p>
          </table:table-cell>
          <table:table-cell office:value-type="float" office:value="0.693268563497571" calcext:value-type="float">
            <text:p>0,6933</text:p>
          </table:table-cell>
          <table:table-cell office:value-type="float" office:value="0.0001960878714385" calcext:value-type="float">
            <text:p>0,000196</text:p>
          </table:table-cell>
          <table:table-cell office:value-type="float" office:value="0.0151975818287639" calcext:value-type="float">
            <text:p>0,01520</text:p>
          </table:table-cell>
          <table:table-cell office:value-type="float" office:value="17" calcext:value-type="float">
            <text:p>17</text:p>
          </table:table-cell>
          <table:table-cell office:value-type="float" office:value="0.0223014243449944" calcext:value-type="float">
            <text:p>0,0223014</text:p>
          </table:table-cell>
          <table:table-cell office:value-type="float" office:value="104978" calcext:value-type="float">
            <text:p>104978</text:p>
          </table:table-cell>
          <table:table-cell office:value-type="string" calcext:value-type="string">
            <text:p>Un baiÃ³n para el ojo idiota</text:p>
          </table:table-cell>
          <table:table-cell office:value-type="string" calcext:value-type="string">
            <text:p>[{'Patricio Rey y Sus Redonditos de Ricota'}]</text:p>
          </table:table-cell>
          <table:table-cell office:value-type="string" calcext:value-type="string">
            <text:p>[{'Blues Rock', 'Hard Rock'}]</text:p>
          </table:table-cell>
          <table:table-cell office:value-type="string" calcext:value-type="string">
            <text:p>[{'Roots Rock', 'Post-Punk', 'Pub Rock'}]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916" calcext:value-type="float">
            <text:p>916</text:p>
          </table:table-cell>
          <table:table-cell office:value-type="float" office:value="1103.79999999999" calcext:value-type="float">
            <text:p>1103,8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3635900429487" calcext:value-type="float">
            <text:p>0,000364</text:p>
          </table:table-cell>
          <table:table-cell office:value-type="float" office:value="0.0168137730221788" calcext:value-type="float">
            <text:p>0,01681</text:p>
          </table:table-cell>
          <table:table-cell office:value-type="float" office:value="16" calcext:value-type="float">
            <text:p>16</text:p>
          </table:table-cell>
          <table:table-cell office:value-type="float" office:value="0.0253409866356904" calcext:value-type="float">
            <text:p>0,0253410</text:p>
          </table:table-cell>
          <table:table-cell office:value-type="float" office:value="103935" calcext:value-type="float">
            <text:p>103935</text:p>
          </table:table-cell>
          <table:table-cell office:value-type="string" calcext:value-type="string">
            <text:p>The Tired Sounds Of</text:p>
          </table:table-cell>
          <table:table-cell office:value-type="string" calcext:value-type="string">
            <text:p>[{'Stars of the Lid'}]</text:p>
          </table:table-cell>
          <table:table-cell office:value-type="string" calcext:value-type="string">
            <text:p>[{'Drone', 'Ambient'}]</text:p>
          </table:table-cell>
          <table:table-cell office:value-type="string" calcext:value-type="string">
            <text:p>[{'Minimalism', 'Field Recordings'}]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880.299999999996" calcext:value-type="float">
            <text:p>880,3</text:p>
          </table:table-cell>
          <table:table-cell office:value-type="float" office:value="556" calcext:value-type="float">
            <text:p>556</text:p>
          </table:table-cell>
          <table:table-cell office:value-type="float" office:value="0.556556556556557" calcext:value-type="float">
            <text:p>0,556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92787794729542" calcext:value-type="float">
            <text:p>0,6928</text:p>
          </table:table-cell>
          <table:table-cell office:value-type="float" office:value="0.0004027821440424" calcext:value-type="float">
            <text:p>0,000403</text:p>
          </table:table-cell>
          <table:table-cell office:value-type="float" office:value="0.0132397338353055" calcext:value-type="float">
            <text:p>0,01324</text:p>
          </table:table-cell>
          <table:table-cell office:value-type="float" office:value="8" calcext:value-type="float">
            <text:p>8</text:p>
          </table:table-cell>
          <table:table-cell office:value-type="float" office:value="0.0188775869860037" calcext:value-type="float">
            <text:p>0,0188776</text:p>
          </table:table-cell>
          <table:table-cell office:value-type="float" office:value="97465" calcext:value-type="float">
            <text:p>97465</text:p>
          </table:table-cell>
          <table:table-cell office:value-type="string" calcext:value-type="string">
            <text:p>The Doors</text:p>
          </table:table-cell>
          <table:table-cell office:value-type="string" calcext:value-type="string">
            <text:p>[{'The Doors'}]</text:p>
          </table:table-cell>
          <table:table-cell office:value-type="string" calcext:value-type="string">
            <text:p>[{'Psychedelic Rock'}]</text:p>
          </table:table-cell>
          <table:table-cell office:value-type="string" calcext:value-type="string">
            <text:p>[{'Blues Rock', 'Acid Rock'}]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581.19999999999" calcext:value-type="float">
            <text:p>1581,2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8342009344013" calcext:value-type="float">
            <text:p>0,000834</text:p>
          </table:table-cell>
          <table:table-cell office:value-type="float" office:value="0.049052259607493" calcext:value-type="float">
            <text:p>0,04905</text:p>
          </table:table-cell>
          <table:table-cell office:value-type="float" office:value="4" calcext:value-type="float">
            <text:p>4</text:p>
          </table:table-cell>
          <table:table-cell office:value-type="float" office:value="0.0389906032624166" calcext:value-type="float">
            <text:p>0,0389906</text:p>
          </table:table-cell>
          <table:table-cell office:value-type="float" office:value="102566" calcext:value-type="float">
            <text:p>102566</text:p>
          </table:table-cell>
          <table:table-cell office:value-type="string" calcext:value-type="string">
            <text:p>Another Green World</text:p>
          </table:table-cell>
          <table:table-cell office:value-type="string" calcext:value-type="string">
            <text:p>[{'Brian Eno'}]</text:p>
          </table:table-cell>
          <table:table-cell office:value-type="string" calcext:value-type="string">
            <text:p>[{'Ambient', 'Art Rock'}]</text:p>
          </table:table-cell>
          <table:table-cell office:value-type="string" calcext:value-type="string">
            <text:p>[{'Art Pop', 'Experimental Rock', 'Ambient', 'Electronic'}]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948" calcext:value-type="float">
            <text:p>948</text:p>
          </table:table-cell>
          <table:table-cell office:value-type="float" office:value="1510.69999999999" calcext:value-type="float">
            <text:p>1510,7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5434626343109" calcext:value-type="float">
            <text:p>0,000543</text:p>
          </table:table-cell>
          <table:table-cell office:value-type="float" office:value="0.0395709659179738" calcext:value-type="float">
            <text:p>0,03957</text:p>
          </table:table-cell>
          <table:table-cell office:value-type="float" office:value="9" calcext:value-type="float">
            <text:p>9</text:p>
          </table:table-cell>
          <table:table-cell office:value-type="float" office:value="0.0376539885856558" calcext:value-type="float">
            <text:p>0,0376540</text:p>
          </table:table-cell>
          <table:table-cell office:value-type="float" office:value="102702" calcext:value-type="float">
            <text:p>102702</text:p>
          </table:table-cell>
          <table:table-cell office:value-type="string" calcext:value-type="string">
            <text:p>Live at the Fillmore East</text:p>
          </table:table-cell>
          <table:table-cell office:value-type="string" calcext:value-type="string">
            <text:p>[{'Jimi Hendrix'}]</text:p>
          </table:table-cell>
          <table:table-cell office:value-type="string" calcext:value-type="string">
            <text:p>[{'Hard Rock', 'Acid Rock', 'Psychedelic Rock'}]</text:p>
          </table:table-cell>
          <table:table-cell office:value-type="string" calcext:value-type="string">
            <text:p>[{'Jam Band', 'Blues Rock', 'Funk Rock'}]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1339.09999999999" calcext:value-type="float">
            <text:p>1339,1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16349014345" calcext:value-type="float">
            <text:p>0,000163</text:p>
          </table:table-cell>
          <table:table-cell office:value-type="float" office:value="0.0440387327801685" calcext:value-type="float">
            <text:p>0,04404</text:p>
          </table:table-cell>
          <table:table-cell office:value-type="float" office:value="7" calcext:value-type="float">
            <text:p>7</text:p>
          </table:table-cell>
          <table:table-cell office:value-type="float" office:value="0.0358684434537901" calcext:value-type="float">
            <text:p>0,0358684</text:p>
          </table:table-cell>
          <table:table-cell office:value-type="float" office:value="109722" calcext:value-type="float">
            <text:p>109722</text:p>
          </table:table-cell>
          <table:table-cell office:value-type="string" calcext:value-type="string">
            <text:p>Exodus</text:p>
          </table:table-cell>
          <table:table-cell office:value-type="string" calcext:value-type="string">
            <text:p>[{'The Wailers'}]</text:p>
          </table:table-cell>
          <table:table-cell office:value-type="string" calcext:value-type="string">
            <text:p>[{'Roots Reggae'}]</text:p>
          </table:table-cell>
          <table:table-cell office:value-type="string" calcext:value-type="string">
            <text:p>[{'Lovers Rock', 'Pop Reggae'}]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float" office:value="1185.5" calcext:value-type="float">
            <text:p>1185,5</text:p>
          </table:table-cell>
          <table:table-cell office:value-type="float" office:value="555" calcext:value-type="float">
            <text:p>555</text:p>
          </table:table-cell>
          <table:table-cell office:value-type="float" office:value="0.555555555555556" calcext:value-type="float">
            <text:p>0,5556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692307692307692" calcext:value-type="float">
            <text:p>0,6923</text:p>
          </table:table-cell>
          <table:table-cell office:value-type="float" office:value="0.0003154648111227" calcext:value-type="float">
            <text:p>0,000315</text:p>
          </table:table-cell>
          <table:table-cell office:value-type="float" office:value="0.0186368482999108" calcext:value-type="float">
            <text:p>0,01864</text:p>
          </table:table-cell>
          <table:table-cell office:value-type="float" office:value="16" calcext:value-type="float">
            <text:p>16</text:p>
          </table:table-cell>
          <table:table-cell office:value-type="float" office:value="0.028524394555231" calcext:value-type="float">
            <text:p>0,0285244</text:p>
          </table:table-cell>
          <table:table-cell office:value-type="float" office:value="106134" calcext:value-type="float">
            <text:p>106134</text:p>
          </table:table-cell>
          <table:table-cell office:value-type="string" calcext:value-type="string">
            <text:p>( )</text:p>
          </table:table-cell>
          <table:table-cell office:value-type="string" calcext:value-type="string">
            <text:p>[{'Sigur RÃ³s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Ambient', 'Dream Pop'}]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1583.79999999999" calcext:value-type="float">
            <text:p>1583,8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1424269961344" calcext:value-type="float">
            <text:p>0,000142</text:p>
          </table:table-cell>
          <table:table-cell office:value-type="float" office:value="0.0498956312076444" calcext:value-type="float">
            <text:p>0,04990</text:p>
          </table:table-cell>
          <table:table-cell office:value-type="float" office:value="3" calcext:value-type="float">
            <text:p>3</text:p>
          </table:table-cell>
          <table:table-cell office:value-type="float" office:value="0.0399892578497079" calcext:value-type="float">
            <text:p>0,0399893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ConstruÃ§Ã£o</text:p>
          </table:table-cell>
          <table:table-cell office:value-type="string" calcext:value-type="string">
            <text:p>[{'Chico Buarque'}]</text:p>
          </table:table-cell>
          <table:table-cell office:value-type="string" calcext:value-type="string">
            <text:p>[{'MPB', 'Singer-Songwriter'}]</text:p>
          </table:table-cell>
          <table:table-cell office:value-type="string" calcext:value-type="string">
            <text:p>[{'Samba'}]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1059.89999999999" calcext:value-type="float">
            <text:p>1059,9</text:p>
          </table:table-cell>
          <table:table-cell office:value-type="float" office:value="554" calcext:value-type="float">
            <text:p>554</text:p>
          </table:table-cell>
          <table:table-cell office:value-type="float" office:value="0.554554554554555" calcext:value-type="float">
            <text:p>0,554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91828254847645" calcext:value-type="float">
            <text:p>0,6918</text:p>
          </table:table-cell>
          <table:table-cell office:value-type="float" office:value="0.0003614168610828" calcext:value-type="float">
            <text:p>0,000361</text:p>
          </table:table-cell>
          <table:table-cell office:value-type="float" office:value="0.0169975064284595" calcext:value-type="float">
            <text:p>0,01700</text:p>
          </table:table-cell>
          <table:table-cell office:value-type="float" office:value="16" calcext:value-type="float">
            <text:p>16</text:p>
          </table:table-cell>
          <table:table-cell office:value-type="float" office:value="0.0250060660208516" calcext:value-type="float">
            <text:p>0,0250061</text:p>
          </table:table-cell>
          <table:table-cell office:value-type="float" office:value="98375" calcext:value-type="float">
            <text:p>98375</text:p>
          </table:table-cell>
          <table:table-cell office:value-type="string" calcext:value-type="string">
            <text:p>Theusz Hamtaahk Trilogie</text:p>
          </table:table-cell>
          <table:table-cell office:value-type="string" calcext:value-type="string">
            <text:p>[{'Magma'}]</text:p>
          </table:table-cell>
          <table:table-cell office:value-type="string" calcext:value-type="string">
            <text:p>[{'Zeuh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6.49999999999" calcext:value-type="float">
            <text:p>1606,5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603475887377" calcext:value-type="float">
            <text:p>0,000603</text:p>
          </table:table-cell>
          <table:table-cell office:value-type="float" office:value="0.0414063477480172" calcext:value-type="float">
            <text:p>0,04141</text:p>
          </table:table-cell>
          <table:table-cell office:value-type="float" office:value="6" calcext:value-type="float">
            <text:p>6</text:p>
          </table:table-cell>
          <table:table-cell office:value-type="float" office:value="0.0403002563921768" calcext:value-type="float">
            <text:p>0,0403003</text:p>
          </table:table-cell>
          <table:table-cell office:value-type="float" office:value="103783" calcext:value-type="float">
            <text:p>103783</text:p>
          </table:table-cell>
          <table:table-cell office:value-type="string" calcext:value-type="string">
            <text:p>OK Computer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Alternative Rock', 'Art Rock'}]</text:p>
          </table:table-cell>
          <table:table-cell office:value-type="string" calcext:value-type="string">
            <text:p>[{'Post-Britpop', 'Space Rock Revival'}]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1362.39999999999" calcext:value-type="float">
            <text:p>1362,4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0598460852301868" calcext:value-type="float">
            <text:p>0,000060</text:p>
          </table:table-cell>
          <table:table-cell office:value-type="float" office:value="0.0249206230648653" calcext:value-type="float">
            <text:p>0,02492</text:p>
          </table:table-cell>
          <table:table-cell office:value-type="float" office:value="16" calcext:value-type="float">
            <text:p>16</text:p>
          </table:table-cell>
          <table:table-cell office:value-type="float" office:value="0.031433473780942" calcext:value-type="float">
            <text:p>0,0314335</text:p>
          </table:table-cell>
          <table:table-cell office:value-type="float" office:value="104606" calcext:value-type="float">
            <text:p>104606</text:p>
          </table:table-cell>
          <table:table-cell office:value-type="string" calcext:value-type="string">
            <text:p>Ghosts of the Great Highway</text:p>
          </table:table-cell>
          <table:table-cell office:value-type="string" calcext:value-type="string">
            <text:p>[{'Sun Kil Moo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Slowcore', 'Alt-Country'}]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967.699999999996" calcext:value-type="float">
            <text:p>967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841853209254" calcext:value-type="float">
            <text:p>0,000284</text:p>
          </table:table-cell>
          <table:table-cell office:value-type="float" office:value="0.0138662206814245" calcext:value-type="float">
            <text:p>0,01387</text:p>
          </table:table-cell>
          <table:table-cell office:value-type="float" office:value="10" calcext:value-type="float">
            <text:p>10</text:p>
          </table:table-cell>
          <table:table-cell office:value-type="float" office:value="0.0218747498246015" calcext:value-type="float">
            <text:p>0,0218747</text:p>
          </table:table-cell>
          <table:table-cell office:value-type="float" office:value="102865" calcext:value-type="float">
            <text:p>102865</text:p>
          </table:table-cell>
          <table:table-cell office:value-type="string" calcext:value-type="string">
            <text:p>Ceres &amp; Calypso in the Deep Time</text:p>
          </table:table-cell>
          <table:table-cell office:value-type="string" calcext:value-type="string">
            <text:p>[{'Candy Claws'}]</text:p>
          </table:table-cell>
          <table:table-cell office:value-type="string" calcext:value-type="string">
            <text:p>[{'Neo-Psychedelia', 'Dream Pop', 'Shoegaze'}]</text:p>
          </table:table-cell>
          <table:table-cell office:value-type="string" calcext:value-type="string">
            <text:p>[{'Noise Pop', 'Exotica', 'Psychedelic Pop'}]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948.199999999995" calcext:value-type="float">
            <text:p>948,2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10324285541386" calcext:value-type="float">
            <text:p>0,001032</text:p>
          </table:table-cell>
          <table:table-cell office:value-type="float" office:value="0.0120280540398975" calcext:value-type="float">
            <text:p>0,01203</text:p>
          </table:table-cell>
          <table:table-cell office:value-type="float" office:value="10" calcext:value-type="float">
            <text:p>10</text:p>
          </table:table-cell>
          <table:table-cell office:value-type="float" office:value="0.0209198870246312" calcext:value-type="float">
            <text:p>0,0209199</text:p>
          </table:table-cell>
          <table:table-cell office:value-type="float" office:value="106623" calcext:value-type="float">
            <text:p>106623</text:p>
          </table:table-cell>
          <table:table-cell office:value-type="string" calcext:value-type="string">
            <text:p>The Life of Pablo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Pop Rap', 'Experimental Hip Hop'}]</text:p>
          </table:table-cell>
          <table:table-cell office:value-type="string" calcext:value-type="string">
            <text:p>[{'Experimental Hip Hop', 'Art Pop', 'Trap', 'Gospel', 'Contemporary R&amp;B'}]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float" office:value="932.899999999999" calcext:value-type="float">
            <text:p>932,9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2763618662082" calcext:value-type="float">
            <text:p>0,000276</text:p>
          </table:table-cell>
          <table:table-cell office:value-type="float" office:value="0.0132204094790128" calcext:value-type="float">
            <text:p>0,01322</text:p>
          </table:table-cell>
          <table:table-cell office:value-type="float" office:value="17" calcext:value-type="float">
            <text:p>17</text:p>
          </table:table-cell>
          <table:table-cell office:value-type="float" office:value="0.0220197941162196" calcext:value-type="float">
            <text:p>0,0220198</text:p>
          </table:table-cell>
          <table:table-cell office:value-type="float" office:value="103163" calcext:value-type="float">
            <text:p>103163</text:p>
          </table:table-cell>
          <table:table-cell office:value-type="string" calcext:value-type="string">
            <text:p>Floating Into the Night</text:p>
          </table:table-cell>
          <table:table-cell office:value-type="string" calcext:value-type="string">
            <text:p>[{'Julee Cruise'}]</text:p>
          </table:table-cell>
          <table:table-cell office:value-type="string" calcext:value-type="string">
            <text:p>[{'Dream Pop', 'Ambient Pop'}]</text:p>
          </table:table-cell>
          <table:table-cell office:value-type="string" calcext:value-type="string">
            <text:p>[{'Ethereal Wave', 'Jazz Pop', 'Lounge', 'Sophisti-Pop', 'Dark Jazz'}]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919.699999999995" calcext:value-type="float">
            <text:p>919,7</text:p>
          </table:table-cell>
          <table:table-cell office:value-type="float" office:value="553" calcext:value-type="float">
            <text:p>553</text:p>
          </table:table-cell>
          <table:table-cell office:value-type="float" office:value="0.553553553553554" calcext:value-type="float">
            <text:p>0,553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1349480968858" calcext:value-type="float">
            <text:p>0,6913</text:p>
          </table:table-cell>
          <table:table-cell office:value-type="float" office:value="0.0003492693316785" calcext:value-type="float">
            <text:p>0,000349</text:p>
          </table:table-cell>
          <table:table-cell office:value-type="float" office:value="0.0121284351346209" calcext:value-type="float">
            <text:p>0,01213</text:p>
          </table:table-cell>
          <table:table-cell office:value-type="float" office:value="10" calcext:value-type="float">
            <text:p>10</text:p>
          </table:table-cell>
          <table:table-cell office:value-type="float" office:value="0.0196202048631912" calcext:value-type="float">
            <text:p>0,0196202</text:p>
          </table:table-cell>
          <table:table-cell office:value-type="float" office:value="95320" calcext:value-type="float">
            <text:p>95320</text:p>
          </table:table-cell>
          <table:table-cell office:value-type="string" calcext:value-type="string">
            <text:p>Performing "flood"</text:p>
          </table:table-cell>
          <table:table-cell office:value-type="string" calcext:value-type="string">
            <text:p>[{'Boris'}]</text:p>
          </table:table-cell>
          <table:table-cell office:value-type="string" calcext:value-type="string">
            <text:p>[{'Post-Rock'}]</text:p>
          </table:table-cell>
          <table:table-cell office:value-type="string" calcext:value-type="string">
            <text:p>[{'Drone Metal', 'Space Rock', 'Noise', 'Post-Metal', 'Drone'}]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456.49999999999" calcext:value-type="float">
            <text:p>1456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48144336721491" calcext:value-type="float">
            <text:p>0,000048</text:p>
          </table:table-cell>
          <table:table-cell office:value-type="float" office:value="0.0465356367845605" calcext:value-type="float">
            <text:p>0,04654</text:p>
          </table:table-cell>
          <table:table-cell office:value-type="float" office:value="1" calcext:value-type="float">
            <text:p>1</text:p>
          </table:table-cell>
          <table:table-cell office:value-type="float" office:value="0.0381724617569857" calcext:value-type="float">
            <text:p>0,0381725</text:p>
          </table:table-cell>
          <table:table-cell office:value-type="float" office:value="106961" calcext:value-type="float">
            <text:p>106961</text:p>
          </table:table-cell>
          <table:table-cell office:value-type="string" calcext:value-type="string">
            <text:p>Fun House</text:p>
          </table:table-cell>
          <table:table-cell office:value-type="string" calcext:value-type="string">
            <text:p>[{'The Stooges'}]</text:p>
          </table:table-cell>
          <table:table-cell office:value-type="string" calcext:value-type="string">
            <text:p>[{'Garage Rock', 'Proto-Punk', 'Hard Rock'}]</text:p>
          </table:table-cell>
          <table:table-cell office:value-type="string" calcext:value-type="string">
            <text:p>[{'Noise Rock', 'Free Jazz'}]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1425.49999999999" calcext:value-type="float">
            <text:p>1425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6061505727504" calcext:value-type="float">
            <text:p>0,000606</text:p>
          </table:table-cell>
          <table:table-cell office:value-type="float" office:value="0.0359332338602358" calcext:value-type="float">
            <text:p>0,03593</text:p>
          </table:table-cell>
          <table:table-cell office:value-type="float" office:value="14" calcext:value-type="float">
            <text:p>14</text:p>
          </table:table-cell>
          <table:table-cell office:value-type="float" office:value="0.0363078387855512" calcext:value-type="float">
            <text:p>0,0363078</text:p>
          </table:table-cell>
          <table:table-cell office:value-type="float" office:value="102462" calcext:value-type="float">
            <text:p>102462</text:p>
          </table:table-cell>
          <table:table-cell office:value-type="string" calcext:value-type="string">
            <text:p>The Legend of Zelda [Ocarina of Time]</text:p>
          </table:table-cell>
          <table:table-cell office:value-type="string" calcext:value-type="string">
            <text:p>[{'Koji Kondo'}]</text:p>
          </table:table-cell>
          <table:table-cell office:value-type="string" calcext:value-type="string">
            <text:p>[{'Video Game Music', 'Sequencer &amp; Tracker'}]</text:p>
          </table:table-cell>
          <table:table-cell office:value-type="string" calcext:value-type="string">
            <text:p>[{'Modern Classical', 'Ambient', 'Dark Ambient', 'Fanfare', 'New Age'}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30.59999999999" calcext:value-type="float">
            <text:p>1330,6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2034098226482" calcext:value-type="float">
            <text:p>0,000203</text:p>
          </table:table-cell>
          <table:table-cell office:value-type="float" office:value="0.0229687095761403" calcext:value-type="float">
            <text:p>0,02297</text:p>
          </table:table-cell>
          <table:table-cell office:value-type="float" office:value="16" calcext:value-type="float">
            <text:p>16</text:p>
          </table:table-cell>
          <table:table-cell office:value-type="float" office:value="0.0303905259786749" calcext:value-type="float">
            <text:p>0,0303905</text:p>
          </table:table-cell>
          <table:table-cell office:value-type="float" office:value="101062" calcext:value-type="float">
            <text:p>101062</text:p>
          </table:table-cell>
          <table:table-cell office:value-type="string" calcext:value-type="string">
            <text:p>Kid A</text:p>
          </table:table-cell>
          <table:table-cell office:value-type="string" calcext:value-type="string">
            <text:p>[{'Radiohead'}]</text:p>
          </table:table-cell>
          <table:table-cell office:value-type="string" calcext:value-type="string">
            <text:p>[{'Art Rock', 'Electronic'}]</text:p>
          </table:table-cell>
          <table:table-cell office:value-type="string" calcext:value-type="string">
            <text:p>[{'Post-Rock', 'Art Pop', 'Ambient', 'IDM'}]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1074.5" calcext:value-type="float">
            <text:p>1074,5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4242719673581" calcext:value-type="float">
            <text:p>0,000424</text:p>
          </table:table-cell>
          <table:table-cell office:value-type="float" office:value="0.0160942355098737" calcext:value-type="float">
            <text:p>0,01609</text:p>
          </table:table-cell>
          <table:table-cell office:value-type="float" office:value="10" calcext:value-type="float">
            <text:p>10</text:p>
          </table:table-cell>
          <table:table-cell office:value-type="float" office:value="0.0226474936129746" calcext:value-type="float">
            <text:p>0,0226475</text:p>
          </table:table-cell>
          <table:table-cell office:value-type="float" office:value="100278" calcext:value-type="float">
            <text:p>100278</text:p>
          </table:table-cell>
          <table:table-cell office:value-type="string" calcext:value-type="string">
            <text:p>The G.A.T...</text:p>
          </table:table-cell>
          <table:table-cell office:value-type="string" calcext:value-type="string">
            <text:p>[{'Mach-Hommy'}]</text:p>
          </table:table-cell>
          <table:table-cell office:value-type="string" calcext:value-type="string">
            <text:p>[{'Conscious Hip Hop', 'East Coast Hip Hop', 'Jazz Rap'}]</text:p>
          </table:table-cell>
          <table:table-cell office:value-type="string" calcext:value-type="string">
            <text:p>[{'Hardcore Hip Hop', 'Lo-Fi Hip Hop', 'Abstract Hip Hop', 'Drumless', 'Boom Bap'}]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718.999999999998" calcext:value-type="float">
            <text:p>719,0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337679028393791" calcext:value-type="float">
            <text:p>0,000034</text:p>
          </table:table-cell>
          <table:table-cell office:value-type="float" office:value="0.0100616587030096" calcext:value-type="float">
            <text:p>0,01006</text:p>
          </table:table-cell>
          <table:table-cell office:value-type="float" office:value="8" calcext:value-type="float">
            <text:p>8</text:p>
          </table:table-cell>
          <table:table-cell office:value-type="float" office:value="0.0180948512525325" calcext:value-type="float">
            <text:p>0,0180949</text:p>
          </table:table-cell>
          <table:table-cell office:value-type="float" office:value="108182" calcext:value-type="float">
            <text:p>108182</text:p>
          </table:table-cell>
          <table:table-cell office:value-type="string" calcext:value-type="string">
            <text:p>Os afro-sambas de Baden e VinÃ­cius</text:p>
          </table:table-cell>
          <table:table-cell office:value-type="string" calcext:value-type="string">
            <text:p>[{'Baden Powell', 'Vinicius de Moraes'}]</text:p>
          </table:table-cell>
          <table:table-cell office:value-type="string" calcext:value-type="string">
            <text:p>[{'Samba'}]</text:p>
          </table:table-cell>
          <table:table-cell office:value-type="string" calcext:value-type="string">
            <text:p>[{'Samba de roda', 'CandomblÃ© Music'}]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536.900000000003" calcext:value-type="float">
            <text:p>536,9</text:p>
          </table:table-cell>
          <table:table-cell office:value-type="float" office:value="552" calcext:value-type="float">
            <text:p>552</text:p>
          </table:table-cell>
          <table:table-cell office:value-type="float" office:value="0.552552552552553" calcext:value-type="float">
            <text:p>0,5526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90871369294606" calcext:value-type="float">
            <text:p>0,6909</text:p>
          </table:table-cell>
          <table:table-cell office:value-type="float" office:value="0.0000237569375845929" calcext:value-type="float">
            <text:p>0,000024</text:p>
          </table:table-cell>
          <table:table-cell office:value-type="float" office:value="0.007546358217801" calcext:value-type="float">
            <text:p>0,00755</text:p>
          </table:table-cell>
          <table:table-cell office:value-type="float" office:value="12" calcext:value-type="float">
            <text:p>12</text:p>
          </table:table-cell>
          <table:table-cell office:value-type="float" office:value="0.0147134966172034" calcext:value-type="float">
            <text:p>0,0147135</text:p>
          </table:table-cell>
          <table:table-cell office:value-type="float" office:value="103868" calcext:value-type="float">
            <text:p>103868</text:p>
          </table:table-cell>
          <table:table-cell office:value-type="string" calcext:value-type="string">
            <text:p>Diamond Jubilee</text:p>
          </table:table-cell>
          <table:table-cell office:value-type="string" calcext:value-type="string">
            <text:p>[{'Cindy Lee'}]</text:p>
          </table:table-cell>
          <table:table-cell office:value-type="string" calcext:value-type="string">
            <text:p>[{'Hypnagogic Pop', 'Psychedelic Pop'}]</text:p>
          </table:table-cell>
          <table:table-cell office:value-type="string" calcext:value-type="string">
            <text:p>[{'Noise Pop', 'Slacker Rock', 'Brill Building'}]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3455359166782" calcext:value-type="float">
            <text:p>0,000346</text:p>
          </table:table-cell>
          <table:table-cell office:value-type="float" office:value="0.0365618763328008" calcext:value-type="float">
            <text:p>0,03656</text:p>
          </table:table-cell>
          <table:table-cell office:value-type="float" office:value="14" calcext:value-type="float">
            <text:p>14</text:p>
          </table:table-cell>
          <table:table-cell office:value-type="float" office:value="0.0367273272496977" calcext:value-type="float">
            <text:p>0,0367273</text:p>
          </table:table-cell>
          <table:table-cell office:value-type="float" office:value="100744" calcext:value-type="float">
            <text:p>100744</text:p>
          </table:table-cell>
          <table:table-cell office:value-type="string" calcext:value-type="string">
            <text:p>Selected Ambient Works Volume II</text:p>
          </table:table-cell>
          <table:table-cell office:value-type="string" calcext:value-type="string">
            <text:p>[{'Aphex Twin'}]</text:p>
          </table:table-cell>
          <table:table-cell office:value-type="string" calcext:value-type="string">
            <text:p>[{'Ambient', 'Electronic'}]</text:p>
          </table:table-cell>
          <table:table-cell office:value-type="string" calcext:value-type="string">
            <text:p>[{'Drone', 'Ambient Techno', 'Dark Ambient'}]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1430.99999999999" calcext:value-type="float">
            <text:p>1431,0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7.6" calcext:value-type="float">
            <text:p>67,6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2223332216652" calcext:value-type="float">
            <text:p>0,000222</text:p>
          </table:table-cell>
          <table:table-cell office:value-type="float" office:value="0.0461257023257769" calcext:value-type="float">
            <text:p>0,04613</text:p>
          </table:table-cell>
          <table:table-cell office:value-type="float" office:value="18" calcext:value-type="float">
            <text:p>18</text:p>
          </table:table-cell>
          <table:table-cell office:value-type="float" office:value="0.0370048698885333" calcext:value-type="float">
            <text:p>0,0370049</text:p>
          </table:table-cell>
          <table:table-cell office:value-type="float" office:value="105300" calcext:value-type="float">
            <text:p>105300</text:p>
          </table:table-cell>
          <table:table-cell office:value-type="string" calcext:value-type="string">
            <text:p>Sleeping Beauty</text:p>
          </table:table-cell>
          <table:table-cell office:value-type="string" calcext:value-type="string">
            <text:p>[{'Sun Ra'}]</text:p>
          </table:table-cell>
          <table:table-cell office:value-type="string" calcext:value-type="string">
            <text:p>[{'Spiritual Jazz', 'Jazz Fusion'}]</text:p>
          </table:table-cell>
          <table:table-cell office:value-type="string" calcext:value-type="string">
            <text:p>[{'Avant-Garde Jazz'}]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1423.79999999999" calcext:value-type="float">
            <text:p>1423,8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665660316294" calcext:value-type="float">
            <text:p>0,000167</text:p>
          </table:table-cell>
          <table:table-cell office:value-type="float" office:value="0.0455067423069062" calcext:value-type="float">
            <text:p>0,04551</text:p>
          </table:table-cell>
          <table:table-cell office:value-type="float" office:value="18" calcext:value-type="float">
            <text:p>18</text:p>
          </table:table-cell>
          <table:table-cell office:value-type="float" office:value="0.0366001063415045" calcext:value-type="float">
            <text:p>0,0366001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Don Cherry</text:p>
          </table:table-cell>
          <table:table-cell office:value-type="string" calcext:value-type="string">
            <text:p>[{'Don Cherry'}]</text:p>
          </table:table-cell>
          <table:table-cell office:value-type="string" calcext:value-type="string">
            <text:p>[{'Spiritual Jazz', 'Avant-Garde Jazz'}]</text:p>
          </table:table-cell>
          <table:table-cell office:value-type="string" calcext:value-type="string">
            <text:p>[{'Jazz-Funk', 'Hindustani Classical Music', 'Jazz Fusion'}]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1256.29999999999" calcext:value-type="float">
            <text:p>1256,3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" calcext:value-type="float">
            <text:p>0,000000</text:p>
          </table:table-cell>
          <table:table-cell office:value-type="float" office:value="0.033493503107528" calcext:value-type="float">
            <text:p>0,03349</text:p>
          </table:table-cell>
          <table:table-cell office:value-type="float" office:value="14" calcext:value-type="float">
            <text:p>14</text:p>
          </table:table-cell>
          <table:table-cell office:value-type="float" office:value="0.0342699256250717" calcext:value-type="float">
            <text:p>0,0342699</text:p>
          </table:table-cell>
          <table:table-cell office:value-type="float" office:value="111186" calcext:value-type="float">
            <text:p>111186</text:p>
          </table:table-cell>
          <table:table-cell office:value-type="string" calcext:value-type="string">
            <text:p>Unplugged</text:p>
          </table:table-cell>
          <table:table-cell office:value-type="string" calcext:value-type="string">
            <text:p>[{'Los Tres'}]</text:p>
          </table:table-cell>
          <table:table-cell office:value-type="string" calcext:value-type="string">
            <text:p>[{'Acoustic Rock'}]</text:p>
          </table:table-cell>
          <table:table-cell office:value-type="string" calcext:value-type="string">
            <text:p>[{'Rockabilly', 'Folk Rock', 'Jazz manouche', 'Latin Alternative', 'Cueca'}]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1134.9" calcext:value-type="float">
            <text:p>1134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13657612188" calcext:value-type="float">
            <text:p>0,000137</text:p>
          </table:table-cell>
          <table:table-cell office:value-type="float" office:value="0.0180768377923498" calcext:value-type="float">
            <text:p>0,01808</text:p>
          </table:table-cell>
          <table:table-cell office:value-type="float" office:value="16" calcext:value-type="float">
            <text:p>16</text:p>
          </table:table-cell>
          <table:table-cell office:value-type="float" office:value="0.0265566411406825" calcext:value-type="float">
            <text:p>0,0265566</text:p>
          </table:table-cell>
          <table:table-cell office:value-type="float" office:value="100969" calcext:value-type="float">
            <text:p>10096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[{'Common'}]</text:p>
          </table:table-cell>
          <table:table-cell office:value-type="string" calcext:value-type="string">
            <text:p>[{'Conscious Hip Hop'}]</text:p>
          </table:table-cell>
          <table:table-cell office:value-type="string" calcext:value-type="string">
            <text:p>[{'Chipmunk Soul', 'Jazz Rap', 'Neo-Soul'}]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059.9" calcext:value-type="float">
            <text:p>1059,9</text:p>
          </table:table-cell>
          <table:table-cell office:value-type="float" office:value="551" calcext:value-type="float">
            <text:p>551</text:p>
          </table:table-cell>
          <table:table-cell office:value-type="float" office:value="0.551551551551552" calcext:value-type="float">
            <text:p>0,5516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9039391845197" calcext:value-type="float">
            <text:p>0,6904</text:p>
          </table:table-cell>
          <table:table-cell office:value-type="float" office:value="0.0000512019884097373" calcext:value-type="float">
            <text:p>0,000051</text:p>
          </table:table-cell>
          <table:table-cell office:value-type="float" office:value="0.015250006061189" calcext:value-type="float">
            <text:p>0,01525</text:p>
          </table:table-cell>
          <table:table-cell office:value-type="float" office:value="10" calcext:value-type="float">
            <text:p>10</text:p>
          </table:table-cell>
          <table:table-cell office:value-type="float" office:value="0.0252816987528095" calcext:value-type="float">
            <text:p>0,0252817</text:p>
          </table:table-cell>
          <table:table-cell office:value-type="float" office:value="109720" calcext:value-type="float">
            <text:p>109720</text:p>
          </table:table-cell>
          <table:table-cell office:value-type="string" calcext:value-type="string">
            <text:p>Titanic Rising</text:p>
          </table:table-cell>
          <table:table-cell office:value-type="string" calcext:value-type="string">
            <text:p>[{'Weyes Blood'}]</text:p>
          </table:table-cell>
          <table:table-cell office:value-type="string" calcext:value-type="string">
            <text:p>[{'Art Pop', 'Baroque Pop'}]</text:p>
          </table:table-cell>
          <table:table-cell office:value-type="string" calcext:value-type="string">
            <text:p>[{'Soft Rock', 'Singer-Songwriter', 'Psychedelic Pop', 'Progressive Pop', 'Dream Pop'}]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009" calcext:value-type="float">
            <text:p>1009,0</text:p>
          </table:table-cell>
          <table:table-cell office:value-type="float" office:value="550" calcext:value-type="float">
            <text:p>550</text:p>
          </table:table-cell>
          <table:table-cell office:value-type="float" office:value="0.550550550550551" calcext:value-type="float">
            <text:p>0,5506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9917127071823" calcext:value-type="float">
            <text:p>0,6899</text:p>
          </table:table-cell>
          <table:table-cell office:value-type="float" office:value="0.00000234034970173915" calcext:value-type="float">
            <text:p>0,000002</text:p>
          </table:table-cell>
          <table:table-cell office:value-type="float" office:value="0.0154713394637727" calcext:value-type="float">
            <text:p>0,01547</text:p>
          </table:table-cell>
          <table:table-cell office:value-type="float" office:value="16" calcext:value-type="float">
            <text:p>16</text:p>
          </table:table-cell>
          <table:table-cell office:value-type="float" office:value="0.0246587597615398" calcext:value-type="float">
            <text:p>0,0246588</text:p>
          </table:table-cell>
          <table:table-cell office:value-type="float" office:value="104404" calcext:value-type="float">
            <text:p>104404</text:p>
          </table:table-cell>
          <table:table-cell office:value-type="string" calcext:value-type="string">
            <text:p>Alive 2007</text:p>
          </table:table-cell>
          <table:table-cell office:value-type="string" calcext:value-type="string">
            <text:p>[{'Daft Punk'}]</text:p>
          </table:table-cell>
          <table:table-cell office:value-type="string" calcext:value-type="string">
            <text:p>[{'Mashup', 'French House', 'French Electro'}]</text:p>
          </table:table-cell>
          <table:table-cell office:value-type="string" calcext:value-type="string">
            <text:p>[{'Mashup', 'Electro House', 'Progressive House'}]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1426.19999999999" calcext:value-type="float">
            <text:p>1426,2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323971265855" calcext:value-type="float">
            <text:p>0,000324</text:p>
          </table:table-cell>
          <table:table-cell office:value-type="float" office:value="0.0371857910528395" calcext:value-type="float">
            <text:p>0,03719</text:p>
          </table:table-cell>
          <table:table-cell office:value-type="float" office:value="14" calcext:value-type="float">
            <text:p>14</text:p>
          </table:table-cell>
          <table:table-cell office:value-type="float" office:value="0.0367366499665161" calcext:value-type="float">
            <text:p>0,0367366</text:p>
          </table:table-cell>
          <table:table-cell office:value-type="float" office:value="102021" calcext:value-type="float">
            <text:p>102021</text:p>
          </table:table-cell>
          <table:table-cell office:value-type="string" calcext:value-type="string">
            <text:p>Individual Thought Patterns</text:p>
          </table:table-cell>
          <table:table-cell office:value-type="string" calcext:value-type="string">
            <text:p>[{'Death'}]</text:p>
          </table:table-cell>
          <table:table-cell office:value-type="string" calcext:value-type="string">
            <text:p>[{'Technical Death Metal'}]</text:p>
          </table:table-cell>
          <table:table-cell office:value-type="string" calcext:value-type="string">
            <text:p>[{'Progressive Metal'}]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1024.9" calcext:value-type="float">
            <text:p>1024,9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401198793984" calcext:value-type="float">
            <text:p>0,000240</text:p>
          </table:table-cell>
          <table:table-cell office:value-type="float" office:value="0.0154067377970162" calcext:value-type="float">
            <text:p>0,01541</text:p>
          </table:table-cell>
          <table:table-cell office:value-type="float" office:value="17" calcext:value-type="float">
            <text:p>17</text:p>
          </table:table-cell>
          <table:table-cell office:value-type="float" office:value="0.0242570217888192" calcext:value-type="float">
            <text:p>0,0242570</text:p>
          </table:table-cell>
          <table:table-cell office:value-type="float" office:value="107769" calcext:value-type="float">
            <text:p>107769</text:p>
          </table:table-cell>
          <table:table-cell office:value-type="string" calcext:value-type="string">
            <text:p>Double Nickels on the Dime</text:p>
          </table:table-cell>
          <table:table-cell office:value-type="string" calcext:value-type="string">
            <text:p>[{'Minutemen'}]</text:p>
          </table:table-cell>
          <table:table-cell office:value-type="string" calcext:value-type="string">
            <text:p>[{'Post-Hardcore', 'Post-Punk', 'Art Punk'}]</text:p>
          </table:table-cell>
          <table:table-cell office:value-type="string" calcext:value-type="string">
            <text:p>[{'Funk Rock', 'Post-Hardcore'}]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float" office:value="700.299999999999" calcext:value-type="float">
            <text:p>700,3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02066863122307" calcext:value-type="float">
            <text:p>0,000207</text:p>
          </table:table-cell>
          <table:table-cell office:value-type="float" office:value="0.0115218410449802" calcext:value-type="float">
            <text:p>0,01152</text:p>
          </table:table-cell>
          <table:table-cell office:value-type="float" office:value="12" calcext:value-type="float">
            <text:p>12</text:p>
          </table:table-cell>
          <table:table-cell office:value-type="float" office:value="0.016267936095081" calcext:value-type="float">
            <text:p>0,0162679</text:p>
          </table:table-cell>
          <table:table-cell office:value-type="float" office:value="101968" calcext:value-type="float">
            <text:p>101968</text:p>
          </table:table-cell>
          <table:table-cell office:value-type="string" calcext:value-type="string">
            <text:p>Cheat Codes</text:p>
          </table:table-cell>
          <table:table-cell office:value-type="string" calcext:value-type="string">
            <text:p>[{'Black Thought', 'Danger Mouse'}]</text:p>
          </table:table-cell>
          <table:table-cell office:value-type="string" calcext:value-type="string">
            <text:p>[{'Conscious Hip Hop', 'East Coast Hip Hop'}]</text:p>
          </table:table-cell>
          <table:table-cell office:value-type="string" calcext:value-type="string">
            <text:p>[{'Abstract Hip Hop', 'Jazz Rap', 'Boom Bap'}]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663.5" calcext:value-type="float">
            <text:p>663,5</text:p>
          </table:table-cell>
          <table:table-cell office:value-type="float" office:value="549" calcext:value-type="float">
            <text:p>549</text:p>
          </table:table-cell>
          <table:table-cell office:value-type="float" office:value="0.54954954954955" calcext:value-type="float">
            <text:p>0,549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944099378882" calcext:value-type="float">
            <text:p>0,6894</text:p>
          </table:table-cell>
          <table:table-cell office:value-type="float" office:value="0.0012943996577931" calcext:value-type="float">
            <text:p>0,001294</text:p>
          </table:table-cell>
          <table:table-cell office:value-type="float" office:value="0.008621961743966" calcext:value-type="float">
            <text:p>0,00862</text:p>
          </table:table-cell>
          <table:table-cell office:value-type="float" office:value="12" calcext:value-type="float">
            <text:p>12</text:p>
          </table:table-cell>
          <table:table-cell office:value-type="float" office:value="0.0156366810755792" calcext:value-type="float">
            <text:p>0,0156367</text:p>
          </table:table-cell>
          <table:table-cell office:value-type="float" office:value="102863" calcext:value-type="float">
            <text:p>102863</text:p>
          </table:table-cell>
          <table:table-cell office:value-type="string" calcext:value-type="string">
            <text:p>Scaring the Hoes</text:p>
          </table:table-cell>
          <table:table-cell office:value-type="string" calcext:value-type="string">
            <text:p>[{'Danny Brown', 'JPEGMAFIA'}]</text:p>
          </table:table-cell>
          <table:table-cell office:value-type="string" calcext:value-type="string">
            <text:p>[{'Experimental Hip Hop', 'Hardcore Hip Hop'}]</text:p>
          </table:table-cell>
          <table:table-cell office:value-type="string" calcext:value-type="string">
            <text:p>[{'Industrial Hip Hop', 'Glitch Hop', 'Trap', 'Jazz Rap', 'Electronic Dance Music'}]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1405.69999999999" calcext:value-type="float">
            <text:p>1405,7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6985943859691" calcext:value-type="float">
            <text:p>0,000699</text:p>
          </table:table-cell>
          <table:table-cell office:value-type="float" office:value="0.0355807200075978" calcext:value-type="float">
            <text:p>0,03558</text:p>
          </table:table-cell>
          <table:table-cell office:value-type="float" office:value="14" calcext:value-type="float">
            <text:p>14</text:p>
          </table:table-cell>
          <table:table-cell office:value-type="float" office:value="0.0352720701040075" calcext:value-type="float">
            <text:p>0,0352721</text:p>
          </table:table-cell>
          <table:table-cell office:value-type="float" office:value="98292" calcext:value-type="float">
            <text:p>98292</text:p>
          </table:table-cell>
          <table:table-cell office:value-type="string" calcext:value-type="string">
            <text:p>The End of Evangelion</text:p>
          </table:table-cell>
          <table:table-cell office:value-type="string" calcext:value-type="string">
            <text:p>[{'Shiro Sagisu', 'Johann Sebastian Bach'}]</text:p>
          </table:table-cell>
          <table:table-cell office:value-type="string" calcext:value-type="string">
            <text:p>[{'Film Score', 'Orchestral Music', 'Modern Classical'}]</text:p>
          </table:table-cell>
          <table:table-cell office:value-type="string" calcext:value-type="string">
            <text:p>[{'Choral', 'Baroque Music'}]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1308.99999999999" calcext:value-type="float">
            <text:p>1309,0</text:p>
          </table:table-cell>
          <table:table-cell office:value-type="float" office:value="548" calcext:value-type="float">
            <text:p>548</text:p>
          </table:table-cell>
          <table:table-cell office:value-type="float" office:value="0.548548548548549" calcext:value-type="float">
            <text:p>0,5485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688965517241379" calcext:value-type="float">
            <text:p>0,6890</text:p>
          </table:table-cell>
          <table:table-cell office:value-type="float" office:value="0.000226694782473" calcext:value-type="float">
            <text:p>0,000227</text:p>
          </table:table-cell>
          <table:table-cell office:value-type="float" office:value="0.0217559499512195" calcext:value-type="float">
            <text:p>0,02176</text:p>
          </table:table-cell>
          <table:table-cell office:value-type="float" office:value="10" calcext:value-type="float">
            <text:p>10</text:p>
          </table:table-cell>
          <table:table-cell office:value-type="float" office:value="0.0305097513722567" calcext:value-type="float">
            <text:p>0,0305098</text:p>
          </table:table-cell>
          <table:table-cell office:value-type="float" office:value="106448" calcext:value-type="float">
            <text:p>106448</text:p>
          </table:table-cell>
          <table:table-cell office:value-type="string" calcext:value-type="string">
            <text:p>Norman Fucking Rockwell!</text:p>
          </table:table-cell>
          <table:table-cell office:value-type="string" calcext:value-type="string">
            <text:p>[{'Lana Del Rey'}]</text:p>
          </table:table-cell>
          <table:table-cell office:value-type="string" calcext:value-type="string">
            <text:p>[{'Art Pop', 'Singer-Songwriter'}]</text:p>
          </table:table-cell>
          <table:table-cell office:value-type="string" calcext:value-type="string">
            <text:p>[{'Soft Rock', 'Chamber Pop', 'Piano Rock', 'Neo-Psychedelia', 'Dream Pop'}]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float" office:value="1374.29999999999" calcext:value-type="float">
            <text:p>1374,3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0804229261143089" calcext:value-type="float">
            <text:p>0,000080</text:p>
          </table:table-cell>
          <table:table-cell office:value-type="float" office:value="0.0357747164590722" calcext:value-type="float">
            <text:p>0,03577</text:p>
          </table:table-cell>
          <table:table-cell office:value-type="float" office:value="14" calcext:value-type="float">
            <text:p>14</text:p>
          </table:table-cell>
          <table:table-cell office:value-type="float" office:value="0.0366786360035691" calcext:value-type="float">
            <text:p>0,0366786</text:p>
          </table:table-cell>
          <table:table-cell office:value-type="float" office:value="99639" calcext:value-type="float">
            <text:p>99639</text:p>
          </table:table-cell>
          <table:table-cell office:value-type="string" calcext:value-type="string">
            <text:p>In the Nightside Eclipse</text:p>
          </table:table-cell>
          <table:table-cell office:value-type="string" calcext:value-type="string">
            <text:p>[{'Emperor'}]</text:p>
          </table:table-cell>
          <table:table-cell office:value-type="string" calcext:value-type="string">
            <text:p>[{'Symphonic Black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698" calcext:value-type="float">
            <text:p>698</text:p>
          </table:table-cell>
          <table:table-cell office:value-type="float" office:value="1360.09999999999" calcext:value-type="float">
            <text:p>1360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3268799861986" calcext:value-type="float">
            <text:p>0,000327</text:p>
          </table:table-cell>
          <table:table-cell office:value-type="float" office:value="0.0353339661747552" calcext:value-type="float">
            <text:p>0,03533</text:p>
          </table:table-cell>
          <table:table-cell office:value-type="float" office:value="14" calcext:value-type="float">
            <text:p>14</text:p>
          </table:table-cell>
          <table:table-cell office:value-type="float" office:value="0.0356738757121842" calcext:value-type="float">
            <text:p>0,0356739</text:p>
          </table:table-cell>
          <table:table-cell office:value-type="float" office:value="100407" calcext:value-type="float">
            <text:p>100407</text:p>
          </table:table-cell>
          <table:table-cell office:value-type="string" calcext:value-type="string">
            <text:p>Ridin' Dirty</text:p>
          </table:table-cell>
          <table:table-cell office:value-type="string" calcext:value-type="string">
            <text:p>[{'UGK'}]</text:p>
          </table:table-cell>
          <table:table-cell office:value-type="string" calcext:value-type="string">
            <text:p>[{'Southern Hip Hop', 'Dirty South', 'Gangsta Rap'}]</text:p>
          </table:table-cell>
          <table:table-cell office:value-type="string" calcext:value-type="string">
            <text:p>[{'G-Funk'}]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967" calcext:value-type="float">
            <text:p>967</text:p>
          </table:table-cell>
          <table:table-cell office:value-type="float" office:value="1081.09999999999" calcext:value-type="float">
            <text:p>1081,1</text:p>
          </table:table-cell>
          <table:table-cell office:value-type="float" office:value="547" calcext:value-type="float">
            <text:p>547</text:p>
          </table:table-cell>
          <table:table-cell office:value-type="float" office:value="0.547547547547548" calcext:value-type="float">
            <text:p>0,547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8490696071675" calcext:value-type="float">
            <text:p>0,6885</text:p>
          </table:table-cell>
          <table:table-cell office:value-type="float" office:value="0.0005165486127409" calcext:value-type="float">
            <text:p>0,000517</text:p>
          </table:table-cell>
          <table:table-cell office:value-type="float" office:value="0.016891501132198" calcext:value-type="float">
            <text:p>0,01689</text:p>
          </table:table-cell>
          <table:table-cell office:value-type="float" office:value="16" calcext:value-type="float">
            <text:p>16</text:p>
          </table:table-cell>
          <table:table-cell office:value-type="float" office:value="0.0253439947017143" calcext:value-type="float">
            <text:p>0,0253440</text:p>
          </table:table-cell>
          <table:table-cell office:value-type="float" office:value="98617" calcext:value-type="float">
            <text:p>98617</text:p>
          </table:table-cell>
          <table:table-cell office:value-type="string" calcext:value-type="string">
            <text:p>Unholy Cult</text:p>
          </table:table-cell>
          <table:table-cell office:value-type="string" calcext:value-type="string">
            <text:p>[{'Immolation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Dissonant Death Metal', 'Technical Death Metal'}]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923.199999999996" calcext:value-type="float">
            <text:p>923,2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3159472097347" calcext:value-type="float">
            <text:p>0,000316</text:p>
          </table:table-cell>
          <table:table-cell office:value-type="float" office:value="0.0140663072867578" calcext:value-type="float">
            <text:p>0,01407</text:p>
          </table:table-cell>
          <table:table-cell office:value-type="float" office:value="8" calcext:value-type="float">
            <text:p>8</text:p>
          </table:table-cell>
          <table:table-cell office:value-type="float" office:value="0.023049315656995" calcext:value-type="float">
            <text:p>0,0230493</text:p>
          </table:table-cell>
          <table:table-cell office:value-type="float" office:value="110640" calcext:value-type="float">
            <text:p>110640</text:p>
          </table:table-cell>
          <table:table-cell office:value-type="string" calcext:value-type="string">
            <text:p>The Kinks Are the Village Green Preservation Society</text:p>
          </table:table-cell>
          <table:table-cell office:value-type="string" calcext:value-type="string">
            <text:p>[{'The Kinks'}]</text:p>
          </table:table-cell>
          <table:table-cell office:value-type="string" calcext:value-type="string">
            <text:p>[{'Pop Rock'}]</text:p>
          </table:table-cell>
          <table:table-cell office:value-type="string" calcext:value-type="string">
            <text:p>[{'Sunshine Pop', 'Folk Rock', 'Baroque Pop', 'Psychedelic Pop', 'Folk Pop'}]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844.499999999998" calcext:value-type="float">
            <text:p>844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4160329811632" calcext:value-type="float">
            <text:p>0,000416</text:p>
          </table:table-cell>
          <table:table-cell office:value-type="float" office:value="0.0113658951571162" calcext:value-type="float">
            <text:p>0,01137</text:p>
          </table:table-cell>
          <table:table-cell office:value-type="float" office:value="17" calcext:value-type="float">
            <text:p>17</text:p>
          </table:table-cell>
          <table:table-cell office:value-type="float" office:value="0.0194088785982599" calcext:value-type="float">
            <text:p>0,0194089</text:p>
          </table:table-cell>
          <table:table-cell office:value-type="float" office:value="97451" calcext:value-type="float">
            <text:p>97451</text:p>
          </table:table-cell>
          <table:table-cell office:value-type="string" calcext:value-type="string">
            <text:p>Glassworks</text:p>
          </table:table-cell>
          <table:table-cell office:value-type="string" calcext:value-type="string">
            <text:p>[{'Philip Glass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Post-Minimalism'}]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975" calcext:value-type="float">
            <text:p>975</text:p>
          </table:table-cell>
          <table:table-cell office:value-type="float" office:value="812.499999999998" calcext:value-type="float">
            <text:p>812,5</text:p>
          </table:table-cell>
          <table:table-cell office:value-type="float" office:value="546" calcext:value-type="float">
            <text:p>546</text:p>
          </table:table-cell>
          <table:table-cell office:value-type="float" office:value="0.546546546546547" calcext:value-type="float">
            <text:p>0,546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801652892562" calcext:value-type="float">
            <text:p>0,6880</text:p>
          </table:table-cell>
          <table:table-cell office:value-type="float" office:value="0.0001333999329991" calcext:value-type="float">
            <text:p>0,000133</text:p>
          </table:table-cell>
          <table:table-cell office:value-type="float" office:value="0.0110184604015357" calcext:value-type="float">
            <text:p>0,01102</text:p>
          </table:table-cell>
          <table:table-cell office:value-type="float" office:value="8" calcext:value-type="float">
            <text:p>8</text:p>
          </table:table-cell>
          <table:table-cell office:value-type="float" office:value="0.0201595139520762" calcext:value-type="float">
            <text:p>0,0201595</text:p>
          </table:table-cell>
          <table:table-cell office:value-type="float" office:value="110040" calcext:value-type="float">
            <text:p>110040</text:p>
          </table:table-cell>
          <table:table-cell office:value-type="string" calcext:value-type="string">
            <text:p>Klavierkonzert Nr. 2 in c-Moll; 6 Preludes</text:p>
          </table:table-cell>
          <table:table-cell office:value-type="string" calcext:value-type="string">
            <text:p>[{'Sergey Rakhmaninov', 'Sviatoslav Richter'}]</text:p>
          </table:table-cell>
          <table:table-cell office:value-type="string" calcext:value-type="string">
            <text:p>[{'Romanticism'}]</text:p>
          </table:table-cell>
          <table:table-cell office:value-type="string" calcext:value-type="string">
            <text:p>[{'Concerto', 'Prelude'}]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920" calcext:value-type="float">
            <text:p>920</text:p>
          </table:table-cell>
          <table:table-cell office:value-type="float" office:value="1580.99999999999" calcext:value-type="float">
            <text:p>1581,0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5549972149838" calcext:value-type="float">
            <text:p>0,000555</text:p>
          </table:table-cell>
          <table:table-cell office:value-type="float" office:value="0.0488491874713235" calcext:value-type="float">
            <text:p>0,04885</text:p>
          </table:table-cell>
          <table:table-cell office:value-type="float" office:value="9" calcext:value-type="float">
            <text:p>9</text:p>
          </table:table-cell>
          <table:table-cell office:value-type="float" office:value="0.0416118977712104" calcext:value-type="float">
            <text:p>0,0416119</text:p>
          </table:table-cell>
          <table:table-cell office:value-type="float" office:value="106709" calcext:value-type="float">
            <text:p>106709</text:p>
          </table:table-cell>
          <table:table-cell office:value-type="string" calcext:value-type="string">
            <text:p>Europe '72</text:p>
          </table:table-cell>
          <table:table-cell office:value-type="string" calcext:value-type="string">
            <text:p>[{'Grateful Dead'}]</text:p>
          </table:table-cell>
          <table:table-cell office:value-type="string" calcext:value-type="string">
            <text:p>[{'Jam Band', 'Psychedelic Rock'}]</text:p>
          </table:table-cell>
          <table:table-cell office:value-type="string" calcext:value-type="string">
            <text:p>[{'Jazz-Rock', 'Blues Rock', 'Folk Rock', 'Country Rock', 'Roots Rock'}]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514.19999999999" calcext:value-type="float">
            <text:p>1514,2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434964690809" calcext:value-type="float">
            <text:p>0,000343</text:p>
          </table:table-cell>
          <table:table-cell office:value-type="float" office:value="0.0489024191717428" calcext:value-type="float">
            <text:p>0,04890</text:p>
          </table:table-cell>
          <table:table-cell office:value-type="float" office:value="1" calcext:value-type="float">
            <text:p>1</text:p>
          </table:table-cell>
          <table:table-cell office:value-type="float" office:value="0.0384537360696486" calcext:value-type="float">
            <text:p>0,0384537</text:p>
          </table:table-cell>
          <table:table-cell office:value-type="float" office:value="97331" calcext:value-type="float">
            <text:p>97331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Heavy Psych', 'Traditional Doom Metal', 'Blues Rock'}]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1191.39999999999" calcext:value-type="float">
            <text:p>1191,4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3904228687127" calcext:value-type="float">
            <text:p>0,000390</text:p>
          </table:table-cell>
          <table:table-cell office:value-type="float" office:value="0.0200136101020937" calcext:value-type="float">
            <text:p>0,02001</text:p>
          </table:table-cell>
          <table:table-cell office:value-type="float" office:value="16" calcext:value-type="float">
            <text:p>16</text:p>
          </table:table-cell>
          <table:table-cell office:value-type="float" office:value="0.0278006843951294" calcext:value-type="float">
            <text:p>0,0278007</text:p>
          </table:table-cell>
          <table:table-cell office:value-type="float" office:value="97267" calcext:value-type="float">
            <text:p>97267</text:p>
          </table:table-cell>
          <table:table-cell office:value-type="string" calcext:value-type="string">
            <text:p>At the Mountains of Madness</text:p>
          </table:table-cell>
          <table:table-cell office:value-type="string" calcext:value-type="string">
            <text:p>[{'Electric Masada'}]</text:p>
          </table:table-cell>
          <table:table-cell office:value-type="string" calcext:value-type="string">
            <text:p>[{'Jazz Fusion', 'Avant-Garde Jazz'}]</text:p>
          </table:table-cell>
          <table:table-cell office:value-type="string" calcext:value-type="string">
            <text:p>[{'Jazz-Rock', 'Brutal Prog', 'Klezmer', 'Free Jazz', 'Avant-Garde Metal'}]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40.5" calcext:value-type="float">
            <text:p>1040,5</text:p>
          </table:table-cell>
          <table:table-cell office:value-type="float" office:value="545" calcext:value-type="float">
            <text:p>545</text:p>
          </table:table-cell>
          <table:table-cell office:value-type="float" office:value="0.545545545545546" calcext:value-type="float">
            <text:p>0,545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7543014452856" calcext:value-type="float">
            <text:p>0,6875</text:p>
          </table:table-cell>
          <table:table-cell office:value-type="float" office:value="0.0000224004900023604" calcext:value-type="float">
            <text:p>0,000022</text:p>
          </table:table-cell>
          <table:table-cell office:value-type="float" office:value="0.0162270401460766" calcext:value-type="float">
            <text:p>0,01623</text:p>
          </table:table-cell>
          <table:table-cell office:value-type="float" office:value="16" calcext:value-type="float">
            <text:p>16</text:p>
          </table:table-cell>
          <table:table-cell office:value-type="float" office:value="0.0258025111038404" calcext:value-type="float">
            <text:p>0,0258025</text:p>
          </table:table-cell>
          <table:table-cell office:value-type="float" office:value="100932" calcext:value-type="float">
            <text:p>100932</text:p>
          </table:table-cell>
          <table:table-cell office:value-type="string" calcext:value-type="string">
            <text:p>Since I Left You</text:p>
          </table:table-cell>
          <table:table-cell office:value-type="string" calcext:value-type="string">
            <text:p>[{'The Avalanches'}]</text:p>
          </table:table-cell>
          <table:table-cell office:value-type="string" calcext:value-type="string">
            <text:p>[{'Nu-Disco', 'Dance', 'Plunderphonics'}]</text:p>
          </table:table-cell>
          <table:table-cell office:value-type="string" calcext:value-type="string">
            <text:p>[{'Nu-Disco', 'Instrumental Hip Hop', 'Exotica', 'Neo-Psychedelia'}]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821" calcext:value-type="float">
            <text:p>821</text:p>
          </table:table-cell>
          <table:table-cell office:value-type="float" office:value="1322.29999999999" calcext:value-type="float">
            <text:p>1322,3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0595117495585098" calcext:value-type="float">
            <text:p>0,000060</text:p>
          </table:table-cell>
          <table:table-cell office:value-type="float" office:value="0.0345520736296056" calcext:value-type="float">
            <text:p>0,03455</text:p>
          </table:table-cell>
          <table:table-cell office:value-type="float" office:value="14" calcext:value-type="float">
            <text:p>14</text:p>
          </table:table-cell>
          <table:table-cell office:value-type="float" office:value="0.0355077362753979" calcext:value-type="float">
            <text:p>0,0355077</text:p>
          </table:table-cell>
          <table:table-cell office:value-type="float" office:value="98426" calcext:value-type="float">
            <text:p>98426</text:p>
          </table:table-cell>
          <table:table-cell office:value-type="string" calcext:value-type="string">
            <text:p>Paysage d'Hiver</text:p>
          </table:table-cell>
          <table:table-cell office:value-type="string" calcext:value-type="string">
            <text:p>[{'"Paysage d\'Hiver"'}]</text:p>
          </table:table-cell>
          <table:table-cell office:value-type="string" calcext:value-type="string">
            <text:p>[{'Atmospheric Black Metal'}]</text:p>
          </table:table-cell>
          <table:table-cell office:value-type="string" calcext:value-type="string">
            <text:p>[{'Dark Ambient'}]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138.8" calcext:value-type="float">
            <text:p>1138,8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3176188880931" calcext:value-type="float">
            <text:p>0,000318</text:p>
          </table:table-cell>
          <table:table-cell office:value-type="float" office:value="0.0178900425529032" calcext:value-type="float">
            <text:p>0,01789</text:p>
          </table:table-cell>
          <table:table-cell office:value-type="float" office:value="16" calcext:value-type="float">
            <text:p>16</text:p>
          </table:table-cell>
          <table:table-cell office:value-type="float" office:value="0.0278782305400818" calcext:value-type="float">
            <text:p>0,0278782</text:p>
          </table:table-cell>
          <table:table-cell office:value-type="float" office:value="99131" calcext:value-type="float">
            <text:p>99131</text:p>
          </table:table-cell>
          <table:table-cell office:value-type="string" calcext:value-type="string">
            <text:p>The Glow Pt. 2</text:p>
          </table:table-cell>
          <table:table-cell office:value-type="string" calcext:value-type="string">
            <text:p>[{'The Microphones'}]</text:p>
          </table:table-cell>
          <table:table-cell office:value-type="string" calcext:value-type="string">
            <text:p>[{'Slacker Rock', 'Psychedelic Folk', 'Indie Folk'}]</text:p>
          </table:table-cell>
          <table:table-cell office:value-type="string" calcext:value-type="string">
            <text:p>[{'Noise Rock', 'Avant-Folk', 'Singer-Songwriter'}]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918.199999999996" calcext:value-type="float">
            <text:p>918,2</text:p>
          </table:table-cell>
          <table:table-cell office:value-type="float" office:value="544" calcext:value-type="float">
            <text:p>544</text:p>
          </table:table-cell>
          <table:table-cell office:value-type="float" office:value="0.544544544544545" calcext:value-type="float">
            <text:p>0,54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707015130674" calcext:value-type="float">
            <text:p>0,6871</text:p>
          </table:table-cell>
          <table:table-cell office:value-type="float" office:value="0.0004027073165349" calcext:value-type="float">
            <text:p>0,000403</text:p>
          </table:table-cell>
          <table:table-cell office:value-type="float" office:value="0.0127685341165917" calcext:value-type="float">
            <text:p>0,01277</text:p>
          </table:table-cell>
          <table:table-cell office:value-type="float" office:value="10" calcext:value-type="float">
            <text:p>10</text:p>
          </table:table-cell>
          <table:table-cell office:value-type="float" office:value="0.021205913611796" calcext:value-type="float">
            <text:p>0,0212059</text:p>
          </table:table-cell>
          <table:table-cell office:value-type="float" office:value="98692" calcext:value-type="float">
            <text:p>98692</text:p>
          </table:table-cell>
          <table:table-cell office:value-type="string" calcext:value-type="string">
            <text:p>Bandana</text:p>
          </table:table-cell>
          <table:table-cell office:value-type="string" calcext:value-type="string">
            <text:p>[{'Freddie Gibbs &amp; Madlib'}]</text:p>
          </table:table-cell>
          <table:table-cell office:value-type="string" calcext:value-type="string">
            <text:p>[{'Gangsta Rap'}]</text:p>
          </table:table-cell>
          <table:table-cell office:value-type="string" calcext:value-type="string">
            <text:p>[{'Conscious Hip Hop', 'Jazz Rap', 'Boom Bap'}]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1059.2" calcext:value-type="float">
            <text:p>1059,2</text:p>
          </table:table-cell>
          <table:table-cell office:value-type="float" office:value="543" calcext:value-type="float">
            <text:p>543</text:p>
          </table:table-cell>
          <table:table-cell office:value-type="float" office:value="0.543543543543544" calcext:value-type="float">
            <text:p>0,543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8659793814433" calcext:value-type="float">
            <text:p>0,6866</text:p>
          </table:table-cell>
          <table:table-cell office:value-type="float" office:value="0.0001797054235263" calcext:value-type="float">
            <text:p>0,000180</text:p>
          </table:table-cell>
          <table:table-cell office:value-type="float" office:value="0.0156132340769277" calcext:value-type="float">
            <text:p>0,01561</text:p>
          </table:table-cell>
          <table:table-cell office:value-type="float" office:value="17" calcext:value-type="float">
            <text:p>17</text:p>
          </table:table-cell>
          <table:table-cell office:value-type="float" office:value="0.024917781483989" calcext:value-type="float">
            <text:p>0,0249178</text:p>
          </table:table-cell>
          <table:table-cell office:value-type="float" office:value="102588" calcext:value-type="float">
            <text:p>102588</text:p>
          </table:table-cell>
          <table:table-cell office:value-type="string" calcext:value-type="string">
            <text:p>Doolittle</text:p>
          </table:table-cell>
          <table:table-cell office:value-type="string" calcext:value-type="string">
            <text:p>[{'Pixies'}]</text:p>
          </table:table-cell>
          <table:table-cell office:value-type="string" calcext:value-type="string">
            <text:p>[{'Alternative Rock', 'Indie Rock'}]</text:p>
          </table:table-cell>
          <table:table-cell office:value-type="string" calcext:value-type="string">
            <text:p>[{'Surf Rock', 'Noise Pop', 'Slacker Rock'}]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office:value-type="float" office:value="1216.19999999999" calcext:value-type="float">
            <text:p>1216,2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7080417568059" calcext:value-type="float">
            <text:p>0,000708</text:p>
          </table:table-cell>
          <table:table-cell office:value-type="float" office:value="0.0207508854851371" calcext:value-type="float">
            <text:p>0,02075</text:p>
          </table:table-cell>
          <table:table-cell office:value-type="float" office:value="17" calcext:value-type="float">
            <text:p>17</text:p>
          </table:table-cell>
          <table:table-cell office:value-type="float" office:value="0.0268351137758662" calcext:value-type="float">
            <text:p>0,0268351</text:p>
          </table:table-cell>
          <table:table-cell office:value-type="float" office:value="95630" calcext:value-type="float">
            <text:p>95630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[{'Bruce Springsteen'}]</text:p>
          </table:table-cell>
          <table:table-cell office:value-type="string" calcext:value-type="string">
            <text:p>[{'Contemporary Folk', 'Singer-Songwriter', 'Americana'}]</text:p>
          </table:table-cell>
          <table:table-cell office:value-type="string" calcext:value-type="string">
            <text:p>[{'Folk Rock'}]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597.100000000002" calcext:value-type="float">
            <text:p>597,1</text:p>
          </table:table-cell>
          <table:table-cell office:value-type="float" office:value="542" calcext:value-type="float">
            <text:p>542</text:p>
          </table:table-cell>
          <table:table-cell office:value-type="float" office:value="0.542542542542543" calcext:value-type="float">
            <text:p>0,542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6126373626374" calcext:value-type="float">
            <text:p>0,6861</text:p>
          </table:table-cell>
          <table:table-cell office:value-type="float" office:value="0.0005755588587919" calcext:value-type="float">
            <text:p>0,000576</text:p>
          </table:table-cell>
          <table:table-cell office:value-type="float" office:value="0.0078851565391014" calcext:value-type="float">
            <text:p>0,00789</text:p>
          </table:table-cell>
          <table:table-cell office:value-type="float" office:value="12" calcext:value-type="float">
            <text:p>12</text:p>
          </table:table-cell>
          <table:table-cell office:value-type="float" office:value="0.0142919870251332" calcext:value-type="float">
            <text:p>0,0142920</text:p>
          </table:table-cell>
          <table:table-cell office:value-type="float" office:value="96823" calcext:value-type="float">
            <text:p>96823</text:p>
          </table:table-cell>
          <table:table-cell office:value-type="string" calcext:value-type="string">
            <text:p>LP!</text:p>
          </table:table-cell>
          <table:table-cell office:value-type="string" calcext:value-type="string">
            <text:p>[{'JPEGMAFIA'}]</text:p>
          </table:table-cell>
          <table:table-cell office:value-type="string" calcext:value-type="string">
            <text:p>[{'Experimental Hip Hop', 'Hardcore Hip Hop'}]</text:p>
          </table:table-cell>
          <table:table-cell office:value-type="string" calcext:value-type="string">
            <text:p>[{'Cloud Rap', 'Glitch Hop', 'Alternative R&amp;B'}]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790" calcext:value-type="float">
            <text:p>790</text:p>
          </table:table-cell>
          <table:table-cell office:value-type="float" office:value="1338.49999999999" calcext:value-type="float">
            <text:p>1338,5</text:p>
          </table:table-cell>
          <table:table-cell office:value-type="float" office:value="541" calcext:value-type="float">
            <text:p>541</text:p>
          </table:table-cell>
          <table:table-cell office:value-type="float" office:value="0.541541541541542" calcext:value-type="float">
            <text:p>0,54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5655456417296" calcext:value-type="float">
            <text:p>0,6857</text:p>
          </table:table-cell>
          <table:table-cell office:value-type="float" office:value="0.0001618184650916" calcext:value-type="float">
            <text:p>0,000162</text:p>
          </table:table-cell>
          <table:table-cell office:value-type="float" office:value="0.0342982517334313" calcext:value-type="float">
            <text:p>0,03430</text:p>
          </table:table-cell>
          <table:table-cell office:value-type="float" office:value="14" calcext:value-type="float">
            <text:p>14</text:p>
          </table:table-cell>
          <table:table-cell office:value-type="float" office:value="0.0353006172254122" calcext:value-type="float">
            <text:p>0,0353006</text:p>
          </table:table-cell>
          <table:table-cell office:value-type="float" office:value="96654" calcext:value-type="float">
            <text:p>96654</text:p>
          </table:table-cell>
          <table:table-cell office:value-type="string" calcext:value-type="string">
            <text:p>Final Fantasy VII (ãƒ•ã‚¡ã‚¤ãƒŠãƒ«ãƒ•ã‚¡ãƒ³ã‚¿ã‚¸ãƒ¼VII)</text:p>
          </table:table-cell>
          <table:table-cell office:value-type="string" calcext:value-type="string">
            <text:p>[{'Nobuo Uematsu'}]</text:p>
          </table:table-cell>
          <table:table-cell office:value-type="string" calcext:value-type="string">
            <text:p>[{'Video Game Music', 'Sequencer &amp; Tracker'}]</text:p>
          </table:table-cell>
          <table:table-cell office:value-type="string" calcext:value-type="string">
            <text:p>[{'Orchestral Music', 'Cinematic Classical'}]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1418.39999999999" calcext:value-type="float">
            <text:p>1418,4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4366280585385" calcext:value-type="float">
            <text:p>0,000437</text:p>
          </table:table-cell>
          <table:table-cell office:value-type="float" office:value="0.0365629799317224" calcext:value-type="float">
            <text:p>0,03656</text:p>
          </table:table-cell>
          <table:table-cell office:value-type="float" office:value="14" calcext:value-type="float">
            <text:p>14</text:p>
          </table:table-cell>
          <table:table-cell office:value-type="float" office:value="0.0375760952266432" calcext:value-type="float">
            <text:p>0,0375761</text:p>
          </table:table-cell>
          <table:table-cell office:value-type="float" office:value="99849" calcext:value-type="float">
            <text:p>99849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[{'Morbid Angel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4.79999999999" calcext:value-type="float">
            <text:p>1274,8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5570032290139" calcext:value-type="float">
            <text:p>0,000557</text:p>
          </table:table-cell>
          <table:table-cell office:value-type="float" office:value="0.0207975346876331" calcext:value-type="float">
            <text:p>0,02080</text:p>
          </table:table-cell>
          <table:table-cell office:value-type="float" office:value="16" calcext:value-type="float">
            <text:p>16</text:p>
          </table:table-cell>
          <table:table-cell office:value-type="float" office:value="0.0305813135997132" calcext:value-type="float">
            <text:p>0,0305813</text:p>
          </table:table-cell>
          <table:table-cell office:value-type="float" office:value="98202" calcext:value-type="float">
            <text:p>98202</text:p>
          </table:table-cell>
          <table:table-cell office:value-type="string" calcext:value-type="string">
            <text:p>Leaves Turn Inside You</text:p>
          </table:table-cell>
          <table:table-cell office:value-type="string" calcext:value-type="string">
            <text:p>[{'Unwound'}]</text:p>
          </table:table-cell>
          <table:table-cell office:value-type="string" calcext:value-type="string">
            <text:p>[{'Post-Hardcore', 'Indie Rock'}]</text:p>
          </table:table-cell>
          <table:table-cell office:value-type="string" calcext:value-type="string">
            <text:p>[{'Gothic Rock', 'Art Rock', 'Post-Rock'}]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684" calcext:value-type="float">
            <text:p>684</text:p>
          </table:table-cell>
          <table:table-cell office:value-type="float" office:value="864.199999999999" calcext:value-type="float">
            <text:p>864,2</text:p>
          </table:table-cell>
          <table:table-cell office:value-type="float" office:value="540" calcext:value-type="float">
            <text:p>540</text:p>
          </table:table-cell>
          <table:table-cell office:value-type="float" office:value="0.540540540540541" calcext:value-type="float">
            <text:p>0,540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85185185185185" calcext:value-type="float">
            <text:p>0,6852</text:p>
          </table:table-cell>
          <table:table-cell office:value-type="float" office:value="0.000387561910608" calcext:value-type="float">
            <text:p>0,000388</text:p>
          </table:table-cell>
          <table:table-cell office:value-type="float" office:value="0.0120774509530754" calcext:value-type="float">
            <text:p>0,01208</text:p>
          </table:table-cell>
          <table:table-cell office:value-type="float" office:value="8" calcext:value-type="float">
            <text:p>8</text:p>
          </table:table-cell>
          <table:table-cell office:value-type="float" office:value="0.0201154803907916" calcext:value-type="float">
            <text:p>0,0201155</text:p>
          </table:table-cell>
          <table:table-cell office:value-type="float" office:value="96623" calcext:value-type="float">
            <text:p>96623</text:p>
          </table:table-cell>
          <table:table-cell office:value-type="string" calcext:value-type="string">
            <text:p>Speak No Evil</text:p>
          </table:table-cell>
          <table:table-cell office:value-type="string" calcext:value-type="string">
            <text:p>[{'Wayne Shorter'}]</text:p>
          </table:table-cell>
          <table:table-cell office:value-type="string" calcext:value-type="string">
            <text:p>[{'Post-Bop'}]</text:p>
          </table:table-cell>
          <table:table-cell office:value-type="string" calcext:value-type="string">
            <text:p>[{'Hard Bop', 'Modal Jazz'}]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922" calcext:value-type="float">
            <text:p>922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7126030506124" calcext:value-type="float">
            <text:p>0,000713</text:p>
          </table:table-cell>
          <table:table-cell office:value-type="float" office:value="0.0140420117375268" calcext:value-type="float">
            <text:p>0,01404</text:p>
          </table:table-cell>
          <table:table-cell office:value-type="float" office:value="17" calcext:value-type="float">
            <text:p>17</text:p>
          </table:table-cell>
          <table:table-cell office:value-type="float" office:value="0.0220560417941515" calcext:value-type="float">
            <text:p>0,0220560</text:p>
          </table:table-cell>
          <table:table-cell office:value-type="float" office:value="93451" calcext:value-type="float">
            <text:p>93451</text:p>
          </table:table-cell>
          <table:table-cell office:value-type="string" calcext:value-type="string">
            <text:p>EVOL</text:p>
          </table:table-cell>
          <table:table-cell office:value-type="string" calcext:value-type="string">
            <text:p>[{'Sonic Youth'}]</text:p>
          </table:table-cell>
          <table:table-cell office:value-type="string" calcext:value-type="string">
            <text:p>[{'Noise Rock', 'Experimental Rock'}]</text:p>
          </table:table-cell>
          <table:table-cell office:value-type="string" calcext:value-type="string">
            <text:p>[{'No Wave', 'Post-Punk', 'Gothic Rock'}]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66.599999999997" calcext:value-type="float">
            <text:p>966,6</text:p>
          </table:table-cell>
          <table:table-cell office:value-type="float" office:value="538" calcext:value-type="float">
            <text:p>538</text:p>
          </table:table-cell>
          <table:table-cell office:value-type="float" office:value="0.538538538538539" calcext:value-type="float">
            <text:p>0,538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84246575342466" calcext:value-type="float">
            <text:p>0,6842</text:p>
          </table:table-cell>
          <table:table-cell office:value-type="float" office:value="0.000323770664452" calcext:value-type="float">
            <text:p>0,000324</text:p>
          </table:table-cell>
          <table:table-cell office:value-type="float" office:value="0.0141409072664507" calcext:value-type="float">
            <text:p>0,01414</text:p>
          </table:table-cell>
          <table:table-cell office:value-type="float" office:value="17" calcext:value-type="float">
            <text:p>17</text:p>
          </table:table-cell>
          <table:table-cell office:value-type="float" office:value="0.022365833332172" calcext:value-type="float">
            <text:p>0,0223658</text:p>
          </table:table-cell>
          <table:table-cell office:value-type="float" office:value="94657" calcext:value-type="float">
            <text:p>94657</text:p>
          </table:table-cell>
          <table:table-cell office:value-type="string" calcext:value-type="string">
            <text:p>Tender Prey</text:p>
          </table:table-cell>
          <table:table-cell office:value-type="string" calcext:value-type="string">
            <text:p>[{'Nick Cave &amp; The Bad Seeds'}]</text:p>
          </table:table-cell>
          <table:table-cell office:value-type="string" calcext:value-type="string">
            <text:p>[{'Gothic Rock', 'Post-Punk'}]</text:p>
          </table:table-cell>
          <table:table-cell office:value-type="string" calcext:value-type="string">
            <text:p>[{'Punk Blues', 'Piano Blues', 'Art Rock'}]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895" calcext:value-type="float">
            <text:p>895</text:p>
          </table:table-cell>
          <table:table-cell office:value-type="float" office:value="1438.99999999999" calcext:value-type="float">
            <text:p>1439,0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066194450963" calcext:value-type="float">
            <text:p>0,000207</text:p>
          </table:table-cell>
          <table:table-cell office:value-type="float" office:value="0.0366311741042557" calcext:value-type="float">
            <text:p>0,03663</text:p>
          </table:table-cell>
          <table:table-cell office:value-type="float" office:value="14" calcext:value-type="float">
            <text:p>14</text:p>
          </table:table-cell>
          <table:table-cell office:value-type="float" office:value="0.0378510140144454" calcext:value-type="float">
            <text:p>0,0378510</text:p>
          </table:table-cell>
          <table:table-cell office:value-type="float" office:value="99009" calcext:value-type="float">
            <text:p>99009</text:p>
          </table:table-cell>
          <table:table-cell office:value-type="string" calcext:value-type="string">
            <text:p>Fake Train</text:p>
          </table:table-cell>
          <table:table-cell office:value-type="string" calcext:value-type="string">
            <text:p>[{'Unwound'}]</text:p>
          </table:table-cell>
          <table:table-cell office:value-type="string" calcext:value-type="string">
            <text:p>[{'Post-Hardcore', 'Noise Rock', 'Emo'}]</text:p>
          </table:table-cell>
          <table:table-cell office:value-type="string" calcext:value-type="string">
            <text:p>[{'Emocore'}]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837" calcext:value-type="float">
            <text:p>837</text:p>
          </table:table-cell>
          <table:table-cell office:value-type="float" office:value="1061.19999999999" calcext:value-type="float">
            <text:p>1061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511533577665842" calcext:value-type="float">
            <text:p>0,000051</text:p>
          </table:table-cell>
          <table:table-cell office:value-type="float" office:value="0.0164516019566434" calcext:value-type="float">
            <text:p>0,01645</text:p>
          </table:table-cell>
          <table:table-cell office:value-type="float" office:value="16" calcext:value-type="float">
            <text:p>16</text:p>
          </table:table-cell>
          <table:table-cell office:value-type="float" office:value="0.0259978203314923" calcext:value-type="float">
            <text:p>0,0259978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Metaphorical Music</text:p>
          </table:table-cell>
          <table:table-cell office:value-type="string" calcext:value-type="string">
            <text:p>[{'Nujabes'}]</text:p>
          </table:table-cell>
          <table:table-cell office:value-type="string" calcext:value-type="string">
            <text:p>[{'Instrumental Hip Hop', 'Jazz Rap'}]</text:p>
          </table:table-cell>
          <table:table-cell office:value-type="string" calcext:value-type="string">
            <text:p>[{'Conscious Hip Hop', 'Lo-Fi Hip Hop'}]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1053.19999999999" calcext:value-type="float">
            <text:p>1053,2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4963547381717" calcext:value-type="float">
            <text:p>0,000496</text:p>
          </table:table-cell>
          <table:table-cell office:value-type="float" office:value="0.0165367776201851" calcext:value-type="float">
            <text:p>0,01654</text:p>
          </table:table-cell>
          <table:table-cell office:value-type="float" office:value="16" calcext:value-type="float">
            <text:p>16</text:p>
          </table:table-cell>
          <table:table-cell office:value-type="float" office:value="0.0249779524389084" calcext:value-type="float">
            <text:p>0,0249780</text:p>
          </table:table-cell>
          <table:table-cell office:value-type="float" office:value="94740" calcext:value-type="float">
            <text:p>94740</text:p>
          </table:table-cell>
          <table:table-cell office:value-type="string" calcext:value-type="string">
            <text:p>Those Once Loyal</text:p>
          </table:table-cell>
          <table:table-cell office:value-type="string" calcext:value-type="string">
            <text:p>[{'Bolt Thrower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Groove Metal'}]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1019.1" calcext:value-type="float">
            <text:p>101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2775543301038" calcext:value-type="float">
            <text:p>0,000278</text:p>
          </table:table-cell>
          <table:table-cell office:value-type="float" office:value="0.0142083210831441" calcext:value-type="float">
            <text:p>0,01421</text:p>
          </table:table-cell>
          <table:table-cell office:value-type="float" office:value="10" calcext:value-type="float">
            <text:p>10</text:p>
          </table:table-cell>
          <table:table-cell office:value-type="float" office:value="0.0240817143065258" calcext:value-type="float">
            <text:p>0,0240817</text:p>
          </table:table-cell>
          <table:table-cell office:value-type="float" office:value="97285" calcext:value-type="float">
            <text:p>97285</text:p>
          </table:table-cell>
          <table:table-cell office:value-type="string" calcext:value-type="string">
            <text:p>Outer Wilds</text:p>
          </table:table-cell>
          <table:table-cell office:value-type="string" calcext:value-type="string">
            <text:p>[{'Andrew Prahlow'}]</text:p>
          </table:table-cell>
          <table:table-cell office:value-type="string" calcext:value-type="string">
            <text:p>[{'Video Game Music', 'Post-Rock', 'Folktronica'}]</text:p>
          </table:table-cell>
          <table:table-cell office:value-type="string" calcext:value-type="string">
            <text:p>[{'Ambient', 'Progressive Electronic', 'Ambient Americana', 'Dark Ambient', 'Space Ambient'}]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99.099999999995" calcext:value-type="float">
            <text:p>999,1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7408878484362" calcext:value-type="float">
            <text:p>0,000741</text:p>
          </table:table-cell>
          <table:table-cell office:value-type="float" office:value="0.0161545150434164" calcext:value-type="float">
            <text:p>0,01615</text:p>
          </table:table-cell>
          <table:table-cell office:value-type="float" office:value="8" calcext:value-type="float">
            <text:p>8</text:p>
          </table:table-cell>
          <table:table-cell office:value-type="float" office:value="0.0217308423483315" calcext:value-type="float">
            <text:p>0,0217308</text:p>
          </table:table-cell>
          <table:table-cell office:value-type="float" office:value="90414" calcext:value-type="float">
            <text:p>90414</text:p>
          </table:table-cell>
          <table:table-cell office:value-type="string" calcext:value-type="string">
            <text:p>The Velvet Underground &amp; Nico</text:p>
          </table:table-cell>
          <table:table-cell office:value-type="string" calcext:value-type="string">
            <text:p>[{'The Velvet Underground', 'Nico'}]</text:p>
          </table:table-cell>
          <table:table-cell office:value-type="string" calcext:value-type="string">
            <text:p>[{'Experimental Rock', 'Art Rock'}]</text:p>
          </table:table-cell>
          <table:table-cell office:value-type="string" calcext:value-type="string">
            <text:p>[{'Proto-Punk', 'Garage Rock', 'Noise Rock', 'Art Pop', 'Psychedelic Rock'}]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983.699999999996" calcext:value-type="float">
            <text:p>983,7</text:p>
          </table:table-cell>
          <table:table-cell office:value-type="float" office:value="537" calcext:value-type="float">
            <text:p>537</text:p>
          </table:table-cell>
          <table:table-cell office:value-type="float" office:value="0.537537537537538" calcext:value-type="float">
            <text:p>0,537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3778234086242" calcext:value-type="float">
            <text:p>0,6838</text:p>
          </table:table-cell>
          <table:table-cell office:value-type="float" office:value="0.0000685388126937893" calcext:value-type="float">
            <text:p>0,000069</text:p>
          </table:table-cell>
          <table:table-cell office:value-type="float" office:value="0.0136142708243885" calcext:value-type="float">
            <text:p>0,01361</text:p>
          </table:table-cell>
          <table:table-cell office:value-type="float" office:value="10" calcext:value-type="float">
            <text:p>10</text:p>
          </table:table-cell>
          <table:table-cell office:value-type="float" office:value="0.0234518305782537" calcext:value-type="float">
            <text:p>0,0234518</text:p>
          </table:table-cell>
          <table:table-cell office:value-type="float" office:value="96348" calcext:value-type="float">
            <text:p>96348</text:p>
          </table:table-cell>
          <table:table-cell office:value-type="string" calcext:value-type="string">
            <text:p>The Ghost~Pop Tape</text:p>
          </table:table-cell>
          <table:table-cell office:value-type="string" calcext:value-type="string">
            <text:p>[{'Devon Hendryx'}]</text:p>
          </table:table-cell>
          <table:table-cell office:value-type="string" calcext:value-type="string">
            <text:p>[{'Ambient Pop', 'Art Pop', 'Alternative R&amp;B'}]</text:p>
          </table:table-cell>
          <table:table-cell office:value-type="string" calcext:value-type="string">
            <text:p>[{'Downtempo', 'Experimental Hip Hop', 'Vaporwave', 'Hypnagogic Pop', 'Cloud Rap'}]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855" calcext:value-type="float">
            <text:p>855</text:p>
          </table:table-cell>
          <table:table-cell office:value-type="float" office:value="1078.7" calcext:value-type="float">
            <text:p>1078,7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4660639263177" calcext:value-type="float">
            <text:p>0,000466</text:p>
          </table:table-cell>
          <table:table-cell office:value-type="float" office:value="0.0164596557554389" calcext:value-type="float">
            <text:p>0,01646</text:p>
          </table:table-cell>
          <table:table-cell office:value-type="float" office:value="16" calcext:value-type="float">
            <text:p>16</text:p>
          </table:table-cell>
          <table:table-cell office:value-type="float" office:value="0.0260171746924549" calcext:value-type="float">
            <text:p>0,0260172</text:p>
          </table:table-cell>
          <table:table-cell office:value-type="float" office:value="96022" calcext:value-type="float">
            <text:p>96022</text:p>
          </table:table-cell>
          <table:table-cell office:value-type="string" calcext:value-type="string">
            <text:p>ãƒ‹ãƒ³ãƒ†ãƒ³ãƒ‰ãƒ¼DS ãƒã‚±ãƒ¢ãƒ³ ãƒ€ã‚¤ãƒ¤ãƒ¢ãƒ³ãƒ‰&amp;ãƒ‘ãƒ¼ãƒ« ã‚¹ãƒ¼ãƒ‘ãƒ¼ãƒŸãƒ¥ãƒ¼ã‚¸ãƒƒã‚¯ã‚³ãƒ¬ã‚¯ã‚·ãƒ§ãƒ³ <text:s/>(Nintendo DS PokÃ©mon Diamond &amp; Pearl Super Music Collection)</text:p>
          </table:table-cell>
          <table:table-cell office:value-type="string" calcext:value-type="string">
            <text:p>[{'Junichi Masuda', 'Hitomi Sato', 'Go Ichinose'}]</text:p>
          </table:table-cell>
          <table:table-cell office:value-type="string" calcext:value-type="string">
            <text:p>[{'Video Game Music', 'Sequencer &amp; Tracker'}]</text:p>
          </table:table-cell>
          <table:table-cell office:value-type="string" calcext:value-type="string">
            <text:p>[{'Cool Jazz', 'Sound Effects', 'Jazz Fusion', 'Cinematic Classical', 'Waltz'}]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47.79999999999" calcext:value-type="float">
            <text:p>1047,8</text:p>
          </table:table-cell>
          <table:table-cell office:value-type="float" office:value="536" calcext:value-type="float">
            <text:p>536</text:p>
          </table:table-cell>
          <table:table-cell office:value-type="float" office:value="0.536536536536537" calcext:value-type="float">
            <text:p>0,5365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683310533515732" calcext:value-type="float">
            <text:p>0,6833</text:p>
          </table:table-cell>
          <table:table-cell office:value-type="float" office:value="0.0009678889104406" calcext:value-type="float">
            <text:p>0,000968</text:p>
          </table:table-cell>
          <table:table-cell office:value-type="float" office:value="0.0154921110636449" calcext:value-type="float">
            <text:p>0,01549</text:p>
          </table:table-cell>
          <table:table-cell office:value-type="float" office:value="17" calcext:value-type="float">
            <text:p>17</text:p>
          </table:table-cell>
          <table:table-cell office:value-type="float" office:value="0.0243411065697132" calcext:value-type="float">
            <text:p>0,0243411</text:p>
          </table:table-cell>
          <table:table-cell office:value-type="float" office:value="99286" calcext:value-type="float">
            <text:p>99286</text:p>
          </table:table-cell>
          <table:table-cell office:value-type="string" calcext:value-type="string">
            <text:p>Daydream Nation</text:p>
          </table:table-cell>
          <table:table-cell office:value-type="string" calcext:value-type="string">
            <text:p>[{'Sonic Youth'}]</text:p>
          </table:table-cell>
          <table:table-cell office:value-type="string" calcext:value-type="string">
            <text:p>[{'Noise Rock', 'Alternative Rock'}]</text:p>
          </table:table-cell>
          <table:table-cell office:value-type="string" calcext:value-type="string">
            <text:p>[{'Slacker Rock', 'Post-Punk', 'Art Punk', 'Experimental Rock'}]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1179.5" calcext:value-type="float">
            <text:p>1179,5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70177057485" calcext:value-type="float">
            <text:p>0,000702</text:p>
          </table:table-cell>
          <table:table-cell office:value-type="float" office:value="0.0193754588056046" calcext:value-type="float">
            <text:p>0,01938</text:p>
          </table:table-cell>
          <table:table-cell office:value-type="float" office:value="10" calcext:value-type="float">
            <text:p>10</text:p>
          </table:table-cell>
          <table:table-cell office:value-type="float" office:value="0.0269863014121524" calcext:value-type="float">
            <text:p>0,0269863</text:p>
          </table:table-cell>
          <table:table-cell office:value-type="float" office:value="94559" calcext:value-type="float">
            <text:p>94559</text:p>
          </table:table-cell>
          <table:table-cell office:value-type="string" calcext:value-type="string">
            <text:p>A Crow Looked at Me</text:p>
          </table:table-cell>
          <table:table-cell office:value-type="string" calcext:value-type="string">
            <text:p>[{'Mount Eerie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Slowcore'}]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095.09999999999" calcext:value-type="float">
            <text:p>1095,1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2863083524406" calcext:value-type="float">
            <text:p>0,000286</text:p>
          </table:table-cell>
          <table:table-cell office:value-type="float" office:value="0.0189790281655864" calcext:value-type="float">
            <text:p>0,01898</text:p>
          </table:table-cell>
          <table:table-cell office:value-type="float" office:value="8" calcext:value-type="float">
            <text:p>8</text:p>
          </table:table-cell>
          <table:table-cell office:value-type="float" office:value="0.0248992527684288" calcext:value-type="float">
            <text:p>0,0248993</text:p>
          </table:table-cell>
          <table:table-cell office:value-type="float" office:value="96799" calcext:value-type="float">
            <text:p>96799</text:p>
          </table:table-cell>
          <table:table-cell office:value-type="string" calcext:value-type="string">
            <text:p>Songs of Leonard Cohen</text:p>
          </table:table-cell>
          <table:table-cell office:value-type="string" calcext:value-type="string">
            <text:p>[{'Leonard Cohen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Chamber Folk'}]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1070.9" calcext:value-type="float">
            <text:p>1070,9</text:p>
          </table:table-cell>
          <table:table-cell office:value-type="float" office:value="535" calcext:value-type="float">
            <text:p>535</text:p>
          </table:table-cell>
          <table:table-cell office:value-type="float" office:value="0.535535535535536" calcext:value-type="float">
            <text:p>0,535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82843472317157" calcext:value-type="float">
            <text:p>0,6828</text:p>
          </table:table-cell>
          <table:table-cell office:value-type="float" office:value="0.0000737210156047831" calcext:value-type="float">
            <text:p>0,000074</text:p>
          </table:table-cell>
          <table:table-cell office:value-type="float" office:value="0.0157031338577498" calcext:value-type="float">
            <text:p>0,01570</text:p>
          </table:table-cell>
          <table:table-cell office:value-type="float" office:value="17" calcext:value-type="float">
            <text:p>17</text:p>
          </table:table-cell>
          <table:table-cell office:value-type="float" office:value="0.0258108649391214" calcext:value-type="float">
            <text:p>0,0258109</text:p>
          </table:table-cell>
          <table:table-cell office:value-type="float" office:value="99805" calcext:value-type="float">
            <text:p>99805</text:p>
          </table:table-cell>
          <table:table-cell office:value-type="string" calcext:value-type="string">
            <text:p>Surfer Rosa</text:p>
          </table:table-cell>
          <table:table-cell office:value-type="string" calcext:value-type="string">
            <text:p>[{'Pixies'}]</text:p>
          </table:table-cell>
          <table:table-cell office:value-type="string" calcext:value-type="string">
            <text:p>[{'Alternative Rock', 'Indie Rock'}]</text:p>
          </table:table-cell>
          <table:table-cell office:value-type="string" calcext:value-type="string">
            <text:p>[{'Noise Rock', 'Post-Hardcore'}]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float" office:value="1360.3" calcext:value-type="float">
            <text:p>1360,3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023236329181553" calcext:value-type="float">
            <text:p>0,000023</text:p>
          </table:table-cell>
          <table:table-cell office:value-type="float" office:value="0.0351551091414945" calcext:value-type="float">
            <text:p>0,03516</text:p>
          </table:table-cell>
          <table:table-cell office:value-type="float" office:value="14" calcext:value-type="float">
            <text:p>14</text:p>
          </table:table-cell>
          <table:table-cell office:value-type="float" office:value="0.0370386403328748" calcext:value-type="float">
            <text:p>0,0370386</text:p>
          </table:table-cell>
          <table:table-cell office:value-type="float" office:value="100699" calcext:value-type="float">
            <text:p>100699</text:p>
          </table:table-cell>
          <table:table-cell office:value-type="string" calcext:value-type="string">
            <text:p>Like an Ever Flowing Stream</text:p>
          </table:table-cell>
          <table:table-cell office:value-type="string" calcext:value-type="string">
            <text:p>[{'Dismember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Melodic Death Metal'}]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978" calcext:value-type="float">
            <text:p>978</text:p>
          </table:table-cell>
          <table:table-cell office:value-type="float" office:value="1025.1" calcext:value-type="float">
            <text:p>1025,1</text:p>
          </table:table-cell>
          <table:table-cell office:value-type="float" office:value="534" calcext:value-type="float">
            <text:p>534</text:p>
          </table:table-cell>
          <table:table-cell office:value-type="float" office:value="0.534534534534535" calcext:value-type="float">
            <text:p>0,5345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682377049180328" calcext:value-type="float">
            <text:p>0,6824</text:p>
          </table:table-cell>
          <table:table-cell office:value-type="float" office:value="0.0002226675573368" calcext:value-type="float">
            <text:p>0,000223</text:p>
          </table:table-cell>
          <table:table-cell office:value-type="float" office:value="0.0158775259185331" calcext:value-type="float">
            <text:p>0,01588</text:p>
          </table:table-cell>
          <table:table-cell office:value-type="float" office:value="16" calcext:value-type="float">
            <text:p>16</text:p>
          </table:table-cell>
          <table:table-cell office:value-type="float" office:value="0.0258496498368747" calcext:value-type="float">
            <text:p>0,0258496</text:p>
          </table:table-cell>
          <table:table-cell office:value-type="float" office:value="95011" calcext:value-type="float">
            <text:p>95011</text:p>
          </table:table-cell>
          <table:table-cell office:value-type="string" calcext:value-type="string">
            <text:p>American IV: The Man Comes Around</text:p>
          </table:table-cell>
          <table:table-cell office:value-type="string" calcext:value-type="string">
            <text:p>[{'Johnny Cash'}]</text:p>
          </table:table-cell>
          <table:table-cell office:value-type="string" calcext:value-type="string">
            <text:p>[{'Country', 'Americana'}]</text:p>
          </table:table-cell>
          <table:table-cell office:value-type="string" calcext:value-type="string">
            <text:p>[{'Contemporary Folk'}]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999" calcext:value-type="float">
            <text:p>999</text:p>
          </table:table-cell>
          <table:table-cell office:value-type="float" office:value="806.199999999998" calcext:value-type="float">
            <text:p>806,2</text:p>
          </table:table-cell>
          <table:table-cell office:value-type="float" office:value="533" calcext:value-type="float">
            <text:p>533</text:p>
          </table:table-cell>
          <table:table-cell office:value-type="float" office:value="0.533533533533534" calcext:value-type="float">
            <text:p>0,533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1911262798635" calcext:value-type="float">
            <text:p>0,6819</text:p>
          </table:table-cell>
          <table:table-cell office:value-type="float" office:value="0.0002244061028296" calcext:value-type="float">
            <text:p>0,000224</text:p>
          </table:table-cell>
          <table:table-cell office:value-type="float" office:value="0.0122096704834271" calcext:value-type="float">
            <text:p>0,01221</text:p>
          </table:table-cell>
          <table:table-cell office:value-type="float" office:value="8" calcext:value-type="float">
            <text:p>8</text:p>
          </table:table-cell>
          <table:table-cell office:value-type="float" office:value="0.0215542207802083" calcext:value-type="float">
            <text:p>0,0215542</text:p>
          </table:table-cell>
          <table:table-cell office:value-type="float" office:value="106642" calcext:value-type="float">
            <text:p>106642</text:p>
          </table:table-cell>
          <table:table-cell office:value-type="string" calcext:value-type="string">
            <text:p>Samba esquema novo</text:p>
          </table:table-cell>
          <table:table-cell office:value-type="string" calcext:value-type="string">
            <text:p>[{'Jorge Ben'}]</text:p>
          </table:table-cell>
          <table:table-cell office:value-type="string" calcext:value-type="string">
            <text:p>[{'Samba'}]</text:p>
          </table:table-cell>
          <table:table-cell office:value-type="string" calcext:value-type="string">
            <text:p>[{'Samba-jazz', 'Bossa nova', 'Samba-canÃ§Ã£o'}]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1525.59999999999" calcext:value-type="float">
            <text:p>1525,6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2592629847138" calcext:value-type="float">
            <text:p>0,000259</text:p>
          </table:table-cell>
          <table:table-cell office:value-type="float" office:value="0.0411608376624778" calcext:value-type="float">
            <text:p>0,04116</text:p>
          </table:table-cell>
          <table:table-cell office:value-type="float" office:value="15" calcext:value-type="float">
            <text:p>15</text:p>
          </table:table-cell>
          <table:table-cell office:value-type="float" office:value="0.0402501942890575" calcext:value-type="float">
            <text:p>0,0402502</text:p>
          </table:table-cell>
          <table:table-cell office:value-type="float" office:value="95789" calcext:value-type="float">
            <text:p>95789</text:p>
          </table:table-cell>
          <table:table-cell office:value-type="string" calcext:value-type="string">
            <text:p>The Great Deceiver: Live 1973-1974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Free Improvisation', 'Avant-Prog'}]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910" calcext:value-type="float">
            <text:p>910</text:p>
          </table:table-cell>
          <table:table-cell office:value-type="float" office:value="1422.99999999999" calcext:value-type="float">
            <text:p>1423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380806324026" calcext:value-type="float">
            <text:p>0,000138</text:p>
          </table:table-cell>
          <table:table-cell office:value-type="float" office:value="0.0441025490919941" calcext:value-type="float">
            <text:p>0,04410</text:p>
          </table:table-cell>
          <table:table-cell office:value-type="float" office:value="20" calcext:value-type="float">
            <text:p>20</text:p>
          </table:table-cell>
          <table:table-cell office:value-type="float" office:value="0.0378275387446559" calcext:value-type="float">
            <text:p>0,0378275</text:p>
          </table:table-cell>
          <table:table-cell office:value-type="float" office:value="99356" calcext:value-type="float">
            <text:p>99356</text:p>
          </table:table-cell>
          <table:table-cell office:value-type="string" calcext:value-type="string">
            <text:p>Symphonie Nr.7</text:p>
          </table:table-cell>
          <table:table-cell office:value-type="string" calcext:value-type="string">
            <text:p>[{'Wiener Philharmoniker', 'Ludwig van Beethoven', 'Carlos Kleiber'}]</text:p>
          </table:table-cell>
          <table:table-cell office:value-type="string" calcext:value-type="string">
            <text:p>[{'Symphony', 'Classical Period'}]</text:p>
          </table:table-cell>
          <table:table-cell office:value-type="string" calcext:value-type="string">
            <text:p>[{'Romanticism'}]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1358.99999999999" calcext:value-type="float">
            <text:p>1359,0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457703528511" calcext:value-type="float">
            <text:p>0,000146</text:p>
          </table:table-cell>
          <table:table-cell office:value-type="float" office:value="0.0353425356636338" calcext:value-type="float">
            <text:p>0,03534</text:p>
          </table:table-cell>
          <table:table-cell office:value-type="float" office:value="14" calcext:value-type="float">
            <text:p>14</text:p>
          </table:table-cell>
          <table:table-cell office:value-type="float" office:value="0.037470897812352" calcext:value-type="float">
            <text:p>0,0374709</text:p>
          </table:table-cell>
          <table:table-cell office:value-type="float" office:value="94388" calcext:value-type="float">
            <text:p>94388</text:p>
          </table:table-cell>
          <table:table-cell office:value-type="string" calcext:value-type="string">
            <text:p>Hvis lyset tar oss</text:p>
          </table:table-cell>
          <table:table-cell office:value-type="string" calcext:value-type="string">
            <text:p>[{'Burzum'}]</text:p>
          </table:table-cell>
          <table:table-cell office:value-type="string" calcext:value-type="string">
            <text:p>[{'Atmospheric Black Metal'}]</text:p>
          </table:table-cell>
          <table:table-cell office:value-type="string" calcext:value-type="string">
            <text:p>[{'Dungeon Synth', 'Ambient'}]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1044.5" calcext:value-type="float">
            <text:p>1044,5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1725172065853" calcext:value-type="float">
            <text:p>0,000173</text:p>
          </table:table-cell>
          <table:table-cell office:value-type="float" office:value="0.0172022858245262" calcext:value-type="float">
            <text:p>0,01720</text:p>
          </table:table-cell>
          <table:table-cell office:value-type="float" office:value="17" calcext:value-type="float">
            <text:p>17</text:p>
          </table:table-cell>
          <table:table-cell office:value-type="float" office:value="0.0253984482914773" calcext:value-type="float">
            <text:p>0,0253984</text:p>
          </table:table-cell>
          <table:table-cell office:value-type="float" office:value="101466" calcext:value-type="float">
            <text:p>101466</text:p>
          </table:table-cell>
          <table:table-cell office:value-type="string" calcext:value-type="string">
            <text:p>No Sleep 'Til Hammersmith</text:p>
          </table:table-cell>
          <table:table-cell office:value-type="string" calcext:value-type="string">
            <text:p>[{'MotÃ¶rhead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Speed Metal'}]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1013.2" calcext:value-type="float">
            <text:p>1013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3256429442134" calcext:value-type="float">
            <text:p>0,000326</text:p>
          </table:table-cell>
          <table:table-cell office:value-type="float" office:value="0.0163719588269328" calcext:value-type="float">
            <text:p>0,01637</text:p>
          </table:table-cell>
          <table:table-cell office:value-type="float" office:value="17" calcext:value-type="float">
            <text:p>17</text:p>
          </table:table-cell>
          <table:table-cell office:value-type="float" office:value="0.0247180021507964" calcext:value-type="float">
            <text:p>0,0247180</text:p>
          </table:table-cell>
          <table:table-cell office:value-type="float" office:value="105399" calcext:value-type="float">
            <text:p>105399</text:p>
          </table:table-cell>
          <table:table-cell office:value-type="string" calcext:value-type="string">
            <text:p>The Jimi Hendrix Concerts</text:p>
          </table:table-cell>
          <table:table-cell office:value-type="string" calcext:value-type="string">
            <text:p>[{'Jimi Hendrix'}]</text:p>
          </table:table-cell>
          <table:table-cell office:value-type="string" calcext:value-type="string">
            <text:p>[{'Hard Rock', 'Psychedelic Rock'}]</text:p>
          </table:table-cell>
          <table:table-cell office:value-type="string" calcext:value-type="string">
            <text:p>[{'Blues Rock', 'Acid Rock'}]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959.199999999997" calcext:value-type="float">
            <text:p>959,2</text:p>
          </table:table-cell>
          <table:table-cell office:value-type="float" office:value="532" calcext:value-type="float">
            <text:p>532</text:p>
          </table:table-cell>
          <table:table-cell office:value-type="float" office:value="0.532532532532533" calcext:value-type="float">
            <text:p>0,532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1446111869031" calcext:value-type="float">
            <text:p>0,6814</text:p>
          </table:table-cell>
          <table:table-cell office:value-type="float" office:value="0.0006126701183481" calcext:value-type="float">
            <text:p>0,000613</text:p>
          </table:table-cell>
          <table:table-cell office:value-type="float" office:value="0.0126546952863529" calcext:value-type="float">
            <text:p>0,01265</text:p>
          </table:table-cell>
          <table:table-cell office:value-type="float" office:value="10" calcext:value-type="float">
            <text:p>10</text:p>
          </table:table-cell>
          <table:table-cell office:value-type="float" office:value="0.0229511694160006" calcext:value-type="float">
            <text:p>0,0229512</text:p>
          </table:table-cell>
          <table:table-cell office:value-type="float" office:value="97415" calcext:value-type="float">
            <text:p>97415</text:p>
          </table:table-cell>
          <table:table-cell office:value-type="string" calcext:value-type="string">
            <text:p>Flower Boy</text:p>
          </table:table-cell>
          <table:table-cell office:value-type="string" calcext:value-type="string">
            <text:p>[{'the Creator', 'Tyler'}]</text:p>
          </table:table-cell>
          <table:table-cell office:value-type="string" calcext:value-type="string">
            <text:p>[{'West Coast Hip Hop', 'Neo-Soul'}]</text:p>
          </table:table-cell>
          <table:table-cell office:value-type="string" calcext:value-type="string">
            <text:p>[{'Pop Rap', 'Neo-Psychedelia', 'Synth Funk', 'Neo-Soul', 'Alternative R&amp;B'}]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726" calcext:value-type="float">
            <text:p>726</text:p>
          </table:table-cell>
          <table:table-cell office:value-type="float" office:value="920.199999999997" calcext:value-type="float">
            <text:p>920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4092602956998" calcext:value-type="float">
            <text:p>0,000409</text:p>
          </table:table-cell>
          <table:table-cell office:value-type="float" office:value="0.0131690127033467" calcext:value-type="float">
            <text:p>0,01317</text:p>
          </table:table-cell>
          <table:table-cell office:value-type="float" office:value="17" calcext:value-type="float">
            <text:p>17</text:p>
          </table:table-cell>
          <table:table-cell office:value-type="float" office:value="0.0221830110162823" calcext:value-type="float">
            <text:p>0,0221830</text:p>
          </table:table-cell>
          <table:table-cell office:value-type="float" office:value="94099" calcext:value-type="float">
            <text:p>94099</text:p>
          </table:table-cell>
          <table:table-cell office:value-type="string" calcext:value-type="string">
            <text:p>Octet; Music for a Large Ensemble; Violin Phase</text:p>
          </table:table-cell>
          <table:table-cell office:value-type="string" calcext:value-type="string">
            <text:p>[{'Steve Reich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876.199999999998" calcext:value-type="float">
            <text:p>876,2</text:p>
          </table:table-cell>
          <table:table-cell office:value-type="float" office:value="531" calcext:value-type="float">
            <text:p>531</text:p>
          </table:table-cell>
          <table:table-cell office:value-type="float" office:value="0.531531531531532" calcext:value-type="float">
            <text:p>0,531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0981595092025" calcext:value-type="float">
            <text:p>0,6810</text:p>
          </table:table-cell>
          <table:table-cell office:value-type="float" office:value="0.0003487121055591" calcext:value-type="float">
            <text:p>0,000349</text:p>
          </table:table-cell>
          <table:table-cell office:value-type="float" office:value="0.0119591318351174" calcext:value-type="float">
            <text:p>0,01196</text:p>
          </table:table-cell>
          <table:table-cell office:value-type="float" office:value="17" calcext:value-type="float">
            <text:p>17</text:p>
          </table:table-cell>
          <table:table-cell office:value-type="float" office:value="0.0216587540461434" calcext:value-type="float">
            <text:p>0,0216588</text:p>
          </table:table-cell>
          <table:table-cell office:value-type="float" office:value="96904" calcext:value-type="float">
            <text:p>96904</text:p>
          </table:table-cell>
          <table:table-cell office:value-type="string" calcext:value-type="string">
            <text:p>Blood Fire Death</text:p>
          </table:table-cell>
          <table:table-cell office:value-type="string" calcext:value-type="string">
            <text:p>[{'Bathory'}]</text:p>
          </table:table-cell>
          <table:table-cell office:value-type="string" calcext:value-type="string">
            <text:p>[{'Black Metal', 'Thrash Metal'}]</text:p>
          </table:table-cell>
          <table:table-cell office:value-type="string" calcext:value-type="string">
            <text:p>[{'Viking Metal'}]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733" calcext:value-type="float">
            <text:p>733</text:p>
          </table:table-cell>
          <table:table-cell office:value-type="float" office:value="1407.59999999999" calcext:value-type="float">
            <text:p>1407,6</text:p>
          </table:table-cell>
          <table:table-cell office:value-type="float" office:value="530" calcext:value-type="float">
            <text:p>530</text:p>
          </table:table-cell>
          <table:table-cell office:value-type="float" office:value="0.530530530530531" calcext:value-type="float">
            <text:p>0,5305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680517711171662" calcext:value-type="float">
            <text:p>0,6805</text:p>
          </table:table-cell>
          <table:table-cell office:value-type="float" office:value="0.000959142174907" calcext:value-type="float">
            <text:p>0,000959</text:p>
          </table:table-cell>
          <table:table-cell office:value-type="float" office:value="0.0248929006368791" calcext:value-type="float">
            <text:p>0,02489</text:p>
          </table:table-cell>
          <table:table-cell office:value-type="float" office:value="16" calcext:value-type="float">
            <text:p>16</text:p>
          </table:table-cell>
          <table:table-cell office:value-type="float" office:value="0.0335520280072488" calcext:value-type="float">
            <text:p>0,0335520</text:p>
          </table:table-cell>
          <table:table-cell office:value-type="float" office:value="95237" calcext:value-type="float">
            <text:p>95237</text:p>
          </table:table-cell>
          <table:table-cell office:value-type="string" calcext:value-type="string">
            <text:p>Ghost Tropic</text:p>
          </table:table-cell>
          <table:table-cell office:value-type="string" calcext:value-type="string">
            <text:p>[{'Songs: Ohia'}]</text:p>
          </table:table-cell>
          <table:table-cell office:value-type="string" calcext:value-type="string">
            <text:p>[{'Contemporary Folk', 'Singer-Songwriter', 'Slowcore'}]</text:p>
          </table:table-cell>
          <table:table-cell office:value-type="string" calcext:value-type="string">
            <text:p>[{'Avant-Folk', 'Nature Recordings', 'Ambient Americana', 'Post-Rock'}]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1403.99999999999" calcext:value-type="float">
            <text:p>1404,0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559194273957" calcext:value-type="float">
            <text:p>0,000356</text:p>
          </table:table-cell>
          <table:table-cell office:value-type="float" office:value="0.0363242391245362" calcext:value-type="float">
            <text:p>0,03632</text:p>
          </table:table-cell>
          <table:table-cell office:value-type="float" office:value="14" calcext:value-type="float">
            <text:p>14</text:p>
          </table:table-cell>
          <table:table-cell office:value-type="float" office:value="0.0389284423654217" calcext:value-type="float">
            <text:p>0,0389284</text:p>
          </table:table-cell>
          <table:table-cell office:value-type="float" office:value="94588" calcext:value-type="float">
            <text:p>94588</text:p>
          </table:table-cell>
          <table:table-cell office:value-type="string" calcext:value-type="string">
            <text:p>Obscura</text:p>
          </table:table-cell>
          <table:table-cell office:value-type="string" calcext:value-type="string">
            <text:p>[{'Gorguts'}]</text:p>
          </table:table-cell>
          <table:table-cell office:value-type="string" calcext:value-type="string">
            <text:p>[{'Dissonant Death Metal', 'Technical Death Metal', 'Avant-Garde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1299.49999999999" calcext:value-type="float">
            <text:p>1299,5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0621864349319259" calcext:value-type="float">
            <text:p>0,000062</text:p>
          </table:table-cell>
          <table:table-cell office:value-type="float" office:value="0.0426309022699381" calcext:value-type="float">
            <text:p>0,04263</text:p>
          </table:table-cell>
          <table:table-cell office:value-type="float" office:value="7" calcext:value-type="float">
            <text:p>7</text:p>
          </table:table-cell>
          <table:table-cell office:value-type="float" office:value="0.0378306633132937" calcext:value-type="float">
            <text:p>0,0378307</text:p>
          </table:table-cell>
          <table:table-cell office:value-type="float" office:value="100814" calcext:value-type="float">
            <text:p>100814</text:p>
          </table:table-cell>
          <table:table-cell office:value-type="string" calcext:value-type="string">
            <text:p>Funkentelechy vs. The Placebo Syndrome</text:p>
          </table:table-cell>
          <table:table-cell office:value-type="string" calcext:value-type="string">
            <text:p>[{'Parliament'}]</text:p>
          </table:table-cell>
          <table:table-cell office:value-type="string" calcext:value-type="string">
            <text:p>[{'P-Funk'}]</text:p>
          </table:table-cell>
          <table:table-cell office:value-type="string" calcext:value-type="string">
            <text:p>[{'Synth Funk'}]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1168.39999999999" calcext:value-type="float">
            <text:p>1168,4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4111325754612" calcext:value-type="float">
            <text:p>0,000411</text:p>
          </table:table-cell>
          <table:table-cell office:value-type="float" office:value="0.0183844412853741" calcext:value-type="float">
            <text:p>0,01838</text:p>
          </table:table-cell>
          <table:table-cell office:value-type="float" office:value="16" calcext:value-type="float">
            <text:p>16</text:p>
          </table:table-cell>
          <table:table-cell office:value-type="float" office:value="0.0283310572483768" calcext:value-type="float">
            <text:p>0,0283311</text:p>
          </table:table-cell>
          <table:table-cell office:value-type="float" office:value="93536" calcext:value-type="float">
            <text:p>93536</text:p>
          </table:table-cell>
          <table:table-cell office:value-type="string" calcext:value-type="string">
            <text:p>Merriweather Post Pavilion</text:p>
          </table:table-cell>
          <table:table-cell office:value-type="string" calcext:value-type="string">
            <text:p>[{'Animal Collective'}]</text:p>
          </table:table-cell>
          <table:table-cell office:value-type="string" calcext:value-type="string">
            <text:p>[{'Indietronica', 'Neo-Psychedelia', 'Psychedelic Pop'}]</text:p>
          </table:table-cell>
          <table:table-cell office:value-type="string" calcext:value-type="string">
            <text:p>[{'Art Pop', 'Sunshine Pop', 'Electronic'}]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float" office:value="989.199999999997" calcext:value-type="float">
            <text:p>989,2</text:p>
          </table:table-cell>
          <table:table-cell office:value-type="float" office:value="529" calcext:value-type="float">
            <text:p>529</text:p>
          </table:table-cell>
          <table:table-cell office:value-type="float" office:value="0.52952952952953" calcext:value-type="float">
            <text:p>0,529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80054458815521" calcext:value-type="float">
            <text:p>0,6801</text:p>
          </table:table-cell>
          <table:table-cell office:value-type="float" office:value="0.0003334998324978" calcext:value-type="float">
            <text:p>0,000333</text:p>
          </table:table-cell>
          <table:table-cell office:value-type="float" office:value="0.0144712178206353" calcext:value-type="float">
            <text:p>0,01447</text:p>
          </table:table-cell>
          <table:table-cell office:value-type="float" office:value="17" calcext:value-type="float">
            <text:p>17</text:p>
          </table:table-cell>
          <table:table-cell office:value-type="float" office:value="0.0235673580183538" calcext:value-type="float">
            <text:p>0,0235674</text:p>
          </table:table-cell>
          <table:table-cell office:value-type="float" office:value="97142" calcext:value-type="float">
            <text:p>97142</text:p>
          </table:table-cell>
          <table:table-cell office:value-type="string" calcext:value-type="string">
            <text:p>It Takes a Nation of Millions to Hold Us Back</text:p>
          </table:table-cell>
          <table:table-cell office:value-type="string" calcext:value-type="string">
            <text:p>[{'Public Enemy'}]</text:p>
          </table:table-cell>
          <table:table-cell office:value-type="string" calcext:value-type="string">
            <text:p>[{'East Coast Hip Hop', 'Hardcore Hip Hop', 'Political Hip Hop'}]</text:p>
          </table:table-cell>
          <table:table-cell office:value-type="string" calcext:value-type="string">
            <text:p>[{'Turntablism', 'Experimental Hip Hop'}]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936" calcext:value-type="float">
            <text:p>936</text:p>
          </table:table-cell>
          <table:table-cell office:value-type="float" office:value="1585.49999999999" calcext:value-type="float">
            <text:p>1585,5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2" calcext:value-type="float">
            <text:p>66,2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5270801863988" calcext:value-type="float">
            <text:p>0,000527</text:p>
          </table:table-cell>
          <table:table-cell office:value-type="float" office:value="0.0491828052421569" calcext:value-type="float">
            <text:p>0,04918</text:p>
          </table:table-cell>
          <table:table-cell office:value-type="float" office:value="4" calcext:value-type="float">
            <text:p>4</text:p>
          </table:table-cell>
          <table:table-cell office:value-type="float" office:value="0.0425110217538517" calcext:value-type="float">
            <text:p>0,0425110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Taking Tiger Mountain (By Strategy)</text:p>
          </table:table-cell>
          <table:table-cell office:value-type="string" calcext:value-type="string">
            <text:p>[{'Brian Eno'}]</text:p>
          </table:table-cell>
          <table:table-cell office:value-type="string" calcext:value-type="string">
            <text:p>[{'Art Pop', 'Art Rock'}]</text:p>
          </table:table-cell>
          <table:table-cell office:value-type="string" calcext:value-type="string">
            <text:p>[{'Glam Rock', 'Experimental Rock', 'New Wave'}]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184.29999999999" calcext:value-type="float">
            <text:p>1184,3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594108470527" calcext:value-type="float">
            <text:p>0,000359</text:p>
          </table:table-cell>
          <table:table-cell office:value-type="float" office:value="0.0192219392617611" calcext:value-type="float">
            <text:p>0,01922</text:p>
          </table:table-cell>
          <table:table-cell office:value-type="float" office:value="10" calcext:value-type="float">
            <text:p>10</text:p>
          </table:table-cell>
          <table:table-cell office:value-type="float" office:value="0.026942262766175" calcext:value-type="float">
            <text:p>0,0269423</text:p>
          </table:table-cell>
          <table:table-cell office:value-type="float" office:value="92622" calcext:value-type="float">
            <text:p>92622</text:p>
          </table:table-cell>
          <table:table-cell office:value-type="string" calcext:value-type="string">
            <text:p>Carrie &amp; Lowell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Indie Folk', 'Singer-Songwriter'}]</text:p>
          </table:table-cell>
          <table:table-cell office:value-type="string" calcext:value-type="string">
            <text:p>[{'Chamber Folk', 'Ambient Pop'}]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1160.89999999999" calcext:value-type="float">
            <text:p>1160,9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3380133640654" calcext:value-type="float">
            <text:p>0,000338</text:p>
          </table:table-cell>
          <table:table-cell office:value-type="float" office:value="0.0215072006473699" calcext:value-type="float">
            <text:p>0,02151</text:p>
          </table:table-cell>
          <table:table-cell office:value-type="float" office:value="8" calcext:value-type="float">
            <text:p>8</text:p>
          </table:table-cell>
          <table:table-cell office:value-type="float" office:value="0.0262884541136287" calcext:value-type="float">
            <text:p>0,0262885</text:p>
          </table:table-cell>
          <table:table-cell office:value-type="float" office:value="94329" calcext:value-type="float">
            <text:p>94329</text:p>
          </table:table-cell>
          <table:table-cell office:value-type="string" calcext:value-type="string">
            <text:p>Blonde on Blonde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Singer-Songwriter', 'Folk Rock'}]</text:p>
          </table:table-cell>
          <table:table-cell office:value-type="string" calcext:value-type="string">
            <text:p>[{'Blues Rock'}]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957.799999999997" calcext:value-type="float">
            <text:p>957,8</text:p>
          </table:table-cell>
          <table:table-cell office:value-type="float" office:value="528" calcext:value-type="float">
            <text:p>528</text:p>
          </table:table-cell>
          <table:table-cell office:value-type="float" office:value="0.528528528528529" calcext:value-type="float">
            <text:p>0,528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79591836734694" calcext:value-type="float">
            <text:p>0,6796</text:p>
          </table:table-cell>
          <table:table-cell office:value-type="float" office:value="0.0002599125511617" calcext:value-type="float">
            <text:p>0,000260</text:p>
          </table:table-cell>
          <table:table-cell office:value-type="float" office:value="0.0134028795901094" calcext:value-type="float">
            <text:p>0,01340</text:p>
          </table:table-cell>
          <table:table-cell office:value-type="float" office:value="10" calcext:value-type="float">
            <text:p>10</text:p>
          </table:table-cell>
          <table:table-cell office:value-type="float" office:value="0.0229536998612346" calcext:value-type="float">
            <text:p>0,0229537</text:p>
          </table:table-cell>
          <table:table-cell office:value-type="float" office:value="91950" calcext:value-type="float">
            <text:p>91950</text:p>
          </table:table-cell>
          <table:table-cell office:value-type="string" calcext:value-type="string">
            <text:p>Replica</text:p>
          </table:table-cell>
          <table:table-cell office:value-type="string" calcext:value-type="string">
            <text:p>[{'Oneohtrix Point Never'}]</text:p>
          </table:table-cell>
          <table:table-cell office:value-type="string" calcext:value-type="string">
            <text:p>[{'Ambient', 'Electronic', 'Plunderphonics'}]</text:p>
          </table:table-cell>
          <table:table-cell office:value-type="string" calcext:value-type="string">
            <text:p>[{'Vaporwave', 'Broken Transmission', 'Progressive Electronic', 'Glitch'}]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974" calcext:value-type="float">
            <text:p>974</text:p>
          </table:table-cell>
          <table:table-cell office:value-type="float" office:value="807.599999999998" calcext:value-type="float">
            <text:p>807,6</text:p>
          </table:table-cell>
          <table:table-cell office:value-type="float" office:value="527" calcext:value-type="float">
            <text:p>527</text:p>
          </table:table-cell>
          <table:table-cell office:value-type="float" office:value="0.527527527527528" calcext:value-type="float">
            <text:p>0,5275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7912984364378" calcext:value-type="float">
            <text:p>0,6791</text:p>
          </table:table-cell>
          <table:table-cell office:value-type="float" office:value="0.0001945355986772" calcext:value-type="float">
            <text:p>0,000195</text:p>
          </table:table-cell>
          <table:table-cell office:value-type="float" office:value="0.0104985462939854" calcext:value-type="float">
            <text:p>0,01050</text:p>
          </table:table-cell>
          <table:table-cell office:value-type="float" office:value="17" calcext:value-type="float">
            <text:p>17</text:p>
          </table:table-cell>
          <table:table-cell office:value-type="float" office:value="0.0205305357613426" calcext:value-type="float">
            <text:p>0,0205305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The Planets</text:p>
          </table:table-cell>
          <table:table-cell office:value-type="string" calcext:value-type="string">
            <text:p>[{'Charles Dutoit', 'Orchestre symphonique de MontrÃ©al', 'Gustav Holst'}]</text:p>
          </table:table-cell>
          <table:table-cell office:value-type="string" calcext:value-type="string">
            <text:p>[{'Modern Classical', 'Tone Poem'}]</text:p>
          </table:table-cell>
          <table:table-cell office:value-type="string" calcext:value-type="string">
            <text:p>[{'Impressionism', 'Romanticism'}]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996" calcext:value-type="float">
            <text:p>996</text:p>
          </table:table-cell>
          <table:table-cell office:value-type="float" office:value="1504.99999999999" calcext:value-type="float">
            <text:p>1505,0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796381551892" calcext:value-type="float">
            <text:p>0,000380</text:p>
          </table:table-cell>
          <table:table-cell office:value-type="float" office:value="0.0482663832384099" calcext:value-type="float">
            <text:p>0,04827</text:p>
          </table:table-cell>
          <table:table-cell office:value-type="float" office:value="0" calcext:value-type="float">
            <text:p>0</text:p>
          </table:table-cell>
          <table:table-cell office:value-type="float" office:value="0.0422903784382727" calcext:value-type="float">
            <text:p>0,0422904</text:p>
          </table:table-cell>
          <table:table-cell office:value-type="float" office:value="98746" calcext:value-type="float">
            <text:p>98746</text:p>
          </table:table-cell>
          <table:table-cell office:value-type="string" calcext:value-type="string">
            <text:p>Roxy &amp; Elsewhere</text:p>
          </table:table-cell>
          <table:table-cell office:value-type="string" calcext:value-type="string">
            <text:p>[{'The Mothers of Invention'}]</text:p>
          </table:table-cell>
          <table:table-cell office:value-type="string" calcext:value-type="string">
            <text:p>[{'Jazz-Rock', 'Jazz Fusion'}]</text:p>
          </table:table-cell>
          <table:table-cell office:value-type="string" calcext:value-type="string">
            <text:p>[{'Funk', 'Progressive Rock', 'Avant-Prog', 'Comedy Rock'}]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905" calcext:value-type="float">
            <text:p>905</text:p>
          </table:table-cell>
          <table:table-cell office:value-type="float" office:value="994.699999999996" calcext:value-type="float">
            <text:p>994,7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1253758768788" calcext:value-type="float">
            <text:p>0,000125</text:p>
          </table:table-cell>
          <table:table-cell office:value-type="float" office:value="0.0153362180855085" calcext:value-type="float">
            <text:p>0,01534</text:p>
          </table:table-cell>
          <table:table-cell office:value-type="float" office:value="16" calcext:value-type="float">
            <text:p>16</text:p>
          </table:table-cell>
          <table:table-cell office:value-type="float" office:value="0.0248539138595845" calcext:value-type="float">
            <text:p>0,0248539</text:p>
          </table:table-cell>
          <table:table-cell office:value-type="float" office:value="87926" calcext:value-type="float">
            <text:p>87926</text:p>
          </table:table-cell>
          <table:table-cell office:value-type="string" calcext:value-type="string">
            <text:p>Dopesmoker</text:p>
          </table:table-cell>
          <table:table-cell office:value-type="string" calcext:value-type="string">
            <text:p>[{'Sleep'}]</text:p>
          </table:table-cell>
          <table:table-cell office:value-type="string" calcext:value-type="string">
            <text:p>[{'Stoner Metal', 'Doom Metal'}]</text:p>
          </table:table-cell>
          <table:table-cell office:value-type="string" calcext:value-type="string">
            <text:p>[{'Drone Metal'}]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897.599999999997" calcext:value-type="float">
            <text:p>897,6</text:p>
          </table:table-cell>
          <table:table-cell office:value-type="float" office:value="526" calcext:value-type="float">
            <text:p>526</text:p>
          </table:table-cell>
          <table:table-cell office:value-type="float" office:value="0.526526526526527" calcext:value-type="float">
            <text:p>0,526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7866847826087" calcext:value-type="float">
            <text:p>0,6787</text:p>
          </table:table-cell>
          <table:table-cell office:value-type="float" office:value="0.0003854890294436" calcext:value-type="float">
            <text:p>0,000385</text:p>
          </table:table-cell>
          <table:table-cell office:value-type="float" office:value="0.0119077773428644" calcext:value-type="float">
            <text:p>0,01191</text:p>
          </table:table-cell>
          <table:table-cell office:value-type="float" office:value="10" calcext:value-type="float">
            <text:p>10</text:p>
          </table:table-cell>
          <table:table-cell office:value-type="float" office:value="0.0216175700486864" calcext:value-type="float">
            <text:p>0,0216176</text:p>
          </table:table-cell>
          <table:table-cell office:value-type="float" office:value="90285" calcext:value-type="float">
            <text:p>90285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[{'Travis Scott'}]</text:p>
          </table:table-cell>
          <table:table-cell office:value-type="string" calcext:value-type="string">
            <text:p>[{'Southern Hip Hop', 'Trap'}]</text:p>
          </table:table-cell>
          <table:table-cell office:value-type="string" calcext:value-type="string">
            <text:p>[{'Experimental Hip Hop', 'Pop Rap', 'Neo-Psychedelia', 'Cloud Rap', 'Alternative R&amp;B'}]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914" calcext:value-type="float">
            <text:p>914</text:p>
          </table:table-cell>
          <table:table-cell office:value-type="float" office:value="1282.69999999999" calcext:value-type="float">
            <text:p>1282,7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" calcext:value-type="float">
            <text:p>0,000000</text:p>
          </table:table-cell>
          <table:table-cell office:value-type="float" office:value="0.0424137262453126" calcext:value-type="float">
            <text:p>0,04241</text:p>
          </table:table-cell>
          <table:table-cell office:value-type="float" office:value="7" calcext:value-type="float">
            <text:p>7</text:p>
          </table:table-cell>
          <table:table-cell office:value-type="float" office:value="0.0384607883911141" calcext:value-type="float">
            <text:p>0,0384608</text:p>
          </table:table-cell>
          <table:table-cell office:value-type="float" office:value="106912" calcext:value-type="float">
            <text:p>106912</text:p>
          </table:table-cell>
          <table:table-cell office:value-type="string" calcext:value-type="string">
            <text:p>Live at Carnegie Hall</text:p>
          </table:table-cell>
          <table:table-cell office:value-type="string" calcext:value-type="string">
            <text:p>[{'Bill Withers'}]</text:p>
          </table:table-cell>
          <table:table-cell office:value-type="string" calcext:value-type="string">
            <text:p>[{'Soul'}]</text:p>
          </table:table-cell>
          <table:table-cell office:value-type="string" calcext:value-type="string">
            <text:p>[{'Funk', 'Smooth Soul'}]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166" calcext:value-type="float">
            <text:p>1166,0</text:p>
          </table:table-cell>
          <table:table-cell office:value-type="float" office:value="525" calcext:value-type="float">
            <text:p>525</text:p>
          </table:table-cell>
          <table:table-cell office:value-type="float" office:value="0.525525525525526" calcext:value-type="float">
            <text:p>0,5255</text:p>
          </table:table-cell>
          <table:table-cell office:value-type="float" office:value="65.9" calcext:value-type="float">
            <text:p>65,9</text:p>
          </table:table-cell>
          <table:table-cell office:value-type="float" office:value="2" calcext:value-type="float">
            <text:p>2</text:p>
          </table:table-cell>
          <table:table-cell office:value-type="float" office:value="0.678207739307536" calcext:value-type="float">
            <text:p>0,6782</text:p>
          </table:table-cell>
          <table:table-cell office:value-type="float" office:value="0.0006438859255603" calcext:value-type="float">
            <text:p>0,000644</text:p>
          </table:table-cell>
          <table:table-cell office:value-type="float" office:value="0.0179264418708552" calcext:value-type="float">
            <text:p>0,01793</text:p>
          </table:table-cell>
          <table:table-cell office:value-type="float" office:value="16" calcext:value-type="float">
            <text:p>16</text:p>
          </table:table-cell>
          <table:table-cell office:value-type="float" office:value="0.0286031590885213" calcext:value-type="float">
            <text:p>0,0286032</text:p>
          </table:table-cell>
          <table:table-cell office:value-type="float" office:value="92954" calcext:value-type="float">
            <text:p>92954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[{'Boris'}]</text:p>
          </table:table-cell>
          <table:table-cell office:value-type="string" calcext:value-type="string">
            <text:p>[{'Drone', 'Post-Rock'}]</text:p>
          </table:table-cell>
          <table:table-cell office:value-type="string" calcext:value-type="string">
            <text:p>[{'Drone Metal', 'Minimalism', 'Post-Metal', 'Ambient'}]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1358.79999999999" calcext:value-type="float">
            <text:p>1358,8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15442697206" calcext:value-type="float">
            <text:p>0,000182</text:p>
          </table:table-cell>
          <table:table-cell office:value-type="float" office:value="0.0353779609497384" calcext:value-type="float">
            <text:p>0,03538</text:p>
          </table:table-cell>
          <table:table-cell office:value-type="float" office:value="14" calcext:value-type="float">
            <text:p>14</text:p>
          </table:table-cell>
          <table:table-cell office:value-type="float" office:value="0.0390695423870099" calcext:value-type="float">
            <text:p>0,0390695</text:p>
          </table:table-cell>
          <table:table-cell office:value-type="float" office:value="95488" calcext:value-type="float">
            <text:p>95488</text:p>
          </table:table-cell>
          <table:table-cell office:value-type="string" calcext:value-type="string">
            <text:p>I Could Live in Hope</text:p>
          </table:table-cell>
          <table:table-cell office:value-type="string" calcext:value-type="string">
            <text:p>[{'Low'}]</text:p>
          </table:table-cell>
          <table:table-cell office:value-type="string" calcext:value-type="string">
            <text:p>[{'Slowcore'}]</text:p>
          </table:table-cell>
          <table:table-cell office:value-type="string" calcext:value-type="string">
            <text:p>[{'Dream Pop', 'Post-Rock'}]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float" office:value="1316.29999999999" calcext:value-type="float">
            <text:p>1316,3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00802405612024851" calcext:value-type="float">
            <text:p>0,000008</text:p>
          </table:table-cell>
          <table:table-cell office:value-type="float" office:value="0.0345187167283127" calcext:value-type="float">
            <text:p>0,03452</text:p>
          </table:table-cell>
          <table:table-cell office:value-type="float" office:value="14" calcext:value-type="float">
            <text:p>14</text:p>
          </table:table-cell>
          <table:table-cell office:value-type="float" office:value="0.0372492805141922" calcext:value-type="float">
            <text:p>0,0372493</text:p>
          </table:table-cell>
          <table:table-cell office:value-type="float" office:value="92812" calcext:value-type="float">
            <text:p>92812</text:p>
          </table:table-cell>
          <table:table-cell office:value-type="string" calcext:value-type="string">
            <text:p>Through Silver in Blood</text:p>
          </table:table-cell>
          <table:table-cell office:value-type="string" calcext:value-type="string">
            <text:p>[{'Neurosis'}]</text:p>
          </table:table-cell>
          <table:table-cell office:value-type="string" calcext:value-type="string">
            <text:p>[{'Atmospheric Sludge Metal'}]</text:p>
          </table:table-cell>
          <table:table-cell office:value-type="string" calcext:value-type="string">
            <text:p>[{'Doom Metal', 'Post-Industrial'}]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1298.09999999999" calcext:value-type="float">
            <text:p>1298,1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1872279761391" calcext:value-type="float">
            <text:p>0,000187</text:p>
          </table:table-cell>
          <table:table-cell office:value-type="float" office:value="0.0339299690944198" calcext:value-type="float">
            <text:p>0,03393</text:p>
          </table:table-cell>
          <table:table-cell office:value-type="float" office:value="14" calcext:value-type="float">
            <text:p>14</text:p>
          </table:table-cell>
          <table:table-cell office:value-type="float" office:value="0.0361282149895768" calcext:value-type="float">
            <text:p>0,0361282</text:p>
          </table:table-cell>
          <table:table-cell office:value-type="float" office:value="87244" calcext:value-type="float">
            <text:p>87244</text:p>
          </table:table-cell>
          <table:table-cell office:value-type="string" calcext:value-type="string">
            <text:p>é©å‘½äº¬åŠ‡ (Revolutionary Pekinese Opera) Ver.1.28</text:p>
          </table:table-cell>
          <table:table-cell office:value-type="string" calcext:value-type="string">
            <text:p>[{'Ground-Zero'}]</text:p>
          </table:table-cell>
          <table:table-cell office:value-type="string" calcext:value-type="string">
            <text:p>[{'Turntable Music', 'Sound Collage', 'Plunderphonics'}]</text:p>
          </table:table-cell>
          <table:table-cell office:value-type="string" calcext:value-type="string">
            <text:p>[{'Peking Opera', 'Avant-Garde Jazz', 'Avant-Prog', 'Noise', 'Revolutionary Opera'}]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1197.39999999999" calcext:value-type="float">
            <text:p>1197,4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8882295789443" calcext:value-type="float">
            <text:p>0,000888</text:p>
          </table:table-cell>
          <table:table-cell office:value-type="float" office:value="0.0192447953960388" calcext:value-type="float">
            <text:p>0,01924</text:p>
          </table:table-cell>
          <table:table-cell office:value-type="float" office:value="16" calcext:value-type="float">
            <text:p>16</text:p>
          </table:table-cell>
          <table:table-cell office:value-type="float" office:value="0.0277805037391353" calcext:value-type="float">
            <text:p>0,0277805</text:p>
          </table:table-cell>
          <table:table-cell office:value-type="float" office:value="90181" calcext:value-type="float">
            <text:p>90181</text:p>
          </table:table-cell>
          <table:table-cell office:value-type="string" calcext:value-type="string">
            <text:p>Supreme Clientele</text:p>
          </table:table-cell>
          <table:table-cell office:value-type="string" calcext:value-type="string">
            <text:p>[{'Ghostface Killah'}]</text:p>
          </table:table-cell>
          <table:table-cell office:value-type="string" calcext:value-type="string">
            <text:p>[{'East Coast Hip Hop', 'Abstract Hip Hop', 'Hardcore Hip Hop'}]</text:p>
          </table:table-cell>
          <table:table-cell office:value-type="string" calcext:value-type="string">
            <text:p>[{'Boom Bap'}]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886.199999999998" calcext:value-type="float">
            <text:p>886,2</text:p>
          </table:table-cell>
          <table:table-cell office:value-type="float" office:value="524" calcext:value-type="float">
            <text:p>524</text:p>
          </table:table-cell>
          <table:table-cell office:value-type="float" office:value="0.524524524524525" calcext:value-type="float">
            <text:p>0,524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7774762550882" calcext:value-type="float">
            <text:p>0,6777</text:p>
          </table:table-cell>
          <table:table-cell office:value-type="float" office:value="0.0002345364736814" calcext:value-type="float">
            <text:p>0,000235</text:p>
          </table:table-cell>
          <table:table-cell office:value-type="float" office:value="0.0120193365523881" calcext:value-type="float">
            <text:p>0,01202</text:p>
          </table:table-cell>
          <table:table-cell office:value-type="float" office:value="10" calcext:value-type="float">
            <text:p>10</text:p>
          </table:table-cell>
          <table:table-cell office:value-type="float" office:value="0.0225878889413857" calcext:value-type="float">
            <text:p>0,0225879</text:p>
          </table:table-cell>
          <table:table-cell office:value-type="float" office:value="95463" calcext:value-type="float">
            <text:p>95463</text:p>
          </table:table-cell>
          <table:table-cell office:value-type="string" calcext:value-type="string">
            <text:p>channel ORANGE</text:p>
          </table:table-cell>
          <table:table-cell office:value-type="string" calcext:value-type="string">
            <text:p>[{'Frank Ocean'}]</text:p>
          </table:table-cell>
          <table:table-cell office:value-type="string" calcext:value-type="string">
            <text:p>[{'Contemporary R&amp;B', 'Alternative R&amp;B'}]</text:p>
          </table:table-cell>
          <table:table-cell office:value-type="string" calcext:value-type="string">
            <text:p>[{'Psychedelic Soul', 'Neo-Soul'}]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1451.39999999999" calcext:value-type="float">
            <text:p>1451,4</text:p>
          </table:table-cell>
          <table:table-cell office:value-type="float" office:value="522" calcext:value-type="float">
            <text:p>522</text:p>
          </table:table-cell>
          <table:table-cell office:value-type="float" office:value="0.522522522522523" calcext:value-type="float">
            <text:p>0,522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76829268292683" calcext:value-type="float">
            <text:p>0,6768</text:p>
          </table:table-cell>
          <table:table-cell office:value-type="float" office:value="0.0001386490030444" calcext:value-type="float">
            <text:p>0,000139</text:p>
          </table:table-cell>
          <table:table-cell office:value-type="float" office:value="0.0462135511498559" calcext:value-type="float">
            <text:p>0,04621</text:p>
          </table:table-cell>
          <table:table-cell office:value-type="float" office:value="18" calcext:value-type="float">
            <text:p>18</text:p>
          </table:table-cell>
          <table:table-cell office:value-type="float" office:value="0.0405527136207043" calcext:value-type="float">
            <text:p>0,0405527</text:p>
          </table:table-cell>
          <table:table-cell office:value-type="float" office:value="94838" calcext:value-type="float">
            <text:p>94838</text:p>
          </table:table-cell>
          <table:table-cell office:value-type="string" calcext:value-type="string">
            <text:p>Sextant</text:p>
          </table:table-cell>
          <table:table-cell office:value-type="string" calcext:value-type="string">
            <text:p>[{'Herbie Hancock'}]</text:p>
          </table:table-cell>
          <table:table-cell office:value-type="string" calcext:value-type="string">
            <text:p>[{'Jazz Fusion', 'Avant-Garde Jazz'}]</text:p>
          </table:table-cell>
          <table:table-cell office:value-type="string" calcext:value-type="string">
            <text:p>[{'Jazz-Funk', 'Progressive Electronic'}]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574.500000000002" calcext:value-type="float">
            <text:p>574,5</text:p>
          </table:table-cell>
          <table:table-cell office:value-type="float" office:value="521" calcext:value-type="float">
            <text:p>521</text:p>
          </table:table-cell>
          <table:table-cell office:value-type="float" office:value="0.521521521521522" calcext:value-type="float">
            <text:p>0,5215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676371022342586" calcext:value-type="float">
            <text:p>0,6764</text:p>
          </table:table-cell>
          <table:table-cell office:value-type="float" office:value="0.0005748901874486" calcext:value-type="float">
            <text:p>0,000575</text:p>
          </table:table-cell>
          <table:table-cell office:value-type="float" office:value="0.0078905265768764" calcext:value-type="float">
            <text:p>0,00789</text:p>
          </table:table-cell>
          <table:table-cell office:value-type="float" office:value="12" calcext:value-type="float">
            <text:p>12</text:p>
          </table:table-cell>
          <table:table-cell office:value-type="float" office:value="0.0153203471258902" calcext:value-type="float">
            <text:p>0,0153203</text:p>
          </table:table-cell>
          <table:table-cell office:value-type="float" office:value="93407" calcext:value-type="float">
            <text:p>93407</text:p>
          </table:table-cell>
          <table:table-cell office:value-type="string" calcext:value-type="string">
            <text:p>Call Me If You Get Lost</text:p>
          </table:table-cell>
          <table:table-cell office:value-type="string" calcext:value-type="string">
            <text:p>[{'the Creator', 'Tyler'}]</text:p>
          </table:table-cell>
          <table:table-cell office:value-type="string" calcext:value-type="string">
            <text:p>[{'West Coast Hip Hop'}]</text:p>
          </table:table-cell>
          <table:table-cell office:value-type="string" calcext:value-type="string">
            <text:p>[{'Synth Funk', 'Jazz Rap', 'Hardcore Hip Hop', 'Neo-Soul'}]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1467.89999999999" calcext:value-type="float">
            <text:p>1467,9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913068713335" calcext:value-type="float">
            <text:p>0,000191</text:p>
          </table:table-cell>
          <table:table-cell office:value-type="float" office:value="0.0370598336671115" calcext:value-type="float">
            <text:p>0,03706</text:p>
          </table:table-cell>
          <table:table-cell office:value-type="float" office:value="14" calcext:value-type="float">
            <text:p>14</text:p>
          </table:table-cell>
          <table:table-cell office:value-type="float" office:value="0.0400805968906227" calcext:value-type="float">
            <text:p>0,0400806</text:p>
          </table:table-cell>
          <table:table-cell office:value-type="float" office:value="89084" calcext:value-type="float">
            <text:p>89084</text:p>
          </table:table-cell>
          <table:table-cell office:value-type="string" calcext:value-type="string">
            <text:p>'77 Live</text:p>
          </table:table-cell>
          <table:table-cell office:value-type="string" calcext:value-type="string">
            <text:p>[{'Les Rallizes DÃ©nudÃ©s'}]</text:p>
          </table:table-cell>
          <table:table-cell office:value-type="string" calcext:value-type="string">
            <text:p>[{'Noise Rock', 'Psychedelic Rock'}]</text:p>
          </table:table-cell>
          <table:table-cell office:value-type="string" calcext:value-type="string">
            <text:p>[{'Heavy Psych', 'Jam Band', 'Noise', 'Experimental Rock'}]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900" calcext:value-type="float">
            <text:p>900</text:p>
          </table:table-cell>
          <table:table-cell office:value-type="float" office:value="1369.79999999999" calcext:value-type="float">
            <text:p>1369,8</text:p>
          </table:table-cell>
          <table:table-cell office:value-type="float" office:value="520" calcext:value-type="float">
            <text:p>520</text:p>
          </table:table-cell>
          <table:table-cell office:value-type="float" office:value="0.520520520520521" calcext:value-type="float">
            <text:p>0,520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75913396481732" calcext:value-type="float">
            <text:p>0,6759</text:p>
          </table:table-cell>
          <table:table-cell office:value-type="float" office:value="0.0001891336894676" calcext:value-type="float">
            <text:p>0,000189</text:p>
          </table:table-cell>
          <table:table-cell office:value-type="float" office:value="0.0446955872726582" calcext:value-type="float">
            <text:p>0,04470</text:p>
          </table:table-cell>
          <table:table-cell office:value-type="float" office:value="7" calcext:value-type="float">
            <text:p>7</text:p>
          </table:table-cell>
          <table:table-cell office:value-type="float" office:value="0.0403496555719611" calcext:value-type="float">
            <text:p>0,0403497</text:p>
          </table:table-cell>
          <table:table-cell office:value-type="float" office:value="95680" calcext:value-type="float">
            <text:p>95680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[{'The Wailers'}]</text:p>
          </table:table-cell>
          <table:table-cell office:value-type="string" calcext:value-type="string">
            <text:p>[{'Roots Reggae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1026.3" calcext:value-type="float">
            <text:p>1026,3</text:p>
          </table:table-cell>
          <table:table-cell office:value-type="float" office:value="519" calcext:value-type="float">
            <text:p>519</text:p>
          </table:table-cell>
          <table:table-cell office:value-type="float" office:value="0.51951951951952" calcext:value-type="float">
            <text:p>0,519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75456389452333" calcext:value-type="float">
            <text:p>0,6755</text:p>
          </table:table-cell>
          <table:table-cell office:value-type="float" office:value="0.0001959207036027" calcext:value-type="float">
            <text:p>0,000196</text:p>
          </table:table-cell>
          <table:table-cell office:value-type="float" office:value="0.0156946512547024" calcext:value-type="float">
            <text:p>0,01569</text:p>
          </table:table-cell>
          <table:table-cell office:value-type="float" office:value="16" calcext:value-type="float">
            <text:p>16</text:p>
          </table:table-cell>
          <table:table-cell office:value-type="float" office:value="0.0262623834003396" calcext:value-type="float">
            <text:p>0,0262624</text:p>
          </table:table-cell>
          <table:table-cell office:value-type="float" office:value="87840" calcext:value-type="float">
            <text:p>87840</text:p>
          </table:table-cell>
          <table:table-cell office:value-type="string" calcext:value-type="string">
            <text:p>Dead as Dreams</text:p>
          </table:table-cell>
          <table:table-cell office:value-type="string" calcext:value-type="string">
            <text:p>[{'Weakling'}]</text:p>
          </table:table-cell>
          <table:table-cell office:value-type="string" calcext:value-type="string">
            <text:p>[{'Black Metal', 'Atmospheric Black Metal'}]</text:p>
          </table:table-cell>
          <table:table-cell office:value-type="string" calcext:value-type="string">
            <text:p>[{'Progressive Metal', 'Depressive Black Metal', 'Doom Metal'}]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1458.29999999999" calcext:value-type="float">
            <text:p>1458,3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796719899592" calcext:value-type="float">
            <text:p>0,000180</text:p>
          </table:table-cell>
          <table:table-cell office:value-type="float" office:value="0.0478571789182697" calcext:value-type="float">
            <text:p>0,04786</text:p>
          </table:table-cell>
          <table:table-cell office:value-type="float" office:value="0" calcext:value-type="float">
            <text:p>0</text:p>
          </table:table-cell>
          <table:table-cell office:value-type="float" office:value="0.0412312889117693" calcext:value-type="float">
            <text:p>0,0412313</text:p>
          </table:table-cell>
          <table:table-cell office:value-type="float" office:value="92439" calcext:value-type="float">
            <text:p>92439</text:p>
          </table:table-cell>
          <table:table-cell office:value-type="string" calcext:value-type="string">
            <text:p>Thick as a Brick</text:p>
          </table:table-cell>
          <table:table-cell office:value-type="string" calcext:value-type="string">
            <text:p>[{'Jethro Tull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Satire', 'Progressive Folk', 'Folk Rock'}]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23.799999999997" calcext:value-type="float">
            <text:p>923,8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1907385006917" calcext:value-type="float">
            <text:p>0,000191</text:p>
          </table:table-cell>
          <table:table-cell office:value-type="float" office:value="0.0133778141924675" calcext:value-type="float">
            <text:p>0,01338</text:p>
          </table:table-cell>
          <table:table-cell office:value-type="float" office:value="17" calcext:value-type="float">
            <text:p>17</text:p>
          </table:table-cell>
          <table:table-cell office:value-type="float" office:value="0.0223085044134998" calcext:value-type="float">
            <text:p>0,0223085</text:p>
          </table:table-cell>
          <table:table-cell office:value-type="float" office:value="88890" calcext:value-type="float">
            <text:p>88890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[{'Joy Division'}]</text:p>
          </table:table-cell>
          <table:table-cell office:value-type="string" calcext:value-type="string">
            <text:p>[{'Post-Punk'}]</text:p>
          </table:table-cell>
          <table:table-cell office:value-type="string" calcext:value-type="string">
            <text:p>[{'Coldwave', 'Gothic Rock'}]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799.499999999999" calcext:value-type="float">
            <text:p>799,5</text:p>
          </table:table-cell>
          <table:table-cell office:value-type="float" office:value="518" calcext:value-type="float">
            <text:p>518</text:p>
          </table:table-cell>
          <table:table-cell office:value-type="float" office:value="0.518518518518519" calcext:value-type="float">
            <text:p>0,5185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75" calcext:value-type="float">
            <text:p>0,6750</text:p>
          </table:table-cell>
          <table:table-cell office:value-type="float" office:value="0.0000585756096778141" calcext:value-type="float">
            <text:p>0,000059</text:p>
          </table:table-cell>
          <table:table-cell office:value-type="float" office:value="0.0106335824318412" calcext:value-type="float">
            <text:p>0,01063</text:p>
          </table:table-cell>
          <table:table-cell office:value-type="float" office:value="8" calcext:value-type="float">
            <text:p>8</text:p>
          </table:table-cell>
          <table:table-cell office:value-type="float" office:value="0.0205164651751129" calcext:value-type="float">
            <text:p>0,0205165</text:p>
          </table:table-cell>
          <table:table-cell office:value-type="float" office:value="98835" calcext:value-type="float">
            <text:p>98835</text:p>
          </table:table-cell>
          <table:table-cell office:value-type="string" calcext:value-type="string">
            <text:p>A Charlie Brown Christmas</text:p>
          </table:table-cell>
          <table:table-cell office:value-type="string" calcext:value-type="string">
            <text:p>[{'Ludwig van Beethoven', 'Vince Guaraldi'}]</text:p>
          </table:table-cell>
          <table:table-cell office:value-type="string" calcext:value-type="string">
            <text:p>[{'Christmas Music', 'Cool Jazz', 'Television Music'}]</text:p>
          </table:table-cell>
          <table:table-cell office:value-type="string" calcext:value-type="string">
            <text:p>[{'Carols'}]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1444.09999999999" calcext:value-type="float">
            <text:p>1444,1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8" calcext:value-type="float">
            <text:p>67,8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1079904219516" calcext:value-type="float">
            <text:p>0,000108</text:p>
          </table:table-cell>
          <table:table-cell office:value-type="float" office:value="0.036628795310666" calcext:value-type="float">
            <text:p>0,03663</text:p>
          </table:table-cell>
          <table:table-cell office:value-type="float" office:value="14" calcext:value-type="float">
            <text:p>14</text:p>
          </table:table-cell>
          <table:table-cell office:value-type="float" office:value="0.0408168581288924" calcext:value-type="float">
            <text:p>0,0408169</text:p>
          </table:table-cell>
          <table:table-cell office:value-type="float" office:value="89707" calcext:value-type="float">
            <text:p>89707</text:p>
          </table:table-cell>
          <table:table-cell office:value-type="string" calcext:value-type="string">
            <text:p>Twin Peaks</text:p>
          </table:table-cell>
          <table:table-cell office:value-type="string" calcext:value-type="string">
            <text:p>[{'Angelo Badalamenti'}]</text:p>
          </table:table-cell>
          <table:table-cell office:value-type="string" calcext:value-type="string">
            <text:p>[{'Dark Jazz', 'Ambient', 'Television Music'}]</text:p>
          </table:table-cell>
          <table:table-cell office:value-type="string" calcext:value-type="string">
            <text:p>[{'Crime Jazz', 'Ambient', 'Lounge', 'Sophisti-Pop', 'Dream Pop'}]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126034518152" calcext:value-type="float">
            <text:p>0,000513</text:p>
          </table:table-cell>
          <table:table-cell office:value-type="float" office:value="0.0359650588532826" calcext:value-type="float">
            <text:p>0,03597</text:p>
          </table:table-cell>
          <table:table-cell office:value-type="float" office:value="14" calcext:value-type="float">
            <text:p>14</text:p>
          </table:table-cell>
          <table:table-cell office:value-type="float" office:value="0.0398645631946169" calcext:value-type="float">
            <text:p>0,0398646</text:p>
          </table:table-cell>
          <table:table-cell office:value-type="float" office:value="89979" calcext:value-type="float">
            <text:p>89979</text:p>
          </table:table-cell>
          <table:table-cell office:value-type="string" calcext:value-type="string">
            <text:p>Willisau (Quartet) 1991</text:p>
          </table:table-cell>
          <table:table-cell office:value-type="string" calcext:value-type="string">
            <text:p>[{'Anthony Braxton'}]</text:p>
          </table:table-cell>
          <table:table-cell office:value-type="string" calcext:value-type="string">
            <text:p>[{'Modern Creative', 'Avant-Garde Jazz'}]</text:p>
          </table:table-cell>
          <table:table-cell office:value-type="string" calcext:value-type="string">
            <text:p>[{'Free Jazz', 'Modern Classical', 'Chamber Jazz'}]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1059.9" calcext:value-type="float">
            <text:p>1059,9</text:p>
          </table:table-cell>
          <table:table-cell office:value-type="float" office:value="517" calcext:value-type="float">
            <text:p>517</text:p>
          </table:table-cell>
          <table:table-cell office:value-type="float" office:value="0.517517517517518" calcext:value-type="float">
            <text:p>0,517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74544226873734" calcext:value-type="float">
            <text:p>0,6745</text:p>
          </table:table-cell>
          <table:table-cell office:value-type="float" office:value="0.0005825241852852" calcext:value-type="float">
            <text:p>0,000583</text:p>
          </table:table-cell>
          <table:table-cell office:value-type="float" office:value="0.0151624374889133" calcext:value-type="float">
            <text:p>0,01516</text:p>
          </table:table-cell>
          <table:table-cell office:value-type="float" office:value="10" calcext:value-type="float">
            <text:p>10</text:p>
          </table:table-cell>
          <table:table-cell office:value-type="float" office:value="0.0236200457630273" calcext:value-type="float">
            <text:p>0,0236200</text:p>
          </table:table-cell>
          <table:table-cell office:value-type="float" office:value="84764" calcext:value-type="float">
            <text:p>84764</text:p>
          </table:table-cell>
          <table:table-cell office:value-type="string" calcext:value-type="string">
            <text:p>The Glowing Man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 Rock', 'Post-Rock'}]</text:p>
          </table:table-cell>
          <table:table-cell office:value-type="string" calcext:value-type="string">
            <text:p>[{'Totalism', 'Noise Rock', 'Ambient', 'Drone', 'Neofolk'}]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1206.99999999999" calcext:value-type="float">
            <text:p>1207,0</text:p>
          </table:table-cell>
          <table:table-cell office:value-type="float" office:value="516" calcext:value-type="float">
            <text:p>516</text:p>
          </table:table-cell>
          <table:table-cell office:value-type="float" office:value="0.516516516516517" calcext:value-type="float">
            <text:p>0,516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74089068825911" calcext:value-type="float">
            <text:p>0,6741</text:p>
          </table:table-cell>
          <table:table-cell office:value-type="float" office:value="0.0006145089645423" calcext:value-type="float">
            <text:p>0,000615</text:p>
          </table:table-cell>
          <table:table-cell office:value-type="float" office:value="0.0187096779540445" calcext:value-type="float">
            <text:p>0,01871</text:p>
          </table:table-cell>
          <table:table-cell office:value-type="float" office:value="16" calcext:value-type="float">
            <text:p>16</text:p>
          </table:table-cell>
          <table:table-cell office:value-type="float" office:value="0.0300346404679843" calcext:value-type="float">
            <text:p>0,0300346</text:p>
          </table:table-cell>
          <table:table-cell office:value-type="float" office:value="88702" calcext:value-type="float">
            <text:p>88702</text:p>
          </table:table-cell>
          <table:table-cell office:value-type="string" calcext:value-type="string">
            <text:p>The Winter Ray</text:p>
          </table:table-cell>
          <table:table-cell office:value-type="string" calcext:value-type="string">
            <text:p>[{'Natural Snow Buildings'}]</text:p>
          </table:table-cell>
          <table:table-cell office:value-type="string" calcext:value-type="string">
            <text:p>[{'Drone', 'Ambient', 'Post-Rock'}]</text:p>
          </table:table-cell>
          <table:table-cell office:value-type="string" calcext:value-type="string">
            <text:p>[{'Radio Broadcast Recordings', 'Psychedelic Folk', 'Chamber Music', 'Drone', 'Field Recordings'}]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004.7" calcext:value-type="float">
            <text:p>1004,7</text:p>
          </table:table-cell>
          <table:table-cell office:value-type="float" office:value="515" calcext:value-type="float">
            <text:p>515</text:p>
          </table:table-cell>
          <table:table-cell office:value-type="float" office:value="0.515515515515516" calcext:value-type="float">
            <text:p>0,5155</text:p>
          </table:table-cell>
          <table:table-cell office:value-type="float" office:value="64.8" calcext:value-type="float">
            <text:p>64,8</text:p>
          </table:table-cell>
          <table:table-cell office:value-type="float" office:value="2" calcext:value-type="float">
            <text:p>2</text:p>
          </table:table-cell>
          <table:table-cell office:value-type="float" office:value="0.673634524612273" calcext:value-type="float">
            <text:p>0,6736</text:p>
          </table:table-cell>
          <table:table-cell office:value-type="float" office:value="0.0008270461510274" calcext:value-type="float">
            <text:p>0,000827</text:p>
          </table:table-cell>
          <table:table-cell office:value-type="float" office:value="0.0164678832749119" calcext:value-type="float">
            <text:p>0,01647</text:p>
          </table:table-cell>
          <table:table-cell office:value-type="float" office:value="8" calcext:value-type="float">
            <text:p>8</text:p>
          </table:table-cell>
          <table:table-cell office:value-type="float" office:value="0.0231220168135929" calcext:value-type="float">
            <text:p>0,0231220</text:p>
          </table:table-cell>
          <table:table-cell office:value-type="float" office:value="89576" calcext:value-type="float">
            <text:p>89576</text:p>
          </table:table-cell>
          <table:table-cell office:value-type="string" calcext:value-type="string">
            <text:p>In a Silent Way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Modal Jazz', 'Jazz Fusion'}]</text:p>
          </table:table-cell>
          <table:table-cell office:value-type="string" calcext:value-type="string">
            <text:p>[{'Cool Jazz', 'Ambient', 'Avant-Garde Jazz'}]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418.59999999999" calcext:value-type="float">
            <text:p>1418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108649063224" calcext:value-type="float">
            <text:p>0,000511</text:p>
          </table:table-cell>
          <table:table-cell office:value-type="float" office:value="0.0362101886380008" calcext:value-type="float">
            <text:p>0,03621</text:p>
          </table:table-cell>
          <table:table-cell office:value-type="float" office:value="14" calcext:value-type="float">
            <text:p>14</text:p>
          </table:table-cell>
          <table:table-cell office:value-type="float" office:value="0.0395218905011398" calcext:value-type="float">
            <text:p>0,0395219</text:p>
          </table:table-cell>
          <table:table-cell office:value-type="float" office:value="87905" calcext:value-type="float">
            <text:p>87905</text:p>
          </table:table-cell>
          <table:table-cell office:value-type="string" calcext:value-type="string">
            <text:p>In Utero</text:p>
          </table:table-cell>
          <table:table-cell office:value-type="string" calcext:value-type="string">
            <text:p>[{'Nirvana'}]</text:p>
          </table:table-cell>
          <table:table-cell office:value-type="string" calcext:value-type="string">
            <text:p>[{'Noise Rock', 'Grunge'}]</text:p>
          </table:table-cell>
          <table:table-cell office:value-type="string" calcext:value-type="string">
            <text:p>[{'Post-Hardcore', 'Noise Rock'}]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1070.6" calcext:value-type="float">
            <text:p>1070,6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5248067038314" calcext:value-type="float">
            <text:p>0,000525</text:p>
          </table:table-cell>
          <table:table-cell office:value-type="float" office:value="0.0189476505067646" calcext:value-type="float">
            <text:p>0,01895</text:p>
          </table:table-cell>
          <table:table-cell office:value-type="float" office:value="10" calcext:value-type="float">
            <text:p>10</text:p>
          </table:table-cell>
          <table:table-cell office:value-type="float" office:value="0.0261177708486629" calcext:value-type="float">
            <text:p>0,0261178</text:p>
          </table:table-cell>
          <table:table-cell office:value-type="float" office:value="88437" calcext:value-type="float">
            <text:p>88437</text:p>
          </table:table-cell>
          <table:table-cell office:value-type="string" calcext:value-type="string">
            <text:p>The Roxy Performances</text:p>
          </table:table-cell>
          <table:table-cell office:value-type="string" calcext:value-type="string">
            <text:p>[{'The Mothers of Invention'}]</text:p>
          </table:table-cell>
          <table:table-cell office:value-type="string" calcext:value-type="string">
            <text:p>[{'Jazz-Rock', 'Progressive Rock'}]</text:p>
          </table:table-cell>
          <table:table-cell office:value-type="string" calcext:value-type="string">
            <text:p>[{'Blues Rock', 'Funk', 'Funk Rock', 'Comedy Rock', 'Jazz Fusion'}]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1025.4" calcext:value-type="float">
            <text:p>1025,4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2106314731565" calcext:value-type="float">
            <text:p>0,000211</text:p>
          </table:table-cell>
          <table:table-cell office:value-type="float" office:value="0.0153486707649344" calcext:value-type="float">
            <text:p>0,01535</text:p>
          </table:table-cell>
          <table:table-cell office:value-type="float" office:value="16" calcext:value-type="float">
            <text:p>16</text:p>
          </table:table-cell>
          <table:table-cell office:value-type="float" office:value="0.0267173991364738" calcext:value-type="float">
            <text:p>0,0267174</text:p>
          </table:table-cell>
          <table:table-cell office:value-type="float" office:value="94298" calcext:value-type="float">
            <text:p>94298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Pop Rap'}]</text:p>
          </table:table-cell>
          <table:table-cell office:value-type="string" calcext:value-type="string">
            <text:p>[{'Electropop', 'Chipmunk Soul'}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5.1" calcext:value-type="float">
            <text:p>1005,1</text:p>
          </table:table-cell>
          <table:table-cell office:value-type="float" office:value="514" calcext:value-type="float">
            <text:p>514</text:p>
          </table:table-cell>
          <table:table-cell office:value-type="float" office:value="0.514514514514515" calcext:value-type="float">
            <text:p>0,514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73180592991914" calcext:value-type="float">
            <text:p>0,6732</text:p>
          </table:table-cell>
          <table:table-cell office:value-type="float" office:value="0.0003510524552608" calcext:value-type="float">
            <text:p>0,000351</text:p>
          </table:table-cell>
          <table:table-cell office:value-type="float" office:value="0.0142891865333476" calcext:value-type="float">
            <text:p>0,01429</text:p>
          </table:table-cell>
          <table:table-cell office:value-type="float" office:value="10" calcext:value-type="float">
            <text:p>10</text:p>
          </table:table-cell>
          <table:table-cell office:value-type="float" office:value="0.0240477378718032" calcext:value-type="float">
            <text:p>0,0240477</text:p>
          </table:table-cell>
          <table:table-cell office:value-type="float" office:value="87489" calcext:value-type="float">
            <text:p>87489</text:p>
          </table:table-cell>
          <table:table-cell office:value-type="string" calcext:value-type="string">
            <text:p>To Pimp a Butterfly</text:p>
          </table:table-cell>
          <table:table-cell office:value-type="string" calcext:value-type="string">
            <text:p>[{'Kendrick Lamar'}]</text:p>
          </table:table-cell>
          <table:table-cell office:value-type="string" calcext:value-type="string">
            <text:p>[{'Conscious Hip Hop', 'West Coast Hip Hop', 'Jazz Rap'}]</text:p>
          </table:table-cell>
          <table:table-cell office:value-type="string" calcext:value-type="string">
            <text:p>[{'Experimental Hip Hop', 'Funk', 'Poetry', 'Neo-Soul', 'Political Hip Hop'}]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1450.79999999999" calcext:value-type="float">
            <text:p>1450,8</text:p>
          </table:table-cell>
          <table:table-cell office:value-type="float" office:value="513" calcext:value-type="float">
            <text:p>513</text:p>
          </table:table-cell>
          <table:table-cell office:value-type="float" office:value="0.513513513513514" calcext:value-type="float">
            <text:p>0,513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72727272727273" calcext:value-type="float">
            <text:p>0,6727</text:p>
          </table:table-cell>
          <table:table-cell office:value-type="float" office:value="0.0001869939411689" calcext:value-type="float">
            <text:p>0,000187</text:p>
          </table:table-cell>
          <table:table-cell office:value-type="float" office:value="0.0480606465915003" calcext:value-type="float">
            <text:p>0,04806</text:p>
          </table:table-cell>
          <table:table-cell office:value-type="float" office:value="0" calcext:value-type="float">
            <text:p>0</text:p>
          </table:table-cell>
          <table:table-cell office:value-type="float" office:value="0.0416438689990305" calcext:value-type="float">
            <text:p>0,0416439</text:p>
          </table:table-cell>
          <table:table-cell office:value-type="float" office:value="89805" calcext:value-type="float">
            <text:p>89805</text:p>
          </table:table-cell>
          <table:table-cell office:value-type="string" calcext:value-type="string">
            <text:p>Aqualung</text:p>
          </table:table-cell>
          <table:table-cell office:value-type="string" calcext:value-type="string">
            <text:p>[{'Jethro Tull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Hard Rock', 'Folk Rock'}]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1367.19999999999" calcext:value-type="float">
            <text:p>1367,2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661984629920502" calcext:value-type="float">
            <text:p>0,000066</text:p>
          </table:table-cell>
          <table:table-cell office:value-type="float" office:value="0.0355724140609393" calcext:value-type="float">
            <text:p>0,03557</text:p>
          </table:table-cell>
          <table:table-cell office:value-type="float" office:value="14" calcext:value-type="float">
            <text:p>14</text:p>
          </table:table-cell>
          <table:table-cell office:value-type="float" office:value="0.0395267371240192" calcext:value-type="float">
            <text:p>0,0395267</text:p>
          </table:table-cell>
          <table:table-cell office:value-type="float" office:value="86812" calcext:value-type="float">
            <text:p>86812</text:p>
          </table:table-cell>
          <table:table-cell office:value-type="string" calcext:value-type="string">
            <text:p>None So Vile</text:p>
          </table:table-cell>
          <table:table-cell office:value-type="string" calcext:value-type="string">
            <text:p>[{'Cryptopsy'}]</text:p>
          </table:table-cell>
          <table:table-cell office:value-type="string" calcext:value-type="string">
            <text:p>[{'Technical Death Metal', 'Brutal 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177.99999999999" calcext:value-type="float">
            <text:p>1178,0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7.8" calcext:value-type="float">
            <text:p>67,8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5347699068473" calcext:value-type="float">
            <text:p>0,000535</text:p>
          </table:table-cell>
          <table:table-cell office:value-type="float" office:value="0.0187109788339976" calcext:value-type="float">
            <text:p>0,01871</text:p>
          </table:table-cell>
          <table:table-cell office:value-type="float" office:value="16" calcext:value-type="float">
            <text:p>16</text:p>
          </table:table-cell>
          <table:table-cell office:value-type="float" office:value="0.0290042797922977" calcext:value-type="float">
            <text:p>0,0290043</text:p>
          </table:table-cell>
          <table:table-cell office:value-type="float" office:value="87932" calcext:value-type="float">
            <text:p>87932</text:p>
          </table:table-cell>
          <table:table-cell office:value-type="string" calcext:value-type="string">
            <text:p>MM..FOOD</text:p>
          </table:table-cell>
          <table:table-cell office:value-type="string" calcext:value-type="string">
            <text:p>[{'MF DOOM'}]</text:p>
          </table:table-cell>
          <table:table-cell office:value-type="string" calcext:value-type="string">
            <text:p>[{'East Coast Hip Hop', 'Abstract Hip Hop'}]</text:p>
          </table:table-cell>
          <table:table-cell office:value-type="string" calcext:value-type="string">
            <text:p>[{'Experimental Hip Hop', 'Jazz Rap', 'Plunderphonics'}]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float" office:value="1069.5" calcext:value-type="float">
            <text:p>1069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3181203916006" calcext:value-type="float">
            <text:p>0,000318</text:p>
          </table:table-cell>
          <table:table-cell office:value-type="float" office:value="0.0165429146723408" calcext:value-type="float">
            <text:p>0,01654</text:p>
          </table:table-cell>
          <table:table-cell office:value-type="float" office:value="16" calcext:value-type="float">
            <text:p>16</text:p>
          </table:table-cell>
          <table:table-cell office:value-type="float" office:value="0.0282628942245815" calcext:value-type="float">
            <text:p>0,0282629</text:p>
          </table:table-cell>
          <table:table-cell office:value-type="float" office:value="89154" calcext:value-type="float">
            <text:p>89154</text:p>
          </table:table-cell>
          <table:table-cell office:value-type="string" calcext:value-type="string">
            <text:p>Ashes Against the Grain</text:p>
          </table:table-cell>
          <table:table-cell office:value-type="string" calcext:value-type="string">
            <text:p>[{'Agalloch'}]</text:p>
          </table:table-cell>
          <table:table-cell office:value-type="string" calcext:value-type="string">
            <text:p>[{'Post-Metal', 'Atmospheric Black Metal'}]</text:p>
          </table:table-cell>
          <table:table-cell office:value-type="string" calcext:value-type="string">
            <text:p>[{'Dark Folk', 'Progressive Metal', 'Doom Metal', 'Post-Rock'}]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37.500000000002" calcext:value-type="float">
            <text:p>537,5</text:p>
          </table:table-cell>
          <table:table-cell office:value-type="float" office:value="512" calcext:value-type="float">
            <text:p>512</text:p>
          </table:table-cell>
          <table:table-cell office:value-type="float" office:value="0.512512512512513" calcext:value-type="float">
            <text:p>0,512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72274562584118" calcext:value-type="float">
            <text:p>0,6723</text:p>
          </table:table-cell>
          <table:table-cell office:value-type="float" office:value="0.0000902706313527957" calcext:value-type="float">
            <text:p>0,000090</text:p>
          </table:table-cell>
          <table:table-cell office:value-type="float" office:value="0.0104001730983841" calcext:value-type="float">
            <text:p>0,01040</text:p>
          </table:table-cell>
          <table:table-cell office:value-type="float" office:value="21" calcext:value-type="float">
            <text:p>21</text:p>
          </table:table-cell>
          <table:table-cell office:value-type="float" office:value="0.016169434687595" calcext:value-type="float">
            <text:p>0,0161694</text:p>
          </table:table-cell>
          <table:table-cell office:value-type="float" office:value="88658" calcext:value-type="float">
            <text:p>88658</text:p>
          </table:table-cell>
          <table:table-cell office:value-type="string" calcext:value-type="string">
            <text:p>Kind of Blue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Modal Jazz', 'Cool Jazz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1454.19999999999" calcext:value-type="float">
            <text:p>1454,2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535104242519" calcext:value-type="float">
            <text:p>0,000535</text:p>
          </table:table-cell>
          <table:table-cell office:value-type="float" office:value="0.0371680652125962" calcext:value-type="float">
            <text:p>0,03717</text:p>
          </table:table-cell>
          <table:table-cell office:value-type="float" office:value="14" calcext:value-type="float">
            <text:p>14</text:p>
          </table:table-cell>
          <table:table-cell office:value-type="float" office:value="0.0400884764980087" calcext:value-type="float">
            <text:p>0,0400885</text:p>
          </table:table-cell>
          <table:table-cell office:value-type="float" office:value="85914" calcext:value-type="float">
            <text:p>85914</text:p>
          </table:table-cell>
          <table:table-cell office:value-type="string" calcext:value-type="string">
            <text:p>Sobrevivendo no inferno</text:p>
          </table:table-cell>
          <table:table-cell office:value-type="string" calcext:value-type="string">
            <text:p>[{'"Racionais MC\'s"'}]</text:p>
          </table:table-cell>
          <table:table-cell office:value-type="string" calcext:value-type="string">
            <text:p>[{'Conscious Hip Hop', 'Hardcore Hip Hop', 'Boom Bap'}]</text:p>
          </table:table-cell>
          <table:table-cell office:value-type="string" calcext:value-type="string">
            <text:p>[{'Gangsta Rap', 'G-Funk', 'Political Hip Hop'}]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1394.5" calcext:value-type="float">
            <text:p>1394,5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013037085181" calcext:value-type="float">
            <text:p>0,000101</text:p>
          </table:table-cell>
          <table:table-cell office:value-type="float" office:value="0.0363579773375737" calcext:value-type="float">
            <text:p>0,03636</text:p>
          </table:table-cell>
          <table:table-cell office:value-type="float" office:value="14" calcext:value-type="float">
            <text:p>14</text:p>
          </table:table-cell>
          <table:table-cell office:value-type="float" office:value="0.0417615666006842" calcext:value-type="float">
            <text:p>0,0417616</text:p>
          </table:table-cell>
          <table:table-cell office:value-type="float" office:value="92138" calcext:value-type="float">
            <text:p>92138</text:p>
          </table:table-cell>
          <table:table-cell office:value-type="string" calcext:value-type="string">
            <text:p>Down Colorful Hill</text:p>
          </table:table-cell>
          <table:table-cell office:value-type="string" calcext:value-type="string">
            <text:p>[{'Red House Painters'}]</text:p>
          </table:table-cell>
          <table:table-cell office:value-type="string" calcext:value-type="string">
            <text:p>[{'Slowcore'}]</text:p>
          </table:table-cell>
          <table:table-cell office:value-type="string" calcext:value-type="string">
            <text:p>[{'Singer-Songwriter', 'Folk Rock', 'Dream Pop'}]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873.599999999997" calcext:value-type="float">
            <text:p>873,6</text:p>
          </table:table-cell>
          <table:table-cell office:value-type="float" office:value="511" calcext:value-type="float">
            <text:p>511</text:p>
          </table:table-cell>
          <table:table-cell office:value-type="float" office:value="0.511511511511512" calcext:value-type="float">
            <text:p>0,511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7182246133154" calcext:value-type="float">
            <text:p>0,6718</text:p>
          </table:table-cell>
          <table:table-cell office:value-type="float" office:value="0.000111739034028" calcext:value-type="float">
            <text:p>0,000112</text:p>
          </table:table-cell>
          <table:table-cell office:value-type="float" office:value="0.0121644660094139" calcext:value-type="float">
            <text:p>0,01216</text:p>
          </table:table-cell>
          <table:table-cell office:value-type="float" office:value="10" calcext:value-type="float">
            <text:p>10</text:p>
          </table:table-cell>
          <table:table-cell office:value-type="float" office:value="0.022409556731301" calcext:value-type="float">
            <text:p>0,0224096</text:p>
          </table:table-cell>
          <table:table-cell office:value-type="float" office:value="88463" calcext:value-type="float">
            <text:p>88463</text:p>
          </table:table-cell>
          <table:table-cell office:value-type="string" calcext:value-type="string">
            <text:p>Black Messiah</text:p>
          </table:table-cell>
          <table:table-cell office:value-type="string" calcext:value-type="string">
            <text:p>[{"D'Angelo"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Funk Rock', 'Funk', 'Psychedelic Soul'}]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1555.29999999999" calcext:value-type="float">
            <text:p>1555,3</text:p>
          </table:table-cell>
          <table:table-cell office:value-type="float" office:value="510" calcext:value-type="float">
            <text:p>510</text:p>
          </table:table-cell>
          <table:table-cell office:value-type="float" office:value="0.510510510510511" calcext:value-type="float">
            <text:p>0,5105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71370967741936" calcext:value-type="float">
            <text:p>0,6714</text:p>
          </table:table-cell>
          <table:table-cell office:value-type="float" office:value="0.0006128372861839" calcext:value-type="float">
            <text:p>0,000613</text:p>
          </table:table-cell>
          <table:table-cell office:value-type="float" office:value="0.0386722238108643" calcext:value-type="float">
            <text:p>0,03867</text:p>
          </table:table-cell>
          <table:table-cell office:value-type="float" office:value="14" calcext:value-type="float">
            <text:p>14</text:p>
          </table:table-cell>
          <table:table-cell office:value-type="float" office:value="0.0427934993056213" calcext:value-type="float">
            <text:p>0,0427935</text:p>
          </table:table-cell>
          <table:table-cell office:value-type="float" office:value="87396" calcext:value-type="float">
            <text:p>87396</text:p>
          </table:table-cell>
          <table:table-cell office:value-type="string" calcext:value-type="string">
            <text:p>The Great Annihilator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Gothic Rock', 'Post-Punk', 'Experimental Rock'}]</text:p>
          </table:table-cell>
          <table:table-cell office:value-type="string" calcext:value-type="string">
            <text:p>[{'Noise Rock', 'Ethereal Wave', 'Industrial Rock', 'Gothic Rock', 'Neofolk'}]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561.300000000002" calcext:value-type="float">
            <text:p>561,3</text:p>
          </table:table-cell>
          <table:table-cell office:value-type="float" office:value="509" calcext:value-type="float">
            <text:p>509</text:p>
          </table:table-cell>
          <table:table-cell office:value-type="float" office:value="0.50950950950951" calcext:value-type="float">
            <text:p>0,509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0920080591001" calcext:value-type="float">
            <text:p>0,6709</text:p>
          </table:table-cell>
          <table:table-cell office:value-type="float" office:value="0.0000869272746360255" calcext:value-type="float">
            <text:p>0,000087</text:p>
          </table:table-cell>
          <table:table-cell office:value-type="float" office:value="0.0082194255554381" calcext:value-type="float">
            <text:p>0,00822</text:p>
          </table:table-cell>
          <table:table-cell office:value-type="float" office:value="12" calcext:value-type="float">
            <text:p>12</text:p>
          </table:table-cell>
          <table:table-cell office:value-type="float" office:value="0.0159592372215738" calcext:value-type="float">
            <text:p>0,0159592</text:p>
          </table:table-cell>
          <table:table-cell office:value-type="float" office:value="86862" calcext:value-type="float">
            <text:p>86862</text:p>
          </table:table-cell>
          <table:table-cell office:value-type="string" calcext:value-type="string">
            <text:p>Volcanic Bird Enemy and the Voiced Concern</text:p>
          </table:table-cell>
          <table:table-cell office:value-type="string" calcext:value-type="string">
            <text:p>[{'Lil Ugly Mane'}]</text:p>
          </table:table-cell>
          <table:table-cell office:value-type="string" calcext:value-type="string">
            <text:p>[{'Indietronica', 'Neo-Psychedelia'}]</text:p>
          </table:table-cell>
          <table:table-cell office:value-type="string" calcext:value-type="string">
            <text:p>[{'Indie Pop', 'Trip Hop', 'Hypnagogic Pop', 'Dream Pop', 'Plunderphonics'}]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81.79999999999" calcext:value-type="float">
            <text:p>1481,8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510526558622" calcext:value-type="float">
            <text:p>0,000251</text:p>
          </table:table-cell>
          <table:table-cell office:value-type="float" office:value="0.0482358855868505" calcext:value-type="float">
            <text:p>0,04824</text:p>
          </table:table-cell>
          <table:table-cell office:value-type="float" office:value="1" calcext:value-type="float">
            <text:p>1</text:p>
          </table:table-cell>
          <table:table-cell office:value-type="float" office:value="0.0416071258619783" calcext:value-type="float">
            <text:p>0,0416071</text:p>
          </table:table-cell>
          <table:table-cell office:value-type="float" office:value="83326" calcext:value-type="float">
            <text:p>83326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[{'Black Sabbath'}]</text:p>
          </table:table-cell>
          <table:table-cell office:value-type="string" calcext:value-type="string">
            <text:p>[{'Heavy Metal', 'Hard Rock'}]</text:p>
          </table:table-cell>
          <table:table-cell office:value-type="string" calcext:value-type="string">
            <text:p>[{'Heavy Psych', 'Traditional Doom Metal', 'Blues Rock'}]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1439.59999999999" calcext:value-type="float">
            <text:p>1439,6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3427609306032" calcext:value-type="float">
            <text:p>0,000343</text:p>
          </table:table-cell>
          <table:table-cell office:value-type="float" office:value="0.0360284959821936" calcext:value-type="float">
            <text:p>0,03603</text:p>
          </table:table-cell>
          <table:table-cell office:value-type="float" office:value="14" calcext:value-type="float">
            <text:p>14</text:p>
          </table:table-cell>
          <table:table-cell office:value-type="float" office:value="0.0405664934694909" calcext:value-type="float">
            <text:p>0,0405665</text:p>
          </table:table-cell>
          <table:table-cell office:value-type="float" office:value="85358" calcext:value-type="float">
            <text:p>85358</text:p>
          </table:table-cell>
          <table:table-cell office:value-type="string" calcext:value-type="string">
            <text:p>Consume Red</text:p>
          </table:table-cell>
          <table:table-cell office:value-type="string" calcext:value-type="string">
            <text:p>[{'Ground-Zero'}]</text:p>
          </table:table-cell>
          <table:table-cell office:value-type="string" calcext:value-type="string">
            <text:p>[{'Noise Rock', 'Drone', 'Experimental Rock'}]</text:p>
          </table:table-cell>
          <table:table-cell office:value-type="string" calcext:value-type="string">
            <text:p>[{'Free Improvisation', 'Noise', 'Korean Folk Music', 'Turntable Music', 'Fusion Gugak'}]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1351.29999999999" calcext:value-type="float">
            <text:p>1351,3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2771642718202" calcext:value-type="float">
            <text:p>0,000277</text:p>
          </table:table-cell>
          <table:table-cell office:value-type="float" office:value="0.0441191735425048" calcext:value-type="float">
            <text:p>0,04412</text:p>
          </table:table-cell>
          <table:table-cell office:value-type="float" office:value="7" calcext:value-type="float">
            <text:p>7</text:p>
          </table:table-cell>
          <table:table-cell office:value-type="float" office:value="0.0411625557966308" calcext:value-type="float">
            <text:p>0,0411626</text:p>
          </table:table-cell>
          <table:table-cell office:value-type="float" office:value="93785" calcext:value-type="float">
            <text:p>93785</text:p>
          </table:table-cell>
          <table:table-cell office:value-type="string" calcext:value-type="string">
            <text:p>A TÃ¡bua de Esmeralda</text:p>
          </table:table-cell>
          <table:table-cell office:value-type="string" calcext:value-type="string">
            <text:p>[{'Jorge Ben'}]</text:p>
          </table:table-cell>
          <table:table-cell office:value-type="string" calcext:value-type="string">
            <text:p>[{'MPB', 'Samba-rock'}]</text:p>
          </table:table-cell>
          <table:table-cell office:value-type="string" calcext:value-type="string">
            <text:p>[{'Samba Soul', 'Psychedelic Pop'}]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872" calcext:value-type="float">
            <text:p>872</text:p>
          </table:table-cell>
          <table:table-cell office:value-type="float" office:value="1311.19999999999" calcext:value-type="float">
            <text:p>1311,2</text:p>
          </table:table-cell>
          <table:table-cell office:value-type="float" office:value="507" calcext:value-type="float">
            <text:p>507</text:p>
          </table:table-cell>
          <table:table-cell office:value-type="float" office:value="0.507507507507508" calcext:value-type="float">
            <text:p>0,507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70020120724346" calcext:value-type="float">
            <text:p>0,6700</text:p>
          </table:table-cell>
          <table:table-cell office:value-type="float" office:value="0.0001116681143401" calcext:value-type="float">
            <text:p>0,000112</text:p>
          </table:table-cell>
          <table:table-cell office:value-type="float" office:value="0.0345823457651226" calcext:value-type="float">
            <text:p>0,03458</text:p>
          </table:table-cell>
          <table:table-cell office:value-type="float" office:value="14" calcext:value-type="float">
            <text:p>14</text:p>
          </table:table-cell>
          <table:table-cell office:value-type="float" office:value="0.0385548092395591" calcext:value-type="float">
            <text:p>0,0385548</text:p>
          </table:table-cell>
          <table:table-cell office:value-type="float" office:value="86284" calcext:value-type="float">
            <text:p>86284</text:p>
          </table:table-cell>
          <table:table-cell office:value-type="string" calcext:value-type="string">
            <text:p>Effigy of the Forgotten</text:p>
          </table:table-cell>
          <table:table-cell office:value-type="string" calcext:value-type="string">
            <text:p>[{'Suffocation'}]</text:p>
          </table:table-cell>
          <table:table-cell office:value-type="string" calcext:value-type="string">
            <text:p>[{'Brutal Death Metal'}]</text:p>
          </table:table-cell>
          <table:table-cell office:value-type="string" calcext:value-type="string">
            <text:p>[{'Technical Death Metal'}]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820" calcext:value-type="float">
            <text:p>820</text:p>
          </table:table-cell>
          <table:table-cell office:value-type="float" office:value="1609.39999999999" calcext:value-type="float">
            <text:p>1609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2834832160149" calcext:value-type="float">
            <text:p>0,000283</text:p>
          </table:table-cell>
          <table:table-cell office:value-type="float" office:value="0.0516569377721238" calcext:value-type="float">
            <text:p>0,05166</text:p>
          </table:table-cell>
          <table:table-cell office:value-type="float" office:value="0" calcext:value-type="float">
            <text:p>0</text:p>
          </table:table-cell>
          <table:table-cell office:value-type="float" office:value="0.0461057483923392" calcext:value-type="float">
            <text:p>0,0461057</text:p>
          </table:table-cell>
          <table:table-cell office:value-type="float" office:value="89574" calcext:value-type="float">
            <text:p>89574</text:p>
          </table:table-cell>
          <table:table-cell office:value-type="string" calcext:value-type="string">
            <text:p>A Farewell to Kings</text:p>
          </table:table-cell>
          <table:table-cell office:value-type="string" calcext:value-type="string">
            <text:p>[{'Rush'}]</text:p>
          </table:table-cell>
          <table:table-cell office:value-type="string" calcext:value-type="string">
            <text:p>[{'Hard Rock', 'Progressive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  <table:table-cell office:value-type="float" office:value="781.399999999998" calcext:value-type="float">
            <text:p>781,4</text:p>
          </table:table-cell>
          <table:table-cell office:value-type="float" office:value="506" calcext:value-type="float">
            <text:p>506</text:p>
          </table:table-cell>
          <table:table-cell office:value-type="float" office:value="0.506506506506507" calcext:value-type="float">
            <text:p>0,506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9571045576408" calcext:value-type="float">
            <text:p>0,6696</text:p>
          </table:table-cell>
          <table:table-cell office:value-type="float" office:value="0.0001461046885228" calcext:value-type="float">
            <text:p>0,000146</text:p>
          </table:table-cell>
          <table:table-cell office:value-type="float" office:value="0.0102654725352677" calcext:value-type="float">
            <text:p>0,01027</text:p>
          </table:table-cell>
          <table:table-cell office:value-type="float" office:value="8" calcext:value-type="float">
            <text:p>8</text:p>
          </table:table-cell>
          <table:table-cell office:value-type="float" office:value="0.0197964671705152" calcext:value-type="float">
            <text:p>0,0197965</text:p>
          </table:table-cell>
          <table:table-cell office:value-type="float" office:value="85170" calcext:value-type="float">
            <text:p>85170</text:p>
          </table:table-cell>
          <table:table-cell office:value-type="string" calcext:value-type="string">
            <text:p>Waltz for Debby</text:p>
          </table:table-cell>
          <table:table-cell office:value-type="string" calcext:value-type="string">
            <text:p>[{'Bill Evans'}]</text:p>
          </table:table-cell>
          <table:table-cell office:value-type="string" calcext:value-type="string">
            <text:p>[{'Cool Jazz'}]</text:p>
          </table:table-cell>
          <table:table-cell office:value-type="string" calcext:value-type="string">
            <text:p>[{'Modal Jazz'}]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1346.29999999999" calcext:value-type="float">
            <text:p>1346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194768391829" calcext:value-type="float">
            <text:p>0,000319</text:p>
          </table:table-cell>
          <table:table-cell office:value-type="float" office:value="0.0434851206387303" calcext:value-type="float">
            <text:p>0,04349</text:p>
          </table:table-cell>
          <table:table-cell office:value-type="float" office:value="7" calcext:value-type="float">
            <text:p>7</text:p>
          </table:table-cell>
          <table:table-cell office:value-type="float" office:value="0.0399596741030752" calcext:value-type="float">
            <text:p>0,0399597</text:p>
          </table:table-cell>
          <table:table-cell office:value-type="float" office:value="87440" calcext:value-type="float">
            <text:p>87440</text:p>
          </table:table-cell>
          <table:table-cell office:value-type="string" calcext:value-type="string">
            <text:p>Trans Europa Express</text:p>
          </table:table-cell>
          <table:table-cell office:value-type="string" calcext:value-type="string">
            <text:p>[{'Kraftwerk'}]</text:p>
          </table:table-cell>
          <table:table-cell office:value-type="string" calcext:value-type="string">
            <text:p>[{'Electronic', 'Progressive Electronic'}]</text:p>
          </table:table-cell>
          <table:table-cell office:value-type="string" calcext:value-type="string">
            <text:p>[{'Minimal Synth', 'Synthpop', 'Progressive Electronic'}]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1326.19999999999" calcext:value-type="float">
            <text:p>1326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1474420312095" calcext:value-type="float">
            <text:p>0,000147</text:p>
          </table:table-cell>
          <table:table-cell office:value-type="float" office:value="0.0427591226765231" calcext:value-type="float">
            <text:p>0,04276</text:p>
          </table:table-cell>
          <table:table-cell office:value-type="float" office:value="7" calcext:value-type="float">
            <text:p>7</text:p>
          </table:table-cell>
          <table:table-cell office:value-type="float" office:value="0.0390667155190561" calcext:value-type="float">
            <text:p>0,0390667</text:p>
          </table:table-cell>
          <table:table-cell office:value-type="float" office:value="82400" calcext:value-type="float">
            <text:p>82400</text:p>
          </table:table-cell>
          <table:table-cell office:value-type="string" calcext:value-type="string">
            <text:p>Desertshore</text:p>
          </table:table-cell>
          <table:table-cell office:value-type="string" calcext:value-type="string">
            <text:p>[{'Nico'}]</text:p>
          </table:table-cell>
          <table:table-cell office:value-type="string" calcext:value-type="string">
            <text:p>[{'Avant-Folk', 'Chamber Folk'}]</text:p>
          </table:table-cell>
          <table:table-cell office:value-type="string" calcext:value-type="string">
            <text:p>[{'Neoclassical Darkwave', 'Chamber Music', 'Drone', 'Neo-Medieval Folk'}]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1119.29999999999" calcext:value-type="float">
            <text:p>1119,3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3400862452298" calcext:value-type="float">
            <text:p>0,000340</text:p>
          </table:table-cell>
          <table:table-cell office:value-type="float" office:value="0.0198267540051067" calcext:value-type="float">
            <text:p>0,01983</text:p>
          </table:table-cell>
          <table:table-cell office:value-type="float" office:value="8" calcext:value-type="float">
            <text:p>8</text:p>
          </table:table-cell>
          <table:table-cell office:value-type="float" office:value="0.0264243390905337" calcext:value-type="float">
            <text:p>0,0264243</text:p>
          </table:table-cell>
          <table:table-cell office:value-type="float" office:value="86255" calcext:value-type="float">
            <text:p>86255</text:p>
          </table:table-cell>
          <table:table-cell office:value-type="string" calcext:value-type="string">
            <text:p>The Freewheelin' Bob Dylan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Talking Blues', 'Acoustic Blues'}]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032.9" calcext:value-type="float">
            <text:p>1032,9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4747566537813" calcext:value-type="float">
            <text:p>0,000475</text:p>
          </table:table-cell>
          <table:table-cell office:value-type="float" office:value="0.0146347014977652" calcext:value-type="float">
            <text:p>0,01463</text:p>
          </table:table-cell>
          <table:table-cell office:value-type="float" office:value="10" calcext:value-type="float">
            <text:p>10</text:p>
          </table:table-cell>
          <table:table-cell office:value-type="float" office:value="0.0238222365724286" calcext:value-type="float">
            <text:p>0,0238222</text:p>
          </table:table-cell>
          <table:table-cell office:value-type="float" office:value="81236" calcext:value-type="float">
            <text:p>81236</text:p>
          </table:table-cell>
          <table:table-cell office:value-type="string" calcext:value-type="string">
            <text:p>The Seer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 Rock', 'Post-Rock'}]</text:p>
          </table:table-cell>
          <table:table-cell office:value-type="string" calcext:value-type="string">
            <text:p>[{'Totalism', 'Noise Rock', 'Drone', 'Neofolk'}]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015.2" calcext:value-type="float">
            <text:p>1015,2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6006340341677" calcext:value-type="float">
            <text:p>0,000601</text:p>
          </table:table-cell>
          <table:table-cell office:value-type="float" office:value="0.0154009668945932" calcext:value-type="float">
            <text:p>0,01540</text:p>
          </table:table-cell>
          <table:table-cell office:value-type="float" office:value="16" calcext:value-type="float">
            <text:p>16</text:p>
          </table:table-cell>
          <table:table-cell office:value-type="float" office:value="0.0261905574696916" calcext:value-type="float">
            <text:p>0,0261906</text:p>
          </table:table-cell>
          <table:table-cell office:value-type="float" office:value="81572" calcext:value-type="float">
            <text:p>81572</text:p>
          </table:table-cell>
          <table:table-cell office:value-type="string" calcext:value-type="string">
            <text:p>Mount Eerie</text:p>
          </table:table-cell>
          <table:table-cell office:value-type="string" calcext:value-type="string">
            <text:p>[{'The Microphones'}]</text:p>
          </table:table-cell>
          <table:table-cell office:value-type="string" calcext:value-type="string">
            <text:p>[{'Avant-Folk', 'Psychedelic Folk'}]</text:p>
          </table:table-cell>
          <table:table-cell office:value-type="string" calcext:value-type="string">
            <text:p>[{'Experimental', 'Musique concrÃ¨te', 'Tribal Ambient', 'Drone', 'Field Recordings'}]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933.799999999996" calcext:value-type="float">
            <text:p>933,8</text:p>
          </table:table-cell>
          <table:table-cell office:value-type="float" office:value="505" calcext:value-type="float">
            <text:p>505</text:p>
          </table:table-cell>
          <table:table-cell office:value-type="float" office:value="0.505505505505506" calcext:value-type="float">
            <text:p>0,505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69122572002679" calcext:value-type="float">
            <text:p>0,6691</text:p>
          </table:table-cell>
          <table:table-cell office:value-type="float" office:value="0.0002187223964111" calcext:value-type="float">
            <text:p>0,000219</text:p>
          </table:table-cell>
          <table:table-cell office:value-type="float" office:value="0.013768033549167" calcext:value-type="float">
            <text:p>0,01377</text:p>
          </table:table-cell>
          <table:table-cell office:value-type="float" office:value="17" calcext:value-type="float">
            <text:p>17</text:p>
          </table:table-cell>
          <table:table-cell office:value-type="float" office:value="0.023062970605021" calcext:value-type="float">
            <text:p>0,0230630</text:p>
          </table:table-cell>
          <table:table-cell office:value-type="float" office:value="82204" calcext:value-type="float">
            <text:p>82204</text:p>
          </table:table-cell>
          <table:table-cell office:value-type="string" calcext:value-type="string">
            <text:p>Oktubre</text:p>
          </table:table-cell>
          <table:table-cell office:value-type="string" calcext:value-type="string">
            <text:p>[{'Patricio Rey y Sus Redonditos de Ricota'}]</text:p>
          </table:table-cell>
          <table:table-cell office:value-type="string" calcext:value-type="string">
            <text:p>[{'Post-Punk'}]</text:p>
          </table:table-cell>
          <table:table-cell office:value-type="string" calcext:value-type="string">
            <text:p>[{'Gothic Rock', 'Blues Rock', 'Hard Rock', 'New Wave'}]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1603.99999999999" calcext:value-type="float">
            <text:p>1604,0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0227013921068697" calcext:value-type="float">
            <text:p>0,000023</text:p>
          </table:table-cell>
          <table:table-cell office:value-type="float" office:value="0.0515424595139082" calcext:value-type="float">
            <text:p>0,05154</text:p>
          </table:table-cell>
          <table:table-cell office:value-type="float" office:value="0" calcext:value-type="float">
            <text:p>0</text:p>
          </table:table-cell>
          <table:table-cell office:value-type="float" office:value="0.0462598043612166" calcext:value-type="float">
            <text:p>0,0462598</text:p>
          </table:table-cell>
          <table:table-cell office:value-type="float" office:value="89065" calcext:value-type="float">
            <text:p>89065</text:p>
          </table:table-cell>
          <table:table-cell office:value-type="string" calcext:value-type="string">
            <text:p>Hemispheres</text:p>
          </table:table-cell>
          <table:table-cell office:value-type="string" calcext:value-type="string">
            <text:p>[{'Rush'}]</text:p>
          </table:table-cell>
          <table:table-cell office:value-type="string" calcext:value-type="string">
            <text:p>[{'Hard Rock', 'Progressive Roc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office:value-type="float" office:value="1521.09999999999" calcext:value-type="float">
            <text:p>1521,1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7627868349311" calcext:value-type="float">
            <text:p>0,000763</text:p>
          </table:table-cell>
          <table:table-cell office:value-type="float" office:value="0.0386938380775586" calcext:value-type="float">
            <text:p>0,03869</text:p>
          </table:table-cell>
          <table:table-cell office:value-type="float" office:value="14" calcext:value-type="float">
            <text:p>14</text:p>
          </table:table-cell>
          <table:table-cell office:value-type="float" office:value="0.0423902455180985" calcext:value-type="float">
            <text:p>0,0423902</text:p>
          </table:table-cell>
          <table:table-cell office:value-type="float" office:value="88605" calcext:value-type="float">
            <text:p>88605</text:p>
          </table:table-cell>
          <table:table-cell office:value-type="string" calcext:value-type="string">
            <text:p>Ironman</text:p>
          </table:table-cell>
          <table:table-cell office:value-type="string" calcext:value-type="string">
            <text:p>[{'Ghostface Killah'}]</text:p>
          </table:table-cell>
          <table:table-cell office:value-type="string" calcext:value-type="string">
            <text:p>[{'Boom Bap', 'East Coast Hip Hop', 'Hardcore Hip Hop'}]</text:p>
          </table:table-cell>
          <table:table-cell office:value-type="string" calcext:value-type="string">
            <text:p>[{'Conscious Hip Hop', 'Abstract Hip Hop', 'Gangsta Rap'}]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1453.49999999999" calcext:value-type="float">
            <text:p>1453,5</text:p>
          </table:table-cell>
          <table:table-cell office:value-type="float" office:value="504" calcext:value-type="float">
            <text:p>504</text:p>
          </table:table-cell>
          <table:table-cell office:value-type="float" office:value="0.504504504504505" calcext:value-type="float">
            <text:p>0,504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68674698795181" calcext:value-type="float">
            <text:p>0,6687</text:p>
          </table:table-cell>
          <table:table-cell office:value-type="float" office:value="0.0001801066263324" calcext:value-type="float">
            <text:p>0,000180</text:p>
          </table:table-cell>
          <table:table-cell office:value-type="float" office:value="0.0463557372776005" calcext:value-type="float">
            <text:p>0,04636</text:p>
          </table:table-cell>
          <table:table-cell office:value-type="float" office:value="7" calcext:value-type="float">
            <text:p>7</text:p>
          </table:table-cell>
          <table:table-cell office:value-type="float" office:value="0.0417355619472699" calcext:value-type="float">
            <text:p>0,0417356</text:p>
          </table:table-cell>
          <table:table-cell office:value-type="float" office:value="83375" calcext:value-type="float">
            <text:p>83375</text:p>
          </table:table-cell>
          <table:table-cell office:value-type="string" calcext:value-type="string">
            <text:p>The Idiot</text:p>
          </table:table-cell>
          <table:table-cell office:value-type="string" calcext:value-type="string">
            <text:p>[{'Iggy Pop'}]</text:p>
          </table:table-cell>
          <table:table-cell office:value-type="string" calcext:value-type="string">
            <text:p>[{'Post-Punk', 'Art Rock'}]</text:p>
          </table:table-cell>
          <table:table-cell office:value-type="string" calcext:value-type="string">
            <text:p>[{'Industrial Rock'}]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871" calcext:value-type="float">
            <text:p>871</text:p>
          </table:table-cell>
          <table:table-cell office:value-type="float" office:value="1395.49999999999" calcext:value-type="float">
            <text:p>1395,5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860567982812" calcext:value-type="float">
            <text:p>0,000686</text:p>
          </table:table-cell>
          <table:table-cell office:value-type="float" office:value="0.035665841810703" calcext:value-type="float">
            <text:p>0,03567</text:p>
          </table:table-cell>
          <table:table-cell office:value-type="float" office:value="14" calcext:value-type="float">
            <text:p>14</text:p>
          </table:table-cell>
          <table:table-cell office:value-type="float" office:value="0.0409638503877806" calcext:value-type="float">
            <text:p>0,0409639</text:p>
          </table:table-cell>
          <table:table-cell office:value-type="float" office:value="85497" calcext:value-type="float">
            <text:p>85497</text:p>
          </table:table-cell>
          <table:table-cell office:value-type="string" calcext:value-type="string">
            <text:p>Musick to Play in the Dark</text:p>
          </table:table-cell>
          <table:table-cell office:value-type="string" calcext:value-type="string">
            <text:p>[{'Coil'}]</text:p>
          </table:table-cell>
          <table:table-cell office:value-type="string" calcext:value-type="string">
            <text:p>[{'Experimental', 'Post-Industrial', 'Electronic'}]</text:p>
          </table:table-cell>
          <table:table-cell office:value-type="string" calcext:value-type="string">
            <text:p>[{'Berlin School', 'Spoken Word', 'Glitch', 'Dark Ambient', 'Dark Jazz'}]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1331.09999999999" calcext:value-type="float">
            <text:p>1331,1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124372869863852" calcext:value-type="float">
            <text:p>0,000012</text:p>
          </table:table-cell>
          <table:table-cell office:value-type="float" office:value="0.0348049341155194" calcext:value-type="float">
            <text:p>0,03480</text:p>
          </table:table-cell>
          <table:table-cell office:value-type="float" office:value="14" calcext:value-type="float">
            <text:p>14</text:p>
          </table:table-cell>
          <table:table-cell office:value-type="float" office:value="0.0400934222389993" calcext:value-type="float">
            <text:p>0,0400934</text:p>
          </table:table-cell>
          <table:table-cell office:value-type="float" office:value="86608" calcext:value-type="float">
            <text:p>86608</text:p>
          </table:table-cell>
          <table:table-cell office:value-type="string" calcext:value-type="string">
            <text:p>Souls at Zero</text:p>
          </table:table-cell>
          <table:table-cell office:value-type="string" calcext:value-type="string">
            <text:p>[{'Neurosis'}]</text:p>
          </table:table-cell>
          <table:table-cell office:value-type="string" calcext:value-type="string">
            <text:p>[{'Atmospheric Sludge Metal'}]</text:p>
          </table:table-cell>
          <table:table-cell office:value-type="string" calcext:value-type="string">
            <text:p>[{'Post-Hardcore', 'Avant-Garde Metal'}]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1151.79999999999" calcext:value-type="float">
            <text:p>1151,8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6160516848559" calcext:value-type="float">
            <text:p>0,000616</text:p>
          </table:table-cell>
          <table:table-cell office:value-type="float" office:value="0.0192060176724058" calcext:value-type="float">
            <text:p>0,01921</text:p>
          </table:table-cell>
          <table:table-cell office:value-type="float" office:value="17" calcext:value-type="float">
            <text:p>17</text:p>
          </table:table-cell>
          <table:table-cell office:value-type="float" office:value="0.0283207072805213" calcext:value-type="float">
            <text:p>0,0283207</text:p>
          </table:table-cell>
          <table:table-cell office:value-type="float" office:value="84919" calcext:value-type="float">
            <text:p>84919</text:p>
          </table:table-cell>
          <table:table-cell office:value-type="string" calcext:value-type="string">
            <text:p>Songs From Suicide Bridge</text:p>
          </table:table-cell>
          <table:table-cell office:value-type="string" calcext:value-type="string">
            <text:p>[{'Eric Caboor', 'David Kauffman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Psychedelic Folk', 'Americana'}]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1125.29999999999" calcext:value-type="float">
            <text:p>1125,3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021213598367907" calcext:value-type="float">
            <text:p>0,000021</text:p>
          </table:table-cell>
          <table:table-cell office:value-type="float" office:value="0.0197049245810294" calcext:value-type="float">
            <text:p>0,01970</text:p>
          </table:table-cell>
          <table:table-cell office:value-type="float" office:value="8" calcext:value-type="float">
            <text:p>8</text:p>
          </table:table-cell>
          <table:table-cell office:value-type="float" office:value="0.0283231508185938" calcext:value-type="float">
            <text:p>0,0283232</text:p>
          </table:table-cell>
          <table:table-cell office:value-type="float" office:value="92452" calcext:value-type="float">
            <text:p>92452</text:p>
          </table:table-cell>
          <table:table-cell office:value-type="string" calcext:value-type="string">
            <text:p>Our Mother the Mountain</text:p>
          </table:table-cell>
          <table:table-cell office:value-type="string" calcext:value-type="string">
            <text:p>[{'Townes Van Zandt'}]</text:p>
          </table:table-cell>
          <table:table-cell office:value-type="string" calcext:value-type="string">
            <text:p>[{'Contemporary Folk', 'Country', 'Singer-Songwriter'}]</text:p>
          </table:table-cell>
          <table:table-cell office:value-type="string" calcext:value-type="string">
            <text:p>[{'Progressive Country'}]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1028.7" calcext:value-type="float">
            <text:p>1028,7</text:p>
          </table:table-cell>
          <table:table-cell office:value-type="float" office:value="503" calcext:value-type="float">
            <text:p>503</text:p>
          </table:table-cell>
          <table:table-cell office:value-type="float" office:value="0.503503503503504" calcext:value-type="float">
            <text:p>0,503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68227424749164" calcext:value-type="float">
            <text:p>0,6682</text:p>
          </table:table-cell>
          <table:table-cell office:value-type="float" office:value="0.0002161480117391" calcext:value-type="float">
            <text:p>0,000216</text:p>
          </table:table-cell>
          <table:table-cell office:value-type="float" office:value="0.0156846019163703" calcext:value-type="float">
            <text:p>0,01568</text:p>
          </table:table-cell>
          <table:table-cell office:value-type="float" office:value="16" calcext:value-type="float">
            <text:p>16</text:p>
          </table:table-cell>
          <table:table-cell office:value-type="float" office:value="0.0266019145163891" calcext:value-type="float">
            <text:p>0,0266019</text:p>
          </table:table-cell>
          <table:table-cell office:value-type="float" office:value="80063" calcext:value-type="float">
            <text:p>80063</text:p>
          </table:table-cell>
          <table:table-cell office:value-type="string" calcext:value-type="string">
            <text:p>Daughter of Darkness</text:p>
          </table:table-cell>
          <table:table-cell office:value-type="string" calcext:value-type="string">
            <text:p>[{'Natural Snow Buildings'}]</text:p>
          </table:table-cell>
          <table:table-cell office:value-type="string" calcext:value-type="string">
            <text:p>[{'Drone', 'Free Folk', 'Ritual Ambient'}]</text:p>
          </table:table-cell>
          <table:table-cell office:value-type="string" calcext:value-type="string">
            <text:p>[{'Neo-Medieval Folk', 'Tribal Ambient', 'Noise', 'Neo-Pagan Folk', 'Avant-Folk'}]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537.09999999999" calcext:value-type="float">
            <text:p>1537,1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2151450047241" calcext:value-type="float">
            <text:p>0,000215</text:p>
          </table:table-cell>
          <table:table-cell office:value-type="float" office:value="0.0380757270294028" calcext:value-type="float">
            <text:p>0,03808</text:p>
          </table:table-cell>
          <table:table-cell office:value-type="float" office:value="14" calcext:value-type="float">
            <text:p>14</text:p>
          </table:table-cell>
          <table:table-cell office:value-type="float" office:value="0.0435121933576744" calcext:value-type="float">
            <text:p>0,0435122</text:p>
          </table:table-cell>
          <table:table-cell office:value-type="float" office:value="85894" calcext:value-type="float">
            <text:p>85894</text:p>
          </table:table-cell>
          <table:table-cell office:value-type="string" calcext:value-type="string">
            <text:p>Soundtracks for the Blind</text:p>
          </table:table-cell>
          <table:table-cell office:value-type="string" calcext:value-type="string">
            <text:p>[{'Swans'}]</text:p>
          </table:table-cell>
          <table:table-cell office:value-type="string" calcext:value-type="string">
            <text:p>[{'Experimental', 'Experimental Rock', 'Post-Rock'}]</text:p>
          </table:table-cell>
          <table:table-cell office:value-type="string" calcext:value-type="string">
            <text:p>[{'Spoken Word', 'Dark Ambient', 'Drone', 'Field Recordings', 'Sound Collage'}]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992" calcext:value-type="float">
            <text:p>992</text:p>
          </table:table-cell>
          <table:table-cell office:value-type="float" office:value="1366.19999999999" calcext:value-type="float">
            <text:p>1366,2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3967561415791" calcext:value-type="float">
            <text:p>0,000397</text:p>
          </table:table-cell>
          <table:table-cell office:value-type="float" office:value="0.0439218555986392" calcext:value-type="float">
            <text:p>0,04392</text:p>
          </table:table-cell>
          <table:table-cell office:value-type="float" office:value="4" calcext:value-type="float">
            <text:p>4</text:p>
          </table:table-cell>
          <table:table-cell office:value-type="float" office:value="0.0404934995641373" calcext:value-type="float">
            <text:p>0,0404935</text:p>
          </table:table-cell>
          <table:table-cell office:value-type="float" office:value="87599" calcext:value-type="float">
            <text:p>87599</text:p>
          </table:table-cell>
          <table:table-cell office:value-type="string" calcext:value-type="string">
            <text:p>Ambient 1: Music for Airports</text:p>
          </table:table-cell>
          <table:table-cell office:value-type="string" calcext:value-type="string">
            <text:p>[{'Brian Eno'}]</text:p>
          </table:table-cell>
          <table:table-cell office:value-type="string" calcext:value-type="string">
            <text:p>[{'Ambient'}]</text:p>
          </table:table-cell>
          <table:table-cell office:value-type="string" calcext:value-type="string">
            <text:p>[{'Tape Music', 'Minimalism', 'Choral'}]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85.799999999998" calcext:value-type="float">
            <text:p>885,8</text:p>
          </table:table-cell>
          <table:table-cell office:value-type="float" office:value="502" calcext:value-type="float">
            <text:p>502</text:p>
          </table:table-cell>
          <table:table-cell office:value-type="float" office:value="0.502502502502503" calcext:value-type="float">
            <text:p>0,502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7780748663102" calcext:value-type="float">
            <text:p>0,6678</text:p>
          </table:table-cell>
          <table:table-cell office:value-type="float" office:value="0.0001425941639702" calcext:value-type="float">
            <text:p>0,000143</text:p>
          </table:table-cell>
          <table:table-cell office:value-type="float" office:value="0.0122234331544155" calcext:value-type="float">
            <text:p>0,01222</text:p>
          </table:table-cell>
          <table:table-cell office:value-type="float" office:value="17" calcext:value-type="float">
            <text:p>17</text:p>
          </table:table-cell>
          <table:table-cell office:value-type="float" office:value="0.0235871568233939" calcext:value-type="float">
            <text:p>0,0235872</text:p>
          </table:table-cell>
          <table:table-cell office:value-type="float" office:value="90125" calcext:value-type="float">
            <text:p>9012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[{'Metallica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Heavy Metal', 'Progressive Metal'}]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office:value-type="float" office:value="1171.89999999999" calcext:value-type="float">
            <text:p>1171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8617501937475" calcext:value-type="float">
            <text:p>0,000862</text:p>
          </table:table-cell>
          <table:table-cell office:value-type="float" office:value="0.018307033608249" calcext:value-type="float">
            <text:p>0,01831</text:p>
          </table:table-cell>
          <table:table-cell office:value-type="float" office:value="16" calcext:value-type="float">
            <text:p>16</text:p>
          </table:table-cell>
          <table:table-cell office:value-type="float" office:value="0.0291494740530113" calcext:value-type="float">
            <text:p>0,0291495</text:p>
          </table:table-cell>
          <table:table-cell office:value-type="float" office:value="80857" calcext:value-type="float">
            <text:p>80857</text:p>
          </table:table-cell>
          <table:table-cell office:value-type="string" calcext:value-type="string">
            <text:p>Take Me to Your Leader</text:p>
          </table:table-cell>
          <table:table-cell office:value-type="string" calcext:value-type="string">
            <text:p>[{'King Geedorah'}]</text:p>
          </table:table-cell>
          <table:table-cell office:value-type="string" calcext:value-type="string">
            <text:p>[{'East Coast Hip Hop', 'Abstract Hip Hop'}]</text:p>
          </table:table-cell>
          <table:table-cell office:value-type="string" calcext:value-type="string">
            <text:p>[{'Instrumental Hip Hop', 'Jazz Rap', 'Boom Bap', 'Experimental Hip Hop'}]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1055.9" calcext:value-type="float">
            <text:p>1055,9</text:p>
          </table:table-cell>
          <table:table-cell office:value-type="float" office:value="501" calcext:value-type="float">
            <text:p>501</text:p>
          </table:table-cell>
          <table:table-cell office:value-type="float" office:value="0.501501501501502" calcext:value-type="float">
            <text:p>0,5015</text:p>
          </table:table-cell>
          <table:table-cell office:value-type="float" office:value="68.7" calcext:value-type="float">
            <text:p>68,7</text:p>
          </table:table-cell>
          <table:table-cell office:value-type="float" office:value="2" calcext:value-type="float">
            <text:p>2</text:p>
          </table:table-cell>
          <table:table-cell office:value-type="float" office:value="0.667334669338677" calcext:value-type="float">
            <text:p>0,6673</text:p>
          </table:table-cell>
          <table:table-cell office:value-type="float" office:value="0.0004337002332994" calcext:value-type="float">
            <text:p>0,000434</text:p>
          </table:table-cell>
          <table:table-cell office:value-type="float" office:value="0.0165763479737356" calcext:value-type="float">
            <text:p>0,01658</text:p>
          </table:table-cell>
          <table:table-cell office:value-type="float" office:value="16" calcext:value-type="float">
            <text:p>16</text:p>
          </table:table-cell>
          <table:table-cell office:value-type="float" office:value="0.0280111113839252" calcext:value-type="float">
            <text:p>0,0280111</text:p>
          </table:table-cell>
          <table:table-cell office:value-type="float" office:value="81447" calcext:value-type="float">
            <text:p>81447</text:p>
          </table:table-cell>
          <table:table-cell office:value-type="string" calcext:value-type="string">
            <text:p>The Ape of Naples</text:p>
          </table:table-cell>
          <table:table-cell office:value-type="string" calcext:value-type="string">
            <text:p>[{'Coil'}]</text:p>
          </table:table-cell>
          <table:table-cell office:value-type="string" calcext:value-type="string">
            <text:p>[{'Darkwave', 'Electronic', 'Post-Industrial'}]</text:p>
          </table:table-cell>
          <table:table-cell office:value-type="string" calcext:value-type="string">
            <text:p>[{'Neoclassical Darkwave', 'Industrial', 'Dark Ambient'}]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242.29999999999" calcext:value-type="float">
            <text:p>1242,3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0773987079932304" calcext:value-type="float">
            <text:p>0,000077</text:p>
          </table:table-cell>
          <table:table-cell office:value-type="float" office:value="0.0414541562008516" calcext:value-type="float">
            <text:p>0,04145</text:p>
          </table:table-cell>
          <table:table-cell office:value-type="float" office:value="7" calcext:value-type="float">
            <text:p>7</text:p>
          </table:table-cell>
          <table:table-cell office:value-type="float" office:value="0.0379955492317206" calcext:value-type="float">
            <text:p>0,0379955</text:p>
          </table:table-cell>
          <table:table-cell office:value-type="float" office:value="82990" calcext:value-type="float">
            <text:p>82990</text:p>
          </table:table-cell>
          <table:table-cell office:value-type="string" calcext:value-type="string">
            <text:p>First Utterance</text:p>
          </table:table-cell>
          <table:table-cell office:value-type="string" calcext:value-type="string">
            <text:p>[{'Comus'}]</text:p>
          </table:table-cell>
          <table:table-cell office:value-type="string" calcext:value-type="string">
            <text:p>[{'Psychedelic Folk', 'Progressive Folk'}]</text:p>
          </table:table-cell>
          <table:table-cell office:value-type="string" calcext:value-type="string">
            <text:p>[{'Avant-Folk'}]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915.899999999996" calcext:value-type="float">
            <text:p>915,9</text:p>
          </table:table-cell>
          <table:table-cell office:value-type="float" office:value="500" calcext:value-type="float">
            <text:p>500</text:p>
          </table:table-cell>
          <table:table-cell office:value-type="float" office:value="0.500500500500501" calcext:value-type="float">
            <text:p>0,5005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66889185580774" calcext:value-type="float">
            <text:p>0,6669</text:p>
          </table:table-cell>
          <table:table-cell office:value-type="float" office:value="0.0007588416740053" calcext:value-type="float">
            <text:p>0,000759</text:p>
          </table:table-cell>
          <table:table-cell office:value-type="float" office:value="0.0117587417890432" calcext:value-type="float">
            <text:p>0,01176</text:p>
          </table:table-cell>
          <table:table-cell office:value-type="float" office:value="10" calcext:value-type="float">
            <text:p>10</text:p>
          </table:table-cell>
          <table:table-cell office:value-type="float" office:value="0.0219608870766497" calcext:value-type="float">
            <text:p>0,0219609</text:p>
          </table:table-cell>
          <table:table-cell office:value-type="float" office:value="79529" calcext:value-type="float">
            <text:p>79529</text:p>
          </table:table-cell>
          <table:table-cell office:value-type="string" calcext:value-type="string">
            <text:p>Atrocity Exhibition</text:p>
          </table:table-cell>
          <table:table-cell office:value-type="string" calcext:value-type="string">
            <text:p>[{'Danny Brown'}]</text:p>
          </table:table-cell>
          <table:table-cell office:value-type="string" calcext:value-type="string">
            <text:p>[{'Experimental Hip Hop', 'Hardcore Hip Hop'}]</text:p>
          </table:table-cell>
          <table:table-cell office:value-type="string" calcext:value-type="string">
            <text:p>[{'Industrial Hip Hop', 'Abstract Hip Hop', 'Post-Punk'}]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float" office:value="1366.69999999999" calcext:value-type="float">
            <text:p>1366,7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1056500722499" calcext:value-type="float">
            <text:p>0,000106</text:p>
          </table:table-cell>
          <table:table-cell office:value-type="float" office:value="0.0352551210464631" calcext:value-type="float">
            <text:p>0,03526</text:p>
          </table:table-cell>
          <table:table-cell office:value-type="float" office:value="14" calcext:value-type="float">
            <text:p>14</text:p>
          </table:table-cell>
          <table:table-cell office:value-type="float" office:value="0.0411529296967837" calcext:value-type="float">
            <text:p>0,0411529</text:p>
          </table:table-cell>
          <table:table-cell office:value-type="float" office:value="84933" calcext:value-type="float">
            <text:p>84933</text:p>
          </table:table-cell>
          <table:table-cell office:value-type="string" calcext:value-type="string">
            <text:p>Filosofem</text:p>
          </table:table-cell>
          <table:table-cell office:value-type="string" calcext:value-type="string">
            <text:p>[{'Burzum'}]</text:p>
          </table:table-cell>
          <table:table-cell office:value-type="string" calcext:value-type="string">
            <text:p>[{'Ambient', 'Atmospheric Black Metal'}]</text:p>
          </table:table-cell>
          <table:table-cell office:value-type="string" calcext:value-type="string">
            <text:p>[{'Winter Synth', 'Dungeon Synth', 'Ambient', 'Black Ambient', 'Depressive Black Metal'}]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937.199999999998" calcext:value-type="float">
            <text:p>937,2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775658758290689" calcext:value-type="float">
            <text:p>0,000078</text:p>
          </table:table-cell>
          <table:table-cell office:value-type="float" office:value="0.0128901861256785" calcext:value-type="float">
            <text:p>0,01289</text:p>
          </table:table-cell>
          <table:table-cell office:value-type="float" office:value="10" calcext:value-type="float">
            <text:p>10</text:p>
          </table:table-cell>
          <table:table-cell office:value-type="float" office:value="0.0248346331398583" calcext:value-type="float">
            <text:p>0,0248346</text:p>
          </table:table-cell>
          <table:table-cell office:value-type="float" office:value="85124" calcext:value-type="float">
            <text:p>85124</text:p>
          </table:table-cell>
          <table:table-cell office:value-type="string" calcext:value-type="string">
            <text:p>A I A: Alien Observer</text:p>
          </table:table-cell>
          <table:table-cell office:value-type="string" calcext:value-type="string">
            <text:p>[{'Grouper'}]</text:p>
          </table:table-cell>
          <table:table-cell office:value-type="string" calcext:value-type="string">
            <text:p>[{'Ambient'}]</text:p>
          </table:table-cell>
          <table:table-cell office:value-type="string" calcext:value-type="string">
            <text:p>[{'Drone', 'Dream Pop', 'Ambient Pop'}]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461.300000000003" calcext:value-type="float">
            <text:p>461,3</text:p>
          </table:table-cell>
          <table:table-cell office:value-type="float" office:value="499" calcext:value-type="float">
            <text:p>499</text:p>
          </table:table-cell>
          <table:table-cell office:value-type="float" office:value="0.4994994994995" calcext:value-type="float">
            <text:p>0,499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6444296197465" calcext:value-type="float">
            <text:p>0,6664</text:p>
          </table:table-cell>
          <table:table-cell office:value-type="float" office:value="0.000047093567467649" calcext:value-type="float">
            <text:p>0,000047</text:p>
          </table:table-cell>
          <table:table-cell office:value-type="float" office:value="0.0063324391755963" calcext:value-type="float">
            <text:p>0,00633</text:p>
          </table:table-cell>
          <table:table-cell office:value-type="float" office:value="12" calcext:value-type="float">
            <text:p>12</text:p>
          </table:table-cell>
          <table:table-cell office:value-type="float" office:value="0.0134669126878191" calcext:value-type="float">
            <text:p>0,0134669</text:p>
          </table:table-cell>
          <table:table-cell office:value-type="float" office:value="86481" calcext:value-type="float">
            <text:p>86481</text:p>
          </table:table-cell>
          <table:table-cell office:value-type="string" calcext:value-type="string">
            <text:p>Sinner Get Ready</text:p>
          </table:table-cell>
          <table:table-cell office:value-type="string" calcext:value-type="string">
            <text:p>[{'Lingua Ignota'}]</text:p>
          </table:table-cell>
          <table:table-cell office:value-type="string" calcext:value-type="string">
            <text:p>[{'Neoclassical Darkwave', 'Avant-Folk'}]</text:p>
          </table:table-cell>
          <table:table-cell office:value-type="string" calcext:value-type="string">
            <text:p>[{'Appalachian Folk Music', 'Christian Liturgical Music', 'Singer-Songwriter', 'Chamber Music', 'Drone'}]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1488.99999999999" calcext:value-type="float">
            <text:p>1489,0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6542471472331" calcext:value-type="float">
            <text:p>0,000654</text:p>
          </table:table-cell>
          <table:table-cell office:value-type="float" office:value="0.0380941997709042" calcext:value-type="float">
            <text:p>0,03809</text:p>
          </table:table-cell>
          <table:table-cell office:value-type="float" office:value="14" calcext:value-type="float">
            <text:p>14</text:p>
          </table:table-cell>
          <table:table-cell office:value-type="float" office:value="0.0418647794927564" calcext:value-type="float">
            <text:p>0,0418648</text:p>
          </table:table-cell>
          <table:table-cell office:value-type="float" office:value="82085" calcext:value-type="float">
            <text:p>82085</text:p>
          </table:table-cell>
          <table:table-cell office:value-type="string" calcext:value-type="string">
            <text:p>Lifestylez ov da Poor &amp; Dangerous</text:p>
          </table:table-cell>
          <table:table-cell office:value-type="string" calcext:value-type="string">
            <text:p>[{'Big L'}]</text:p>
          </table:table-cell>
          <table:table-cell office:value-type="string" calcext:value-type="string">
            <text:p>[{'Hardcore Hip Hop', 'East Coast Hip Hop', 'Boom Bap'}]</text:p>
          </table:table-cell>
          <table:table-cell office:value-type="string" calcext:value-type="string">
            <text:p>[{'Gangsta Rap', 'Horrorcore', 'Jazz Rap'}]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1343.79999999999" calcext:value-type="float">
            <text:p>1343,8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1786522661606" calcext:value-type="float">
            <text:p>0,000179</text:p>
          </table:table-cell>
          <table:table-cell office:value-type="float" office:value="0.0448299862180526" calcext:value-type="float">
            <text:p>0,04483</text:p>
          </table:table-cell>
          <table:table-cell office:value-type="float" office:value="7" calcext:value-type="float">
            <text:p>7</text:p>
          </table:table-cell>
          <table:table-cell office:value-type="float" office:value="0.0402725108845213" calcext:value-type="float">
            <text:p>0,0402725</text:p>
          </table:table-cell>
          <table:table-cell office:value-type="float" office:value="85836" calcext:value-type="float">
            <text:p>85836</text:p>
          </table:table-cell>
          <table:table-cell office:value-type="string" calcext:value-type="string">
            <text:p>Sorrow Tears and Blood</text:p>
          </table:table-cell>
          <table:table-cell office:value-type="string" calcext:value-type="string">
            <text:p>[{'Fela Kuti', '"The Africa \'70"'}]</text:p>
          </table:table-cell>
          <table:table-cell office:value-type="string" calcext:value-type="string">
            <text:p>[{'Afrobeat'}]</text:p>
          </table:table-cell>
          <table:table-cell office:value-type="string" calcext:value-type="string">
            <text:p>[{'Jazz-Funk'}]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825" calcext:value-type="float">
            <text:p>825</text:p>
          </table:table-cell>
          <table:table-cell office:value-type="float" office:value="1260.29999999999" calcext:value-type="float">
            <text:p>1260,3</text:p>
          </table:table-cell>
          <table:table-cell office:value-type="float" office:value="498" calcext:value-type="float">
            <text:p>498</text:p>
          </table:table-cell>
          <table:table-cell office:value-type="float" office:value="0.498498498498499" calcext:value-type="float">
            <text:p>0,498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6" calcext:value-type="float">
            <text:p>0,6660</text:p>
          </table:table-cell>
          <table:table-cell office:value-type="float" office:value="0.0000591774138868327" calcext:value-type="float">
            <text:p>0,000059</text:p>
          </table:table-cell>
          <table:table-cell office:value-type="float" office:value="0.0416699931015405" calcext:value-type="float">
            <text:p>0,04167</text:p>
          </table:table-cell>
          <table:table-cell office:value-type="float" office:value="7" calcext:value-type="float">
            <text:p>7</text:p>
          </table:table-cell>
          <table:table-cell office:value-type="float" office:value="0.0396297250838429" calcext:value-type="float">
            <text:p>0,0396297</text:p>
          </table:table-cell>
          <table:table-cell office:value-type="float" office:value="86798" calcext:value-type="float">
            <text:p>86798</text:p>
          </table:table-cell>
          <table:table-cell office:value-type="string" calcext:value-type="string">
            <text:p>JoÃ£o Gilberto</text:p>
          </table:table-cell>
          <table:table-cell office:value-type="string" calcext:value-type="string">
            <text:p>[{'JoÃ£o Gilberto'}]</text:p>
          </table:table-cell>
          <table:table-cell office:value-type="string" calcext:value-type="string">
            <text:p>[{'Bossa nova'}]</text:p>
          </table:table-cell>
          <table:table-cell office:value-type="string" calcext:value-type="string">
            <text:p>[{'Samba-canÃ§Ã£o'}]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1465.49999999999" calcext:value-type="float">
            <text:p>1465,5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662285532025" calcext:value-type="float">
            <text:p>0,000662</text:p>
          </table:table-cell>
          <table:table-cell office:value-type="float" office:value="0.0371550702390411" calcext:value-type="float">
            <text:p>0,03716</text:p>
          </table:table-cell>
          <table:table-cell office:value-type="float" office:value="14" calcext:value-type="float">
            <text:p>14</text:p>
          </table:table-cell>
          <table:table-cell office:value-type="float" office:value="0.0431281999548943" calcext:value-type="float">
            <text:p>0,0431282</text:p>
          </table:table-cell>
          <table:table-cell office:value-type="float" office:value="83501" calcext:value-type="float">
            <text:p>83501</text:p>
          </table:table-cell>
          <table:table-cell office:value-type="string" calcext:value-type="string">
            <text:p>New Plastic Ideas</text:p>
          </table:table-cell>
          <table:table-cell office:value-type="string" calcext:value-type="string">
            <text:p>[{'Unwound'}]</text:p>
          </table:table-cell>
          <table:table-cell office:value-type="string" calcext:value-type="string">
            <text:p>[{'Post-Hardcore', 'Noise Rock'}]</text:p>
          </table:table-cell>
          <table:table-cell office:value-type="string" calcext:value-type="string">
            <text:p>[{'Emocore', 'Emo', 'Post-Rock'}]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float" office:value="919.799999999997" calcext:value-type="float">
            <text:p>919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7689720448571" calcext:value-type="float">
            <text:p>0,000769</text:p>
          </table:table-cell>
          <table:table-cell office:value-type="float" office:value="0.0114069831487722" calcext:value-type="float">
            <text:p>0,01141</text:p>
          </table:table-cell>
          <table:table-cell office:value-type="float" office:value="10" calcext:value-type="float">
            <text:p>10</text:p>
          </table:table-cell>
          <table:table-cell office:value-type="float" office:value="0.0225413863587663" calcext:value-type="float">
            <text:p>0,0225414</text:p>
          </table:table-cell>
          <table:table-cell office:value-type="float" office:value="80632" calcext:value-type="float">
            <text:p>80632</text:p>
          </table:table-cell>
          <table:table-cell office:value-type="string" calcext:value-type="string">
            <text:p>All My Heroes Are Cornballs</text:p>
          </table:table-cell>
          <table:table-cell office:value-type="string" calcext:value-type="string">
            <text:p>[{'JPEGMAFIA'}]</text:p>
          </table:table-cell>
          <table:table-cell office:value-type="string" calcext:value-type="string">
            <text:p>[{'Experimental Hip Hop', 'Glitch Hop'}]</text:p>
          </table:table-cell>
          <table:table-cell office:value-type="string" calcext:value-type="string">
            <text:p>[{'Industrial Hip Hop', 'Hardcore Hip Hop', 'Cloud Rap', 'Sound Collage', 'Alternative R&amp;B'}]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78.099999999997" calcext:value-type="float">
            <text:p>878,1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1006350371747" calcext:value-type="float">
            <text:p>0,000101</text:p>
          </table:table-cell>
          <table:table-cell office:value-type="float" office:value="0.0117656333369594" calcext:value-type="float">
            <text:p>0,01177</text:p>
          </table:table-cell>
          <table:table-cell office:value-type="float" office:value="10" calcext:value-type="float">
            <text:p>10</text:p>
          </table:table-cell>
          <table:table-cell office:value-type="float" office:value="0.0230781917546047" calcext:value-type="float">
            <text:p>0,0230782</text:p>
          </table:table-cell>
          <table:table-cell office:value-type="float" office:value="86638" calcext:value-type="float">
            <text:p>86638</text:p>
          </table:table-cell>
          <table:table-cell office:value-type="string" calcext:value-type="string">
            <text:p>Run the Jewels 2</text:p>
          </table:table-cell>
          <table:table-cell office:value-type="string" calcext:value-type="string">
            <text:p>[{'Run the Jewels'}]</text:p>
          </table:table-cell>
          <table:table-cell office:value-type="string" calcext:value-type="string">
            <text:p>[{'Hardcore Hip Hop'}]</text:p>
          </table:table-cell>
          <table:table-cell office:value-type="string" calcext:value-type="string">
            <text:p>[{'Experimental Hip Hop', 'Political Hip Hop'}]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603.600000000001" calcext:value-type="float">
            <text:p>603,6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3635900429487" calcext:value-type="float">
            <text:p>0,000364</text:p>
          </table:table-cell>
          <table:table-cell office:value-type="float" office:value="0.0087362439151397" calcext:value-type="float">
            <text:p>0,00874</text:p>
          </table:table-cell>
          <table:table-cell office:value-type="float" office:value="12" calcext:value-type="float">
            <text:p>12</text:p>
          </table:table-cell>
          <table:table-cell office:value-type="float" office:value="0.0164429709187246" calcext:value-type="float">
            <text:p>0,0164430</text:p>
          </table:table-cell>
          <table:table-cell office:value-type="float" office:value="83988" calcext:value-type="float">
            <text:p>83988</text:p>
          </table:table-cell>
          <table:table-cell office:value-type="string" calcext:value-type="string">
            <text:p>Mr. Morale &amp; The Big Steppers</text:p>
          </table:table-cell>
          <table:table-cell office:value-type="string" calcext:value-type="string">
            <text:p>[{'Kendrick Lamar'}]</text:p>
          </table:table-cell>
          <table:table-cell office:value-type="string" calcext:value-type="string">
            <text:p>[{'Conscious Hip Hop', 'West Coast Hip Hop'}]</text:p>
          </table:table-cell>
          <table:table-cell office:value-type="string" calcext:value-type="string">
            <text:p>[{'Pop Rap', 'Trap', 'Jazz Rap', 'Neo-Soul', 'Contemporary R&amp;B'}]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471.800000000003" calcext:value-type="float">
            <text:p>471,8</text:p>
          </table:table-cell>
          <table:table-cell office:value-type="float" office:value="496" calcext:value-type="float">
            <text:p>496</text:p>
          </table:table-cell>
          <table:table-cell office:value-type="float" office:value="0.496496496496497" calcext:value-type="float">
            <text:p>0,496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5113182423435" calcext:value-type="float">
            <text:p>0,6651</text:p>
          </table:table-cell>
          <table:table-cell office:value-type="float" office:value="0.0000558340571700625" calcext:value-type="float">
            <text:p>0,000056</text:p>
          </table:table-cell>
          <table:table-cell office:value-type="float" office:value="0.0063506329239448" calcext:value-type="float">
            <text:p>0,00635</text:p>
          </table:table-cell>
          <table:table-cell office:value-type="float" office:value="12" calcext:value-type="float">
            <text:p>12</text:p>
          </table:table-cell>
          <table:table-cell office:value-type="float" office:value="0.0139720987297588" calcext:value-type="float">
            <text:p>0,0139721</text:p>
          </table:table-cell>
          <table:table-cell office:value-type="float" office:value="84766" calcext:value-type="float">
            <text:p>84766</text:p>
          </table:table-cell>
          <table:table-cell office:value-type="string" calcext:value-type="string">
            <text:p>What's Your Pleasure?</text:p>
          </table:table-cell>
          <table:table-cell office:value-type="string" calcext:value-type="string">
            <text:p>[{'Jessie Ware'}]</text:p>
          </table:table-cell>
          <table:table-cell office:value-type="string" calcext:value-type="string">
            <text:p>[{'Disco', 'Dance-Pop'}]</text:p>
          </table:table-cell>
          <table:table-cell office:value-type="string" calcext:value-type="string">
            <text:p>[{'Synthpop', 'Smooth Soul', 'Synth Funk', 'Nu-Disco', 'Boogie'}]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949.999999999997" calcext:value-type="float">
            <text:p>950,0</text:p>
          </table:table-cell>
          <table:table-cell office:value-type="float" office:value="495" calcext:value-type="float">
            <text:p>495</text:p>
          </table:table-cell>
          <table:table-cell office:value-type="float" office:value="0.495495495495496" calcext:value-type="float">
            <text:p>0,495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64670658682635" calcext:value-type="float">
            <text:p>0,6647</text:p>
          </table:table-cell>
          <table:table-cell office:value-type="float" office:value="0.0001385821359101" calcext:value-type="float">
            <text:p>0,000139</text:p>
          </table:table-cell>
          <table:table-cell office:value-type="float" office:value="0.0120136312015977" calcext:value-type="float">
            <text:p>0,01201</text:p>
          </table:table-cell>
          <table:table-cell office:value-type="float" office:value="10" calcext:value-type="float">
            <text:p>10</text:p>
          </table:table-cell>
          <table:table-cell office:value-type="float" office:value="0.0233037846322666" calcext:value-type="float">
            <text:p>0,0233038</text:p>
          </table:table-cell>
          <table:table-cell office:value-type="float" office:value="84273" calcext:value-type="float">
            <text:p>84273</text:p>
          </table:table-cell>
          <table:table-cell office:value-type="string" calcext:value-type="string">
            <text:p>The Money Store</text:p>
          </table:table-cell>
          <table:table-cell office:value-type="string" calcext:value-type="string">
            <text:p>[{'Death Grips'}]</text:p>
          </table:table-cell>
          <table:table-cell office:value-type="string" calcext:value-type="string">
            <text:p>[{'Industrial Hip Hop', 'Experimental Hip Hop', 'Hardcore Hip Hop'}]</text:p>
          </table:table-cell>
          <table:table-cell office:value-type="string" calcext:value-type="string">
            <text:p>[{'Abstract Hip Hop', 'Glitch Hop'}]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971" calcext:value-type="float">
            <text:p>971</text:p>
          </table:table-cell>
          <table:table-cell office:value-type="float" office:value="1417.99999999999" calcext:value-type="float">
            <text:p>1418,0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6.5" calcext:value-type="float">
            <text:p>66,5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0279838957193667" calcext:value-type="float">
            <text:p>0,000028</text:p>
          </table:table-cell>
          <table:table-cell office:value-type="float" office:value="0.0447997626331326" calcext:value-type="float">
            <text:p>0,04480</text:p>
          </table:table-cell>
          <table:table-cell office:value-type="float" office:value="7" calcext:value-type="float">
            <text:p>7</text:p>
          </table:table-cell>
          <table:table-cell office:value-type="float" office:value="0.0445046588117841" calcext:value-type="float">
            <text:p>0,0445047</text:p>
          </table:table-cell>
          <table:table-cell office:value-type="float" office:value="88540" calcext:value-type="float">
            <text:p>88540</text:p>
          </table:table-cell>
          <table:table-cell office:value-type="string" calcext:value-type="string">
            <text:p>A divina comÃ©dia ou ando meio desligado</text:p>
          </table:table-cell>
          <table:table-cell office:value-type="string" calcext:value-type="string">
            <text:p>[{'Os Mutantes'}]</text:p>
          </table:table-cell>
          <table:table-cell office:value-type="string" calcext:value-type="string">
            <text:p>[{'Psychedelic Rock', 'TropicÃ¡lia'}]</text:p>
          </table:table-cell>
          <table:table-cell office:value-type="string" calcext:value-type="string">
            <text:p>[{'Acid Rock', 'Psychedelic Pop'}]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1159.1" calcext:value-type="float">
            <text:p>1159,1</text:p>
          </table:table-cell>
          <table:table-cell office:value-type="float" office:value="494" calcext:value-type="float">
            <text:p>494</text:p>
          </table:table-cell>
          <table:table-cell office:value-type="float" office:value="0.494494494494495" calcext:value-type="float">
            <text:p>0,494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64228723404255" calcext:value-type="float">
            <text:p>0,6642</text:p>
          </table:table-cell>
          <table:table-cell office:value-type="float" office:value="0.0008756585576892" calcext:value-type="float">
            <text:p>0,000876</text:p>
          </table:table-cell>
          <table:table-cell office:value-type="float" office:value="0.0190062221911273" calcext:value-type="float">
            <text:p>0,01901</text:p>
          </table:table-cell>
          <table:table-cell office:value-type="float" office:value="10" calcext:value-type="float">
            <text:p>10</text:p>
          </table:table-cell>
          <table:table-cell office:value-type="float" office:value="0.0288016230954918" calcext:value-type="float">
            <text:p>0,0288016</text:p>
          </table:table-cell>
          <table:table-cell office:value-type="float" office:value="82527" calcext:value-type="float">
            <text:p>82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{'Ichiko Aoba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Avant-Folk', 'Field Recordings', 'Progressive Folk'}]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969" calcext:value-type="float">
            <text:p>969</text:p>
          </table:table-cell>
          <table:table-cell office:value-type="float" office:value="1339.8" calcext:value-type="float">
            <text:p>1339,8</text:p>
          </table:table-cell>
          <table:table-cell office:value-type="float" office:value="493" calcext:value-type="float">
            <text:p>493</text:p>
          </table:table-cell>
          <table:table-cell office:value-type="float" office:value="0.493493493493494" calcext:value-type="float">
            <text:p>0,493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3787375415282" calcext:value-type="float">
            <text:p>0,6638</text:p>
          </table:table-cell>
          <table:table-cell office:value-type="float" office:value="0.0000650282881411806" calcext:value-type="float">
            <text:p>0,000065</text:p>
          </table:table-cell>
          <table:table-cell office:value-type="float" office:value="0.0349304819410335" calcext:value-type="float">
            <text:p>0,03493</text:p>
          </table:table-cell>
          <table:table-cell office:value-type="float" office:value="14" calcext:value-type="float">
            <text:p>14</text:p>
          </table:table-cell>
          <table:table-cell office:value-type="float" office:value="0.041748270962913" calcext:value-type="float">
            <text:p>0,0417483</text:p>
          </table:table-cell>
          <table:table-cell office:value-type="float" office:value="84498" calcext:value-type="float">
            <text:p>84498</text:p>
          </table:table-cell>
          <table:table-cell office:value-type="string" calcext:value-type="string">
            <text:p>We Are the Romans</text:p>
          </table:table-cell>
          <table:table-cell office:value-type="string" calcext:value-type="string">
            <text:p>[{'Botch'}]</text:p>
          </table:table-cell>
          <table:table-cell office:value-type="string" calcext:value-type="string">
            <text:p>[{'Mathcore'}]</text:p>
          </table:table-cell>
          <table:table-cell office:value-type="string" calcext:value-type="string">
            <text:p>[{'Post-Hardcore', 'Noise Rock'}]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1348.49999999999" calcext:value-type="float">
            <text:p>1348,5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2644595162965" calcext:value-type="float">
            <text:p>0,000264</text:p>
          </table:table-cell>
          <table:table-cell office:value-type="float" office:value="0.0350915817207203" calcext:value-type="float">
            <text:p>0,03509</text:p>
          </table:table-cell>
          <table:table-cell office:value-type="float" office:value="14" calcext:value-type="float">
            <text:p>14</text:p>
          </table:table-cell>
          <table:table-cell office:value-type="float" office:value="0.0413952775291391" calcext:value-type="float">
            <text:p>0,0413953</text:p>
          </table:table-cell>
          <table:table-cell office:value-type="float" office:value="82200" calcext:value-type="float">
            <text:p>82200</text:p>
          </table:table-cell>
          <table:table-cell office:value-type="string" calcext:value-type="string">
            <text:p>Ã†nima</text:p>
          </table:table-cell>
          <table:table-cell office:value-type="string" calcext:value-type="string">
            <text:p>[{'Tool'}]</text:p>
          </table:table-cell>
          <table:table-cell office:value-type="string" calcext:value-type="string">
            <text:p>[{'Alternative Metal', 'Progressive Metal'}]</text:p>
          </table:table-cell>
          <table:table-cell office:value-type="string" calcext:value-type="string">
            <text:p>[{'Post-Metal', 'Progressive Metal', 'Progressive Rock'}]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931" calcext:value-type="float">
            <text:p>931</text:p>
          </table:table-cell>
          <table:table-cell office:value-type="float" office:value="883.599999999998" calcext:value-type="float">
            <text:p>883,6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1126711213551" calcext:value-type="float">
            <text:p>0,000113</text:p>
          </table:table-cell>
          <table:table-cell office:value-type="float" office:value="0.0133830499255508" calcext:value-type="float">
            <text:p>0,01338</text:p>
          </table:table-cell>
          <table:table-cell office:value-type="float" office:value="8" calcext:value-type="float">
            <text:p>8</text:p>
          </table:table-cell>
          <table:table-cell office:value-type="float" office:value="0.0225722558422551" calcext:value-type="float">
            <text:p>0,0225723</text:p>
          </table:table-cell>
          <table:table-cell office:value-type="float" office:value="83448" calcext:value-type="float">
            <text:p>83448</text:p>
          </table:table-cell>
          <table:table-cell office:value-type="string" calcext:value-type="string">
            <text:p>Sketches of Spain</text:p>
          </table:table-cell>
          <table:table-cell office:value-type="string" calcext:value-type="string">
            <text:p>[{'Miles Davis'}]</text:p>
          </table:table-cell>
          <table:table-cell office:value-type="string" calcext:value-type="string">
            <text:p>[{'Modal Jazz', 'Spanish Classical Music', 'Third Stream'}]</text:p>
          </table:table-cell>
          <table:table-cell office:value-type="string" calcext:value-type="string">
            <text:p>[{'Saeta'}]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523.800000000002" calcext:value-type="float">
            <text:p>523,8</text:p>
          </table:table-cell>
          <table:table-cell office:value-type="float" office:value="491" calcext:value-type="float">
            <text:p>491</text:p>
          </table:table-cell>
          <table:table-cell office:value-type="float" office:value="0.491491491491491" calcext:value-type="float">
            <text:p>0,491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62906436629064" calcext:value-type="float">
            <text:p>0,6629</text:p>
          </table:table-cell>
          <table:table-cell office:value-type="float" office:value="0.0000491473437365221" calcext:value-type="float">
            <text:p>0,000049</text:p>
          </table:table-cell>
          <table:table-cell office:value-type="float" office:value="0.0075700743477859" calcext:value-type="float">
            <text:p>0,00757</text:p>
          </table:table-cell>
          <table:table-cell office:value-type="float" office:value="12" calcext:value-type="float">
            <text:p>12</text:p>
          </table:table-cell>
          <table:table-cell office:value-type="float" office:value="0.0165909832853719" calcext:value-type="float">
            <text:p>0,0165910</text:p>
          </table:table-cell>
          <table:table-cell office:value-type="float" office:value="84661" calcext:value-type="float">
            <text:p>84661</text:p>
          </table:table-cell>
          <table:table-cell office:value-type="string" calcext:value-type="string">
            <text:p>Circles</text:p>
          </table:table-cell>
          <table:table-cell office:value-type="string" calcext:value-type="string">
            <text:p>[{'Mac Miller'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Pop Rap', 'Alternative R&amp;B', 'Psychedelic Soul'}]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709" calcext:value-type="float">
            <text:p>709</text:p>
          </table:table-cell>
          <table:table-cell office:value-type="float" office:value="810.999999999999" calcext:value-type="float">
            <text:p>811,0</text:p>
          </table:table-cell>
          <table:table-cell office:value-type="float" office:value="490" calcext:value-type="float">
            <text:p>490</text:p>
          </table:table-cell>
          <table:table-cell office:value-type="float" office:value="0.490490490490491" calcext:value-type="float">
            <text:p>0,490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62466843501326" calcext:value-type="float">
            <text:p>0,6625</text:p>
          </table:table-cell>
          <table:table-cell office:value-type="float" office:value="0.0000802405612024851" calcext:value-type="float">
            <text:p>0,000080</text:p>
          </table:table-cell>
          <table:table-cell office:value-type="float" office:value="0.0107783995229211" calcext:value-type="float">
            <text:p>0,01078</text:p>
          </table:table-cell>
          <table:table-cell office:value-type="float" office:value="17" calcext:value-type="float">
            <text:p>17</text:p>
          </table:table-cell>
          <table:table-cell office:value-type="float" office:value="0.0218038682837308" calcext:value-type="float">
            <text:p>0,0218039</text:p>
          </table:table-cell>
          <table:table-cell office:value-type="float" office:value="78982" calcext:value-type="float">
            <text:p>78982</text:p>
          </table:table-cell>
          <table:table-cell office:value-type="string" calcext:value-type="string">
            <text:p>Within the Realm of a Dying Sun</text:p>
          </table:table-cell>
          <table:table-cell office:value-type="string" calcext:value-type="string">
            <text:p>[{'Dead Can Dance'}]</text:p>
          </table:table-cell>
          <table:table-cell office:value-type="string" calcext:value-type="string">
            <text:p>[{'Neoclassical Darkwave'}]</text:p>
          </table:table-cell>
          <table:table-cell office:value-type="string" calcext:value-type="string">
            <text:p>[{'Funeral March', 'Dungeon Synth'}]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987.599999999997" calcext:value-type="float">
            <text:p>987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7434622331081" calcext:value-type="float">
            <text:p>0,000743</text:p>
          </table:table-cell>
          <table:table-cell office:value-type="float" office:value="0.0136877974812171" calcext:value-type="float">
            <text:p>0,01369</text:p>
          </table:table-cell>
          <table:table-cell office:value-type="float" office:value="10" calcext:value-type="float">
            <text:p>10</text:p>
          </table:table-cell>
          <table:table-cell office:value-type="float" office:value="0.0243135234992395" calcext:value-type="float">
            <text:p>0,0243135</text:p>
          </table:table-cell>
          <table:table-cell office:value-type="float" office:value="78456" calcext:value-type="float">
            <text:p>78456</text:p>
          </table:table-cell>
          <table:table-cell office:value-type="string" calcext:value-type="string">
            <text:p>Schlagenheim</text:p>
          </table:table-cell>
          <table:table-cell office:value-type="string" calcext:value-type="string">
            <text:p>[{'black midi'}]</text:p>
          </table:table-cell>
          <table:table-cell office:value-type="string" calcext:value-type="string">
            <text:p>[{'Noise Rock', 'Math Rock', 'Experimental Rock'}]</text:p>
          </table:table-cell>
          <table:table-cell office:value-type="string" calcext:value-type="string">
            <text:p>[{'Post-Hardcore', 'No Wave', 'Post-Punk', 'Avant-Prog'}]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756" calcext:value-type="float">
            <text:p>756</text:p>
          </table:table-cell>
          <table:table-cell office:value-type="float" office:value="921.599999999998" calcext:value-type="float">
            <text:p>921,6</text:p>
          </table:table-cell>
          <table:table-cell office:value-type="float" office:value="489" calcext:value-type="float">
            <text:p>489</text:p>
          </table:table-cell>
          <table:table-cell office:value-type="float" office:value="0.48948948948949" calcext:value-type="float">
            <text:p>0,489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2027833001988" calcext:value-type="float">
            <text:p>0,6620</text:p>
          </table:table-cell>
          <table:table-cell office:value-type="float" office:value="0.000287695845478" calcext:value-type="float">
            <text:p>0,000288</text:p>
          </table:table-cell>
          <table:table-cell office:value-type="float" office:value="0.0128358126793219" calcext:value-type="float">
            <text:p>0,01284</text:p>
          </table:table-cell>
          <table:table-cell office:value-type="float" office:value="17" calcext:value-type="float">
            <text:p>17</text:p>
          </table:table-cell>
          <table:table-cell office:value-type="float" office:value="0.0238089984786796" calcext:value-type="float">
            <text:p>0,0238090</text:p>
          </table:table-cell>
          <table:table-cell office:value-type="float" office:value="84063" calcext:value-type="float">
            <text:p>84063</text:p>
          </table:table-cell>
          <table:table-cell office:value-type="string" calcext:value-type="string">
            <text:p>Beneath the Remains</text:p>
          </table:table-cell>
          <table:table-cell office:value-type="string" calcext:value-type="string">
            <text:p>[{'Sepultura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Death Metal'}]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985.399999999997" calcext:value-type="float">
            <text:p>985,4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872616103077" calcext:value-type="float">
            <text:p>0,000873</text:p>
          </table:table-cell>
          <table:table-cell office:value-type="float" office:value="0.0138023959436112" calcext:value-type="float">
            <text:p>0,01380</text:p>
          </table:table-cell>
          <table:table-cell office:value-type="float" office:value="10" calcext:value-type="float">
            <text:p>10</text:p>
          </table:table-cell>
          <table:table-cell office:value-type="float" office:value="0.0238243062457034" calcext:value-type="float">
            <text:p>0,0238243</text:p>
          </table:table-cell>
          <table:table-cell office:value-type="float" office:value="77379" calcext:value-type="float">
            <text:p>77379</text:p>
          </table:table-cell>
          <table:table-cell office:value-type="string" calcext:value-type="string">
            <text:p>Hiding Places</text:p>
          </table:table-cell>
          <table:table-cell office:value-type="string" calcext:value-type="string">
            <text:p>[{'Kenny Segal', 'billy woods'}]</text:p>
          </table:table-cell>
          <table:table-cell office:value-type="string" calcext:value-type="string">
            <text:p>[{'East Coast Hip Hop', 'Abstract Hip Hop'}]</text:p>
          </table:table-cell>
          <table:table-cell office:value-type="string" calcext:value-type="string">
            <text:p>[{'Conscious Hip Hop', 'Experimental Hip Hop', 'Jazz Rap'}]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917.499999999998" calcext:value-type="float">
            <text:p>917,5</text:p>
          </table:table-cell>
          <table:table-cell office:value-type="float" office:value="487" calcext:value-type="float">
            <text:p>487</text:p>
          </table:table-cell>
          <table:table-cell office:value-type="float" office:value="0.487487487487488" calcext:value-type="float">
            <text:p>0,4875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0.661151555261416" calcext:value-type="float">
            <text:p>0,6612</text:p>
          </table:table-cell>
          <table:table-cell office:value-type="float" office:value="0.0006736863784291" calcext:value-type="float">
            <text:p>0,000674</text:p>
          </table:table-cell>
          <table:table-cell office:value-type="float" office:value="0.0125366852306862" calcext:value-type="float">
            <text:p>0,01254</text:p>
          </table:table-cell>
          <table:table-cell office:value-type="float" office:value="8" calcext:value-type="float">
            <text:p>8</text:p>
          </table:table-cell>
          <table:table-cell office:value-type="float" office:value="0.0226542021000253" calcext:value-type="float">
            <text:p>0,0226542</text:p>
          </table:table-cell>
          <table:table-cell office:value-type="float" office:value="88879" calcext:value-type="float">
            <text:p>88879</text:p>
          </table:table-cell>
          <table:table-cell office:value-type="string" calcext:value-type="string">
            <text:p>IX. Symphonie</text:p>
          </table:table-cell>
          <table:table-cell office:value-type="string" calcext:value-type="string">
            <text:p>[{'Ludwig van Beethoven', 'Berliner Philharmoniker', 'Herbert von Karajan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Choral Symphony', 'Classical Period'}]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1367.8" calcext:value-type="float">
            <text:p>1367,8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1223668558337" calcext:value-type="float">
            <text:p>0,000122</text:p>
          </table:table-cell>
          <table:table-cell office:value-type="float" office:value="0.0357055994832859" calcext:value-type="float">
            <text:p>0,03571</text:p>
          </table:table-cell>
          <table:table-cell office:value-type="float" office:value="14" calcext:value-type="float">
            <text:p>14</text:p>
          </table:table-cell>
          <table:table-cell office:value-type="float" office:value="0.0440319027668904" calcext:value-type="float">
            <text:p>0,0440319</text:p>
          </table:table-cell>
          <table:table-cell office:value-type="float" office:value="84175" calcext:value-type="float">
            <text:p>84175</text:p>
          </table:table-cell>
          <table:table-cell office:value-type="string" calcext:value-type="string">
            <text:p>Red House Painters [Rollercoaster]</text:p>
          </table:table-cell>
          <table:table-cell office:value-type="string" calcext:value-type="string">
            <text:p>[{'Red House Painters'}]</text:p>
          </table:table-cell>
          <table:table-cell office:value-type="string" calcext:value-type="string">
            <text:p>[{'Slowcore'}]</text:p>
          </table:table-cell>
          <table:table-cell office:value-type="string" calcext:value-type="string">
            <text:p>[{'Folk Rock', 'Dream Pop', 'Singer-Songwriter'}]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1119.69999999999" calcext:value-type="float">
            <text:p>1119,7</text:p>
          </table:table-cell>
          <table:table-cell office:value-type="float" office:value="486" calcext:value-type="float">
            <text:p>486</text:p>
          </table:table-cell>
          <table:table-cell office:value-type="float" office:value="0.486486486486486" calcext:value-type="float">
            <text:p>0,4865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0.660714285714286" calcext:value-type="float">
            <text:p>0,6607</text:p>
          </table:table-cell>
          <table:table-cell office:value-type="float" office:value="0.0002175378928885" calcext:value-type="float">
            <text:p>0,000218</text:p>
          </table:table-cell>
          <table:table-cell office:value-type="float" office:value="0.0178762455199422" calcext:value-type="float">
            <text:p>0,01788</text:p>
          </table:table-cell>
          <table:table-cell office:value-type="float" office:value="16" calcext:value-type="float">
            <text:p>16</text:p>
          </table:table-cell>
          <table:table-cell office:value-type="float" office:value="0.030242513457929" calcext:value-type="float">
            <text:p>0,0302425</text:p>
          </table:table-cell>
          <table:table-cell office:value-type="float" office:value="87123" calcext:value-type="float">
            <text:p>87123</text:p>
          </table:table-cell>
          <table:table-cell office:value-type="string" calcext:value-type="string">
            <text:p>Livebox</text:p>
          </table:table-cell>
          <table:table-cell office:value-type="string" calcext:value-type="string">
            <text:p>[{'BjÃ¶rk'}]</text:p>
          </table:table-cell>
          <table:table-cell office:value-type="string" calcext:value-type="string">
            <text:p>[{'Art Pop', 'Electronic'}]</text:p>
          </table:table-cell>
          <table:table-cell office:value-type="string" calcext:value-type="string">
            <text:p>[{'Trip Hop', 'Glitch Pop'}]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513.79999999999" calcext:value-type="float">
            <text:p>1513,8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4754405222007" calcext:value-type="float">
            <text:p>0,000475</text:p>
          </table:table-cell>
          <table:table-cell office:value-type="float" office:value="0.0488454033150921" calcext:value-type="float">
            <text:p>0,04885</text:p>
          </table:table-cell>
          <table:table-cell office:value-type="float" office:value="0" calcext:value-type="float">
            <text:p>0</text:p>
          </table:table-cell>
          <table:table-cell office:value-type="float" office:value="0.0460523519622121" calcext:value-type="float">
            <text:p>0,0460524</text:p>
          </table:table-cell>
          <table:table-cell office:value-type="float" office:value="82370" calcext:value-type="float">
            <text:p>82370</text:p>
          </table:table-cell>
          <table:table-cell office:value-type="string" calcext:value-type="string">
            <text:p>Larks' Tongues in Aspic</text:p>
          </table:table-cell>
          <table:table-cell office:value-type="string" calcext:value-type="string">
            <text:p>[{'King Crimson'}]</text:p>
          </table:table-cell>
          <table:table-cell office:value-type="string" calcext:value-type="string">
            <text:p>[{'Progressive Rock', 'Avant-Prog'}]</text:p>
          </table:table-cell>
          <table:table-cell office:value-type="string" calcext:value-type="string">
            <text:p>[{'Experimental Rock', 'Avant-Prog'}]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718" calcext:value-type="float">
            <text:p>718</text:p>
          </table:table-cell>
          <table:table-cell office:value-type="float" office:value="1069.09999999999" calcext:value-type="float">
            <text:p>1069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1465560416796" calcext:value-type="float">
            <text:p>0,000147</text:p>
          </table:table-cell>
          <table:table-cell office:value-type="float" office:value="0.0182816781663686" calcext:value-type="float">
            <text:p>0,01828</text:p>
          </table:table-cell>
          <table:table-cell office:value-type="float" office:value="8" calcext:value-type="float">
            <text:p>8</text:p>
          </table:table-cell>
          <table:table-cell office:value-type="float" office:value="0.0276727545407679" calcext:value-type="float">
            <text:p>0,0276728</text:p>
          </table:table-cell>
          <table:table-cell office:value-type="float" office:value="81734" calcext:value-type="float">
            <text:p>81734</text:p>
          </table:table-cell>
          <table:table-cell office:value-type="string" calcext:value-type="string">
            <text:p>Jackson C. Frank</text:p>
          </table:table-cell>
          <table:table-cell office:value-type="string" calcext:value-type="string">
            <text:p>[{'Jackson C. Frank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Acoustic Blues'}]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867.099999999996" calcext:value-type="float">
            <text:p>867,1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185556297780747" calcext:value-type="float">
            <text:p>0,000019</text:p>
          </table:table-cell>
          <table:table-cell office:value-type="float" office:value="0.0118219368730056" calcext:value-type="float">
            <text:p>0,01182</text:p>
          </table:table-cell>
          <table:table-cell office:value-type="float" office:value="10" calcext:value-type="float">
            <text:p>10</text:p>
          </table:table-cell>
          <table:table-cell office:value-type="float" office:value="0.0232588713176433" calcext:value-type="float">
            <text:p>0,0232589</text:p>
          </table:table-cell>
          <table:table-cell office:value-type="float" office:value="80089" calcext:value-type="float">
            <text:p>80089</text:p>
          </table:table-cell>
          <table:table-cell office:value-type="string" calcext:value-type="string">
            <text:p>Helplessness Blues</text:p>
          </table:table-cell>
          <table:table-cell office:value-type="string" calcext:value-type="string">
            <text:p>[{'Fleet Foxes'}]</text:p>
          </table:table-cell>
          <table:table-cell office:value-type="string" calcext:value-type="string">
            <text:p>[{'Chamber Folk', 'Indie Folk'}]</text:p>
          </table:table-cell>
          <table:table-cell office:value-type="string" calcext:value-type="string">
            <text:p>[{'Folk Pop', 'Progressive Folk', 'Chamber Pop'}]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866.399999999998" calcext:value-type="float">
            <text:p>866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6.4" calcext:value-type="float">
            <text:p>66,4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3898019596082" calcext:value-type="float">
            <text:p>0,000390</text:p>
          </table:table-cell>
          <table:table-cell office:value-type="float" office:value="0.0157544341458788" calcext:value-type="float">
            <text:p>0,01575</text:p>
          </table:table-cell>
          <table:table-cell office:value-type="float" office:value="12" calcext:value-type="float">
            <text:p>12</text:p>
          </table:table-cell>
          <table:table-cell office:value-type="float" office:value="0.0238404445256803" calcext:value-type="float">
            <text:p>0,0238404</text:p>
          </table:table-cell>
          <table:table-cell office:value-type="float" office:value="82095" calcext:value-type="float">
            <text:p>82095</text:p>
          </table:table-cell>
          <table:table-cell office:value-type="string" calcext:value-type="string">
            <text:p>Microphones in 2020</text:p>
          </table:table-cell>
          <table:table-cell office:value-type="string" calcext:value-type="string">
            <text:p>[{'The Microphones'}]</text:p>
          </table:table-cell>
          <table:table-cell office:value-type="string" calcext:value-type="string">
            <text:p>[{'Avant-Folk', 'Indie Folk', 'Singer-Songwriter'}]</text:p>
          </table:table-cell>
          <table:table-cell office:value-type="string" calcext:value-type="string">
            <text:p>[{'Slowcore', 'Psychedelic Folk', 'Progressive Folk', 'Post-Rock', 'Drone'}]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930" calcext:value-type="float">
            <text:p>930</text:p>
          </table:table-cell>
          <table:table-cell office:value-type="float" office:value="532.400000000002" calcext:value-type="float">
            <text:p>532,4</text:p>
          </table:table-cell>
          <table:table-cell office:value-type="float" office:value="485" calcext:value-type="float">
            <text:p>485</text:p>
          </table:table-cell>
          <table:table-cell office:value-type="float" office:value="0.485485485485486" calcext:value-type="float">
            <text:p>0,485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60277594183741" calcext:value-type="float">
            <text:p>0,6603</text:p>
          </table:table-cell>
          <table:table-cell office:value-type="float" office:value="0.0000902706313527957" calcext:value-type="float">
            <text:p>0,000090</text:p>
          </table:table-cell>
          <table:table-cell office:value-type="float" office:value="0.0068197849196823" calcext:value-type="float">
            <text:p>0,00682</text:p>
          </table:table-cell>
          <table:table-cell office:value-type="float" office:value="12" calcext:value-type="float">
            <text:p>12</text:p>
          </table:table-cell>
          <table:table-cell office:value-type="float" office:value="0.0146378135554878" calcext:value-type="float">
            <text:p>0,0146378</text:p>
          </table:table-cell>
          <table:table-cell office:value-type="float" office:value="75504" calcext:value-type="float">
            <text:p>75504</text:p>
          </table:table-cell>
          <table:table-cell office:value-type="string" calcext:value-type="string">
            <text:p>Visions of Bodies Being Burned</text:p>
          </table:table-cell>
          <table:table-cell office:value-type="string" calcext:value-type="string">
            <text:p>[{'Yoko Ono', 'clipping.'}]</text:p>
          </table:table-cell>
          <table:table-cell office:value-type="string" calcext:value-type="string">
            <text:p>[{'Industrial Hip Hop', 'Experimental Hip Hop', 'Horrorcore'}]</text:p>
          </table:table-cell>
          <table:table-cell office:value-type="string" calcext:value-type="string">
            <text:p>[{'Field Recordings', 'Noise', 'Dark Ambient'}]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937.199999999997" calcext:value-type="float">
            <text:p>937,2</text:p>
          </table:table-cell>
          <table:table-cell office:value-type="float" office:value="484" calcext:value-type="float">
            <text:p>484</text:p>
          </table:table-cell>
          <table:table-cell office:value-type="float" office:value="0.484484484484485" calcext:value-type="float">
            <text:p>0,48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59841479524439" calcext:value-type="float">
            <text:p>0,6598</text:p>
          </table:table-cell>
          <table:table-cell office:value-type="float" office:value="0.0011668314941528" calcext:value-type="float">
            <text:p>0,001167</text:p>
          </table:table-cell>
          <table:table-cell office:value-type="float" office:value="0.0114357394034091" calcext:value-type="float">
            <text:p>0,01144</text:p>
          </table:table-cell>
          <table:table-cell office:value-type="float" office:value="10" calcext:value-type="float">
            <text:p>10</text:p>
          </table:table-cell>
          <table:table-cell office:value-type="float" office:value="0.0231302426528628" calcext:value-type="float">
            <text:p>0,0231302</text:p>
          </table:table-cell>
          <table:table-cell office:value-type="float" office:value="79772" calcext:value-type="float">
            <text:p>79772</text:p>
          </table:table-cell>
          <table:table-cell office:value-type="string" calcext:value-type="string">
            <text:p>Bottomless Pit</text:p>
          </table:table-cell>
          <table:table-cell office:value-type="string" calcext:value-type="string">
            <text:p>[{'Death Grips'}]</text:p>
          </table:table-cell>
          <table:table-cell office:value-type="string" calcext:value-type="string">
            <text:p>[{'Industrial Hip Hop', 'Experimental Hip Hop', 'Abstract Hip Hop'}]</text:p>
          </table:table-cell>
          <table:table-cell office:value-type="string" calcext:value-type="string">
            <text:p>[{'Glitch Hop', 'Noise Rock', 'Electro-Industrial', 'Digital Hardcore', 'Synth Punk'}]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800.099999999998" calcext:value-type="float">
            <text:p>800,1</text:p>
          </table:table-cell>
          <table:table-cell office:value-type="float" office:value="483" calcext:value-type="float">
            <text:p>483</text:p>
          </table:table-cell>
          <table:table-cell office:value-type="float" office:value="0.483483483483483" calcext:value-type="float">
            <text:p>0,483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59405940594059" calcext:value-type="float">
            <text:p>0,6594</text:p>
          </table:table-cell>
          <table:table-cell office:value-type="float" office:value="0.0000244065040324225" calcext:value-type="float">
            <text:p>0,000024</text:p>
          </table:table-cell>
          <table:table-cell office:value-type="float" office:value="0.0102531170017871" calcext:value-type="float">
            <text:p>0,01025</text:p>
          </table:table-cell>
          <table:table-cell office:value-type="float" office:value="17" calcext:value-type="float">
            <text:p>17</text:p>
          </table:table-cell>
          <table:table-cell office:value-type="float" office:value="0.0214572357838784" calcext:value-type="float">
            <text:p>0,0214572</text:p>
          </table:table-cell>
          <table:table-cell office:value-type="float" office:value="77750" calcext:value-type="float">
            <text:p>77750</text:p>
          </table:table-cell>
          <table:table-cell office:value-type="string" calcext:value-type="string">
            <text:p>Structures From Silence</text:p>
          </table:table-cell>
          <table:table-cell office:value-type="string" calcext:value-type="string">
            <text:p>[{'Steve Roach'}]</text:p>
          </table:table-cell>
          <table:table-cell office:value-type="string" calcext:value-type="string">
            <text:p>[{'Space Ambient'}]</text:p>
          </table:table-cell>
          <table:table-cell office:value-type="string" calcext:value-type="string">
            <text:p>[{'Drone', 'Progressive Electronic'}]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1540.19999999999" calcext:value-type="float">
            <text:p>1540,2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5.5" calcext:value-type="float">
            <text:p>65,5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531583687896" calcext:value-type="float">
            <text:p>0,000553</text:p>
          </table:table-cell>
          <table:table-cell office:value-type="float" office:value="0.0485384223457296" calcext:value-type="float">
            <text:p>0,04854</text:p>
          </table:table-cell>
          <table:table-cell office:value-type="float" office:value="4" calcext:value-type="float">
            <text:p>4</text:p>
          </table:table-cell>
          <table:table-cell office:value-type="float" office:value="0.0477168457945394" calcext:value-type="float">
            <text:p>0,0477168</text:p>
          </table:table-cell>
          <table:table-cell office:value-type="float" office:value="79696" calcext:value-type="float">
            <text:p>79696</text:p>
          </table:table-cell>
          <table:table-cell office:value-type="string" calcext:value-type="string">
            <text:p>Here Come the Warm Jets</text:p>
          </table:table-cell>
          <table:table-cell office:value-type="string" calcext:value-type="string">
            <text:p>[{'Brian Eno'}]</text:p>
          </table:table-cell>
          <table:table-cell office:value-type="string" calcext:value-type="string">
            <text:p>[{'Glam Rock', 'Experimental Rock', 'Art Rock'}]</text:p>
          </table:table-cell>
          <table:table-cell office:value-type="string" calcext:value-type="string">
            <text:p>[{'Glam Rock', 'Psychedelic Pop'}]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float" office:value="1383.59999999999" calcext:value-type="float">
            <text:p>1383,6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541289452445" calcext:value-type="float">
            <text:p>0,000541</text:p>
          </table:table-cell>
          <table:table-cell office:value-type="float" office:value="0.0382218771290282" calcext:value-type="float">
            <text:p>0,03822</text:p>
          </table:table-cell>
          <table:table-cell office:value-type="float" office:value="14" calcext:value-type="float">
            <text:p>14</text:p>
          </table:table-cell>
          <table:table-cell office:value-type="float" office:value="0.0432069572284068" calcext:value-type="float">
            <text:p>0,0432070</text:p>
          </table:table-cell>
          <table:table-cell office:value-type="float" office:value="79665" calcext:value-type="float">
            <text:p>79665</text:p>
          </table:table-cell>
          <table:table-cell office:value-type="string" calcext:value-type="string">
            <text:p>Archive 1967-75</text:p>
          </table:table-cell>
          <table:table-cell office:value-type="string" calcext:value-type="string">
            <text:p>[{'Genesis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Symphonic Prog'}]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1309.49999999999" calcext:value-type="float">
            <text:p>1309,5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4596264449303" calcext:value-type="float">
            <text:p>0,000460</text:p>
          </table:table-cell>
          <table:table-cell office:value-type="float" office:value="0.0423248385191597" calcext:value-type="float">
            <text:p>0,04232</text:p>
          </table:table-cell>
          <table:table-cell office:value-type="float" office:value="7" calcext:value-type="float">
            <text:p>7</text:p>
          </table:table-cell>
          <table:table-cell office:value-type="float" office:value="0.0424780799443838" calcext:value-type="float">
            <text:p>0,0424781</text:p>
          </table:table-cell>
          <table:table-cell office:value-type="float" office:value="76933" calcext:value-type="float">
            <text:p>76933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[{'Franz Xaver SÃ¼ssmayr', 'Wolfgang Amadeus Mozart'}]</text:p>
          </table:table-cell>
          <table:table-cell office:value-type="string" calcext:value-type="string">
            <text:p>[{'Requiem', 'Classical Period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1117.1" calcext:value-type="float">
            <text:p>1117,1</text:p>
          </table:table-cell>
          <table:table-cell office:value-type="float" office:value="479" calcext:value-type="float">
            <text:p>479</text:p>
          </table:table-cell>
          <table:table-cell office:value-type="float" office:value="0.47947947947948" calcext:value-type="float">
            <text:p>0,479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57669519420672" calcext:value-type="float">
            <text:p>0,6577</text:p>
          </table:table-cell>
          <table:table-cell office:value-type="float" office:value="0.0001425941639702" calcext:value-type="float">
            <text:p>0,000143</text:p>
          </table:table-cell>
          <table:table-cell office:value-type="float" office:value="0.0174506569340251" calcext:value-type="float">
            <text:p>0,01745</text:p>
          </table:table-cell>
          <table:table-cell office:value-type="float" office:value="16" calcext:value-type="float">
            <text:p>16</text:p>
          </table:table-cell>
          <table:table-cell office:value-type="float" office:value="0.0315564397661502" calcext:value-type="float">
            <text:p>0,0315564</text:p>
          </table:table-cell>
          <table:table-cell office:value-type="float" office:value="76510" calcext:value-type="float">
            <text:p>76510</text:p>
          </table:table-cell>
          <table:table-cell office:value-type="string" calcext:value-type="string">
            <text:p>Deathconsciousness</text:p>
          </table:table-cell>
          <table:table-cell office:value-type="string" calcext:value-type="string">
            <text:p>[{'Have a Nice Life'}]</text:p>
          </table:table-cell>
          <table:table-cell office:value-type="string" calcext:value-type="string">
            <text:p>[{'Shoegaze', 'Post-Punk'}]</text:p>
          </table:table-cell>
          <table:table-cell office:value-type="string" calcext:value-type="string">
            <text:p>[{'Gothic Rock', 'Post-Industrial', 'Post-Rock', 'Drone', 'Doomgaze'}]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float" office:value="1059.5" calcext:value-type="float">
            <text:p>1059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4072208481026" calcext:value-type="float">
            <text:p>0,000407</text:p>
          </table:table-cell>
          <table:table-cell office:value-type="float" office:value="0.0165879592622238" calcext:value-type="float">
            <text:p>0,01659</text:p>
          </table:table-cell>
          <table:table-cell office:value-type="float" office:value="16" calcext:value-type="float">
            <text:p>16</text:p>
          </table:table-cell>
          <table:table-cell office:value-type="float" office:value="0.0301275339212307" calcext:value-type="float">
            <text:p>0,0301275</text:p>
          </table:table-cell>
          <table:table-cell office:value-type="float" office:value="75665" calcext:value-type="float">
            <text:p>75665</text:p>
          </table:table-cell>
          <table:table-cell office:value-type="string" calcext:value-type="string">
            <text:p>Music for 18 Musicians</text:p>
          </table:table-cell>
          <table:table-cell office:value-type="string" calcext:value-type="string">
            <text:p>[{'Steve Reich', 'Grand Valley State University New Music Ensemble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913.099999999996" calcext:value-type="float">
            <text:p>913,1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3493807769024" calcext:value-type="float">
            <text:p>0,000349</text:p>
          </table:table-cell>
          <table:table-cell office:value-type="float" office:value="0.0126095344391129" calcext:value-type="float">
            <text:p>0,01261</text:p>
          </table:table-cell>
          <table:table-cell office:value-type="float" office:value="17" calcext:value-type="float">
            <text:p>17</text:p>
          </table:table-cell>
          <table:table-cell office:value-type="float" office:value="0.0239065296862052" calcext:value-type="float">
            <text:p>0,0239065</text:p>
          </table:table-cell>
          <table:table-cell office:value-type="float" office:value="74847" calcext:value-type="float">
            <text:p>74847</text:p>
          </table:table-cell>
          <table:table-cell office:value-type="string" calcext:value-type="string">
            <text:p>Pornography</text:p>
          </table:table-cell>
          <table:table-cell office:value-type="string" calcext:value-type="string">
            <text:p>[{'The Cure'}]</text:p>
          </table:table-cell>
          <table:table-cell office:value-type="string" calcext:value-type="string">
            <text:p>[{'Gothic Rock', 'Post-Punk'}]</text:p>
          </table:table-cell>
          <table:table-cell office:value-type="string" calcext:value-type="string">
            <text:p>[{'Coldwave', 'Neo-Psychedelia'}]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895.499999999997" calcext:value-type="float">
            <text:p>895,5</text:p>
          </table:table-cell>
          <table:table-cell office:value-type="float" office:value="477" calcext:value-type="float">
            <text:p>477</text:p>
          </table:table-cell>
          <table:table-cell office:value-type="float" office:value="0.477477477477478" calcext:value-type="float">
            <text:p>0,477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56804733727811" calcext:value-type="float">
            <text:p>0,6568</text:p>
          </table:table-cell>
          <table:table-cell office:value-type="float" office:value="0.0002032912854556" calcext:value-type="float">
            <text:p>0,000203</text:p>
          </table:table-cell>
          <table:table-cell office:value-type="float" office:value="0.0113588980760849" calcext:value-type="float">
            <text:p>0,01136</text:p>
          </table:table-cell>
          <table:table-cell office:value-type="float" office:value="10" calcext:value-type="float">
            <text:p>10</text:p>
          </table:table-cell>
          <table:table-cell office:value-type="float" office:value="0.0241997265039898" calcext:value-type="float">
            <text:p>0,0241997</text:p>
          </table:table-cell>
          <table:table-cell office:value-type="float" office:value="78579" calcext:value-type="float">
            <text:p>78579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[{'the Creator', 'Tyler'}]</text:p>
          </table:table-cell>
          <table:table-cell office:value-type="string" calcext:value-type="string">
            <text:p>[{'Neo-Soul'}]</text:p>
          </table:table-cell>
          <table:table-cell office:value-type="string" calcext:value-type="string">
            <text:p>[{'Experimental Hip Hop', 'Pop Rap', 'Neo-Psychedelia', 'Synth Funk', 'Alternative R&amp;B'}]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1448.09999999999" calcext:value-type="float">
            <text:p>1448,1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6.1" calcext:value-type="float">
            <text:p>66,1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2422930612643" calcext:value-type="float">
            <text:p>0,000242</text:p>
          </table:table-cell>
          <table:table-cell office:value-type="float" office:value="0.0481376270021271" calcext:value-type="float">
            <text:p>0,04814</text:p>
          </table:table-cell>
          <table:table-cell office:value-type="float" office:value="0" calcext:value-type="float">
            <text:p>0</text:p>
          </table:table-cell>
          <table:table-cell office:value-type="float" office:value="0.0454210506847206" calcext:value-type="float">
            <text:p>0,0454211</text:p>
          </table:table-cell>
          <table:table-cell office:value-type="float" office:value="76658" calcext:value-type="float">
            <text:p>76658</text:p>
          </table:table-cell>
          <table:table-cell office:value-type="string" calcext:value-type="string">
            <text:p>H to He Who Am the Only One</text:p>
          </table:table-cell>
          <table:table-cell office:value-type="string" calcext:value-type="string">
            <text:p>[{'Van der Graaf Generator'}]</text:p>
          </table:table-cell>
          <table:table-cell office:value-type="string" calcext:value-type="string">
            <text:p>[{'Progressive Rock'}]</text:p>
          </table:table-cell>
          <table:table-cell office:value-type="string" calcext:value-type="string">
            <text:p>[{'Jazz-Rock', 'Avant-Prog', 'Symphonic Prog'}]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41.99999999999" calcext:value-type="float">
            <text:p>1442,0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1721828709136" calcext:value-type="float">
            <text:p>0,000172</text:p>
          </table:table-cell>
          <table:table-cell office:value-type="float" office:value="0.0376408598724878" calcext:value-type="float">
            <text:p>0,03764</text:p>
          </table:table-cell>
          <table:table-cell office:value-type="float" office:value="14" calcext:value-type="float">
            <text:p>14</text:p>
          </table:table-cell>
          <table:table-cell office:value-type="float" office:value="0.0448771703332744" calcext:value-type="float">
            <text:p>0,0448772</text:p>
          </table:table-cell>
          <table:table-cell office:value-type="float" office:value="80798" calcext:value-type="float">
            <text:p>80798</text:p>
          </table:table-cell>
          <table:table-cell office:value-type="string" calcext:value-type="string">
            <text:p>Ready to Die</text:p>
          </table:table-cell>
          <table:table-cell office:value-type="string" calcext:value-type="string">
            <text:p>[{'The Notorious B.I.G.'}]</text:p>
          </table:table-cell>
          <table:table-cell office:value-type="string" calcext:value-type="string">
            <text:p>[{'East Coast Hip Hop', 'Gangsta Rap', 'Boom Bap'}]</text:p>
          </table:table-cell>
          <table:table-cell office:value-type="string" calcext:value-type="string">
            <text:p>[{'G-Funk'}]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float" office:value="1253.19999999999" calcext:value-type="float">
            <text:p>1253,2</text:p>
          </table:table-cell>
          <table:table-cell office:value-type="float" office:value="476" calcext:value-type="float">
            <text:p>476</text:p>
          </table:table-cell>
          <table:table-cell office:value-type="float" office:value="0.476476476476476" calcext:value-type="float">
            <text:p>0,476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56373193166886" calcext:value-type="float">
            <text:p>0,6564</text:p>
          </table:table-cell>
          <table:table-cell office:value-type="float" office:value="0.0000690403162013048" calcext:value-type="float">
            <text:p>0,000069</text:p>
          </table:table-cell>
          <table:table-cell office:value-type="float" office:value="0.033075945421802" calcext:value-type="float">
            <text:p>0,03308</text:p>
          </table:table-cell>
          <table:table-cell office:value-type="float" office:value="14" calcext:value-type="float">
            <text:p>14</text:p>
          </table:table-cell>
          <table:table-cell office:value-type="float" office:value="0.0413537576364396" calcext:value-type="float">
            <text:p>0,0413538</text:p>
          </table:table-cell>
          <table:table-cell office:value-type="float" office:value="77993" calcext:value-type="float">
            <text:p>77993</text:p>
          </table:table-cell>
          <table:table-cell office:value-type="string" calcext:value-type="string">
            <text:p>Bergtatt: Et eeventyr i 5 capitler</text:p>
          </table:table-cell>
          <table:table-cell office:value-type="string" calcext:value-type="string">
            <text:p>[{'Ulver'}]</text:p>
          </table:table-cell>
          <table:table-cell office:value-type="string" calcext:value-type="string">
            <text:p>[{'Pagan Black Metal', 'Atmospheric Black Metal'}]</text:p>
          </table:table-cell>
          <table:table-cell office:value-type="string" calcext:value-type="string">
            <text:p>[{'Dark Folk'}]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06.599999999997" calcext:value-type="float">
            <text:p>906,6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0992976944880752" calcext:value-type="float">
            <text:p>0,000099</text:p>
          </table:table-cell>
          <table:table-cell office:value-type="float" office:value="0.0124574782514553" calcext:value-type="float">
            <text:p>0,01246</text:p>
          </table:table-cell>
          <table:table-cell office:value-type="float" office:value="10" calcext:value-type="float">
            <text:p>10</text:p>
          </table:table-cell>
          <table:table-cell office:value-type="float" office:value="0.0255753703635985" calcext:value-type="float">
            <text:p>0,0255754</text:p>
          </table:table-cell>
          <table:table-cell office:value-type="float" office:value="74184" calcext:value-type="float">
            <text:p>74184</text:p>
          </table:table-cell>
          <table:table-cell office:value-type="string" calcext:value-type="string">
            <text:p>Dead Magic</text:p>
          </table:table-cell>
          <table:table-cell office:value-type="string" calcext:value-type="string">
            <text:p>[{'Anna von Hausswolff'}]</text:p>
          </table:table-cell>
          <table:table-cell office:value-type="string" calcext:value-type="string">
            <text:p>[{'Neoclassical Darkwave'}]</text:p>
          </table:table-cell>
          <table:table-cell office:value-type="string" calcext:value-type="string">
            <text:p>[{'Ethereal Wave', 'Ambient', 'Post-Rock', 'Drone', 'Experimental Rock'}]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826.099999999998" calcext:value-type="float">
            <text:p>826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478764669813" calcext:value-type="float">
            <text:p>0,000248</text:p>
          </table:table-cell>
          <table:table-cell office:value-type="float" office:value="0.0111702945440355" calcext:value-type="float">
            <text:p>0,01117</text:p>
          </table:table-cell>
          <table:table-cell office:value-type="float" office:value="17" calcext:value-type="float">
            <text:p>17</text:p>
          </table:table-cell>
          <table:table-cell office:value-type="float" office:value="0.0229119921140789" calcext:value-type="float">
            <text:p>0,0229120</text:p>
          </table:table-cell>
          <table:table-cell office:value-type="float" office:value="77947" calcext:value-type="float">
            <text:p>77947</text:p>
          </table:table-cell>
          <table:table-cell office:value-type="string" calcext:value-type="string">
            <text:p>Diamond Life</text:p>
          </table:table-cell>
          <table:table-cell office:value-type="string" calcext:value-type="string">
            <text:p>[{'Sade'}]</text:p>
          </table:table-cell>
          <table:table-cell office:value-type="string" calcext:value-type="string">
            <text:p>[{'Sophisti-Pop', 'Smooth Soul'}]</text:p>
          </table:table-cell>
          <table:table-cell office:value-type="string" calcext:value-type="string">
            <text:p>[{'Jazz Pop', 'Smooth Jazz'}]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814.099999999999" calcext:value-type="float">
            <text:p>814,1</text:p>
          </table:table-cell>
          <table:table-cell office:value-type="float" office:value="474" calcext:value-type="float">
            <text:p>474</text:p>
          </table:table-cell>
          <table:table-cell office:value-type="float" office:value="0.474474474474475" calcext:value-type="float">
            <text:p>0,474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55511811023622" calcext:value-type="float">
            <text:p>0,6555</text:p>
          </table:table-cell>
          <table:table-cell office:value-type="float" office:value="0.0002397186765924" calcext:value-type="float">
            <text:p>0,000240</text:p>
          </table:table-cell>
          <table:table-cell office:value-type="float" office:value="0.0113596935651215" calcext:value-type="float">
            <text:p>0,01136</text:p>
          </table:table-cell>
          <table:table-cell office:value-type="float" office:value="17" calcext:value-type="float">
            <text:p>17</text:p>
          </table:table-cell>
          <table:table-cell office:value-type="float" office:value="0.0223693478036754" calcext:value-type="float">
            <text:p>0,0223693</text:p>
          </table:table-cell>
          <table:table-cell office:value-type="float" office:value="73145" calcext:value-type="float">
            <text:p>73145</text:p>
          </table:table-cell>
          <table:table-cell office:value-type="string" calcext:value-type="string">
            <text:p>RÃ©trospective Vol. 1 &amp; 2</text:p>
          </table:table-cell>
          <table:table-cell office:value-type="string" calcext:value-type="string">
            <text:p>[{'Magma'}]</text:p>
          </table:table-cell>
          <table:table-cell office:value-type="string" calcext:value-type="string">
            <text:p>[{'Zeuhl'}]</text:p>
          </table:table-cell>
          <table:table-cell office:value-type="string" calcext:value-type="string">
            <text:p>[{'Jazz-Rock'}]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8.199999999997" calcext:value-type="float">
            <text:p>928,2</text:p>
          </table:table-cell>
          <table:table-cell office:value-type="float" office:value="473" calcext:value-type="float">
            <text:p>473</text:p>
          </table:table-cell>
          <table:table-cell office:value-type="float" office:value="0.473473473473473" calcext:value-type="float">
            <text:p>0,473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55081967213115" calcext:value-type="float">
            <text:p>0,6551</text:p>
          </table:table-cell>
          <table:table-cell office:value-type="float" office:value="0.0001496820802098" calcext:value-type="float">
            <text:p>0,000150</text:p>
          </table:table-cell>
          <table:table-cell office:value-type="float" office:value="0.0132356474300249" calcext:value-type="float">
            <text:p>0,01324</text:p>
          </table:table-cell>
          <table:table-cell office:value-type="float" office:value="17" calcext:value-type="float">
            <text:p>17</text:p>
          </table:table-cell>
          <table:table-cell office:value-type="float" office:value="0.0238811301810822" calcext:value-type="float">
            <text:p>0,0238811</text:p>
          </table:table-cell>
          <table:table-cell office:value-type="float" office:value="71399" calcext:value-type="float">
            <text:p>71399</text:p>
          </table:table-cell>
          <table:table-cell office:value-type="string" calcext:value-type="string">
            <text:p>Deceit</text:p>
          </table:table-cell>
          <table:table-cell office:value-type="string" calcext:value-type="string">
            <text:p>[{'This Heat'}]</text:p>
          </table:table-cell>
          <table:table-cell office:value-type="string" calcext:value-type="string">
            <text:p>[{'Post-Punk', 'Experimental Rock'}]</text:p>
          </table:table-cell>
          <table:table-cell office:value-type="string" calcext:value-type="string">
            <text:p>[{'Tape Music', 'Industrial', 'Avant-Prog', 'Sound Collage', 'Krautrock'}]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970.399999999997" calcext:value-type="float">
            <text:p>970,4</text:p>
          </table:table-cell>
          <table:table-cell office:value-type="float" office:value="472" calcext:value-type="float">
            <text:p>472</text:p>
          </table:table-cell>
          <table:table-cell office:value-type="float" office:value="0.472472472472473" calcext:value-type="float">
            <text:p>0,472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54652686762779" calcext:value-type="float">
            <text:p>0,6547</text:p>
          </table:table-cell>
          <table:table-cell office:value-type="float" office:value="0.0002166495152467" calcext:value-type="float">
            <text:p>0,000217</text:p>
          </table:table-cell>
          <table:table-cell office:value-type="float" office:value="0.0147426173090951" calcext:value-type="float">
            <text:p>0,01474</text:p>
          </table:table-cell>
          <table:table-cell office:value-type="float" office:value="16" calcext:value-type="float">
            <text:p>16</text:p>
          </table:table-cell>
          <table:table-cell office:value-type="float" office:value="0.0278229844114297" calcext:value-type="float">
            <text:p>0,0278230</text:p>
          </table:table-cell>
          <table:table-cell office:value-type="float" office:value="71923" calcext:value-type="float">
            <text:p>71923</text:p>
          </table:table-cell>
          <table:table-cell office:value-type="string" calcext:value-type="string">
            <text:p>Dopethrone</text:p>
          </table:table-cell>
          <table:table-cell office:value-type="string" calcext:value-type="string">
            <text:p>[{'Electric Wizard'}]</text:p>
          </table:table-cell>
          <table:table-cell office:value-type="string" calcext:value-type="string">
            <text:p>[{'Stoner Metal', 'Doom Metal'}]</text:p>
          </table:table-cell>
          <table:table-cell office:value-type="string" calcext:value-type="string">
            <text:p>[{'Sludge Metal'}]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1098.6" calcext:value-type="float">
            <text:p>1098,6</text:p>
          </table:table-cell>
          <table:table-cell office:value-type="float" office:value="471" calcext:value-type="float">
            <text:p>471</text:p>
          </table:table-cell>
          <table:table-cell office:value-type="float" office:value="0.471471471471471" calcext:value-type="float">
            <text:p>0,47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54223968565815" calcext:value-type="float">
            <text:p>0,6542</text:p>
          </table:table-cell>
          <table:table-cell office:value-type="float" office:value="0.0002851883279404" calcext:value-type="float">
            <text:p>0,000285</text:p>
          </table:table-cell>
          <table:table-cell office:value-type="float" office:value="0.0170533803367857" calcext:value-type="float">
            <text:p>0,01705</text:p>
          </table:table-cell>
          <table:table-cell office:value-type="float" office:value="16" calcext:value-type="float">
            <text:p>16</text:p>
          </table:table-cell>
          <table:table-cell office:value-type="float" office:value="0.0316242471185249" calcext:value-type="float">
            <text:p>0,0316242</text:p>
          </table:table-cell>
          <table:table-cell office:value-type="float" office:value="74971" calcext:value-type="float">
            <text:p>74971</text:p>
          </table:table-cell>
          <table:table-cell office:value-type="string" calcext:value-type="string">
            <text:p>The Dance of the Moon and the Sun</text:p>
          </table:table-cell>
          <table:table-cell office:value-type="string" calcext:value-type="string">
            <text:p>[{'Natural Snow Buildings'}]</text:p>
          </table:table-cell>
          <table:table-cell office:value-type="string" calcext:value-type="string">
            <text:p>[{'Drone', 'Psychedelic Folk', 'Avant-Folk'}]</text:p>
          </table:table-cell>
          <table:table-cell office:value-type="string" calcext:value-type="string">
            <text:p>[{'Ritual Ambient', 'Free Folk', 'Ambient', 'Post-Rock'}]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777" calcext:value-type="float">
            <text:p>777</text:p>
          </table:table-cell>
          <table:table-cell office:value-type="float" office:value="831.699999999998" calcext:value-type="float">
            <text:p>831,7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3433627348123" calcext:value-type="float">
            <text:p>0,000343</text:p>
          </table:table-cell>
          <table:table-cell office:value-type="float" office:value="0.0115220979019837" calcext:value-type="float">
            <text:p>0,01152</text:p>
          </table:table-cell>
          <table:table-cell office:value-type="float" office:value="17" calcext:value-type="float">
            <text:p>17</text:p>
          </table:table-cell>
          <table:table-cell office:value-type="float" office:value="0.0224447288887281" calcext:value-type="float">
            <text:p>0,0224447</text:p>
          </table:table-cell>
          <table:table-cell office:value-type="float" office:value="74216" calcext:value-type="float">
            <text:p>74216</text:p>
          </table:table-cell>
          <table:table-cell office:value-type="string" calcext:value-type="string">
            <text:p>Apollo: Atmospheres &amp; Soundtracks</text:p>
          </table:table-cell>
          <table:table-cell office:value-type="string" calcext:value-type="string">
            <text:p>[{'Daniel Lanois', 'Roger Eno', 'Brian Eno'}]</text:p>
          </table:table-cell>
          <table:table-cell office:value-type="string" calcext:value-type="string">
            <text:p>[{'Space Ambient'}]</text:p>
          </table:table-cell>
          <table:table-cell office:value-type="string" calcext:value-type="string">
            <text:p>[{'Dark Ambient', 'Ambient Americana'}]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924" calcext:value-type="float">
            <text:p>924</text:p>
          </table:table-cell>
          <table:table-cell office:value-type="float" office:value="793.299999999998" calcext:value-type="float">
            <text:p>793,3</text:p>
          </table:table-cell>
          <table:table-cell office:value-type="float" office:value="470" calcext:value-type="float">
            <text:p>470</text:p>
          </table:table-cell>
          <table:table-cell office:value-type="float" office:value="0.47047047047047" calcext:value-type="float">
            <text:p>0,4705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653795811518325" calcext:value-type="float">
            <text:p>0,6538</text:p>
          </table:table-cell>
          <table:table-cell office:value-type="float" office:value="0.0002884146671721" calcext:value-type="float">
            <text:p>0,000288</text:p>
          </table:table-cell>
          <table:table-cell office:value-type="float" office:value="0.0145524148629148" calcext:value-type="float">
            <text:p>0,01455</text:p>
          </table:table-cell>
          <table:table-cell office:value-type="float" office:value="12" calcext:value-type="float">
            <text:p>12</text:p>
          </table:table-cell>
          <table:table-cell office:value-type="float" office:value="0.0222679792946325" calcext:value-type="float">
            <text:p>0,0222680</text:p>
          </table:table-cell>
          <table:table-cell office:value-type="float" office:value="79055" calcext:value-type="float">
            <text:p>79055</text:p>
          </table:table-cell>
          <table:table-cell office:value-type="string" calcext:value-type="string">
            <text:p>Songs</text:p>
          </table:table-cell>
          <table:table-cell office:value-type="string" calcext:value-type="string">
            <text:p>[{'Adrianne Lenker'}]</text:p>
          </table:table-cell>
          <table:table-cell office:value-type="string" calcext:value-type="string">
            <text:p>[{'Contemporary Folk', 'Singer-Songwriter'}]</text:p>
          </table:table-cell>
          <table:table-cell office:value-type="string" calcext:value-type="string">
            <text:p>[{'Indie Folk'}]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951" calcext:value-type="float">
            <text:p>951</text:p>
          </table:table-cell>
          <table:table-cell office:value-type="float" office:value="1376.19999999999" calcext:value-type="float">
            <text:p>1376,2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2151602018001" calcext:value-type="float">
            <text:p>0,000215</text:p>
          </table:table-cell>
          <table:table-cell office:value-type="float" office:value="0.035748970475338" calcext:value-type="float">
            <text:p>0,03575</text:p>
          </table:table-cell>
          <table:table-cell office:value-type="float" office:value="14" calcext:value-type="float">
            <text:p>14</text:p>
          </table:table-cell>
          <table:table-cell office:value-type="float" office:value="0.0443523520107875" calcext:value-type="float">
            <text:p>0,0443524</text:p>
          </table:table-cell>
          <table:table-cell office:value-type="float" office:value="75768" calcext:value-type="float">
            <text:p>75768</text:p>
          </table:table-cell>
          <table:table-cell office:value-type="string" calcext:value-type="string">
            <text:p>St. John Passion</text:p>
          </table:table-cell>
          <table:table-cell office:value-type="string" calcext:value-type="string">
            <text:p>[{'Johann Sebastian Bach', 'Johann Hermann Schein'}]</text:p>
          </table:table-cell>
          <table:table-cell office:value-type="string" calcext:value-type="string">
            <text:p>[{'Oratorio', 'Christian Liturgical Music', 'Baroque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18.299999999998" calcext:value-type="float">
            <text:p>818,3</text:p>
          </table:table-cell>
          <table:table-cell office:value-type="float" office:value="469" calcext:value-type="float">
            <text:p>469</text:p>
          </table:table-cell>
          <table:table-cell office:value-type="float" office:value="0.46946946946947" calcext:value-type="float">
            <text:p>0,4695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53368214519294" calcext:value-type="float">
            <text:p>0,6534</text:p>
          </table:table-cell>
          <table:table-cell office:value-type="float" office:value="0.00034988228041" calcext:value-type="float">
            <text:p>0,000350</text:p>
          </table:table-cell>
          <table:table-cell office:value-type="float" office:value="0.0142855028450831" calcext:value-type="float">
            <text:p>0,01429</text:p>
          </table:table-cell>
          <table:table-cell office:value-type="float" office:value="12" calcext:value-type="float">
            <text:p>12</text:p>
          </table:table-cell>
          <table:table-cell office:value-type="float" office:value="0.0225907105822588" calcext:value-type="float">
            <text:p>0,0225907</text:p>
          </table:table-cell>
          <table:table-cell office:value-type="float" office:value="77963" calcext:value-type="float">
            <text:p>77963</text:p>
          </table:table-cell>
          <table:table-cell office:value-type="string" calcext:value-type="string">
            <text:p>Javelin</text:p>
          </table:table-cell>
          <table:table-cell office:value-type="string" calcext:value-type="string">
            <text:p>[{'Sufjan Stevens'}]</text:p>
          </table:table-cell>
          <table:table-cell office:value-type="string" calcext:value-type="string">
            <text:p>[{'Chamber Folk', 'Indie Folk', 'Singer-Songwriter'}]</text:p>
          </table:table-cell>
          <table:table-cell office:value-type="string" calcext:value-type="string">
            <text:p>[{'Folktronica'}]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162.69999999999" calcext:value-type="float">
            <text:p>1162,7</text:p>
          </table:table-cell>
          <table:table-cell office:value-type="float" office:value="468" calcext:value-type="float">
            <text:p>468</text:p>
          </table:table-cell>
          <table:table-cell office:value-type="float" office:value="0.468468468468468" calcext:value-type="float">
            <text:p>0,4685</text:p>
          </table:table-cell>
          <table:table-cell office:value-type="float" office:value="64.6" calcext:value-type="float">
            <text:p>64,6</text:p>
          </table:table-cell>
          <table:table-cell office:value-type="float" office:value="2" calcext:value-type="float">
            <text:p>2</text:p>
          </table:table-cell>
          <table:table-cell office:value-type="float" office:value="0.652941176470588" calcext:value-type="float">
            <text:p>0,6529</text:p>
          </table:table-cell>
          <table:table-cell office:value-type="float" office:value="0.0005471737602666" calcext:value-type="float">
            <text:p>0,000547</text:p>
          </table:table-cell>
          <table:table-cell office:value-type="float" office:value="0.0216453085757816" calcext:value-type="float">
            <text:p>0,02165</text:p>
          </table:table-cell>
          <table:table-cell office:value-type="float" office:value="8" calcext:value-type="float">
            <text:p>8</text:p>
          </table:table-cell>
          <table:table-cell office:value-type="float" office:value="0.0287958198368116" calcext:value-type="float">
            <text:p>0,0287958</text:p>
          </table:table-cell>
          <table:table-cell office:value-type="float" office:value="71366" calcext:value-type="float">
            <text:p>71366</text:p>
          </table:table-cell>
          <table:table-cell office:value-type="string" calcext:value-type="string">
            <text:p>Bringing It All Back Home</text:p>
          </table:table-cell>
          <table:table-cell office:value-type="string" calcext:value-type="string">
            <text:p>[{'Bob Dylan'}]</text:p>
          </table:table-cell>
          <table:table-cell office:value-type="string" calcext:value-type="string">
            <text:p>[{'Contemporary Folk', 'Singer-Songwriter', 'Folk Rock'}]</text:p>
          </table:table-cell>
          <table:table-cell office:value-type="string" calcext:value-type="string">
            <text:p>[{'Blues Rock', 'Electric Blues'}]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899.699999999996" calcext:value-type="float">
            <text:p>899,7</text:p>
          </table:table-cell>
          <table:table-cell office:value-type="float" office:value="467" calcext:value-type="float">
            <text:p>467</text:p>
          </table:table-cell>
          <table:table-cell office:value-type="float" office:value="0.467467467467468" calcext:value-type="float">
            <text:p>0,4675</text:p>
          </table:table-cell>
          <table:table-cell office:value-type="float" office:value="66.7" calcext:value-type="float">
            <text:p>66,7</text:p>
          </table:table-cell>
          <table:table-cell office:value-type="float" office:value="2" calcext:value-type="float">
            <text:p>2</text:p>
          </table:table-cell>
          <table:table-cell office:value-type="float" office:value="0.652514696276943" calcext:value-type="float">
            <text:p>0,6525</text:p>
          </table:table-cell>
          <table:table-cell office:value-type="float" office:value="0.0004947244537536" calcext:value-type="float">
            <text:p>0,000495</text:p>
          </table:table-cell>
          <table:table-cell office:value-type="float" office:value="0.0137588278585786" calcext:value-type="float">
            <text:p>0,01376</text:p>
          </table:table-cell>
          <table:table-cell office:value-type="float" office:value="8" calcext:value-type="float">
            <text:p>8</text:p>
          </table:table-cell>
          <table:table-cell office:value-type="float" office:value="0.0230601440716894" calcext:value-type="float">
            <text:p>0,0230601</text:p>
          </table:table-cell>
          <table:table-cell office:value-type="float" office:value="71205" calcext:value-type="float">
            <text:p>71205</text:p>
          </table:table-cell>
          <table:table-cell office:value-type="string" calcext:value-type="string">
            <text:p>The Piper at the Gates of Dawn</text:p>
          </table:table-cell>
          <table:table-cell office:value-type="string" calcext:value-type="string">
            <text:p>[{'Pink Floyd'}]</text:p>
          </table:table-cell>
          <table:table-cell office:value-type="string" calcext:value-type="string">
            <text:p>[{'Psychedelic Pop', 'Psychedelic Rock'}]</text:p>
          </table:table-cell>
          <table:table-cell office:value-type="string" calcext:value-type="string">
            <text:p>[{'Space Rock', 'Experimental Rock'}]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714.699999999999" calcext:value-type="float">
            <text:p>714,7</text:p>
          </table:table-cell>
          <table:table-cell office:value-type="float" office:value="466" calcext:value-type="float">
            <text:p>466</text:p>
          </table:table-cell>
          <table:table-cell office:value-type="float" office:value="0.466466466466466" calcext:value-type="float">
            <text:p>0,4665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52088772845953" calcext:value-type="float">
            <text:p>0,6521</text:p>
          </table:table-cell>
          <table:table-cell office:value-type="float" office:value="0.0002197254034261" calcext:value-type="float">
            <text:p>0,000220</text:p>
          </table:table-cell>
          <table:table-cell office:value-type="float" office:value="0.0092452044960627" calcext:value-type="float">
            <text:p>0,00925</text:p>
          </table:table-cell>
          <table:table-cell office:value-type="float" office:value="8" calcext:value-type="float">
            <text:p>8</text:p>
          </table:table-cell>
          <table:table-cell office:value-type="float" office:value="0.0198432954946313" calcext:value-type="float">
            <text:p>0,0198433</text:p>
          </table:table-cell>
          <table:table-cell office:value-type="float" office:value="74398" calcext:value-type="float">
            <text:p>74398</text:p>
          </table:table-cell>
          <table:table-cell office:value-type="string" calcext:value-type="string">
            <text:p>Il buono, il brutto, il cattivo</text:p>
          </table:table-cell>
          <table:table-cell office:value-type="string" calcext:value-type="string">
            <text:p>[{'Ennio Morricone'}]</text:p>
          </table:table-cell>
          <table:table-cell office:value-type="string" calcext:value-type="string">
            <text:p>[{'Film Score', 'Spaghetti Western'}]</text:p>
          </table:table-cell>
          <table:table-cell office:value-type="string" calcext:value-type="string">
            <text:p>[{'Orchestral Music', 'Mexican Music'}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1.5" calcext:value-type="float">
            <text:p>1051,5</text:p>
          </table:table-cell>
          <table:table-cell office:value-type="float" office:value="465" calcext:value-type="float">
            <text:p>465</text:p>
          </table:table-cell>
          <table:table-cell office:value-type="float" office:value="0.465465465465465" calcext:value-type="float">
            <text:p>0,465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51663405088063" calcext:value-type="float">
            <text:p>0,6517</text:p>
          </table:table-cell>
          <table:table-cell office:value-type="float" office:value="0.0000636909454544725" calcext:value-type="float">
            <text:p>0,000064</text:p>
          </table:table-cell>
          <table:table-cell office:value-type="float" office:value="0.0158375643615421" calcext:value-type="float">
            <text:p>0,01584</text:p>
          </table:table-cell>
          <table:table-cell office:value-type="float" office:value="16" calcext:value-type="float">
            <text:p>16</text:p>
          </table:table-cell>
          <table:table-cell office:value-type="float" office:value="0.0303687473374744" calcext:value-type="float">
            <text:p>0,0303687</text:p>
          </table:table-cell>
          <table:table-cell office:value-type="float" office:value="70236" calcext:value-type="float">
            <text:p>70236</text:p>
          </table:table-cell>
          <table:table-cell office:value-type="string" calcext:value-type="string">
            <text:p>Madvillainy</text:p>
          </table:table-cell>
          <table:table-cell office:value-type="string" calcext:value-type="string">
            <text:p>[{'Madvillain'}]</text:p>
          </table:table-cell>
          <table:table-cell office:value-type="string" calcext:value-type="string">
            <text:p>[{'Abstract Hip Hop'}]</text:p>
          </table:table-cell>
          <table:table-cell office:value-type="string" calcext:value-type="string">
            <text:p>[{'Instrumental Hip Hop', 'Experimental Hip Hop', 'Jazz Rap'}]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1351.89999999999" calcext:value-type="float">
            <text:p>1351,9</text:p>
          </table:table-cell>
          <table:table-cell office:value-type="float" office:value="461" calcext:value-type="float">
            <text:p>461</text:p>
          </table:table-cell>
          <table:table-cell office:value-type="float" office:value="0.461461461461461" calcext:value-type="float">
            <text:p>0,46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9967469095641" calcext:value-type="float">
            <text:p>0,6500</text:p>
          </table:table-cell>
          <table:table-cell office:value-type="float" office:value="0.000211252382261" calcext:value-type="float">
            <text:p>0,000211</text:p>
          </table:table-cell>
          <table:table-cell office:value-type="float" office:value="0.035041239734122" calcext:value-type="float">
            <text:p>0,03504</text:p>
          </table:table-cell>
          <table:table-cell office:value-type="float" office:value="14" calcext:value-type="float">
            <text:p>14</text:p>
          </table:table-cell>
          <table:table-cell office:value-type="float" office:value="0.045515058766735" calcext:value-type="float">
            <text:p>0,0455151</text:p>
          </table:table-cell>
          <table:table-cell office:value-type="float" office:value="71433" calcext:value-type="float">
            <text:p>71433</text:p>
          </table:table-cell>
          <table:table-cell office:value-type="string" calcext:value-type="string">
            <text:p>The Chronic</text:p>
          </table:table-cell>
          <table:table-cell office:value-type="string" calcext:value-type="string">
            <text:p>[{'Dr. Dre'}]</text:p>
          </table:table-cell>
          <table:table-cell office:value-type="string" calcext:value-type="string">
            <text:p>[{'Gangsta Rap', 'West Coast Hip Hop', 'G-Funk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office:value-type="float" office:value="843.499999999998" calcext:value-type="float">
            <text:p>843,5</text:p>
          </table:table-cell>
          <table:table-cell office:value-type="float" office:value="460" calcext:value-type="float">
            <text:p>460</text:p>
          </table:table-cell>
          <table:table-cell office:value-type="float" office:value="0.46046046046046" calcext:value-type="float">
            <text:p>0,4605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49544863459038" calcext:value-type="float">
            <text:p>0,6495</text:p>
          </table:table-cell>
          <table:table-cell office:value-type="float" office:value="0.0000486124066618389" calcext:value-type="float">
            <text:p>0,000049</text:p>
          </table:table-cell>
          <table:table-cell office:value-type="float" office:value="0.0115232431145329" calcext:value-type="float">
            <text:p>0,01152</text:p>
          </table:table-cell>
          <table:table-cell office:value-type="float" office:value="17" calcext:value-type="float">
            <text:p>17</text:p>
          </table:table-cell>
          <table:table-cell office:value-type="float" office:value="0.0241043635139065" calcext:value-type="float">
            <text:p>0,0241044</text:p>
          </table:table-cell>
          <table:table-cell office:value-type="float" office:value="70388" calcext:value-type="float">
            <text:p>70388</text:p>
          </table:table-cell>
          <table:table-cell office:value-type="string" calcext:value-type="string">
            <text:p>Down on the Road by the Beach</text:p>
          </table:table-cell>
          <table:table-cell office:value-type="string" calcext:value-type="string">
            <text:p>[{'Steve Hiett'}]</text:p>
          </table:table-cell>
          <table:table-cell office:value-type="string" calcext:value-type="string">
            <text:p>[{'Surf Music', 'Ambient Pop'}]</text:p>
          </table:table-cell>
          <table:table-cell office:value-type="string" calcext:value-type="string">
            <text:p>[{'Surf Rock', 'Soft Rock', 'Ambient', 'Neo-Psychedelia', 'Dream Pop'}]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828.099999999997" calcext:value-type="float">
            <text:p>828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7.5" calcext:value-type="float">
            <text:p>67,5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183617150885" calcext:value-type="float">
            <text:p>0,000184</text:p>
          </table:table-cell>
          <table:table-cell office:value-type="float" office:value="0.0120824718011716" calcext:value-type="float">
            <text:p>0,01208</text:p>
          </table:table-cell>
          <table:table-cell office:value-type="float" office:value="8" calcext:value-type="float">
            <text:p>8</text:p>
          </table:table-cell>
          <table:table-cell office:value-type="float" office:value="0.0240533052693754" calcext:value-type="float">
            <text:p>0,0240533</text:p>
          </table:table-cell>
          <table:table-cell office:value-type="float" office:value="78968" calcext:value-type="float">
            <text:p>78968</text:p>
          </table:table-cell>
          <table:table-cell office:value-type="string" calcext:value-type="string">
            <text:p>Arthur or the Decline and Fall of the British Empire</text:p>
          </table:table-cell>
          <table:table-cell office:value-type="string" calcext:value-type="string">
            <text:p>[{'The Kinks'}]</text:p>
          </table:table-cell>
          <table:table-cell office:value-type="string" calcext:value-type="string">
            <text:p>[{'Pop Rock', 'Rock Opera'}]</text:p>
          </table:table-cell>
          <table:table-cell office:value-type="string" calcext:value-type="string">
            <text:p>[{'Rock Opera', 'Psychedelic Pop', 'Art Rock', 'Baroque Pop'}]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821.099999999998" calcext:value-type="float">
            <text:p>821,1</text:p>
          </table:table-cell>
          <table:table-cell office:value-type="float" office:value="459" calcext:value-type="float">
            <text:p>459</text:p>
          </table:table-cell>
          <table:table-cell office:value-type="float" office:value="0.459459459459459" calcext:value-type="float">
            <text:p>0,459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9122807017544" calcext:value-type="float">
            <text:p>0,6491</text:p>
          </table:table-cell>
          <table:table-cell office:value-type="float" office:value="0.0000120360841803728" calcext:value-type="float">
            <text:p>0,000012</text:p>
          </table:table-cell>
          <table:table-cell office:value-type="float" office:value="0.0106273116763111" calcext:value-type="float">
            <text:p>0,01063</text:p>
          </table:table-cell>
          <table:table-cell office:value-type="float" office:value="10" calcext:value-type="float">
            <text:p>10</text:p>
          </table:table-cell>
          <table:table-cell office:value-type="float" office:value="0.0233044898602099" calcext:value-type="float">
            <text:p>0,0233045</text:p>
          </table:table-cell>
          <table:table-cell office:value-type="float" office:value="68019" calcext:value-type="float">
            <text:p>68019</text:p>
          </table:table-cell>
          <table:table-cell office:value-type="string" calcext:value-type="string">
            <text:p>OIL OF EVERY PEARL'S UN-INSIDES</text:p>
          </table:table-cell>
          <table:table-cell office:value-type="string" calcext:value-type="string">
            <text:p>[{'SOPHIE'}]</text:p>
          </table:table-cell>
          <table:table-cell office:value-type="string" calcext:value-type="string">
            <text:p>[{'Deconstructed Club', 'Bubblegum Bass'}]</text:p>
          </table:table-cell>
          <table:table-cell office:value-type="string" calcext:value-type="string">
            <text:p>[{'Wonky', 'Ambient Pop', 'Art Pop', 'Ambient', 'Glitch Pop'}]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934" calcext:value-type="float">
            <text:p>934</text:p>
          </table:table-cell>
          <table:table-cell office:value-type="float" office:value="921.699999999998" calcext:value-type="float">
            <text:p>921,7</text:p>
          </table:table-cell>
          <table:table-cell office:value-type="float" office:value="455" calcext:value-type="float">
            <text:p>455</text:p>
          </table:table-cell>
          <table:table-cell office:value-type="float" office:value="0.455455455455455" calcext:value-type="float">
            <text:p>0,455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47440051847051" calcext:value-type="float">
            <text:p>0,6474</text:p>
          </table:table-cell>
          <table:table-cell office:value-type="float" office:value="0.0002881973489855" calcext:value-type="float">
            <text:p>0,000288</text:p>
          </table:table-cell>
          <table:table-cell office:value-type="float" office:value="0.0124639705966925" calcext:value-type="float">
            <text:p>0,01246</text:p>
          </table:table-cell>
          <table:table-cell office:value-type="float" office:value="10" calcext:value-type="float">
            <text:p>10</text:p>
          </table:table-cell>
          <table:table-cell office:value-type="float" office:value="0.0250202844448926" calcext:value-type="float">
            <text:p>0,0250203</text:p>
          </table:table-cell>
          <table:table-cell office:value-type="float" office:value="66535" calcext:value-type="float">
            <text:p>66535</text:p>
          </table:table-cell>
          <table:table-cell office:value-type="string" calcext:value-type="string">
            <text:p>Muerte</text:p>
          </table:table-cell>
          <table:table-cell office:value-type="string" calcext:value-type="string">
            <text:p>[{'Canserbero'}]</text:p>
          </table:table-cell>
          <table:table-cell office:value-type="string" calcext:value-type="string">
            <text:p>[{'Conscious Hip Hop', 'Latin Rap', 'Hardcore Hip Hop'}]</text:p>
          </table:table-cell>
          <table:table-cell office:value-type="string" calcext:value-type="string">
            <text:p>[{'Abstract Hip Hop', 'Jazz Rap', 'Political Hip Hop'}]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1350.6" calcext:value-type="float">
            <text:p>1350,6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2577728028629" calcext:value-type="float">
            <text:p>0,000258</text:p>
          </table:table-cell>
          <table:table-cell office:value-type="float" office:value="0.034949996062091" calcext:value-type="float">
            <text:p>0,03495</text:p>
          </table:table-cell>
          <table:table-cell office:value-type="float" office:value="14" calcext:value-type="float">
            <text:p>14</text:p>
          </table:table-cell>
          <table:table-cell office:value-type="float" office:value="0.0458552202173049" calcext:value-type="float">
            <text:p>0,0458552</text:p>
          </table:table-cell>
          <table:table-cell office:value-type="float" office:value="69687" calcext:value-type="float">
            <text:p>69687</text:p>
          </table:table-cell>
          <table:table-cell office:value-type="string" calcext:value-type="string">
            <text:p>A Blaze in the Northern Sky</text:p>
          </table:table-cell>
          <table:table-cell office:value-type="string" calcext:value-type="string">
            <text:p>[{'Darkthrone'}]</text:p>
          </table:table-cell>
          <table:table-cell office:value-type="string" calcext:value-type="string">
            <text:p>[{'Black Metal'}]</text:p>
          </table:table-cell>
          <table:table-cell office:value-type="string" calcext:value-type="string">
            <text:p>[{'Death Metal'}]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896.999999999999" calcext:value-type="float">
            <text:p>897,0</text:p>
          </table:table-cell>
          <table:table-cell office:value-type="float" office:value="454" calcext:value-type="float">
            <text:p>454</text:p>
          </table:table-cell>
          <table:table-cell office:value-type="float" office:value="0.454454454454454" calcext:value-type="float">
            <text:p>0,454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47020725388601" calcext:value-type="float">
            <text:p>0,6470</text:p>
          </table:table-cell>
          <table:table-cell office:value-type="float" office:value="0.0004744223181096" calcext:value-type="float">
            <text:p>0,000474</text:p>
          </table:table-cell>
          <table:table-cell office:value-type="float" office:value="0.0123098854727673" calcext:value-type="float">
            <text:p>0,01231</text:p>
          </table:table-cell>
          <table:table-cell office:value-type="float" office:value="17" calcext:value-type="float">
            <text:p>17</text:p>
          </table:table-cell>
          <table:table-cell office:value-type="float" office:value="0.0254503314476795" calcext:value-type="float">
            <text:p>0,0254503</text:p>
          </table:table-cell>
          <table:table-cell office:value-type="float" office:value="74855" calcext:value-type="float">
            <text:p>74855</text:p>
          </table:table-cell>
          <table:table-cell office:value-type="string" calcext:value-type="string">
            <text:p>Reign in Blood</text:p>
          </table:table-cell>
          <table:table-cell office:value-type="string" calcext:value-type="string">
            <text:p>[{'Slayer'}]</text:p>
          </table:table-cell>
          <table:table-cell office:value-type="string" calcext:value-type="string">
            <text:p>[{'Thrash Metal'}]</text:p>
          </table:table-cell>
          <table:table-cell office:value-type="string" calcext:value-type="string">
            <text:p>[{'Death Metal'}]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879" calcext:value-type="float">
            <text:p>879</text:p>
          </table:table-cell>
          <table:table-cell office:value-type="float" office:value="1007" calcext:value-type="float">
            <text:p>1007,0</text:p>
          </table:table-cell>
          <table:table-cell office:value-type="float" office:value="453" calcext:value-type="float">
            <text:p>453</text:p>
          </table:table-cell>
          <table:table-cell office:value-type="float" office:value="0.453453453453453" calcext:value-type="float">
            <text:p>0,4535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46601941747573" calcext:value-type="float">
            <text:p>0,6466</text:p>
          </table:table-cell>
          <table:table-cell office:value-type="float" office:value="0.00000942826594129199" calcext:value-type="float">
            <text:p>0,000009</text:p>
          </table:table-cell>
          <table:table-cell office:value-type="float" office:value="0.0156291695854769" calcext:value-type="float">
            <text:p>0,01563</text:p>
          </table:table-cell>
          <table:table-cell office:value-type="float" office:value="16" calcext:value-type="float">
            <text:p>16</text:p>
          </table:table-cell>
          <table:table-cell office:value-type="float" office:value="0.0314185233343451" calcext:value-type="float">
            <text:p>0,0314185</text:p>
          </table:table-cell>
          <table:table-cell office:value-type="float" office:value="66967" calcext:value-type="float">
            <text:p>66967</text:p>
          </table:table-cell>
          <table:table-cell office:value-type="string" calcext:value-type="string">
            <text:p>Terrifyer</text:p>
          </table:table-cell>
          <table:table-cell office:value-type="string" calcext:value-type="string">
            <text:p>[{'Pig Destroyer'}]</text:p>
          </table:table-cell>
          <table:table-cell office:value-type="string" calcext:value-type="string">
            <text:p>[{'Grindcore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808.199999999998" calcext:value-type="float">
            <text:p>808,2</text:p>
          </table:table-cell>
          <table:table-cell office:value-type="float" office:value="452" calcext:value-type="float">
            <text:p>452</text:p>
          </table:table-cell>
          <table:table-cell office:value-type="float" office:value="0.452452452452452" calcext:value-type="float">
            <text:p>0,4525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46183699870634" calcext:value-type="float">
            <text:p>0,6462</text:p>
          </table:table-cell>
          <table:table-cell office:value-type="float" office:value="0.0000327648958243481" calcext:value-type="float">
            <text:p>0,000033</text:p>
          </table:table-cell>
          <table:table-cell office:value-type="float" office:value="0.0107472673518678" calcext:value-type="float">
            <text:p>0,01075</text:p>
          </table:table-cell>
          <table:table-cell office:value-type="float" office:value="17" calcext:value-type="float">
            <text:p>17</text:p>
          </table:table-cell>
          <table:table-cell office:value-type="float" office:value="0.0247400440048162" calcext:value-type="float">
            <text:p>0,0247400</text:p>
          </table:table-cell>
          <table:table-cell office:value-type="float" office:value="74984" calcext:value-type="float">
            <text:p>74984</text:p>
          </table:table-cell>
          <table:table-cell office:value-type="string" calcext:value-type="string">
            <text:p>Fresh Fruit for Rotting Vegetables</text:p>
          </table:table-cell>
          <table:table-cell office:value-type="string" calcext:value-type="string">
            <text:p>[{'Dead Kennedys'}]</text:p>
          </table:table-cell>
          <table:table-cell office:value-type="string" calcext:value-type="string">
            <text:p>[{'Punk Rock', 'Hardcore Punk'}]</text:p>
          </table:table-cell>
          <table:table-cell office:value-type="string" calcext:value-type="string">
            <text:p>[{'Surf Punk', 'Anarcho-Punk'}]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float" office:value="1021.6" calcext:value-type="float">
            <text:p>1021,6</text:p>
          </table:table-cell>
          <table:table-cell office:value-type="float" office:value="451" calcext:value-type="float">
            <text:p>451</text:p>
          </table:table-cell>
          <table:table-cell office:value-type="float" office:value="0.451451451451451" calcext:value-type="float">
            <text:p>0,4515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5765998707175" calcext:value-type="float">
            <text:p>0,6458</text:p>
          </table:table-cell>
          <table:table-cell office:value-type="float" office:value="0.0002886988524931" calcext:value-type="float">
            <text:p>0,000289</text:p>
          </table:table-cell>
          <table:table-cell office:value-type="float" office:value="0.0157770321430295" calcext:value-type="float">
            <text:p>0,01578</text:p>
          </table:table-cell>
          <table:table-cell office:value-type="float" office:value="16" calcext:value-type="float">
            <text:p>16</text:p>
          </table:table-cell>
          <table:table-cell office:value-type="float" office:value="0.0308466241702657" calcext:value-type="float">
            <text:p>0,0308466</text:p>
          </table:table-cell>
          <table:table-cell office:value-type="float" office:value="69437" calcext:value-type="float">
            <text:p>69437</text:p>
          </table:table-cell>
          <table:table-cell office:value-type="string" calcext:value-type="string">
            <text:p>Hell Hath No Fury</text:p>
          </table:table-cell>
          <table:table-cell office:value-type="string" calcext:value-type="string">
            <text:p>[{'Clipse'}]</text:p>
          </table:table-cell>
          <table:table-cell office:value-type="string" calcext:value-type="string">
            <text:p>[{'Southern Hip Hop', 'Gangsta Rap'}]</text:p>
          </table:table-cell>
          <table:table-cell office:value-type="string" calcext:value-type="string">
            <text:p>[{'Experimental Hip Hop'}]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903.999999999998" calcext:value-type="float">
            <text:p>904,0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3005677688376" calcext:value-type="float">
            <text:p>0,000301</text:p>
          </table:table-cell>
          <table:table-cell office:value-type="float" office:value="0.013004552991864" calcext:value-type="float">
            <text:p>0,01300</text:p>
          </table:table-cell>
          <table:table-cell office:value-type="float" office:value="17" calcext:value-type="float">
            <text:p>17</text:p>
          </table:table-cell>
          <table:table-cell office:value-type="float" office:value="0.0253694892005645" calcext:value-type="float">
            <text:p>0,0253695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Mass in B minor</text:p>
          </table:table-cell>
          <table:table-cell office:value-type="string" calcext:value-type="string">
            <text:p>[{'John Eliot Gardiner', 'Johann Sebastian Bach'}]</text:p>
          </table:table-cell>
          <table:table-cell office:value-type="string" calcext:value-type="string">
            <text:p>[{'Mass', 'Baroque Music', 'Christian Liturgical Music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885" calcext:value-type="float">
            <text:p>885</text:p>
          </table:table-cell>
          <table:table-cell office:value-type="float" office:value="478.400000000002" calcext:value-type="float">
            <text:p>478,4</text:p>
          </table:table-cell>
          <table:table-cell office:value-type="float" office:value="449" calcext:value-type="float">
            <text:p>449</text:p>
          </table:table-cell>
          <table:table-cell office:value-type="float" office:value="0.449449449449449" calcext:value-type="float">
            <text:p>0,449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44932214331827" calcext:value-type="float">
            <text:p>0,6449</text:p>
          </table:table-cell>
          <table:table-cell office:value-type="float" office:value="0.0001815442697206" calcext:value-type="float">
            <text:p>0,000182</text:p>
          </table:table-cell>
          <table:table-cell office:value-type="float" office:value="0.0062588943159196" calcext:value-type="float">
            <text:p>0,00626</text:p>
          </table:table-cell>
          <table:table-cell office:value-type="float" office:value="12" calcext:value-type="float">
            <text:p>12</text:p>
          </table:table-cell>
          <table:table-cell office:value-type="float" office:value="0.0160949829107035" calcext:value-type="float">
            <text:p>0,0160950</text:p>
          </table:table-cell>
          <table:table-cell office:value-type="float" office:value="70659" calcext:value-type="float">
            <text:p>70659</text:p>
          </table:table-cell>
          <table:table-cell office:value-type="string" calcext:value-type="string">
            <text:p>How I'm Feeling Now</text:p>
          </table:table-cell>
          <table:table-cell office:value-type="string" calcext:value-type="string">
            <text:p>[{'Charli XCX'}]</text:p>
          </table:table-cell>
          <table:table-cell office:value-type="string" calcext:value-type="string">
            <text:p>[{'Bubblegum Bass', 'Hyperpop', 'Electropop'}]</text:p>
          </table:table-cell>
          <table:table-cell office:value-type="string" calcext:value-type="string">
            <text:p>[{'Pop Rap', 'Glitch Pop', 'Deconstructed Club', 'Alternative R&amp;B'}]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1137.2" calcext:value-type="float">
            <text:p>1137,2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5160471092334" calcext:value-type="float">
            <text:p>0,000516</text:p>
          </table:table-cell>
          <table:table-cell office:value-type="float" office:value="0.0176480330021028" calcext:value-type="float">
            <text:p>0,01765</text:p>
          </table:table-cell>
          <table:table-cell office:value-type="float" office:value="16" calcext:value-type="float">
            <text:p>16</text:p>
          </table:table-cell>
          <table:table-cell office:value-type="float" office:value="0.0331693540584962" calcext:value-type="float">
            <text:p>0,0331694</text:p>
          </table:table-cell>
          <table:table-cell office:value-type="float" office:value="63306" calcext:value-type="float">
            <text:p>63306</text:p>
          </table:table-cell>
          <table:table-cell office:value-type="string" calcext:value-type="string">
            <text:p>Vaudeville Villain</text:p>
          </table:table-cell>
          <table:table-cell office:value-type="string" calcext:value-type="string">
            <text:p>[{'Viktor Vaughn'}]</text:p>
          </table:table-cell>
          <table:table-cell office:value-type="string" calcext:value-type="string">
            <text:p>[{'East Coast Hip Hop', 'Abstract Hip Hop'}]</text:p>
          </table:table-cell>
          <table:table-cell office:value-type="string" calcext:value-type="string">
            <text:p>[{'Boom Bap', 'Experimental Hip Hop', 'Glitch Hop', 'Hardcore Hip Hop'}]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1009.1" calcext:value-type="float">
            <text:p>1009,1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" calcext:value-type="float">
            <text:p>0,000000</text:p>
          </table:table-cell>
          <table:table-cell office:value-type="float" office:value="0.0154278677062987" calcext:value-type="float">
            <text:p>0,01543</text:p>
          </table:table-cell>
          <table:table-cell office:value-type="float" office:value="16" calcext:value-type="float">
            <text:p>16</text:p>
          </table:table-cell>
          <table:table-cell office:value-type="float" office:value="0.0326787580714789" calcext:value-type="float">
            <text:p>0,0326788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The Mantle</text:p>
          </table:table-cell>
          <table:table-cell office:value-type="string" calcext:value-type="string">
            <text:p>[{'Agalloch'}]</text:p>
          </table:table-cell>
          <table:table-cell office:value-type="string" calcext:value-type="string">
            <text:p>[{'Dark Folk', 'Post-Metal', 'Folk Metal'}]</text:p>
          </table:table-cell>
          <table:table-cell office:value-type="string" calcext:value-type="string">
            <text:p>[{'Neofolk', 'Dark Folk', 'Atmospheric Black Metal', 'Post-Rock'}]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797.699999999998" calcext:value-type="float">
            <text:p>797,7</text:p>
          </table:table-cell>
          <table:table-cell office:value-type="float" office:value="448" calcext:value-type="float">
            <text:p>448</text:p>
          </table:table-cell>
          <table:table-cell office:value-type="float" office:value="0.448448448448448" calcext:value-type="float">
            <text:p>0,448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44516129032258" calcext:value-type="float">
            <text:p>0,6445</text:p>
          </table:table-cell>
          <table:table-cell office:value-type="float" office:value="0.0000270811894058387" calcext:value-type="float">
            <text:p>0,000027</text:p>
          </table:table-cell>
          <table:table-cell office:value-type="float" office:value="0.0105415212472589" calcext:value-type="float">
            <text:p>0,01054</text:p>
          </table:table-cell>
          <table:table-cell office:value-type="float" office:value="17" calcext:value-type="float">
            <text:p>17</text:p>
          </table:table-cell>
          <table:table-cell office:value-type="float" office:value="0.0248755067023658" calcext:value-type="float">
            <text:p>0,0248755</text:p>
          </table:table-cell>
          <table:table-cell office:value-type="float" office:value="74062" calcext:value-type="float">
            <text:p>74062</text:p>
          </table:table-cell>
          <table:table-cell office:value-type="string" calcext:value-type="string">
            <text:p>Plastic Surgery Disasters</text:p>
          </table:table-cell>
          <table:table-cell office:value-type="string" calcext:value-type="string">
            <text:p>[{'Dead Kennedys'}]</text:p>
          </table:table-cell>
          <table:table-cell office:value-type="string" calcext:value-type="string">
            <text:p>[{'Hardcore Punk'}]</text:p>
          </table:table-cell>
          <table:table-cell office:value-type="string" calcext:value-type="string">
            <text:p>[{'Surf Punk', 'Anarcho-Punk'}]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892" calcext:value-type="float">
            <text:p>892</text:p>
          </table:table-cell>
          <table:table-cell office:value-type="float" office:value="790.899999999998" calcext:value-type="float">
            <text:p>790,9</text:p>
          </table:table-cell>
          <table:table-cell office:value-type="float" office:value="447" calcext:value-type="float">
            <text:p>447</text:p>
          </table:table-cell>
          <table:table-cell office:value-type="float" office:value="0.447447447447447" calcext:value-type="float">
            <text:p>0,447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44100580270793" calcext:value-type="float">
            <text:p>0,6441</text:p>
          </table:table-cell>
          <table:table-cell office:value-type="float" office:value="0.0000063523777618634" calcext:value-type="float">
            <text:p>0,000006</text:p>
          </table:table-cell>
          <table:table-cell office:value-type="float" office:value="0.0105134203245455" calcext:value-type="float">
            <text:p>0,01051</text:p>
          </table:table-cell>
          <table:table-cell office:value-type="float" office:value="10" calcext:value-type="float">
            <text:p>10</text:p>
          </table:table-cell>
          <table:table-cell office:value-type="float" office:value="0.0232739638768571" calcext:value-type="float">
            <text:p>0,0232740</text:p>
          </table:table-cell>
          <table:table-cell office:value-type="float" office:value="65559" calcext:value-type="float">
            <text:p>65559</text:p>
          </table:table-cell>
          <table:table-cell office:value-type="string" calcext:value-type="string">
            <text:p>Terminal Redux</text:p>
          </table:table-cell>
          <table:table-cell office:value-type="string" calcext:value-type="string">
            <text:p>[{'Vektor'}]</text:p>
          </table:table-cell>
          <table:table-cell office:value-type="string" calcext:value-type="string">
            <text:p>[{'Technical Thrash Metal'}]</text:p>
          </table:table-cell>
          <table:table-cell office:value-type="string" calcext:value-type="string">
            <text:p>[{'Black Metal', 'Progressive Metal'}]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1078" calcext:value-type="float">
            <text:p>1078,0</text:p>
          </table:table-cell>
          <table:table-cell office:value-type="float" office:value="441" calcext:value-type="float">
            <text:p>441</text:p>
          </table:table-cell>
          <table:table-cell office:value-type="float" office:value="0.441441441441441" calcext:value-type="float">
            <text:p>0,441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41618497109827" calcext:value-type="float">
            <text:p>0,6416</text:p>
          </table:table-cell>
          <table:table-cell office:value-type="float" office:value="0.0003808083300401" calcext:value-type="float">
            <text:p>0,000381</text:p>
          </table:table-cell>
          <table:table-cell office:value-type="float" office:value="0.0169381863356611" calcext:value-type="float">
            <text:p>0,01694</text:p>
          </table:table-cell>
          <table:table-cell office:value-type="float" office:value="16" calcext:value-type="float">
            <text:p>16</text:p>
          </table:table-cell>
          <table:table-cell office:value-type="float" office:value="0.0328929053306598" calcext:value-type="float">
            <text:p>0,0328929</text:p>
          </table:table-cell>
          <table:table-cell office:value-type="float" office:value="64170" calcext:value-type="float">
            <text:p>64170</text:p>
          </table:table-cell>
          <table:table-cell office:value-type="string" calcext:value-type="string">
            <text:p>Nada como um dia apÃ³s o outro dia</text:p>
          </table:table-cell>
          <table:table-cell office:value-type="string" calcext:value-type="string">
            <text:p>[{'"Racionais MC\'s"'}]</text:p>
          </table:table-cell>
          <table:table-cell office:value-type="string" calcext:value-type="string">
            <text:p>[{'Conscious Hip Hop', 'Hardcore Hip Hop'}]</text:p>
          </table:table-cell>
          <table:table-cell office:value-type="string" calcext:value-type="string">
            <text:p>[{'Spoken Word', 'G-Funk', 'Boom Bap'}]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1022.9" calcext:value-type="float">
            <text:p>1022,9</text:p>
          </table:table-cell>
          <table:table-cell office:value-type="float" office:value="440" calcext:value-type="float">
            <text:p>440</text:p>
          </table:table-cell>
          <table:table-cell office:value-type="float" office:value="0.44044044044044" calcext:value-type="float">
            <text:p>0,440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41206675224647" calcext:value-type="float">
            <text:p>0,6412</text:p>
          </table:table-cell>
          <table:table-cell office:value-type="float" office:value="0.00000869272746360255" calcext:value-type="float">
            <text:p>0,000009</text:p>
          </table:table-cell>
          <table:table-cell office:value-type="float" office:value="0.0157469514573043" calcext:value-type="float">
            <text:p>0,01575</text:p>
          </table:table-cell>
          <table:table-cell office:value-type="float" office:value="16" calcext:value-type="float">
            <text:p>16</text:p>
          </table:table-cell>
          <table:table-cell office:value-type="float" office:value="0.0318128250781351" calcext:value-type="float">
            <text:p>0,0318128</text:p>
          </table:table-cell>
          <table:table-cell office:value-type="float" office:value="63669" calcext:value-type="float">
            <text:p>63669</text:p>
          </table:table-cell>
          <table:table-cell office:value-type="string" calcext:value-type="string">
            <text:p>The Texas-Jerusalem Crossroads</text:p>
          </table:table-cell>
          <table:table-cell office:value-type="string" calcext:value-type="string">
            <text:p>[{'Lift to Experience'}]</text:p>
          </table:table-cell>
          <table:table-cell office:value-type="string" calcext:value-type="string">
            <text:p>[{'Christian Rock', 'Shoegaze', 'Post-Rock'}]</text:p>
          </table:table-cell>
          <table:table-cell office:value-type="string" calcext:value-type="string">
            <text:p>[{'Indie Rock', 'Space Rock Revival', 'Rock Opera', 'Space Rock'}]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1037" calcext:value-type="float">
            <text:p>1037,0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2624535022664" calcext:value-type="float">
            <text:p>0,000262</text:p>
          </table:table-cell>
          <table:table-cell office:value-type="float" office:value="0.0159545174339148" calcext:value-type="float">
            <text:p>0,01595</text:p>
          </table:table-cell>
          <table:table-cell office:value-type="float" office:value="16" calcext:value-type="float">
            <text:p>16</text:p>
          </table:table-cell>
          <table:table-cell office:value-type="float" office:value="0.0336219888575379" calcext:value-type="float">
            <text:p>0,0336220</text:p>
          </table:table-cell>
          <table:table-cell office:value-type="float" office:value="65780" calcext:value-type="float">
            <text:p>65780</text:p>
          </table:table-cell>
          <table:table-cell office:value-type="string" calcext:value-type="string">
            <text:p>Feldman Edition 6: String Quartet No. 2</text:p>
          </table:table-cell>
          <table:table-cell office:value-type="string" calcext:value-type="string">
            <text:p>[{'FLUX Quartet', 'Morton Feldman'}]</text:p>
          </table:table-cell>
          <table:table-cell office:value-type="string" calcext:value-type="string">
            <text:p>[{'Chamber Music', 'Modern Classic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637.8" calcext:value-type="float">
            <text:p>637,8</text:p>
          </table:table-cell>
          <table:table-cell office:value-type="float" office:value="439" calcext:value-type="float">
            <text:p>439</text:p>
          </table:table-cell>
          <table:table-cell office:value-type="float" office:value="0.439439439439439" calcext:value-type="float">
            <text:p>0,439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40795381654907" calcext:value-type="float">
            <text:p>0,6408</text:p>
          </table:table-cell>
          <table:table-cell office:value-type="float" office:value="0.0005426936622661" calcext:value-type="float">
            <text:p>0,000543</text:p>
          </table:table-cell>
          <table:table-cell office:value-type="float" office:value="0.0091146495481963" calcext:value-type="float">
            <text:p>0,00911</text:p>
          </table:table-cell>
          <table:table-cell office:value-type="float" office:value="12" calcext:value-type="float">
            <text:p>12</text:p>
          </table:table-cell>
          <table:table-cell office:value-type="float" office:value="0.016451198350728" calcext:value-type="float">
            <text:p>0,0164512</text:p>
          </table:table-cell>
          <table:table-cell office:value-type="float" office:value="58642" calcext:value-type="float">
            <text:p>58642</text:p>
          </table:table-cell>
          <table:table-cell office:value-type="string" calcext:value-type="string">
            <text:p>Aethiopes</text:p>
          </table:table-cell>
          <table:table-cell office:value-type="string" calcext:value-type="string">
            <text:p>[{'billy woods'}]</text:p>
          </table:table-cell>
          <table:table-cell office:value-type="string" calcext:value-type="string">
            <text:p>[{'Experimental Hip Hop', 'Abstract Hip Hop', 'East Coast Hip Hop'}]</text:p>
          </table:table-cell>
          <table:table-cell office:value-type="string" calcext:value-type="string">
            <text:p>[{'Hardcore Hip Hop', 'Jazz Rap', 'Drumless'}]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876" calcext:value-type="float">
            <text:p>876</text:p>
          </table:table-cell>
          <table:table-cell office:value-type="float" office:value="912.499999999997" calcext:value-type="float">
            <text:p>912,5</text:p>
          </table:table-cell>
          <table:table-cell office:value-type="float" office:value="438" calcext:value-type="float">
            <text:p>438</text:p>
          </table:table-cell>
          <table:table-cell office:value-type="float" office:value="0.438438438438438" calcext:value-type="float">
            <text:p>0,4384</text:p>
          </table:table-cell>
          <table:table-cell office:value-type="float" office:value="68.8" calcext:value-type="float">
            <text:p>68,8</text:p>
          </table:table-cell>
          <table:table-cell office:value-type="float" office:value="2" calcext:value-type="float">
            <text:p>2</text:p>
          </table:table-cell>
          <table:table-cell office:value-type="float" office:value="0.640384615384615" calcext:value-type="float">
            <text:p>0,6404</text:p>
          </table:table-cell>
          <table:table-cell office:value-type="float" office:value="0.0004058835054159" calcext:value-type="float">
            <text:p>0,000406</text:p>
          </table:table-cell>
          <table:table-cell office:value-type="float" office:value="0.0119735071841941" calcext:value-type="float">
            <text:p>0,01197</text:p>
          </table:table-cell>
          <table:table-cell office:value-type="float" office:value="17" calcext:value-type="float">
            <text:p>17</text:p>
          </table:table-cell>
          <table:table-cell office:value-type="float" office:value="0.0246284373782799" calcext:value-type="float">
            <text:p>0,0246284</text:p>
          </table:table-cell>
          <table:table-cell office:value-type="float" office:value="65063" calcext:value-type="float">
            <text:p>65063</text:p>
          </table:table-cell>
          <table:table-cell office:value-type="string" calcext:value-type="string">
            <text:p>Symphony No. 9 "Choral"</text:p>
          </table:table-cell>
          <table:table-cell office:value-type="string" calcext:value-type="string">
            <text:p>[{'Ludwig van Beethoven'}]</text:p>
          </table:table-cell>
          <table:table-cell office:value-type="string" calcext:value-type="string">
            <text:p>[{'Choral Symphony', 'Romanticism', 'Symphony'}]</text:p>
          </table:table-cell>
          <table:table-cell office:value-type="string" calcext:value-type="string">
            <text:p>[{'Choral', 'Choral Symphony'}]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890.099999999998" calcext:value-type="float">
            <text:p>890,1</text:p>
          </table:table-cell>
          <table:table-cell office:value-type="float" office:value="434" calcext:value-type="float">
            <text:p>434</text:p>
          </table:table-cell>
          <table:table-cell office:value-type="float" office:value="0.434434434434434" calcext:value-type="float">
            <text:p>0,4344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38746803069054" calcext:value-type="float">
            <text:p>0,6387</text:p>
          </table:table-cell>
          <table:table-cell office:value-type="float" office:value="0.0002774986074919" calcext:value-type="float">
            <text:p>0,000277</text:p>
          </table:table-cell>
          <table:table-cell office:value-type="float" office:value="0.0122781292651479" calcext:value-type="float">
            <text:p>0,01228</text:p>
          </table:table-cell>
          <table:table-cell office:value-type="float" office:value="8" calcext:value-type="float">
            <text:p>8</text:p>
          </table:table-cell>
          <table:table-cell office:value-type="float" office:value="0.0246720798703242" calcext:value-type="float">
            <text:p>0,0246721</text:p>
          </table:table-cell>
          <table:table-cell office:value-type="float" office:value="63821" calcext:value-type="float">
            <text:p>63821</text:p>
          </table:table-cell>
          <table:table-cell office:value-type="string" calcext:value-type="string">
            <text:p>Ascension [Edition II]</text:p>
          </table:table-cell>
          <table:table-cell office:value-type="string" calcext:value-type="string">
            <text:p>[{'John Coltrane'}]</text:p>
          </table:table-cell>
          <table:table-cell office:value-type="string" calcext:value-type="string">
            <text:p>[{'Spiritual Jazz', 'Free Jazz'}]</text:p>
          </table:table-cell>
          <table:table-cell office:value-type="string" calcext:value-type="string">
            <text:p>[{'Experimental Big Band', 'Post-Bop'}]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1296.69999999999" calcext:value-type="float">
            <text:p>1296,7</text:p>
          </table:table-cell>
          <table:table-cell office:value-type="float" office:value="432" calcext:value-type="float">
            <text:p>432</text:p>
          </table:table-cell>
          <table:table-cell office:value-type="float" office:value="0.432432432432432" calcext:value-type="float">
            <text:p>0,4324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37931034482759" calcext:value-type="float">
            <text:p>0,6379</text:p>
          </table:table-cell>
          <table:table-cell office:value-type="float" office:value="0.0000902706313527957" calcext:value-type="float">
            <text:p>0,000090</text:p>
          </table:table-cell>
          <table:table-cell office:value-type="float" office:value="0.0341842560048742" calcext:value-type="float">
            <text:p>0,03418</text:p>
          </table:table-cell>
          <table:table-cell office:value-type="float" office:value="14" calcext:value-type="float">
            <text:p>14</text:p>
          </table:table-cell>
          <table:table-cell office:value-type="float" office:value="0.0491584883258071" calcext:value-type="float">
            <text:p>0,0491585</text:p>
          </table:table-cell>
          <table:table-cell office:value-type="float" office:value="65225" calcext:value-type="float">
            <text:p>6522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[{'Alice in Chains'}]</text:p>
          </table:table-cell>
          <table:table-cell office:value-type="string" calcext:value-type="string">
            <text:p>[{'Grunge', 'Alternative Metal'}]</text:p>
          </table:table-cell>
          <table:table-cell office:value-type="string" calcext:value-type="string">
            <text:p>[{'Stoner Metal', 'Sludge Metal'}]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28.199999999999" calcext:value-type="float">
            <text:p>728,2</text:p>
          </table:table-cell>
          <table:table-cell office:value-type="float" office:value="431" calcext:value-type="float">
            <text:p>431</text:p>
          </table:table-cell>
          <table:table-cell office:value-type="float" office:value="0.431431431431431" calcext:value-type="float">
            <text:p>0,431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37523931078494" calcext:value-type="float">
            <text:p>0,6375</text:p>
          </table:table-cell>
          <table:table-cell office:value-type="float" office:value="0.0000220661543306834" calcext:value-type="float">
            <text:p>0,000022</text:p>
          </table:table-cell>
          <table:table-cell office:value-type="float" office:value="0.0096053143994287" calcext:value-type="float">
            <text:p>0,00961</text:p>
          </table:table-cell>
          <table:table-cell office:value-type="float" office:value="8" calcext:value-type="float">
            <text:p>8</text:p>
          </table:table-cell>
          <table:table-cell office:value-type="float" office:value="0.0222107155657719" calcext:value-type="float">
            <text:p>0,0222107</text:p>
          </table:table-cell>
          <table:table-cell office:value-type="float" office:value="62809" calcext:value-type="float">
            <text:p>62809</text:p>
          </table:table-cell>
          <table:table-cell office:value-type="string" calcext:value-type="string">
            <text:p>The Jazz Composer's Orchestra</text:p>
          </table:table-cell>
          <table:table-cell office:value-type="string" calcext:value-type="string">
            <text:p>[{'"The Jazz Composer\'s Orchestra"'}]</text:p>
          </table:table-cell>
          <table:table-cell office:value-type="string" calcext:value-type="string">
            <text:p>[{'Experimental Big Band', 'Free Jazz'}]</text:p>
          </table:table-cell>
          <table:table-cell office:value-type="string" calcext:value-type="string">
            <text:p>[{'Conducted Improvisation', 'Third Stream', 'Modern Creative'}]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1279.39999999999" calcext:value-type="float">
            <text:p>1279,4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1774207964366" calcext:value-type="float">
            <text:p>0,000177</text:p>
          </table:table-cell>
          <table:table-cell office:value-type="float" office:value="0.0336814035282196" calcext:value-type="float">
            <text:p>0,03368</text:p>
          </table:table-cell>
          <table:table-cell office:value-type="float" office:value="14" calcext:value-type="float">
            <text:p>14</text:p>
          </table:table-cell>
          <table:table-cell office:value-type="float" office:value="0.0487317251880281" calcext:value-type="float">
            <text:p>0,0487317</text:p>
          </table:table-cell>
          <table:table-cell office:value-type="float" office:value="62620" calcext:value-type="float">
            <text:p>62620</text:p>
          </table:table-cell>
          <table:table-cell office:value-type="string" calcext:value-type="string">
            <text:p>The Downward Spiral</text:p>
          </table:table-cell>
          <table:table-cell office:value-type="string" calcext:value-type="string">
            <text:p>[{'Nine Inch Nails'}]</text:p>
          </table:table-cell>
          <table:table-cell office:value-type="string" calcext:value-type="string">
            <text:p>[{'Industrial Rock'}]</text:p>
          </table:table-cell>
          <table:table-cell office:value-type="string" calcext:value-type="string">
            <text:p>[{'Noise Rock', 'Electro-Industrial', 'Industrial Metal', 'Art Rock'}]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871.299999999998" calcext:value-type="float">
            <text:p>871,3</text:p>
          </table:table-cell>
          <table:table-cell office:value-type="float" office:value="430" calcext:value-type="float">
            <text:p>430</text:p>
          </table:table-cell>
          <table:table-cell office:value-type="float" office:value="0.43043043043043" calcext:value-type="float">
            <text:p>0,430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37117346938776" calcext:value-type="float">
            <text:p>0,6371</text:p>
          </table:table-cell>
          <table:table-cell office:value-type="float" office:value="0.0002324970260842" calcext:value-type="float">
            <text:p>0,000232</text:p>
          </table:table-cell>
          <table:table-cell office:value-type="float" office:value="0.0115492752575313" calcext:value-type="float">
            <text:p>0,01155</text:p>
          </table:table-cell>
          <table:table-cell office:value-type="float" office:value="10" calcext:value-type="float">
            <text:p>10</text:p>
          </table:table-cell>
          <table:table-cell office:value-type="float" office:value="0.0261977968550489" calcext:value-type="float">
            <text:p>0,0261978</text:p>
          </table:table-cell>
          <table:table-cell office:value-type="float" office:value="60945" calcext:value-type="float">
            <text:p>60945</text:p>
          </table:table-cell>
          <table:table-cell office:value-type="string" calcext:value-type="string">
            <text:p>You Won't Get What You Want</text:p>
          </table:table-cell>
          <table:table-cell office:value-type="string" calcext:value-type="string">
            <text:p>[{'Daughters'}]</text:p>
          </table:table-cell>
          <table:table-cell office:value-type="string" calcext:value-type="string">
            <text:p>[{'Noise Rock', 'Industrial Rock'}]</text:p>
          </table:table-cell>
          <table:table-cell office:value-type="string" calcext:value-type="string">
            <text:p>[{'Post-Hardcore', 'No Wave', 'Post-Punk', 'Art Punk'}]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float" office:value="514.900000000002" calcext:value-type="float">
            <text:p>514,9</text:p>
          </table:table-cell>
          <table:table-cell office:value-type="float" office:value="429" calcext:value-type="float">
            <text:p>429</text:p>
          </table:table-cell>
          <table:table-cell office:value-type="float" office:value="0.429429429429429" calcext:value-type="float">
            <text:p>0,4294</text:p>
          </table:table-cell>
          <table:table-cell office:value-type="float" office:value="68.3" calcext:value-type="float">
            <text:p>68,3</text:p>
          </table:table-cell>
          <table:table-cell office:value-type="float" office:value="2" calcext:value-type="float">
            <text:p>2</text:p>
          </table:table-cell>
          <table:table-cell office:value-type="float" office:value="0.636711281070746" calcext:value-type="float">
            <text:p>0,6367</text:p>
          </table:table-cell>
          <table:table-cell office:value-type="float" office:value="0.000046806994034783" calcext:value-type="float">
            <text:p>0,000047</text:p>
          </table:table-cell>
          <table:table-cell office:value-type="float" office:value="0.0076526981149954" calcext:value-type="float">
            <text:p>0,00765</text:p>
          </table:table-cell>
          <table:table-cell office:value-type="float" office:value="12" calcext:value-type="float">
            <text:p>12</text:p>
          </table:table-cell>
          <table:table-cell office:value-type="float" office:value="0.0164951471546253" calcext:value-type="float">
            <text:p>0,0164951</text:p>
          </table:table-cell>
          <table:table-cell office:value-type="float" office:value="63593" calcext:value-type="float">
            <text:p>63593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[{'Pharoah Sanders', 'Floating Points', 'London Symphony Orchestra'}]</text:p>
          </table:table-cell>
          <table:table-cell office:value-type="string" calcext:value-type="string">
            <text:p>[{'Post-Minimalism', 'Third Stream'}]</text:p>
          </table:table-cell>
          <table:table-cell office:value-type="string" calcext:value-type="string">
            <text:p>[{'Ambient', 'Progressive Electronic', 'Chamber Jazz', 'Spiritual Jazz', 'Minimalism'}]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float" office:value="1381.8" calcext:value-type="float">
            <text:p>1381,8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553373298864281" calcext:value-type="float">
            <text:p>0,000055</text:p>
          </table:table-cell>
          <table:table-cell office:value-type="float" office:value="0.0355999947519367" calcext:value-type="float">
            <text:p>0,03560</text:p>
          </table:table-cell>
          <table:table-cell office:value-type="float" office:value="14" calcext:value-type="float">
            <text:p>14</text:p>
          </table:table-cell>
          <table:table-cell office:value-type="float" office:value="0.05083907293742" calcext:value-type="float">
            <text:p>0,0508391</text:p>
          </table:table-cell>
          <table:table-cell office:value-type="float" office:value="61151" calcext:value-type="float">
            <text:p>61151</text:p>
          </table:table-cell>
          <table:table-cell office:value-type="string" calcext:value-type="string">
            <text:p>6 Feet Deep</text:p>
          </table:table-cell>
          <table:table-cell office:value-type="string" calcext:value-type="string">
            <text:p>[{'Gravediggaz'}]</text:p>
          </table:table-cell>
          <table:table-cell office:value-type="string" calcext:value-type="string">
            <text:p>[{'East Coast Hip Hop', 'Horrorcore'}]</text:p>
          </table:table-cell>
          <table:table-cell office:value-type="string" calcext:value-type="string">
            <text:p>[{'Experimental Hip Hop', 'Jazz Rap', 'Boom Bap'}]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519.200000000002" calcext:value-type="float">
            <text:p>519,2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0999663658314293" calcext:value-type="float">
            <text:p>0,000100</text:p>
          </table:table-cell>
          <table:table-cell office:value-type="float" office:value="0.0064798769743845" calcext:value-type="float">
            <text:p>0,00648</text:p>
          </table:table-cell>
          <table:table-cell office:value-type="float" office:value="12" calcext:value-type="float">
            <text:p>12</text:p>
          </table:table-cell>
          <table:table-cell office:value-type="float" office:value="0.0151631983840241" calcext:value-type="float">
            <text:p>0,0151632</text:p>
          </table:table-cell>
          <table:table-cell office:value-type="float" office:value="56592" calcext:value-type="float">
            <text:p>56592</text:p>
          </table:table-cell>
          <table:table-cell office:value-type="string" calcext:value-type="string">
            <text:p>By the Time I Get to Phoenix</text:p>
          </table:table-cell>
          <table:table-cell office:value-type="string" calcext:value-type="string">
            <text:p>[{'Injury Reserve'}]</text:p>
          </table:table-cell>
          <table:table-cell office:value-type="string" calcext:value-type="string">
            <text:p>[{'Experimental', 'Experimental Hip Hop', 'Glitch Hop'}]</text:p>
          </table:table-cell>
          <table:table-cell office:value-type="string" calcext:value-type="string">
            <text:p>[{'Industrial Hip Hop', 'Glitch', 'Abstract Hip Hop', 'Experimental Rock', 'Sound Collage'}]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506.000000000002" calcext:value-type="float">
            <text:p>506,0</text:p>
          </table:table-cell>
          <table:table-cell office:value-type="float" office:value="428" calcext:value-type="float">
            <text:p>428</text:p>
          </table:table-cell>
          <table:table-cell office:value-type="float" office:value="0.428428428428428" calcext:value-type="float">
            <text:p>0,428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36305732484076" calcext:value-type="float">
            <text:p>0,6363</text:p>
          </table:table-cell>
          <table:table-cell office:value-type="float" office:value="0.000121029513147" calcext:value-type="float">
            <text:p>0,000121</text:p>
          </table:table-cell>
          <table:table-cell office:value-type="float" office:value="0.0073880863086482" calcext:value-type="float">
            <text:p>0,00739</text:p>
          </table:table-cell>
          <table:table-cell office:value-type="float" office:value="12" calcext:value-type="float">
            <text:p>12</text:p>
          </table:table-cell>
          <table:table-cell office:value-type="float" office:value="0.0167275067093746" calcext:value-type="float">
            <text:p>0,0167275</text:p>
          </table:table-cell>
          <table:table-cell office:value-type="float" office:value="62058" calcext:value-type="float">
            <text:p>62058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[{'black midi'}]</text:p>
          </table:table-cell>
          <table:table-cell office:value-type="string" calcext:value-type="string">
            <text:p>[{'Brutal Prog', 'Avant-Prog'}]</text:p>
          </table:table-cell>
          <table:table-cell office:value-type="string" calcext:value-type="string">
            <text:p>[{'Jazz-Rock', 'Vaudeville', 'Art Rock'}]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585.200000000002" calcext:value-type="float">
            <text:p>585,2</text:p>
          </table:table-cell>
          <table:table-cell office:value-type="float" office:value="427" calcext:value-type="float">
            <text:p>427</text:p>
          </table:table-cell>
          <table:table-cell office:value-type="float" office:value="0.427427427427427" calcext:value-type="float">
            <text:p>0,427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35900700190961" calcext:value-type="float">
            <text:p>0,6359</text:p>
          </table:table-cell>
          <table:table-cell office:value-type="float" office:value="0.0000135405947029194" calcext:value-type="float">
            <text:p>0,000014</text:p>
          </table:table-cell>
          <table:table-cell office:value-type="float" office:value="0.0095847316169079" calcext:value-type="float">
            <text:p>0,00958</text:p>
          </table:table-cell>
          <table:table-cell office:value-type="float" office:value="12" calcext:value-type="float">
            <text:p>12</text:p>
          </table:table-cell>
          <table:table-cell office:value-type="float" office:value="0.0203211937984235" calcext:value-type="float">
            <text:p>0,0203212</text:p>
          </table:table-cell>
          <table:table-cell office:value-type="float" office:value="66348" calcext:value-type="float">
            <text:p>66348</text:p>
          </table:table-cell>
          <table:table-cell office:value-type="string" calcext:value-type="string">
            <text:p>Dragon New Warm Mountain I Believe in You</text:p>
          </table:table-cell>
          <table:table-cell office:value-type="string" calcext:value-type="string">
            <text:p>[{'Big Thief'}]</text:p>
          </table:table-cell>
          <table:table-cell office:value-type="string" calcext:value-type="string">
            <text:p>[{'Indie Folk', 'Folk Rock'}]</text:p>
          </table:table-cell>
          <table:table-cell office:value-type="string" calcext:value-type="string">
            <text:p>[{'Americana', 'Neo-Psychedelia', 'Singer-Songwriter', 'Indie Rock', 'Alt-Country'}]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961.199999999998" calcext:value-type="float">
            <text:p>961,2</text:p>
          </table:table-cell>
          <table:table-cell office:value-type="float" office:value="425" calcext:value-type="float">
            <text:p>425</text:p>
          </table:table-cell>
          <table:table-cell office:value-type="float" office:value="0.425425425425425" calcext:value-type="float">
            <text:p>0,425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35092180546726" calcext:value-type="float">
            <text:p>0,6351</text:p>
          </table:table-cell>
          <table:table-cell office:value-type="float" office:value="0.0004530248351223" calcext:value-type="float">
            <text:p>0,000453</text:p>
          </table:table-cell>
          <table:table-cell office:value-type="float" office:value="0.013737452643342" calcext:value-type="float">
            <text:p>0,01374</text:p>
          </table:table-cell>
          <table:table-cell office:value-type="float" office:value="17" calcext:value-type="float">
            <text:p>17</text:p>
          </table:table-cell>
          <table:table-cell office:value-type="float" office:value="0.0280309417429654" calcext:value-type="float">
            <text:p>0,0280309</text:p>
          </table:table-cell>
          <table:table-cell office:value-type="float" office:value="58956" calcext:value-type="float">
            <text:p>58956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[{'Sonic Youth'}]</text:p>
          </table:table-cell>
          <table:table-cell office:value-type="string" calcext:value-type="string">
            <text:p>[{'Noise Rock', 'Alternative Rock'}]</text:p>
          </table:table-cell>
          <table:table-cell office:value-type="string" calcext:value-type="string">
            <text:p>[{'Slacker Rock', 'Post-Punk', 'Experimental Rock'}]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1085.6" calcext:value-type="float">
            <text:p>1085,6</text:p>
          </table:table-cell>
          <table:table-cell office:value-type="float" office:value="424" calcext:value-type="float">
            <text:p>424</text:p>
          </table:table-cell>
          <table:table-cell office:value-type="float" office:value="0.424424424424424" calcext:value-type="float">
            <text:p>0,424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34688691232529" calcext:value-type="float">
            <text:p>0,6347</text:p>
          </table:table-cell>
          <table:table-cell office:value-type="float" office:value="0.000226679585397" calcext:value-type="float">
            <text:p>0,000227</text:p>
          </table:table-cell>
          <table:table-cell office:value-type="float" office:value="0.0160068990234693" calcext:value-type="float">
            <text:p>0,01601</text:p>
          </table:table-cell>
          <table:table-cell office:value-type="float" office:value="16" calcext:value-type="float">
            <text:p>16</text:p>
          </table:table-cell>
          <table:table-cell office:value-type="float" office:value="0.0343219100164641" calcext:value-type="float">
            <text:p>0,0343219</text:p>
          </table:table-cell>
          <table:table-cell office:value-type="float" office:value="57802" calcext:value-type="float">
            <text:p>57802</text:p>
          </table:table-cell>
          <table:table-cell office:value-type="string" calcext:value-type="string">
            <text:p>Deltron 3030</text:p>
          </table:table-cell>
          <table:table-cell office:value-type="string" calcext:value-type="string">
            <text:p>[{'Deltron 3030'}]</text:p>
          </table:table-cell>
          <table:table-cell office:value-type="string" calcext:value-type="string">
            <text:p>[{'Experimental Hip Hop', 'Abstract Hip Hop', 'West Coast Hip Hop'}]</text:p>
          </table:table-cell>
          <table:table-cell office:value-type="string" calcext:value-type="string">
            <text:p>[{'Conscious Hip Hop', 'Turntablism', 'Abstract Hip Hop', 'Boom Bap'}]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1003.6" calcext:value-type="float">
            <text:p>1003,6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0934324915620841" calcext:value-type="float">
            <text:p>0,000093</text:p>
          </table:table-cell>
          <table:table-cell office:value-type="float" office:value="0.0154991237555844" calcext:value-type="float">
            <text:p>0,01550</text:p>
          </table:table-cell>
          <table:table-cell office:value-type="float" office:value="16" calcext:value-type="float">
            <text:p>16</text:p>
          </table:table-cell>
          <table:table-cell office:value-type="float" office:value="0.0326278689833025" calcext:value-type="float">
            <text:p>0,0326279</text:p>
          </table:table-cell>
          <table:table-cell office:value-type="float" office:value="57416" calcext:value-type="float">
            <text:p>57416</text:p>
          </table:table-cell>
          <table:table-cell office:value-type="string" calcext:value-type="string">
            <text:p>From Mars to Sirius</text:p>
          </table:table-cell>
          <table:table-cell office:value-type="string" calcext:value-type="string">
            <text:p>[{'Gojira'}]</text:p>
          </table:table-cell>
          <table:table-cell office:value-type="string" calcext:value-type="string">
            <text:p>[{'Death Metal', 'Progressive Metal'}]</text:p>
          </table:table-cell>
          <table:table-cell office:value-type="string" calcext:value-type="string">
            <text:p>[{'Groove Metal', 'Sludge Metal'}]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01" calcext:value-type="float">
            <text:p>901</text:p>
          </table:table-cell>
          <table:table-cell office:value-type="float" office:value="538.900000000002" calcext:value-type="float">
            <text:p>538,9</text:p>
          </table:table-cell>
          <table:table-cell office:value-type="float" office:value="423" calcext:value-type="float">
            <text:p>423</text:p>
          </table:table-cell>
          <table:table-cell office:value-type="float" office:value="0.423423423423423" calcext:value-type="float">
            <text:p>0,423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34285714285714" calcext:value-type="float">
            <text:p>0,6343</text:p>
          </table:table-cell>
          <table:table-cell office:value-type="float" office:value="0.0001277162265806" calcext:value-type="float">
            <text:p>0,000128</text:p>
          </table:table-cell>
          <table:table-cell office:value-type="float" office:value="0.0079330763853234" calcext:value-type="float">
            <text:p>0,00793</text:p>
          </table:table-cell>
          <table:table-cell office:value-type="float" office:value="12" calcext:value-type="float">
            <text:p>12</text:p>
          </table:table-cell>
          <table:table-cell office:value-type="float" office:value="0.0177847567654794" calcext:value-type="float">
            <text:p>0,0177848</text:p>
          </table:table-cell>
          <table:table-cell office:value-type="float" office:value="59853" calcext:value-type="float">
            <text:p>59853</text:p>
          </table:table-cell>
          <table:table-cell office:value-type="string" calcext:value-type="string">
            <text:p>Cavalcade</text:p>
          </table:table-cell>
          <table:table-cell office:value-type="string" calcext:value-type="string">
            <text:p>[{'black midi'}]</text:p>
          </table:table-cell>
          <table:table-cell office:value-type="string" calcext:value-type="string">
            <text:p>[{'Avant-Prog'}]</text:p>
          </table:table-cell>
          <table:table-cell office:value-type="string" calcext:value-type="string">
            <text:p>[{'Jazz-Rock', 'Noise Rock', 'Brutal Prog', 'Art Rock', 'Math Rock'}]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office:value-type="float" office:value="1239.1" calcext:value-type="float">
            <text:p>1239,1</text:p>
          </table:table-cell>
          <table:table-cell office:value-type="float" office:value="422" calcext:value-type="float">
            <text:p>422</text:p>
          </table:table-cell>
          <table:table-cell office:value-type="float" office:value="0.422422422422422" calcext:value-type="float">
            <text:p>0,4224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33883248730965" calcext:value-type="float">
            <text:p>0,6339</text:p>
          </table:table-cell>
          <table:table-cell office:value-type="float" office:value="0.0002515875929369" calcext:value-type="float">
            <text:p>0,000252</text:p>
          </table:table-cell>
          <table:table-cell office:value-type="float" office:value="0.0327562215943453" calcext:value-type="float">
            <text:p>0,03276</text:p>
          </table:table-cell>
          <table:table-cell office:value-type="float" office:value="14" calcext:value-type="float">
            <text:p>14</text:p>
          </table:table-cell>
          <table:table-cell office:value-type="float" office:value="0.0484853954960751" calcext:value-type="float">
            <text:p>0,0484854</text:p>
          </table:table-cell>
          <table:table-cell office:value-type="float" office:value="60938" calcext:value-type="float">
            <text:p>60938</text:p>
          </table:table-cell>
          <table:table-cell office:value-type="string" calcext:value-type="string">
            <text:p>Koyaanisqatsi</text:p>
          </table:table-cell>
          <table:table-cell office:value-type="string" calcext:value-type="string">
            <text:p>[{'Philip Glass'}]</text:p>
          </table:table-cell>
          <table:table-cell office:value-type="string" calcext:value-type="string">
            <text:p>[{'Minimalism'}]</text:p>
          </table:table-cell>
          <table:table-cell office:value-type="string" calcext:value-type="string">
            <text:p>[{'Choral'}]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869.999999999998" calcext:value-type="float">
            <text:p>870,0</text:p>
          </table:table-cell>
          <table:table-cell office:value-type="float" office:value="420" calcext:value-type="float">
            <text:p>420</text:p>
          </table:table-cell>
          <table:table-cell office:value-type="float" office:value="0.42042042042042" calcext:value-type="float">
            <text:p>0,420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33079847908745" calcext:value-type="float">
            <text:p>0,6331</text:p>
          </table:table-cell>
          <table:table-cell office:value-type="float" office:value="0.0002440650403242" calcext:value-type="float">
            <text:p>0,000244</text:p>
          </table:table-cell>
          <table:table-cell office:value-type="float" office:value="0.0121482715844745" calcext:value-type="float">
            <text:p>0,01215</text:p>
          </table:table-cell>
          <table:table-cell office:value-type="float" office:value="17" calcext:value-type="float">
            <text:p>17</text:p>
          </table:table-cell>
          <table:table-cell office:value-type="float" office:value="0.0271342293329656" calcext:value-type="float">
            <text:p>0,0271342</text:p>
          </table:table-cell>
          <table:table-cell office:value-type="float" office:value="58928" calcext:value-type="float">
            <text:p>58928</text:p>
          </table:table-cell>
          <table:table-cell office:value-type="string" calcext:value-type="string">
            <text:p>Altars of Madness</text:p>
          </table:table-cell>
          <table:table-cell office:value-type="string" calcext:value-type="string">
            <text:p>[{'Morbid Angel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756.199999999999" calcext:value-type="float">
            <text:p>756,2</text:p>
          </table:table-cell>
          <table:table-cell office:value-type="float" office:value="419" calcext:value-type="float">
            <text:p>419</text:p>
          </table:table-cell>
          <table:table-cell office:value-type="float" office:value="0.419419419419419" calcext:value-type="float">
            <text:p>0,419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32678910702977" calcext:value-type="float">
            <text:p>0,6327</text:p>
          </table:table-cell>
          <table:table-cell office:value-type="float" office:value="0.0003009021045093" calcext:value-type="float">
            <text:p>0,000301</text:p>
          </table:table-cell>
          <table:table-cell office:value-type="float" office:value="0.009685467011555" calcext:value-type="float">
            <text:p>0,00969</text:p>
          </table:table-cell>
          <table:table-cell office:value-type="float" office:value="8" calcext:value-type="float">
            <text:p>8</text:p>
          </table:table-cell>
          <table:table-cell office:value-type="float" office:value="0.0230367850237227" calcext:value-type="float">
            <text:p>0,0230368</text:p>
          </table:table-cell>
          <table:table-cell office:value-type="float" office:value="59521" calcext:value-type="float">
            <text:p>59521</text:p>
          </table:table-cell>
          <table:table-cell office:value-type="string" calcext:value-type="string">
            <text:p>Boulez Conducts Stravinsky's Le sacre du printemps</text:p>
          </table:table-cell>
          <table:table-cell office:value-type="string" calcext:value-type="string">
            <text:p>[{'Cleveland Orchestra', 'Igor Stravinsky', 'Pierre Boulez'}]</text:p>
          </table:table-cell>
          <table:table-cell office:value-type="string" calcext:value-type="string">
            <text:p>[{'Orchestral Music', 'Ballet', 'Modern Classical'}]</text:p>
          </table:table-cell>
          <table:table-cell office:value-type="string" calcext:value-type="string">
            <text:p>[{'Expressionism'}]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1280.4" calcext:value-type="float">
            <text:p>1280,4</text:p>
          </table:table-cell>
          <table:table-cell office:value-type="float" office:value="416" calcext:value-type="float">
            <text:p>416</text:p>
          </table:table-cell>
          <table:table-cell office:value-type="float" office:value="0.416416416416416" calcext:value-type="float">
            <text:p>0,4164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31479140328698" calcext:value-type="float">
            <text:p>0,6315</text:p>
          </table:table-cell>
          <table:table-cell office:value-type="float" office:value="0.0004616698003471" calcext:value-type="float">
            <text:p>0,000462</text:p>
          </table:table-cell>
          <table:table-cell office:value-type="float" office:value="0.0333002068001612" calcext:value-type="float">
            <text:p>0,03330</text:p>
          </table:table-cell>
          <table:table-cell office:value-type="float" office:value="14" calcext:value-type="float">
            <text:p>14</text:p>
          </table:table-cell>
          <table:table-cell office:value-type="float" office:value="0.0508027541894401" calcext:value-type="float">
            <text:p>0,0508028</text:p>
          </table:table-cell>
          <table:table-cell office:value-type="float" office:value="60146" calcext:value-type="float">
            <text:p>60146</text:p>
          </table:table-cell>
          <table:table-cell office:value-type="string" calcext:value-type="string">
            <text:p>Mystic Stylez</text:p>
          </table:table-cell>
          <table:table-cell office:value-type="string" calcext:value-type="string">
            <text:p>[{'Three 6 Mafia'}]</text:p>
          </table:table-cell>
          <table:table-cell office:value-type="string" calcext:value-type="string">
            <text:p>[{'Southern Hip Hop', 'Memphis Rap', 'Horrorcore'}]</text:p>
          </table:table-cell>
          <table:table-cell office:value-type="string" calcext:value-type="string">
            <text:p>[{'Gangsta Rap'}]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float" office:value="867.299999999998" calcext:value-type="float">
            <text:p>867,3</text:p>
          </table:table-cell>
          <table:table-cell office:value-type="float" office:value="413" calcext:value-type="float">
            <text:p>413</text:p>
          </table:table-cell>
          <table:table-cell office:value-type="float" office:value="0.413413413413413" calcext:value-type="float">
            <text:p>0,413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30283911671924" calcext:value-type="float">
            <text:p>0,6303</text:p>
          </table:table-cell>
          <table:table-cell office:value-type="float" office:value="0.0000979603518013672" calcext:value-type="float">
            <text:p>0,000098</text:p>
          </table:table-cell>
          <table:table-cell office:value-type="float" office:value="0.0114164482585453" calcext:value-type="float">
            <text:p>0,01142</text:p>
          </table:table-cell>
          <table:table-cell office:value-type="float" office:value="10" calcext:value-type="float">
            <text:p>10</text:p>
          </table:table-cell>
          <table:table-cell office:value-type="float" office:value="0.0268828486915488" calcext:value-type="float">
            <text:p>0,0268828</text:p>
          </table:table-cell>
          <table:table-cell office:value-type="float" office:value="55216" calcext:value-type="float">
            <text:p>55216</text:p>
          </table:table-cell>
          <table:table-cell office:value-type="string" calcext:value-type="string">
            <text:p>DAYTONA</text:p>
          </table:table-cell>
          <table:table-cell office:value-type="string" calcext:value-type="string">
            <text:p>[{'Pusha T'}]</text:p>
          </table:table-cell>
          <table:table-cell office:value-type="string" calcext:value-type="string">
            <text:p>[{'Southern Hip Hop', 'Hardcore Hip Hop'}]</text:p>
          </table:table-cell>
          <table:table-cell office:value-type="string" calcext:value-type="string">
            <text:p>[{'Gangsta Rap', 'Chipmunk Soul', 'Boom Bap'}]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1138.9" calcext:value-type="float">
            <text:p>1138,9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41758324791" calcext:value-type="float">
            <text:p>0,000142</text:p>
          </table:table-cell>
          <table:table-cell office:value-type="float" office:value="0.0185927451782454" calcext:value-type="float">
            <text:p>0,01859</text:p>
          </table:table-cell>
          <table:table-cell office:value-type="float" office:value="10" calcext:value-type="float">
            <text:p>10</text:p>
          </table:table-cell>
          <table:table-cell office:value-type="float" office:value="0.0375040872794185" calcext:value-type="float">
            <text:p>0,0375041</text:p>
          </table:table-cell>
          <table:table-cell office:value-type="float" office:value="56472" calcext:value-type="float">
            <text:p>56472</text:p>
          </table:table-cell>
          <table:table-cell office:value-type="string" calcext:value-type="string">
            <text:p>Purple Mountains</text:p>
          </table:table-cell>
          <table:table-cell office:value-type="string" calcext:value-type="string">
            <text:p>[{'Purple Mountains'}]</text:p>
          </table:table-cell>
          <table:table-cell office:value-type="string" calcext:value-type="string">
            <text:p>[{'Indie Rock', 'Singer-Songwriter', 'Alt-Country'}]</text:p>
          </table:table-cell>
          <table:table-cell office:value-type="string" calcext:value-type="string">
            <text:p>[{'Folk Rock', 'Americana'}]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959.599999999997" calcext:value-type="float">
            <text:p>959,6</text:p>
          </table:table-cell>
          <table:table-cell office:value-type="float" office:value="407" calcext:value-type="float">
            <text:p>407</text:p>
          </table:table-cell>
          <table:table-cell office:value-type="float" office:value="0.407407407407407" calcext:value-type="float">
            <text:p>0,407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27906976744186" calcext:value-type="float">
            <text:p>0,6279</text:p>
          </table:table-cell>
          <table:table-cell office:value-type="float" office:value="0.00010765608628" calcext:value-type="float">
            <text:p>0,000108</text:p>
          </table:table-cell>
          <table:table-cell office:value-type="float" office:value="0.0142690295936285" calcext:value-type="float">
            <text:p>0,01427</text:p>
          </table:table-cell>
          <table:table-cell office:value-type="float" office:value="16" calcext:value-type="float">
            <text:p>16</text:p>
          </table:table-cell>
          <table:table-cell office:value-type="float" office:value="0.0336122396624581" calcext:value-type="float">
            <text:p>0,0336122</text:p>
          </table:table-cell>
          <table:table-cell office:value-type="float" office:value="55385" calcext:value-type="float">
            <text:p>55385</text:p>
          </table:table-cell>
          <table:table-cell office:value-type="string" calcext:value-type="string">
            <text:p>The Lord of the Rings: The Fellowship of the Ring</text:p>
          </table:table-cell>
          <table:table-cell office:value-type="string" calcext:value-type="string">
            <text:p>[{'Howard Shore'}]</text:p>
          </table:table-cell>
          <table:table-cell office:value-type="string" calcext:value-type="string">
            <text:p>[{'Film Score', 'Orchestral Music', 'Cinematic Classical'}]</text:p>
          </table:table-cell>
          <table:table-cell office:value-type="string" calcext:value-type="string">
            <text:p>[{'Epic Music', 'Choral Symphony'}]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904" calcext:value-type="float">
            <text:p>904</text:p>
          </table:table-cell>
          <table:table-cell office:value-type="float" office:value="1106.7" calcext:value-type="float">
            <text:p>1106,7</text:p>
          </table:table-cell>
          <table:table-cell office:value-type="float" office:value="405" calcext:value-type="float">
            <text:p>405</text:p>
          </table:table-cell>
          <table:table-cell office:value-type="float" office:value="0.405405405405405" calcext:value-type="float">
            <text:p>0,4054</text:p>
          </table:table-cell>
          <table:table-cell office:value-type="float" office:value="66.8" calcext:value-type="float">
            <text:p>66,8</text:p>
          </table:table-cell>
          <table:table-cell office:value-type="float" office:value="2" calcext:value-type="float">
            <text:p>2</text:p>
          </table:table-cell>
          <table:table-cell office:value-type="float" office:value="0.627118644067797" calcext:value-type="float">
            <text:p>0,6271</text:p>
          </table:table-cell>
          <table:table-cell office:value-type="float" office:value="0.0004763948985725" calcext:value-type="float">
            <text:p>0,000476</text:p>
          </table:table-cell>
          <table:table-cell office:value-type="float" office:value="0.0181093514479069" calcext:value-type="float">
            <text:p>0,01811</text:p>
          </table:table-cell>
          <table:table-cell office:value-type="float" office:value="10" calcext:value-type="float">
            <text:p>10</text:p>
          </table:table-cell>
          <table:table-cell office:value-type="float" office:value="0.0350256094539571" calcext:value-type="float">
            <text:p>0,0350256</text:p>
          </table:table-cell>
          <table:table-cell office:value-type="float" office:value="53970" calcext:value-type="float">
            <text:p>53970</text:p>
          </table:table-cell>
          <table:table-cell office:value-type="string" calcext:value-type="string">
            <text:p>Giles Corey</text:p>
          </table:table-cell>
          <table:table-cell office:value-type="string" calcext:value-type="string">
            <text:p>[{'Giles Corey'}]</text:p>
          </table:table-cell>
          <table:table-cell office:value-type="string" calcext:value-type="string">
            <text:p>[{'Contemporary Folk', 'Slowcore', 'Singer-Songwriter'}]</text:p>
          </table:table-cell>
          <table:table-cell office:value-type="string" calcext:value-type="string">
            <text:p>[{'Avant-Folk', 'Dark Folk'}]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1318.1" calcext:value-type="float">
            <text:p>1318,1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4.3" calcext:value-type="float">
            <text:p>64,3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3344885108412" calcext:value-type="float">
            <text:p>0,000334</text:p>
          </table:table-cell>
          <table:table-cell office:value-type="float" office:value="0.0232437156559481" calcext:value-type="float">
            <text:p>0,02324</text:p>
          </table:table-cell>
          <table:table-cell office:value-type="float" office:value="16" calcext:value-type="float">
            <text:p>16</text:p>
          </table:table-cell>
          <table:table-cell office:value-type="float" office:value="0.0458709583090497" calcext:value-type="float">
            <text:p>0,0458710</text:p>
          </table:table-cell>
          <table:table-cell office:value-type="float" office:value="58535" calcext:value-type="float">
            <text:p>58535</text:p>
          </table:table-cell>
          <table:table-cell office:value-type="string" calcext:value-type="string">
            <text:p>Didn't It Rain</text:p>
          </table:table-cell>
          <table:table-cell office:value-type="string" calcext:value-type="string">
            <text:p>[{'Songs: Ohia'}]</text:p>
          </table:table-cell>
          <table:table-cell office:value-type="string" calcext:value-type="string">
            <text:p>[{'Contemporary Folk', 'Singer-Songwriter', 'Slowcore'}]</text:p>
          </table:table-cell>
          <table:table-cell office:value-type="string" calcext:value-type="string">
            <text:p>[{'Alt-Country', 'Americana'}]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424.000000000002" calcext:value-type="float">
            <text:p>424,0</text:p>
          </table:table-cell>
          <table:table-cell office:value-type="float" office:value="404" calcext:value-type="float">
            <text:p>404</text:p>
          </table:table-cell>
          <table:table-cell office:value-type="float" office:value="0.404404404404404" calcext:value-type="float">
            <text:p>0,404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267252195734" calcext:value-type="float">
            <text:p>0,6267</text:p>
          </table:table-cell>
          <table:table-cell office:value-type="float" office:value="0.0001093277646383" calcext:value-type="float">
            <text:p>0,000109</text:p>
          </table:table-cell>
          <table:table-cell office:value-type="float" office:value="0.0065319102361368" calcext:value-type="float">
            <text:p>0,00653</text:p>
          </table:table-cell>
          <table:table-cell office:value-type="float" office:value="21" calcext:value-type="float">
            <text:p>21</text:p>
          </table:table-cell>
          <table:table-cell office:value-type="float" office:value="0.0146561155279903" calcext:value-type="float">
            <text:p>0,0146561</text:p>
          </table:table-cell>
          <table:table-cell office:value-type="float" office:value="58686" calcext:value-type="float">
            <text:p>58686</text:p>
          </table:table-cell>
          <table:table-cell office:value-type="string" calcext:value-type="string">
            <text:p>IX. Sinfonie; Egmont-Ouverture; Leonore III</text:p>
          </table:table-cell>
          <table:table-cell office:value-type="string" calcext:value-type="string">
            <text:p>[{'Ludwig van Beethoven'}]</text:p>
          </table:table-cell>
          <table:table-cell office:value-type="string" calcext:value-type="string">
            <text:p>[{'Choral Symphony', 'Romanticism', 'Symphony'}]</text:p>
          </table:table-cell>
          <table:table-cell office:value-type="string" calcext:value-type="string">
            <text:p>[{'Choral Symphony', 'Choral', 'Overture'}]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813.199999999998" calcext:value-type="float">
            <text:p>813,2</text:p>
          </table:table-cell>
          <table:table-cell office:value-type="float" office:value="402" calcext:value-type="float">
            <text:p>402</text:p>
          </table:table-cell>
          <table:table-cell office:value-type="float" office:value="0.402402402402402" calcext:value-type="float">
            <text:p>0,402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2593984962406" calcext:value-type="float">
            <text:p>0,6259</text:p>
          </table:table-cell>
          <table:table-cell office:value-type="float" office:value="0.0003702767563823" calcext:value-type="float">
            <text:p>0,000370</text:p>
          </table:table-cell>
          <table:table-cell office:value-type="float" office:value="0.0110028287236875" calcext:value-type="float">
            <text:p>0,01100</text:p>
          </table:table-cell>
          <table:table-cell office:value-type="float" office:value="17" calcext:value-type="float">
            <text:p>17</text:p>
          </table:table-cell>
          <table:table-cell office:value-type="float" office:value="0.0266206044832576" calcext:value-type="float">
            <text:p>0,0266206</text:p>
          </table:table-cell>
          <table:table-cell office:value-type="float" office:value="53400" calcext:value-type="float">
            <text:p>5340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[{'Franz Xaver SÃ¼ssmayr', 'Wolfgang Amadeus Mozart'}]</text:p>
          </table:table-cell>
          <table:table-cell office:value-type="string" calcext:value-type="string">
            <text:p>[{'Choral', 'Requiem', 'Classical Period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867.699999999998" calcext:value-type="float">
            <text:p>867,7</text:p>
          </table:table-cell>
          <table:table-cell office:value-type="float" office:value="399" calcext:value-type="float">
            <text:p>399</text:p>
          </table:table-cell>
          <table:table-cell office:value-type="float" office:value="0.399399399399399" calcext:value-type="float">
            <text:p>0,3994</text:p>
          </table:table-cell>
          <table:table-cell office:value-type="float" office:value="68.6" calcext:value-type="float">
            <text:p>68,6</text:p>
          </table:table-cell>
          <table:table-cell office:value-type="float" office:value="2" calcext:value-type="float">
            <text:p>2</text:p>
          </table:table-cell>
          <table:table-cell office:value-type="float" office:value="0.624765478424015" calcext:value-type="float">
            <text:p>0,6248</text:p>
          </table:table-cell>
          <table:table-cell office:value-type="float" office:value="0.0004811090315432" calcext:value-type="float">
            <text:p>0,000481</text:p>
          </table:table-cell>
          <table:table-cell office:value-type="float" office:value="0.0102028011654647" calcext:value-type="float">
            <text:p>0,01020</text:p>
          </table:table-cell>
          <table:table-cell office:value-type="float" office:value="10" calcext:value-type="float">
            <text:p>10</text:p>
          </table:table-cell>
          <table:table-cell office:value-type="float" office:value="0.0268734030103712" calcext:value-type="float">
            <text:p>0,0268734</text:p>
          </table:table-cell>
          <table:table-cell office:value-type="float" office:value="51508" calcext:value-type="float">
            <text:p>51508</text:p>
          </table:table-cell>
          <table:table-cell office:value-type="string" calcext:value-type="string">
            <text:p>Veteran</text:p>
          </table:table-cell>
          <table:table-cell office:value-type="string" calcext:value-type="string">
            <text:p>[{'JPEGMAFIA'}]</text:p>
          </table:table-cell>
          <table:table-cell office:value-type="string" calcext:value-type="string">
            <text:p>[{'Industrial Hip Hop', 'Experimental Hip Hop', 'Glitch Hop'}]</text:p>
          </table:table-cell>
          <table:table-cell office:value-type="string" calcext:value-type="string">
            <text:p>[{'Trap', 'Cloud Rap', 'Hardcore Hip Hop', 'Political Hip Hop'}]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824.999999999998" calcext:value-type="float">
            <text:p>825,0</text:p>
          </table:table-cell>
          <table:table-cell office:value-type="float" office:value="395" calcext:value-type="float">
            <text:p>395</text:p>
          </table:table-cell>
          <table:table-cell office:value-type="float" office:value="0.395395395395395" calcext:value-type="float">
            <text:p>0,3954</text:p>
          </table:table-cell>
          <table:table-cell office:value-type="float" office:value="67.3" calcext:value-type="float">
            <text:p>67,3</text:p>
          </table:table-cell>
          <table:table-cell office:value-type="float" office:value="2" calcext:value-type="float">
            <text:p>2</text:p>
          </table:table-cell>
          <table:table-cell office:value-type="float" office:value="0.623206487835309" calcext:value-type="float">
            <text:p>0,6232</text:p>
          </table:table-cell>
          <table:table-cell office:value-type="float" office:value="0.0004731518425573" calcext:value-type="float">
            <text:p>0,000473</text:p>
          </table:table-cell>
          <table:table-cell office:value-type="float" office:value="0.0115425098877418" calcext:value-type="float">
            <text:p>0,01154</text:p>
          </table:table-cell>
          <table:table-cell office:value-type="float" office:value="8" calcext:value-type="float">
            <text:p>8</text:p>
          </table:table-cell>
          <table:table-cell office:value-type="float" office:value="0.0248747258656978" calcext:value-type="float">
            <text:p>0,0248747</text:p>
          </table:table-cell>
          <table:table-cell office:value-type="float" office:value="48204" calcext:value-type="float">
            <text:p>48204</text:p>
          </table:table-cell>
          <table:table-cell office:value-type="string" calcext:value-type="string">
            <text:p>White Light / White Heat</text:p>
          </table:table-cell>
          <table:table-cell office:value-type="string" calcext:value-type="string">
            <text:p>[{'The Velvet Underground'}]</text:p>
          </table:table-cell>
          <table:table-cell office:value-type="string" calcext:value-type="string">
            <text:p>[{'Proto-Punk', 'Noise Rock', 'Experimental Rock'}]</text:p>
          </table:table-cell>
          <table:table-cell office:value-type="string" calcext:value-type="string">
            <text:p>[{'Garage Rock', 'Spoken Word', 'Psychedelic Rock'}]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1132.4" calcext:value-type="float">
            <text:p>1132,4</text:p>
          </table:table-cell>
          <table:table-cell office:value-type="float" office:value="391" calcext:value-type="float">
            <text:p>391</text:p>
          </table:table-cell>
          <table:table-cell office:value-type="float" office:value="0.391391391391391" calcext:value-type="float">
            <text:p>0,3914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21655258245177" calcext:value-type="float">
            <text:p>0,6217</text:p>
          </table:table-cell>
          <table:table-cell office:value-type="float" office:value="0.0004403200795986" calcext:value-type="float">
            <text:p>0,000440</text:p>
          </table:table-cell>
          <table:table-cell office:value-type="float" office:value="0.0172107176386197" calcext:value-type="float">
            <text:p>0,01721</text:p>
          </table:table-cell>
          <table:table-cell office:value-type="float" office:value="16" calcext:value-type="float">
            <text:p>16</text:p>
          </table:table-cell>
          <table:table-cell office:value-type="float" office:value="0.0395950694767057" calcext:value-type="float">
            <text:p>0,0395951</text:p>
          </table:table-cell>
          <table:table-cell office:value-type="float" office:value="50148" calcext:value-type="float">
            <text:p>50148</text:p>
          </table:table-cell>
          <table:table-cell office:value-type="string" calcext:value-type="string">
            <text:p>The Cold Vein</text:p>
          </table:table-cell>
          <table:table-cell office:value-type="string" calcext:value-type="string">
            <text:p>[{'Cannibal Ox'}]</text:p>
          </table:table-cell>
          <table:table-cell office:value-type="string" calcext:value-type="string">
            <text:p>[{'East Coast Hip Hop', 'Abstract Hip Hop', 'Experimental Hip Hop'}]</text:p>
          </table:table-cell>
          <table:table-cell office:value-type="string" calcext:value-type="string">
            <text:p>[{'Boom Bap', 'Hardcore Hip Hop'}]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813.899999999998" calcext:value-type="float">
            <text:p>813,9</text:p>
          </table:table-cell>
          <table:table-cell office:value-type="float" office:value="390" calcext:value-type="float">
            <text:p>390</text:p>
          </table:table-cell>
          <table:table-cell office:value-type="float" office:value="0.39039039039039" calcext:value-type="float">
            <text:p>0,390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21268656716418" calcext:value-type="float">
            <text:p>0,6213</text:p>
          </table:table-cell>
          <table:table-cell office:value-type="float" office:value="0.0001103307716534" calcext:value-type="float">
            <text:p>0,000110</text:p>
          </table:table-cell>
          <table:table-cell office:value-type="float" office:value="0.0105632951537226" calcext:value-type="float">
            <text:p>0,01056</text:p>
          </table:table-cell>
          <table:table-cell office:value-type="float" office:value="10" calcext:value-type="float">
            <text:p>10</text:p>
          </table:table-cell>
          <table:table-cell office:value-type="float" office:value="0.0274594855679274" calcext:value-type="float">
            <text:p>0,0274595</text:p>
          </table:table-cell>
          <table:table-cell office:value-type="float" office:value="50170" calcext:value-type="float">
            <text:p>50170</text:p>
          </table:table-cell>
          <table:table-cell office:value-type="string" calcext:value-type="string">
            <text:p>PiÃ±ata</text:p>
          </table:table-cell>
          <table:table-cell office:value-type="string" calcext:value-type="string">
            <text:p>[{'Freddie Gibbs &amp; Madlib'}]</text:p>
          </table:table-cell>
          <table:table-cell office:value-type="string" calcext:value-type="string">
            <text:p>[{'Gangsta Rap'}]</text:p>
          </table:table-cell>
          <table:table-cell office:value-type="string" calcext:value-type="string">
            <text:p>[{'Chipmunk Soul', 'Jazz Rap'}]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842.099999999998" calcext:value-type="float">
            <text:p>842,1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2075221514099" calcext:value-type="float">
            <text:p>0,000208</text:p>
          </table:table-cell>
          <table:table-cell office:value-type="float" office:value="0.0101394719766587" calcext:value-type="float">
            <text:p>0,01014</text:p>
          </table:table-cell>
          <table:table-cell office:value-type="float" office:value="10" calcext:value-type="float">
            <text:p>10</text:p>
          </table:table-cell>
          <table:table-cell office:value-type="float" office:value="0.0278663046986668" calcext:value-type="float">
            <text:p>0,0278663</text:p>
          </table:table-cell>
          <table:table-cell office:value-type="float" office:value="48796" calcext:value-type="float">
            <text:p>48796</text:p>
          </table:table-cell>
          <table:table-cell office:value-type="string" calcext:value-type="string">
            <text:p>Some Rap Songs</text:p>
          </table:table-cell>
          <table:table-cell office:value-type="string" calcext:value-type="string">
            <text:p>[{'Earl Sweatshirt'}]</text:p>
          </table:table-cell>
          <table:table-cell office:value-type="string" calcext:value-type="string">
            <text:p>[{'Experimental Hip Hop', 'Abstract Hip Hop', 'Drumless'}]</text:p>
          </table:table-cell>
          <table:table-cell office:value-type="string" calcext:value-type="string">
            <text:p>[{'Drumless', 'Jazz Rap', 'Glitch Hop'}]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18.8" calcext:value-type="float">
            <text:p>818,8</text:p>
          </table:table-cell>
          <table:table-cell office:value-type="float" office:value="388" calcext:value-type="float">
            <text:p>388</text:p>
          </table:table-cell>
          <table:table-cell office:value-type="float" office:value="0.388388388388388" calcext:value-type="float">
            <text:p>0,388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20496894409938" calcext:value-type="float">
            <text:p>0,6205</text:p>
          </table:table-cell>
          <table:table-cell office:value-type="float" office:value="0.000195586367931" calcext:value-type="float">
            <text:p>0,000196</text:p>
          </table:table-cell>
          <table:table-cell office:value-type="float" office:value="0.0106770267379589" calcext:value-type="float">
            <text:p>0,01068</text:p>
          </table:table-cell>
          <table:table-cell office:value-type="float" office:value="17" calcext:value-type="float">
            <text:p>17</text:p>
          </table:table-cell>
          <table:table-cell office:value-type="float" office:value="0.0281134653781477" calcext:value-type="float">
            <text:p>0,0281135</text:p>
          </table:table-cell>
          <table:table-cell office:value-type="float" office:value="51268" calcext:value-type="float">
            <text:p>51268</text:p>
          </table:table-cell>
          <table:table-cell office:value-type="string" calcext:value-type="string">
            <text:p>Under the Sign of the Black Mark</text:p>
          </table:table-cell>
          <table:table-cell office:value-type="string" calcext:value-type="string">
            <text:p>[{'Bathory'}]</text:p>
          </table:table-cell>
          <table:table-cell office:value-type="string" calcext:value-type="string">
            <text:p>[{'Black Metal'}]</text:p>
          </table:table-cell>
          <table:table-cell office:value-type="string" calcext:value-type="string">
            <text:p>[{'Thrash Metal'}]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office:value-type="float" office:value="1276.3" calcext:value-type="float">
            <text:p>1276,3</text:p>
          </table:table-cell>
          <table:table-cell office:value-type="float" office:value="385" calcext:value-type="float">
            <text:p>385</text:p>
          </table:table-cell>
          <table:table-cell office:value-type="float" office:value="0.385385385385385" calcext:value-type="float">
            <text:p>0,3854</text:p>
          </table:table-cell>
          <table:table-cell office:value-type="float" office:value="69.1" calcext:value-type="float">
            <text:p>69,1</text:p>
          </table:table-cell>
          <table:table-cell office:value-type="float" office:value="2" calcext:value-type="float">
            <text:p>2</text:p>
          </table:table-cell>
          <table:table-cell office:value-type="float" office:value="0.619342839429634" calcext:value-type="float">
            <text:p>0,6193</text:p>
          </table:table-cell>
          <table:table-cell office:value-type="float" office:value="0.0000499831829157147" calcext:value-type="float">
            <text:p>0,000050</text:p>
          </table:table-cell>
          <table:table-cell office:value-type="float" office:value="0.0334811104444496" calcext:value-type="float">
            <text:p>0,03348</text:p>
          </table:table-cell>
          <table:table-cell office:value-type="float" office:value="14" calcext:value-type="float">
            <text:p>14</text:p>
          </table:table-cell>
          <table:table-cell office:value-type="float" office:value="0.0576664364159729" calcext:value-type="float">
            <text:p>0,0576664</text:p>
          </table:table-cell>
          <table:table-cell office:value-type="float" office:value="53263" calcext:value-type="float">
            <text:p>53263</text:p>
          </table:table-cell>
          <table:table-cell office:value-type="string" calcext:value-type="string">
            <text:p>Doggystyle</text:p>
          </table:table-cell>
          <table:table-cell office:value-type="string" calcext:value-type="string">
            <text:p>[{'Snoop Dogg'}]</text:p>
          </table:table-cell>
          <table:table-cell office:value-type="string" calcext:value-type="string">
            <text:p>[{'Gangsta Rap', 'West Coast Hip Hop', 'G-Funk'}]</text:p>
          </table:table-cell>
          <table:table-cell office:value-type="string" calcext:value-type="string">
            <text:p>[{'Boom Bap'}]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876.499999999998" calcext:value-type="float">
            <text:p>876,5</text:p>
          </table:table-cell>
          <table:table-cell office:value-type="float" office:value="384" calcext:value-type="float">
            <text:p>384</text:p>
          </table:table-cell>
          <table:table-cell office:value-type="float" office:value="0.384384384384384" calcext:value-type="float">
            <text:p>0,384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18959107806692" calcext:value-type="float">
            <text:p>0,6190</text:p>
          </table:table-cell>
          <table:table-cell office:value-type="float" office:value="0.0007836828144109" calcext:value-type="float">
            <text:p>0,000784</text:p>
          </table:table-cell>
          <table:table-cell office:value-type="float" office:value="0.010411874313851" calcext:value-type="float">
            <text:p>0,01041</text:p>
          </table:table-cell>
          <table:table-cell office:value-type="float" office:value="10" calcext:value-type="float">
            <text:p>10</text:p>
          </table:table-cell>
          <table:table-cell office:value-type="float" office:value="0.027731268977974" calcext:value-type="float">
            <text:p>0,0277313</text:p>
          </table:table-cell>
          <table:table-cell office:value-type="float" office:value="45476" calcext:value-type="float">
            <text:p>45476</text:p>
          </table:table-cell>
          <table:table-cell office:value-type="string" calcext:value-type="string">
            <text:p>Niggas on the Moon: The Powers That B Disc 1</text:p>
          </table:table-cell>
          <table:table-cell office:value-type="string" calcext:value-type="string">
            <text:p>[{'Death Grips'}]</text:p>
          </table:table-cell>
          <table:table-cell office:value-type="string" calcext:value-type="string">
            <text:p>[{'Experimental Hip Hop', 'Abstract Hip Hop', 'Glitch Hop'}]</text:p>
          </table:table-cell>
          <table:table-cell office:value-type="string" calcext:value-type="string">
            <text:p>[{'Industrial Hip Hop', 'Footwork', 'Wonky', 'Abstract Hip Hop', 'Sound Collage'}]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float" office:value="1229.6" calcext:value-type="float">
            <text:p>1229,6</text:p>
          </table:table-cell>
          <table:table-cell office:value-type="float" office:value="378" calcext:value-type="float">
            <text:p>378</text:p>
          </table:table-cell>
          <table:table-cell office:value-type="float" office:value="0.378378378378378" calcext:value-type="float">
            <text:p>0,378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16666666666667" calcext:value-type="float">
            <text:p>0,6167</text:p>
          </table:table-cell>
          <table:table-cell office:value-type="float" office:value="0.0000932796523978889" calcext:value-type="float">
            <text:p>0,000093</text:p>
          </table:table-cell>
          <table:table-cell office:value-type="float" office:value="0.0326288021983463" calcext:value-type="float">
            <text:p>0,03263</text:p>
          </table:table-cell>
          <table:table-cell office:value-type="float" office:value="14" calcext:value-type="float">
            <text:p>14</text:p>
          </table:table-cell>
          <table:table-cell office:value-type="float" office:value="0.0583858768721807" calcext:value-type="float">
            <text:p>0,0583859</text:p>
          </table:table-cell>
          <table:table-cell office:value-type="float" office:value="51975" calcext:value-type="float">
            <text:p>51975</text:p>
          </table:table-cell>
          <table:table-cell office:value-type="string" calcext:value-type="string">
            <text:p>When the Kite String Pops</text:p>
          </table:table-cell>
          <table:table-cell office:value-type="string" calcext:value-type="string">
            <text:p>[{'Acid Bath'}]</text:p>
          </table:table-cell>
          <table:table-cell office:value-type="string" calcext:value-type="string">
            <text:p>[{'Sludge Metal'}]</text:p>
          </table:table-cell>
          <table:table-cell office:value-type="string" calcext:value-type="string">
            <text:p>[{'Southern Metal', 'Death Metal', 'Stoner Metal', 'Grunge'}]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915.899999999998" calcext:value-type="float">
            <text:p>915,9</text:p>
          </table:table-cell>
          <table:table-cell office:value-type="float" office:value="377" calcext:value-type="float">
            <text:p>377</text:p>
          </table:table-cell>
          <table:table-cell office:value-type="float" office:value="0.377377377377377" calcext:value-type="float">
            <text:p>0,3774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1628624305984" calcext:value-type="float">
            <text:p>0,6163</text:p>
          </table:table-cell>
          <table:table-cell office:value-type="float" office:value="0.0002309256484273" calcext:value-type="float">
            <text:p>0,000231</text:p>
          </table:table-cell>
          <table:table-cell office:value-type="float" office:value="0.011331905543564" calcext:value-type="float">
            <text:p>0,01133</text:p>
          </table:table-cell>
          <table:table-cell office:value-type="float" office:value="10" calcext:value-type="float">
            <text:p>10</text:p>
          </table:table-cell>
          <table:table-cell office:value-type="float" office:value="0.0303853588985936" calcext:value-type="float">
            <text:p>0,0303854</text:p>
          </table:table-cell>
          <table:table-cell office:value-type="float" office:value="45871" calcext:value-type="float">
            <text:p>45871</text:p>
          </table:table-cell>
          <table:table-cell office:value-type="string" calcext:value-type="string">
            <text:p>Jenny Death: The Powers That B Disc 2</text:p>
          </table:table-cell>
          <table:table-cell office:value-type="string" calcext:value-type="string">
            <text:p>[{'Death Grips'}]</text:p>
          </table:table-cell>
          <table:table-cell office:value-type="string" calcext:value-type="string">
            <text:p>[{'Industrial Hip Hop', 'Noise Rock', 'Experimental Hip Hop'}]</text:p>
          </table:table-cell>
          <table:table-cell office:value-type="string" calcext:value-type="string">
            <text:p>[{'Glitch Hop', 'Digital Hardcore', 'Hardcore Hip Hop', 'Synth Punk', 'Experimental Rock'}]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754.499999999999" calcext:value-type="float">
            <text:p>754,5</text:p>
          </table:table-cell>
          <table:table-cell office:value-type="float" office:value="376" calcext:value-type="float">
            <text:p>376</text:p>
          </table:table-cell>
          <table:table-cell office:value-type="float" office:value="0.376376376376376" calcext:value-type="float">
            <text:p>0,376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15906288532676" calcext:value-type="float">
            <text:p>0,6159</text:p>
          </table:table-cell>
          <table:table-cell office:value-type="float" office:value="0.0000461383226914289" calcext:value-type="float">
            <text:p>0,000046</text:p>
          </table:table-cell>
          <table:table-cell office:value-type="float" office:value="0.0094700309474578" calcext:value-type="float">
            <text:p>0,00947</text:p>
          </table:table-cell>
          <table:table-cell office:value-type="float" office:value="10" calcext:value-type="float">
            <text:p>10</text:p>
          </table:table-cell>
          <table:table-cell office:value-type="float" office:value="0.0268516713901321" calcext:value-type="float">
            <text:p>0,0268517</text:p>
          </table:table-cell>
          <table:table-cell office:value-type="float" office:value="46308" calcext:value-type="float">
            <text:p>46308</text:p>
          </table:table-cell>
          <table:table-cell office:value-type="string" calcext:value-type="string">
            <text:p>Paracletus</text:p>
          </table:table-cell>
          <table:table-cell office:value-type="string" calcext:value-type="string">
            <text:p>[{'Deathspell Omega'}]</text:p>
          </table:table-cell>
          <table:table-cell office:value-type="string" calcext:value-type="string">
            <text:p>[{'Black Metal', 'Dissonant Black Metal'}]</text:p>
          </table:table-cell>
          <table:table-cell office:value-type="string" calcext:value-type="string">
            <text:p>[{'Progressive Metal', 'Avant-Garde Metal'}]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980.299999999998" calcext:value-type="float">
            <text:p>980,3</text:p>
          </table:table-cell>
          <table:table-cell office:value-type="float" office:value="373" calcext:value-type="float">
            <text:p>373</text:p>
          </table:table-cell>
          <table:table-cell office:value-type="float" office:value="0.373373373373373" calcext:value-type="float">
            <text:p>0,3734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614769230769231" calcext:value-type="float">
            <text:p>0,6148</text:p>
          </table:table-cell>
          <table:table-cell office:value-type="float" office:value="0.0001297222406106" calcext:value-type="float">
            <text:p>0,000130</text:p>
          </table:table-cell>
          <table:table-cell office:value-type="float" office:value="0.0148268335569166" calcext:value-type="float">
            <text:p>0,01483</text:p>
          </table:table-cell>
          <table:table-cell office:value-type="float" office:value="16" calcext:value-type="float">
            <text:p>16</text:p>
          </table:table-cell>
          <table:table-cell office:value-type="float" office:value="0.0380758686464169" calcext:value-type="float">
            <text:p>0,0380759</text:p>
          </table:table-cell>
          <table:table-cell office:value-type="float" office:value="47341" calcext:value-type="float">
            <text:p>47341</text:p>
          </table:table-cell>
          <table:table-cell office:value-type="string" calcext:value-type="string">
            <text:p>Close to a World Below</text:p>
          </table:table-cell>
          <table:table-cell office:value-type="string" calcext:value-type="string">
            <text:p>[{'Immolation'}]</text:p>
          </table:table-cell>
          <table:table-cell office:value-type="string" calcext:value-type="string">
            <text:p>[{'Death Metal'}]</text:p>
          </table:table-cell>
          <table:table-cell office:value-type="string" calcext:value-type="string">
            <text:p>[{'Dissonant Death Metal', 'Technical Death Metal'}]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954.899999999998" calcext:value-type="float">
            <text:p>954,9</text:p>
          </table:table-cell>
          <table:table-cell office:value-type="float" office:value="372" calcext:value-type="float">
            <text:p>372</text:p>
          </table:table-cell>
          <table:table-cell office:value-type="float" office:value="0.372372372372372" calcext:value-type="float">
            <text:p>0,3724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614391143911439" calcext:value-type="float">
            <text:p>0,6144</text:p>
          </table:table-cell>
          <table:table-cell office:value-type="float" office:value="0.0001628214721067" calcext:value-type="float">
            <text:p>0,000163</text:p>
          </table:table-cell>
          <table:table-cell office:value-type="float" office:value="0.0142111990636517" calcext:value-type="float">
            <text:p>0,01421</text:p>
          </table:table-cell>
          <table:table-cell office:value-type="float" office:value="16" calcext:value-type="float">
            <text:p>16</text:p>
          </table:table-cell>
          <table:table-cell office:value-type="float" office:value="0.0377719589418036" calcext:value-type="float">
            <text:p>0,0377720</text:p>
          </table:table-cell>
          <table:table-cell office:value-type="float" office:value="43873" calcext:value-type="float">
            <text:p>43873</text:p>
          </table:table-cell>
          <table:table-cell office:value-type="string" calcext:value-type="string">
            <text:p>The Fire This Time</text:p>
          </table:table-cell>
          <table:table-cell office:value-type="string" calcext:value-type="string">
            <text:p>[{'Various'}]</text:p>
          </table:table-cell>
          <table:table-cell office:value-type="string" calcext:value-type="string">
            <text:p>[{'Spoken Word', 'Sound Collage', 'IDM'}]</text:p>
          </table:table-cell>
          <table:table-cell office:value-type="string" calcext:value-type="string">
            <text:p>[{'Ambient Techno', 'Ambient', 'Dark Ambient', 'Field Recordings', 'Arabic Classical Music'}]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665.6" calcext:value-type="float">
            <text:p>665,6</text:p>
          </table:table-cell>
          <table:table-cell office:value-type="float" office:value="368" calcext:value-type="float">
            <text:p>368</text:p>
          </table:table-cell>
          <table:table-cell office:value-type="float" office:value="0.368368368368368" calcext:value-type="float">
            <text:p>0,368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12883435582822" calcext:value-type="float">
            <text:p>0,6129</text:p>
          </table:table-cell>
          <table:table-cell office:value-type="float" office:value="0.0000842525892626093" calcext:value-type="float">
            <text:p>0,000084</text:p>
          </table:table-cell>
          <table:table-cell office:value-type="float" office:value="0.0083077166783549" calcext:value-type="float">
            <text:p>0,00831</text:p>
          </table:table-cell>
          <table:table-cell office:value-type="float" office:value="8" calcext:value-type="float">
            <text:p>8</text:p>
          </table:table-cell>
          <table:table-cell office:value-type="float" office:value="0.0235708967661112" calcext:value-type="float">
            <text:p>0,0235709</text:p>
          </table:table-cell>
          <table:table-cell office:value-type="float" office:value="44816" calcext:value-type="float">
            <text:p>44816</text:p>
          </table:table-cell>
          <table:table-cell office:value-type="string" calcext:value-type="string">
            <text:p>Requiem; Lontano; Continuum</text:p>
          </table:table-cell>
          <table:table-cell office:value-type="string" calcext:value-type="string">
            <text:p>[{'GyÃ¶rgy Ligeti'}]</text:p>
          </table:table-cell>
          <table:table-cell office:value-type="string" calcext:value-type="string">
            <text:p>[{'Requiem', 'Choral', 'Modern Classical'}]</text:p>
          </table:table-cell>
          <table:table-cell office:value-type="string" calcext:value-type="string">
            <text:p>[{'Orchestral Music', 'Sonorism', 'Serialism'}]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float" office:value="807.899999999998" calcext:value-type="float">
            <text:p>807,9</text:p>
          </table:table-cell>
          <table:table-cell office:value-type="float" office:value="363" calcext:value-type="float">
            <text:p>363</text:p>
          </table:table-cell>
          <table:table-cell office:value-type="float" office:value="0.363363363363363" calcext:value-type="float">
            <text:p>0,363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11009174311927" calcext:value-type="float">
            <text:p>0,6110</text:p>
          </table:table-cell>
          <table:table-cell office:value-type="float" office:value="0.0002149778368883" calcext:value-type="float">
            <text:p>0,000215</text:p>
          </table:table-cell>
          <table:table-cell office:value-type="float" office:value="0.0102297611364268" calcext:value-type="float">
            <text:p>0,01023</text:p>
          </table:table-cell>
          <table:table-cell office:value-type="float" office:value="10" calcext:value-type="float">
            <text:p>10</text:p>
          </table:table-cell>
          <table:table-cell office:value-type="float" office:value="0.0296859424938581" calcext:value-type="float">
            <text:p>0,0296859</text:p>
          </table:table-cell>
          <table:table-cell office:value-type="float" office:value="42491" calcext:value-type="float">
            <text:p>42491</text:p>
          </table:table-cell>
          <table:table-cell office:value-type="string" calcext:value-type="string">
            <text:p>Mista Thug Isolation</text:p>
          </table:table-cell>
          <table:table-cell office:value-type="string" calcext:value-type="string">
            <text:p>[{'Lil Ugly Mane'}]</text:p>
          </table:table-cell>
          <table:table-cell office:value-type="string" calcext:value-type="string">
            <text:p>[{'Southern Hip Hop', 'Memphis Rap'}]</text:p>
          </table:table-cell>
          <table:table-cell office:value-type="string" calcext:value-type="string">
            <text:p>[{'Horrorcore', 'Experimental Hip Hop', 'Gangsta Rap', 'Jazz Rap', 'Chopped and Screwed'}]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710.599999999999" calcext:value-type="float">
            <text:p>710,6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1758605633021" calcext:value-type="float">
            <text:p>0,000176</text:p>
          </table:table-cell>
          <table:table-cell office:value-type="float" office:value="0.0086707660493817" calcext:value-type="float">
            <text:p>0,00867</text:p>
          </table:table-cell>
          <table:table-cell office:value-type="float" office:value="8" calcext:value-type="float">
            <text:p>8</text:p>
          </table:table-cell>
          <table:table-cell office:value-type="float" office:value="0.0254830432106982" calcext:value-type="float">
            <text:p>0,0254830</text:p>
          </table:table-cell>
          <table:table-cell office:value-type="float" office:value="45216" calcext:value-type="float">
            <text:p>45216</text:p>
          </table:table-cell>
          <table:table-cell office:value-type="string" calcext:value-type="string">
            <text:p>Stravinsky Conducts Le sacre du printemps</text:p>
          </table:table-cell>
          <table:table-cell office:value-type="string" calcext:value-type="string">
            <text:p>[{'Igor Stravinsky', 'Columbia Symphony Orchestra'}]</text:p>
          </table:table-cell>
          <table:table-cell office:value-type="string" calcext:value-type="string">
            <text:p>[{'Orchestral Music', 'Ballet', 'Modern Classical'}]</text:p>
          </table:table-cell>
          <table:table-cell office:value-type="string" calcext:value-type="string">
            <text:p>[{'Expressionism'}]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669.000000000001" calcext:value-type="float">
            <text:p>669,0</text:p>
          </table:table-cell>
          <table:table-cell office:value-type="float" office:value="361" calcext:value-type="float">
            <text:p>361</text:p>
          </table:table-cell>
          <table:table-cell office:value-type="float" office:value="0.361361361361361" calcext:value-type="float">
            <text:p>0,3614</text:p>
          </table:table-cell>
          <table:table-cell office:value-type="float" office:value="69.7" calcext:value-type="float">
            <text:p>69,7</text:p>
          </table:table-cell>
          <table:table-cell office:value-type="float" office:value="2" calcext:value-type="float">
            <text:p>2</text:p>
          </table:table-cell>
          <table:table-cell office:value-type="float" office:value="0.610262675626145" calcext:value-type="float">
            <text:p>0,6103</text:p>
          </table:table-cell>
          <table:table-cell office:value-type="float" office:value="0.000016048112240497" calcext:value-type="float">
            <text:p>0,000016</text:p>
          </table:table-cell>
          <table:table-cell office:value-type="float" office:value="0.008881891797064" calcext:value-type="float">
            <text:p>0,00888</text:p>
          </table:table-cell>
          <table:table-cell office:value-type="float" office:value="8" calcext:value-type="float">
            <text:p>8</text:p>
          </table:table-cell>
          <table:table-cell office:value-type="float" office:value="0.0273875643914832" calcext:value-type="float">
            <text:p>0,0273876</text:p>
          </table:table-cell>
          <table:table-cell office:value-type="float" office:value="49529" calcext:value-type="float">
            <text:p>49529</text:p>
          </table:table-cell>
          <table:table-cell office:value-type="string" calcext:value-type="string">
            <text:p>Getz / Gilberto</text:p>
          </table:table-cell>
          <table:table-cell office:value-type="string" calcext:value-type="string">
            <text:p>[{'Stan Getz &amp; JoÃ£o Gilberto'}]</text:p>
          </table:table-cell>
          <table:table-cell office:value-type="string" calcext:value-type="string">
            <text:p>[{'Samba-jazz', 'Bossa nova'}]</text:p>
          </table:table-cell>
          <table:table-cell office:value-type="string" calcext:value-type="string">
            <text:p>[{'Cool Jazz', 'Samba-canÃ§Ã£o'}]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943.099999999999" calcext:value-type="float">
            <text:p>943,1</text:p>
          </table:table-cell>
          <table:table-cell office:value-type="float" office:value="358" calcext:value-type="float">
            <text:p>358</text:p>
          </table:table-cell>
          <table:table-cell office:value-type="float" office:value="0.358358358358358" calcext:value-type="float">
            <text:p>0,3584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609146341463415" calcext:value-type="float">
            <text:p>0,6091</text:p>
          </table:table-cell>
          <table:table-cell office:value-type="float" office:value="0.00000100300701503106" calcext:value-type="float">
            <text:p>0,000001</text:p>
          </table:table-cell>
          <table:table-cell office:value-type="float" office:value="0.0143440917301914" calcext:value-type="float">
            <text:p>0,01434</text:p>
          </table:table-cell>
          <table:table-cell office:value-type="float" office:value="16" calcext:value-type="float">
            <text:p>16</text:p>
          </table:table-cell>
          <table:table-cell office:value-type="float" office:value="0.0422175177857415" calcext:value-type="float">
            <text:p>0,0422175</text:p>
          </table:table-cell>
          <table:table-cell office:value-type="float" office:value="47883" calcext:value-type="float">
            <text:p>47883</text:p>
          </table:table-cell>
          <table:table-cell office:value-type="string" calcext:value-type="string">
            <text:p>Songs About Leaving</text:p>
          </table:table-cell>
          <table:table-cell office:value-type="string" calcext:value-type="string">
            <text:p>[{'"Carissa\'s Wierd"'}]</text:p>
          </table:table-cell>
          <table:table-cell office:value-type="string" calcext:value-type="string">
            <text:p>[{'Slowcore'}]</text:p>
          </table:table-cell>
          <table:table-cell office:value-type="string" calcext:value-type="string">
            <text:p>[{'Chamber Pop'}]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849.499999999998" calcext:value-type="float">
            <text:p>849,5</text:p>
          </table:table-cell>
          <table:table-cell office:value-type="float" office:value="353" calcext:value-type="float">
            <text:p>353</text:p>
          </table:table-cell>
          <table:table-cell office:value-type="float" office:value="0.353353353353353" calcext:value-type="float">
            <text:p>0,3534</text:p>
          </table:table-cell>
          <table:table-cell office:value-type="float" office:value="68.9" calcext:value-type="float">
            <text:p>68,9</text:p>
          </table:table-cell>
          <table:table-cell office:value-type="float" office:value="2" calcext:value-type="float">
            <text:p>2</text:p>
          </table:table-cell>
          <table:table-cell office:value-type="float" office:value="0.607294832826748" calcext:value-type="float">
            <text:p>0,6073</text:p>
          </table:table-cell>
          <table:table-cell office:value-type="float" office:value="0.0003308251471244" calcext:value-type="float">
            <text:p>0,000331</text:p>
          </table:table-cell>
          <table:table-cell office:value-type="float" office:value="0.0099049398023516" calcext:value-type="float">
            <text:p>0,00990</text:p>
          </table:table-cell>
          <table:table-cell office:value-type="float" office:value="10" calcext:value-type="float">
            <text:p>10</text:p>
          </table:table-cell>
          <table:table-cell office:value-type="float" office:value="0.0313936222571117" calcext:value-type="float">
            <text:p>0,0313936</text:p>
          </table:table-cell>
          <table:table-cell office:value-type="float" office:value="41065" calcext:value-type="float">
            <text:p>41065</text:p>
          </table:table-cell>
          <table:table-cell office:value-type="string" calcext:value-type="string">
            <text:p>Yeezus</text:p>
          </table:table-cell>
          <table:table-cell office:value-type="string" calcext:value-type="string">
            <text:p>[{'Kanye West'}]</text:p>
          </table:table-cell>
          <table:table-cell office:value-type="string" calcext:value-type="string">
            <text:p>[{'Industrial Hip Hop', 'Experimental Hip Hop'}]</text:p>
          </table:table-cell>
          <table:table-cell office:value-type="string" calcext:value-type="string">
            <text:p>[{'Industrial Hip Hop', 'Electro-Industrial', 'Hardcore Hip Hop'}]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office:value-type="float" office:value="1026.1" calcext:value-type="float">
            <text:p>1026,1</text:p>
          </table:table-cell>
          <table:table-cell office:value-type="float" office:value="351" calcext:value-type="float">
            <text:p>351</text:p>
          </table:table-cell>
          <table:table-cell office:value-type="float" office:value="0.351351351351351" calcext:value-type="float">
            <text:p>0,3514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0655737704918" calcext:value-type="float">
            <text:p>0,6066</text:p>
          </table:table-cell>
          <table:table-cell office:value-type="float" office:value="0.0008003995979947" calcext:value-type="float">
            <text:p>0,000800</text:p>
          </table:table-cell>
          <table:table-cell office:value-type="float" office:value="0.0151947503589176" calcext:value-type="float">
            <text:p>0,01519</text:p>
          </table:table-cell>
          <table:table-cell office:value-type="float" office:value="16" calcext:value-type="float">
            <text:p>16</text:p>
          </table:table-cell>
          <table:table-cell office:value-type="float" office:value="0.0432319456819221" calcext:value-type="float">
            <text:p>0,0432319</text:p>
          </table:table-cell>
          <table:table-cell office:value-type="float" office:value="44924" calcext:value-type="float">
            <text:p>44924</text:p>
          </table:table-cell>
          <table:table-cell office:value-type="string" calcext:value-type="string">
            <text:p>The Late String Quartets</text:p>
          </table:table-cell>
          <table:table-cell office:value-type="string" calcext:value-type="string">
            <text:p>[{'TakÃ¡cs Quartet', 'Ludwig van Beethoven'}]</text:p>
          </table:table-cell>
          <table:table-cell office:value-type="string" calcext:value-type="string">
            <text:p>[{'Chamber Music', 'Romanticism'}]</text:p>
          </table:table-cell>
          <table:table-cell office:value-type="string" calcext:value-type="string">
            <text:p>[{'Fugue'}]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711" calcext:value-type="float">
            <text:p>711,0</text:p>
          </table:table-cell>
          <table:table-cell office:value-type="float" office:value="348" calcext:value-type="float">
            <text:p>348</text:p>
          </table:table-cell>
          <table:table-cell office:value-type="float" office:value="0.348348348348348" calcext:value-type="float">
            <text:p>0,3483</text:p>
          </table:table-cell>
          <table:table-cell office:value-type="float" office:value="68.4" calcext:value-type="float">
            <text:p>68,4</text:p>
          </table:table-cell>
          <table:table-cell office:value-type="float" office:value="2" calcext:value-type="float">
            <text:p>2</text:p>
          </table:table-cell>
          <table:table-cell office:value-type="float" office:value="0.605454545454546" calcext:value-type="float">
            <text:p>0,6055</text:p>
          </table:table-cell>
          <table:table-cell office:value-type="float" office:value="0.000126211716058" calcext:value-type="float">
            <text:p>0,000126</text:p>
          </table:table-cell>
          <table:table-cell office:value-type="float" office:value="0.0122462181390798" calcext:value-type="float">
            <text:p>0,01225</text:p>
          </table:table-cell>
          <table:table-cell office:value-type="float" office:value="12" calcext:value-type="float">
            <text:p>12</text:p>
          </table:table-cell>
          <table:table-cell office:value-type="float" office:value="0.0277659253663239" calcext:value-type="float">
            <text:p>0,0277659</text:p>
          </table:table-cell>
          <table:table-cell office:value-type="float" office:value="42907" calcext:value-type="float">
            <text:p>42907</text:p>
          </table:table-cell>
          <table:table-cell office:value-type="string" calcext:value-type="string">
            <text:p>ã‚¢ãƒ€ãƒ³ã®é¢¨ (Adan no kaze)</text:p>
          </table:table-cell>
          <table:table-cell office:value-type="string" calcext:value-type="string">
            <text:p>[{'Ichiko Aoba'}]</text:p>
          </table:table-cell>
          <table:table-cell office:value-type="string" calcext:value-type="string">
            <text:p>[{'Chamber Folk', 'Singer-Songwriter'}]</text:p>
          </table:table-cell>
          <table:table-cell office:value-type="string" calcext:value-type="string">
            <text:p>[{'New Age', 'Nature Recordings', 'Ambient'}]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838.299999999998" calcext:value-type="float">
            <text:p>838,3</text:p>
          </table:table-cell>
          <table:table-cell office:value-type="float" office:value="339" calcext:value-type="float">
            <text:p>339</text:p>
          </table:table-cell>
          <table:table-cell office:value-type="float" office:value="0.339339339339339" calcext:value-type="float">
            <text:p>0,3393</text:p>
          </table:table-cell>
          <table:table-cell office:value-type="float" office:value="69.2" calcext:value-type="float">
            <text:p>69,2</text:p>
          </table:table-cell>
          <table:table-cell office:value-type="float" office:value="2" calcext:value-type="float">
            <text:p>2</text:p>
          </table:table-cell>
          <table:table-cell office:value-type="float" office:value="0.602169981916817" calcext:value-type="float">
            <text:p>0,6022</text:p>
          </table:table-cell>
          <table:table-cell office:value-type="float" office:value="0.0001568034300165" calcext:value-type="float">
            <text:p>0,000157</text:p>
          </table:table-cell>
          <table:table-cell office:value-type="float" office:value="0.0110219425004952" calcext:value-type="float">
            <text:p>0,01102</text:p>
          </table:table-cell>
          <table:table-cell office:value-type="float" office:value="17" calcext:value-type="float">
            <text:p>17</text:p>
          </table:table-cell>
          <table:table-cell office:value-type="float" office:value="0.0334721227257962" calcext:value-type="float">
            <text:p>0,0334721</text:p>
          </table:table-cell>
          <table:table-cell office:value-type="float" office:value="38809" calcext:value-type="float">
            <text:p>38809</text:p>
          </table:table-cell>
          <table:table-cell office:value-type="string" calcext:value-type="string">
            <text:p>Atomizer</text:p>
          </table:table-cell>
          <table:table-cell office:value-type="string" calcext:value-type="string">
            <text:p>[{'Big Black'}]</text:p>
          </table:table-cell>
          <table:table-cell office:value-type="string" calcext:value-type="string">
            <text:p>[{'Noise Rock', 'Industrial Rock', 'Post-Hardcore'}]</text:p>
          </table:table-cell>
          <table:table-cell office:value-type="string" calcext:value-type="string">
            <text:p>[{'Industrial Rock', 'Post-Punk'}]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50.900000000002" calcext:value-type="float">
            <text:p>350,9</text:p>
          </table:table-cell>
          <table:table-cell office:value-type="float" office:value="330" calcext:value-type="float">
            <text:p>330</text:p>
          </table:table-cell>
          <table:table-cell office:value-type="float" office:value="0.33033033033033" calcext:value-type="float">
            <text:p>0,3303</text:p>
          </table:table-cell>
          <table:table-cell office:value-type="float" office:value="69.8" calcext:value-type="float">
            <text:p>69,8</text:p>
          </table:table-cell>
          <table:table-cell office:value-type="float" office:value="2" calcext:value-type="float">
            <text:p>2</text:p>
          </table:table-cell>
          <table:table-cell office:value-type="float" office:value="0.598920863309353" calcext:value-type="float">
            <text:p>0,5989</text:p>
          </table:table-cell>
          <table:table-cell office:value-type="float" office:value="0.0003153454055257" calcext:value-type="float">
            <text:p>0,000315</text:p>
          </table:table-cell>
          <table:table-cell office:value-type="float" office:value="0.0052992482299422" calcext:value-type="float">
            <text:p>0,00530</text:p>
          </table:table-cell>
          <table:table-cell office:value-type="float" office:value="21" calcext:value-type="float">
            <text:p>21</text:p>
          </table:table-cell>
          <table:table-cell office:value-type="float" office:value="0.016721588378931" calcext:value-type="float">
            <text:p>0,0167216</text:p>
          </table:table-cell>
          <table:table-cell office:value-type="float" office:value="38443" calcext:value-type="float">
            <text:p>38443</text:p>
          </table:table-cell>
          <table:table-cell office:value-type="string" calcext:value-type="string">
            <text:p>Le sacre du printemps</text:p>
          </table:table-cell>
          <table:table-cell office:value-type="string" calcext:value-type="string">
            <text:p>[{'Igor Stravinsky', 'New York Philharmonic', 'Leonard Bernstein'}]</text:p>
          </table:table-cell>
          <table:table-cell office:value-type="string" calcext:value-type="string">
            <text:p>[{'Orchestral Music', 'Ballet', 'Modern Classical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office:value-type="float" office:value="690.1" calcext:value-type="float">
            <text:p>690,1</text:p>
          </table:table-cell>
          <table:table-cell office:value-type="float" office:value="326" calcext:value-type="float">
            <text:p>326</text:p>
          </table:table-cell>
          <table:table-cell office:value-type="float" office:value="0.326326326326326" calcext:value-type="float">
            <text:p>0,3263</text:p>
          </table:table-cell>
          <table:table-cell office:value-type="float" office:value="67.9" calcext:value-type="float">
            <text:p>67,9</text:p>
          </table:table-cell>
          <table:table-cell office:value-type="float" office:value="2" calcext:value-type="float">
            <text:p>2</text:p>
          </table:table-cell>
          <table:table-cell office:value-type="float" office:value="0.597488038277512" calcext:value-type="float">
            <text:p>0,5975</text:p>
          </table:table-cell>
          <table:table-cell office:value-type="float" office:value="0.0000633566097827955" calcext:value-type="float">
            <text:p>0,000063</text:p>
          </table:table-cell>
          <table:table-cell office:value-type="float" office:value="0.0118494194791625" calcext:value-type="float">
            <text:p>0,01185</text:p>
          </table:table-cell>
          <table:table-cell office:value-type="float" office:value="12" calcext:value-type="float">
            <text:p>12</text:p>
          </table:table-cell>
          <table:table-cell office:value-type="float" office:value="0.0287616662863729" calcext:value-type="float">
            <text:p>0,0287617</text:p>
          </table:table-cell>
          <table:table-cell office:value-type="float" office:value="38188" calcext:value-type="float">
            <text:p>38188</text:p>
          </table:table-cell>
          <table:table-cell office:value-type="string" calcext:value-type="string">
            <text:p>Ichiko Aoba With 12 Ensemble (Live at Milton Court)</text:p>
          </table:table-cell>
          <table:table-cell office:value-type="string" calcext:value-type="string">
            <text:p>[{'Ichiko Aoba', '12 Ensemble'}]</text:p>
          </table:table-cell>
          <table:table-cell office:value-type="string" calcext:value-type="string">
            <text:p>[{'Chamber Music', 'Chamber Folk', 'Singer-Songwriter'}]</text:p>
          </table:table-cell>
          <table:table-cell office:value-type="string" calcext:value-type="string">
            <text:p>[{'New Age'}]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958.299999999999" calcext:value-type="float">
            <text:p>958,3</text:p>
          </table:table-cell>
          <table:table-cell office:value-type="float" office:value="325" calcext:value-type="float">
            <text:p>325</text:p>
          </table:table-cell>
          <table:table-cell office:value-type="float" office:value="0.325325325325325" calcext:value-type="float">
            <text:p>0,3253</text:p>
          </table:table-cell>
          <table:table-cell office:value-type="float" office:value="69.4" calcext:value-type="float">
            <text:p>69,4</text:p>
          </table:table-cell>
          <table:table-cell office:value-type="float" office:value="2" calcext:value-type="float">
            <text:p>2</text:p>
          </table:table-cell>
          <table:table-cell office:value-type="float" office:value="0.597130902570233" calcext:value-type="float">
            <text:p>0,5971</text:p>
          </table:table-cell>
          <table:table-cell office:value-type="float" office:value="0.0000414576232879506" calcext:value-type="float">
            <text:p>0,000041</text:p>
          </table:table-cell>
          <table:table-cell office:value-type="float" office:value="0.0144133141357757" calcext:value-type="float">
            <text:p>0,01441</text:p>
          </table:table-cell>
          <table:table-cell office:value-type="float" office:value="16" calcext:value-type="float">
            <text:p>16</text:p>
          </table:table-cell>
          <table:table-cell office:value-type="float" office:value="0.0467218652587381" calcext:value-type="float">
            <text:p>0,0467219</text:p>
          </table:table-cell>
          <table:table-cell office:value-type="float" office:value="35519" calcext:value-type="float">
            <text:p>35519</text:p>
          </table:table-cell>
          <table:table-cell office:value-type="string" calcext:value-type="string">
            <text:p>A Promise</text:p>
          </table:table-cell>
          <table:table-cell office:value-type="string" calcext:value-type="string">
            <text:p>[{'Xiu Xiu'}]</text:p>
          </table:table-cell>
          <table:table-cell office:value-type="string" calcext:value-type="string">
            <text:p>[{'Experimental', 'Post-Industrial', 'Electronic'}]</text:p>
          </table:table-cell>
          <table:table-cell office:value-type="string" calcext:value-type="string">
            <text:p>[{'Synth Punk', 'Noise', 'Art Pop'}]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837.799999999999" calcext:value-type="float">
            <text:p>837,8</text:p>
          </table:table-cell>
          <table:table-cell office:value-type="float" office:value="317" calcext:value-type="float">
            <text:p>317</text:p>
          </table:table-cell>
          <table:table-cell office:value-type="float" office:value="0.317317317317317" calcext:value-type="float">
            <text:p>0,3173</text:p>
          </table:table-cell>
          <table:table-cell office:value-type="float" office:value="69.5" calcext:value-type="float">
            <text:p>69,5</text:p>
          </table:table-cell>
          <table:table-cell office:value-type="float" office:value="2" calcext:value-type="float">
            <text:p>2</text:p>
          </table:table-cell>
          <table:table-cell office:value-type="float" office:value="0.594289113622844" calcext:value-type="float">
            <text:p>0,5943</text:p>
          </table:table-cell>
          <table:table-cell office:value-type="float" office:value="0.0001203608418037" calcext:value-type="float">
            <text:p>0,000120</text:p>
          </table:table-cell>
          <table:table-cell office:value-type="float" office:value="0.0113725647415007" calcext:value-type="float">
            <text:p>0,01137</text:p>
          </table:table-cell>
          <table:table-cell office:value-type="float" office:value="8" calcext:value-type="float">
            <text:p>8</text:p>
          </table:table-cell>
          <table:table-cell office:value-type="float" office:value="0.0359692858022749" calcext:value-type="float">
            <text:p>0,0359693</text:p>
          </table:table-cell>
          <table:table-cell office:value-type="float" office:value="37606" calcext:value-type="float">
            <text:p>37606</text:p>
          </table:table-cell>
          <table:table-cell office:value-type="string" calcext:value-type="string">
            <text:p>Sinfonie e-Moll "Aus der neuen Welt" (Nouveau monde)</text:p>
          </table:table-cell>
          <table:table-cell office:value-type="string" calcext:value-type="string">
            <text:p>[{'Berliner Philharmoniker', 'AntonÃ­n DvoÅ™Ã¡k', 'Ferenc Fricsay'}]</text:p>
          </table:table-cell>
          <table:table-cell office:value-type="string" calcext:value-type="string">
            <text:p>[{'Romanticism', 'Symphony'}]</text:p>
          </table:table-cell>
          <table:table-cell office:value-type="string" calcext:value-type="string">
            <text:p>[{''}]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777.1" calcext:value-type="float">
            <text:p>777,1</text:p>
          </table:table-cell>
          <table:table-cell office:value-type="float" office:value="288" calcext:value-type="float">
            <text:p>288</text:p>
          </table:table-cell>
          <table:table-cell office:value-type="float" office:value="0.288288288288288" calcext:value-type="float">
            <text:p>0,2883</text:p>
          </table:table-cell>
          <table:table-cell office:value-type="float" office:value="69.8" calcext:value-type="float">
            <text:p>69,8</text:p>
          </table:table-cell>
          <table:table-cell office:value-type="float" office:value="2" calcext:value-type="float">
            <text:p>2</text:p>
          </table:table-cell>
          <table:table-cell office:value-type="float" office:value="0.58421052631579" calcext:value-type="float">
            <text:p>0,5842</text:p>
          </table:table-cell>
          <table:table-cell office:value-type="float" office:value="0.0000531593717966463" calcext:value-type="float">
            <text:p>0,000053</text:p>
          </table:table-cell>
          <table:table-cell office:value-type="float" office:value="0.0094086770177942" calcext:value-type="float">
            <text:p>0,00941</text:p>
          </table:table-cell>
          <table:table-cell office:value-type="float" office:value="10" calcext:value-type="float">
            <text:p>10</text:p>
          </table:table-cell>
          <table:table-cell office:value-type="float" office:value="0.0391627519264629" calcext:value-type="float">
            <text:p>0,0391628</text:p>
          </table:table-cell>
          <table:table-cell office:value-type="float" office:value="27348" calcext:value-type="float">
            <text:p>27348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[{'Danny Brown'}]</text:p>
          </table:table-cell>
          <table:table-cell office:value-type="string" calcext:value-type="string">
            <text:p>[{'Hardcore Hip Hop'}]</text:p>
          </table:table-cell>
          <table:table-cell office:value-type="string" calcext:value-type="string">
            <text:p>[{'Conscious Hip Hop', 'Experimental Hip Hop'}]</text:p>
          </table:table-cell>
        </table:table-row>
        <table:table-row table:style-name="ro2" table:number-rows-repeated="104757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vertex_metrics.A1:vertex_metrics.Q100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8T01:42:38.025000000</dc:date>
    <meta:editing-duration>PT13H16M56S</meta:editing-duration>
    <meta:editing-cycles>1</meta:editing-cycles>
    <meta:document-statistic meta:table-count="1" meta:cell-count="17016" meta:object-count="0"/>
    <meta:generator>LibreOffice/7.4.3.2$Windows_X86_64 LibreOffice_project/1048a8393ae2eeec98dff31b5c133c5f1d08b890</meta:generator>
  </office:meta>
</office:document-meta>
</file>